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69mm"/>
    </style:style>
    <style:style style:name="co4" style:family="table-column">
      <style:table-column-properties fo:break-before="auto" style:column-width="32.9mm"/>
    </style:style>
    <style:style style:name="ro1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5.76mm" svg:height="121.68mm" svg:x="115.92mm" svg:y="31.14mm">
            <draw:object draw:notify-on-update-of-ranges="Sheet1.M8:Sheet1.M8 Sheet1.M9:Sheet1.M288 Sheet1.N8:Sheet1.N8 Sheet1.N9:Sheet1.N288 Sheet1.M8:Sheet1.M8 Sheet1.M9:Sheet1.M288 Sheet1.O8:Sheet1.O8 Sheet1.O9:Sheet1.O288 Sheet1.M8:Sheet1.M8 Sheet1.M9:Sheet1.M288 Sheet1.P8:Sheet1.P8 Sheet1.P9:Sheet1.P288 Sheet1.M8:Sheet1.M8 Sheet1.M9:Sheet1.M288 Sheet1.Q8:Sheet1.Q8 Sheet1.Q9:Sheet1.Q2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9.72mm" svg:height="126.03mm" svg:x="290.05mm" svg:y="27.67mm">
            <draw:object draw:notify-on-update-of-ranges="Sheet1.S8:Sheet1.S8 Sheet1.S9:Sheet1.S288 Sheet1.T8:Sheet1.T8 Sheet1.T9:Sheet1.T288 Sheet1.S8:Sheet1.S8 Sheet1.S9:Sheet1.S288 Sheet1.U8:Sheet1.U8 Sheet1.U9:Sheet1.U288 Sheet1.S8:Sheet1.S8 Sheet1.S9:Sheet1.S288 Sheet1.V8:Sheet1.V8 Sheet1.V9:Sheet1.V2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do_lookup=True</text:p>
          </table:table-cell>
          <table:table-cell table:number-columns-repeated="3"/>
          <table:table-cell table:style-name="ce1" office:value-type="string" calcext:value-type="string">
            <text:p>do_lookup=False</text:p>
          </table:table-cell>
          <table:table-cell table:number-columns-repeated="3"/>
          <table:table-cell table:style-name="ce1" office:value-type="string" calcext:value-type="string">
            <text:p>do_lookup=False</text:p>
          </table:table-cell>
          <table:table-cell table:number-columns-repeated="3"/>
          <table:table-cell office:value-type="string" calcext:value-type="string">
            <text:p>Darstellung</text:p>
          </table:table-cell>
          <table:table-cell office:value-type="string" calcext:value-type="string">
            <text:p>absolut</text:p>
          </table:table-cell>
          <table:table-cell table:number-columns-repeated="4"/>
          <table:table-cell office:value-type="string" calcext:value-type="string">
            <text:p>Darstellung</text:p>
          </table:table-cell>
          <table:table-cell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se_str_dac=True</text:p>
          </table:table-cell>
          <table:table-cell table:number-columns-repeated="3"/>
          <table:table-cell table:style-name="ce1" office:value-type="string" calcext:value-type="string">
            <text:p>use_str_dac=True</text:p>
          </table:table-cell>
          <table:table-cell table:number-columns-repeated="3"/>
          <table:table-cell table:style-name="ce1" office:value-type="string" calcext:value-type="string">
            <text:p>use_str_dac=Fals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DacFix_index=1</text:p>
          </table:table-cell>
          <table:table-cell table:number-columns-repeated="3"/>
          <table:table-cell table:style-name="ce1" office:value-type="string" calcext:value-type="string">
            <text:p>iDacFix_index=1</text:p>
          </table:table-cell>
          <table:table-cell table:number-columns-repeated="3"/>
          <table:table-cell table:style-name="ce1" office:value-type="string" calcext:value-type="string">
            <text:p>iDacFix_index=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DacDUT_index=0</text:p>
          </table:table-cell>
          <table:table-cell table:number-columns-repeated="3"/>
          <table:table-cell table:style-name="ce1" office:value-type="string" calcext:value-type="string">
            <text:p>iDacDUT_index=0</text:p>
          </table:table-cell>
          <table:table-cell table:number-columns-repeated="3"/>
          <table:table-cell table:style-name="ce1" office:value-type="string" calcext:value-type="string">
            <text:p>iDacDUT_index=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DacMiddle_V=1.640605927</text:p>
          </table:table-cell>
          <table:table-cell table:style-name="ce3" office:value-type="float" office:value="1.640605927" calcext:value-type="float">
            <text:p>1.6406059</text:p>
          </table:table-cell>
          <table:table-cell table:number-columns-repeated="2"/>
          <table:table-cell table:style-name="ce1" office:value-type="string" calcext:value-type="string">
            <text:p>fDacMiddle_V=1.640605927</text:p>
          </table:table-cell>
          <table:table-cell table:number-columns-repeated="3"/>
          <table:table-cell table:style-name="ce1" office:value-type="string" calcext:value-type="string">
            <text:p>fDacMiddle_V=1.64060592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DacPeak_V=7e-05</text:p>
          </table:table-cell>
          <table:table-cell table:number-columns-repeated="3"/>
          <table:table-cell table:style-name="ce1" office:value-type="string" calcext:value-type="string">
            <text:p>fDacPeak_V=7e-05</text:p>
          </table:table-cell>
          <table:table-cell table:number-columns-repeated="3"/>
          <table:table-cell table:style-name="ce1" office:value-type="string" calcext:value-type="string">
            <text:p>fDacPeak_V=7e-0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DacIncrement_V=5e-07</text:p>
          </table:table-cell>
          <table:table-cell table:number-columns-repeated="3"/>
          <table:table-cell table:style-name="ce1" office:value-type="string" calcext:value-type="string">
            <text:p>fDacIncrement_V=5e-07</text:p>
          </table:table-cell>
          <table:table-cell table:number-columns-repeated="3"/>
          <table:table-cell table:style-name="ce1" office:value-type="string" calcext:value-type="string">
            <text:p>fDacIncrement_V=5e-0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ADC24_V</text:p>
          </table:table-cell>
          <table:table-cell office:value-type="string" calcext:value-type="string">
            <text:p><text:s/>fDac_V</text:p>
          </table:table-cell>
          <table:table-cell office:value-type="string" calcext:value-type="string">
            <text:p><text:s/>fDac_error_V</text:p>
          </table:table-cell>
          <table:table-cell/>
          <table:table-cell table:style-name="ce1" office:value-type="string" calcext:value-type="string">
            <text:p>fADC24_V</text:p>
          </table:table-cell>
          <table:table-cell office:value-type="string" calcext:value-type="string">
            <text:p><text:s/>fDac_V</text:p>
          </table:table-cell>
          <table:table-cell office:value-type="string" calcext:value-type="string">
            <text:p><text:s/>fDac_error_V</text:p>
          </table:table-cell>
          <table:table-cell/>
          <table:table-cell table:style-name="ce1" office:value-type="string" calcext:value-type="string">
            <text:p>fADC24_V</text:p>
          </table:table-cell>
          <table:table-cell office:value-type="string" calcext:value-type="string">
            <text:p><text:s/>fDac_V</text:p>
          </table:table-cell>
          <table:table-cell office:value-type="string" calcext:value-type="string">
            <text:p><text:s/>fDac_error_V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dac_12 cal</text:p>
          </table:table-cell>
          <table:table-cell office:value-type="string" calcext:value-type="string">
            <text:p>dac_12 no cal</text:p>
          </table:table-cell>
          <table:table-cell office:value-type="string" calcext:value-type="string">
            <text:p>no dac_12</text:p>
          </table:table-cell>
          <table:table-cell office:value-type="string" calcext:value-type="string">
            <text:p>ideal</text:p>
          </table:table-cell>
          <table:table-cell/>
          <table:table-cell table:formula="of:=[.B8]" office:value-type="string" office:string-value=" fDac_V" calcext:value-type="string">
            <text:p><text:s/>fDac_V</text:p>
          </table:table-cell>
          <table:table-cell office:value-type="string" calcext:value-type="string">
            <text:p>dac_12 cal</text:p>
          </table:table-cell>
          <table:table-cell office:value-type="string" calcext:value-type="string">
            <text:p>dac_12 no cal</text:p>
          </table:table-cell>
          <table:table-cell office:value-type="string" calcext:value-type="string">
            <text:p>no dac_12</text:p>
          </table:table-cell>
        </table:table-row>
        <table:table-row table:style-name="ro1">
          <table:table-cell table:style-name="ce1" office:value-type="float" office:value="-0.000089747" calcext:value-type="float">
            <text:p>-8.9747E-05</text:p>
          </table:table-cell>
          <table:table-cell office:value-type="float" office:value="1.640535927" calcext:value-type="float">
            <text:p>1.6405359</text:p>
          </table:table-cell>
          <table:table-cell office:value-type="float" office:value="0.000019747" calcext:value-type="float">
            <text:p>0.0000197</text:p>
          </table:table-cell>
          <table:table-cell/>
          <table:table-cell table:style-name="ce1" office:value-type="float" office:value="-0.000087756" calcext:value-type="float">
            <text:p>-8.7756E-05</text:p>
          </table:table-cell>
          <table:table-cell office:value-type="float" office:value="1.640535927" calcext:value-type="float">
            <text:p>1.6405359</text:p>
          </table:table-cell>
          <table:table-cell office:value-type="float" office:value="0.000017756" calcext:value-type="float">
            <text:p>0.0000178</text:p>
          </table:table-cell>
          <table:table-cell/>
          <table:table-cell table:style-name="ce1" office:value-type="float" office:value="-0.000093954" calcext:value-type="float">
            <text:p>-9.3954E-05</text:p>
          </table:table-cell>
          <table:table-cell office:value-type="float" office:value="1.640535927" calcext:value-type="float">
            <text:p>1.6405359</text:p>
          </table:table-cell>
          <table:table-cell office:value-type="float" office:value="0.000023954" calcext:value-type="float">
            <text:p>0.0000240</text:p>
          </table:table-cell>
          <table:table-cell/>
          <table:table-cell table:formula="of:=[.B9]" office:value-type="float" office:value="1.640535927" calcext:value-type="float">
            <text:p>1.640535927</text:p>
          </table:table-cell>
          <table:table-cell table:formula="of:=[.A9]+middle" office:value-type="float" office:value="1.64051618" calcext:value-type="float">
            <text:p>1.64051618</text:p>
          </table:table-cell>
          <table:table-cell table:formula="of:=[.E9]+middle" office:value-type="float" office:value="1.640518171" calcext:value-type="float">
            <text:p>1.640518171</text:p>
          </table:table-cell>
          <table:table-cell table:formula="of:=[.I9]+middle" office:value-type="float" office:value="1.640511973" calcext:value-type="float">
            <text:p>1.640511973</text:p>
          </table:table-cell>
          <table:table-cell table:formula="of:=[.M9]" office:value-type="float" office:value="1.640535927" calcext:value-type="float">
            <text:p>1.640535927</text:p>
          </table:table-cell>
          <table:table-cell/>
          <table:table-cell table:formula="of:=[.B9]" office:value-type="float" office:value="1.640535927" calcext:value-type="float">
            <text:p>1.640535927</text:p>
          </table:table-cell>
          <table:table-cell table:formula="of:=[.C9]" office:value-type="float" office:value="0.000019747" calcext:value-type="float">
            <text:p>1.9747E-05</text:p>
          </table:table-cell>
          <table:table-cell table:formula="of:=[.G9]" office:value-type="float" office:value="0.000017756" calcext:value-type="float">
            <text:p>1.7756E-05</text:p>
          </table:table-cell>
          <table:table-cell table:formula="of:=[.K9]" office:value-type="float" office:value="0.000023954" calcext:value-type="float">
            <text:p>2.3954E-05</text:p>
          </table:table-cell>
        </table:table-row>
        <table:table-row table:style-name="ro1">
          <table:table-cell table:style-name="ce1" office:value-type="float" office:value="-0.000089275" calcext:value-type="float">
            <text:p>-8.9275E-05</text:p>
          </table:table-cell>
          <table:table-cell office:value-type="float" office:value="1.640536427" calcext:value-type="float">
            <text:p>1.6405364</text:p>
          </table:table-cell>
          <table:table-cell office:value-type="float" office:value="0.000019775" calcext:value-type="float">
            <text:p>0.0000198</text:p>
          </table:table-cell>
          <table:table-cell/>
          <table:table-cell table:style-name="ce1" office:value-type="float" office:value="-0.00008728" calcext:value-type="float">
            <text:p>-8.728E-05</text:p>
          </table:table-cell>
          <table:table-cell office:value-type="float" office:value="1.640536427" calcext:value-type="float">
            <text:p>1.6405364</text:p>
          </table:table-cell>
          <table:table-cell office:value-type="float" office:value="0.00001778" calcext:value-type="float">
            <text:p>0.0000178</text:p>
          </table:table-cell>
          <table:table-cell/>
          <table:table-cell table:style-name="ce1" office:value-type="float" office:value="-0.000093956" calcext:value-type="float">
            <text:p>-9.3956E-05</text:p>
          </table:table-cell>
          <table:table-cell office:value-type="float" office:value="1.640536427" calcext:value-type="float">
            <text:p>1.6405364</text:p>
          </table:table-cell>
          <table:table-cell office:value-type="float" office:value="0.000024456" calcext:value-type="float">
            <text:p>0.0000245</text:p>
          </table:table-cell>
          <table:table-cell/>
          <table:table-cell table:formula="of:=[.B10]" office:value-type="float" office:value="1.640536427" calcext:value-type="float">
            <text:p>1.640536427</text:p>
          </table:table-cell>
          <table:table-cell table:formula="of:=[.A10]+middle" office:value-type="float" office:value="1.640516652" calcext:value-type="float">
            <text:p>1.640516652</text:p>
          </table:table-cell>
          <table:table-cell table:formula="of:=[.E10]+middle" office:value-type="float" office:value="1.640518647" calcext:value-type="float">
            <text:p>1.640518647</text:p>
          </table:table-cell>
          <table:table-cell table:formula="of:=[.I10]+middle" office:value-type="float" office:value="1.640511971" calcext:value-type="float">
            <text:p>1.640511971</text:p>
          </table:table-cell>
          <table:table-cell table:formula="of:=[.M10]" office:value-type="float" office:value="1.640536427" calcext:value-type="float">
            <text:p>1.640536427</text:p>
          </table:table-cell>
          <table:table-cell/>
          <table:table-cell table:formula="of:=[.B10]" office:value-type="float" office:value="1.640536427" calcext:value-type="float">
            <text:p>1.640536427</text:p>
          </table:table-cell>
          <table:table-cell table:formula="of:=[.C10]" office:value-type="float" office:value="0.000019775" calcext:value-type="float">
            <text:p>1.9775E-05</text:p>
          </table:table-cell>
          <table:table-cell table:formula="of:=[.G10]" office:value-type="float" office:value="0.00001778" calcext:value-type="float">
            <text:p>1.778E-05</text:p>
          </table:table-cell>
          <table:table-cell table:formula="of:=[.K10]" office:value-type="float" office:value="0.000024456" calcext:value-type="float">
            <text:p>2.4456E-05</text:p>
          </table:table-cell>
        </table:table-row>
        <table:table-row table:style-name="ro1">
          <table:table-cell table:style-name="ce1" office:value-type="float" office:value="-0.000088827" calcext:value-type="float">
            <text:p>-8.8827E-05</text:p>
          </table:table-cell>
          <table:table-cell office:value-type="float" office:value="1.640536927" calcext:value-type="float">
            <text:p>1.6405369</text:p>
          </table:table-cell>
          <table:table-cell office:value-type="float" office:value="0.000019827" calcext:value-type="float">
            <text:p>0.0000198</text:p>
          </table:table-cell>
          <table:table-cell/>
          <table:table-cell table:style-name="ce1" office:value-type="float" office:value="-0.000086671" calcext:value-type="float">
            <text:p>-8.6671E-05</text:p>
          </table:table-cell>
          <table:table-cell office:value-type="float" office:value="1.640536927" calcext:value-type="float">
            <text:p>1.6405369</text:p>
          </table:table-cell>
          <table:table-cell office:value-type="float" office:value="0.000017671" calcext:value-type="float">
            <text:p>0.0000177</text:p>
          </table:table-cell>
          <table:table-cell/>
          <table:table-cell table:style-name="ce1" office:value-type="float" office:value="-0.000093944" calcext:value-type="float">
            <text:p>-9.3944E-05</text:p>
          </table:table-cell>
          <table:table-cell office:value-type="float" office:value="1.640536927" calcext:value-type="float">
            <text:p>1.6405369</text:p>
          </table:table-cell>
          <table:table-cell office:value-type="float" office:value="0.000024944" calcext:value-type="float">
            <text:p>0.0000249</text:p>
          </table:table-cell>
          <table:table-cell/>
          <table:table-cell table:formula="of:=[.B11]" office:value-type="float" office:value="1.640536927" calcext:value-type="float">
            <text:p>1.640536927</text:p>
          </table:table-cell>
          <table:table-cell table:formula="of:=[.A11]+middle" office:value-type="float" office:value="1.6405171" calcext:value-type="float">
            <text:p>1.6405171</text:p>
          </table:table-cell>
          <table:table-cell table:formula="of:=[.E11]+middle" office:value-type="float" office:value="1.640519256" calcext:value-type="float">
            <text:p>1.640519256</text:p>
          </table:table-cell>
          <table:table-cell table:formula="of:=[.I11]+middle" office:value-type="float" office:value="1.640511983" calcext:value-type="float">
            <text:p>1.640511983</text:p>
          </table:table-cell>
          <table:table-cell table:formula="of:=[.M11]" office:value-type="float" office:value="1.640536927" calcext:value-type="float">
            <text:p>1.640536927</text:p>
          </table:table-cell>
          <table:table-cell/>
          <table:table-cell table:formula="of:=[.B11]" office:value-type="float" office:value="1.640536927" calcext:value-type="float">
            <text:p>1.640536927</text:p>
          </table:table-cell>
          <table:table-cell table:formula="of:=[.C11]" office:value-type="float" office:value="0.000019827" calcext:value-type="float">
            <text:p>1.9827E-05</text:p>
          </table:table-cell>
          <table:table-cell table:formula="of:=[.G11]" office:value-type="float" office:value="0.000017671" calcext:value-type="float">
            <text:p>1.7671E-05</text:p>
          </table:table-cell>
          <table:table-cell table:formula="of:=[.K11]" office:value-type="float" office:value="0.000024944" calcext:value-type="float">
            <text:p>2.4944E-05</text:p>
          </table:table-cell>
        </table:table-row>
        <table:table-row table:style-name="ro1">
          <table:table-cell table:style-name="ce1" office:value-type="float" office:value="-0.000088347" calcext:value-type="float">
            <text:p>-8.8347E-05</text:p>
          </table:table-cell>
          <table:table-cell office:value-type="float" office:value="1.640537427" calcext:value-type="float">
            <text:p>1.6405374</text:p>
          </table:table-cell>
          <table:table-cell office:value-type="float" office:value="0.000019847" calcext:value-type="float">
            <text:p>0.0000198</text:p>
          </table:table-cell>
          <table:table-cell/>
          <table:table-cell table:style-name="ce1" office:value-type="float" office:value="-0.000086216" calcext:value-type="float">
            <text:p>-8.6216E-05</text:p>
          </table:table-cell>
          <table:table-cell office:value-type="float" office:value="1.640537427" calcext:value-type="float">
            <text:p>1.6405374</text:p>
          </table:table-cell>
          <table:table-cell office:value-type="float" office:value="0.000017716" calcext:value-type="float">
            <text:p>0.0000177</text:p>
          </table:table-cell>
          <table:table-cell/>
          <table:table-cell table:style-name="ce1" office:value-type="float" office:value="-0.000093943" calcext:value-type="float">
            <text:p>-9.3943E-05</text:p>
          </table:table-cell>
          <table:table-cell office:value-type="float" office:value="1.640537427" calcext:value-type="float">
            <text:p>1.6405374</text:p>
          </table:table-cell>
          <table:table-cell office:value-type="float" office:value="0.000025443" calcext:value-type="float">
            <text:p>0.0000254</text:p>
          </table:table-cell>
          <table:table-cell/>
          <table:table-cell table:formula="of:=[.B12]" office:value-type="float" office:value="1.640537427" calcext:value-type="float">
            <text:p>1.640537427</text:p>
          </table:table-cell>
          <table:table-cell table:formula="of:=[.A12]+middle" office:value-type="float" office:value="1.64051758" calcext:value-type="float">
            <text:p>1.64051758</text:p>
          </table:table-cell>
          <table:table-cell table:formula="of:=[.E12]+middle" office:value-type="float" office:value="1.640519711" calcext:value-type="float">
            <text:p>1.640519711</text:p>
          </table:table-cell>
          <table:table-cell table:formula="of:=[.I12]+middle" office:value-type="float" office:value="1.640511984" calcext:value-type="float">
            <text:p>1.640511984</text:p>
          </table:table-cell>
          <table:table-cell table:formula="of:=[.M12]" office:value-type="float" office:value="1.640537427" calcext:value-type="float">
            <text:p>1.640537427</text:p>
          </table:table-cell>
          <table:table-cell/>
          <table:table-cell table:formula="of:=[.B12]" office:value-type="float" office:value="1.640537427" calcext:value-type="float">
            <text:p>1.640537427</text:p>
          </table:table-cell>
          <table:table-cell table:formula="of:=[.C12]" office:value-type="float" office:value="0.000019847" calcext:value-type="float">
            <text:p>1.9847E-05</text:p>
          </table:table-cell>
          <table:table-cell table:formula="of:=[.G12]" office:value-type="float" office:value="0.000017716" calcext:value-type="float">
            <text:p>1.7716E-05</text:p>
          </table:table-cell>
          <table:table-cell table:formula="of:=[.K12]" office:value-type="float" office:value="0.000025443" calcext:value-type="float">
            <text:p>2.5443E-05</text:p>
          </table:table-cell>
        </table:table-row>
        <table:table-row table:style-name="ro1">
          <table:table-cell table:style-name="ce1" office:value-type="float" office:value="-0.000087807" calcext:value-type="float">
            <text:p>-8.7807E-05</text:p>
          </table:table-cell>
          <table:table-cell office:value-type="float" office:value="1.640537927" calcext:value-type="float">
            <text:p>1.6405379</text:p>
          </table:table-cell>
          <table:table-cell office:value-type="float" office:value="0.000019807" calcext:value-type="float">
            <text:p>0.0000198</text:p>
          </table:table-cell>
          <table:table-cell/>
          <table:table-cell table:style-name="ce1" office:value-type="float" office:value="-0.00008575" calcext:value-type="float">
            <text:p>-8.575E-05</text:p>
          </table:table-cell>
          <table:table-cell office:value-type="float" office:value="1.640537927" calcext:value-type="float">
            <text:p>1.6405379</text:p>
          </table:table-cell>
          <table:table-cell office:value-type="float" office:value="0.00001775" calcext:value-type="float">
            <text:p>0.0000178</text:p>
          </table:table-cell>
          <table:table-cell/>
          <table:table-cell table:style-name="ce1" office:value-type="float" office:value="-0.000093942" calcext:value-type="float">
            <text:p>-9.3942E-05</text:p>
          </table:table-cell>
          <table:table-cell office:value-type="float" office:value="1.640537927" calcext:value-type="float">
            <text:p>1.6405379</text:p>
          </table:table-cell>
          <table:table-cell office:value-type="float" office:value="0.000025942" calcext:value-type="float">
            <text:p>0.0000259</text:p>
          </table:table-cell>
          <table:table-cell/>
          <table:table-cell table:formula="of:=[.B13]" office:value-type="float" office:value="1.640537927" calcext:value-type="float">
            <text:p>1.640537927</text:p>
          </table:table-cell>
          <table:table-cell table:formula="of:=[.A13]+middle" office:value-type="float" office:value="1.64051812" calcext:value-type="float">
            <text:p>1.64051812</text:p>
          </table:table-cell>
          <table:table-cell table:formula="of:=[.E13]+middle" office:value-type="float" office:value="1.640520177" calcext:value-type="float">
            <text:p>1.640520177</text:p>
          </table:table-cell>
          <table:table-cell table:formula="of:=[.I13]+middle" office:value-type="float" office:value="1.640511985" calcext:value-type="float">
            <text:p>1.640511985</text:p>
          </table:table-cell>
          <table:table-cell table:formula="of:=[.M13]" office:value-type="float" office:value="1.640537927" calcext:value-type="float">
            <text:p>1.640537927</text:p>
          </table:table-cell>
          <table:table-cell/>
          <table:table-cell table:formula="of:=[.B13]" office:value-type="float" office:value="1.640537927" calcext:value-type="float">
            <text:p>1.640537927</text:p>
          </table:table-cell>
          <table:table-cell table:formula="of:=[.C13]" office:value-type="float" office:value="0.000019807" calcext:value-type="float">
            <text:p>1.9807E-05</text:p>
          </table:table-cell>
          <table:table-cell table:formula="of:=[.G13]" office:value-type="float" office:value="0.00001775" calcext:value-type="float">
            <text:p>1.775E-05</text:p>
          </table:table-cell>
          <table:table-cell table:formula="of:=[.K13]" office:value-type="float" office:value="0.000025942" calcext:value-type="float">
            <text:p>2.5942E-05</text:p>
          </table:table-cell>
        </table:table-row>
        <table:table-row table:style-name="ro1">
          <table:table-cell table:style-name="ce1" office:value-type="float" office:value="-0.000087246" calcext:value-type="float">
            <text:p>-8.7246E-05</text:p>
          </table:table-cell>
          <table:table-cell office:value-type="float" office:value="1.640538427" calcext:value-type="float">
            <text:p>1.6405384</text:p>
          </table:table-cell>
          <table:table-cell office:value-type="float" office:value="0.000019746" calcext:value-type="float">
            <text:p>0.0000197</text:p>
          </table:table-cell>
          <table:table-cell/>
          <table:table-cell table:style-name="ce1" office:value-type="float" office:value="-0.000085283" calcext:value-type="float">
            <text:p>-8.5283E-05</text:p>
          </table:table-cell>
          <table:table-cell office:value-type="float" office:value="1.640538427" calcext:value-type="float">
            <text:p>1.6405384</text:p>
          </table:table-cell>
          <table:table-cell office:value-type="float" office:value="0.000017783" calcext:value-type="float">
            <text:p>0.0000178</text:p>
          </table:table-cell>
          <table:table-cell/>
          <table:table-cell table:style-name="ce1" office:value-type="float" office:value="-0.000094001" calcext:value-type="float">
            <text:p>-9.4001E-05</text:p>
          </table:table-cell>
          <table:table-cell office:value-type="float" office:value="1.640538427" calcext:value-type="float">
            <text:p>1.6405384</text:p>
          </table:table-cell>
          <table:table-cell office:value-type="float" office:value="0.000026501" calcext:value-type="float">
            <text:p>0.0000265</text:p>
          </table:table-cell>
          <table:table-cell/>
          <table:table-cell table:formula="of:=[.B14]" office:value-type="float" office:value="1.640538427" calcext:value-type="float">
            <text:p>1.640538427</text:p>
          </table:table-cell>
          <table:table-cell table:formula="of:=[.A14]+middle" office:value-type="float" office:value="1.640518681" calcext:value-type="float">
            <text:p>1.640518681</text:p>
          </table:table-cell>
          <table:table-cell table:formula="of:=[.E14]+middle" office:value-type="float" office:value="1.640520644" calcext:value-type="float">
            <text:p>1.640520644</text:p>
          </table:table-cell>
          <table:table-cell table:formula="of:=[.I14]+middle" office:value-type="float" office:value="1.640511926" calcext:value-type="float">
            <text:p>1.640511926</text:p>
          </table:table-cell>
          <table:table-cell table:formula="of:=[.M14]" office:value-type="float" office:value="1.640538427" calcext:value-type="float">
            <text:p>1.640538427</text:p>
          </table:table-cell>
          <table:table-cell/>
          <table:table-cell table:formula="of:=[.B14]" office:value-type="float" office:value="1.640538427" calcext:value-type="float">
            <text:p>1.640538427</text:p>
          </table:table-cell>
          <table:table-cell table:formula="of:=[.C14]" office:value-type="float" office:value="0.000019746" calcext:value-type="float">
            <text:p>1.9746E-05</text:p>
          </table:table-cell>
          <table:table-cell table:formula="of:=[.G14]" office:value-type="float" office:value="0.000017783" calcext:value-type="float">
            <text:p>1.7783E-05</text:p>
          </table:table-cell>
          <table:table-cell table:formula="of:=[.K14]" office:value-type="float" office:value="0.000026501" calcext:value-type="float">
            <text:p>2.6501E-05</text:p>
          </table:table-cell>
        </table:table-row>
        <table:table-row table:style-name="ro1">
          <table:table-cell table:style-name="ce1" office:value-type="float" office:value="-0.000086827" calcext:value-type="float">
            <text:p>-8.6827E-05</text:p>
          </table:table-cell>
          <table:table-cell office:value-type="float" office:value="1.640538927" calcext:value-type="float">
            <text:p>1.6405389</text:p>
          </table:table-cell>
          <table:table-cell office:value-type="float" office:value="0.000019827" calcext:value-type="float">
            <text:p>0.0000198</text:p>
          </table:table-cell>
          <table:table-cell/>
          <table:table-cell table:style-name="ce1" office:value-type="float" office:value="-0.000084725" calcext:value-type="float">
            <text:p>-8.4725E-05</text:p>
          </table:table-cell>
          <table:table-cell office:value-type="float" office:value="1.640538927" calcext:value-type="float">
            <text:p>1.6405389</text:p>
          </table:table-cell>
          <table:table-cell office:value-type="float" office:value="0.000017725" calcext:value-type="float">
            <text:p>0.0000177</text:p>
          </table:table-cell>
          <table:table-cell/>
          <table:table-cell table:style-name="ce1" office:value-type="float" office:value="-0.00009397" calcext:value-type="float">
            <text:p>-9.397E-05</text:p>
          </table:table-cell>
          <table:table-cell office:value-type="float" office:value="1.640538927" calcext:value-type="float">
            <text:p>1.6405389</text:p>
          </table:table-cell>
          <table:table-cell office:value-type="float" office:value="0.00002697" calcext:value-type="float">
            <text:p>0.0000270</text:p>
          </table:table-cell>
          <table:table-cell/>
          <table:table-cell table:formula="of:=[.B15]" office:value-type="float" office:value="1.640538927" calcext:value-type="float">
            <text:p>1.640538927</text:p>
          </table:table-cell>
          <table:table-cell table:formula="of:=[.A15]+middle" office:value-type="float" office:value="1.6405191" calcext:value-type="float">
            <text:p>1.6405191</text:p>
          </table:table-cell>
          <table:table-cell table:formula="of:=[.E15]+middle" office:value-type="float" office:value="1.640521202" calcext:value-type="float">
            <text:p>1.640521202</text:p>
          </table:table-cell>
          <table:table-cell table:formula="of:=[.I15]+middle" office:value-type="float" office:value="1.640511957" calcext:value-type="float">
            <text:p>1.640511957</text:p>
          </table:table-cell>
          <table:table-cell table:formula="of:=[.M15]" office:value-type="float" office:value="1.640538927" calcext:value-type="float">
            <text:p>1.640538927</text:p>
          </table:table-cell>
          <table:table-cell/>
          <table:table-cell table:formula="of:=[.B15]" office:value-type="float" office:value="1.640538927" calcext:value-type="float">
            <text:p>1.640538927</text:p>
          </table:table-cell>
          <table:table-cell table:formula="of:=[.C15]" office:value-type="float" office:value="0.000019827" calcext:value-type="float">
            <text:p>1.9827E-05</text:p>
          </table:table-cell>
          <table:table-cell table:formula="of:=[.G15]" office:value-type="float" office:value="0.000017725" calcext:value-type="float">
            <text:p>1.7725E-05</text:p>
          </table:table-cell>
          <table:table-cell table:formula="of:=[.K15]" office:value-type="float" office:value="0.00002697" calcext:value-type="float">
            <text:p>2.697E-05</text:p>
          </table:table-cell>
        </table:table-row>
        <table:table-row table:style-name="ro1">
          <table:table-cell table:style-name="ce1" office:value-type="float" office:value="-0.000086319" calcext:value-type="float">
            <text:p>-8.6319E-05</text:p>
          </table:table-cell>
          <table:table-cell office:value-type="float" office:value="1.640539427" calcext:value-type="float">
            <text:p>1.6405394</text:p>
          </table:table-cell>
          <table:table-cell office:value-type="float" office:value="0.000019819" calcext:value-type="float">
            <text:p>0.0000198</text:p>
          </table:table-cell>
          <table:table-cell/>
          <table:table-cell table:style-name="ce1" office:value-type="float" office:value="-0.000084257" calcext:value-type="float">
            <text:p>-8.4257E-05</text:p>
          </table:table-cell>
          <table:table-cell office:value-type="float" office:value="1.640539427" calcext:value-type="float">
            <text:p>1.6405394</text:p>
          </table:table-cell>
          <table:table-cell office:value-type="float" office:value="0.000017757" calcext:value-type="float">
            <text:p>0.0000178</text:p>
          </table:table-cell>
          <table:table-cell/>
          <table:table-cell table:style-name="ce1" office:value-type="float" office:value="-0.000093939" calcext:value-type="float">
            <text:p>-9.3939E-05</text:p>
          </table:table-cell>
          <table:table-cell office:value-type="float" office:value="1.640539427" calcext:value-type="float">
            <text:p>1.6405394</text:p>
          </table:table-cell>
          <table:table-cell office:value-type="float" office:value="0.000027439" calcext:value-type="float">
            <text:p>0.0000274</text:p>
          </table:table-cell>
          <table:table-cell/>
          <table:table-cell table:formula="of:=[.B16]" office:value-type="float" office:value="1.640539427" calcext:value-type="float">
            <text:p>1.640539427</text:p>
          </table:table-cell>
          <table:table-cell table:formula="of:=[.A16]+middle" office:value-type="float" office:value="1.640519608" calcext:value-type="float">
            <text:p>1.640519608</text:p>
          </table:table-cell>
          <table:table-cell table:formula="of:=[.E16]+middle" office:value-type="float" office:value="1.64052167" calcext:value-type="float">
            <text:p>1.64052167</text:p>
          </table:table-cell>
          <table:table-cell table:formula="of:=[.I16]+middle" office:value-type="float" office:value="1.640511988" calcext:value-type="float">
            <text:p>1.640511988</text:p>
          </table:table-cell>
          <table:table-cell table:formula="of:=[.M16]" office:value-type="float" office:value="1.640539427" calcext:value-type="float">
            <text:p>1.640539427</text:p>
          </table:table-cell>
          <table:table-cell/>
          <table:table-cell table:formula="of:=[.B16]" office:value-type="float" office:value="1.640539427" calcext:value-type="float">
            <text:p>1.640539427</text:p>
          </table:table-cell>
          <table:table-cell table:formula="of:=[.C16]" office:value-type="float" office:value="0.000019819" calcext:value-type="float">
            <text:p>1.9819E-05</text:p>
          </table:table-cell>
          <table:table-cell table:formula="of:=[.G16]" office:value-type="float" office:value="0.000017757" calcext:value-type="float">
            <text:p>1.7757E-05</text:p>
          </table:table-cell>
          <table:table-cell table:formula="of:=[.K16]" office:value-type="float" office:value="0.000027439" calcext:value-type="float">
            <text:p>2.7439E-05</text:p>
          </table:table-cell>
        </table:table-row>
        <table:table-row table:style-name="ro1">
          <table:table-cell table:style-name="ce1" office:value-type="float" office:value="-0.000085802" calcext:value-type="float">
            <text:p>-8.5802E-05</text:p>
          </table:table-cell>
          <table:table-cell office:value-type="float" office:value="1.640539927" calcext:value-type="float">
            <text:p>1.6405399</text:p>
          </table:table-cell>
          <table:table-cell office:value-type="float" office:value="0.000019802" calcext:value-type="float">
            <text:p>0.0000198</text:p>
          </table:table-cell>
          <table:table-cell/>
          <table:table-cell table:style-name="ce1" office:value-type="float" office:value="-0.000083713" calcext:value-type="float">
            <text:p>-8.3713E-05</text:p>
          </table:table-cell>
          <table:table-cell office:value-type="float" office:value="1.640539927" calcext:value-type="float">
            <text:p>1.6405399</text:p>
          </table:table-cell>
          <table:table-cell office:value-type="float" office:value="0.000017713" calcext:value-type="float">
            <text:p>0.0000177</text:p>
          </table:table-cell>
          <table:table-cell/>
          <table:table-cell table:style-name="ce1" office:value-type="float" office:value="-0.000093979" calcext:value-type="float">
            <text:p>-9.3979E-05</text:p>
          </table:table-cell>
          <table:table-cell office:value-type="float" office:value="1.640539927" calcext:value-type="float">
            <text:p>1.6405399</text:p>
          </table:table-cell>
          <table:table-cell office:value-type="float" office:value="0.000027979" calcext:value-type="float">
            <text:p>0.0000280</text:p>
          </table:table-cell>
          <table:table-cell/>
          <table:table-cell table:formula="of:=[.B17]" office:value-type="float" office:value="1.640539927" calcext:value-type="float">
            <text:p>1.640539927</text:p>
          </table:table-cell>
          <table:table-cell table:formula="of:=[.A17]+middle" office:value-type="float" office:value="1.640520125" calcext:value-type="float">
            <text:p>1.640520125</text:p>
          </table:table-cell>
          <table:table-cell table:formula="of:=[.E17]+middle" office:value-type="float" office:value="1.640522214" calcext:value-type="float">
            <text:p>1.640522214</text:p>
          </table:table-cell>
          <table:table-cell table:formula="of:=[.I17]+middle" office:value-type="float" office:value="1.640511948" calcext:value-type="float">
            <text:p>1.640511948</text:p>
          </table:table-cell>
          <table:table-cell table:formula="of:=[.M17]" office:value-type="float" office:value="1.640539927" calcext:value-type="float">
            <text:p>1.640539927</text:p>
          </table:table-cell>
          <table:table-cell/>
          <table:table-cell table:formula="of:=[.B17]" office:value-type="float" office:value="1.640539927" calcext:value-type="float">
            <text:p>1.640539927</text:p>
          </table:table-cell>
          <table:table-cell table:formula="of:=[.C17]" office:value-type="float" office:value="0.000019802" calcext:value-type="float">
            <text:p>1.9802E-05</text:p>
          </table:table-cell>
          <table:table-cell table:formula="of:=[.G17]" office:value-type="float" office:value="0.000017713" calcext:value-type="float">
            <text:p>1.7713E-05</text:p>
          </table:table-cell>
          <table:table-cell table:formula="of:=[.K17]" office:value-type="float" office:value="0.000027979" calcext:value-type="float">
            <text:p>2.7979E-05</text:p>
          </table:table-cell>
        </table:table-row>
        <table:table-row table:style-name="ro1">
          <table:table-cell table:style-name="ce1" office:value-type="float" office:value="-0.00008531" calcext:value-type="float">
            <text:p>-8.531E-05</text:p>
          </table:table-cell>
          <table:table-cell office:value-type="float" office:value="1.640540427" calcext:value-type="float">
            <text:p>1.6405404</text:p>
          </table:table-cell>
          <table:table-cell office:value-type="float" office:value="0.00001981" calcext:value-type="float">
            <text:p>0.0000198</text:p>
          </table:table-cell>
          <table:table-cell/>
          <table:table-cell table:style-name="ce1" office:value-type="float" office:value="-0.000083142" calcext:value-type="float">
            <text:p>-8.3142E-05</text:p>
          </table:table-cell>
          <table:table-cell office:value-type="float" office:value="1.640540427" calcext:value-type="float">
            <text:p>1.6405404</text:p>
          </table:table-cell>
          <table:table-cell office:value-type="float" office:value="0.000017642" calcext:value-type="float">
            <text:p>0.0000176</text:p>
          </table:table-cell>
          <table:table-cell/>
          <table:table-cell table:style-name="ce1" office:value-type="float" office:value="-0.000094011" calcext:value-type="float">
            <text:p>-9.4011E-05</text:p>
          </table:table-cell>
          <table:table-cell office:value-type="float" office:value="1.640540427" calcext:value-type="float">
            <text:p>1.6405404</text:p>
          </table:table-cell>
          <table:table-cell office:value-type="float" office:value="0.000028511" calcext:value-type="float">
            <text:p>0.0000285</text:p>
          </table:table-cell>
          <table:table-cell/>
          <table:table-cell table:formula="of:=[.B18]" office:value-type="float" office:value="1.640540427" calcext:value-type="float">
            <text:p>1.640540427</text:p>
          </table:table-cell>
          <table:table-cell table:formula="of:=[.A18]+middle" office:value-type="float" office:value="1.640520617" calcext:value-type="float">
            <text:p>1.640520617</text:p>
          </table:table-cell>
          <table:table-cell table:formula="of:=[.E18]+middle" office:value-type="float" office:value="1.640522785" calcext:value-type="float">
            <text:p>1.640522785</text:p>
          </table:table-cell>
          <table:table-cell table:formula="of:=[.I18]+middle" office:value-type="float" office:value="1.640511916" calcext:value-type="float">
            <text:p>1.640511916</text:p>
          </table:table-cell>
          <table:table-cell table:formula="of:=[.M18]" office:value-type="float" office:value="1.640540427" calcext:value-type="float">
            <text:p>1.640540427</text:p>
          </table:table-cell>
          <table:table-cell/>
          <table:table-cell table:formula="of:=[.B18]" office:value-type="float" office:value="1.640540427" calcext:value-type="float">
            <text:p>1.640540427</text:p>
          </table:table-cell>
          <table:table-cell table:formula="of:=[.C18]" office:value-type="float" office:value="0.00001981" calcext:value-type="float">
            <text:p>1.981E-05</text:p>
          </table:table-cell>
          <table:table-cell table:formula="of:=[.G18]" office:value-type="float" office:value="0.000017642" calcext:value-type="float">
            <text:p>1.7642E-05</text:p>
          </table:table-cell>
          <table:table-cell table:formula="of:=[.K18]" office:value-type="float" office:value="0.000028511" calcext:value-type="float">
            <text:p>2.8511E-05</text:p>
          </table:table-cell>
        </table:table-row>
        <table:table-row table:style-name="ro1">
          <table:table-cell table:style-name="ce1" office:value-type="float" office:value="-0.000084825" calcext:value-type="float">
            <text:p>-8.4825E-05</text:p>
          </table:table-cell>
          <table:table-cell office:value-type="float" office:value="1.640540927" calcext:value-type="float">
            <text:p>1.6405409</text:p>
          </table:table-cell>
          <table:table-cell office:value-type="float" office:value="0.000019825" calcext:value-type="float">
            <text:p>0.0000198</text:p>
          </table:table-cell>
          <table:table-cell/>
          <table:table-cell table:style-name="ce1" office:value-type="float" office:value="-0.000082714" calcext:value-type="float">
            <text:p>-8.2714E-05</text:p>
          </table:table-cell>
          <table:table-cell office:value-type="float" office:value="1.640540927" calcext:value-type="float">
            <text:p>1.6405409</text:p>
          </table:table-cell>
          <table:table-cell office:value-type="float" office:value="0.000017714" calcext:value-type="float">
            <text:p>0.0000177</text:p>
          </table:table-cell>
          <table:table-cell/>
          <table:table-cell table:style-name="ce1" office:value-type="float" office:value="-0.000093964" calcext:value-type="float">
            <text:p>-9.3964E-05</text:p>
          </table:table-cell>
          <table:table-cell office:value-type="float" office:value="1.640540927" calcext:value-type="float">
            <text:p>1.6405409</text:p>
          </table:table-cell>
          <table:table-cell office:value-type="float" office:value="0.000028964" calcext:value-type="float">
            <text:p>0.0000290</text:p>
          </table:table-cell>
          <table:table-cell/>
          <table:table-cell table:formula="of:=[.B19]" office:value-type="float" office:value="1.640540927" calcext:value-type="float">
            <text:p>1.640540927</text:p>
          </table:table-cell>
          <table:table-cell table:formula="of:=[.A19]+middle" office:value-type="float" office:value="1.640521102" calcext:value-type="float">
            <text:p>1.640521102</text:p>
          </table:table-cell>
          <table:table-cell table:formula="of:=[.E19]+middle" office:value-type="float" office:value="1.640523213" calcext:value-type="float">
            <text:p>1.640523213</text:p>
          </table:table-cell>
          <table:table-cell table:formula="of:=[.I19]+middle" office:value-type="float" office:value="1.640511963" calcext:value-type="float">
            <text:p>1.640511963</text:p>
          </table:table-cell>
          <table:table-cell table:formula="of:=[.M19]" office:value-type="float" office:value="1.640540927" calcext:value-type="float">
            <text:p>1.640540927</text:p>
          </table:table-cell>
          <table:table-cell/>
          <table:table-cell table:formula="of:=[.B19]" office:value-type="float" office:value="1.640540927" calcext:value-type="float">
            <text:p>1.640540927</text:p>
          </table:table-cell>
          <table:table-cell table:formula="of:=[.C19]" office:value-type="float" office:value="0.000019825" calcext:value-type="float">
            <text:p>1.9825E-05</text:p>
          </table:table-cell>
          <table:table-cell table:formula="of:=[.G19]" office:value-type="float" office:value="0.000017714" calcext:value-type="float">
            <text:p>1.7714E-05</text:p>
          </table:table-cell>
          <table:table-cell table:formula="of:=[.K19]" office:value-type="float" office:value="0.000028964" calcext:value-type="float">
            <text:p>2.8964E-05</text:p>
          </table:table-cell>
        </table:table-row>
        <table:table-row table:style-name="ro1">
          <table:table-cell table:style-name="ce1" office:value-type="float" office:value="-0.00008434" calcext:value-type="float">
            <text:p>-8.434E-05</text:p>
          </table:table-cell>
          <table:table-cell office:value-type="float" office:value="1.640541427" calcext:value-type="float">
            <text:p>1.6405414</text:p>
          </table:table-cell>
          <table:table-cell office:value-type="float" office:value="0.00001984" calcext:value-type="float">
            <text:p>0.0000198</text:p>
          </table:table-cell>
          <table:table-cell/>
          <table:table-cell table:style-name="ce1" office:value-type="float" office:value="-0.000082216" calcext:value-type="float">
            <text:p>-8.2216E-05</text:p>
          </table:table-cell>
          <table:table-cell office:value-type="float" office:value="1.640541427" calcext:value-type="float">
            <text:p>1.6405414</text:p>
          </table:table-cell>
          <table:table-cell office:value-type="float" office:value="0.000017716" calcext:value-type="float">
            <text:p>0.0000177</text:p>
          </table:table-cell>
          <table:table-cell/>
          <table:table-cell table:style-name="ce1" office:value-type="float" office:value="-0.000093899" calcext:value-type="float">
            <text:p>-9.3899E-05</text:p>
          </table:table-cell>
          <table:table-cell office:value-type="float" office:value="1.640541427" calcext:value-type="float">
            <text:p>1.6405414</text:p>
          </table:table-cell>
          <table:table-cell office:value-type="float" office:value="0.000029399" calcext:value-type="float">
            <text:p>0.0000294</text:p>
          </table:table-cell>
          <table:table-cell/>
          <table:table-cell table:formula="of:=[.B20]" office:value-type="float" office:value="1.640541427" calcext:value-type="float">
            <text:p>1.640541427</text:p>
          </table:table-cell>
          <table:table-cell table:formula="of:=[.A20]+middle" office:value-type="float" office:value="1.640521587" calcext:value-type="float">
            <text:p>1.640521587</text:p>
          </table:table-cell>
          <table:table-cell table:formula="of:=[.E20]+middle" office:value-type="float" office:value="1.640523711" calcext:value-type="float">
            <text:p>1.640523711</text:p>
          </table:table-cell>
          <table:table-cell table:formula="of:=[.I20]+middle" office:value-type="float" office:value="1.640512028" calcext:value-type="float">
            <text:p>1.640512028</text:p>
          </table:table-cell>
          <table:table-cell table:formula="of:=[.M20]" office:value-type="float" office:value="1.640541427" calcext:value-type="float">
            <text:p>1.640541427</text:p>
          </table:table-cell>
          <table:table-cell/>
          <table:table-cell table:formula="of:=[.B20]" office:value-type="float" office:value="1.640541427" calcext:value-type="float">
            <text:p>1.640541427</text:p>
          </table:table-cell>
          <table:table-cell table:formula="of:=[.C20]" office:value-type="float" office:value="0.00001984" calcext:value-type="float">
            <text:p>1.984E-05</text:p>
          </table:table-cell>
          <table:table-cell table:formula="of:=[.G20]" office:value-type="float" office:value="0.000017716" calcext:value-type="float">
            <text:p>1.7716E-05</text:p>
          </table:table-cell>
          <table:table-cell table:formula="of:=[.K20]" office:value-type="float" office:value="0.000029399" calcext:value-type="float">
            <text:p>2.9399E-05</text:p>
          </table:table-cell>
        </table:table-row>
        <table:table-row table:style-name="ro1">
          <table:table-cell table:style-name="ce1" office:value-type="float" office:value="-0.000083881" calcext:value-type="float">
            <text:p>-8.3881E-05</text:p>
          </table:table-cell>
          <table:table-cell office:value-type="float" office:value="1.640541927" calcext:value-type="float">
            <text:p>1.6405419</text:p>
          </table:table-cell>
          <table:table-cell office:value-type="float" office:value="0.000019881" calcext:value-type="float">
            <text:p>0.0000199</text:p>
          </table:table-cell>
          <table:table-cell/>
          <table:table-cell table:style-name="ce1" office:value-type="float" office:value="-0.000081668" calcext:value-type="float">
            <text:p>-8.1668E-05</text:p>
          </table:table-cell>
          <table:table-cell office:value-type="float" office:value="1.640541927" calcext:value-type="float">
            <text:p>1.6405419</text:p>
          </table:table-cell>
          <table:table-cell office:value-type="float" office:value="0.000017668" calcext:value-type="float">
            <text:p>0.0000177</text:p>
          </table:table-cell>
          <table:table-cell/>
          <table:table-cell table:style-name="ce1" office:value-type="float" office:value="-0.000093935" calcext:value-type="float">
            <text:p>-9.3935E-05</text:p>
          </table:table-cell>
          <table:table-cell office:value-type="float" office:value="1.640541927" calcext:value-type="float">
            <text:p>1.6405419</text:p>
          </table:table-cell>
          <table:table-cell office:value-type="float" office:value="0.000029935" calcext:value-type="float">
            <text:p>0.0000299</text:p>
          </table:table-cell>
          <table:table-cell/>
          <table:table-cell table:formula="of:=[.B21]" office:value-type="float" office:value="1.640541927" calcext:value-type="float">
            <text:p>1.640541927</text:p>
          </table:table-cell>
          <table:table-cell table:formula="of:=[.A21]+middle" office:value-type="float" office:value="1.640522046" calcext:value-type="float">
            <text:p>1.640522046</text:p>
          </table:table-cell>
          <table:table-cell table:formula="of:=[.E21]+middle" office:value-type="float" office:value="1.640524259" calcext:value-type="float">
            <text:p>1.640524259</text:p>
          </table:table-cell>
          <table:table-cell table:formula="of:=[.I21]+middle" office:value-type="float" office:value="1.640511992" calcext:value-type="float">
            <text:p>1.640511992</text:p>
          </table:table-cell>
          <table:table-cell table:formula="of:=[.M21]" office:value-type="float" office:value="1.640541927" calcext:value-type="float">
            <text:p>1.640541927</text:p>
          </table:table-cell>
          <table:table-cell/>
          <table:table-cell table:formula="of:=[.B21]" office:value-type="float" office:value="1.640541927" calcext:value-type="float">
            <text:p>1.640541927</text:p>
          </table:table-cell>
          <table:table-cell table:formula="of:=[.C21]" office:value-type="float" office:value="0.000019881" calcext:value-type="float">
            <text:p>1.9881E-05</text:p>
          </table:table-cell>
          <table:table-cell table:formula="of:=[.G21]" office:value-type="float" office:value="0.000017668" calcext:value-type="float">
            <text:p>1.7668E-05</text:p>
          </table:table-cell>
          <table:table-cell table:formula="of:=[.K21]" office:value-type="float" office:value="0.000029935" calcext:value-type="float">
            <text:p>2.9935E-05</text:p>
          </table:table-cell>
        </table:table-row>
        <table:table-row table:style-name="ro1">
          <table:table-cell table:style-name="ce1" office:value-type="float" office:value="-0.000083366" calcext:value-type="float">
            <text:p>-8.3366E-05</text:p>
          </table:table-cell>
          <table:table-cell office:value-type="float" office:value="1.640542427" calcext:value-type="float">
            <text:p>1.6405424</text:p>
          </table:table-cell>
          <table:table-cell office:value-type="float" office:value="0.000019866" calcext:value-type="float">
            <text:p>0.0000199</text:p>
          </table:table-cell>
          <table:table-cell/>
          <table:table-cell table:style-name="ce1" office:value-type="float" office:value="-0.000081262" calcext:value-type="float">
            <text:p>-8.1262E-05</text:p>
          </table:table-cell>
          <table:table-cell office:value-type="float" office:value="1.640542427" calcext:value-type="float">
            <text:p>1.6405424</text:p>
          </table:table-cell>
          <table:table-cell office:value-type="float" office:value="0.000017762" calcext:value-type="float">
            <text:p>0.0000178</text:p>
          </table:table-cell>
          <table:table-cell/>
          <table:table-cell table:style-name="ce1" office:value-type="float" office:value="-0.000093934" calcext:value-type="float">
            <text:p>-9.3934E-05</text:p>
          </table:table-cell>
          <table:table-cell office:value-type="float" office:value="1.640542427" calcext:value-type="float">
            <text:p>1.6405424</text:p>
          </table:table-cell>
          <table:table-cell office:value-type="float" office:value="0.000030434" calcext:value-type="float">
            <text:p>0.0000304</text:p>
          </table:table-cell>
          <table:table-cell/>
          <table:table-cell table:formula="of:=[.B22]" office:value-type="float" office:value="1.640542427" calcext:value-type="float">
            <text:p>1.640542427</text:p>
          </table:table-cell>
          <table:table-cell table:formula="of:=[.A22]+middle" office:value-type="float" office:value="1.640522561" calcext:value-type="float">
            <text:p>1.640522561</text:p>
          </table:table-cell>
          <table:table-cell table:formula="of:=[.E22]+middle" office:value-type="float" office:value="1.640524665" calcext:value-type="float">
            <text:p>1.640524665</text:p>
          </table:table-cell>
          <table:table-cell table:formula="of:=[.I22]+middle" office:value-type="float" office:value="1.640511993" calcext:value-type="float">
            <text:p>1.640511993</text:p>
          </table:table-cell>
          <table:table-cell table:formula="of:=[.M22]" office:value-type="float" office:value="1.640542427" calcext:value-type="float">
            <text:p>1.640542427</text:p>
          </table:table-cell>
          <table:table-cell/>
          <table:table-cell table:formula="of:=[.B22]" office:value-type="float" office:value="1.640542427" calcext:value-type="float">
            <text:p>1.640542427</text:p>
          </table:table-cell>
          <table:table-cell table:formula="of:=[.C22]" office:value-type="float" office:value="0.000019866" calcext:value-type="float">
            <text:p>1.9866E-05</text:p>
          </table:table-cell>
          <table:table-cell table:formula="of:=[.G22]" office:value-type="float" office:value="0.000017762" calcext:value-type="float">
            <text:p>1.7762E-05</text:p>
          </table:table-cell>
          <table:table-cell table:formula="of:=[.K22]" office:value-type="float" office:value="0.000030434" calcext:value-type="float">
            <text:p>3.0434E-05</text:p>
          </table:table-cell>
        </table:table-row>
        <table:table-row table:style-name="ro1">
          <table:table-cell table:style-name="ce1" office:value-type="float" office:value="-0.000083011" calcext:value-type="float">
            <text:p>-8.3011E-05</text:p>
          </table:table-cell>
          <table:table-cell office:value-type="float" office:value="1.640542927" calcext:value-type="float">
            <text:p>1.6405429</text:p>
          </table:table-cell>
          <table:table-cell office:value-type="float" office:value="0.000020011" calcext:value-type="float">
            <text:p>0.0000200</text:p>
          </table:table-cell>
          <table:table-cell/>
          <table:table-cell table:style-name="ce1" office:value-type="float" office:value="-0.000080755" calcext:value-type="float">
            <text:p>-8.0755E-05</text:p>
          </table:table-cell>
          <table:table-cell office:value-type="float" office:value="1.640542927" calcext:value-type="float">
            <text:p>1.6405429</text:p>
          </table:table-cell>
          <table:table-cell office:value-type="float" office:value="0.000017755" calcext:value-type="float">
            <text:p>0.0000178</text:p>
          </table:table-cell>
          <table:table-cell/>
          <table:table-cell table:style-name="ce1" office:value-type="float" office:value="-0.000093854" calcext:value-type="float">
            <text:p>-9.3854E-05</text:p>
          </table:table-cell>
          <table:table-cell office:value-type="float" office:value="1.640542927" calcext:value-type="float">
            <text:p>1.6405429</text:p>
          </table:table-cell>
          <table:table-cell office:value-type="float" office:value="0.000030854" calcext:value-type="float">
            <text:p>0.0000309</text:p>
          </table:table-cell>
          <table:table-cell/>
          <table:table-cell table:formula="of:=[.B23]" office:value-type="float" office:value="1.640542927" calcext:value-type="float">
            <text:p>1.640542927</text:p>
          </table:table-cell>
          <table:table-cell table:formula="of:=[.A23]+middle" office:value-type="float" office:value="1.640522916" calcext:value-type="float">
            <text:p>1.640522916</text:p>
          </table:table-cell>
          <table:table-cell table:formula="of:=[.E23]+middle" office:value-type="float" office:value="1.640525172" calcext:value-type="float">
            <text:p>1.640525172</text:p>
          </table:table-cell>
          <table:table-cell table:formula="of:=[.I23]+middle" office:value-type="float" office:value="1.640512073" calcext:value-type="float">
            <text:p>1.640512073</text:p>
          </table:table-cell>
          <table:table-cell table:formula="of:=[.M23]" office:value-type="float" office:value="1.640542927" calcext:value-type="float">
            <text:p>1.640542927</text:p>
          </table:table-cell>
          <table:table-cell/>
          <table:table-cell table:formula="of:=[.B23]" office:value-type="float" office:value="1.640542927" calcext:value-type="float">
            <text:p>1.640542927</text:p>
          </table:table-cell>
          <table:table-cell table:formula="of:=[.C23]" office:value-type="float" office:value="0.000020011" calcext:value-type="float">
            <text:p>2.0011E-05</text:p>
          </table:table-cell>
          <table:table-cell table:formula="of:=[.G23]" office:value-type="float" office:value="0.000017755" calcext:value-type="float">
            <text:p>1.7755E-05</text:p>
          </table:table-cell>
          <table:table-cell table:formula="of:=[.K23]" office:value-type="float" office:value="0.000030854" calcext:value-type="float">
            <text:p>3.0854E-05</text:p>
          </table:table-cell>
        </table:table-row>
        <table:table-row table:style-name="ro1">
          <table:table-cell table:style-name="ce1" office:value-type="float" office:value="-0.000082385" calcext:value-type="float">
            <text:p>-8.2385E-05</text:p>
          </table:table-cell>
          <table:table-cell office:value-type="float" office:value="1.640543427" calcext:value-type="float">
            <text:p>1.6405434</text:p>
          </table:table-cell>
          <table:table-cell office:value-type="float" office:value="0.000019885" calcext:value-type="float">
            <text:p>0.0000199</text:p>
          </table:table-cell>
          <table:table-cell/>
          <table:table-cell table:style-name="ce1" office:value-type="float" office:value="-0.000080292" calcext:value-type="float">
            <text:p>-8.0292E-05</text:p>
          </table:table-cell>
          <table:table-cell office:value-type="float" office:value="1.640543427" calcext:value-type="float">
            <text:p>1.6405434</text:p>
          </table:table-cell>
          <table:table-cell office:value-type="float" office:value="0.000017792" calcext:value-type="float">
            <text:p>0.0000178</text:p>
          </table:table-cell>
          <table:table-cell/>
          <table:table-cell table:style-name="ce1" office:value-type="float" office:value="-0.000093893" calcext:value-type="float">
            <text:p>-9.3893E-05</text:p>
          </table:table-cell>
          <table:table-cell office:value-type="float" office:value="1.640543427" calcext:value-type="float">
            <text:p>1.6405434</text:p>
          </table:table-cell>
          <table:table-cell office:value-type="float" office:value="0.000031393" calcext:value-type="float">
            <text:p>0.0000314</text:p>
          </table:table-cell>
          <table:table-cell/>
          <table:table-cell table:formula="of:=[.B24]" office:value-type="float" office:value="1.640543427" calcext:value-type="float">
            <text:p>1.640543427</text:p>
          </table:table-cell>
          <table:table-cell table:formula="of:=[.A24]+middle" office:value-type="float" office:value="1.640523542" calcext:value-type="float">
            <text:p>1.640523542</text:p>
          </table:table-cell>
          <table:table-cell table:formula="of:=[.E24]+middle" office:value-type="float" office:value="1.640525635" calcext:value-type="float">
            <text:p>1.640525635</text:p>
          </table:table-cell>
          <table:table-cell table:formula="of:=[.I24]+middle" office:value-type="float" office:value="1.640512034" calcext:value-type="float">
            <text:p>1.640512034</text:p>
          </table:table-cell>
          <table:table-cell table:formula="of:=[.M24]" office:value-type="float" office:value="1.640543427" calcext:value-type="float">
            <text:p>1.640543427</text:p>
          </table:table-cell>
          <table:table-cell/>
          <table:table-cell table:formula="of:=[.B24]" office:value-type="float" office:value="1.640543427" calcext:value-type="float">
            <text:p>1.640543427</text:p>
          </table:table-cell>
          <table:table-cell table:formula="of:=[.C24]" office:value-type="float" office:value="0.000019885" calcext:value-type="float">
            <text:p>1.9885E-05</text:p>
          </table:table-cell>
          <table:table-cell table:formula="of:=[.G24]" office:value-type="float" office:value="0.000017792" calcext:value-type="float">
            <text:p>1.7792E-05</text:p>
          </table:table-cell>
          <table:table-cell table:formula="of:=[.K24]" office:value-type="float" office:value="0.000031393" calcext:value-type="float">
            <text:p>3.1393E-05</text:p>
          </table:table-cell>
        </table:table-row>
        <table:table-row table:style-name="ro1">
          <table:table-cell table:style-name="ce1" office:value-type="float" office:value="-0.000081926" calcext:value-type="float">
            <text:p>-8.1926E-05</text:p>
          </table:table-cell>
          <table:table-cell office:value-type="float" office:value="1.640543927" calcext:value-type="float">
            <text:p>1.6405439</text:p>
          </table:table-cell>
          <table:table-cell office:value-type="float" office:value="0.000019926" calcext:value-type="float">
            <text:p>0.0000199</text:p>
          </table:table-cell>
          <table:table-cell/>
          <table:table-cell table:style-name="ce1" office:value-type="float" office:value="-0.000079756" calcext:value-type="float">
            <text:p>-7.9756E-05</text:p>
          </table:table-cell>
          <table:table-cell office:value-type="float" office:value="1.640543927" calcext:value-type="float">
            <text:p>1.6405439</text:p>
          </table:table-cell>
          <table:table-cell office:value-type="float" office:value="0.000017756" calcext:value-type="float">
            <text:p>0.0000178</text:p>
          </table:table-cell>
          <table:table-cell/>
          <table:table-cell table:style-name="ce1" office:value-type="float" office:value="-0.000093964" calcext:value-type="float">
            <text:p>-9.3964E-05</text:p>
          </table:table-cell>
          <table:table-cell office:value-type="float" office:value="1.640543927" calcext:value-type="float">
            <text:p>1.6405439</text:p>
          </table:table-cell>
          <table:table-cell office:value-type="float" office:value="0.000031964" calcext:value-type="float">
            <text:p>0.0000320</text:p>
          </table:table-cell>
          <table:table-cell/>
          <table:table-cell table:formula="of:=[.B25]" office:value-type="float" office:value="1.640543927" calcext:value-type="float">
            <text:p>1.640543927</text:p>
          </table:table-cell>
          <table:table-cell table:formula="of:=[.A25]+middle" office:value-type="float" office:value="1.640524001" calcext:value-type="float">
            <text:p>1.640524001</text:p>
          </table:table-cell>
          <table:table-cell table:formula="of:=[.E25]+middle" office:value-type="float" office:value="1.640526171" calcext:value-type="float">
            <text:p>1.640526171</text:p>
          </table:table-cell>
          <table:table-cell table:formula="of:=[.I25]+middle" office:value-type="float" office:value="1.640511963" calcext:value-type="float">
            <text:p>1.640511963</text:p>
          </table:table-cell>
          <table:table-cell table:formula="of:=[.M25]" office:value-type="float" office:value="1.640543927" calcext:value-type="float">
            <text:p>1.640543927</text:p>
          </table:table-cell>
          <table:table-cell/>
          <table:table-cell table:formula="of:=[.B25]" office:value-type="float" office:value="1.640543927" calcext:value-type="float">
            <text:p>1.640543927</text:p>
          </table:table-cell>
          <table:table-cell table:formula="of:=[.C25]" office:value-type="float" office:value="0.000019926" calcext:value-type="float">
            <text:p>1.9926E-05</text:p>
          </table:table-cell>
          <table:table-cell table:formula="of:=[.G25]" office:value-type="float" office:value="0.000017756" calcext:value-type="float">
            <text:p>1.7756E-05</text:p>
          </table:table-cell>
          <table:table-cell table:formula="of:=[.K25]" office:value-type="float" office:value="0.000031964" calcext:value-type="float">
            <text:p>3.1964E-05</text:p>
          </table:table-cell>
        </table:table-row>
        <table:table-row table:style-name="ro1">
          <table:table-cell table:style-name="ce1" office:value-type="float" office:value="-0.000081413" calcext:value-type="float">
            <text:p>-8.1413E-05</text:p>
          </table:table-cell>
          <table:table-cell office:value-type="float" office:value="1.640544427" calcext:value-type="float">
            <text:p>1.6405444</text:p>
          </table:table-cell>
          <table:table-cell office:value-type="float" office:value="0.000019913" calcext:value-type="float">
            <text:p>0.0000199</text:p>
          </table:table-cell>
          <table:table-cell/>
          <table:table-cell table:style-name="ce1" office:value-type="float" office:value="-0.000079268" calcext:value-type="float">
            <text:p>-7.9268E-05</text:p>
          </table:table-cell>
          <table:table-cell office:value-type="float" office:value="1.640544427" calcext:value-type="float">
            <text:p>1.6405444</text:p>
          </table:table-cell>
          <table:table-cell office:value-type="float" office:value="0.000017768" calcext:value-type="float">
            <text:p>0.0000178</text:p>
          </table:table-cell>
          <table:table-cell/>
          <table:table-cell table:style-name="ce1" office:value-type="float" office:value="-0.000093979" calcext:value-type="float">
            <text:p>-9.3979E-05</text:p>
          </table:table-cell>
          <table:table-cell office:value-type="float" office:value="1.640544427" calcext:value-type="float">
            <text:p>1.6405444</text:p>
          </table:table-cell>
          <table:table-cell office:value-type="float" office:value="0.000032479" calcext:value-type="float">
            <text:p>0.0000325</text:p>
          </table:table-cell>
          <table:table-cell/>
          <table:table-cell table:formula="of:=[.B26]" office:value-type="float" office:value="1.640544427" calcext:value-type="float">
            <text:p>1.640544427</text:p>
          </table:table-cell>
          <table:table-cell table:formula="of:=[.A26]+middle" office:value-type="float" office:value="1.640524514" calcext:value-type="float">
            <text:p>1.640524514</text:p>
          </table:table-cell>
          <table:table-cell table:formula="of:=[.E26]+middle" office:value-type="float" office:value="1.640526659" calcext:value-type="float">
            <text:p>1.640526659</text:p>
          </table:table-cell>
          <table:table-cell table:formula="of:=[.I26]+middle" office:value-type="float" office:value="1.640511948" calcext:value-type="float">
            <text:p>1.640511948</text:p>
          </table:table-cell>
          <table:table-cell table:formula="of:=[.M26]" office:value-type="float" office:value="1.640544427" calcext:value-type="float">
            <text:p>1.640544427</text:p>
          </table:table-cell>
          <table:table-cell/>
          <table:table-cell table:formula="of:=[.B26]" office:value-type="float" office:value="1.640544427" calcext:value-type="float">
            <text:p>1.640544427</text:p>
          </table:table-cell>
          <table:table-cell table:formula="of:=[.C26]" office:value-type="float" office:value="0.000019913" calcext:value-type="float">
            <text:p>1.9913E-05</text:p>
          </table:table-cell>
          <table:table-cell table:formula="of:=[.G26]" office:value-type="float" office:value="0.000017768" calcext:value-type="float">
            <text:p>1.7768E-05</text:p>
          </table:table-cell>
          <table:table-cell table:formula="of:=[.K26]" office:value-type="float" office:value="0.000032479" calcext:value-type="float">
            <text:p>3.2479E-05</text:p>
          </table:table-cell>
        </table:table-row>
        <table:table-row table:style-name="ro1">
          <table:table-cell table:style-name="ce1" office:value-type="float" office:value="-0.000080925" calcext:value-type="float">
            <text:p>-8.0925E-05</text:p>
          </table:table-cell>
          <table:table-cell office:value-type="float" office:value="1.640544927" calcext:value-type="float">
            <text:p>1.6405449</text:p>
          </table:table-cell>
          <table:table-cell office:value-type="float" office:value="0.000019925" calcext:value-type="float">
            <text:p>0.0000199</text:p>
          </table:table-cell>
          <table:table-cell/>
          <table:table-cell table:style-name="ce1" office:value-type="float" office:value="-0.000078823" calcext:value-type="float">
            <text:p>-7.8823E-05</text:p>
          </table:table-cell>
          <table:table-cell office:value-type="float" office:value="1.640544927" calcext:value-type="float">
            <text:p>1.6405449</text:p>
          </table:table-cell>
          <table:table-cell office:value-type="float" office:value="0.000017823" calcext:value-type="float">
            <text:p>0.0000178</text:p>
          </table:table-cell>
          <table:table-cell/>
          <table:table-cell table:style-name="ce1" office:value-type="float" office:value="-0.000094013" calcext:value-type="float">
            <text:p>-9.4013E-05</text:p>
          </table:table-cell>
          <table:table-cell office:value-type="float" office:value="1.640544927" calcext:value-type="float">
            <text:p>1.6405449</text:p>
          </table:table-cell>
          <table:table-cell office:value-type="float" office:value="0.000033013" calcext:value-type="float">
            <text:p>0.0000330</text:p>
          </table:table-cell>
          <table:table-cell/>
          <table:table-cell table:formula="of:=[.B27]" office:value-type="float" office:value="1.640544927" calcext:value-type="float">
            <text:p>1.640544927</text:p>
          </table:table-cell>
          <table:table-cell table:formula="of:=[.A27]+middle" office:value-type="float" office:value="1.640525002" calcext:value-type="float">
            <text:p>1.640525002</text:p>
          </table:table-cell>
          <table:table-cell table:formula="of:=[.E27]+middle" office:value-type="float" office:value="1.640527104" calcext:value-type="float">
            <text:p>1.640527104</text:p>
          </table:table-cell>
          <table:table-cell table:formula="of:=[.I27]+middle" office:value-type="float" office:value="1.640511914" calcext:value-type="float">
            <text:p>1.640511914</text:p>
          </table:table-cell>
          <table:table-cell table:formula="of:=[.M27]" office:value-type="float" office:value="1.640544927" calcext:value-type="float">
            <text:p>1.640544927</text:p>
          </table:table-cell>
          <table:table-cell/>
          <table:table-cell table:formula="of:=[.B27]" office:value-type="float" office:value="1.640544927" calcext:value-type="float">
            <text:p>1.640544927</text:p>
          </table:table-cell>
          <table:table-cell table:formula="of:=[.C27]" office:value-type="float" office:value="0.000019925" calcext:value-type="float">
            <text:p>1.9925E-05</text:p>
          </table:table-cell>
          <table:table-cell table:formula="of:=[.G27]" office:value-type="float" office:value="0.000017823" calcext:value-type="float">
            <text:p>1.7823E-05</text:p>
          </table:table-cell>
          <table:table-cell table:formula="of:=[.K27]" office:value-type="float" office:value="0.000033013" calcext:value-type="float">
            <text:p>3.3013E-05</text:p>
          </table:table-cell>
        </table:table-row>
        <table:table-row table:style-name="ro1">
          <table:table-cell table:style-name="ce1" office:value-type="float" office:value="-0.000080463" calcext:value-type="float">
            <text:p>-8.0463E-05</text:p>
          </table:table-cell>
          <table:table-cell office:value-type="float" office:value="1.640545427" calcext:value-type="float">
            <text:p>1.6405454</text:p>
          </table:table-cell>
          <table:table-cell office:value-type="float" office:value="0.000019963" calcext:value-type="float">
            <text:p>0.0000200</text:p>
          </table:table-cell>
          <table:table-cell/>
          <table:table-cell table:style-name="ce1" office:value-type="float" office:value="-0.000078286" calcext:value-type="float">
            <text:p>-7.8286E-05</text:p>
          </table:table-cell>
          <table:table-cell office:value-type="float" office:value="1.640545427" calcext:value-type="float">
            <text:p>1.6405454</text:p>
          </table:table-cell>
          <table:table-cell office:value-type="float" office:value="0.000017786" calcext:value-type="float">
            <text:p>0.0000178</text:p>
          </table:table-cell>
          <table:table-cell/>
          <table:table-cell table:style-name="ce1" office:value-type="float" office:value="-0.000093982" calcext:value-type="float">
            <text:p>-9.3982E-05</text:p>
          </table:table-cell>
          <table:table-cell office:value-type="float" office:value="1.640545427" calcext:value-type="float">
            <text:p>1.6405454</text:p>
          </table:table-cell>
          <table:table-cell office:value-type="float" office:value="0.000033482" calcext:value-type="float">
            <text:p>0.0000335</text:p>
          </table:table-cell>
          <table:table-cell/>
          <table:table-cell table:formula="of:=[.B28]" office:value-type="float" office:value="1.640545427" calcext:value-type="float">
            <text:p>1.640545427</text:p>
          </table:table-cell>
          <table:table-cell table:formula="of:=[.A28]+middle" office:value-type="float" office:value="1.640525464" calcext:value-type="float">
            <text:p>1.640525464</text:p>
          </table:table-cell>
          <table:table-cell table:formula="of:=[.E28]+middle" office:value-type="float" office:value="1.640527641" calcext:value-type="float">
            <text:p>1.640527641</text:p>
          </table:table-cell>
          <table:table-cell table:formula="of:=[.I28]+middle" office:value-type="float" office:value="1.640511945" calcext:value-type="float">
            <text:p>1.640511945</text:p>
          </table:table-cell>
          <table:table-cell table:formula="of:=[.M28]" office:value-type="float" office:value="1.640545427" calcext:value-type="float">
            <text:p>1.640545427</text:p>
          </table:table-cell>
          <table:table-cell/>
          <table:table-cell table:formula="of:=[.B28]" office:value-type="float" office:value="1.640545427" calcext:value-type="float">
            <text:p>1.640545427</text:p>
          </table:table-cell>
          <table:table-cell table:formula="of:=[.C28]" office:value-type="float" office:value="0.000019963" calcext:value-type="float">
            <text:p>1.9963E-05</text:p>
          </table:table-cell>
          <table:table-cell table:formula="of:=[.G28]" office:value-type="float" office:value="0.000017786" calcext:value-type="float">
            <text:p>1.7786E-05</text:p>
          </table:table-cell>
          <table:table-cell table:formula="of:=[.K28]" office:value-type="float" office:value="0.000033482" calcext:value-type="float">
            <text:p>3.3482E-05</text:p>
          </table:table-cell>
        </table:table-row>
        <table:table-row table:style-name="ro1">
          <table:table-cell table:style-name="ce1" office:value-type="float" office:value="-0.000079945" calcext:value-type="float">
            <text:p>-7.9945E-05</text:p>
          </table:table-cell>
          <table:table-cell office:value-type="float" office:value="1.640545927" calcext:value-type="float">
            <text:p>1.6405459</text:p>
          </table:table-cell>
          <table:table-cell office:value-type="float" office:value="0.000019945" calcext:value-type="float">
            <text:p>0.0000199</text:p>
          </table:table-cell>
          <table:table-cell/>
          <table:table-cell table:style-name="ce1" office:value-type="float" office:value="-0.000077761" calcext:value-type="float">
            <text:p>-7.7761E-05</text:p>
          </table:table-cell>
          <table:table-cell office:value-type="float" office:value="1.640545927" calcext:value-type="float">
            <text:p>1.6405459</text:p>
          </table:table-cell>
          <table:table-cell office:value-type="float" office:value="0.000017761" calcext:value-type="float">
            <text:p>0.0000178</text:p>
          </table:table-cell>
          <table:table-cell/>
          <table:table-cell table:style-name="ce1" office:value-type="float" office:value="-0.000093958" calcext:value-type="float">
            <text:p>-9.3958E-05</text:p>
          </table:table-cell>
          <table:table-cell office:value-type="float" office:value="1.640545927" calcext:value-type="float">
            <text:p>1.6405459</text:p>
          </table:table-cell>
          <table:table-cell office:value-type="float" office:value="0.000033958" calcext:value-type="float">
            <text:p>0.0000340</text:p>
          </table:table-cell>
          <table:table-cell/>
          <table:table-cell table:formula="of:=[.B29]" office:value-type="float" office:value="1.640545927" calcext:value-type="float">
            <text:p>1.640545927</text:p>
          </table:table-cell>
          <table:table-cell table:formula="of:=[.A29]+middle" office:value-type="float" office:value="1.640525982" calcext:value-type="float">
            <text:p>1.640525982</text:p>
          </table:table-cell>
          <table:table-cell table:formula="of:=[.E29]+middle" office:value-type="float" office:value="1.640528166" calcext:value-type="float">
            <text:p>1.640528166</text:p>
          </table:table-cell>
          <table:table-cell table:formula="of:=[.I29]+middle" office:value-type="float" office:value="1.640511969" calcext:value-type="float">
            <text:p>1.640511969</text:p>
          </table:table-cell>
          <table:table-cell table:formula="of:=[.M29]" office:value-type="float" office:value="1.640545927" calcext:value-type="float">
            <text:p>1.640545927</text:p>
          </table:table-cell>
          <table:table-cell/>
          <table:table-cell table:formula="of:=[.B29]" office:value-type="float" office:value="1.640545927" calcext:value-type="float">
            <text:p>1.640545927</text:p>
          </table:table-cell>
          <table:table-cell table:formula="of:=[.C29]" office:value-type="float" office:value="0.000019945" calcext:value-type="float">
            <text:p>1.9945E-05</text:p>
          </table:table-cell>
          <table:table-cell table:formula="of:=[.G29]" office:value-type="float" office:value="0.000017761" calcext:value-type="float">
            <text:p>1.7761E-05</text:p>
          </table:table-cell>
          <table:table-cell table:formula="of:=[.K29]" office:value-type="float" office:value="0.000033958" calcext:value-type="float">
            <text:p>3.3958E-05</text:p>
          </table:table-cell>
        </table:table-row>
        <table:table-row table:style-name="ro1">
          <table:table-cell table:style-name="ce1" office:value-type="float" office:value="-0.000079465" calcext:value-type="float">
            <text:p>-7.9465E-05</text:p>
          </table:table-cell>
          <table:table-cell office:value-type="float" office:value="1.640546427" calcext:value-type="float">
            <text:p>1.6405464</text:p>
          </table:table-cell>
          <table:table-cell office:value-type="float" office:value="0.000019965" calcext:value-type="float">
            <text:p>0.0000200</text:p>
          </table:table-cell>
          <table:table-cell/>
          <table:table-cell table:style-name="ce1" office:value-type="float" office:value="-0.000077274" calcext:value-type="float">
            <text:p>-7.7274E-05</text:p>
          </table:table-cell>
          <table:table-cell office:value-type="float" office:value="1.640546427" calcext:value-type="float">
            <text:p>1.6405464</text:p>
          </table:table-cell>
          <table:table-cell office:value-type="float" office:value="0.000017774" calcext:value-type="float">
            <text:p>0.0000178</text:p>
          </table:table-cell>
          <table:table-cell/>
          <table:table-cell table:style-name="ce1" office:value-type="float" office:value="-0.000093965" calcext:value-type="float">
            <text:p>-9.3965E-05</text:p>
          </table:table-cell>
          <table:table-cell office:value-type="float" office:value="1.640546427" calcext:value-type="float">
            <text:p>1.6405464</text:p>
          </table:table-cell>
          <table:table-cell office:value-type="float" office:value="0.000034465" calcext:value-type="float">
            <text:p>0.0000345</text:p>
          </table:table-cell>
          <table:table-cell/>
          <table:table-cell table:formula="of:=[.B30]" office:value-type="float" office:value="1.640546427" calcext:value-type="float">
            <text:p>1.640546427</text:p>
          </table:table-cell>
          <table:table-cell table:formula="of:=[.A30]+middle" office:value-type="float" office:value="1.640526462" calcext:value-type="float">
            <text:p>1.640526462</text:p>
          </table:table-cell>
          <table:table-cell table:formula="of:=[.E30]+middle" office:value-type="float" office:value="1.640528653" calcext:value-type="float">
            <text:p>1.640528653</text:p>
          </table:table-cell>
          <table:table-cell table:formula="of:=[.I30]+middle" office:value-type="float" office:value="1.640511962" calcext:value-type="float">
            <text:p>1.640511962</text:p>
          </table:table-cell>
          <table:table-cell table:formula="of:=[.M30]" office:value-type="float" office:value="1.640546427" calcext:value-type="float">
            <text:p>1.640546427</text:p>
          </table:table-cell>
          <table:table-cell/>
          <table:table-cell table:formula="of:=[.B30]" office:value-type="float" office:value="1.640546427" calcext:value-type="float">
            <text:p>1.640546427</text:p>
          </table:table-cell>
          <table:table-cell table:formula="of:=[.C30]" office:value-type="float" office:value="0.000019965" calcext:value-type="float">
            <text:p>1.9965E-05</text:p>
          </table:table-cell>
          <table:table-cell table:formula="of:=[.G30]" office:value-type="float" office:value="0.000017774" calcext:value-type="float">
            <text:p>1.7774E-05</text:p>
          </table:table-cell>
          <table:table-cell table:formula="of:=[.K30]" office:value-type="float" office:value="0.000034465" calcext:value-type="float">
            <text:p>3.4465E-05</text:p>
          </table:table-cell>
        </table:table-row>
        <table:table-row table:style-name="ro1">
          <table:table-cell table:style-name="ce1" office:value-type="float" office:value="-0.000079026" calcext:value-type="float">
            <text:p>-7.9026E-05</text:p>
          </table:table-cell>
          <table:table-cell office:value-type="float" office:value="1.640546927" calcext:value-type="float">
            <text:p>1.6405469</text:p>
          </table:table-cell>
          <table:table-cell office:value-type="float" office:value="0.000020026" calcext:value-type="float">
            <text:p>0.0000200</text:p>
          </table:table-cell>
          <table:table-cell/>
          <table:table-cell table:style-name="ce1" office:value-type="float" office:value="-0.000076788" calcext:value-type="float">
            <text:p>-7.6788E-05</text:p>
          </table:table-cell>
          <table:table-cell office:value-type="float" office:value="1.640546927" calcext:value-type="float">
            <text:p>1.6405469</text:p>
          </table:table-cell>
          <table:table-cell office:value-type="float" office:value="0.000017788" calcext:value-type="float">
            <text:p>0.0000178</text:p>
          </table:table-cell>
          <table:table-cell/>
          <table:table-cell table:style-name="ce1" office:value-type="float" office:value="-0.000094047" calcext:value-type="float">
            <text:p>-9.4047E-05</text:p>
          </table:table-cell>
          <table:table-cell office:value-type="float" office:value="1.640546927" calcext:value-type="float">
            <text:p>1.6405469</text:p>
          </table:table-cell>
          <table:table-cell office:value-type="float" office:value="0.000035047" calcext:value-type="float">
            <text:p>0.0000350</text:p>
          </table:table-cell>
          <table:table-cell/>
          <table:table-cell table:formula="of:=[.B31]" office:value-type="float" office:value="1.640546927" calcext:value-type="float">
            <text:p>1.640546927</text:p>
          </table:table-cell>
          <table:table-cell table:formula="of:=[.A31]+middle" office:value-type="float" office:value="1.640526901" calcext:value-type="float">
            <text:p>1.640526901</text:p>
          </table:table-cell>
          <table:table-cell table:formula="of:=[.E31]+middle" office:value-type="float" office:value="1.640529139" calcext:value-type="float">
            <text:p>1.640529139</text:p>
          </table:table-cell>
          <table:table-cell table:formula="of:=[.I31]+middle" office:value-type="float" office:value="1.64051188" calcext:value-type="float">
            <text:p>1.64051188</text:p>
          </table:table-cell>
          <table:table-cell table:formula="of:=[.M31]" office:value-type="float" office:value="1.640546927" calcext:value-type="float">
            <text:p>1.640546927</text:p>
          </table:table-cell>
          <table:table-cell/>
          <table:table-cell table:formula="of:=[.B31]" office:value-type="float" office:value="1.640546927" calcext:value-type="float">
            <text:p>1.640546927</text:p>
          </table:table-cell>
          <table:table-cell table:formula="of:=[.C31]" office:value-type="float" office:value="0.000020026" calcext:value-type="float">
            <text:p>2.0026E-05</text:p>
          </table:table-cell>
          <table:table-cell table:formula="of:=[.G31]" office:value-type="float" office:value="0.000017788" calcext:value-type="float">
            <text:p>1.7788E-05</text:p>
          </table:table-cell>
          <table:table-cell table:formula="of:=[.K31]" office:value-type="float" office:value="0.000035047" calcext:value-type="float">
            <text:p>3.5047E-05</text:p>
          </table:table-cell>
        </table:table-row>
        <table:table-row table:style-name="ro1">
          <table:table-cell table:style-name="ce1" office:value-type="float" office:value="-0.00007846" calcext:value-type="float">
            <text:p>-7.846E-05</text:p>
          </table:table-cell>
          <table:table-cell office:value-type="float" office:value="1.640547427" calcext:value-type="float">
            <text:p>1.6405474</text:p>
          </table:table-cell>
          <table:table-cell office:value-type="float" office:value="0.00001996" calcext:value-type="float">
            <text:p>0.0000200</text:p>
          </table:table-cell>
          <table:table-cell/>
          <table:table-cell table:style-name="ce1" office:value-type="float" office:value="-0.000076321" calcext:value-type="float">
            <text:p>-7.6321E-05</text:p>
          </table:table-cell>
          <table:table-cell office:value-type="float" office:value="1.640547427" calcext:value-type="float">
            <text:p>1.6405474</text:p>
          </table:table-cell>
          <table:table-cell office:value-type="float" office:value="0.000017821" calcext:value-type="float">
            <text:p>0.0000178</text:p>
          </table:table-cell>
          <table:table-cell/>
          <table:table-cell table:style-name="ce1" office:value-type="float" office:value="-0.000093991" calcext:value-type="float">
            <text:p>-9.3991E-05</text:p>
          </table:table-cell>
          <table:table-cell office:value-type="float" office:value="1.640547427" calcext:value-type="float">
            <text:p>1.6405474</text:p>
          </table:table-cell>
          <table:table-cell office:value-type="float" office:value="0.000035491" calcext:value-type="float">
            <text:p>0.0000355</text:p>
          </table:table-cell>
          <table:table-cell/>
          <table:table-cell table:formula="of:=[.B32]" office:value-type="float" office:value="1.640547427" calcext:value-type="float">
            <text:p>1.640547427</text:p>
          </table:table-cell>
          <table:table-cell table:formula="of:=[.A32]+middle" office:value-type="float" office:value="1.640527467" calcext:value-type="float">
            <text:p>1.640527467</text:p>
          </table:table-cell>
          <table:table-cell table:formula="of:=[.E32]+middle" office:value-type="float" office:value="1.640529606" calcext:value-type="float">
            <text:p>1.640529606</text:p>
          </table:table-cell>
          <table:table-cell table:formula="of:=[.I32]+middle" office:value-type="float" office:value="1.640511936" calcext:value-type="float">
            <text:p>1.640511936</text:p>
          </table:table-cell>
          <table:table-cell table:formula="of:=[.M32]" office:value-type="float" office:value="1.640547427" calcext:value-type="float">
            <text:p>1.640547427</text:p>
          </table:table-cell>
          <table:table-cell/>
          <table:table-cell table:formula="of:=[.B32]" office:value-type="float" office:value="1.640547427" calcext:value-type="float">
            <text:p>1.640547427</text:p>
          </table:table-cell>
          <table:table-cell table:formula="of:=[.C32]" office:value-type="float" office:value="0.00001996" calcext:value-type="float">
            <text:p>1.996E-05</text:p>
          </table:table-cell>
          <table:table-cell table:formula="of:=[.G32]" office:value-type="float" office:value="0.000017821" calcext:value-type="float">
            <text:p>1.7821E-05</text:p>
          </table:table-cell>
          <table:table-cell table:formula="of:=[.K32]" office:value-type="float" office:value="0.000035491" calcext:value-type="float">
            <text:p>3.5491E-05</text:p>
          </table:table-cell>
        </table:table-row>
        <table:table-row table:style-name="ro1">
          <table:table-cell table:style-name="ce1" office:value-type="float" office:value="-0.000078034" calcext:value-type="float">
            <text:p>-7.8034E-05</text:p>
          </table:table-cell>
          <table:table-cell office:value-type="float" office:value="1.640547927" calcext:value-type="float">
            <text:p>1.6405479</text:p>
          </table:table-cell>
          <table:table-cell office:value-type="float" office:value="0.000020034" calcext:value-type="float">
            <text:p>0.0000200</text:p>
          </table:table-cell>
          <table:table-cell/>
          <table:table-cell table:style-name="ce1" office:value-type="float" office:value="-0.000075788" calcext:value-type="float">
            <text:p>-7.5788E-05</text:p>
          </table:table-cell>
          <table:table-cell office:value-type="float" office:value="1.640547927" calcext:value-type="float">
            <text:p>1.6405479</text:p>
          </table:table-cell>
          <table:table-cell office:value-type="float" office:value="0.000017788" calcext:value-type="float">
            <text:p>0.0000178</text:p>
          </table:table-cell>
          <table:table-cell/>
          <table:table-cell table:style-name="ce1" office:value-type="float" office:value="-0.000093953" calcext:value-type="float">
            <text:p>-9.3953E-05</text:p>
          </table:table-cell>
          <table:table-cell office:value-type="float" office:value="1.640547927" calcext:value-type="float">
            <text:p>1.6405479</text:p>
          </table:table-cell>
          <table:table-cell office:value-type="float" office:value="0.000035953" calcext:value-type="float">
            <text:p>0.0000360</text:p>
          </table:table-cell>
          <table:table-cell/>
          <table:table-cell table:formula="of:=[.B33]" office:value-type="float" office:value="1.640547927" calcext:value-type="float">
            <text:p>1.640547927</text:p>
          </table:table-cell>
          <table:table-cell table:formula="of:=[.A33]+middle" office:value-type="float" office:value="1.640527893" calcext:value-type="float">
            <text:p>1.640527893</text:p>
          </table:table-cell>
          <table:table-cell table:formula="of:=[.E33]+middle" office:value-type="float" office:value="1.640530139" calcext:value-type="float">
            <text:p>1.640530139</text:p>
          </table:table-cell>
          <table:table-cell table:formula="of:=[.I33]+middle" office:value-type="float" office:value="1.640511974" calcext:value-type="float">
            <text:p>1.640511974</text:p>
          </table:table-cell>
          <table:table-cell table:formula="of:=[.M33]" office:value-type="float" office:value="1.640547927" calcext:value-type="float">
            <text:p>1.640547927</text:p>
          </table:table-cell>
          <table:table-cell/>
          <table:table-cell table:formula="of:=[.B33]" office:value-type="float" office:value="1.640547927" calcext:value-type="float">
            <text:p>1.640547927</text:p>
          </table:table-cell>
          <table:table-cell table:formula="of:=[.C33]" office:value-type="float" office:value="0.000020034" calcext:value-type="float">
            <text:p>2.0034E-05</text:p>
          </table:table-cell>
          <table:table-cell table:formula="of:=[.G33]" office:value-type="float" office:value="0.000017788" calcext:value-type="float">
            <text:p>1.7788E-05</text:p>
          </table:table-cell>
          <table:table-cell table:formula="of:=[.K33]" office:value-type="float" office:value="0.000035953" calcext:value-type="float">
            <text:p>3.5953E-05</text:p>
          </table:table-cell>
        </table:table-row>
        <table:table-row table:style-name="ro1">
          <table:table-cell table:style-name="ce1" office:value-type="float" office:value="-0.000077514" calcext:value-type="float">
            <text:p>-7.7514E-05</text:p>
          </table:table-cell>
          <table:table-cell office:value-type="float" office:value="1.640548427" calcext:value-type="float">
            <text:p>1.6405484</text:p>
          </table:table-cell>
          <table:table-cell office:value-type="float" office:value="0.000020014" calcext:value-type="float">
            <text:p>0.0000200</text:p>
          </table:table-cell>
          <table:table-cell/>
          <table:table-cell table:style-name="ce1" office:value-type="float" office:value="-0.000075325" calcext:value-type="float">
            <text:p>-7.5325E-05</text:p>
          </table:table-cell>
          <table:table-cell office:value-type="float" office:value="1.640548427" calcext:value-type="float">
            <text:p>1.6405484</text:p>
          </table:table-cell>
          <table:table-cell office:value-type="float" office:value="0.000017825" calcext:value-type="float">
            <text:p>0.0000178</text:p>
          </table:table-cell>
          <table:table-cell/>
          <table:table-cell table:style-name="ce1" office:value-type="float" office:value="-0.000093953" calcext:value-type="float">
            <text:p>-9.3953E-05</text:p>
          </table:table-cell>
          <table:table-cell office:value-type="float" office:value="1.640548427" calcext:value-type="float">
            <text:p>1.6405484</text:p>
          </table:table-cell>
          <table:table-cell office:value-type="float" office:value="0.000036453" calcext:value-type="float">
            <text:p>0.0000365</text:p>
          </table:table-cell>
          <table:table-cell/>
          <table:table-cell table:formula="of:=[.B34]" office:value-type="float" office:value="1.640548427" calcext:value-type="float">
            <text:p>1.640548427</text:p>
          </table:table-cell>
          <table:table-cell table:formula="of:=[.A34]+middle" office:value-type="float" office:value="1.640528413" calcext:value-type="float">
            <text:p>1.640528413</text:p>
          </table:table-cell>
          <table:table-cell table:formula="of:=[.E34]+middle" office:value-type="float" office:value="1.640530602" calcext:value-type="float">
            <text:p>1.640530602</text:p>
          </table:table-cell>
          <table:table-cell table:formula="of:=[.I34]+middle" office:value-type="float" office:value="1.640511974" calcext:value-type="float">
            <text:p>1.640511974</text:p>
          </table:table-cell>
          <table:table-cell table:formula="of:=[.M34]" office:value-type="float" office:value="1.640548427" calcext:value-type="float">
            <text:p>1.640548427</text:p>
          </table:table-cell>
          <table:table-cell/>
          <table:table-cell table:formula="of:=[.B34]" office:value-type="float" office:value="1.640548427" calcext:value-type="float">
            <text:p>1.640548427</text:p>
          </table:table-cell>
          <table:table-cell table:formula="of:=[.C34]" office:value-type="float" office:value="0.000020014" calcext:value-type="float">
            <text:p>2.0014E-05</text:p>
          </table:table-cell>
          <table:table-cell table:formula="of:=[.G34]" office:value-type="float" office:value="0.000017825" calcext:value-type="float">
            <text:p>1.7825E-05</text:p>
          </table:table-cell>
          <table:table-cell table:formula="of:=[.K34]" office:value-type="float" office:value="0.000036453" calcext:value-type="float">
            <text:p>3.6453E-05</text:p>
          </table:table-cell>
        </table:table-row>
        <table:table-row table:style-name="ro1">
          <table:table-cell table:style-name="ce1" office:value-type="float" office:value="-0.000076595" calcext:value-type="float">
            <text:p>-7.6595E-05</text:p>
          </table:table-cell>
          <table:table-cell office:value-type="float" office:value="1.640548927" calcext:value-type="float">
            <text:p>1.6405489</text:p>
          </table:table-cell>
          <table:table-cell office:value-type="float" office:value="0.000019595" calcext:value-type="float">
            <text:p>0.0000196</text:p>
          </table:table-cell>
          <table:table-cell/>
          <table:table-cell table:style-name="ce1" office:value-type="float" office:value="-0.000074599" calcext:value-type="float">
            <text:p>-7.4599E-05</text:p>
          </table:table-cell>
          <table:table-cell office:value-type="float" office:value="1.640548927" calcext:value-type="float">
            <text:p>1.6405489</text:p>
          </table:table-cell>
          <table:table-cell office:value-type="float" office:value="0.000017599" calcext:value-type="float">
            <text:p>0.0000176</text:p>
          </table:table-cell>
          <table:table-cell/>
          <table:table-cell table:style-name="ce1" office:value-type="float" office:value="-0.000074865" calcext:value-type="float">
            <text:p>-7.4865E-05</text:p>
          </table:table-cell>
          <table:table-cell office:value-type="float" office:value="1.640548927" calcext:value-type="float">
            <text:p>1.6405489</text:p>
          </table:table-cell>
          <table:table-cell office:value-type="float" office:value="0.000017865" calcext:value-type="float">
            <text:p>0.0000179</text:p>
          </table:table-cell>
          <table:table-cell/>
          <table:table-cell table:formula="of:=[.B35]" office:value-type="float" office:value="1.640548927" calcext:value-type="float">
            <text:p>1.640548927</text:p>
          </table:table-cell>
          <table:table-cell table:formula="of:=[.A35]+middle" office:value-type="float" office:value="1.640529332" calcext:value-type="float">
            <text:p>1.640529332</text:p>
          </table:table-cell>
          <table:table-cell table:formula="of:=[.E35]+middle" office:value-type="float" office:value="1.640531328" calcext:value-type="float">
            <text:p>1.640531328</text:p>
          </table:table-cell>
          <table:table-cell table:formula="of:=[.I35]+middle" office:value-type="float" office:value="1.640531062" calcext:value-type="float">
            <text:p>1.640531062</text:p>
          </table:table-cell>
          <table:table-cell table:formula="of:=[.M35]" office:value-type="float" office:value="1.640548927" calcext:value-type="float">
            <text:p>1.640548927</text:p>
          </table:table-cell>
          <table:table-cell/>
          <table:table-cell table:formula="of:=[.B35]" office:value-type="float" office:value="1.640548927" calcext:value-type="float">
            <text:p>1.640548927</text:p>
          </table:table-cell>
          <table:table-cell table:formula="of:=[.C35]" office:value-type="float" office:value="0.000019595" calcext:value-type="float">
            <text:p>1.9595E-05</text:p>
          </table:table-cell>
          <table:table-cell table:formula="of:=[.G35]" office:value-type="float" office:value="0.000017599" calcext:value-type="float">
            <text:p>1.7599E-05</text:p>
          </table:table-cell>
          <table:table-cell table:formula="of:=[.K35]" office:value-type="float" office:value="0.000017865" calcext:value-type="float">
            <text:p>1.7865E-05</text:p>
          </table:table-cell>
        </table:table-row>
        <table:table-row table:style-name="ro1">
          <table:table-cell table:style-name="ce1" office:value-type="float" office:value="-0.000076048" calcext:value-type="float">
            <text:p>-7.6048E-05</text:p>
          </table:table-cell>
          <table:table-cell office:value-type="float" office:value="1.640549427" calcext:value-type="float">
            <text:p>1.6405494</text:p>
          </table:table-cell>
          <table:table-cell office:value-type="float" office:value="0.000019548" calcext:value-type="float">
            <text:p>0.0000195</text:p>
          </table:table-cell>
          <table:table-cell/>
          <table:table-cell table:style-name="ce1" office:value-type="float" office:value="-0.000074013" calcext:value-type="float">
            <text:p>-7.4013E-05</text:p>
          </table:table-cell>
          <table:table-cell office:value-type="float" office:value="1.640549427" calcext:value-type="float">
            <text:p>1.6405494</text:p>
          </table:table-cell>
          <table:table-cell office:value-type="float" office:value="0.000017513" calcext:value-type="float">
            <text:p>0.0000175</text:p>
          </table:table-cell>
          <table:table-cell/>
          <table:table-cell table:style-name="ce1" office:value-type="float" office:value="-0.000074867" calcext:value-type="float">
            <text:p>-7.4867E-05</text:p>
          </table:table-cell>
          <table:table-cell office:value-type="float" office:value="1.640549427" calcext:value-type="float">
            <text:p>1.6405494</text:p>
          </table:table-cell>
          <table:table-cell office:value-type="float" office:value="0.000018367" calcext:value-type="float">
            <text:p>0.0000184</text:p>
          </table:table-cell>
          <table:table-cell/>
          <table:table-cell table:formula="of:=[.B36]" office:value-type="float" office:value="1.640549427" calcext:value-type="float">
            <text:p>1.640549427</text:p>
          </table:table-cell>
          <table:table-cell table:formula="of:=[.A36]+middle" office:value-type="float" office:value="1.640529879" calcext:value-type="float">
            <text:p>1.640529879</text:p>
          </table:table-cell>
          <table:table-cell table:formula="of:=[.E36]+middle" office:value-type="float" office:value="1.640531914" calcext:value-type="float">
            <text:p>1.640531914</text:p>
          </table:table-cell>
          <table:table-cell table:formula="of:=[.I36]+middle" office:value-type="float" office:value="1.64053106" calcext:value-type="float">
            <text:p>1.64053106</text:p>
          </table:table-cell>
          <table:table-cell table:formula="of:=[.M36]" office:value-type="float" office:value="1.640549427" calcext:value-type="float">
            <text:p>1.640549427</text:p>
          </table:table-cell>
          <table:table-cell/>
          <table:table-cell table:formula="of:=[.B36]" office:value-type="float" office:value="1.640549427" calcext:value-type="float">
            <text:p>1.640549427</text:p>
          </table:table-cell>
          <table:table-cell table:formula="of:=[.C36]" office:value-type="float" office:value="0.000019548" calcext:value-type="float">
            <text:p>1.9548E-05</text:p>
          </table:table-cell>
          <table:table-cell table:formula="of:=[.G36]" office:value-type="float" office:value="0.000017513" calcext:value-type="float">
            <text:p>1.7513E-05</text:p>
          </table:table-cell>
          <table:table-cell table:formula="of:=[.K36]" office:value-type="float" office:value="0.000018367" calcext:value-type="float">
            <text:p>1.8367E-05</text:p>
          </table:table-cell>
        </table:table-row>
        <table:table-row table:style-name="ro1">
          <table:table-cell table:style-name="ce1" office:value-type="float" office:value="-0.000075543" calcext:value-type="float">
            <text:p>-7.5543E-05</text:p>
          </table:table-cell>
          <table:table-cell office:value-type="float" office:value="1.640549927" calcext:value-type="float">
            <text:p>1.6405499</text:p>
          </table:table-cell>
          <table:table-cell office:value-type="float" office:value="0.000019543" calcext:value-type="float">
            <text:p>0.0000195</text:p>
          </table:table-cell>
          <table:table-cell/>
          <table:table-cell table:style-name="ce1" office:value-type="float" office:value="-0.000073519" calcext:value-type="float">
            <text:p>-7.3519E-05</text:p>
          </table:table-cell>
          <table:table-cell office:value-type="float" office:value="1.640549927" calcext:value-type="float">
            <text:p>1.6405499</text:p>
          </table:table-cell>
          <table:table-cell office:value-type="float" office:value="0.000017519" calcext:value-type="float">
            <text:p>0.0000175</text:p>
          </table:table-cell>
          <table:table-cell/>
          <table:table-cell table:style-name="ce1" office:value-type="float" office:value="-0.000074815" calcext:value-type="float">
            <text:p>-7.4815E-05</text:p>
          </table:table-cell>
          <table:table-cell office:value-type="float" office:value="1.640549927" calcext:value-type="float">
            <text:p>1.6405499</text:p>
          </table:table-cell>
          <table:table-cell office:value-type="float" office:value="0.000018815" calcext:value-type="float">
            <text:p>0.0000188</text:p>
          </table:table-cell>
          <table:table-cell/>
          <table:table-cell table:formula="of:=[.B37]" office:value-type="float" office:value="1.640549927" calcext:value-type="float">
            <text:p>1.640549927</text:p>
          </table:table-cell>
          <table:table-cell table:formula="of:=[.A37]+middle" office:value-type="float" office:value="1.640530384" calcext:value-type="float">
            <text:p>1.640530384</text:p>
          </table:table-cell>
          <table:table-cell table:formula="of:=[.E37]+middle" office:value-type="float" office:value="1.640532408" calcext:value-type="float">
            <text:p>1.640532408</text:p>
          </table:table-cell>
          <table:table-cell table:formula="of:=[.I37]+middle" office:value-type="float" office:value="1.640531112" calcext:value-type="float">
            <text:p>1.640531112</text:p>
          </table:table-cell>
          <table:table-cell table:formula="of:=[.M37]" office:value-type="float" office:value="1.640549927" calcext:value-type="float">
            <text:p>1.640549927</text:p>
          </table:table-cell>
          <table:table-cell/>
          <table:table-cell table:formula="of:=[.B37]" office:value-type="float" office:value="1.640549927" calcext:value-type="float">
            <text:p>1.640549927</text:p>
          </table:table-cell>
          <table:table-cell table:formula="of:=[.C37]" office:value-type="float" office:value="0.000019543" calcext:value-type="float">
            <text:p>1.9543E-05</text:p>
          </table:table-cell>
          <table:table-cell table:formula="of:=[.G37]" office:value-type="float" office:value="0.000017519" calcext:value-type="float">
            <text:p>1.7519E-05</text:p>
          </table:table-cell>
          <table:table-cell table:formula="of:=[.K37]" office:value-type="float" office:value="0.000018815" calcext:value-type="float">
            <text:p>1.8815E-05</text:p>
          </table:table-cell>
        </table:table-row>
        <table:table-row table:style-name="ro1">
          <table:table-cell table:style-name="ce1" office:value-type="float" office:value="-0.000075102" calcext:value-type="float">
            <text:p>-7.5102E-05</text:p>
          </table:table-cell>
          <table:table-cell office:value-type="float" office:value="1.640550427" calcext:value-type="float">
            <text:p>1.6405504</text:p>
          </table:table-cell>
          <table:table-cell office:value-type="float" office:value="0.000019602" calcext:value-type="float">
            <text:p>0.0000196</text:p>
          </table:table-cell>
          <table:table-cell/>
          <table:table-cell table:style-name="ce1" office:value-type="float" office:value="-0.000073067" calcext:value-type="float">
            <text:p>-7.3067E-05</text:p>
          </table:table-cell>
          <table:table-cell office:value-type="float" office:value="1.640550427" calcext:value-type="float">
            <text:p>1.6405504</text:p>
          </table:table-cell>
          <table:table-cell office:value-type="float" office:value="0.000017567" calcext:value-type="float">
            <text:p>0.0000176</text:p>
          </table:table-cell>
          <table:table-cell/>
          <table:table-cell table:style-name="ce1" office:value-type="float" office:value="-0.000074875" calcext:value-type="float">
            <text:p>-7.4875E-05</text:p>
          </table:table-cell>
          <table:table-cell office:value-type="float" office:value="1.640550427" calcext:value-type="float">
            <text:p>1.6405504</text:p>
          </table:table-cell>
          <table:table-cell office:value-type="float" office:value="0.000019375" calcext:value-type="float">
            <text:p>0.0000194</text:p>
          </table:table-cell>
          <table:table-cell/>
          <table:table-cell table:formula="of:=[.B38]" office:value-type="float" office:value="1.640550427" calcext:value-type="float">
            <text:p>1.640550427</text:p>
          </table:table-cell>
          <table:table-cell table:formula="of:=[.A38]+middle" office:value-type="float" office:value="1.640530825" calcext:value-type="float">
            <text:p>1.640530825</text:p>
          </table:table-cell>
          <table:table-cell table:formula="of:=[.E38]+middle" office:value-type="float" office:value="1.64053286" calcext:value-type="float">
            <text:p>1.64053286</text:p>
          </table:table-cell>
          <table:table-cell table:formula="of:=[.I38]+middle" office:value-type="float" office:value="1.640531052" calcext:value-type="float">
            <text:p>1.640531052</text:p>
          </table:table-cell>
          <table:table-cell table:formula="of:=[.M38]" office:value-type="float" office:value="1.640550427" calcext:value-type="float">
            <text:p>1.640550427</text:p>
          </table:table-cell>
          <table:table-cell/>
          <table:table-cell table:formula="of:=[.B38]" office:value-type="float" office:value="1.640550427" calcext:value-type="float">
            <text:p>1.640550427</text:p>
          </table:table-cell>
          <table:table-cell table:formula="of:=[.C38]" office:value-type="float" office:value="0.000019602" calcext:value-type="float">
            <text:p>1.9602E-05</text:p>
          </table:table-cell>
          <table:table-cell table:formula="of:=[.G38]" office:value-type="float" office:value="0.000017567" calcext:value-type="float">
            <text:p>1.7567E-05</text:p>
          </table:table-cell>
          <table:table-cell table:formula="of:=[.K38]" office:value-type="float" office:value="0.000019375" calcext:value-type="float">
            <text:p>1.9375E-05</text:p>
          </table:table-cell>
        </table:table-row>
        <table:table-row table:style-name="ro1">
          <table:table-cell table:style-name="ce1" office:value-type="float" office:value="-0.000074568" calcext:value-type="float">
            <text:p>-7.4568E-05</text:p>
          </table:table-cell>
          <table:table-cell office:value-type="float" office:value="1.640550927" calcext:value-type="float">
            <text:p>1.6405509</text:p>
          </table:table-cell>
          <table:table-cell office:value-type="float" office:value="0.000019568" calcext:value-type="float">
            <text:p>0.0000196</text:p>
          </table:table-cell>
          <table:table-cell/>
          <table:table-cell table:style-name="ce1" office:value-type="float" office:value="-0.000072567" calcext:value-type="float">
            <text:p>-7.2567E-05</text:p>
          </table:table-cell>
          <table:table-cell office:value-type="float" office:value="1.640550927" calcext:value-type="float">
            <text:p>1.6405509</text:p>
          </table:table-cell>
          <table:table-cell office:value-type="float" office:value="0.000017567" calcext:value-type="float">
            <text:p>0.0000176</text:p>
          </table:table-cell>
          <table:table-cell/>
          <table:table-cell table:style-name="ce1" office:value-type="float" office:value="-0.000074896" calcext:value-type="float">
            <text:p>-7.4896E-05</text:p>
          </table:table-cell>
          <table:table-cell office:value-type="float" office:value="1.640550927" calcext:value-type="float">
            <text:p>1.6405509</text:p>
          </table:table-cell>
          <table:table-cell office:value-type="float" office:value="0.000019896" calcext:value-type="float">
            <text:p>0.0000199</text:p>
          </table:table-cell>
          <table:table-cell/>
          <table:table-cell table:formula="of:=[.B39]" office:value-type="float" office:value="1.640550927" calcext:value-type="float">
            <text:p>1.640550927</text:p>
          </table:table-cell>
          <table:table-cell table:formula="of:=[.A39]+middle" office:value-type="float" office:value="1.640531359" calcext:value-type="float">
            <text:p>1.640531359</text:p>
          </table:table-cell>
          <table:table-cell table:formula="of:=[.E39]+middle" office:value-type="float" office:value="1.64053336" calcext:value-type="float">
            <text:p>1.64053336</text:p>
          </table:table-cell>
          <table:table-cell table:formula="of:=[.I39]+middle" office:value-type="float" office:value="1.640531031" calcext:value-type="float">
            <text:p>1.640531031</text:p>
          </table:table-cell>
          <table:table-cell table:formula="of:=[.M39]" office:value-type="float" office:value="1.640550927" calcext:value-type="float">
            <text:p>1.640550927</text:p>
          </table:table-cell>
          <table:table-cell/>
          <table:table-cell table:formula="of:=[.B39]" office:value-type="float" office:value="1.640550927" calcext:value-type="float">
            <text:p>1.640550927</text:p>
          </table:table-cell>
          <table:table-cell table:formula="of:=[.C39]" office:value-type="float" office:value="0.000019568" calcext:value-type="float">
            <text:p>1.9568E-05</text:p>
          </table:table-cell>
          <table:table-cell table:formula="of:=[.G39]" office:value-type="float" office:value="0.000017567" calcext:value-type="float">
            <text:p>1.7567E-05</text:p>
          </table:table-cell>
          <table:table-cell table:formula="of:=[.K39]" office:value-type="float" office:value="0.000019896" calcext:value-type="float">
            <text:p>1.9896E-05</text:p>
          </table:table-cell>
        </table:table-row>
        <table:table-row table:style-name="ro1">
          <table:table-cell table:style-name="ce1" office:value-type="float" office:value="-0.000074122" calcext:value-type="float">
            <text:p>-7.4122E-05</text:p>
          </table:table-cell>
          <table:table-cell office:value-type="float" office:value="1.640551427" calcext:value-type="float">
            <text:p>1.6405514</text:p>
          </table:table-cell>
          <table:table-cell office:value-type="float" office:value="0.000019622" calcext:value-type="float">
            <text:p>0.0000196</text:p>
          </table:table-cell>
          <table:table-cell/>
          <table:table-cell table:style-name="ce1" office:value-type="float" office:value="-0.000072081" calcext:value-type="float">
            <text:p>-7.2081E-05</text:p>
          </table:table-cell>
          <table:table-cell office:value-type="float" office:value="1.640551427" calcext:value-type="float">
            <text:p>1.6405514</text:p>
          </table:table-cell>
          <table:table-cell office:value-type="float" office:value="0.000017581" calcext:value-type="float">
            <text:p>0.0000176</text:p>
          </table:table-cell>
          <table:table-cell/>
          <table:table-cell table:style-name="ce1" office:value-type="float" office:value="-0.000074868" calcext:value-type="float">
            <text:p>-7.4868E-05</text:p>
          </table:table-cell>
          <table:table-cell office:value-type="float" office:value="1.640551427" calcext:value-type="float">
            <text:p>1.6405514</text:p>
          </table:table-cell>
          <table:table-cell office:value-type="float" office:value="0.000020368" calcext:value-type="float">
            <text:p>0.0000204</text:p>
          </table:table-cell>
          <table:table-cell/>
          <table:table-cell table:formula="of:=[.B40]" office:value-type="float" office:value="1.640551427" calcext:value-type="float">
            <text:p>1.640551427</text:p>
          </table:table-cell>
          <table:table-cell table:formula="of:=[.A40]+middle" office:value-type="float" office:value="1.640531805" calcext:value-type="float">
            <text:p>1.640531805</text:p>
          </table:table-cell>
          <table:table-cell table:formula="of:=[.E40]+middle" office:value-type="float" office:value="1.640533846" calcext:value-type="float">
            <text:p>1.640533846</text:p>
          </table:table-cell>
          <table:table-cell table:formula="of:=[.I40]+middle" office:value-type="float" office:value="1.640531059" calcext:value-type="float">
            <text:p>1.640531059</text:p>
          </table:table-cell>
          <table:table-cell table:formula="of:=[.M40]" office:value-type="float" office:value="1.640551427" calcext:value-type="float">
            <text:p>1.640551427</text:p>
          </table:table-cell>
          <table:table-cell/>
          <table:table-cell table:formula="of:=[.B40]" office:value-type="float" office:value="1.640551427" calcext:value-type="float">
            <text:p>1.640551427</text:p>
          </table:table-cell>
          <table:table-cell table:formula="of:=[.C40]" office:value-type="float" office:value="0.000019622" calcext:value-type="float">
            <text:p>1.9622E-05</text:p>
          </table:table-cell>
          <table:table-cell table:formula="of:=[.G40]" office:value-type="float" office:value="0.000017581" calcext:value-type="float">
            <text:p>1.7581E-05</text:p>
          </table:table-cell>
          <table:table-cell table:formula="of:=[.K40]" office:value-type="float" office:value="0.000020368" calcext:value-type="float">
            <text:p>2.0368E-05</text:p>
          </table:table-cell>
        </table:table-row>
        <table:table-row table:style-name="ro1">
          <table:table-cell table:style-name="ce1" office:value-type="float" office:value="-0.000073599" calcext:value-type="float">
            <text:p>-7.3599E-05</text:p>
          </table:table-cell>
          <table:table-cell office:value-type="float" office:value="1.640551927" calcext:value-type="float">
            <text:p>1.6405519</text:p>
          </table:table-cell>
          <table:table-cell office:value-type="float" office:value="0.000019599" calcext:value-type="float">
            <text:p>0.0000196</text:p>
          </table:table-cell>
          <table:table-cell/>
          <table:table-cell table:style-name="ce1" office:value-type="float" office:value="-0.000071621" calcext:value-type="float">
            <text:p>-7.1621E-05</text:p>
          </table:table-cell>
          <table:table-cell office:value-type="float" office:value="1.640551927" calcext:value-type="float">
            <text:p>1.6405519</text:p>
          </table:table-cell>
          <table:table-cell office:value-type="float" office:value="0.000017621" calcext:value-type="float">
            <text:p>0.0000176</text:p>
          </table:table-cell>
          <table:table-cell/>
          <table:table-cell table:style-name="ce1" office:value-type="float" office:value="-0.000074858" calcext:value-type="float">
            <text:p>-7.4858E-05</text:p>
          </table:table-cell>
          <table:table-cell office:value-type="float" office:value="1.640551927" calcext:value-type="float">
            <text:p>1.6405519</text:p>
          </table:table-cell>
          <table:table-cell office:value-type="float" office:value="0.000020858" calcext:value-type="float">
            <text:p>0.0000209</text:p>
          </table:table-cell>
          <table:table-cell/>
          <table:table-cell table:formula="of:=[.B41]" office:value-type="float" office:value="1.640551927" calcext:value-type="float">
            <text:p>1.640551927</text:p>
          </table:table-cell>
          <table:table-cell table:formula="of:=[.A41]+middle" office:value-type="float" office:value="1.640532328" calcext:value-type="float">
            <text:p>1.640532328</text:p>
          </table:table-cell>
          <table:table-cell table:formula="of:=[.E41]+middle" office:value-type="float" office:value="1.640534306" calcext:value-type="float">
            <text:p>1.640534306</text:p>
          </table:table-cell>
          <table:table-cell table:formula="of:=[.I41]+middle" office:value-type="float" office:value="1.640531069" calcext:value-type="float">
            <text:p>1.640531069</text:p>
          </table:table-cell>
          <table:table-cell table:formula="of:=[.M41]" office:value-type="float" office:value="1.640551927" calcext:value-type="float">
            <text:p>1.640551927</text:p>
          </table:table-cell>
          <table:table-cell/>
          <table:table-cell table:formula="of:=[.B41]" office:value-type="float" office:value="1.640551927" calcext:value-type="float">
            <text:p>1.640551927</text:p>
          </table:table-cell>
          <table:table-cell table:formula="of:=[.C41]" office:value-type="float" office:value="0.000019599" calcext:value-type="float">
            <text:p>1.9599E-05</text:p>
          </table:table-cell>
          <table:table-cell table:formula="of:=[.G41]" office:value-type="float" office:value="0.000017621" calcext:value-type="float">
            <text:p>1.7621E-05</text:p>
          </table:table-cell>
          <table:table-cell table:formula="of:=[.K41]" office:value-type="float" office:value="0.000020858" calcext:value-type="float">
            <text:p>2.0858E-05</text:p>
          </table:table-cell>
        </table:table-row>
        <table:table-row table:style-name="ro1">
          <table:table-cell table:style-name="ce1" office:value-type="float" office:value="-0.00007312" calcext:value-type="float">
            <text:p>-7.312E-05</text:p>
          </table:table-cell>
          <table:table-cell office:value-type="float" office:value="1.640552427" calcext:value-type="float">
            <text:p>1.6405524</text:p>
          </table:table-cell>
          <table:table-cell office:value-type="float" office:value="0.00001962" calcext:value-type="float">
            <text:p>0.0000196</text:p>
          </table:table-cell>
          <table:table-cell/>
          <table:table-cell table:style-name="ce1" office:value-type="float" office:value="-0.000071139" calcext:value-type="float">
            <text:p>-7.1139E-05</text:p>
          </table:table-cell>
          <table:table-cell office:value-type="float" office:value="1.640552427" calcext:value-type="float">
            <text:p>1.6405524</text:p>
          </table:table-cell>
          <table:table-cell office:value-type="float" office:value="0.000017639" calcext:value-type="float">
            <text:p>0.0000176</text:p>
          </table:table-cell>
          <table:table-cell/>
          <table:table-cell table:style-name="ce1" office:value-type="float" office:value="-0.000074839" calcext:value-type="float">
            <text:p>-7.4839E-05</text:p>
          </table:table-cell>
          <table:table-cell office:value-type="float" office:value="1.640552427" calcext:value-type="float">
            <text:p>1.6405524</text:p>
          </table:table-cell>
          <table:table-cell office:value-type="float" office:value="0.000021339" calcext:value-type="float">
            <text:p>0.0000213</text:p>
          </table:table-cell>
          <table:table-cell/>
          <table:table-cell table:formula="of:=[.B42]" office:value-type="float" office:value="1.640552427" calcext:value-type="float">
            <text:p>1.640552427</text:p>
          </table:table-cell>
          <table:table-cell table:formula="of:=[.A42]+middle" office:value-type="float" office:value="1.640532807" calcext:value-type="float">
            <text:p>1.640532807</text:p>
          </table:table-cell>
          <table:table-cell table:formula="of:=[.E42]+middle" office:value-type="float" office:value="1.640534788" calcext:value-type="float">
            <text:p>1.640534788</text:p>
          </table:table-cell>
          <table:table-cell table:formula="of:=[.I42]+middle" office:value-type="float" office:value="1.640531088" calcext:value-type="float">
            <text:p>1.640531088</text:p>
          </table:table-cell>
          <table:table-cell table:formula="of:=[.M42]" office:value-type="float" office:value="1.640552427" calcext:value-type="float">
            <text:p>1.640552427</text:p>
          </table:table-cell>
          <table:table-cell/>
          <table:table-cell table:formula="of:=[.B42]" office:value-type="float" office:value="1.640552427" calcext:value-type="float">
            <text:p>1.640552427</text:p>
          </table:table-cell>
          <table:table-cell table:formula="of:=[.C42]" office:value-type="float" office:value="0.00001962" calcext:value-type="float">
            <text:p>1.962E-05</text:p>
          </table:table-cell>
          <table:table-cell table:formula="of:=[.G42]" office:value-type="float" office:value="0.000017639" calcext:value-type="float">
            <text:p>1.7639E-05</text:p>
          </table:table-cell>
          <table:table-cell table:formula="of:=[.K42]" office:value-type="float" office:value="0.000021339" calcext:value-type="float">
            <text:p>2.1339E-05</text:p>
          </table:table-cell>
        </table:table-row>
        <table:table-row table:style-name="ro1">
          <table:table-cell table:style-name="ce1" office:value-type="float" office:value="-0.000072649" calcext:value-type="float">
            <text:p>-7.2649E-05</text:p>
          </table:table-cell>
          <table:table-cell office:value-type="float" office:value="1.640552927" calcext:value-type="float">
            <text:p>1.6405529</text:p>
          </table:table-cell>
          <table:table-cell office:value-type="float" office:value="0.000019649" calcext:value-type="float">
            <text:p>0.0000196</text:p>
          </table:table-cell>
          <table:table-cell/>
          <table:table-cell table:style-name="ce1" office:value-type="float" office:value="-0.000070639" calcext:value-type="float">
            <text:p>-7.0639E-05</text:p>
          </table:table-cell>
          <table:table-cell office:value-type="float" office:value="1.640552927" calcext:value-type="float">
            <text:p>1.6405529</text:p>
          </table:table-cell>
          <table:table-cell office:value-type="float" office:value="0.000017639" calcext:value-type="float">
            <text:p>0.0000176</text:p>
          </table:table-cell>
          <table:table-cell/>
          <table:table-cell table:style-name="ce1" office:value-type="float" office:value="-0.000074821" calcext:value-type="float">
            <text:p>-7.4821E-05</text:p>
          </table:table-cell>
          <table:table-cell office:value-type="float" office:value="1.640552927" calcext:value-type="float">
            <text:p>1.6405529</text:p>
          </table:table-cell>
          <table:table-cell office:value-type="float" office:value="0.000021821" calcext:value-type="float">
            <text:p>0.0000218</text:p>
          </table:table-cell>
          <table:table-cell/>
          <table:table-cell table:formula="of:=[.B43]" office:value-type="float" office:value="1.640552927" calcext:value-type="float">
            <text:p>1.640552927</text:p>
          </table:table-cell>
          <table:table-cell table:formula="of:=[.A43]+middle" office:value-type="float" office:value="1.640533278" calcext:value-type="float">
            <text:p>1.640533278</text:p>
          </table:table-cell>
          <table:table-cell table:formula="of:=[.E43]+middle" office:value-type="float" office:value="1.640535288" calcext:value-type="float">
            <text:p>1.640535288</text:p>
          </table:table-cell>
          <table:table-cell table:formula="of:=[.I43]+middle" office:value-type="float" office:value="1.640531106" calcext:value-type="float">
            <text:p>1.640531106</text:p>
          </table:table-cell>
          <table:table-cell table:formula="of:=[.M43]" office:value-type="float" office:value="1.640552927" calcext:value-type="float">
            <text:p>1.640552927</text:p>
          </table:table-cell>
          <table:table-cell/>
          <table:table-cell table:formula="of:=[.B43]" office:value-type="float" office:value="1.640552927" calcext:value-type="float">
            <text:p>1.640552927</text:p>
          </table:table-cell>
          <table:table-cell table:formula="of:=[.C43]" office:value-type="float" office:value="0.000019649" calcext:value-type="float">
            <text:p>1.9649E-05</text:p>
          </table:table-cell>
          <table:table-cell table:formula="of:=[.G43]" office:value-type="float" office:value="0.000017639" calcext:value-type="float">
            <text:p>1.7639E-05</text:p>
          </table:table-cell>
          <table:table-cell table:formula="of:=[.K43]" office:value-type="float" office:value="0.000021821" calcext:value-type="float">
            <text:p>2.1821E-05</text:p>
          </table:table-cell>
        </table:table-row>
        <table:table-row table:style-name="ro1">
          <table:table-cell table:style-name="ce1" office:value-type="float" office:value="-0.000072185" calcext:value-type="float">
            <text:p>-7.2185E-05</text:p>
          </table:table-cell>
          <table:table-cell office:value-type="float" office:value="1.640553427" calcext:value-type="float">
            <text:p>1.6405534</text:p>
          </table:table-cell>
          <table:table-cell office:value-type="float" office:value="0.000019685" calcext:value-type="float">
            <text:p>0.0000197</text:p>
          </table:table-cell>
          <table:table-cell/>
          <table:table-cell table:style-name="ce1" office:value-type="float" office:value="-0.00007013" calcext:value-type="float">
            <text:p>-7.013E-05</text:p>
          </table:table-cell>
          <table:table-cell office:value-type="float" office:value="1.640553427" calcext:value-type="float">
            <text:p>1.6405534</text:p>
          </table:table-cell>
          <table:table-cell office:value-type="float" office:value="0.00001763" calcext:value-type="float">
            <text:p>0.0000176</text:p>
          </table:table-cell>
          <table:table-cell/>
          <table:table-cell table:style-name="ce1" office:value-type="float" office:value="-0.000074893" calcext:value-type="float">
            <text:p>-7.4893E-05</text:p>
          </table:table-cell>
          <table:table-cell office:value-type="float" office:value="1.640553427" calcext:value-type="float">
            <text:p>1.6405534</text:p>
          </table:table-cell>
          <table:table-cell office:value-type="float" office:value="0.000022393" calcext:value-type="float">
            <text:p>0.0000224</text:p>
          </table:table-cell>
          <table:table-cell/>
          <table:table-cell table:formula="of:=[.B44]" office:value-type="float" office:value="1.640553427" calcext:value-type="float">
            <text:p>1.640553427</text:p>
          </table:table-cell>
          <table:table-cell table:formula="of:=[.A44]+middle" office:value-type="float" office:value="1.640533742" calcext:value-type="float">
            <text:p>1.640533742</text:p>
          </table:table-cell>
          <table:table-cell table:formula="of:=[.E44]+middle" office:value-type="float" office:value="1.640535797" calcext:value-type="float">
            <text:p>1.640535797</text:p>
          </table:table-cell>
          <table:table-cell table:formula="of:=[.I44]+middle" office:value-type="float" office:value="1.640531034" calcext:value-type="float">
            <text:p>1.640531034</text:p>
          </table:table-cell>
          <table:table-cell table:formula="of:=[.M44]" office:value-type="float" office:value="1.640553427" calcext:value-type="float">
            <text:p>1.640553427</text:p>
          </table:table-cell>
          <table:table-cell/>
          <table:table-cell table:formula="of:=[.B44]" office:value-type="float" office:value="1.640553427" calcext:value-type="float">
            <text:p>1.640553427</text:p>
          </table:table-cell>
          <table:table-cell table:formula="of:=[.C44]" office:value-type="float" office:value="0.000019685" calcext:value-type="float">
            <text:p>1.9685E-05</text:p>
          </table:table-cell>
          <table:table-cell table:formula="of:=[.G44]" office:value-type="float" office:value="0.00001763" calcext:value-type="float">
            <text:p>1.763E-05</text:p>
          </table:table-cell>
          <table:table-cell table:formula="of:=[.K44]" office:value-type="float" office:value="0.000022393" calcext:value-type="float">
            <text:p>2.2393E-05</text:p>
          </table:table-cell>
        </table:table-row>
        <table:table-row table:style-name="ro1">
          <table:table-cell table:style-name="ce1" office:value-type="float" office:value="-0.000071652" calcext:value-type="float">
            <text:p>-7.1652E-05</text:p>
          </table:table-cell>
          <table:table-cell office:value-type="float" office:value="1.640553927" calcext:value-type="float">
            <text:p>1.6405539</text:p>
          </table:table-cell>
          <table:table-cell office:value-type="float" office:value="0.000019652" calcext:value-type="float">
            <text:p>0.0000197</text:p>
          </table:table-cell>
          <table:table-cell/>
          <table:table-cell table:style-name="ce1" office:value-type="float" office:value="-0.000069663" calcext:value-type="float">
            <text:p>-6.9663E-05</text:p>
          </table:table-cell>
          <table:table-cell office:value-type="float" office:value="1.640553927" calcext:value-type="float">
            <text:p>1.6405539</text:p>
          </table:table-cell>
          <table:table-cell office:value-type="float" office:value="0.000017663" calcext:value-type="float">
            <text:p>0.0000177</text:p>
          </table:table-cell>
          <table:table-cell/>
          <table:table-cell table:style-name="ce1" office:value-type="float" office:value="-0.000074896" calcext:value-type="float">
            <text:p>-7.4896E-05</text:p>
          </table:table-cell>
          <table:table-cell office:value-type="float" office:value="1.640553927" calcext:value-type="float">
            <text:p>1.6405539</text:p>
          </table:table-cell>
          <table:table-cell office:value-type="float" office:value="0.000022896" calcext:value-type="float">
            <text:p>0.0000229</text:p>
          </table:table-cell>
          <table:table-cell/>
          <table:table-cell table:formula="of:=[.B45]" office:value-type="float" office:value="1.640553927" calcext:value-type="float">
            <text:p>1.640553927</text:p>
          </table:table-cell>
          <table:table-cell table:formula="of:=[.A45]+middle" office:value-type="float" office:value="1.640534275" calcext:value-type="float">
            <text:p>1.640534275</text:p>
          </table:table-cell>
          <table:table-cell table:formula="of:=[.E45]+middle" office:value-type="float" office:value="1.640536264" calcext:value-type="float">
            <text:p>1.640536264</text:p>
          </table:table-cell>
          <table:table-cell table:formula="of:=[.I45]+middle" office:value-type="float" office:value="1.640531031" calcext:value-type="float">
            <text:p>1.640531031</text:p>
          </table:table-cell>
          <table:table-cell table:formula="of:=[.M45]" office:value-type="float" office:value="1.640553927" calcext:value-type="float">
            <text:p>1.640553927</text:p>
          </table:table-cell>
          <table:table-cell/>
          <table:table-cell table:formula="of:=[.B45]" office:value-type="float" office:value="1.640553927" calcext:value-type="float">
            <text:p>1.640553927</text:p>
          </table:table-cell>
          <table:table-cell table:formula="of:=[.C45]" office:value-type="float" office:value="0.000019652" calcext:value-type="float">
            <text:p>1.9652E-05</text:p>
          </table:table-cell>
          <table:table-cell table:formula="of:=[.G45]" office:value-type="float" office:value="0.000017663" calcext:value-type="float">
            <text:p>1.7663E-05</text:p>
          </table:table-cell>
          <table:table-cell table:formula="of:=[.K45]" office:value-type="float" office:value="0.000022896" calcext:value-type="float">
            <text:p>2.2896E-05</text:p>
          </table:table-cell>
        </table:table-row>
        <table:table-row table:style-name="ro1">
          <table:table-cell table:style-name="ce1" office:value-type="float" office:value="-0.000071124" calcext:value-type="float">
            <text:p>-7.1124E-05</text:p>
          </table:table-cell>
          <table:table-cell office:value-type="float" office:value="1.640554427" calcext:value-type="float">
            <text:p>1.6405544</text:p>
          </table:table-cell>
          <table:table-cell office:value-type="float" office:value="0.000019624" calcext:value-type="float">
            <text:p>0.0000196</text:p>
          </table:table-cell>
          <table:table-cell/>
          <table:table-cell table:style-name="ce1" office:value-type="float" office:value="-0.00006915" calcext:value-type="float">
            <text:p>-6.915E-05</text:p>
          </table:table-cell>
          <table:table-cell office:value-type="float" office:value="1.640554427" calcext:value-type="float">
            <text:p>1.6405544</text:p>
          </table:table-cell>
          <table:table-cell office:value-type="float" office:value="0.00001765" calcext:value-type="float">
            <text:p>0.0000177</text:p>
          </table:table-cell>
          <table:table-cell/>
          <table:table-cell table:style-name="ce1" office:value-type="float" office:value="-0.000074843" calcext:value-type="float">
            <text:p>-7.4843E-05</text:p>
          </table:table-cell>
          <table:table-cell office:value-type="float" office:value="1.640554427" calcext:value-type="float">
            <text:p>1.6405544</text:p>
          </table:table-cell>
          <table:table-cell office:value-type="float" office:value="0.000023343" calcext:value-type="float">
            <text:p>0.0000233</text:p>
          </table:table-cell>
          <table:table-cell/>
          <table:table-cell table:formula="of:=[.B46]" office:value-type="float" office:value="1.640554427" calcext:value-type="float">
            <text:p>1.640554427</text:p>
          </table:table-cell>
          <table:table-cell table:formula="of:=[.A46]+middle" office:value-type="float" office:value="1.640534803" calcext:value-type="float">
            <text:p>1.640534803</text:p>
          </table:table-cell>
          <table:table-cell table:formula="of:=[.E46]+middle" office:value-type="float" office:value="1.640536777" calcext:value-type="float">
            <text:p>1.640536777</text:p>
          </table:table-cell>
          <table:table-cell table:formula="of:=[.I46]+middle" office:value-type="float" office:value="1.640531084" calcext:value-type="float">
            <text:p>1.640531084</text:p>
          </table:table-cell>
          <table:table-cell table:formula="of:=[.M46]" office:value-type="float" office:value="1.640554427" calcext:value-type="float">
            <text:p>1.640554427</text:p>
          </table:table-cell>
          <table:table-cell/>
          <table:table-cell table:formula="of:=[.B46]" office:value-type="float" office:value="1.640554427" calcext:value-type="float">
            <text:p>1.640554427</text:p>
          </table:table-cell>
          <table:table-cell table:formula="of:=[.C46]" office:value-type="float" office:value="0.000019624" calcext:value-type="float">
            <text:p>1.9624E-05</text:p>
          </table:table-cell>
          <table:table-cell table:formula="of:=[.G46]" office:value-type="float" office:value="0.00001765" calcext:value-type="float">
            <text:p>1.765E-05</text:p>
          </table:table-cell>
          <table:table-cell table:formula="of:=[.K46]" office:value-type="float" office:value="0.000023343" calcext:value-type="float">
            <text:p>2.3343E-05</text:p>
          </table:table-cell>
        </table:table-row>
        <table:table-row table:style-name="ro1">
          <table:table-cell table:style-name="ce1" office:value-type="float" office:value="-0.000070668" calcext:value-type="float">
            <text:p>-7.0668E-05</text:p>
          </table:table-cell>
          <table:table-cell office:value-type="float" office:value="1.640554927" calcext:value-type="float">
            <text:p>1.6405549</text:p>
          </table:table-cell>
          <table:table-cell office:value-type="float" office:value="0.000019668" calcext:value-type="float">
            <text:p>0.0000197</text:p>
          </table:table-cell>
          <table:table-cell/>
          <table:table-cell table:style-name="ce1" office:value-type="float" office:value="-0.000068668" calcext:value-type="float">
            <text:p>-6.8668E-05</text:p>
          </table:table-cell>
          <table:table-cell office:value-type="float" office:value="1.640554927" calcext:value-type="float">
            <text:p>1.6405549</text:p>
          </table:table-cell>
          <table:table-cell office:value-type="float" office:value="0.000017668" calcext:value-type="float">
            <text:p>0.0000177</text:p>
          </table:table-cell>
          <table:table-cell/>
          <table:table-cell table:style-name="ce1" office:value-type="float" office:value="-0.000074856" calcext:value-type="float">
            <text:p>-7.4856E-05</text:p>
          </table:table-cell>
          <table:table-cell office:value-type="float" office:value="1.640554927" calcext:value-type="float">
            <text:p>1.6405549</text:p>
          </table:table-cell>
          <table:table-cell office:value-type="float" office:value="0.000023856" calcext:value-type="float">
            <text:p>0.0000239</text:p>
          </table:table-cell>
          <table:table-cell/>
          <table:table-cell table:formula="of:=[.B47]" office:value-type="float" office:value="1.640554927" calcext:value-type="float">
            <text:p>1.640554927</text:p>
          </table:table-cell>
          <table:table-cell table:formula="of:=[.A47]+middle" office:value-type="float" office:value="1.640535259" calcext:value-type="float">
            <text:p>1.640535259</text:p>
          </table:table-cell>
          <table:table-cell table:formula="of:=[.E47]+middle" office:value-type="float" office:value="1.640537259" calcext:value-type="float">
            <text:p>1.640537259</text:p>
          </table:table-cell>
          <table:table-cell table:formula="of:=[.I47]+middle" office:value-type="float" office:value="1.640531071" calcext:value-type="float">
            <text:p>1.640531071</text:p>
          </table:table-cell>
          <table:table-cell table:formula="of:=[.M47]" office:value-type="float" office:value="1.640554927" calcext:value-type="float">
            <text:p>1.640554927</text:p>
          </table:table-cell>
          <table:table-cell/>
          <table:table-cell table:formula="of:=[.B47]" office:value-type="float" office:value="1.640554927" calcext:value-type="float">
            <text:p>1.640554927</text:p>
          </table:table-cell>
          <table:table-cell table:formula="of:=[.C47]" office:value-type="float" office:value="0.000019668" calcext:value-type="float">
            <text:p>1.9668E-05</text:p>
          </table:table-cell>
          <table:table-cell table:formula="of:=[.G47]" office:value-type="float" office:value="0.000017668" calcext:value-type="float">
            <text:p>1.7668E-05</text:p>
          </table:table-cell>
          <table:table-cell table:formula="of:=[.K47]" office:value-type="float" office:value="0.000023856" calcext:value-type="float">
            <text:p>2.3856E-05</text:p>
          </table:table-cell>
        </table:table-row>
        <table:table-row table:style-name="ro1">
          <table:table-cell table:style-name="ce1" office:value-type="float" office:value="-0.000070177" calcext:value-type="float">
            <text:p>-7.0177E-05</text:p>
          </table:table-cell>
          <table:table-cell office:value-type="float" office:value="1.640555427" calcext:value-type="float">
            <text:p>1.6405554</text:p>
          </table:table-cell>
          <table:table-cell office:value-type="float" office:value="0.000019677" calcext:value-type="float">
            <text:p>0.0000197</text:p>
          </table:table-cell>
          <table:table-cell/>
          <table:table-cell table:style-name="ce1" office:value-type="float" office:value="-0.000068184" calcext:value-type="float">
            <text:p>-6.8184E-05</text:p>
          </table:table-cell>
          <table:table-cell office:value-type="float" office:value="1.640555427" calcext:value-type="float">
            <text:p>1.6405554</text:p>
          </table:table-cell>
          <table:table-cell office:value-type="float" office:value="0.000017684" calcext:value-type="float">
            <text:p>0.0000177</text:p>
          </table:table-cell>
          <table:table-cell/>
          <table:table-cell table:style-name="ce1" office:value-type="float" office:value="-0.00007495" calcext:value-type="float">
            <text:p>-7.495E-05</text:p>
          </table:table-cell>
          <table:table-cell office:value-type="float" office:value="1.640555427" calcext:value-type="float">
            <text:p>1.6405554</text:p>
          </table:table-cell>
          <table:table-cell office:value-type="float" office:value="0.00002445" calcext:value-type="float">
            <text:p>0.0000245</text:p>
          </table:table-cell>
          <table:table-cell/>
          <table:table-cell table:formula="of:=[.B48]" office:value-type="float" office:value="1.640555427" calcext:value-type="float">
            <text:p>1.640555427</text:p>
          </table:table-cell>
          <table:table-cell table:formula="of:=[.A48]+middle" office:value-type="float" office:value="1.64053575" calcext:value-type="float">
            <text:p>1.64053575</text:p>
          </table:table-cell>
          <table:table-cell table:formula="of:=[.E48]+middle" office:value-type="float" office:value="1.640537743" calcext:value-type="float">
            <text:p>1.640537743</text:p>
          </table:table-cell>
          <table:table-cell table:formula="of:=[.I48]+middle" office:value-type="float" office:value="1.640530977" calcext:value-type="float">
            <text:p>1.640530977</text:p>
          </table:table-cell>
          <table:table-cell table:formula="of:=[.M48]" office:value-type="float" office:value="1.640555427" calcext:value-type="float">
            <text:p>1.640555427</text:p>
          </table:table-cell>
          <table:table-cell/>
          <table:table-cell table:formula="of:=[.B48]" office:value-type="float" office:value="1.640555427" calcext:value-type="float">
            <text:p>1.640555427</text:p>
          </table:table-cell>
          <table:table-cell table:formula="of:=[.C48]" office:value-type="float" office:value="0.000019677" calcext:value-type="float">
            <text:p>1.9677E-05</text:p>
          </table:table-cell>
          <table:table-cell table:formula="of:=[.G48]" office:value-type="float" office:value="0.000017684" calcext:value-type="float">
            <text:p>1.7684E-05</text:p>
          </table:table-cell>
          <table:table-cell table:formula="of:=[.K48]" office:value-type="float" office:value="0.00002445" calcext:value-type="float">
            <text:p>2.445E-05</text:p>
          </table:table-cell>
        </table:table-row>
        <table:table-row table:style-name="ro1">
          <table:table-cell table:style-name="ce1" office:value-type="float" office:value="-0.000069659" calcext:value-type="float">
            <text:p>-6.9659E-05</text:p>
          </table:table-cell>
          <table:table-cell office:value-type="float" office:value="1.640555927" calcext:value-type="float">
            <text:p>1.6405559</text:p>
          </table:table-cell>
          <table:table-cell office:value-type="float" office:value="0.000019659" calcext:value-type="float">
            <text:p>0.0000197</text:p>
          </table:table-cell>
          <table:table-cell/>
          <table:table-cell table:style-name="ce1" office:value-type="float" office:value="-0.00006771" calcext:value-type="float">
            <text:p>-6.771E-05</text:p>
          </table:table-cell>
          <table:table-cell office:value-type="float" office:value="1.640555927" calcext:value-type="float">
            <text:p>1.6405559</text:p>
          </table:table-cell>
          <table:table-cell office:value-type="float" office:value="0.00001771" calcext:value-type="float">
            <text:p>0.0000177</text:p>
          </table:table-cell>
          <table:table-cell/>
          <table:table-cell table:style-name="ce1" office:value-type="float" office:value="-0.000074929" calcext:value-type="float">
            <text:p>-7.4929E-05</text:p>
          </table:table-cell>
          <table:table-cell office:value-type="float" office:value="1.640555927" calcext:value-type="float">
            <text:p>1.6405559</text:p>
          </table:table-cell>
          <table:table-cell office:value-type="float" office:value="0.000024929" calcext:value-type="float">
            <text:p>0.0000249</text:p>
          </table:table-cell>
          <table:table-cell/>
          <table:table-cell table:formula="of:=[.B49]" office:value-type="float" office:value="1.640555927" calcext:value-type="float">
            <text:p>1.640555927</text:p>
          </table:table-cell>
          <table:table-cell table:formula="of:=[.A49]+middle" office:value-type="float" office:value="1.640536268" calcext:value-type="float">
            <text:p>1.640536268</text:p>
          </table:table-cell>
          <table:table-cell table:formula="of:=[.E49]+middle" office:value-type="float" office:value="1.640538217" calcext:value-type="float">
            <text:p>1.640538217</text:p>
          </table:table-cell>
          <table:table-cell table:formula="of:=[.I49]+middle" office:value-type="float" office:value="1.640530998" calcext:value-type="float">
            <text:p>1.640530998</text:p>
          </table:table-cell>
          <table:table-cell table:formula="of:=[.M49]" office:value-type="float" office:value="1.640555927" calcext:value-type="float">
            <text:p>1.640555927</text:p>
          </table:table-cell>
          <table:table-cell/>
          <table:table-cell table:formula="of:=[.B49]" office:value-type="float" office:value="1.640555927" calcext:value-type="float">
            <text:p>1.640555927</text:p>
          </table:table-cell>
          <table:table-cell table:formula="of:=[.C49]" office:value-type="float" office:value="0.000019659" calcext:value-type="float">
            <text:p>1.9659E-05</text:p>
          </table:table-cell>
          <table:table-cell table:formula="of:=[.G49]" office:value-type="float" office:value="0.00001771" calcext:value-type="float">
            <text:p>1.771E-05</text:p>
          </table:table-cell>
          <table:table-cell table:formula="of:=[.K49]" office:value-type="float" office:value="0.000024929" calcext:value-type="float">
            <text:p>2.4929E-05</text:p>
          </table:table-cell>
        </table:table-row>
        <table:table-row table:style-name="ro1">
          <table:table-cell table:style-name="ce1" office:value-type="float" office:value="-0.000069149" calcext:value-type="float">
            <text:p>-6.9149E-05</text:p>
          </table:table-cell>
          <table:table-cell office:value-type="float" office:value="1.640556427" calcext:value-type="float">
            <text:p>1.6405564</text:p>
          </table:table-cell>
          <table:table-cell office:value-type="float" office:value="0.000019649" calcext:value-type="float">
            <text:p>0.0000196</text:p>
          </table:table-cell>
          <table:table-cell/>
          <table:table-cell table:style-name="ce1" office:value-type="float" office:value="-0.000067164" calcext:value-type="float">
            <text:p>-6.7164E-05</text:p>
          </table:table-cell>
          <table:table-cell office:value-type="float" office:value="1.640556427" calcext:value-type="float">
            <text:p>1.6405564</text:p>
          </table:table-cell>
          <table:table-cell office:value-type="float" office:value="0.000017664" calcext:value-type="float">
            <text:p>0.0000177</text:p>
          </table:table-cell>
          <table:table-cell/>
          <table:table-cell table:style-name="ce1" office:value-type="float" office:value="-0.000074923" calcext:value-type="float">
            <text:p>-7.4923E-05</text:p>
          </table:table-cell>
          <table:table-cell office:value-type="float" office:value="1.640556427" calcext:value-type="float">
            <text:p>1.6405564</text:p>
          </table:table-cell>
          <table:table-cell office:value-type="float" office:value="0.000025423" calcext:value-type="float">
            <text:p>0.0000254</text:p>
          </table:table-cell>
          <table:table-cell/>
          <table:table-cell table:formula="of:=[.B50]" office:value-type="float" office:value="1.640556427" calcext:value-type="float">
            <text:p>1.640556427</text:p>
          </table:table-cell>
          <table:table-cell table:formula="of:=[.A50]+middle" office:value-type="float" office:value="1.640536778" calcext:value-type="float">
            <text:p>1.640536778</text:p>
          </table:table-cell>
          <table:table-cell table:formula="of:=[.E50]+middle" office:value-type="float" office:value="1.640538763" calcext:value-type="float">
            <text:p>1.640538763</text:p>
          </table:table-cell>
          <table:table-cell table:formula="of:=[.I50]+middle" office:value-type="float" office:value="1.640531004" calcext:value-type="float">
            <text:p>1.640531004</text:p>
          </table:table-cell>
          <table:table-cell table:formula="of:=[.M50]" office:value-type="float" office:value="1.640556427" calcext:value-type="float">
            <text:p>1.640556427</text:p>
          </table:table-cell>
          <table:table-cell/>
          <table:table-cell table:formula="of:=[.B50]" office:value-type="float" office:value="1.640556427" calcext:value-type="float">
            <text:p>1.640556427</text:p>
          </table:table-cell>
          <table:table-cell table:formula="of:=[.C50]" office:value-type="float" office:value="0.000019649" calcext:value-type="float">
            <text:p>1.9649E-05</text:p>
          </table:table-cell>
          <table:table-cell table:formula="of:=[.G50]" office:value-type="float" office:value="0.000017664" calcext:value-type="float">
            <text:p>1.7664E-05</text:p>
          </table:table-cell>
          <table:table-cell table:formula="of:=[.K50]" office:value-type="float" office:value="0.000025423" calcext:value-type="float">
            <text:p>2.5423E-05</text:p>
          </table:table-cell>
        </table:table-row>
        <table:table-row table:style-name="ro1">
          <table:table-cell table:style-name="ce1" office:value-type="float" office:value="-0.000068682" calcext:value-type="float">
            <text:p>-6.8682E-05</text:p>
          </table:table-cell>
          <table:table-cell office:value-type="float" office:value="1.640556927" calcext:value-type="float">
            <text:p>1.6405569</text:p>
          </table:table-cell>
          <table:table-cell office:value-type="float" office:value="0.000019682" calcext:value-type="float">
            <text:p>0.0000197</text:p>
          </table:table-cell>
          <table:table-cell/>
          <table:table-cell table:style-name="ce1" office:value-type="float" office:value="-0.000066683" calcext:value-type="float">
            <text:p>-6.6683E-05</text:p>
          </table:table-cell>
          <table:table-cell office:value-type="float" office:value="1.640556927" calcext:value-type="float">
            <text:p>1.6405569</text:p>
          </table:table-cell>
          <table:table-cell office:value-type="float" office:value="0.000017683" calcext:value-type="float">
            <text:p>0.0000177</text:p>
          </table:table-cell>
          <table:table-cell/>
          <table:table-cell table:style-name="ce1" office:value-type="float" office:value="-0.000074931" calcext:value-type="float">
            <text:p>-7.4931E-05</text:p>
          </table:table-cell>
          <table:table-cell office:value-type="float" office:value="1.640556927" calcext:value-type="float">
            <text:p>1.6405569</text:p>
          </table:table-cell>
          <table:table-cell office:value-type="float" office:value="0.000025931" calcext:value-type="float">
            <text:p>0.0000259</text:p>
          </table:table-cell>
          <table:table-cell/>
          <table:table-cell table:formula="of:=[.B51]" office:value-type="float" office:value="1.640556927" calcext:value-type="float">
            <text:p>1.640556927</text:p>
          </table:table-cell>
          <table:table-cell table:formula="of:=[.A51]+middle" office:value-type="float" office:value="1.640537245" calcext:value-type="float">
            <text:p>1.640537245</text:p>
          </table:table-cell>
          <table:table-cell table:formula="of:=[.E51]+middle" office:value-type="float" office:value="1.640539244" calcext:value-type="float">
            <text:p>1.640539244</text:p>
          </table:table-cell>
          <table:table-cell table:formula="of:=[.I51]+middle" office:value-type="float" office:value="1.640530996" calcext:value-type="float">
            <text:p>1.640530996</text:p>
          </table:table-cell>
          <table:table-cell table:formula="of:=[.M51]" office:value-type="float" office:value="1.640556927" calcext:value-type="float">
            <text:p>1.640556927</text:p>
          </table:table-cell>
          <table:table-cell/>
          <table:table-cell table:formula="of:=[.B51]" office:value-type="float" office:value="1.640556927" calcext:value-type="float">
            <text:p>1.640556927</text:p>
          </table:table-cell>
          <table:table-cell table:formula="of:=[.C51]" office:value-type="float" office:value="0.000019682" calcext:value-type="float">
            <text:p>1.9682E-05</text:p>
          </table:table-cell>
          <table:table-cell table:formula="of:=[.G51]" office:value-type="float" office:value="0.000017683" calcext:value-type="float">
            <text:p>1.7683E-05</text:p>
          </table:table-cell>
          <table:table-cell table:formula="of:=[.K51]" office:value-type="float" office:value="0.000025931" calcext:value-type="float">
            <text:p>2.5931E-05</text:p>
          </table:table-cell>
        </table:table-row>
        <table:table-row table:style-name="ro1">
          <table:table-cell table:style-name="ce1" office:value-type="float" office:value="-0.000068187" calcext:value-type="float">
            <text:p>-6.8187E-05</text:p>
          </table:table-cell>
          <table:table-cell office:value-type="float" office:value="1.640557427" calcext:value-type="float">
            <text:p>1.6405574</text:p>
          </table:table-cell>
          <table:table-cell office:value-type="float" office:value="0.000019687" calcext:value-type="float">
            <text:p>0.0000197</text:p>
          </table:table-cell>
          <table:table-cell/>
          <table:table-cell table:style-name="ce1" office:value-type="float" office:value="-0.00006625" calcext:value-type="float">
            <text:p>-6.625E-05</text:p>
          </table:table-cell>
          <table:table-cell office:value-type="float" office:value="1.640557427" calcext:value-type="float">
            <text:p>1.6405574</text:p>
          </table:table-cell>
          <table:table-cell office:value-type="float" office:value="0.00001775" calcext:value-type="float">
            <text:p>0.0000178</text:p>
          </table:table-cell>
          <table:table-cell/>
          <table:table-cell table:style-name="ce1" office:value-type="float" office:value="-0.000074855" calcext:value-type="float">
            <text:p>-7.4855E-05</text:p>
          </table:table-cell>
          <table:table-cell office:value-type="float" office:value="1.640557427" calcext:value-type="float">
            <text:p>1.6405574</text:p>
          </table:table-cell>
          <table:table-cell office:value-type="float" office:value="0.000026355" calcext:value-type="float">
            <text:p>0.0000264</text:p>
          </table:table-cell>
          <table:table-cell/>
          <table:table-cell table:formula="of:=[.B52]" office:value-type="float" office:value="1.640557427" calcext:value-type="float">
            <text:p>1.640557427</text:p>
          </table:table-cell>
          <table:table-cell table:formula="of:=[.A52]+middle" office:value-type="float" office:value="1.64053774" calcext:value-type="float">
            <text:p>1.64053774</text:p>
          </table:table-cell>
          <table:table-cell table:formula="of:=[.E52]+middle" office:value-type="float" office:value="1.640539677" calcext:value-type="float">
            <text:p>1.640539677</text:p>
          </table:table-cell>
          <table:table-cell table:formula="of:=[.I52]+middle" office:value-type="float" office:value="1.640531072" calcext:value-type="float">
            <text:p>1.640531072</text:p>
          </table:table-cell>
          <table:table-cell table:formula="of:=[.M52]" office:value-type="float" office:value="1.640557427" calcext:value-type="float">
            <text:p>1.640557427</text:p>
          </table:table-cell>
          <table:table-cell/>
          <table:table-cell table:formula="of:=[.B52]" office:value-type="float" office:value="1.640557427" calcext:value-type="float">
            <text:p>1.640557427</text:p>
          </table:table-cell>
          <table:table-cell table:formula="of:=[.C52]" office:value-type="float" office:value="0.000019687" calcext:value-type="float">
            <text:p>1.9687E-05</text:p>
          </table:table-cell>
          <table:table-cell table:formula="of:=[.G52]" office:value-type="float" office:value="0.00001775" calcext:value-type="float">
            <text:p>1.775E-05</text:p>
          </table:table-cell>
          <table:table-cell table:formula="of:=[.K52]" office:value-type="float" office:value="0.000026355" calcext:value-type="float">
            <text:p>2.6355E-05</text:p>
          </table:table-cell>
        </table:table-row>
        <table:table-row table:style-name="ro1">
          <table:table-cell table:style-name="ce1" office:value-type="float" office:value="-0.000067667" calcext:value-type="float">
            <text:p>-6.7667E-05</text:p>
          </table:table-cell>
          <table:table-cell office:value-type="float" office:value="1.640557927" calcext:value-type="float">
            <text:p>1.6405579</text:p>
          </table:table-cell>
          <table:table-cell office:value-type="float" office:value="0.000019667" calcext:value-type="float">
            <text:p>0.0000197</text:p>
          </table:table-cell>
          <table:table-cell/>
          <table:table-cell table:style-name="ce1" office:value-type="float" office:value="-0.000065753" calcext:value-type="float">
            <text:p>-6.5753E-05</text:p>
          </table:table-cell>
          <table:table-cell office:value-type="float" office:value="1.640557927" calcext:value-type="float">
            <text:p>1.6405579</text:p>
          </table:table-cell>
          <table:table-cell office:value-type="float" office:value="0.000017753" calcext:value-type="float">
            <text:p>0.0000178</text:p>
          </table:table-cell>
          <table:table-cell/>
          <table:table-cell table:style-name="ce1" office:value-type="float" office:value="-0.000074872" calcext:value-type="float">
            <text:p>-7.4872E-05</text:p>
          </table:table-cell>
          <table:table-cell office:value-type="float" office:value="1.640557927" calcext:value-type="float">
            <text:p>1.6405579</text:p>
          </table:table-cell>
          <table:table-cell office:value-type="float" office:value="0.000026872" calcext:value-type="float">
            <text:p>0.0000269</text:p>
          </table:table-cell>
          <table:table-cell/>
          <table:table-cell table:formula="of:=[.B53]" office:value-type="float" office:value="1.640557927" calcext:value-type="float">
            <text:p>1.640557927</text:p>
          </table:table-cell>
          <table:table-cell table:formula="of:=[.A53]+middle" office:value-type="float" office:value="1.64053826" calcext:value-type="float">
            <text:p>1.64053826</text:p>
          </table:table-cell>
          <table:table-cell table:formula="of:=[.E53]+middle" office:value-type="float" office:value="1.640540174" calcext:value-type="float">
            <text:p>1.640540174</text:p>
          </table:table-cell>
          <table:table-cell table:formula="of:=[.I53]+middle" office:value-type="float" office:value="1.640531055" calcext:value-type="float">
            <text:p>1.640531055</text:p>
          </table:table-cell>
          <table:table-cell table:formula="of:=[.M53]" office:value-type="float" office:value="1.640557927" calcext:value-type="float">
            <text:p>1.640557927</text:p>
          </table:table-cell>
          <table:table-cell/>
          <table:table-cell table:formula="of:=[.B53]" office:value-type="float" office:value="1.640557927" calcext:value-type="float">
            <text:p>1.640557927</text:p>
          </table:table-cell>
          <table:table-cell table:formula="of:=[.C53]" office:value-type="float" office:value="0.000019667" calcext:value-type="float">
            <text:p>1.9667E-05</text:p>
          </table:table-cell>
          <table:table-cell table:formula="of:=[.G53]" office:value-type="float" office:value="0.000017753" calcext:value-type="float">
            <text:p>1.7753E-05</text:p>
          </table:table-cell>
          <table:table-cell table:formula="of:=[.K53]" office:value-type="float" office:value="0.000026872" calcext:value-type="float">
            <text:p>2.6872E-05</text:p>
          </table:table-cell>
        </table:table-row>
        <table:table-row table:style-name="ro1">
          <table:table-cell table:style-name="ce1" office:value-type="float" office:value="-0.000067209" calcext:value-type="float">
            <text:p>-6.7209E-05</text:p>
          </table:table-cell>
          <table:table-cell office:value-type="float" office:value="1.640558427" calcext:value-type="float">
            <text:p>1.6405584</text:p>
          </table:table-cell>
          <table:table-cell office:value-type="float" office:value="0.000019709" calcext:value-type="float">
            <text:p>0.0000197</text:p>
          </table:table-cell>
          <table:table-cell/>
          <table:table-cell table:style-name="ce1" office:value-type="float" office:value="-0.000065281" calcext:value-type="float">
            <text:p>-6.5281E-05</text:p>
          </table:table-cell>
          <table:table-cell office:value-type="float" office:value="1.640558427" calcext:value-type="float">
            <text:p>1.6405584</text:p>
          </table:table-cell>
          <table:table-cell office:value-type="float" office:value="0.000017781" calcext:value-type="float">
            <text:p>0.0000178</text:p>
          </table:table-cell>
          <table:table-cell/>
          <table:table-cell table:style-name="ce1" office:value-type="float" office:value="-0.000074874" calcext:value-type="float">
            <text:p>-7.4874E-05</text:p>
          </table:table-cell>
          <table:table-cell office:value-type="float" office:value="1.640558427" calcext:value-type="float">
            <text:p>1.6405584</text:p>
          </table:table-cell>
          <table:table-cell office:value-type="float" office:value="0.000027374" calcext:value-type="float">
            <text:p>0.0000274</text:p>
          </table:table-cell>
          <table:table-cell/>
          <table:table-cell table:formula="of:=[.B54]" office:value-type="float" office:value="1.640558427" calcext:value-type="float">
            <text:p>1.640558427</text:p>
          </table:table-cell>
          <table:table-cell table:formula="of:=[.A54]+middle" office:value-type="float" office:value="1.640538718" calcext:value-type="float">
            <text:p>1.640538718</text:p>
          </table:table-cell>
          <table:table-cell table:formula="of:=[.E54]+middle" office:value-type="float" office:value="1.640540646" calcext:value-type="float">
            <text:p>1.640540646</text:p>
          </table:table-cell>
          <table:table-cell table:formula="of:=[.I54]+middle" office:value-type="float" office:value="1.640531053" calcext:value-type="float">
            <text:p>1.640531053</text:p>
          </table:table-cell>
          <table:table-cell table:formula="of:=[.M54]" office:value-type="float" office:value="1.640558427" calcext:value-type="float">
            <text:p>1.640558427</text:p>
          </table:table-cell>
          <table:table-cell/>
          <table:table-cell table:formula="of:=[.B54]" office:value-type="float" office:value="1.640558427" calcext:value-type="float">
            <text:p>1.640558427</text:p>
          </table:table-cell>
          <table:table-cell table:formula="of:=[.C54]" office:value-type="float" office:value="0.000019709" calcext:value-type="float">
            <text:p>1.9709E-05</text:p>
          </table:table-cell>
          <table:table-cell table:formula="of:=[.G54]" office:value-type="float" office:value="0.000017781" calcext:value-type="float">
            <text:p>1.7781E-05</text:p>
          </table:table-cell>
          <table:table-cell table:formula="of:=[.K54]" office:value-type="float" office:value="0.000027374" calcext:value-type="float">
            <text:p>2.7374E-05</text:p>
          </table:table-cell>
        </table:table-row>
        <table:table-row table:style-name="ro1">
          <table:table-cell table:style-name="ce1" office:value-type="float" office:value="-0.000066713" calcext:value-type="float">
            <text:p>-6.6713E-05</text:p>
          </table:table-cell>
          <table:table-cell office:value-type="float" office:value="1.640558927" calcext:value-type="float">
            <text:p>1.6405589</text:p>
          </table:table-cell>
          <table:table-cell office:value-type="float" office:value="0.000019713" calcext:value-type="float">
            <text:p>0.0000197</text:p>
          </table:table-cell>
          <table:table-cell/>
          <table:table-cell table:style-name="ce1" office:value-type="float" office:value="-0.00006474" calcext:value-type="float">
            <text:p>-6.474E-05</text:p>
          </table:table-cell>
          <table:table-cell office:value-type="float" office:value="1.640558927" calcext:value-type="float">
            <text:p>1.6405589</text:p>
          </table:table-cell>
          <table:table-cell office:value-type="float" office:value="0.00001774" calcext:value-type="float">
            <text:p>0.0000177</text:p>
          </table:table-cell>
          <table:table-cell/>
          <table:table-cell table:style-name="ce1" office:value-type="float" office:value="-0.000074804" calcext:value-type="float">
            <text:p>-7.4804E-05</text:p>
          </table:table-cell>
          <table:table-cell office:value-type="float" office:value="1.640558927" calcext:value-type="float">
            <text:p>1.6405589</text:p>
          </table:table-cell>
          <table:table-cell office:value-type="float" office:value="0.000027804" calcext:value-type="float">
            <text:p>0.0000278</text:p>
          </table:table-cell>
          <table:table-cell/>
          <table:table-cell table:formula="of:=[.B55]" office:value-type="float" office:value="1.640558927" calcext:value-type="float">
            <text:p>1.640558927</text:p>
          </table:table-cell>
          <table:table-cell table:formula="of:=[.A55]+middle" office:value-type="float" office:value="1.640539214" calcext:value-type="float">
            <text:p>1.640539214</text:p>
          </table:table-cell>
          <table:table-cell table:formula="of:=[.E55]+middle" office:value-type="float" office:value="1.640541187" calcext:value-type="float">
            <text:p>1.640541187</text:p>
          </table:table-cell>
          <table:table-cell table:formula="of:=[.I55]+middle" office:value-type="float" office:value="1.640531123" calcext:value-type="float">
            <text:p>1.640531123</text:p>
          </table:table-cell>
          <table:table-cell table:formula="of:=[.M55]" office:value-type="float" office:value="1.640558927" calcext:value-type="float">
            <text:p>1.640558927</text:p>
          </table:table-cell>
          <table:table-cell/>
          <table:table-cell table:formula="of:=[.B55]" office:value-type="float" office:value="1.640558927" calcext:value-type="float">
            <text:p>1.640558927</text:p>
          </table:table-cell>
          <table:table-cell table:formula="of:=[.C55]" office:value-type="float" office:value="0.000019713" calcext:value-type="float">
            <text:p>1.9713E-05</text:p>
          </table:table-cell>
          <table:table-cell table:formula="of:=[.G55]" office:value-type="float" office:value="0.00001774" calcext:value-type="float">
            <text:p>1.774E-05</text:p>
          </table:table-cell>
          <table:table-cell table:formula="of:=[.K55]" office:value-type="float" office:value="0.000027804" calcext:value-type="float">
            <text:p>2.7804E-05</text:p>
          </table:table-cell>
        </table:table-row>
        <table:table-row table:style-name="ro1">
          <table:table-cell table:style-name="ce1" office:value-type="float" office:value="-0.000066253" calcext:value-type="float">
            <text:p>-6.6253E-05</text:p>
          </table:table-cell>
          <table:table-cell office:value-type="float" office:value="1.640559427" calcext:value-type="float">
            <text:p>1.6405594</text:p>
          </table:table-cell>
          <table:table-cell office:value-type="float" office:value="0.000019753" calcext:value-type="float">
            <text:p>0.0000198</text:p>
          </table:table-cell>
          <table:table-cell/>
          <table:table-cell table:style-name="ce1" office:value-type="float" office:value="-0.000064201" calcext:value-type="float">
            <text:p>-6.4201E-05</text:p>
          </table:table-cell>
          <table:table-cell office:value-type="float" office:value="1.640559427" calcext:value-type="float">
            <text:p>1.6405594</text:p>
          </table:table-cell>
          <table:table-cell office:value-type="float" office:value="0.000017701" calcext:value-type="float">
            <text:p>0.0000177</text:p>
          </table:table-cell>
          <table:table-cell/>
          <table:table-cell table:style-name="ce1" office:value-type="float" office:value="-0.000074872" calcext:value-type="float">
            <text:p>-7.4872E-05</text:p>
          </table:table-cell>
          <table:table-cell office:value-type="float" office:value="1.640559427" calcext:value-type="float">
            <text:p>1.6405594</text:p>
          </table:table-cell>
          <table:table-cell office:value-type="float" office:value="0.000028372" calcext:value-type="float">
            <text:p>0.0000284</text:p>
          </table:table-cell>
          <table:table-cell/>
          <table:table-cell table:formula="of:=[.B56]" office:value-type="float" office:value="1.640559427" calcext:value-type="float">
            <text:p>1.640559427</text:p>
          </table:table-cell>
          <table:table-cell table:formula="of:=[.A56]+middle" office:value-type="float" office:value="1.640539674" calcext:value-type="float">
            <text:p>1.640539674</text:p>
          </table:table-cell>
          <table:table-cell table:formula="of:=[.E56]+middle" office:value-type="float" office:value="1.640541726" calcext:value-type="float">
            <text:p>1.640541726</text:p>
          </table:table-cell>
          <table:table-cell table:formula="of:=[.I56]+middle" office:value-type="float" office:value="1.640531055" calcext:value-type="float">
            <text:p>1.640531055</text:p>
          </table:table-cell>
          <table:table-cell table:formula="of:=[.M56]" office:value-type="float" office:value="1.640559427" calcext:value-type="float">
            <text:p>1.640559427</text:p>
          </table:table-cell>
          <table:table-cell/>
          <table:table-cell table:formula="of:=[.B56]" office:value-type="float" office:value="1.640559427" calcext:value-type="float">
            <text:p>1.640559427</text:p>
          </table:table-cell>
          <table:table-cell table:formula="of:=[.C56]" office:value-type="float" office:value="0.000019753" calcext:value-type="float">
            <text:p>1.9753E-05</text:p>
          </table:table-cell>
          <table:table-cell table:formula="of:=[.G56]" office:value-type="float" office:value="0.000017701" calcext:value-type="float">
            <text:p>1.7701E-05</text:p>
          </table:table-cell>
          <table:table-cell table:formula="of:=[.K56]" office:value-type="float" office:value="0.000028372" calcext:value-type="float">
            <text:p>2.8372E-05</text:p>
          </table:table-cell>
        </table:table-row>
        <table:table-row table:style-name="ro1">
          <table:table-cell table:style-name="ce1" office:value-type="float" office:value="-0.000065749" calcext:value-type="float">
            <text:p>-6.5749E-05</text:p>
          </table:table-cell>
          <table:table-cell office:value-type="float" office:value="1.640559927" calcext:value-type="float">
            <text:p>1.6405599</text:p>
          </table:table-cell>
          <table:table-cell office:value-type="float" office:value="0.000019749" calcext:value-type="float">
            <text:p>0.0000197</text:p>
          </table:table-cell>
          <table:table-cell/>
          <table:table-cell table:style-name="ce1" office:value-type="float" office:value="-0.000063736" calcext:value-type="float">
            <text:p>-6.3736E-05</text:p>
          </table:table-cell>
          <table:table-cell office:value-type="float" office:value="1.640559927" calcext:value-type="float">
            <text:p>1.6405599</text:p>
          </table:table-cell>
          <table:table-cell office:value-type="float" office:value="0.000017736" calcext:value-type="float">
            <text:p>0.0000177</text:p>
          </table:table-cell>
          <table:table-cell/>
          <table:table-cell table:style-name="ce1" office:value-type="float" office:value="-0.000074924" calcext:value-type="float">
            <text:p>-7.4924E-05</text:p>
          </table:table-cell>
          <table:table-cell office:value-type="float" office:value="1.640559927" calcext:value-type="float">
            <text:p>1.6405599</text:p>
          </table:table-cell>
          <table:table-cell office:value-type="float" office:value="0.000028924" calcext:value-type="float">
            <text:p>0.0000289</text:p>
          </table:table-cell>
          <table:table-cell/>
          <table:table-cell table:formula="of:=[.B57]" office:value-type="float" office:value="1.640559927" calcext:value-type="float">
            <text:p>1.640559927</text:p>
          </table:table-cell>
          <table:table-cell table:formula="of:=[.A57]+middle" office:value-type="float" office:value="1.640540178" calcext:value-type="float">
            <text:p>1.640540178</text:p>
          </table:table-cell>
          <table:table-cell table:formula="of:=[.E57]+middle" office:value-type="float" office:value="1.640542191" calcext:value-type="float">
            <text:p>1.640542191</text:p>
          </table:table-cell>
          <table:table-cell table:formula="of:=[.I57]+middle" office:value-type="float" office:value="1.640531003" calcext:value-type="float">
            <text:p>1.640531003</text:p>
          </table:table-cell>
          <table:table-cell table:formula="of:=[.M57]" office:value-type="float" office:value="1.640559927" calcext:value-type="float">
            <text:p>1.640559927</text:p>
          </table:table-cell>
          <table:table-cell/>
          <table:table-cell table:formula="of:=[.B57]" office:value-type="float" office:value="1.640559927" calcext:value-type="float">
            <text:p>1.640559927</text:p>
          </table:table-cell>
          <table:table-cell table:formula="of:=[.C57]" office:value-type="float" office:value="0.000019749" calcext:value-type="float">
            <text:p>1.9749E-05</text:p>
          </table:table-cell>
          <table:table-cell table:formula="of:=[.G57]" office:value-type="float" office:value="0.000017736" calcext:value-type="float">
            <text:p>1.7736E-05</text:p>
          </table:table-cell>
          <table:table-cell table:formula="of:=[.K57]" office:value-type="float" office:value="0.000028924" calcext:value-type="float">
            <text:p>2.8924E-05</text:p>
          </table:table-cell>
        </table:table-row>
        <table:table-row table:style-name="ro1">
          <table:table-cell table:style-name="ce1" office:value-type="float" office:value="-0.000065234" calcext:value-type="float">
            <text:p>-6.5234E-05</text:p>
          </table:table-cell>
          <table:table-cell office:value-type="float" office:value="1.640560427" calcext:value-type="float">
            <text:p>1.6405604</text:p>
          </table:table-cell>
          <table:table-cell office:value-type="float" office:value="0.000019734" calcext:value-type="float">
            <text:p>0.0000197</text:p>
          </table:table-cell>
          <table:table-cell/>
          <table:table-cell table:style-name="ce1" office:value-type="float" office:value="-0.000063323" calcext:value-type="float">
            <text:p>-6.3323E-05</text:p>
          </table:table-cell>
          <table:table-cell office:value-type="float" office:value="1.640560427" calcext:value-type="float">
            <text:p>1.6405604</text:p>
          </table:table-cell>
          <table:table-cell office:value-type="float" office:value="0.000017823" calcext:value-type="float">
            <text:p>0.0000178</text:p>
          </table:table-cell>
          <table:table-cell/>
          <table:table-cell table:style-name="ce1" office:value-type="float" office:value="-0.000074883" calcext:value-type="float">
            <text:p>-7.4883E-05</text:p>
          </table:table-cell>
          <table:table-cell office:value-type="float" office:value="1.640560427" calcext:value-type="float">
            <text:p>1.6405604</text:p>
          </table:table-cell>
          <table:table-cell office:value-type="float" office:value="0.000029383" calcext:value-type="float">
            <text:p>0.0000294</text:p>
          </table:table-cell>
          <table:table-cell/>
          <table:table-cell table:formula="of:=[.B58]" office:value-type="float" office:value="1.640560427" calcext:value-type="float">
            <text:p>1.640560427</text:p>
          </table:table-cell>
          <table:table-cell table:formula="of:=[.A58]+middle" office:value-type="float" office:value="1.640540693" calcext:value-type="float">
            <text:p>1.640540693</text:p>
          </table:table-cell>
          <table:table-cell table:formula="of:=[.E58]+middle" office:value-type="float" office:value="1.640542604" calcext:value-type="float">
            <text:p>1.640542604</text:p>
          </table:table-cell>
          <table:table-cell table:formula="of:=[.I58]+middle" office:value-type="float" office:value="1.640531044" calcext:value-type="float">
            <text:p>1.640531044</text:p>
          </table:table-cell>
          <table:table-cell table:formula="of:=[.M58]" office:value-type="float" office:value="1.640560427" calcext:value-type="float">
            <text:p>1.640560427</text:p>
          </table:table-cell>
          <table:table-cell/>
          <table:table-cell table:formula="of:=[.B58]" office:value-type="float" office:value="1.640560427" calcext:value-type="float">
            <text:p>1.640560427</text:p>
          </table:table-cell>
          <table:table-cell table:formula="of:=[.C58]" office:value-type="float" office:value="0.000019734" calcext:value-type="float">
            <text:p>1.9734E-05</text:p>
          </table:table-cell>
          <table:table-cell table:formula="of:=[.G58]" office:value-type="float" office:value="0.000017823" calcext:value-type="float">
            <text:p>1.7823E-05</text:p>
          </table:table-cell>
          <table:table-cell table:formula="of:=[.K58]" office:value-type="float" office:value="0.000029383" calcext:value-type="float">
            <text:p>2.9383E-05</text:p>
          </table:table-cell>
        </table:table-row>
        <table:table-row table:style-name="ro1">
          <table:table-cell table:style-name="ce1" office:value-type="float" office:value="-0.000064835" calcext:value-type="float">
            <text:p>-6.4835E-05</text:p>
          </table:table-cell>
          <table:table-cell office:value-type="float" office:value="1.640560927" calcext:value-type="float">
            <text:p>1.6405609</text:p>
          </table:table-cell>
          <table:table-cell office:value-type="float" office:value="0.000019835" calcext:value-type="float">
            <text:p>0.0000198</text:p>
          </table:table-cell>
          <table:table-cell/>
          <table:table-cell table:style-name="ce1" office:value-type="float" office:value="-0.000062801" calcext:value-type="float">
            <text:p>-6.2801E-05</text:p>
          </table:table-cell>
          <table:table-cell office:value-type="float" office:value="1.640560927" calcext:value-type="float">
            <text:p>1.6405609</text:p>
          </table:table-cell>
          <table:table-cell office:value-type="float" office:value="0.000017801" calcext:value-type="float">
            <text:p>0.0000178</text:p>
          </table:table-cell>
          <table:table-cell/>
          <table:table-cell table:style-name="ce1" office:value-type="float" office:value="-0.000074897" calcext:value-type="float">
            <text:p>-7.4897E-05</text:p>
          </table:table-cell>
          <table:table-cell office:value-type="float" office:value="1.640560927" calcext:value-type="float">
            <text:p>1.6405609</text:p>
          </table:table-cell>
          <table:table-cell office:value-type="float" office:value="0.000029897" calcext:value-type="float">
            <text:p>0.0000299</text:p>
          </table:table-cell>
          <table:table-cell/>
          <table:table-cell table:formula="of:=[.B59]" office:value-type="float" office:value="1.640560927" calcext:value-type="float">
            <text:p>1.640560927</text:p>
          </table:table-cell>
          <table:table-cell table:formula="of:=[.A59]+middle" office:value-type="float" office:value="1.640541092" calcext:value-type="float">
            <text:p>1.640541092</text:p>
          </table:table-cell>
          <table:table-cell table:formula="of:=[.E59]+middle" office:value-type="float" office:value="1.640543126" calcext:value-type="float">
            <text:p>1.640543126</text:p>
          </table:table-cell>
          <table:table-cell table:formula="of:=[.I59]+middle" office:value-type="float" office:value="1.64053103" calcext:value-type="float">
            <text:p>1.64053103</text:p>
          </table:table-cell>
          <table:table-cell table:formula="of:=[.M59]" office:value-type="float" office:value="1.640560927" calcext:value-type="float">
            <text:p>1.640560927</text:p>
          </table:table-cell>
          <table:table-cell/>
          <table:table-cell table:formula="of:=[.B59]" office:value-type="float" office:value="1.640560927" calcext:value-type="float">
            <text:p>1.640560927</text:p>
          </table:table-cell>
          <table:table-cell table:formula="of:=[.C59]" office:value-type="float" office:value="0.000019835" calcext:value-type="float">
            <text:p>1.9835E-05</text:p>
          </table:table-cell>
          <table:table-cell table:formula="of:=[.G59]" office:value-type="float" office:value="0.000017801" calcext:value-type="float">
            <text:p>1.7801E-05</text:p>
          </table:table-cell>
          <table:table-cell table:formula="of:=[.K59]" office:value-type="float" office:value="0.000029897" calcext:value-type="float">
            <text:p>2.9897E-05</text:p>
          </table:table-cell>
        </table:table-row>
        <table:table-row table:style-name="ro1">
          <table:table-cell table:style-name="ce1" office:value-type="float" office:value="-0.000064326" calcext:value-type="float">
            <text:p>-6.4326E-05</text:p>
          </table:table-cell>
          <table:table-cell office:value-type="float" office:value="1.640561427" calcext:value-type="float">
            <text:p>1.6405614</text:p>
          </table:table-cell>
          <table:table-cell office:value-type="float" office:value="0.000019826" calcext:value-type="float">
            <text:p>0.0000198</text:p>
          </table:table-cell>
          <table:table-cell/>
          <table:table-cell table:style-name="ce1" office:value-type="float" office:value="-0.000062289" calcext:value-type="float">
            <text:p>-6.2289E-05</text:p>
          </table:table-cell>
          <table:table-cell office:value-type="float" office:value="1.640561427" calcext:value-type="float">
            <text:p>1.6405614</text:p>
          </table:table-cell>
          <table:table-cell office:value-type="float" office:value="0.000017789" calcext:value-type="float">
            <text:p>0.0000178</text:p>
          </table:table-cell>
          <table:table-cell/>
          <table:table-cell table:style-name="ce1" office:value-type="float" office:value="-0.000074863" calcext:value-type="float">
            <text:p>-7.4863E-05</text:p>
          </table:table-cell>
          <table:table-cell office:value-type="float" office:value="1.640561427" calcext:value-type="float">
            <text:p>1.6405614</text:p>
          </table:table-cell>
          <table:table-cell office:value-type="float" office:value="0.000030363" calcext:value-type="float">
            <text:p>0.0000304</text:p>
          </table:table-cell>
          <table:table-cell/>
          <table:table-cell table:formula="of:=[.B60]" office:value-type="float" office:value="1.640561427" calcext:value-type="float">
            <text:p>1.640561427</text:p>
          </table:table-cell>
          <table:table-cell table:formula="of:=[.A60]+middle" office:value-type="float" office:value="1.640541601" calcext:value-type="float">
            <text:p>1.640541601</text:p>
          </table:table-cell>
          <table:table-cell table:formula="of:=[.E60]+middle" office:value-type="float" office:value="1.640543638" calcext:value-type="float">
            <text:p>1.640543638</text:p>
          </table:table-cell>
          <table:table-cell table:formula="of:=[.I60]+middle" office:value-type="float" office:value="1.640531064" calcext:value-type="float">
            <text:p>1.640531064</text:p>
          </table:table-cell>
          <table:table-cell table:formula="of:=[.M60]" office:value-type="float" office:value="1.640561427" calcext:value-type="float">
            <text:p>1.640561427</text:p>
          </table:table-cell>
          <table:table-cell/>
          <table:table-cell table:formula="of:=[.B60]" office:value-type="float" office:value="1.640561427" calcext:value-type="float">
            <text:p>1.640561427</text:p>
          </table:table-cell>
          <table:table-cell table:formula="of:=[.C60]" office:value-type="float" office:value="0.000019826" calcext:value-type="float">
            <text:p>1.9826E-05</text:p>
          </table:table-cell>
          <table:table-cell table:formula="of:=[.G60]" office:value-type="float" office:value="0.000017789" calcext:value-type="float">
            <text:p>1.7789E-05</text:p>
          </table:table-cell>
          <table:table-cell table:formula="of:=[.K60]" office:value-type="float" office:value="0.000030363" calcext:value-type="float">
            <text:p>3.0363E-05</text:p>
          </table:table-cell>
        </table:table-row>
        <table:table-row table:style-name="ro1">
          <table:table-cell table:style-name="ce1" office:value-type="float" office:value="-0.000063837" calcext:value-type="float">
            <text:p>-6.3837E-05</text:p>
          </table:table-cell>
          <table:table-cell office:value-type="float" office:value="1.640561927" calcext:value-type="float">
            <text:p>1.6405619</text:p>
          </table:table-cell>
          <table:table-cell office:value-type="float" office:value="0.000019837" calcext:value-type="float">
            <text:p>0.0000198</text:p>
          </table:table-cell>
          <table:table-cell/>
          <table:table-cell table:style-name="ce1" office:value-type="float" office:value="-0.000061728" calcext:value-type="float">
            <text:p>-6.1728E-05</text:p>
          </table:table-cell>
          <table:table-cell office:value-type="float" office:value="1.640561927" calcext:value-type="float">
            <text:p>1.6405619</text:p>
          </table:table-cell>
          <table:table-cell office:value-type="float" office:value="0.000017728" calcext:value-type="float">
            <text:p>0.0000177</text:p>
          </table:table-cell>
          <table:table-cell/>
          <table:table-cell table:style-name="ce1" office:value-type="float" office:value="-0.000074872" calcext:value-type="float">
            <text:p>-7.4872E-05</text:p>
          </table:table-cell>
          <table:table-cell office:value-type="float" office:value="1.640561927" calcext:value-type="float">
            <text:p>1.6405619</text:p>
          </table:table-cell>
          <table:table-cell office:value-type="float" office:value="0.000030872" calcext:value-type="float">
            <text:p>0.0000309</text:p>
          </table:table-cell>
          <table:table-cell/>
          <table:table-cell table:formula="of:=[.B61]" office:value-type="float" office:value="1.640561927" calcext:value-type="float">
            <text:p>1.640561927</text:p>
          </table:table-cell>
          <table:table-cell table:formula="of:=[.A61]+middle" office:value-type="float" office:value="1.64054209" calcext:value-type="float">
            <text:p>1.64054209</text:p>
          </table:table-cell>
          <table:table-cell table:formula="of:=[.E61]+middle" office:value-type="float" office:value="1.640544199" calcext:value-type="float">
            <text:p>1.640544199</text:p>
          </table:table-cell>
          <table:table-cell table:formula="of:=[.I61]+middle" office:value-type="float" office:value="1.640531055" calcext:value-type="float">
            <text:p>1.640531055</text:p>
          </table:table-cell>
          <table:table-cell table:formula="of:=[.M61]" office:value-type="float" office:value="1.640561927" calcext:value-type="float">
            <text:p>1.640561927</text:p>
          </table:table-cell>
          <table:table-cell/>
          <table:table-cell table:formula="of:=[.B61]" office:value-type="float" office:value="1.640561927" calcext:value-type="float">
            <text:p>1.640561927</text:p>
          </table:table-cell>
          <table:table-cell table:formula="of:=[.C61]" office:value-type="float" office:value="0.000019837" calcext:value-type="float">
            <text:p>1.9837E-05</text:p>
          </table:table-cell>
          <table:table-cell table:formula="of:=[.G61]" office:value-type="float" office:value="0.000017728" calcext:value-type="float">
            <text:p>1.7728E-05</text:p>
          </table:table-cell>
          <table:table-cell table:formula="of:=[.K61]" office:value-type="float" office:value="0.000030872" calcext:value-type="float">
            <text:p>3.0872E-05</text:p>
          </table:table-cell>
        </table:table-row>
        <table:table-row table:style-name="ro1">
          <table:table-cell table:style-name="ce1" office:value-type="float" office:value="-0.00006334" calcext:value-type="float">
            <text:p>-6.334E-05</text:p>
          </table:table-cell>
          <table:table-cell office:value-type="float" office:value="1.640562427" calcext:value-type="float">
            <text:p>1.6405624</text:p>
          </table:table-cell>
          <table:table-cell office:value-type="float" office:value="0.00001984" calcext:value-type="float">
            <text:p>0.0000198</text:p>
          </table:table-cell>
          <table:table-cell/>
          <table:table-cell table:style-name="ce1" office:value-type="float" office:value="-0.000061264" calcext:value-type="float">
            <text:p>-6.1264E-05</text:p>
          </table:table-cell>
          <table:table-cell office:value-type="float" office:value="1.640562427" calcext:value-type="float">
            <text:p>1.6405624</text:p>
          </table:table-cell>
          <table:table-cell office:value-type="float" office:value="0.000017764" calcext:value-type="float">
            <text:p>0.0000178</text:p>
          </table:table-cell>
          <table:table-cell/>
          <table:table-cell table:style-name="ce1" office:value-type="float" office:value="-0.000074891" calcext:value-type="float">
            <text:p>-7.4891E-05</text:p>
          </table:table-cell>
          <table:table-cell office:value-type="float" office:value="1.640562427" calcext:value-type="float">
            <text:p>1.6405624</text:p>
          </table:table-cell>
          <table:table-cell office:value-type="float" office:value="0.000031391" calcext:value-type="float">
            <text:p>0.0000314</text:p>
          </table:table-cell>
          <table:table-cell/>
          <table:table-cell table:formula="of:=[.B62]" office:value-type="float" office:value="1.640562427" calcext:value-type="float">
            <text:p>1.640562427</text:p>
          </table:table-cell>
          <table:table-cell table:formula="of:=[.A62]+middle" office:value-type="float" office:value="1.640542587" calcext:value-type="float">
            <text:p>1.640542587</text:p>
          </table:table-cell>
          <table:table-cell table:formula="of:=[.E62]+middle" office:value-type="float" office:value="1.640544663" calcext:value-type="float">
            <text:p>1.640544663</text:p>
          </table:table-cell>
          <table:table-cell table:formula="of:=[.I62]+middle" office:value-type="float" office:value="1.640531036" calcext:value-type="float">
            <text:p>1.640531036</text:p>
          </table:table-cell>
          <table:table-cell table:formula="of:=[.M62]" office:value-type="float" office:value="1.640562427" calcext:value-type="float">
            <text:p>1.640562427</text:p>
          </table:table-cell>
          <table:table-cell/>
          <table:table-cell table:formula="of:=[.B62]" office:value-type="float" office:value="1.640562427" calcext:value-type="float">
            <text:p>1.640562427</text:p>
          </table:table-cell>
          <table:table-cell table:formula="of:=[.C62]" office:value-type="float" office:value="0.00001984" calcext:value-type="float">
            <text:p>1.984E-05</text:p>
          </table:table-cell>
          <table:table-cell table:formula="of:=[.G62]" office:value-type="float" office:value="0.000017764" calcext:value-type="float">
            <text:p>1.7764E-05</text:p>
          </table:table-cell>
          <table:table-cell table:formula="of:=[.K62]" office:value-type="float" office:value="0.000031391" calcext:value-type="float">
            <text:p>3.1391E-05</text:p>
          </table:table-cell>
        </table:table-row>
        <table:table-row table:style-name="ro1">
          <table:table-cell table:style-name="ce1" office:value-type="float" office:value="-0.000062932" calcext:value-type="float">
            <text:p>-6.2932E-05</text:p>
          </table:table-cell>
          <table:table-cell office:value-type="float" office:value="1.640562927" calcext:value-type="float">
            <text:p>1.6405629</text:p>
          </table:table-cell>
          <table:table-cell office:value-type="float" office:value="0.000019932" calcext:value-type="float">
            <text:p>0.0000199</text:p>
          </table:table-cell>
          <table:table-cell/>
          <table:table-cell table:style-name="ce1" office:value-type="float" office:value="-0.000060774" calcext:value-type="float">
            <text:p>-6.0774E-05</text:p>
          </table:table-cell>
          <table:table-cell office:value-type="float" office:value="1.640562927" calcext:value-type="float">
            <text:p>1.6405629</text:p>
          </table:table-cell>
          <table:table-cell office:value-type="float" office:value="0.000017774" calcext:value-type="float">
            <text:p>0.0000178</text:p>
          </table:table-cell>
          <table:table-cell/>
          <table:table-cell table:style-name="ce1" office:value-type="float" office:value="-0.000074901" calcext:value-type="float">
            <text:p>-7.4901E-05</text:p>
          </table:table-cell>
          <table:table-cell office:value-type="float" office:value="1.640562927" calcext:value-type="float">
            <text:p>1.6405629</text:p>
          </table:table-cell>
          <table:table-cell office:value-type="float" office:value="0.000031901" calcext:value-type="float">
            <text:p>0.0000319</text:p>
          </table:table-cell>
          <table:table-cell/>
          <table:table-cell table:formula="of:=[.B63]" office:value-type="float" office:value="1.640562927" calcext:value-type="float">
            <text:p>1.640562927</text:p>
          </table:table-cell>
          <table:table-cell table:formula="of:=[.A63]+middle" office:value-type="float" office:value="1.640542995" calcext:value-type="float">
            <text:p>1.640542995</text:p>
          </table:table-cell>
          <table:table-cell table:formula="of:=[.E63]+middle" office:value-type="float" office:value="1.640545153" calcext:value-type="float">
            <text:p>1.640545153</text:p>
          </table:table-cell>
          <table:table-cell table:formula="of:=[.I63]+middle" office:value-type="float" office:value="1.640531026" calcext:value-type="float">
            <text:p>1.640531026</text:p>
          </table:table-cell>
          <table:table-cell table:formula="of:=[.M63]" office:value-type="float" office:value="1.640562927" calcext:value-type="float">
            <text:p>1.640562927</text:p>
          </table:table-cell>
          <table:table-cell/>
          <table:table-cell table:formula="of:=[.B63]" office:value-type="float" office:value="1.640562927" calcext:value-type="float">
            <text:p>1.640562927</text:p>
          </table:table-cell>
          <table:table-cell table:formula="of:=[.C63]" office:value-type="float" office:value="0.000019932" calcext:value-type="float">
            <text:p>1.9932E-05</text:p>
          </table:table-cell>
          <table:table-cell table:formula="of:=[.G63]" office:value-type="float" office:value="0.000017774" calcext:value-type="float">
            <text:p>1.7774E-05</text:p>
          </table:table-cell>
          <table:table-cell table:formula="of:=[.K63]" office:value-type="float" office:value="0.000031901" calcext:value-type="float">
            <text:p>3.1901E-05</text:p>
          </table:table-cell>
        </table:table-row>
        <table:table-row table:style-name="ro1">
          <table:table-cell table:style-name="ce1" office:value-type="float" office:value="-0.000062411" calcext:value-type="float">
            <text:p>-6.2411E-05</text:p>
          </table:table-cell>
          <table:table-cell office:value-type="float" office:value="1.640563427" calcext:value-type="float">
            <text:p>1.6405634</text:p>
          </table:table-cell>
          <table:table-cell office:value-type="float" office:value="0.000019911" calcext:value-type="float">
            <text:p>0.0000199</text:p>
          </table:table-cell>
          <table:table-cell/>
          <table:table-cell table:style-name="ce1" office:value-type="float" office:value="-0.000060319" calcext:value-type="float">
            <text:p>-6.0319E-05</text:p>
          </table:table-cell>
          <table:table-cell office:value-type="float" office:value="1.640563427" calcext:value-type="float">
            <text:p>1.6405634</text:p>
          </table:table-cell>
          <table:table-cell office:value-type="float" office:value="0.000017819" calcext:value-type="float">
            <text:p>0.0000178</text:p>
          </table:table-cell>
          <table:table-cell/>
          <table:table-cell table:style-name="ce1" office:value-type="float" office:value="-0.00007485" calcext:value-type="float">
            <text:p>-7.485E-05</text:p>
          </table:table-cell>
          <table:table-cell office:value-type="float" office:value="1.640563427" calcext:value-type="float">
            <text:p>1.6405634</text:p>
          </table:table-cell>
          <table:table-cell office:value-type="float" office:value="0.00003235" calcext:value-type="float">
            <text:p>0.0000324</text:p>
          </table:table-cell>
          <table:table-cell/>
          <table:table-cell table:formula="of:=[.B64]" office:value-type="float" office:value="1.640563427" calcext:value-type="float">
            <text:p>1.640563427</text:p>
          </table:table-cell>
          <table:table-cell table:formula="of:=[.A64]+middle" office:value-type="float" office:value="1.640543516" calcext:value-type="float">
            <text:p>1.640543516</text:p>
          </table:table-cell>
          <table:table-cell table:formula="of:=[.E64]+middle" office:value-type="float" office:value="1.640545608" calcext:value-type="float">
            <text:p>1.640545608</text:p>
          </table:table-cell>
          <table:table-cell table:formula="of:=[.I64]+middle" office:value-type="float" office:value="1.640531077" calcext:value-type="float">
            <text:p>1.640531077</text:p>
          </table:table-cell>
          <table:table-cell table:formula="of:=[.M64]" office:value-type="float" office:value="1.640563427" calcext:value-type="float">
            <text:p>1.640563427</text:p>
          </table:table-cell>
          <table:table-cell/>
          <table:table-cell table:formula="of:=[.B64]" office:value-type="float" office:value="1.640563427" calcext:value-type="float">
            <text:p>1.640563427</text:p>
          </table:table-cell>
          <table:table-cell table:formula="of:=[.C64]" office:value-type="float" office:value="0.000019911" calcext:value-type="float">
            <text:p>1.9911E-05</text:p>
          </table:table-cell>
          <table:table-cell table:formula="of:=[.G64]" office:value-type="float" office:value="0.000017819" calcext:value-type="float">
            <text:p>1.7819E-05</text:p>
          </table:table-cell>
          <table:table-cell table:formula="of:=[.K64]" office:value-type="float" office:value="0.00003235" calcext:value-type="float">
            <text:p>3.235E-05</text:p>
          </table:table-cell>
        </table:table-row>
        <table:table-row table:style-name="ro1">
          <table:table-cell table:style-name="ce1" office:value-type="float" office:value="-0.000061941" calcext:value-type="float">
            <text:p>-6.1941E-05</text:p>
          </table:table-cell>
          <table:table-cell office:value-type="float" office:value="1.640563927" calcext:value-type="float">
            <text:p>1.6405639</text:p>
          </table:table-cell>
          <table:table-cell office:value-type="float" office:value="0.000019941" calcext:value-type="float">
            <text:p>0.0000199</text:p>
          </table:table-cell>
          <table:table-cell/>
          <table:table-cell table:style-name="ce1" office:value-type="float" office:value="-0.000059801" calcext:value-type="float">
            <text:p>-5.9801E-05</text:p>
          </table:table-cell>
          <table:table-cell office:value-type="float" office:value="1.640563927" calcext:value-type="float">
            <text:p>1.6405639</text:p>
          </table:table-cell>
          <table:table-cell office:value-type="float" office:value="0.000017801" calcext:value-type="float">
            <text:p>0.0000178</text:p>
          </table:table-cell>
          <table:table-cell/>
          <table:table-cell table:style-name="ce1" office:value-type="float" office:value="-0.000074892" calcext:value-type="float">
            <text:p>-7.4892E-05</text:p>
          </table:table-cell>
          <table:table-cell office:value-type="float" office:value="1.640563927" calcext:value-type="float">
            <text:p>1.6405639</text:p>
          </table:table-cell>
          <table:table-cell office:value-type="float" office:value="0.000032892" calcext:value-type="float">
            <text:p>0.0000329</text:p>
          </table:table-cell>
          <table:table-cell/>
          <table:table-cell table:formula="of:=[.B65]" office:value-type="float" office:value="1.640563927" calcext:value-type="float">
            <text:p>1.640563927</text:p>
          </table:table-cell>
          <table:table-cell table:formula="of:=[.A65]+middle" office:value-type="float" office:value="1.640543986" calcext:value-type="float">
            <text:p>1.640543986</text:p>
          </table:table-cell>
          <table:table-cell table:formula="of:=[.E65]+middle" office:value-type="float" office:value="1.640546126" calcext:value-type="float">
            <text:p>1.640546126</text:p>
          </table:table-cell>
          <table:table-cell table:formula="of:=[.I65]+middle" office:value-type="float" office:value="1.640531035" calcext:value-type="float">
            <text:p>1.640531035</text:p>
          </table:table-cell>
          <table:table-cell table:formula="of:=[.M65]" office:value-type="float" office:value="1.640563927" calcext:value-type="float">
            <text:p>1.640563927</text:p>
          </table:table-cell>
          <table:table-cell/>
          <table:table-cell table:formula="of:=[.B65]" office:value-type="float" office:value="1.640563927" calcext:value-type="float">
            <text:p>1.640563927</text:p>
          </table:table-cell>
          <table:table-cell table:formula="of:=[.C65]" office:value-type="float" office:value="0.000019941" calcext:value-type="float">
            <text:p>1.9941E-05</text:p>
          </table:table-cell>
          <table:table-cell table:formula="of:=[.G65]" office:value-type="float" office:value="0.000017801" calcext:value-type="float">
            <text:p>1.7801E-05</text:p>
          </table:table-cell>
          <table:table-cell table:formula="of:=[.K65]" office:value-type="float" office:value="0.000032892" calcext:value-type="float">
            <text:p>3.2892E-05</text:p>
          </table:table-cell>
        </table:table-row>
        <table:table-row table:style-name="ro1">
          <table:table-cell table:style-name="ce1" office:value-type="float" office:value="-0.000061408" calcext:value-type="float">
            <text:p>-6.1408E-05</text:p>
          </table:table-cell>
          <table:table-cell office:value-type="float" office:value="1.640564427" calcext:value-type="float">
            <text:p>1.6405644</text:p>
          </table:table-cell>
          <table:table-cell office:value-type="float" office:value="0.000019908" calcext:value-type="float">
            <text:p>0.0000199</text:p>
          </table:table-cell>
          <table:table-cell/>
          <table:table-cell table:style-name="ce1" office:value-type="float" office:value="-0.000059337" calcext:value-type="float">
            <text:p>-5.9337E-05</text:p>
          </table:table-cell>
          <table:table-cell office:value-type="float" office:value="1.640564427" calcext:value-type="float">
            <text:p>1.6405644</text:p>
          </table:table-cell>
          <table:table-cell office:value-type="float" office:value="0.000017837" calcext:value-type="float">
            <text:p>0.0000178</text:p>
          </table:table-cell>
          <table:table-cell/>
          <table:table-cell table:style-name="ce1" office:value-type="float" office:value="-0.000074839" calcext:value-type="float">
            <text:p>-7.4839E-05</text:p>
          </table:table-cell>
          <table:table-cell office:value-type="float" office:value="1.640564427" calcext:value-type="float">
            <text:p>1.6405644</text:p>
          </table:table-cell>
          <table:table-cell office:value-type="float" office:value="0.000033339" calcext:value-type="float">
            <text:p>0.0000333</text:p>
          </table:table-cell>
          <table:table-cell/>
          <table:table-cell table:formula="of:=[.B66]" office:value-type="float" office:value="1.640564427" calcext:value-type="float">
            <text:p>1.640564427</text:p>
          </table:table-cell>
          <table:table-cell table:formula="of:=[.A66]+middle" office:value-type="float" office:value="1.640544519" calcext:value-type="float">
            <text:p>1.640544519</text:p>
          </table:table-cell>
          <table:table-cell table:formula="of:=[.E66]+middle" office:value-type="float" office:value="1.64054659" calcext:value-type="float">
            <text:p>1.64054659</text:p>
          </table:table-cell>
          <table:table-cell table:formula="of:=[.I66]+middle" office:value-type="float" office:value="1.640531088" calcext:value-type="float">
            <text:p>1.640531088</text:p>
          </table:table-cell>
          <table:table-cell table:formula="of:=[.M66]" office:value-type="float" office:value="1.640564427" calcext:value-type="float">
            <text:p>1.640564427</text:p>
          </table:table-cell>
          <table:table-cell/>
          <table:table-cell table:formula="of:=[.B66]" office:value-type="float" office:value="1.640564427" calcext:value-type="float">
            <text:p>1.640564427</text:p>
          </table:table-cell>
          <table:table-cell table:formula="of:=[.C66]" office:value-type="float" office:value="0.000019908" calcext:value-type="float">
            <text:p>1.9908E-05</text:p>
          </table:table-cell>
          <table:table-cell table:formula="of:=[.G66]" office:value-type="float" office:value="0.000017837" calcext:value-type="float">
            <text:p>1.7837E-05</text:p>
          </table:table-cell>
          <table:table-cell table:formula="of:=[.K66]" office:value-type="float" office:value="0.000033339" calcext:value-type="float">
            <text:p>3.3339E-05</text:p>
          </table:table-cell>
        </table:table-row>
        <table:table-row table:style-name="ro1">
          <table:table-cell table:style-name="ce1" office:value-type="float" office:value="-0.000060893" calcext:value-type="float">
            <text:p>-6.0893E-05</text:p>
          </table:table-cell>
          <table:table-cell office:value-type="float" office:value="1.640564927" calcext:value-type="float">
            <text:p>1.6405649</text:p>
          </table:table-cell>
          <table:table-cell office:value-type="float" office:value="0.000019893" calcext:value-type="float">
            <text:p>0.0000199</text:p>
          </table:table-cell>
          <table:table-cell/>
          <table:table-cell table:style-name="ce1" office:value-type="float" office:value="-0.000058852" calcext:value-type="float">
            <text:p>-5.8852E-05</text:p>
          </table:table-cell>
          <table:table-cell office:value-type="float" office:value="1.640564927" calcext:value-type="float">
            <text:p>1.6405649</text:p>
          </table:table-cell>
          <table:table-cell office:value-type="float" office:value="0.000017852" calcext:value-type="float">
            <text:p>0.0000179</text:p>
          </table:table-cell>
          <table:table-cell/>
          <table:table-cell table:style-name="ce1" office:value-type="float" office:value="-0.000074904" calcext:value-type="float">
            <text:p>-7.4904E-05</text:p>
          </table:table-cell>
          <table:table-cell office:value-type="float" office:value="1.640564927" calcext:value-type="float">
            <text:p>1.6405649</text:p>
          </table:table-cell>
          <table:table-cell office:value-type="float" office:value="0.000033904" calcext:value-type="float">
            <text:p>0.0000339</text:p>
          </table:table-cell>
          <table:table-cell/>
          <table:table-cell table:formula="of:=[.B67]" office:value-type="float" office:value="1.640564927" calcext:value-type="float">
            <text:p>1.640564927</text:p>
          </table:table-cell>
          <table:table-cell table:formula="of:=[.A67]+middle" office:value-type="float" office:value="1.640545034" calcext:value-type="float">
            <text:p>1.640545034</text:p>
          </table:table-cell>
          <table:table-cell table:formula="of:=[.E67]+middle" office:value-type="float" office:value="1.640547075" calcext:value-type="float">
            <text:p>1.640547075</text:p>
          </table:table-cell>
          <table:table-cell table:formula="of:=[.I67]+middle" office:value-type="float" office:value="1.640531023" calcext:value-type="float">
            <text:p>1.640531023</text:p>
          </table:table-cell>
          <table:table-cell table:formula="of:=[.M67]" office:value-type="float" office:value="1.640564927" calcext:value-type="float">
            <text:p>1.640564927</text:p>
          </table:table-cell>
          <table:table-cell/>
          <table:table-cell table:formula="of:=[.B67]" office:value-type="float" office:value="1.640564927" calcext:value-type="float">
            <text:p>1.640564927</text:p>
          </table:table-cell>
          <table:table-cell table:formula="of:=[.C67]" office:value-type="float" office:value="0.000019893" calcext:value-type="float">
            <text:p>1.9893E-05</text:p>
          </table:table-cell>
          <table:table-cell table:formula="of:=[.G67]" office:value-type="float" office:value="0.000017852" calcext:value-type="float">
            <text:p>1.7852E-05</text:p>
          </table:table-cell>
          <table:table-cell table:formula="of:=[.K67]" office:value-type="float" office:value="0.000033904" calcext:value-type="float">
            <text:p>3.3904E-05</text:p>
          </table:table-cell>
        </table:table-row>
        <table:table-row table:style-name="ro1">
          <table:table-cell table:style-name="ce1" office:value-type="float" office:value="-0.000060411" calcext:value-type="float">
            <text:p>-6.0411E-05</text:p>
          </table:table-cell>
          <table:table-cell office:value-type="float" office:value="1.640565427" calcext:value-type="float">
            <text:p>1.6405654</text:p>
          </table:table-cell>
          <table:table-cell office:value-type="float" office:value="0.000019911" calcext:value-type="float">
            <text:p>0.0000199</text:p>
          </table:table-cell>
          <table:table-cell/>
          <table:table-cell table:style-name="ce1" office:value-type="float" office:value="-0.000058314" calcext:value-type="float">
            <text:p>-5.8314E-05</text:p>
          </table:table-cell>
          <table:table-cell office:value-type="float" office:value="1.640565427" calcext:value-type="float">
            <text:p>1.6405654</text:p>
          </table:table-cell>
          <table:table-cell office:value-type="float" office:value="0.000017814" calcext:value-type="float">
            <text:p>0.0000178</text:p>
          </table:table-cell>
          <table:table-cell/>
          <table:table-cell table:style-name="ce1" office:value-type="float" office:value="-0.000074897" calcext:value-type="float">
            <text:p>-7.4897E-05</text:p>
          </table:table-cell>
          <table:table-cell office:value-type="float" office:value="1.640565427" calcext:value-type="float">
            <text:p>1.6405654</text:p>
          </table:table-cell>
          <table:table-cell office:value-type="float" office:value="0.000034397" calcext:value-type="float">
            <text:p>0.0000344</text:p>
          </table:table-cell>
          <table:table-cell/>
          <table:table-cell table:formula="of:=[.B68]" office:value-type="float" office:value="1.640565427" calcext:value-type="float">
            <text:p>1.640565427</text:p>
          </table:table-cell>
          <table:table-cell table:formula="of:=[.A68]+middle" office:value-type="float" office:value="1.640545516" calcext:value-type="float">
            <text:p>1.640545516</text:p>
          </table:table-cell>
          <table:table-cell table:formula="of:=[.E68]+middle" office:value-type="float" office:value="1.640547613" calcext:value-type="float">
            <text:p>1.640547613</text:p>
          </table:table-cell>
          <table:table-cell table:formula="of:=[.I68]+middle" office:value-type="float" office:value="1.64053103" calcext:value-type="float">
            <text:p>1.64053103</text:p>
          </table:table-cell>
          <table:table-cell table:formula="of:=[.M68]" office:value-type="float" office:value="1.640565427" calcext:value-type="float">
            <text:p>1.640565427</text:p>
          </table:table-cell>
          <table:table-cell/>
          <table:table-cell table:formula="of:=[.B68]" office:value-type="float" office:value="1.640565427" calcext:value-type="float">
            <text:p>1.640565427</text:p>
          </table:table-cell>
          <table:table-cell table:formula="of:=[.C68]" office:value-type="float" office:value="0.000019911" calcext:value-type="float">
            <text:p>1.9911E-05</text:p>
          </table:table-cell>
          <table:table-cell table:formula="of:=[.G68]" office:value-type="float" office:value="0.000017814" calcext:value-type="float">
            <text:p>1.7814E-05</text:p>
          </table:table-cell>
          <table:table-cell table:formula="of:=[.K68]" office:value-type="float" office:value="0.000034397" calcext:value-type="float">
            <text:p>3.4397E-05</text:p>
          </table:table-cell>
        </table:table-row>
        <table:table-row table:style-name="ro1">
          <table:table-cell table:style-name="ce1" office:value-type="float" office:value="-0.000059977" calcext:value-type="float">
            <text:p>-5.9977E-05</text:p>
          </table:table-cell>
          <table:table-cell office:value-type="float" office:value="1.640565927" calcext:value-type="float">
            <text:p>1.6405659</text:p>
          </table:table-cell>
          <table:table-cell office:value-type="float" office:value="0.000019977" calcext:value-type="float">
            <text:p>0.0000200</text:p>
          </table:table-cell>
          <table:table-cell/>
          <table:table-cell table:style-name="ce1" office:value-type="float" office:value="-0.000057801" calcext:value-type="float">
            <text:p>-5.7801E-05</text:p>
          </table:table-cell>
          <table:table-cell office:value-type="float" office:value="1.640565927" calcext:value-type="float">
            <text:p>1.6405659</text:p>
          </table:table-cell>
          <table:table-cell office:value-type="float" office:value="0.000017801" calcext:value-type="float">
            <text:p>0.0000178</text:p>
          </table:table-cell>
          <table:table-cell/>
          <table:table-cell table:style-name="ce1" office:value-type="float" office:value="-0.000074925" calcext:value-type="float">
            <text:p>-7.4925E-05</text:p>
          </table:table-cell>
          <table:table-cell office:value-type="float" office:value="1.640565927" calcext:value-type="float">
            <text:p>1.6405659</text:p>
          </table:table-cell>
          <table:table-cell office:value-type="float" office:value="0.000034925" calcext:value-type="float">
            <text:p>0.0000349</text:p>
          </table:table-cell>
          <table:table-cell/>
          <table:table-cell table:formula="of:=[.B69]" office:value-type="float" office:value="1.640565927" calcext:value-type="float">
            <text:p>1.640565927</text:p>
          </table:table-cell>
          <table:table-cell table:formula="of:=[.A69]+middle" office:value-type="float" office:value="1.64054595" calcext:value-type="float">
            <text:p>1.64054595</text:p>
          </table:table-cell>
          <table:table-cell table:formula="of:=[.E69]+middle" office:value-type="float" office:value="1.640548126" calcext:value-type="float">
            <text:p>1.640548126</text:p>
          </table:table-cell>
          <table:table-cell table:formula="of:=[.I69]+middle" office:value-type="float" office:value="1.640531002" calcext:value-type="float">
            <text:p>1.640531002</text:p>
          </table:table-cell>
          <table:table-cell table:formula="of:=[.M69]" office:value-type="float" office:value="1.640565927" calcext:value-type="float">
            <text:p>1.640565927</text:p>
          </table:table-cell>
          <table:table-cell/>
          <table:table-cell table:formula="of:=[.B69]" office:value-type="float" office:value="1.640565927" calcext:value-type="float">
            <text:p>1.640565927</text:p>
          </table:table-cell>
          <table:table-cell table:formula="of:=[.C69]" office:value-type="float" office:value="0.000019977" calcext:value-type="float">
            <text:p>1.9977E-05</text:p>
          </table:table-cell>
          <table:table-cell table:formula="of:=[.G69]" office:value-type="float" office:value="0.000017801" calcext:value-type="float">
            <text:p>1.7801E-05</text:p>
          </table:table-cell>
          <table:table-cell table:formula="of:=[.K69]" office:value-type="float" office:value="0.000034925" calcext:value-type="float">
            <text:p>3.4925E-05</text:p>
          </table:table-cell>
        </table:table-row>
        <table:table-row table:style-name="ro1">
          <table:table-cell table:style-name="ce1" office:value-type="float" office:value="-0.000059425" calcext:value-type="float">
            <text:p>-5.9425E-05</text:p>
          </table:table-cell>
          <table:table-cell office:value-type="float" office:value="1.640566427" calcext:value-type="float">
            <text:p>1.6405664</text:p>
          </table:table-cell>
          <table:table-cell office:value-type="float" office:value="0.000019925" calcext:value-type="float">
            <text:p>0.0000199</text:p>
          </table:table-cell>
          <table:table-cell/>
          <table:table-cell table:style-name="ce1" office:value-type="float" office:value="-0.000057319" calcext:value-type="float">
            <text:p>-5.7319E-05</text:p>
          </table:table-cell>
          <table:table-cell office:value-type="float" office:value="1.640566427" calcext:value-type="float">
            <text:p>1.6405664</text:p>
          </table:table-cell>
          <table:table-cell office:value-type="float" office:value="0.000017819" calcext:value-type="float">
            <text:p>0.0000178</text:p>
          </table:table-cell>
          <table:table-cell/>
          <table:table-cell table:style-name="ce1" office:value-type="float" office:value="-0.000074975" calcext:value-type="float">
            <text:p>-7.4975E-05</text:p>
          </table:table-cell>
          <table:table-cell office:value-type="float" office:value="1.640566427" calcext:value-type="float">
            <text:p>1.6405664</text:p>
          </table:table-cell>
          <table:table-cell office:value-type="float" office:value="0.000035475" calcext:value-type="float">
            <text:p>0.0000355</text:p>
          </table:table-cell>
          <table:table-cell/>
          <table:table-cell table:formula="of:=[.B70]" office:value-type="float" office:value="1.640566427" calcext:value-type="float">
            <text:p>1.640566427</text:p>
          </table:table-cell>
          <table:table-cell table:formula="of:=[.A70]+middle" office:value-type="float" office:value="1.640546502" calcext:value-type="float">
            <text:p>1.640546502</text:p>
          </table:table-cell>
          <table:table-cell table:formula="of:=[.E70]+middle" office:value-type="float" office:value="1.640548608" calcext:value-type="float">
            <text:p>1.640548608</text:p>
          </table:table-cell>
          <table:table-cell table:formula="of:=[.I70]+middle" office:value-type="float" office:value="1.640530952" calcext:value-type="float">
            <text:p>1.640530952</text:p>
          </table:table-cell>
          <table:table-cell table:formula="of:=[.M70]" office:value-type="float" office:value="1.640566427" calcext:value-type="float">
            <text:p>1.640566427</text:p>
          </table:table-cell>
          <table:table-cell/>
          <table:table-cell table:formula="of:=[.B70]" office:value-type="float" office:value="1.640566427" calcext:value-type="float">
            <text:p>1.640566427</text:p>
          </table:table-cell>
          <table:table-cell table:formula="of:=[.C70]" office:value-type="float" office:value="0.000019925" calcext:value-type="float">
            <text:p>1.9925E-05</text:p>
          </table:table-cell>
          <table:table-cell table:formula="of:=[.G70]" office:value-type="float" office:value="0.000017819" calcext:value-type="float">
            <text:p>1.7819E-05</text:p>
          </table:table-cell>
          <table:table-cell table:formula="of:=[.K70]" office:value-type="float" office:value="0.000035475" calcext:value-type="float">
            <text:p>3.5475E-05</text:p>
          </table:table-cell>
        </table:table-row>
        <table:table-row table:style-name="ro1">
          <table:table-cell table:style-name="ce1" office:value-type="float" office:value="-0.000058927" calcext:value-type="float">
            <text:p>-5.8927E-05</text:p>
          </table:table-cell>
          <table:table-cell office:value-type="float" office:value="1.640566927" calcext:value-type="float">
            <text:p>1.6405669</text:p>
          </table:table-cell>
          <table:table-cell office:value-type="float" office:value="0.000019927" calcext:value-type="float">
            <text:p>0.0000199</text:p>
          </table:table-cell>
          <table:table-cell/>
          <table:table-cell table:style-name="ce1" office:value-type="float" office:value="-0.000056857" calcext:value-type="float">
            <text:p>-5.6857E-05</text:p>
          </table:table-cell>
          <table:table-cell office:value-type="float" office:value="1.640566927" calcext:value-type="float">
            <text:p>1.6405669</text:p>
          </table:table-cell>
          <table:table-cell office:value-type="float" office:value="0.000017857" calcext:value-type="float">
            <text:p>0.0000179</text:p>
          </table:table-cell>
          <table:table-cell/>
          <table:table-cell table:style-name="ce1" office:value-type="float" office:value="-0.000074969" calcext:value-type="float">
            <text:p>-7.4969E-05</text:p>
          </table:table-cell>
          <table:table-cell office:value-type="float" office:value="1.640566927" calcext:value-type="float">
            <text:p>1.6405669</text:p>
          </table:table-cell>
          <table:table-cell office:value-type="float" office:value="0.000035969" calcext:value-type="float">
            <text:p>0.0000360</text:p>
          </table:table-cell>
          <table:table-cell/>
          <table:table-cell table:formula="of:=[.B71]" office:value-type="float" office:value="1.640566927" calcext:value-type="float">
            <text:p>1.640566927</text:p>
          </table:table-cell>
          <table:table-cell table:formula="of:=[.A71]+middle" office:value-type="float" office:value="1.640547" calcext:value-type="float">
            <text:p>1.640547</text:p>
          </table:table-cell>
          <table:table-cell table:formula="of:=[.E71]+middle" office:value-type="float" office:value="1.64054907" calcext:value-type="float">
            <text:p>1.64054907</text:p>
          </table:table-cell>
          <table:table-cell table:formula="of:=[.I71]+middle" office:value-type="float" office:value="1.640530958" calcext:value-type="float">
            <text:p>1.640530958</text:p>
          </table:table-cell>
          <table:table-cell table:formula="of:=[.M71]" office:value-type="float" office:value="1.640566927" calcext:value-type="float">
            <text:p>1.640566927</text:p>
          </table:table-cell>
          <table:table-cell/>
          <table:table-cell table:formula="of:=[.B71]" office:value-type="float" office:value="1.640566927" calcext:value-type="float">
            <text:p>1.640566927</text:p>
          </table:table-cell>
          <table:table-cell table:formula="of:=[.C71]" office:value-type="float" office:value="0.000019927" calcext:value-type="float">
            <text:p>1.9927E-05</text:p>
          </table:table-cell>
          <table:table-cell table:formula="of:=[.G71]" office:value-type="float" office:value="0.000017857" calcext:value-type="float">
            <text:p>1.7857E-05</text:p>
          </table:table-cell>
          <table:table-cell table:formula="of:=[.K71]" office:value-type="float" office:value="0.000035969" calcext:value-type="float">
            <text:p>3.5969E-05</text:p>
          </table:table-cell>
        </table:table-row>
        <table:table-row table:style-name="ro1">
          <table:table-cell table:style-name="ce1" office:value-type="float" office:value="-0.000058423" calcext:value-type="float">
            <text:p>-5.8423E-05</text:p>
          </table:table-cell>
          <table:table-cell office:value-type="float" office:value="1.640567427" calcext:value-type="float">
            <text:p>1.6405674</text:p>
          </table:table-cell>
          <table:table-cell office:value-type="float" office:value="0.000019923" calcext:value-type="float">
            <text:p>0.0000199</text:p>
          </table:table-cell>
          <table:table-cell/>
          <table:table-cell table:style-name="ce1" office:value-type="float" office:value="-0.000056327" calcext:value-type="float">
            <text:p>-5.6327E-05</text:p>
          </table:table-cell>
          <table:table-cell office:value-type="float" office:value="1.640567427" calcext:value-type="float">
            <text:p>1.6405674</text:p>
          </table:table-cell>
          <table:table-cell office:value-type="float" office:value="0.000017827" calcext:value-type="float">
            <text:p>0.0000178</text:p>
          </table:table-cell>
          <table:table-cell/>
          <table:table-cell table:style-name="ce1" office:value-type="float" office:value="-0.000074917" calcext:value-type="float">
            <text:p>-7.4917E-05</text:p>
          </table:table-cell>
          <table:table-cell office:value-type="float" office:value="1.640567427" calcext:value-type="float">
            <text:p>1.6405674</text:p>
          </table:table-cell>
          <table:table-cell office:value-type="float" office:value="0.000036417" calcext:value-type="float">
            <text:p>0.0000364</text:p>
          </table:table-cell>
          <table:table-cell/>
          <table:table-cell table:formula="of:=[.B72]" office:value-type="float" office:value="1.640567427" calcext:value-type="float">
            <text:p>1.640567427</text:p>
          </table:table-cell>
          <table:table-cell table:formula="of:=[.A72]+middle" office:value-type="float" office:value="1.640547504" calcext:value-type="float">
            <text:p>1.640547504</text:p>
          </table:table-cell>
          <table:table-cell table:formula="of:=[.E72]+middle" office:value-type="float" office:value="1.6405496" calcext:value-type="float">
            <text:p>1.6405496</text:p>
          </table:table-cell>
          <table:table-cell table:formula="of:=[.I72]+middle" office:value-type="float" office:value="1.64053101" calcext:value-type="float">
            <text:p>1.64053101</text:p>
          </table:table-cell>
          <table:table-cell table:formula="of:=[.M72]" office:value-type="float" office:value="1.640567427" calcext:value-type="float">
            <text:p>1.640567427</text:p>
          </table:table-cell>
          <table:table-cell/>
          <table:table-cell table:formula="of:=[.B72]" office:value-type="float" office:value="1.640567427" calcext:value-type="float">
            <text:p>1.640567427</text:p>
          </table:table-cell>
          <table:table-cell table:formula="of:=[.C72]" office:value-type="float" office:value="0.000019923" calcext:value-type="float">
            <text:p>1.9923E-05</text:p>
          </table:table-cell>
          <table:table-cell table:formula="of:=[.G72]" office:value-type="float" office:value="0.000017827" calcext:value-type="float">
            <text:p>1.7827E-05</text:p>
          </table:table-cell>
          <table:table-cell table:formula="of:=[.K72]" office:value-type="float" office:value="0.000036417" calcext:value-type="float">
            <text:p>3.6417E-05</text:p>
          </table:table-cell>
        </table:table-row>
        <table:table-row table:style-name="ro1">
          <table:table-cell table:style-name="ce1" office:value-type="float" office:value="-0.000057593" calcext:value-type="float">
            <text:p>-5.7593E-05</text:p>
          </table:table-cell>
          <table:table-cell office:value-type="float" office:value="1.640567927" calcext:value-type="float">
            <text:p>1.6405679</text:p>
          </table:table-cell>
          <table:table-cell office:value-type="float" office:value="0.000019593" calcext:value-type="float">
            <text:p>0.0000196</text:p>
          </table:table-cell>
          <table:table-cell/>
          <table:table-cell table:style-name="ce1" office:value-type="float" office:value="-0.000055642" calcext:value-type="float">
            <text:p>-5.5642E-05</text:p>
          </table:table-cell>
          <table:table-cell office:value-type="float" office:value="1.640567927" calcext:value-type="float">
            <text:p>1.6405679</text:p>
          </table:table-cell>
          <table:table-cell office:value-type="float" office:value="0.000017642" calcext:value-type="float">
            <text:p>0.0000176</text:p>
          </table:table-cell>
          <table:table-cell/>
          <table:table-cell table:style-name="ce1" office:value-type="float" office:value="-0.000055888" calcext:value-type="float">
            <text:p>-5.5888E-05</text:p>
          </table:table-cell>
          <table:table-cell office:value-type="float" office:value="1.640567927" calcext:value-type="float">
            <text:p>1.6405679</text:p>
          </table:table-cell>
          <table:table-cell office:value-type="float" office:value="0.000017888" calcext:value-type="float">
            <text:p>0.0000179</text:p>
          </table:table-cell>
          <table:table-cell/>
          <table:table-cell table:formula="of:=[.B73]" office:value-type="float" office:value="1.640567927" calcext:value-type="float">
            <text:p>1.640567927</text:p>
          </table:table-cell>
          <table:table-cell table:formula="of:=[.A73]+middle" office:value-type="float" office:value="1.640548334" calcext:value-type="float">
            <text:p>1.640548334</text:p>
          </table:table-cell>
          <table:table-cell table:formula="of:=[.E73]+middle" office:value-type="float" office:value="1.640550285" calcext:value-type="float">
            <text:p>1.640550285</text:p>
          </table:table-cell>
          <table:table-cell table:formula="of:=[.I73]+middle" office:value-type="float" office:value="1.640550039" calcext:value-type="float">
            <text:p>1.640550039</text:p>
          </table:table-cell>
          <table:table-cell table:formula="of:=[.M73]" office:value-type="float" office:value="1.640567927" calcext:value-type="float">
            <text:p>1.640567927</text:p>
          </table:table-cell>
          <table:table-cell/>
          <table:table-cell table:formula="of:=[.B73]" office:value-type="float" office:value="1.640567927" calcext:value-type="float">
            <text:p>1.640567927</text:p>
          </table:table-cell>
          <table:table-cell table:formula="of:=[.C73]" office:value-type="float" office:value="0.000019593" calcext:value-type="float">
            <text:p>1.9593E-05</text:p>
          </table:table-cell>
          <table:table-cell table:formula="of:=[.G73]" office:value-type="float" office:value="0.000017642" calcext:value-type="float">
            <text:p>1.7642E-05</text:p>
          </table:table-cell>
          <table:table-cell table:formula="of:=[.K73]" office:value-type="float" office:value="0.000017888" calcext:value-type="float">
            <text:p>1.7888E-05</text:p>
          </table:table-cell>
        </table:table-row>
        <table:table-row table:style-name="ro1">
          <table:table-cell table:style-name="ce1" office:value-type="float" office:value="-0.000057086" calcext:value-type="float">
            <text:p>-5.7086E-05</text:p>
          </table:table-cell>
          <table:table-cell office:value-type="float" office:value="1.640568427" calcext:value-type="float">
            <text:p>1.6405684</text:p>
          </table:table-cell>
          <table:table-cell office:value-type="float" office:value="0.000019586" calcext:value-type="float">
            <text:p>0.0000196</text:p>
          </table:table-cell>
          <table:table-cell/>
          <table:table-cell table:style-name="ce1" office:value-type="float" office:value="-0.000055103" calcext:value-type="float">
            <text:p>-5.5103E-05</text:p>
          </table:table-cell>
          <table:table-cell office:value-type="float" office:value="1.640568427" calcext:value-type="float">
            <text:p>1.6405684</text:p>
          </table:table-cell>
          <table:table-cell office:value-type="float" office:value="0.000017603" calcext:value-type="float">
            <text:p>0.0000176</text:p>
          </table:table-cell>
          <table:table-cell/>
          <table:table-cell table:style-name="ce1" office:value-type="float" office:value="-0.000055922" calcext:value-type="float">
            <text:p>-5.5922E-05</text:p>
          </table:table-cell>
          <table:table-cell office:value-type="float" office:value="1.640568427" calcext:value-type="float">
            <text:p>1.6405684</text:p>
          </table:table-cell>
          <table:table-cell office:value-type="float" office:value="0.000018422" calcext:value-type="float">
            <text:p>0.0000184</text:p>
          </table:table-cell>
          <table:table-cell/>
          <table:table-cell table:formula="of:=[.B74]" office:value-type="float" office:value="1.640568427" calcext:value-type="float">
            <text:p>1.640568427</text:p>
          </table:table-cell>
          <table:table-cell table:formula="of:=[.A74]+middle" office:value-type="float" office:value="1.640548841" calcext:value-type="float">
            <text:p>1.640548841</text:p>
          </table:table-cell>
          <table:table-cell table:formula="of:=[.E74]+middle" office:value-type="float" office:value="1.640550824" calcext:value-type="float">
            <text:p>1.640550824</text:p>
          </table:table-cell>
          <table:table-cell table:formula="of:=[.I74]+middle" office:value-type="float" office:value="1.640550005" calcext:value-type="float">
            <text:p>1.640550005</text:p>
          </table:table-cell>
          <table:table-cell table:formula="of:=[.M74]" office:value-type="float" office:value="1.640568427" calcext:value-type="float">
            <text:p>1.640568427</text:p>
          </table:table-cell>
          <table:table-cell/>
          <table:table-cell table:formula="of:=[.B74]" office:value-type="float" office:value="1.640568427" calcext:value-type="float">
            <text:p>1.640568427</text:p>
          </table:table-cell>
          <table:table-cell table:formula="of:=[.C74]" office:value-type="float" office:value="0.000019586" calcext:value-type="float">
            <text:p>1.9586E-05</text:p>
          </table:table-cell>
          <table:table-cell table:formula="of:=[.G74]" office:value-type="float" office:value="0.000017603" calcext:value-type="float">
            <text:p>1.7603E-05</text:p>
          </table:table-cell>
          <table:table-cell table:formula="of:=[.K74]" office:value-type="float" office:value="0.000018422" calcext:value-type="float">
            <text:p>1.8422E-05</text:p>
          </table:table-cell>
        </table:table-row>
        <table:table-row table:style-name="ro1">
          <table:table-cell table:style-name="ce1" office:value-type="float" office:value="-0.000056625" calcext:value-type="float">
            <text:p>-5.6625E-05</text:p>
          </table:table-cell>
          <table:table-cell office:value-type="float" office:value="1.640568927" calcext:value-type="float">
            <text:p>1.6405689</text:p>
          </table:table-cell>
          <table:table-cell office:value-type="float" office:value="0.000019625" calcext:value-type="float">
            <text:p>0.0000196</text:p>
          </table:table-cell>
          <table:table-cell/>
          <table:table-cell table:style-name="ce1" office:value-type="float" office:value="-0.000054644" calcext:value-type="float">
            <text:p>-5.4644E-05</text:p>
          </table:table-cell>
          <table:table-cell office:value-type="float" office:value="1.640568927" calcext:value-type="float">
            <text:p>1.6405689</text:p>
          </table:table-cell>
          <table:table-cell office:value-type="float" office:value="0.000017644" calcext:value-type="float">
            <text:p>0.0000176</text:p>
          </table:table-cell>
          <table:table-cell/>
          <table:table-cell table:style-name="ce1" office:value-type="float" office:value="-0.000055924" calcext:value-type="float">
            <text:p>-5.5924E-05</text:p>
          </table:table-cell>
          <table:table-cell office:value-type="float" office:value="1.640568927" calcext:value-type="float">
            <text:p>1.6405689</text:p>
          </table:table-cell>
          <table:table-cell office:value-type="float" office:value="0.000018924" calcext:value-type="float">
            <text:p>0.0000189</text:p>
          </table:table-cell>
          <table:table-cell/>
          <table:table-cell table:formula="of:=[.B75]" office:value-type="float" office:value="1.640568927" calcext:value-type="float">
            <text:p>1.640568927</text:p>
          </table:table-cell>
          <table:table-cell table:formula="of:=[.A75]+middle" office:value-type="float" office:value="1.640549302" calcext:value-type="float">
            <text:p>1.640549302</text:p>
          </table:table-cell>
          <table:table-cell table:formula="of:=[.E75]+middle" office:value-type="float" office:value="1.640551283" calcext:value-type="float">
            <text:p>1.640551283</text:p>
          </table:table-cell>
          <table:table-cell table:formula="of:=[.I75]+middle" office:value-type="float" office:value="1.640550003" calcext:value-type="float">
            <text:p>1.640550003</text:p>
          </table:table-cell>
          <table:table-cell table:formula="of:=[.M75]" office:value-type="float" office:value="1.640568927" calcext:value-type="float">
            <text:p>1.640568927</text:p>
          </table:table-cell>
          <table:table-cell/>
          <table:table-cell table:formula="of:=[.B75]" office:value-type="float" office:value="1.640568927" calcext:value-type="float">
            <text:p>1.640568927</text:p>
          </table:table-cell>
          <table:table-cell table:formula="of:=[.C75]" office:value-type="float" office:value="0.000019625" calcext:value-type="float">
            <text:p>1.9625E-05</text:p>
          </table:table-cell>
          <table:table-cell table:formula="of:=[.G75]" office:value-type="float" office:value="0.000017644" calcext:value-type="float">
            <text:p>1.7644E-05</text:p>
          </table:table-cell>
          <table:table-cell table:formula="of:=[.K75]" office:value-type="float" office:value="0.000018924" calcext:value-type="float">
            <text:p>1.8924E-05</text:p>
          </table:table-cell>
        </table:table-row>
        <table:table-row table:style-name="ro1">
          <table:table-cell table:style-name="ce1" office:value-type="float" office:value="-0.000056141" calcext:value-type="float">
            <text:p>-5.6141E-05</text:p>
          </table:table-cell>
          <table:table-cell office:value-type="float" office:value="1.640569427" calcext:value-type="float">
            <text:p>1.6405694</text:p>
          </table:table-cell>
          <table:table-cell office:value-type="float" office:value="0.000019641" calcext:value-type="float">
            <text:p>0.0000196</text:p>
          </table:table-cell>
          <table:table-cell/>
          <table:table-cell table:style-name="ce1" office:value-type="float" office:value="-0.000054171" calcext:value-type="float">
            <text:p>-5.4171E-05</text:p>
          </table:table-cell>
          <table:table-cell office:value-type="float" office:value="1.640569427" calcext:value-type="float">
            <text:p>1.6405694</text:p>
          </table:table-cell>
          <table:table-cell office:value-type="float" office:value="0.000017671" calcext:value-type="float">
            <text:p>0.0000177</text:p>
          </table:table-cell>
          <table:table-cell/>
          <table:table-cell table:style-name="ce1" office:value-type="float" office:value="-0.000055885" calcext:value-type="float">
            <text:p>-5.5885E-05</text:p>
          </table:table-cell>
          <table:table-cell office:value-type="float" office:value="1.640569427" calcext:value-type="float">
            <text:p>1.6405694</text:p>
          </table:table-cell>
          <table:table-cell office:value-type="float" office:value="0.000019385" calcext:value-type="float">
            <text:p>0.0000194</text:p>
          </table:table-cell>
          <table:table-cell/>
          <table:table-cell table:formula="of:=[.B76]" office:value-type="float" office:value="1.640569427" calcext:value-type="float">
            <text:p>1.640569427</text:p>
          </table:table-cell>
          <table:table-cell table:formula="of:=[.A76]+middle" office:value-type="float" office:value="1.640549786" calcext:value-type="float">
            <text:p>1.640549786</text:p>
          </table:table-cell>
          <table:table-cell table:formula="of:=[.E76]+middle" office:value-type="float" office:value="1.640551756" calcext:value-type="float">
            <text:p>1.640551756</text:p>
          </table:table-cell>
          <table:table-cell table:formula="of:=[.I76]+middle" office:value-type="float" office:value="1.640550042" calcext:value-type="float">
            <text:p>1.640550042</text:p>
          </table:table-cell>
          <table:table-cell table:formula="of:=[.M76]" office:value-type="float" office:value="1.640569427" calcext:value-type="float">
            <text:p>1.640569427</text:p>
          </table:table-cell>
          <table:table-cell/>
          <table:table-cell table:formula="of:=[.B76]" office:value-type="float" office:value="1.640569427" calcext:value-type="float">
            <text:p>1.640569427</text:p>
          </table:table-cell>
          <table:table-cell table:formula="of:=[.C76]" office:value-type="float" office:value="0.000019641" calcext:value-type="float">
            <text:p>1.9641E-05</text:p>
          </table:table-cell>
          <table:table-cell table:formula="of:=[.G76]" office:value-type="float" office:value="0.000017671" calcext:value-type="float">
            <text:p>1.7671E-05</text:p>
          </table:table-cell>
          <table:table-cell table:formula="of:=[.K76]" office:value-type="float" office:value="0.000019385" calcext:value-type="float">
            <text:p>1.9385E-05</text:p>
          </table:table-cell>
        </table:table-row>
        <table:table-row table:style-name="ro1">
          <table:table-cell table:style-name="ce1" office:value-type="float" office:value="-0.000055632" calcext:value-type="float">
            <text:p>-5.5632E-05</text:p>
          </table:table-cell>
          <table:table-cell office:value-type="float" office:value="1.640569927" calcext:value-type="float">
            <text:p>1.6405699</text:p>
          </table:table-cell>
          <table:table-cell office:value-type="float" office:value="0.000019632" calcext:value-type="float">
            <text:p>0.0000196</text:p>
          </table:table-cell>
          <table:table-cell/>
          <table:table-cell table:style-name="ce1" office:value-type="float" office:value="-0.000053645" calcext:value-type="float">
            <text:p>-5.3645E-05</text:p>
          </table:table-cell>
          <table:table-cell office:value-type="float" office:value="1.640569927" calcext:value-type="float">
            <text:p>1.6405699</text:p>
          </table:table-cell>
          <table:table-cell office:value-type="float" office:value="0.000017645" calcext:value-type="float">
            <text:p>0.0000176</text:p>
          </table:table-cell>
          <table:table-cell/>
          <table:table-cell table:style-name="ce1" office:value-type="float" office:value="-0.000055808" calcext:value-type="float">
            <text:p>-5.5808E-05</text:p>
          </table:table-cell>
          <table:table-cell office:value-type="float" office:value="1.640569927" calcext:value-type="float">
            <text:p>1.6405699</text:p>
          </table:table-cell>
          <table:table-cell office:value-type="float" office:value="0.000019808" calcext:value-type="float">
            <text:p>0.0000198</text:p>
          </table:table-cell>
          <table:table-cell/>
          <table:table-cell table:formula="of:=[.B77]" office:value-type="float" office:value="1.640569927" calcext:value-type="float">
            <text:p>1.640569927</text:p>
          </table:table-cell>
          <table:table-cell table:formula="of:=[.A77]+middle" office:value-type="float" office:value="1.640550295" calcext:value-type="float">
            <text:p>1.640550295</text:p>
          </table:table-cell>
          <table:table-cell table:formula="of:=[.E77]+middle" office:value-type="float" office:value="1.640552282" calcext:value-type="float">
            <text:p>1.640552282</text:p>
          </table:table-cell>
          <table:table-cell table:formula="of:=[.I77]+middle" office:value-type="float" office:value="1.640550119" calcext:value-type="float">
            <text:p>1.640550119</text:p>
          </table:table-cell>
          <table:table-cell table:formula="of:=[.M77]" office:value-type="float" office:value="1.640569927" calcext:value-type="float">
            <text:p>1.640569927</text:p>
          </table:table-cell>
          <table:table-cell/>
          <table:table-cell table:formula="of:=[.B77]" office:value-type="float" office:value="1.640569927" calcext:value-type="float">
            <text:p>1.640569927</text:p>
          </table:table-cell>
          <table:table-cell table:formula="of:=[.C77]" office:value-type="float" office:value="0.000019632" calcext:value-type="float">
            <text:p>1.9632E-05</text:p>
          </table:table-cell>
          <table:table-cell table:formula="of:=[.G77]" office:value-type="float" office:value="0.000017645" calcext:value-type="float">
            <text:p>1.7645E-05</text:p>
          </table:table-cell>
          <table:table-cell table:formula="of:=[.K77]" office:value-type="float" office:value="0.000019808" calcext:value-type="float">
            <text:p>1.9808E-05</text:p>
          </table:table-cell>
        </table:table-row>
        <table:table-row table:style-name="ro1">
          <table:table-cell table:style-name="ce1" office:value-type="float" office:value="-0.000055197" calcext:value-type="float">
            <text:p>-5.5197E-05</text:p>
          </table:table-cell>
          <table:table-cell office:value-type="float" office:value="1.640570427" calcext:value-type="float">
            <text:p>1.6405704</text:p>
          </table:table-cell>
          <table:table-cell office:value-type="float" office:value="0.000019697" calcext:value-type="float">
            <text:p>0.0000197</text:p>
          </table:table-cell>
          <table:table-cell/>
          <table:table-cell table:style-name="ce1" office:value-type="float" office:value="-0.000053139" calcext:value-type="float">
            <text:p>-5.3139E-05</text:p>
          </table:table-cell>
          <table:table-cell office:value-type="float" office:value="1.640570427" calcext:value-type="float">
            <text:p>1.6405704</text:p>
          </table:table-cell>
          <table:table-cell office:value-type="float" office:value="0.000017639" calcext:value-type="float">
            <text:p>0.0000176</text:p>
          </table:table-cell>
          <table:table-cell/>
          <table:table-cell table:style-name="ce1" office:value-type="float" office:value="-0.000055845" calcext:value-type="float">
            <text:p>-5.5845E-05</text:p>
          </table:table-cell>
          <table:table-cell office:value-type="float" office:value="1.640570427" calcext:value-type="float">
            <text:p>1.6405704</text:p>
          </table:table-cell>
          <table:table-cell office:value-type="float" office:value="0.000020345" calcext:value-type="float">
            <text:p>0.0000203</text:p>
          </table:table-cell>
          <table:table-cell/>
          <table:table-cell table:formula="of:=[.B78]" office:value-type="float" office:value="1.640570427" calcext:value-type="float">
            <text:p>1.640570427</text:p>
          </table:table-cell>
          <table:table-cell table:formula="of:=[.A78]+middle" office:value-type="float" office:value="1.64055073" calcext:value-type="float">
            <text:p>1.64055073</text:p>
          </table:table-cell>
          <table:table-cell table:formula="of:=[.E78]+middle" office:value-type="float" office:value="1.640552788" calcext:value-type="float">
            <text:p>1.640552788</text:p>
          </table:table-cell>
          <table:table-cell table:formula="of:=[.I78]+middle" office:value-type="float" office:value="1.640550082" calcext:value-type="float">
            <text:p>1.640550082</text:p>
          </table:table-cell>
          <table:table-cell table:formula="of:=[.M78]" office:value-type="float" office:value="1.640570427" calcext:value-type="float">
            <text:p>1.640570427</text:p>
          </table:table-cell>
          <table:table-cell/>
          <table:table-cell table:formula="of:=[.B78]" office:value-type="float" office:value="1.640570427" calcext:value-type="float">
            <text:p>1.640570427</text:p>
          </table:table-cell>
          <table:table-cell table:formula="of:=[.C78]" office:value-type="float" office:value="0.000019697" calcext:value-type="float">
            <text:p>1.9697E-05</text:p>
          </table:table-cell>
          <table:table-cell table:formula="of:=[.G78]" office:value-type="float" office:value="0.000017639" calcext:value-type="float">
            <text:p>1.7639E-05</text:p>
          </table:table-cell>
          <table:table-cell table:formula="of:=[.K78]" office:value-type="float" office:value="0.000020345" calcext:value-type="float">
            <text:p>2.0345E-05</text:p>
          </table:table-cell>
        </table:table-row>
        <table:table-row table:style-name="ro1">
          <table:table-cell table:style-name="ce1" office:value-type="float" office:value="-0.000054637" calcext:value-type="float">
            <text:p>-5.4637E-05</text:p>
          </table:table-cell>
          <table:table-cell office:value-type="float" office:value="1.640570927" calcext:value-type="float">
            <text:p>1.6405709</text:p>
          </table:table-cell>
          <table:table-cell office:value-type="float" office:value="0.000019637" calcext:value-type="float">
            <text:p>0.0000196</text:p>
          </table:table-cell>
          <table:table-cell/>
          <table:table-cell table:style-name="ce1" office:value-type="float" office:value="-0.0000527" calcext:value-type="float">
            <text:p>-5.27E-05</text:p>
          </table:table-cell>
          <table:table-cell office:value-type="float" office:value="1.640570927" calcext:value-type="float">
            <text:p>1.6405709</text:p>
          </table:table-cell>
          <table:table-cell office:value-type="float" office:value="0.0000177" calcext:value-type="float">
            <text:p>0.0000177</text:p>
          </table:table-cell>
          <table:table-cell/>
          <table:table-cell table:style-name="ce1" office:value-type="float" office:value="-0.000055843" calcext:value-type="float">
            <text:p>-5.5843E-05</text:p>
          </table:table-cell>
          <table:table-cell office:value-type="float" office:value="1.640570927" calcext:value-type="float">
            <text:p>1.6405709</text:p>
          </table:table-cell>
          <table:table-cell office:value-type="float" office:value="0.000020843" calcext:value-type="float">
            <text:p>0.0000208</text:p>
          </table:table-cell>
          <table:table-cell/>
          <table:table-cell table:formula="of:=[.B79]" office:value-type="float" office:value="1.640570927" calcext:value-type="float">
            <text:p>1.640570927</text:p>
          </table:table-cell>
          <table:table-cell table:formula="of:=[.A79]+middle" office:value-type="float" office:value="1.64055129" calcext:value-type="float">
            <text:p>1.64055129</text:p>
          </table:table-cell>
          <table:table-cell table:formula="of:=[.E79]+middle" office:value-type="float" office:value="1.640553227" calcext:value-type="float">
            <text:p>1.640553227</text:p>
          </table:table-cell>
          <table:table-cell table:formula="of:=[.I79]+middle" office:value-type="float" office:value="1.640550084" calcext:value-type="float">
            <text:p>1.640550084</text:p>
          </table:table-cell>
          <table:table-cell table:formula="of:=[.M79]" office:value-type="float" office:value="1.640570927" calcext:value-type="float">
            <text:p>1.640570927</text:p>
          </table:table-cell>
          <table:table-cell/>
          <table:table-cell table:formula="of:=[.B79]" office:value-type="float" office:value="1.640570927" calcext:value-type="float">
            <text:p>1.640570927</text:p>
          </table:table-cell>
          <table:table-cell table:formula="of:=[.C79]" office:value-type="float" office:value="0.000019637" calcext:value-type="float">
            <text:p>1.9637E-05</text:p>
          </table:table-cell>
          <table:table-cell table:formula="of:=[.G79]" office:value-type="float" office:value="0.0000177" calcext:value-type="float">
            <text:p>1.77E-05</text:p>
          </table:table-cell>
          <table:table-cell table:formula="of:=[.K79]" office:value-type="float" office:value="0.000020843" calcext:value-type="float">
            <text:p>2.0843E-05</text:p>
          </table:table-cell>
        </table:table-row>
        <table:table-row table:style-name="ro1">
          <table:table-cell table:style-name="ce1" office:value-type="float" office:value="-0.000054162" calcext:value-type="float">
            <text:p>-5.4162E-05</text:p>
          </table:table-cell>
          <table:table-cell office:value-type="float" office:value="1.640571427" calcext:value-type="float">
            <text:p>1.6405714</text:p>
          </table:table-cell>
          <table:table-cell office:value-type="float" office:value="0.000019662" calcext:value-type="float">
            <text:p>0.0000197</text:p>
          </table:table-cell>
          <table:table-cell/>
          <table:table-cell table:style-name="ce1" office:value-type="float" office:value="-0.000052202" calcext:value-type="float">
            <text:p>-5.2202E-05</text:p>
          </table:table-cell>
          <table:table-cell office:value-type="float" office:value="1.640571427" calcext:value-type="float">
            <text:p>1.6405714</text:p>
          </table:table-cell>
          <table:table-cell office:value-type="float" office:value="0.000017702" calcext:value-type="float">
            <text:p>0.0000177</text:p>
          </table:table-cell>
          <table:table-cell/>
          <table:table-cell table:style-name="ce1" office:value-type="float" office:value="-0.000055846" calcext:value-type="float">
            <text:p>-5.5846E-05</text:p>
          </table:table-cell>
          <table:table-cell office:value-type="float" office:value="1.640571427" calcext:value-type="float">
            <text:p>1.6405714</text:p>
          </table:table-cell>
          <table:table-cell office:value-type="float" office:value="0.000021346" calcext:value-type="float">
            <text:p>0.0000213</text:p>
          </table:table-cell>
          <table:table-cell/>
          <table:table-cell table:formula="of:=[.B80]" office:value-type="float" office:value="1.640571427" calcext:value-type="float">
            <text:p>1.640571427</text:p>
          </table:table-cell>
          <table:table-cell table:formula="of:=[.A80]+middle" office:value-type="float" office:value="1.640551765" calcext:value-type="float">
            <text:p>1.640551765</text:p>
          </table:table-cell>
          <table:table-cell table:formula="of:=[.E80]+middle" office:value-type="float" office:value="1.640553725" calcext:value-type="float">
            <text:p>1.640553725</text:p>
          </table:table-cell>
          <table:table-cell table:formula="of:=[.I80]+middle" office:value-type="float" office:value="1.640550081" calcext:value-type="float">
            <text:p>1.640550081</text:p>
          </table:table-cell>
          <table:table-cell table:formula="of:=[.M80]" office:value-type="float" office:value="1.640571427" calcext:value-type="float">
            <text:p>1.640571427</text:p>
          </table:table-cell>
          <table:table-cell/>
          <table:table-cell table:formula="of:=[.B80]" office:value-type="float" office:value="1.640571427" calcext:value-type="float">
            <text:p>1.640571427</text:p>
          </table:table-cell>
          <table:table-cell table:formula="of:=[.C80]" office:value-type="float" office:value="0.000019662" calcext:value-type="float">
            <text:p>1.9662E-05</text:p>
          </table:table-cell>
          <table:table-cell table:formula="of:=[.G80]" office:value-type="float" office:value="0.000017702" calcext:value-type="float">
            <text:p>1.7702E-05</text:p>
          </table:table-cell>
          <table:table-cell table:formula="of:=[.K80]" office:value-type="float" office:value="0.000021346" calcext:value-type="float">
            <text:p>2.1346E-05</text:p>
          </table:table-cell>
        </table:table-row>
        <table:table-row table:style-name="ro1">
          <table:table-cell table:style-name="ce1" office:value-type="float" office:value="-0.000053686" calcext:value-type="float">
            <text:p>-5.3686E-05</text:p>
          </table:table-cell>
          <table:table-cell office:value-type="float" office:value="1.640571927" calcext:value-type="float">
            <text:p>1.6405719</text:p>
          </table:table-cell>
          <table:table-cell office:value-type="float" office:value="0.000019686" calcext:value-type="float">
            <text:p>0.0000197</text:p>
          </table:table-cell>
          <table:table-cell/>
          <table:table-cell table:style-name="ce1" office:value-type="float" office:value="-0.000051743" calcext:value-type="float">
            <text:p>-5.1743E-05</text:p>
          </table:table-cell>
          <table:table-cell office:value-type="float" office:value="1.640571927" calcext:value-type="float">
            <text:p>1.6405719</text:p>
          </table:table-cell>
          <table:table-cell office:value-type="float" office:value="0.000017743" calcext:value-type="float">
            <text:p>0.0000177</text:p>
          </table:table-cell>
          <table:table-cell/>
          <table:table-cell table:style-name="ce1" office:value-type="float" office:value="-0.000055882" calcext:value-type="float">
            <text:p>-5.5882E-05</text:p>
          </table:table-cell>
          <table:table-cell office:value-type="float" office:value="1.640571927" calcext:value-type="float">
            <text:p>1.6405719</text:p>
          </table:table-cell>
          <table:table-cell office:value-type="float" office:value="0.000021882" calcext:value-type="float">
            <text:p>0.0000219</text:p>
          </table:table-cell>
          <table:table-cell/>
          <table:table-cell table:formula="of:=[.B81]" office:value-type="float" office:value="1.640571927" calcext:value-type="float">
            <text:p>1.640571927</text:p>
          </table:table-cell>
          <table:table-cell table:formula="of:=[.A81]+middle" office:value-type="float" office:value="1.640552241" calcext:value-type="float">
            <text:p>1.640552241</text:p>
          </table:table-cell>
          <table:table-cell table:formula="of:=[.E81]+middle" office:value-type="float" office:value="1.640554184" calcext:value-type="float">
            <text:p>1.640554184</text:p>
          </table:table-cell>
          <table:table-cell table:formula="of:=[.I81]+middle" office:value-type="float" office:value="1.640550045" calcext:value-type="float">
            <text:p>1.640550045</text:p>
          </table:table-cell>
          <table:table-cell table:formula="of:=[.M81]" office:value-type="float" office:value="1.640571927" calcext:value-type="float">
            <text:p>1.640571927</text:p>
          </table:table-cell>
          <table:table-cell/>
          <table:table-cell table:formula="of:=[.B81]" office:value-type="float" office:value="1.640571927" calcext:value-type="float">
            <text:p>1.640571927</text:p>
          </table:table-cell>
          <table:table-cell table:formula="of:=[.C81]" office:value-type="float" office:value="0.000019686" calcext:value-type="float">
            <text:p>1.9686E-05</text:p>
          </table:table-cell>
          <table:table-cell table:formula="of:=[.G81]" office:value-type="float" office:value="0.000017743" calcext:value-type="float">
            <text:p>1.7743E-05</text:p>
          </table:table-cell>
          <table:table-cell table:formula="of:=[.K81]" office:value-type="float" office:value="0.000021882" calcext:value-type="float">
            <text:p>2.1882E-05</text:p>
          </table:table-cell>
        </table:table-row>
        <table:table-row table:style-name="ro1">
          <table:table-cell table:style-name="ce1" office:value-type="float" office:value="-0.000053176" calcext:value-type="float">
            <text:p>-5.3176E-05</text:p>
          </table:table-cell>
          <table:table-cell office:value-type="float" office:value="1.640572427" calcext:value-type="float">
            <text:p>1.6405724</text:p>
          </table:table-cell>
          <table:table-cell office:value-type="float" office:value="0.000019676" calcext:value-type="float">
            <text:p>0.0000197</text:p>
          </table:table-cell>
          <table:table-cell/>
          <table:table-cell table:style-name="ce1" office:value-type="float" office:value="-0.000051244" calcext:value-type="float">
            <text:p>-5.1244E-05</text:p>
          </table:table-cell>
          <table:table-cell office:value-type="float" office:value="1.640572427" calcext:value-type="float">
            <text:p>1.6405724</text:p>
          </table:table-cell>
          <table:table-cell office:value-type="float" office:value="0.000017744" calcext:value-type="float">
            <text:p>0.0000177</text:p>
          </table:table-cell>
          <table:table-cell/>
          <table:table-cell table:style-name="ce1" office:value-type="float" office:value="-0.000055903" calcext:value-type="float">
            <text:p>-5.5903E-05</text:p>
          </table:table-cell>
          <table:table-cell office:value-type="float" office:value="1.640572427" calcext:value-type="float">
            <text:p>1.6405724</text:p>
          </table:table-cell>
          <table:table-cell office:value-type="float" office:value="0.000022403" calcext:value-type="float">
            <text:p>0.0000224</text:p>
          </table:table-cell>
          <table:table-cell/>
          <table:table-cell table:formula="of:=[.B82]" office:value-type="float" office:value="1.640572427" calcext:value-type="float">
            <text:p>1.640572427</text:p>
          </table:table-cell>
          <table:table-cell table:formula="of:=[.A82]+middle" office:value-type="float" office:value="1.640552751" calcext:value-type="float">
            <text:p>1.640552751</text:p>
          </table:table-cell>
          <table:table-cell table:formula="of:=[.E82]+middle" office:value-type="float" office:value="1.640554683" calcext:value-type="float">
            <text:p>1.640554683</text:p>
          </table:table-cell>
          <table:table-cell table:formula="of:=[.I82]+middle" office:value-type="float" office:value="1.640550024" calcext:value-type="float">
            <text:p>1.640550024</text:p>
          </table:table-cell>
          <table:table-cell table:formula="of:=[.M82]" office:value-type="float" office:value="1.640572427" calcext:value-type="float">
            <text:p>1.640572427</text:p>
          </table:table-cell>
          <table:table-cell/>
          <table:table-cell table:formula="of:=[.B82]" office:value-type="float" office:value="1.640572427" calcext:value-type="float">
            <text:p>1.640572427</text:p>
          </table:table-cell>
          <table:table-cell table:formula="of:=[.C82]" office:value-type="float" office:value="0.000019676" calcext:value-type="float">
            <text:p>1.9676E-05</text:p>
          </table:table-cell>
          <table:table-cell table:formula="of:=[.G82]" office:value-type="float" office:value="0.000017744" calcext:value-type="float">
            <text:p>1.7744E-05</text:p>
          </table:table-cell>
          <table:table-cell table:formula="of:=[.K82]" office:value-type="float" office:value="0.000022403" calcext:value-type="float">
            <text:p>2.2403E-05</text:p>
          </table:table-cell>
        </table:table-row>
        <table:table-row table:style-name="ro1">
          <table:table-cell table:style-name="ce1" office:value-type="float" office:value="-0.000052683" calcext:value-type="float">
            <text:p>-5.2683E-05</text:p>
          </table:table-cell>
          <table:table-cell office:value-type="float" office:value="1.640572927" calcext:value-type="float">
            <text:p>1.6405729</text:p>
          </table:table-cell>
          <table:table-cell office:value-type="float" office:value="0.000019683" calcext:value-type="float">
            <text:p>0.0000197</text:p>
          </table:table-cell>
          <table:table-cell/>
          <table:table-cell table:style-name="ce1" office:value-type="float" office:value="-0.000050665" calcext:value-type="float">
            <text:p>-5.0665E-05</text:p>
          </table:table-cell>
          <table:table-cell office:value-type="float" office:value="1.640572927" calcext:value-type="float">
            <text:p>1.6405729</text:p>
          </table:table-cell>
          <table:table-cell office:value-type="float" office:value="0.000017665" calcext:value-type="float">
            <text:p>0.0000177</text:p>
          </table:table-cell>
          <table:table-cell/>
          <table:table-cell table:style-name="ce1" office:value-type="float" office:value="-0.000055877" calcext:value-type="float">
            <text:p>-5.5877E-05</text:p>
          </table:table-cell>
          <table:table-cell office:value-type="float" office:value="1.640572927" calcext:value-type="float">
            <text:p>1.6405729</text:p>
          </table:table-cell>
          <table:table-cell office:value-type="float" office:value="0.000022877" calcext:value-type="float">
            <text:p>0.0000229</text:p>
          </table:table-cell>
          <table:table-cell/>
          <table:table-cell table:formula="of:=[.B83]" office:value-type="float" office:value="1.640572927" calcext:value-type="float">
            <text:p>1.640572927</text:p>
          </table:table-cell>
          <table:table-cell table:formula="of:=[.A83]+middle" office:value-type="float" office:value="1.640553244" calcext:value-type="float">
            <text:p>1.640553244</text:p>
          </table:table-cell>
          <table:table-cell table:formula="of:=[.E83]+middle" office:value-type="float" office:value="1.640555262" calcext:value-type="float">
            <text:p>1.640555262</text:p>
          </table:table-cell>
          <table:table-cell table:formula="of:=[.I83]+middle" office:value-type="float" office:value="1.64055005" calcext:value-type="float">
            <text:p>1.64055005</text:p>
          </table:table-cell>
          <table:table-cell table:formula="of:=[.M83]" office:value-type="float" office:value="1.640572927" calcext:value-type="float">
            <text:p>1.640572927</text:p>
          </table:table-cell>
          <table:table-cell/>
          <table:table-cell table:formula="of:=[.B83]" office:value-type="float" office:value="1.640572927" calcext:value-type="float">
            <text:p>1.640572927</text:p>
          </table:table-cell>
          <table:table-cell table:formula="of:=[.C83]" office:value-type="float" office:value="0.000019683" calcext:value-type="float">
            <text:p>1.9683E-05</text:p>
          </table:table-cell>
          <table:table-cell table:formula="of:=[.G83]" office:value-type="float" office:value="0.000017665" calcext:value-type="float">
            <text:p>1.7665E-05</text:p>
          </table:table-cell>
          <table:table-cell table:formula="of:=[.K83]" office:value-type="float" office:value="0.000022877" calcext:value-type="float">
            <text:p>2.2877E-05</text:p>
          </table:table-cell>
        </table:table-row>
        <table:table-row table:style-name="ro1">
          <table:table-cell table:style-name="ce1" office:value-type="float" office:value="-0.000052168" calcext:value-type="float">
            <text:p>-5.2168E-05</text:p>
          </table:table-cell>
          <table:table-cell office:value-type="float" office:value="1.640573427" calcext:value-type="float">
            <text:p>1.6405734</text:p>
          </table:table-cell>
          <table:table-cell office:value-type="float" office:value="0.000019668" calcext:value-type="float">
            <text:p>0.0000197</text:p>
          </table:table-cell>
          <table:table-cell/>
          <table:table-cell table:style-name="ce1" office:value-type="float" office:value="-0.00005018" calcext:value-type="float">
            <text:p>-5.018E-05</text:p>
          </table:table-cell>
          <table:table-cell office:value-type="float" office:value="1.640573427" calcext:value-type="float">
            <text:p>1.6405734</text:p>
          </table:table-cell>
          <table:table-cell office:value-type="float" office:value="0.00001768" calcext:value-type="float">
            <text:p>0.0000177</text:p>
          </table:table-cell>
          <table:table-cell/>
          <table:table-cell table:style-name="ce1" office:value-type="float" office:value="-0.000055841" calcext:value-type="float">
            <text:p>-5.5841E-05</text:p>
          </table:table-cell>
          <table:table-cell office:value-type="float" office:value="1.640573427" calcext:value-type="float">
            <text:p>1.6405734</text:p>
          </table:table-cell>
          <table:table-cell office:value-type="float" office:value="0.000023341" calcext:value-type="float">
            <text:p>0.0000233</text:p>
          </table:table-cell>
          <table:table-cell/>
          <table:table-cell table:formula="of:=[.B84]" office:value-type="float" office:value="1.640573427" calcext:value-type="float">
            <text:p>1.640573427</text:p>
          </table:table-cell>
          <table:table-cell table:formula="of:=[.A84]+middle" office:value-type="float" office:value="1.640553759" calcext:value-type="float">
            <text:p>1.640553759</text:p>
          </table:table-cell>
          <table:table-cell table:formula="of:=[.E84]+middle" office:value-type="float" office:value="1.640555747" calcext:value-type="float">
            <text:p>1.640555747</text:p>
          </table:table-cell>
          <table:table-cell table:formula="of:=[.I84]+middle" office:value-type="float" office:value="1.640550086" calcext:value-type="float">
            <text:p>1.640550086</text:p>
          </table:table-cell>
          <table:table-cell table:formula="of:=[.M84]" office:value-type="float" office:value="1.640573427" calcext:value-type="float">
            <text:p>1.640573427</text:p>
          </table:table-cell>
          <table:table-cell/>
          <table:table-cell table:formula="of:=[.B84]" office:value-type="float" office:value="1.640573427" calcext:value-type="float">
            <text:p>1.640573427</text:p>
          </table:table-cell>
          <table:table-cell table:formula="of:=[.C84]" office:value-type="float" office:value="0.000019668" calcext:value-type="float">
            <text:p>1.9668E-05</text:p>
          </table:table-cell>
          <table:table-cell table:formula="of:=[.G84]" office:value-type="float" office:value="0.00001768" calcext:value-type="float">
            <text:p>1.768E-05</text:p>
          </table:table-cell>
          <table:table-cell table:formula="of:=[.K84]" office:value-type="float" office:value="0.000023341" calcext:value-type="float">
            <text:p>2.3341E-05</text:p>
          </table:table-cell>
        </table:table-row>
        <table:table-row table:style-name="ro1">
          <table:table-cell table:style-name="ce1" office:value-type="float" office:value="-0.000051666" calcext:value-type="float">
            <text:p>-5.1666E-05</text:p>
          </table:table-cell>
          <table:table-cell office:value-type="float" office:value="1.640573927" calcext:value-type="float">
            <text:p>1.6405739</text:p>
          </table:table-cell>
          <table:table-cell office:value-type="float" office:value="0.000019666" calcext:value-type="float">
            <text:p>0.0000197</text:p>
          </table:table-cell>
          <table:table-cell/>
          <table:table-cell table:style-name="ce1" office:value-type="float" office:value="-0.00004971" calcext:value-type="float">
            <text:p>-4.971E-05</text:p>
          </table:table-cell>
          <table:table-cell office:value-type="float" office:value="1.640573927" calcext:value-type="float">
            <text:p>1.6405739</text:p>
          </table:table-cell>
          <table:table-cell office:value-type="float" office:value="0.00001771" calcext:value-type="float">
            <text:p>0.0000177</text:p>
          </table:table-cell>
          <table:table-cell/>
          <table:table-cell table:style-name="ce1" office:value-type="float" office:value="-0.000055807" calcext:value-type="float">
            <text:p>-5.5807E-05</text:p>
          </table:table-cell>
          <table:table-cell office:value-type="float" office:value="1.640573927" calcext:value-type="float">
            <text:p>1.6405739</text:p>
          </table:table-cell>
          <table:table-cell office:value-type="float" office:value="0.000023807" calcext:value-type="float">
            <text:p>0.0000238</text:p>
          </table:table-cell>
          <table:table-cell/>
          <table:table-cell table:formula="of:=[.B85]" office:value-type="float" office:value="1.640573927" calcext:value-type="float">
            <text:p>1.640573927</text:p>
          </table:table-cell>
          <table:table-cell table:formula="of:=[.A85]+middle" office:value-type="float" office:value="1.640554261" calcext:value-type="float">
            <text:p>1.640554261</text:p>
          </table:table-cell>
          <table:table-cell table:formula="of:=[.E85]+middle" office:value-type="float" office:value="1.640556217" calcext:value-type="float">
            <text:p>1.640556217</text:p>
          </table:table-cell>
          <table:table-cell table:formula="of:=[.I85]+middle" office:value-type="float" office:value="1.64055012" calcext:value-type="float">
            <text:p>1.64055012</text:p>
          </table:table-cell>
          <table:table-cell table:formula="of:=[.M85]" office:value-type="float" office:value="1.640573927" calcext:value-type="float">
            <text:p>1.640573927</text:p>
          </table:table-cell>
          <table:table-cell/>
          <table:table-cell table:formula="of:=[.B85]" office:value-type="float" office:value="1.640573927" calcext:value-type="float">
            <text:p>1.640573927</text:p>
          </table:table-cell>
          <table:table-cell table:formula="of:=[.C85]" office:value-type="float" office:value="0.000019666" calcext:value-type="float">
            <text:p>1.9666E-05</text:p>
          </table:table-cell>
          <table:table-cell table:formula="of:=[.G85]" office:value-type="float" office:value="0.00001771" calcext:value-type="float">
            <text:p>1.771E-05</text:p>
          </table:table-cell>
          <table:table-cell table:formula="of:=[.K85]" office:value-type="float" office:value="0.000023807" calcext:value-type="float">
            <text:p>2.3807E-05</text:p>
          </table:table-cell>
        </table:table-row>
        <table:table-row table:style-name="ro1">
          <table:table-cell table:style-name="ce1" office:value-type="float" office:value="-0.000051189" calcext:value-type="float">
            <text:p>-5.1189E-05</text:p>
          </table:table-cell>
          <table:table-cell office:value-type="float" office:value="1.640574427" calcext:value-type="float">
            <text:p>1.6405744</text:p>
          </table:table-cell>
          <table:table-cell office:value-type="float" office:value="0.000019689" calcext:value-type="float">
            <text:p>0.0000197</text:p>
          </table:table-cell>
          <table:table-cell/>
          <table:table-cell table:style-name="ce1" office:value-type="float" office:value="-0.000049237" calcext:value-type="float">
            <text:p>-4.9237E-05</text:p>
          </table:table-cell>
          <table:table-cell office:value-type="float" office:value="1.640574427" calcext:value-type="float">
            <text:p>1.6405744</text:p>
          </table:table-cell>
          <table:table-cell office:value-type="float" office:value="0.000017737" calcext:value-type="float">
            <text:p>0.0000177</text:p>
          </table:table-cell>
          <table:table-cell/>
          <table:table-cell table:style-name="ce1" office:value-type="float" office:value="-0.000055794" calcext:value-type="float">
            <text:p>-5.5794E-05</text:p>
          </table:table-cell>
          <table:table-cell office:value-type="float" office:value="1.640574427" calcext:value-type="float">
            <text:p>1.6405744</text:p>
          </table:table-cell>
          <table:table-cell office:value-type="float" office:value="0.000024294" calcext:value-type="float">
            <text:p>0.0000243</text:p>
          </table:table-cell>
          <table:table-cell/>
          <table:table-cell table:formula="of:=[.B86]" office:value-type="float" office:value="1.640574427" calcext:value-type="float">
            <text:p>1.640574427</text:p>
          </table:table-cell>
          <table:table-cell table:formula="of:=[.A86]+middle" office:value-type="float" office:value="1.640554738" calcext:value-type="float">
            <text:p>1.640554738</text:p>
          </table:table-cell>
          <table:table-cell table:formula="of:=[.E86]+middle" office:value-type="float" office:value="1.64055669" calcext:value-type="float">
            <text:p>1.64055669</text:p>
          </table:table-cell>
          <table:table-cell table:formula="of:=[.I86]+middle" office:value-type="float" office:value="1.640550133" calcext:value-type="float">
            <text:p>1.640550133</text:p>
          </table:table-cell>
          <table:table-cell table:formula="of:=[.M86]" office:value-type="float" office:value="1.640574427" calcext:value-type="float">
            <text:p>1.640574427</text:p>
          </table:table-cell>
          <table:table-cell/>
          <table:table-cell table:formula="of:=[.B86]" office:value-type="float" office:value="1.640574427" calcext:value-type="float">
            <text:p>1.640574427</text:p>
          </table:table-cell>
          <table:table-cell table:formula="of:=[.C86]" office:value-type="float" office:value="0.000019689" calcext:value-type="float">
            <text:p>1.9689E-05</text:p>
          </table:table-cell>
          <table:table-cell table:formula="of:=[.G86]" office:value-type="float" office:value="0.000017737" calcext:value-type="float">
            <text:p>1.7737E-05</text:p>
          </table:table-cell>
          <table:table-cell table:formula="of:=[.K86]" office:value-type="float" office:value="0.000024294" calcext:value-type="float">
            <text:p>2.4294E-05</text:p>
          </table:table-cell>
        </table:table-row>
        <table:table-row table:style-name="ro1">
          <table:table-cell table:style-name="ce1" office:value-type="float" office:value="-0.000050712" calcext:value-type="float">
            <text:p>-5.0712E-05</text:p>
          </table:table-cell>
          <table:table-cell office:value-type="float" office:value="1.640574927" calcext:value-type="float">
            <text:p>1.6405749</text:p>
          </table:table-cell>
          <table:table-cell office:value-type="float" office:value="0.000019712" calcext:value-type="float">
            <text:p>0.0000197</text:p>
          </table:table-cell>
          <table:table-cell/>
          <table:table-cell table:style-name="ce1" office:value-type="float" office:value="-0.000048765" calcext:value-type="float">
            <text:p>-4.8765E-05</text:p>
          </table:table-cell>
          <table:table-cell office:value-type="float" office:value="1.640574927" calcext:value-type="float">
            <text:p>1.6405749</text:p>
          </table:table-cell>
          <table:table-cell office:value-type="float" office:value="0.000017765" calcext:value-type="float">
            <text:p>0.0000178</text:p>
          </table:table-cell>
          <table:table-cell/>
          <table:table-cell table:style-name="ce1" office:value-type="float" office:value="-0.00005575" calcext:value-type="float">
            <text:p>-5.575E-05</text:p>
          </table:table-cell>
          <table:table-cell office:value-type="float" office:value="1.640574927" calcext:value-type="float">
            <text:p>1.6405749</text:p>
          </table:table-cell>
          <table:table-cell office:value-type="float" office:value="0.00002475" calcext:value-type="float">
            <text:p>0.0000248</text:p>
          </table:table-cell>
          <table:table-cell/>
          <table:table-cell table:formula="of:=[.B87]" office:value-type="float" office:value="1.640574927" calcext:value-type="float">
            <text:p>1.640574927</text:p>
          </table:table-cell>
          <table:table-cell table:formula="of:=[.A87]+middle" office:value-type="float" office:value="1.640555215" calcext:value-type="float">
            <text:p>1.640555215</text:p>
          </table:table-cell>
          <table:table-cell table:formula="of:=[.E87]+middle" office:value-type="float" office:value="1.640557162" calcext:value-type="float">
            <text:p>1.640557162</text:p>
          </table:table-cell>
          <table:table-cell table:formula="of:=[.I87]+middle" office:value-type="float" office:value="1.640550177" calcext:value-type="float">
            <text:p>1.640550177</text:p>
          </table:table-cell>
          <table:table-cell table:formula="of:=[.M87]" office:value-type="float" office:value="1.640574927" calcext:value-type="float">
            <text:p>1.640574927</text:p>
          </table:table-cell>
          <table:table-cell/>
          <table:table-cell table:formula="of:=[.B87]" office:value-type="float" office:value="1.640574927" calcext:value-type="float">
            <text:p>1.640574927</text:p>
          </table:table-cell>
          <table:table-cell table:formula="of:=[.C87]" office:value-type="float" office:value="0.000019712" calcext:value-type="float">
            <text:p>1.9712E-05</text:p>
          </table:table-cell>
          <table:table-cell table:formula="of:=[.G87]" office:value-type="float" office:value="0.000017765" calcext:value-type="float">
            <text:p>1.7765E-05</text:p>
          </table:table-cell>
          <table:table-cell table:formula="of:=[.K87]" office:value-type="float" office:value="0.00002475" calcext:value-type="float">
            <text:p>2.475E-05</text:p>
          </table:table-cell>
        </table:table-row>
        <table:table-row table:style-name="ro1">
          <table:table-cell table:style-name="ce1" office:value-type="float" office:value="-0.000050198" calcext:value-type="float">
            <text:p>-5.0198E-05</text:p>
          </table:table-cell>
          <table:table-cell office:value-type="float" office:value="1.640575427" calcext:value-type="float">
            <text:p>1.6405754</text:p>
          </table:table-cell>
          <table:table-cell office:value-type="float" office:value="0.000019698" calcext:value-type="float">
            <text:p>0.0000197</text:p>
          </table:table-cell>
          <table:table-cell/>
          <table:table-cell table:style-name="ce1" office:value-type="float" office:value="-0.000048265" calcext:value-type="float">
            <text:p>-4.8265E-05</text:p>
          </table:table-cell>
          <table:table-cell office:value-type="float" office:value="1.640575427" calcext:value-type="float">
            <text:p>1.6405754</text:p>
          </table:table-cell>
          <table:table-cell office:value-type="float" office:value="0.000017765" calcext:value-type="float">
            <text:p>0.0000178</text:p>
          </table:table-cell>
          <table:table-cell/>
          <table:table-cell table:style-name="ce1" office:value-type="float" office:value="-0.000055785" calcext:value-type="float">
            <text:p>-5.5785E-05</text:p>
          </table:table-cell>
          <table:table-cell office:value-type="float" office:value="1.640575427" calcext:value-type="float">
            <text:p>1.6405754</text:p>
          </table:table-cell>
          <table:table-cell office:value-type="float" office:value="0.000025285" calcext:value-type="float">
            <text:p>0.0000253</text:p>
          </table:table-cell>
          <table:table-cell/>
          <table:table-cell table:formula="of:=[.B88]" office:value-type="float" office:value="1.640575427" calcext:value-type="float">
            <text:p>1.640575427</text:p>
          </table:table-cell>
          <table:table-cell table:formula="of:=[.A88]+middle" office:value-type="float" office:value="1.640555729" calcext:value-type="float">
            <text:p>1.640555729</text:p>
          </table:table-cell>
          <table:table-cell table:formula="of:=[.E88]+middle" office:value-type="float" office:value="1.640557662" calcext:value-type="float">
            <text:p>1.640557662</text:p>
          </table:table-cell>
          <table:table-cell table:formula="of:=[.I88]+middle" office:value-type="float" office:value="1.640550142" calcext:value-type="float">
            <text:p>1.640550142</text:p>
          </table:table-cell>
          <table:table-cell table:formula="of:=[.M88]" office:value-type="float" office:value="1.640575427" calcext:value-type="float">
            <text:p>1.640575427</text:p>
          </table:table-cell>
          <table:table-cell/>
          <table:table-cell table:formula="of:=[.B88]" office:value-type="float" office:value="1.640575427" calcext:value-type="float">
            <text:p>1.640575427</text:p>
          </table:table-cell>
          <table:table-cell table:formula="of:=[.C88]" office:value-type="float" office:value="0.000019698" calcext:value-type="float">
            <text:p>1.9698E-05</text:p>
          </table:table-cell>
          <table:table-cell table:formula="of:=[.G88]" office:value-type="float" office:value="0.000017765" calcext:value-type="float">
            <text:p>1.7765E-05</text:p>
          </table:table-cell>
          <table:table-cell table:formula="of:=[.K88]" office:value-type="float" office:value="0.000025285" calcext:value-type="float">
            <text:p>2.5285E-05</text:p>
          </table:table-cell>
        </table:table-row>
        <table:table-row table:style-name="ro1">
          <table:table-cell table:style-name="ce1" office:value-type="float" office:value="-0.000049749" calcext:value-type="float">
            <text:p>-4.9749E-05</text:p>
          </table:table-cell>
          <table:table-cell office:value-type="float" office:value="1.640575927" calcext:value-type="float">
            <text:p>1.6405759</text:p>
          </table:table-cell>
          <table:table-cell office:value-type="float" office:value="0.000019749" calcext:value-type="float">
            <text:p>0.0000197</text:p>
          </table:table-cell>
          <table:table-cell/>
          <table:table-cell table:style-name="ce1" office:value-type="float" office:value="-0.000047847" calcext:value-type="float">
            <text:p>-4.7847E-05</text:p>
          </table:table-cell>
          <table:table-cell office:value-type="float" office:value="1.640575927" calcext:value-type="float">
            <text:p>1.6405759</text:p>
          </table:table-cell>
          <table:table-cell office:value-type="float" office:value="0.000017847" calcext:value-type="float">
            <text:p>0.0000178</text:p>
          </table:table-cell>
          <table:table-cell/>
          <table:table-cell table:style-name="ce1" office:value-type="float" office:value="-0.000055775" calcext:value-type="float">
            <text:p>-5.5775E-05</text:p>
          </table:table-cell>
          <table:table-cell office:value-type="float" office:value="1.640575927" calcext:value-type="float">
            <text:p>1.6405759</text:p>
          </table:table-cell>
          <table:table-cell office:value-type="float" office:value="0.000025775" calcext:value-type="float">
            <text:p>0.0000258</text:p>
          </table:table-cell>
          <table:table-cell/>
          <table:table-cell table:formula="of:=[.B89]" office:value-type="float" office:value="1.640575927" calcext:value-type="float">
            <text:p>1.640575927</text:p>
          </table:table-cell>
          <table:table-cell table:formula="of:=[.A89]+middle" office:value-type="float" office:value="1.640556178" calcext:value-type="float">
            <text:p>1.640556178</text:p>
          </table:table-cell>
          <table:table-cell table:formula="of:=[.E89]+middle" office:value-type="float" office:value="1.64055808" calcext:value-type="float">
            <text:p>1.64055808</text:p>
          </table:table-cell>
          <table:table-cell table:formula="of:=[.I89]+middle" office:value-type="float" office:value="1.640550152" calcext:value-type="float">
            <text:p>1.640550152</text:p>
          </table:table-cell>
          <table:table-cell table:formula="of:=[.M89]" office:value-type="float" office:value="1.640575927" calcext:value-type="float">
            <text:p>1.640575927</text:p>
          </table:table-cell>
          <table:table-cell/>
          <table:table-cell table:formula="of:=[.B89]" office:value-type="float" office:value="1.640575927" calcext:value-type="float">
            <text:p>1.640575927</text:p>
          </table:table-cell>
          <table:table-cell table:formula="of:=[.C89]" office:value-type="float" office:value="0.000019749" calcext:value-type="float">
            <text:p>1.9749E-05</text:p>
          </table:table-cell>
          <table:table-cell table:formula="of:=[.G89]" office:value-type="float" office:value="0.000017847" calcext:value-type="float">
            <text:p>1.7847E-05</text:p>
          </table:table-cell>
          <table:table-cell table:formula="of:=[.K89]" office:value-type="float" office:value="0.000025775" calcext:value-type="float">
            <text:p>2.5775E-05</text:p>
          </table:table-cell>
        </table:table-row>
        <table:table-row table:style-name="ro1">
          <table:table-cell table:style-name="ce1" office:value-type="float" office:value="-0.000049245" calcext:value-type="float">
            <text:p>-4.9245E-05</text:p>
          </table:table-cell>
          <table:table-cell office:value-type="float" office:value="1.640576427" calcext:value-type="float">
            <text:p>1.6405764</text:p>
          </table:table-cell>
          <table:table-cell office:value-type="float" office:value="0.000019745" calcext:value-type="float">
            <text:p>0.0000197</text:p>
          </table:table-cell>
          <table:table-cell/>
          <table:table-cell table:style-name="ce1" office:value-type="float" office:value="-0.000047276" calcext:value-type="float">
            <text:p>-4.7276E-05</text:p>
          </table:table-cell>
          <table:table-cell office:value-type="float" office:value="1.640576427" calcext:value-type="float">
            <text:p>1.6405764</text:p>
          </table:table-cell>
          <table:table-cell office:value-type="float" office:value="0.000017776" calcext:value-type="float">
            <text:p>0.0000178</text:p>
          </table:table-cell>
          <table:table-cell/>
          <table:table-cell table:style-name="ce1" office:value-type="float" office:value="-0.000055846" calcext:value-type="float">
            <text:p>-5.5846E-05</text:p>
          </table:table-cell>
          <table:table-cell office:value-type="float" office:value="1.640576427" calcext:value-type="float">
            <text:p>1.6405764</text:p>
          </table:table-cell>
          <table:table-cell office:value-type="float" office:value="0.000026346" calcext:value-type="float">
            <text:p>0.0000263</text:p>
          </table:table-cell>
          <table:table-cell/>
          <table:table-cell table:formula="of:=[.B90]" office:value-type="float" office:value="1.640576427" calcext:value-type="float">
            <text:p>1.640576427</text:p>
          </table:table-cell>
          <table:table-cell table:formula="of:=[.A90]+middle" office:value-type="float" office:value="1.640556682" calcext:value-type="float">
            <text:p>1.640556682</text:p>
          </table:table-cell>
          <table:table-cell table:formula="of:=[.E90]+middle" office:value-type="float" office:value="1.640558651" calcext:value-type="float">
            <text:p>1.640558651</text:p>
          </table:table-cell>
          <table:table-cell table:formula="of:=[.I90]+middle" office:value-type="float" office:value="1.640550081" calcext:value-type="float">
            <text:p>1.640550081</text:p>
          </table:table-cell>
          <table:table-cell table:formula="of:=[.M90]" office:value-type="float" office:value="1.640576427" calcext:value-type="float">
            <text:p>1.640576427</text:p>
          </table:table-cell>
          <table:table-cell/>
          <table:table-cell table:formula="of:=[.B90]" office:value-type="float" office:value="1.640576427" calcext:value-type="float">
            <text:p>1.640576427</text:p>
          </table:table-cell>
          <table:table-cell table:formula="of:=[.C90]" office:value-type="float" office:value="0.000019745" calcext:value-type="float">
            <text:p>1.9745E-05</text:p>
          </table:table-cell>
          <table:table-cell table:formula="of:=[.G90]" office:value-type="float" office:value="0.000017776" calcext:value-type="float">
            <text:p>1.7776E-05</text:p>
          </table:table-cell>
          <table:table-cell table:formula="of:=[.K90]" office:value-type="float" office:value="0.000026346" calcext:value-type="float">
            <text:p>2.6346E-05</text:p>
          </table:table-cell>
        </table:table-row>
        <table:table-row table:style-name="ro1">
          <table:table-cell table:style-name="ce1" office:value-type="float" office:value="-0.000048709" calcext:value-type="float">
            <text:p>-4.8709E-05</text:p>
          </table:table-cell>
          <table:table-cell office:value-type="float" office:value="1.640576927" calcext:value-type="float">
            <text:p>1.6405769</text:p>
          </table:table-cell>
          <table:table-cell office:value-type="float" office:value="0.000019709" calcext:value-type="float">
            <text:p>0.0000197</text:p>
          </table:table-cell>
          <table:table-cell/>
          <table:table-cell table:style-name="ce1" office:value-type="float" office:value="-0.000046734" calcext:value-type="float">
            <text:p>-4.6734E-05</text:p>
          </table:table-cell>
          <table:table-cell office:value-type="float" office:value="1.640576927" calcext:value-type="float">
            <text:p>1.6405769</text:p>
          </table:table-cell>
          <table:table-cell office:value-type="float" office:value="0.000017734" calcext:value-type="float">
            <text:p>0.0000177</text:p>
          </table:table-cell>
          <table:table-cell/>
          <table:table-cell table:style-name="ce1" office:value-type="float" office:value="-0.000055792" calcext:value-type="float">
            <text:p>-5.5792E-05</text:p>
          </table:table-cell>
          <table:table-cell office:value-type="float" office:value="1.640576927" calcext:value-type="float">
            <text:p>1.6405769</text:p>
          </table:table-cell>
          <table:table-cell office:value-type="float" office:value="0.000026792" calcext:value-type="float">
            <text:p>0.0000268</text:p>
          </table:table-cell>
          <table:table-cell/>
          <table:table-cell table:formula="of:=[.B91]" office:value-type="float" office:value="1.640576927" calcext:value-type="float">
            <text:p>1.640576927</text:p>
          </table:table-cell>
          <table:table-cell table:formula="of:=[.A91]+middle" office:value-type="float" office:value="1.640557218" calcext:value-type="float">
            <text:p>1.640557218</text:p>
          </table:table-cell>
          <table:table-cell table:formula="of:=[.E91]+middle" office:value-type="float" office:value="1.640559193" calcext:value-type="float">
            <text:p>1.640559193</text:p>
          </table:table-cell>
          <table:table-cell table:formula="of:=[.I91]+middle" office:value-type="float" office:value="1.640550135" calcext:value-type="float">
            <text:p>1.640550135</text:p>
          </table:table-cell>
          <table:table-cell table:formula="of:=[.M91]" office:value-type="float" office:value="1.640576927" calcext:value-type="float">
            <text:p>1.640576927</text:p>
          </table:table-cell>
          <table:table-cell/>
          <table:table-cell table:formula="of:=[.B91]" office:value-type="float" office:value="1.640576927" calcext:value-type="float">
            <text:p>1.640576927</text:p>
          </table:table-cell>
          <table:table-cell table:formula="of:=[.C91]" office:value-type="float" office:value="0.000019709" calcext:value-type="float">
            <text:p>1.9709E-05</text:p>
          </table:table-cell>
          <table:table-cell table:formula="of:=[.G91]" office:value-type="float" office:value="0.000017734" calcext:value-type="float">
            <text:p>1.7734E-05</text:p>
          </table:table-cell>
          <table:table-cell table:formula="of:=[.K91]" office:value-type="float" office:value="0.000026792" calcext:value-type="float">
            <text:p>2.6792E-05</text:p>
          </table:table-cell>
        </table:table-row>
        <table:table-row table:style-name="ro1">
          <table:table-cell table:style-name="ce1" office:value-type="float" office:value="-0.000048223" calcext:value-type="float">
            <text:p>-4.8223E-05</text:p>
          </table:table-cell>
          <table:table-cell office:value-type="float" office:value="1.640577427" calcext:value-type="float">
            <text:p>1.6405774</text:p>
          </table:table-cell>
          <table:table-cell office:value-type="float" office:value="0.000019723" calcext:value-type="float">
            <text:p>0.0000197</text:p>
          </table:table-cell>
          <table:table-cell/>
          <table:table-cell table:style-name="ce1" office:value-type="float" office:value="-0.000046349" calcext:value-type="float">
            <text:p>-4.6349E-05</text:p>
          </table:table-cell>
          <table:table-cell office:value-type="float" office:value="1.640577427" calcext:value-type="float">
            <text:p>1.6405774</text:p>
          </table:table-cell>
          <table:table-cell office:value-type="float" office:value="0.000017849" calcext:value-type="float">
            <text:p>0.0000178</text:p>
          </table:table-cell>
          <table:table-cell/>
          <table:table-cell table:style-name="ce1" office:value-type="float" office:value="-0.000055816" calcext:value-type="float">
            <text:p>-5.5816E-05</text:p>
          </table:table-cell>
          <table:table-cell office:value-type="float" office:value="1.640577427" calcext:value-type="float">
            <text:p>1.6405774</text:p>
          </table:table-cell>
          <table:table-cell office:value-type="float" office:value="0.000027316" calcext:value-type="float">
            <text:p>0.0000273</text:p>
          </table:table-cell>
          <table:table-cell/>
          <table:table-cell table:formula="of:=[.B92]" office:value-type="float" office:value="1.640577427" calcext:value-type="float">
            <text:p>1.640577427</text:p>
          </table:table-cell>
          <table:table-cell table:formula="of:=[.A92]+middle" office:value-type="float" office:value="1.640557704" calcext:value-type="float">
            <text:p>1.640557704</text:p>
          </table:table-cell>
          <table:table-cell table:formula="of:=[.E92]+middle" office:value-type="float" office:value="1.640559578" calcext:value-type="float">
            <text:p>1.640559578</text:p>
          </table:table-cell>
          <table:table-cell table:formula="of:=[.I92]+middle" office:value-type="float" office:value="1.640550111" calcext:value-type="float">
            <text:p>1.640550111</text:p>
          </table:table-cell>
          <table:table-cell table:formula="of:=[.M92]" office:value-type="float" office:value="1.640577427" calcext:value-type="float">
            <text:p>1.640577427</text:p>
          </table:table-cell>
          <table:table-cell/>
          <table:table-cell table:formula="of:=[.B92]" office:value-type="float" office:value="1.640577427" calcext:value-type="float">
            <text:p>1.640577427</text:p>
          </table:table-cell>
          <table:table-cell table:formula="of:=[.C92]" office:value-type="float" office:value="0.000019723" calcext:value-type="float">
            <text:p>1.9723E-05</text:p>
          </table:table-cell>
          <table:table-cell table:formula="of:=[.G92]" office:value-type="float" office:value="0.000017849" calcext:value-type="float">
            <text:p>1.7849E-05</text:p>
          </table:table-cell>
          <table:table-cell table:formula="of:=[.K92]" office:value-type="float" office:value="0.000027316" calcext:value-type="float">
            <text:p>2.7316E-05</text:p>
          </table:table-cell>
        </table:table-row>
        <table:table-row table:style-name="ro1">
          <table:table-cell table:style-name="ce1" office:value-type="float" office:value="-0.000047756" calcext:value-type="float">
            <text:p>-4.7756E-05</text:p>
          </table:table-cell>
          <table:table-cell office:value-type="float" office:value="1.640577927" calcext:value-type="float">
            <text:p>1.6405779</text:p>
          </table:table-cell>
          <table:table-cell office:value-type="float" office:value="0.000019756" calcext:value-type="float">
            <text:p>0.0000198</text:p>
          </table:table-cell>
          <table:table-cell/>
          <table:table-cell table:style-name="ce1" office:value-type="float" office:value="-0.000045846" calcext:value-type="float">
            <text:p>-4.5846E-05</text:p>
          </table:table-cell>
          <table:table-cell office:value-type="float" office:value="1.640577927" calcext:value-type="float">
            <text:p>1.6405779</text:p>
          </table:table-cell>
          <table:table-cell office:value-type="float" office:value="0.000017846" calcext:value-type="float">
            <text:p>0.0000178</text:p>
          </table:table-cell>
          <table:table-cell/>
          <table:table-cell table:style-name="ce1" office:value-type="float" office:value="-0.000055771" calcext:value-type="float">
            <text:p>-5.5771E-05</text:p>
          </table:table-cell>
          <table:table-cell office:value-type="float" office:value="1.640577927" calcext:value-type="float">
            <text:p>1.6405779</text:p>
          </table:table-cell>
          <table:table-cell office:value-type="float" office:value="0.000027771" calcext:value-type="float">
            <text:p>0.0000278</text:p>
          </table:table-cell>
          <table:table-cell/>
          <table:table-cell table:formula="of:=[.B93]" office:value-type="float" office:value="1.640577927" calcext:value-type="float">
            <text:p>1.640577927</text:p>
          </table:table-cell>
          <table:table-cell table:formula="of:=[.A93]+middle" office:value-type="float" office:value="1.640558171" calcext:value-type="float">
            <text:p>1.640558171</text:p>
          </table:table-cell>
          <table:table-cell table:formula="of:=[.E93]+middle" office:value-type="float" office:value="1.640560081" calcext:value-type="float">
            <text:p>1.640560081</text:p>
          </table:table-cell>
          <table:table-cell table:formula="of:=[.I93]+middle" office:value-type="float" office:value="1.640550156" calcext:value-type="float">
            <text:p>1.640550156</text:p>
          </table:table-cell>
          <table:table-cell table:formula="of:=[.M93]" office:value-type="float" office:value="1.640577927" calcext:value-type="float">
            <text:p>1.640577927</text:p>
          </table:table-cell>
          <table:table-cell/>
          <table:table-cell table:formula="of:=[.B93]" office:value-type="float" office:value="1.640577927" calcext:value-type="float">
            <text:p>1.640577927</text:p>
          </table:table-cell>
          <table:table-cell table:formula="of:=[.C93]" office:value-type="float" office:value="0.000019756" calcext:value-type="float">
            <text:p>1.9756E-05</text:p>
          </table:table-cell>
          <table:table-cell table:formula="of:=[.G93]" office:value-type="float" office:value="0.000017846" calcext:value-type="float">
            <text:p>1.7846E-05</text:p>
          </table:table-cell>
          <table:table-cell table:formula="of:=[.K93]" office:value-type="float" office:value="0.000027771" calcext:value-type="float">
            <text:p>2.7771E-05</text:p>
          </table:table-cell>
        </table:table-row>
        <table:table-row table:style-name="ro1">
          <table:table-cell table:style-name="ce1" office:value-type="float" office:value="-0.000047238" calcext:value-type="float">
            <text:p>-4.7238E-05</text:p>
          </table:table-cell>
          <table:table-cell office:value-type="float" office:value="1.640578427" calcext:value-type="float">
            <text:p>1.6405784</text:p>
          </table:table-cell>
          <table:table-cell office:value-type="float" office:value="0.000019738" calcext:value-type="float">
            <text:p>0.0000197</text:p>
          </table:table-cell>
          <table:table-cell/>
          <table:table-cell table:style-name="ce1" office:value-type="float" office:value="-0.000045276" calcext:value-type="float">
            <text:p>-4.5276E-05</text:p>
          </table:table-cell>
          <table:table-cell office:value-type="float" office:value="1.640578427" calcext:value-type="float">
            <text:p>1.6405784</text:p>
          </table:table-cell>
          <table:table-cell office:value-type="float" office:value="0.000017776" calcext:value-type="float">
            <text:p>0.0000178</text:p>
          </table:table-cell>
          <table:table-cell/>
          <table:table-cell table:style-name="ce1" office:value-type="float" office:value="-0.000055774" calcext:value-type="float">
            <text:p>-5.5774E-05</text:p>
          </table:table-cell>
          <table:table-cell office:value-type="float" office:value="1.640578427" calcext:value-type="float">
            <text:p>1.6405784</text:p>
          </table:table-cell>
          <table:table-cell office:value-type="float" office:value="0.000028274" calcext:value-type="float">
            <text:p>0.0000283</text:p>
          </table:table-cell>
          <table:table-cell/>
          <table:table-cell table:formula="of:=[.B94]" office:value-type="float" office:value="1.640578427" calcext:value-type="float">
            <text:p>1.640578427</text:p>
          </table:table-cell>
          <table:table-cell table:formula="of:=[.A94]+middle" office:value-type="float" office:value="1.640558689" calcext:value-type="float">
            <text:p>1.640558689</text:p>
          </table:table-cell>
          <table:table-cell table:formula="of:=[.E94]+middle" office:value-type="float" office:value="1.640560651" calcext:value-type="float">
            <text:p>1.640560651</text:p>
          </table:table-cell>
          <table:table-cell table:formula="of:=[.I94]+middle" office:value-type="float" office:value="1.640550153" calcext:value-type="float">
            <text:p>1.640550153</text:p>
          </table:table-cell>
          <table:table-cell table:formula="of:=[.M94]" office:value-type="float" office:value="1.640578427" calcext:value-type="float">
            <text:p>1.640578427</text:p>
          </table:table-cell>
          <table:table-cell/>
          <table:table-cell table:formula="of:=[.B94]" office:value-type="float" office:value="1.640578427" calcext:value-type="float">
            <text:p>1.640578427</text:p>
          </table:table-cell>
          <table:table-cell table:formula="of:=[.C94]" office:value-type="float" office:value="0.000019738" calcext:value-type="float">
            <text:p>1.9738E-05</text:p>
          </table:table-cell>
          <table:table-cell table:formula="of:=[.G94]" office:value-type="float" office:value="0.000017776" calcext:value-type="float">
            <text:p>1.7776E-05</text:p>
          </table:table-cell>
          <table:table-cell table:formula="of:=[.K94]" office:value-type="float" office:value="0.000028274" calcext:value-type="float">
            <text:p>2.8274E-05</text:p>
          </table:table-cell>
        </table:table-row>
        <table:table-row table:style-name="ro1">
          <table:table-cell table:style-name="ce1" office:value-type="float" office:value="-0.000046765" calcext:value-type="float">
            <text:p>-4.6765E-05</text:p>
          </table:table-cell>
          <table:table-cell office:value-type="float" office:value="1.640578927" calcext:value-type="float">
            <text:p>1.6405789</text:p>
          </table:table-cell>
          <table:table-cell office:value-type="float" office:value="0.000019765" calcext:value-type="float">
            <text:p>0.0000198</text:p>
          </table:table-cell>
          <table:table-cell/>
          <table:table-cell table:style-name="ce1" office:value-type="float" office:value="-0.000044826" calcext:value-type="float">
            <text:p>-4.4826E-05</text:p>
          </table:table-cell>
          <table:table-cell office:value-type="float" office:value="1.640578927" calcext:value-type="float">
            <text:p>1.6405789</text:p>
          </table:table-cell>
          <table:table-cell office:value-type="float" office:value="0.000017826" calcext:value-type="float">
            <text:p>0.0000178</text:p>
          </table:table-cell>
          <table:table-cell/>
          <table:table-cell table:style-name="ce1" office:value-type="float" office:value="-0.000055836" calcext:value-type="float">
            <text:p>-5.5836E-05</text:p>
          </table:table-cell>
          <table:table-cell office:value-type="float" office:value="1.640578927" calcext:value-type="float">
            <text:p>1.6405789</text:p>
          </table:table-cell>
          <table:table-cell office:value-type="float" office:value="0.000028836" calcext:value-type="float">
            <text:p>0.0000288</text:p>
          </table:table-cell>
          <table:table-cell/>
          <table:table-cell table:formula="of:=[.B95]" office:value-type="float" office:value="1.640578927" calcext:value-type="float">
            <text:p>1.640578927</text:p>
          </table:table-cell>
          <table:table-cell table:formula="of:=[.A95]+middle" office:value-type="float" office:value="1.640559162" calcext:value-type="float">
            <text:p>1.640559162</text:p>
          </table:table-cell>
          <table:table-cell table:formula="of:=[.E95]+middle" office:value-type="float" office:value="1.640561101" calcext:value-type="float">
            <text:p>1.640561101</text:p>
          </table:table-cell>
          <table:table-cell table:formula="of:=[.I95]+middle" office:value-type="float" office:value="1.640550091" calcext:value-type="float">
            <text:p>1.640550091</text:p>
          </table:table-cell>
          <table:table-cell table:formula="of:=[.M95]" office:value-type="float" office:value="1.640578927" calcext:value-type="float">
            <text:p>1.640578927</text:p>
          </table:table-cell>
          <table:table-cell/>
          <table:table-cell table:formula="of:=[.B95]" office:value-type="float" office:value="1.640578927" calcext:value-type="float">
            <text:p>1.640578927</text:p>
          </table:table-cell>
          <table:table-cell table:formula="of:=[.C95]" office:value-type="float" office:value="0.000019765" calcext:value-type="float">
            <text:p>1.9765E-05</text:p>
          </table:table-cell>
          <table:table-cell table:formula="of:=[.G95]" office:value-type="float" office:value="0.000017826" calcext:value-type="float">
            <text:p>1.7826E-05</text:p>
          </table:table-cell>
          <table:table-cell table:formula="of:=[.K95]" office:value-type="float" office:value="0.000028836" calcext:value-type="float">
            <text:p>2.8836E-05</text:p>
          </table:table-cell>
        </table:table-row>
        <table:table-row table:style-name="ro1">
          <table:table-cell table:style-name="ce1" office:value-type="float" office:value="-0.000046267" calcext:value-type="float">
            <text:p>-4.6267E-05</text:p>
          </table:table-cell>
          <table:table-cell office:value-type="float" office:value="1.640579427" calcext:value-type="float">
            <text:p>1.6405794</text:p>
          </table:table-cell>
          <table:table-cell office:value-type="float" office:value="0.000019767" calcext:value-type="float">
            <text:p>0.0000198</text:p>
          </table:table-cell>
          <table:table-cell/>
          <table:table-cell table:style-name="ce1" office:value-type="float" office:value="-0.000044254" calcext:value-type="float">
            <text:p>-4.4254E-05</text:p>
          </table:table-cell>
          <table:table-cell office:value-type="float" office:value="1.640579427" calcext:value-type="float">
            <text:p>1.6405794</text:p>
          </table:table-cell>
          <table:table-cell office:value-type="float" office:value="0.000017754" calcext:value-type="float">
            <text:p>0.0000178</text:p>
          </table:table-cell>
          <table:table-cell/>
          <table:table-cell table:style-name="ce1" office:value-type="float" office:value="-0.000055771" calcext:value-type="float">
            <text:p>-5.5771E-05</text:p>
          </table:table-cell>
          <table:table-cell office:value-type="float" office:value="1.640579427" calcext:value-type="float">
            <text:p>1.6405794</text:p>
          </table:table-cell>
          <table:table-cell office:value-type="float" office:value="0.000029271" calcext:value-type="float">
            <text:p>0.0000293</text:p>
          </table:table-cell>
          <table:table-cell/>
          <table:table-cell table:formula="of:=[.B96]" office:value-type="float" office:value="1.640579427" calcext:value-type="float">
            <text:p>1.640579427</text:p>
          </table:table-cell>
          <table:table-cell table:formula="of:=[.A96]+middle" office:value-type="float" office:value="1.64055966" calcext:value-type="float">
            <text:p>1.64055966</text:p>
          </table:table-cell>
          <table:table-cell table:formula="of:=[.E96]+middle" office:value-type="float" office:value="1.640561673" calcext:value-type="float">
            <text:p>1.640561673</text:p>
          </table:table-cell>
          <table:table-cell table:formula="of:=[.I96]+middle" office:value-type="float" office:value="1.640550156" calcext:value-type="float">
            <text:p>1.640550156</text:p>
          </table:table-cell>
          <table:table-cell table:formula="of:=[.M96]" office:value-type="float" office:value="1.640579427" calcext:value-type="float">
            <text:p>1.640579427</text:p>
          </table:table-cell>
          <table:table-cell/>
          <table:table-cell table:formula="of:=[.B96]" office:value-type="float" office:value="1.640579427" calcext:value-type="float">
            <text:p>1.640579427</text:p>
          </table:table-cell>
          <table:table-cell table:formula="of:=[.C96]" office:value-type="float" office:value="0.000019767" calcext:value-type="float">
            <text:p>1.9767E-05</text:p>
          </table:table-cell>
          <table:table-cell table:formula="of:=[.G96]" office:value-type="float" office:value="0.000017754" calcext:value-type="float">
            <text:p>1.7754E-05</text:p>
          </table:table-cell>
          <table:table-cell table:formula="of:=[.K96]" office:value-type="float" office:value="0.000029271" calcext:value-type="float">
            <text:p>2.9271E-05</text:p>
          </table:table-cell>
        </table:table-row>
        <table:table-row table:style-name="ro1">
          <table:table-cell table:style-name="ce1" office:value-type="float" office:value="-0.0000458" calcext:value-type="float">
            <text:p>-4.58E-05</text:p>
          </table:table-cell>
          <table:table-cell office:value-type="float" office:value="1.640579927" calcext:value-type="float">
            <text:p>1.6405799</text:p>
          </table:table-cell>
          <table:table-cell office:value-type="float" office:value="0.0000198" calcext:value-type="float">
            <text:p>0.0000198</text:p>
          </table:table-cell>
          <table:table-cell/>
          <table:table-cell table:style-name="ce1" office:value-type="float" office:value="-0.000043777" calcext:value-type="float">
            <text:p>-4.3777E-05</text:p>
          </table:table-cell>
          <table:table-cell office:value-type="float" office:value="1.640579927" calcext:value-type="float">
            <text:p>1.6405799</text:p>
          </table:table-cell>
          <table:table-cell office:value-type="float" office:value="0.000017777" calcext:value-type="float">
            <text:p>0.0000178</text:p>
          </table:table-cell>
          <table:table-cell/>
          <table:table-cell table:style-name="ce1" office:value-type="float" office:value="-0.000055817" calcext:value-type="float">
            <text:p>-5.5817E-05</text:p>
          </table:table-cell>
          <table:table-cell office:value-type="float" office:value="1.640579927" calcext:value-type="float">
            <text:p>1.6405799</text:p>
          </table:table-cell>
          <table:table-cell office:value-type="float" office:value="0.000029817" calcext:value-type="float">
            <text:p>0.0000298</text:p>
          </table:table-cell>
          <table:table-cell/>
          <table:table-cell table:formula="of:=[.B97]" office:value-type="float" office:value="1.640579927" calcext:value-type="float">
            <text:p>1.640579927</text:p>
          </table:table-cell>
          <table:table-cell table:formula="of:=[.A97]+middle" office:value-type="float" office:value="1.640560127" calcext:value-type="float">
            <text:p>1.640560127</text:p>
          </table:table-cell>
          <table:table-cell table:formula="of:=[.E97]+middle" office:value-type="float" office:value="1.64056215" calcext:value-type="float">
            <text:p>1.64056215</text:p>
          </table:table-cell>
          <table:table-cell table:formula="of:=[.I97]+middle" office:value-type="float" office:value="1.64055011" calcext:value-type="float">
            <text:p>1.64055011</text:p>
          </table:table-cell>
          <table:table-cell table:formula="of:=[.M97]" office:value-type="float" office:value="1.640579927" calcext:value-type="float">
            <text:p>1.640579927</text:p>
          </table:table-cell>
          <table:table-cell/>
          <table:table-cell table:formula="of:=[.B97]" office:value-type="float" office:value="1.640579927" calcext:value-type="float">
            <text:p>1.640579927</text:p>
          </table:table-cell>
          <table:table-cell table:formula="of:=[.C97]" office:value-type="float" office:value="0.0000198" calcext:value-type="float">
            <text:p>1.98E-05</text:p>
          </table:table-cell>
          <table:table-cell table:formula="of:=[.G97]" office:value-type="float" office:value="0.000017777" calcext:value-type="float">
            <text:p>1.7777E-05</text:p>
          </table:table-cell>
          <table:table-cell table:formula="of:=[.K97]" office:value-type="float" office:value="0.000029817" calcext:value-type="float">
            <text:p>2.9817E-05</text:p>
          </table:table-cell>
        </table:table-row>
        <table:table-row table:style-name="ro1">
          <table:table-cell table:style-name="ce1" office:value-type="float" office:value="-0.000045293" calcext:value-type="float">
            <text:p>-4.5293E-05</text:p>
          </table:table-cell>
          <table:table-cell office:value-type="float" office:value="1.640580427" calcext:value-type="float">
            <text:p>1.6405804</text:p>
          </table:table-cell>
          <table:table-cell office:value-type="float" office:value="0.000019793" calcext:value-type="float">
            <text:p>0.0000198</text:p>
          </table:table-cell>
          <table:table-cell/>
          <table:table-cell table:style-name="ce1" office:value-type="float" office:value="-0.000043293" calcext:value-type="float">
            <text:p>-4.3293E-05</text:p>
          </table:table-cell>
          <table:table-cell office:value-type="float" office:value="1.640580427" calcext:value-type="float">
            <text:p>1.6405804</text:p>
          </table:table-cell>
          <table:table-cell office:value-type="float" office:value="0.000017793" calcext:value-type="float">
            <text:p>0.0000178</text:p>
          </table:table-cell>
          <table:table-cell/>
          <table:table-cell table:style-name="ce1" office:value-type="float" office:value="-0.000055815" calcext:value-type="float">
            <text:p>-5.5815E-05</text:p>
          </table:table-cell>
          <table:table-cell office:value-type="float" office:value="1.640580427" calcext:value-type="float">
            <text:p>1.6405804</text:p>
          </table:table-cell>
          <table:table-cell office:value-type="float" office:value="0.000030315" calcext:value-type="float">
            <text:p>0.0000303</text:p>
          </table:table-cell>
          <table:table-cell/>
          <table:table-cell table:formula="of:=[.B98]" office:value-type="float" office:value="1.640580427" calcext:value-type="float">
            <text:p>1.640580427</text:p>
          </table:table-cell>
          <table:table-cell table:formula="of:=[.A98]+middle" office:value-type="float" office:value="1.640560634" calcext:value-type="float">
            <text:p>1.640560634</text:p>
          </table:table-cell>
          <table:table-cell table:formula="of:=[.E98]+middle" office:value-type="float" office:value="1.640562634" calcext:value-type="float">
            <text:p>1.640562634</text:p>
          </table:table-cell>
          <table:table-cell table:formula="of:=[.I98]+middle" office:value-type="float" office:value="1.640550112" calcext:value-type="float">
            <text:p>1.640550112</text:p>
          </table:table-cell>
          <table:table-cell table:formula="of:=[.M98]" office:value-type="float" office:value="1.640580427" calcext:value-type="float">
            <text:p>1.640580427</text:p>
          </table:table-cell>
          <table:table-cell/>
          <table:table-cell table:formula="of:=[.B98]" office:value-type="float" office:value="1.640580427" calcext:value-type="float">
            <text:p>1.640580427</text:p>
          </table:table-cell>
          <table:table-cell table:formula="of:=[.C98]" office:value-type="float" office:value="0.000019793" calcext:value-type="float">
            <text:p>1.9793E-05</text:p>
          </table:table-cell>
          <table:table-cell table:formula="of:=[.G98]" office:value-type="float" office:value="0.000017793" calcext:value-type="float">
            <text:p>1.7793E-05</text:p>
          </table:table-cell>
          <table:table-cell table:formula="of:=[.K98]" office:value-type="float" office:value="0.000030315" calcext:value-type="float">
            <text:p>3.0315E-05</text:p>
          </table:table-cell>
        </table:table-row>
        <table:table-row table:style-name="ro1">
          <table:table-cell table:style-name="ce1" office:value-type="float" office:value="-0.000044854" calcext:value-type="float">
            <text:p>-4.4854E-05</text:p>
          </table:table-cell>
          <table:table-cell office:value-type="float" office:value="1.640580927" calcext:value-type="float">
            <text:p>1.6405809</text:p>
          </table:table-cell>
          <table:table-cell office:value-type="float" office:value="0.000019854" calcext:value-type="float">
            <text:p>0.0000199</text:p>
          </table:table-cell>
          <table:table-cell/>
          <table:table-cell table:style-name="ce1" office:value-type="float" office:value="-0.000042822" calcext:value-type="float">
            <text:p>-4.2822E-05</text:p>
          </table:table-cell>
          <table:table-cell office:value-type="float" office:value="1.640580927" calcext:value-type="float">
            <text:p>1.6405809</text:p>
          </table:table-cell>
          <table:table-cell office:value-type="float" office:value="0.000017822" calcext:value-type="float">
            <text:p>0.0000178</text:p>
          </table:table-cell>
          <table:table-cell/>
          <table:table-cell table:style-name="ce1" office:value-type="float" office:value="-0.000055796" calcext:value-type="float">
            <text:p>-5.5796E-05</text:p>
          </table:table-cell>
          <table:table-cell office:value-type="float" office:value="1.640580927" calcext:value-type="float">
            <text:p>1.6405809</text:p>
          </table:table-cell>
          <table:table-cell office:value-type="float" office:value="0.000030796" calcext:value-type="float">
            <text:p>0.0000308</text:p>
          </table:table-cell>
          <table:table-cell/>
          <table:table-cell table:formula="of:=[.B99]" office:value-type="float" office:value="1.640580927" calcext:value-type="float">
            <text:p>1.640580927</text:p>
          </table:table-cell>
          <table:table-cell table:formula="of:=[.A99]+middle" office:value-type="float" office:value="1.640561073" calcext:value-type="float">
            <text:p>1.640561073</text:p>
          </table:table-cell>
          <table:table-cell table:formula="of:=[.E99]+middle" office:value-type="float" office:value="1.640563105" calcext:value-type="float">
            <text:p>1.640563105</text:p>
          </table:table-cell>
          <table:table-cell table:formula="of:=[.I99]+middle" office:value-type="float" office:value="1.640550131" calcext:value-type="float">
            <text:p>1.640550131</text:p>
          </table:table-cell>
          <table:table-cell table:formula="of:=[.M99]" office:value-type="float" office:value="1.640580927" calcext:value-type="float">
            <text:p>1.640580927</text:p>
          </table:table-cell>
          <table:table-cell/>
          <table:table-cell table:formula="of:=[.B99]" office:value-type="float" office:value="1.640580927" calcext:value-type="float">
            <text:p>1.640580927</text:p>
          </table:table-cell>
          <table:table-cell table:formula="of:=[.C99]" office:value-type="float" office:value="0.000019854" calcext:value-type="float">
            <text:p>1.9854E-05</text:p>
          </table:table-cell>
          <table:table-cell table:formula="of:=[.G99]" office:value-type="float" office:value="0.000017822" calcext:value-type="float">
            <text:p>1.7822E-05</text:p>
          </table:table-cell>
          <table:table-cell table:formula="of:=[.K99]" office:value-type="float" office:value="0.000030796" calcext:value-type="float">
            <text:p>3.0796E-05</text:p>
          </table:table-cell>
        </table:table-row>
        <table:table-row table:style-name="ro1">
          <table:table-cell table:style-name="ce1" office:value-type="float" office:value="-0.000044345" calcext:value-type="float">
            <text:p>-4.4345E-05</text:p>
          </table:table-cell>
          <table:table-cell office:value-type="float" office:value="1.640581427" calcext:value-type="float">
            <text:p>1.6405814</text:p>
          </table:table-cell>
          <table:table-cell office:value-type="float" office:value="0.000019845" calcext:value-type="float">
            <text:p>0.0000198</text:p>
          </table:table-cell>
          <table:table-cell/>
          <table:table-cell table:style-name="ce1" office:value-type="float" office:value="-0.000042312" calcext:value-type="float">
            <text:p>-4.2312E-05</text:p>
          </table:table-cell>
          <table:table-cell office:value-type="float" office:value="1.640581427" calcext:value-type="float">
            <text:p>1.6405814</text:p>
          </table:table-cell>
          <table:table-cell office:value-type="float" office:value="0.000017812" calcext:value-type="float">
            <text:p>0.0000178</text:p>
          </table:table-cell>
          <table:table-cell/>
          <table:table-cell table:style-name="ce1" office:value-type="float" office:value="-0.000055808" calcext:value-type="float">
            <text:p>-5.5808E-05</text:p>
          </table:table-cell>
          <table:table-cell office:value-type="float" office:value="1.640581427" calcext:value-type="float">
            <text:p>1.6405814</text:p>
          </table:table-cell>
          <table:table-cell office:value-type="float" office:value="0.000031308" calcext:value-type="float">
            <text:p>0.0000313</text:p>
          </table:table-cell>
          <table:table-cell/>
          <table:table-cell table:formula="of:=[.B100]" office:value-type="float" office:value="1.640581427" calcext:value-type="float">
            <text:p>1.640581427</text:p>
          </table:table-cell>
          <table:table-cell table:formula="of:=[.A100]+middle" office:value-type="float" office:value="1.640561582" calcext:value-type="float">
            <text:p>1.640561582</text:p>
          </table:table-cell>
          <table:table-cell table:formula="of:=[.E100]+middle" office:value-type="float" office:value="1.640563615" calcext:value-type="float">
            <text:p>1.640563615</text:p>
          </table:table-cell>
          <table:table-cell table:formula="of:=[.I100]+middle" office:value-type="float" office:value="1.640550119" calcext:value-type="float">
            <text:p>1.640550119</text:p>
          </table:table-cell>
          <table:table-cell table:formula="of:=[.M100]" office:value-type="float" office:value="1.640581427" calcext:value-type="float">
            <text:p>1.640581427</text:p>
          </table:table-cell>
          <table:table-cell/>
          <table:table-cell table:formula="of:=[.B100]" office:value-type="float" office:value="1.640581427" calcext:value-type="float">
            <text:p>1.640581427</text:p>
          </table:table-cell>
          <table:table-cell table:formula="of:=[.C100]" office:value-type="float" office:value="0.000019845" calcext:value-type="float">
            <text:p>1.9845E-05</text:p>
          </table:table-cell>
          <table:table-cell table:formula="of:=[.G100]" office:value-type="float" office:value="0.000017812" calcext:value-type="float">
            <text:p>1.7812E-05</text:p>
          </table:table-cell>
          <table:table-cell table:formula="of:=[.K100]" office:value-type="float" office:value="0.000031308" calcext:value-type="float">
            <text:p>3.1308E-05</text:p>
          </table:table-cell>
        </table:table-row>
        <table:table-row table:style-name="ro1">
          <table:table-cell table:style-name="ce1" office:value-type="float" office:value="-0.00004381" calcext:value-type="float">
            <text:p>-4.381E-05</text:p>
          </table:table-cell>
          <table:table-cell office:value-type="float" office:value="1.640581927" calcext:value-type="float">
            <text:p>1.6405819</text:p>
          </table:table-cell>
          <table:table-cell office:value-type="float" office:value="0.00001981" calcext:value-type="float">
            <text:p>0.0000198</text:p>
          </table:table-cell>
          <table:table-cell/>
          <table:table-cell table:style-name="ce1" office:value-type="float" office:value="-0.000041831" calcext:value-type="float">
            <text:p>-4.1831E-05</text:p>
          </table:table-cell>
          <table:table-cell office:value-type="float" office:value="1.640581927" calcext:value-type="float">
            <text:p>1.6405819</text:p>
          </table:table-cell>
          <table:table-cell office:value-type="float" office:value="0.000017831" calcext:value-type="float">
            <text:p>0.0000178</text:p>
          </table:table-cell>
          <table:table-cell/>
          <table:table-cell table:style-name="ce1" office:value-type="float" office:value="-0.000055798" calcext:value-type="float">
            <text:p>-5.5798E-05</text:p>
          </table:table-cell>
          <table:table-cell office:value-type="float" office:value="1.640581927" calcext:value-type="float">
            <text:p>1.6405819</text:p>
          </table:table-cell>
          <table:table-cell office:value-type="float" office:value="0.000031798" calcext:value-type="float">
            <text:p>0.0000318</text:p>
          </table:table-cell>
          <table:table-cell/>
          <table:table-cell table:formula="of:=[.B101]" office:value-type="float" office:value="1.640581927" calcext:value-type="float">
            <text:p>1.640581927</text:p>
          </table:table-cell>
          <table:table-cell table:formula="of:=[.A101]+middle" office:value-type="float" office:value="1.640562117" calcext:value-type="float">
            <text:p>1.640562117</text:p>
          </table:table-cell>
          <table:table-cell table:formula="of:=[.E101]+middle" office:value-type="float" office:value="1.640564096" calcext:value-type="float">
            <text:p>1.640564096</text:p>
          </table:table-cell>
          <table:table-cell table:formula="of:=[.I101]+middle" office:value-type="float" office:value="1.640550129" calcext:value-type="float">
            <text:p>1.640550129</text:p>
          </table:table-cell>
          <table:table-cell table:formula="of:=[.M101]" office:value-type="float" office:value="1.640581927" calcext:value-type="float">
            <text:p>1.640581927</text:p>
          </table:table-cell>
          <table:table-cell/>
          <table:table-cell table:formula="of:=[.B101]" office:value-type="float" office:value="1.640581927" calcext:value-type="float">
            <text:p>1.640581927</text:p>
          </table:table-cell>
          <table:table-cell table:formula="of:=[.C101]" office:value-type="float" office:value="0.00001981" calcext:value-type="float">
            <text:p>1.981E-05</text:p>
          </table:table-cell>
          <table:table-cell table:formula="of:=[.G101]" office:value-type="float" office:value="0.000017831" calcext:value-type="float">
            <text:p>1.7831E-05</text:p>
          </table:table-cell>
          <table:table-cell table:formula="of:=[.K101]" office:value-type="float" office:value="0.000031798" calcext:value-type="float">
            <text:p>3.1798E-05</text:p>
          </table:table-cell>
        </table:table-row>
        <table:table-row table:style-name="ro1">
          <table:table-cell table:style-name="ce1" office:value-type="float" office:value="-0.000043332" calcext:value-type="float">
            <text:p>-4.3332E-05</text:p>
          </table:table-cell>
          <table:table-cell office:value-type="float" office:value="1.640582427" calcext:value-type="float">
            <text:p>1.6405824</text:p>
          </table:table-cell>
          <table:table-cell office:value-type="float" office:value="0.000019832" calcext:value-type="float">
            <text:p>0.0000198</text:p>
          </table:table-cell>
          <table:table-cell/>
          <table:table-cell table:style-name="ce1" office:value-type="float" office:value="-0.000041277" calcext:value-type="float">
            <text:p>-4.1277E-05</text:p>
          </table:table-cell>
          <table:table-cell office:value-type="float" office:value="1.640582427" calcext:value-type="float">
            <text:p>1.6405824</text:p>
          </table:table-cell>
          <table:table-cell office:value-type="float" office:value="0.000017777" calcext:value-type="float">
            <text:p>0.0000178</text:p>
          </table:table-cell>
          <table:table-cell/>
          <table:table-cell table:style-name="ce1" office:value-type="float" office:value="-0.000055818" calcext:value-type="float">
            <text:p>-5.5818E-05</text:p>
          </table:table-cell>
          <table:table-cell office:value-type="float" office:value="1.640582427" calcext:value-type="float">
            <text:p>1.6405824</text:p>
          </table:table-cell>
          <table:table-cell office:value-type="float" office:value="0.000032318" calcext:value-type="float">
            <text:p>0.0000323</text:p>
          </table:table-cell>
          <table:table-cell/>
          <table:table-cell table:formula="of:=[.B102]" office:value-type="float" office:value="1.640582427" calcext:value-type="float">
            <text:p>1.640582427</text:p>
          </table:table-cell>
          <table:table-cell table:formula="of:=[.A102]+middle" office:value-type="float" office:value="1.640562595" calcext:value-type="float">
            <text:p>1.640562595</text:p>
          </table:table-cell>
          <table:table-cell table:formula="of:=[.E102]+middle" office:value-type="float" office:value="1.64056465" calcext:value-type="float">
            <text:p>1.64056465</text:p>
          </table:table-cell>
          <table:table-cell table:formula="of:=[.I102]+middle" office:value-type="float" office:value="1.640550109" calcext:value-type="float">
            <text:p>1.640550109</text:p>
          </table:table-cell>
          <table:table-cell table:formula="of:=[.M102]" office:value-type="float" office:value="1.640582427" calcext:value-type="float">
            <text:p>1.640582427</text:p>
          </table:table-cell>
          <table:table-cell/>
          <table:table-cell table:formula="of:=[.B102]" office:value-type="float" office:value="1.640582427" calcext:value-type="float">
            <text:p>1.640582427</text:p>
          </table:table-cell>
          <table:table-cell table:formula="of:=[.C102]" office:value-type="float" office:value="0.000019832" calcext:value-type="float">
            <text:p>1.9832E-05</text:p>
          </table:table-cell>
          <table:table-cell table:formula="of:=[.G102]" office:value-type="float" office:value="0.000017777" calcext:value-type="float">
            <text:p>1.7777E-05</text:p>
          </table:table-cell>
          <table:table-cell table:formula="of:=[.K102]" office:value-type="float" office:value="0.000032318" calcext:value-type="float">
            <text:p>3.2318E-05</text:p>
          </table:table-cell>
        </table:table-row>
        <table:table-row table:style-name="ro1">
          <table:table-cell table:style-name="ce1" office:value-type="float" office:value="-0.000042815" calcext:value-type="float">
            <text:p>-4.2815E-05</text:p>
          </table:table-cell>
          <table:table-cell office:value-type="float" office:value="1.640582927" calcext:value-type="float">
            <text:p>1.6405829</text:p>
          </table:table-cell>
          <table:table-cell office:value-type="float" office:value="0.000019815" calcext:value-type="float">
            <text:p>0.0000198</text:p>
          </table:table-cell>
          <table:table-cell/>
          <table:table-cell table:style-name="ce1" office:value-type="float" office:value="-0.000040739" calcext:value-type="float">
            <text:p>-4.0739E-05</text:p>
          </table:table-cell>
          <table:table-cell office:value-type="float" office:value="1.640582927" calcext:value-type="float">
            <text:p>1.6405829</text:p>
          </table:table-cell>
          <table:table-cell office:value-type="float" office:value="0.000017739" calcext:value-type="float">
            <text:p>0.0000177</text:p>
          </table:table-cell>
          <table:table-cell/>
          <table:table-cell table:style-name="ce1" office:value-type="float" office:value="-0.00005579" calcext:value-type="float">
            <text:p>-5.579E-05</text:p>
          </table:table-cell>
          <table:table-cell office:value-type="float" office:value="1.640582927" calcext:value-type="float">
            <text:p>1.6405829</text:p>
          </table:table-cell>
          <table:table-cell office:value-type="float" office:value="0.00003279" calcext:value-type="float">
            <text:p>0.0000328</text:p>
          </table:table-cell>
          <table:table-cell/>
          <table:table-cell table:formula="of:=[.B103]" office:value-type="float" office:value="1.640582927" calcext:value-type="float">
            <text:p>1.640582927</text:p>
          </table:table-cell>
          <table:table-cell table:formula="of:=[.A103]+middle" office:value-type="float" office:value="1.640563112" calcext:value-type="float">
            <text:p>1.640563112</text:p>
          </table:table-cell>
          <table:table-cell table:formula="of:=[.E103]+middle" office:value-type="float" office:value="1.640565188" calcext:value-type="float">
            <text:p>1.640565188</text:p>
          </table:table-cell>
          <table:table-cell table:formula="of:=[.I103]+middle" office:value-type="float" office:value="1.640550137" calcext:value-type="float">
            <text:p>1.640550137</text:p>
          </table:table-cell>
          <table:table-cell table:formula="of:=[.M103]" office:value-type="float" office:value="1.640582927" calcext:value-type="float">
            <text:p>1.640582927</text:p>
          </table:table-cell>
          <table:table-cell/>
          <table:table-cell table:formula="of:=[.B103]" office:value-type="float" office:value="1.640582927" calcext:value-type="float">
            <text:p>1.640582927</text:p>
          </table:table-cell>
          <table:table-cell table:formula="of:=[.C103]" office:value-type="float" office:value="0.000019815" calcext:value-type="float">
            <text:p>1.9815E-05</text:p>
          </table:table-cell>
          <table:table-cell table:formula="of:=[.G103]" office:value-type="float" office:value="0.000017739" calcext:value-type="float">
            <text:p>1.7739E-05</text:p>
          </table:table-cell>
          <table:table-cell table:formula="of:=[.K103]" office:value-type="float" office:value="0.00003279" calcext:value-type="float">
            <text:p>3.279E-05</text:p>
          </table:table-cell>
        </table:table-row>
        <table:table-row table:style-name="ro1">
          <table:table-cell table:style-name="ce1" office:value-type="float" office:value="-0.000042346" calcext:value-type="float">
            <text:p>-4.2346E-05</text:p>
          </table:table-cell>
          <table:table-cell office:value-type="float" office:value="1.640583427" calcext:value-type="float">
            <text:p>1.6405834</text:p>
          </table:table-cell>
          <table:table-cell office:value-type="float" office:value="0.000019846" calcext:value-type="float">
            <text:p>0.0000198</text:p>
          </table:table-cell>
          <table:table-cell/>
          <table:table-cell table:style-name="ce1" office:value-type="float" office:value="-0.000040284" calcext:value-type="float">
            <text:p>-4.0284E-05</text:p>
          </table:table-cell>
          <table:table-cell office:value-type="float" office:value="1.640583427" calcext:value-type="float">
            <text:p>1.6405834</text:p>
          </table:table-cell>
          <table:table-cell office:value-type="float" office:value="0.000017784" calcext:value-type="float">
            <text:p>0.0000178</text:p>
          </table:table-cell>
          <table:table-cell/>
          <table:table-cell table:style-name="ce1" office:value-type="float" office:value="-0.000055803" calcext:value-type="float">
            <text:p>-5.5803E-05</text:p>
          </table:table-cell>
          <table:table-cell office:value-type="float" office:value="1.640583427" calcext:value-type="float">
            <text:p>1.6405834</text:p>
          </table:table-cell>
          <table:table-cell office:value-type="float" office:value="0.000033303" calcext:value-type="float">
            <text:p>0.0000333</text:p>
          </table:table-cell>
          <table:table-cell/>
          <table:table-cell table:formula="of:=[.B104]" office:value-type="float" office:value="1.640583427" calcext:value-type="float">
            <text:p>1.640583427</text:p>
          </table:table-cell>
          <table:table-cell table:formula="of:=[.A104]+middle" office:value-type="float" office:value="1.640563581" calcext:value-type="float">
            <text:p>1.640563581</text:p>
          </table:table-cell>
          <table:table-cell table:formula="of:=[.E104]+middle" office:value-type="float" office:value="1.640565643" calcext:value-type="float">
            <text:p>1.640565643</text:p>
          </table:table-cell>
          <table:table-cell table:formula="of:=[.I104]+middle" office:value-type="float" office:value="1.640550124" calcext:value-type="float">
            <text:p>1.640550124</text:p>
          </table:table-cell>
          <table:table-cell table:formula="of:=[.M104]" office:value-type="float" office:value="1.640583427" calcext:value-type="float">
            <text:p>1.640583427</text:p>
          </table:table-cell>
          <table:table-cell/>
          <table:table-cell table:formula="of:=[.B104]" office:value-type="float" office:value="1.640583427" calcext:value-type="float">
            <text:p>1.640583427</text:p>
          </table:table-cell>
          <table:table-cell table:formula="of:=[.C104]" office:value-type="float" office:value="0.000019846" calcext:value-type="float">
            <text:p>1.9846E-05</text:p>
          </table:table-cell>
          <table:table-cell table:formula="of:=[.G104]" office:value-type="float" office:value="0.000017784" calcext:value-type="float">
            <text:p>1.7784E-05</text:p>
          </table:table-cell>
          <table:table-cell table:formula="of:=[.K104]" office:value-type="float" office:value="0.000033303" calcext:value-type="float">
            <text:p>3.3303E-05</text:p>
          </table:table-cell>
        </table:table-row>
        <table:table-row table:style-name="ro1">
          <table:table-cell table:style-name="ce1" office:value-type="float" office:value="-0.000041866" calcext:value-type="float">
            <text:p>-4.1866E-05</text:p>
          </table:table-cell>
          <table:table-cell office:value-type="float" office:value="1.640583927" calcext:value-type="float">
            <text:p>1.6405839</text:p>
          </table:table-cell>
          <table:table-cell office:value-type="float" office:value="0.000019866" calcext:value-type="float">
            <text:p>0.0000199</text:p>
          </table:table-cell>
          <table:table-cell/>
          <table:table-cell table:style-name="ce1" office:value-type="float" office:value="-0.000039825" calcext:value-type="float">
            <text:p>-3.9825E-05</text:p>
          </table:table-cell>
          <table:table-cell office:value-type="float" office:value="1.640583927" calcext:value-type="float">
            <text:p>1.6405839</text:p>
          </table:table-cell>
          <table:table-cell office:value-type="float" office:value="0.000017825" calcext:value-type="float">
            <text:p>0.0000178</text:p>
          </table:table-cell>
          <table:table-cell/>
          <table:table-cell table:style-name="ce1" office:value-type="float" office:value="-0.000055821" calcext:value-type="float">
            <text:p>-5.5821E-05</text:p>
          </table:table-cell>
          <table:table-cell office:value-type="float" office:value="1.640583927" calcext:value-type="float">
            <text:p>1.6405839</text:p>
          </table:table-cell>
          <table:table-cell office:value-type="float" office:value="0.000033821" calcext:value-type="float">
            <text:p>0.0000338</text:p>
          </table:table-cell>
          <table:table-cell/>
          <table:table-cell table:formula="of:=[.B105]" office:value-type="float" office:value="1.640583927" calcext:value-type="float">
            <text:p>1.640583927</text:p>
          </table:table-cell>
          <table:table-cell table:formula="of:=[.A105]+middle" office:value-type="float" office:value="1.640564061" calcext:value-type="float">
            <text:p>1.640564061</text:p>
          </table:table-cell>
          <table:table-cell table:formula="of:=[.E105]+middle" office:value-type="float" office:value="1.640566102" calcext:value-type="float">
            <text:p>1.640566102</text:p>
          </table:table-cell>
          <table:table-cell table:formula="of:=[.I105]+middle" office:value-type="float" office:value="1.640550106" calcext:value-type="float">
            <text:p>1.640550106</text:p>
          </table:table-cell>
          <table:table-cell table:formula="of:=[.M105]" office:value-type="float" office:value="1.640583927" calcext:value-type="float">
            <text:p>1.640583927</text:p>
          </table:table-cell>
          <table:table-cell/>
          <table:table-cell table:formula="of:=[.B105]" office:value-type="float" office:value="1.640583927" calcext:value-type="float">
            <text:p>1.640583927</text:p>
          </table:table-cell>
          <table:table-cell table:formula="of:=[.C105]" office:value-type="float" office:value="0.000019866" calcext:value-type="float">
            <text:p>1.9866E-05</text:p>
          </table:table-cell>
          <table:table-cell table:formula="of:=[.G105]" office:value-type="float" office:value="0.000017825" calcext:value-type="float">
            <text:p>1.7825E-05</text:p>
          </table:table-cell>
          <table:table-cell table:formula="of:=[.K105]" office:value-type="float" office:value="0.000033821" calcext:value-type="float">
            <text:p>3.3821E-05</text:p>
          </table:table-cell>
        </table:table-row>
        <table:table-row table:style-name="ro1">
          <table:table-cell table:style-name="ce1" office:value-type="float" office:value="-0.000041393" calcext:value-type="float">
            <text:p>-4.1393E-05</text:p>
          </table:table-cell>
          <table:table-cell office:value-type="float" office:value="1.640584427" calcext:value-type="float">
            <text:p>1.6405844</text:p>
          </table:table-cell>
          <table:table-cell office:value-type="float" office:value="0.000019893" calcext:value-type="float">
            <text:p>0.0000199</text:p>
          </table:table-cell>
          <table:table-cell/>
          <table:table-cell table:style-name="ce1" office:value-type="float" office:value="-0.000039322" calcext:value-type="float">
            <text:p>-3.9322E-05</text:p>
          </table:table-cell>
          <table:table-cell office:value-type="float" office:value="1.640584427" calcext:value-type="float">
            <text:p>1.6405844</text:p>
          </table:table-cell>
          <table:table-cell office:value-type="float" office:value="0.000017822" calcext:value-type="float">
            <text:p>0.0000178</text:p>
          </table:table-cell>
          <table:table-cell/>
          <table:table-cell table:style-name="ce1" office:value-type="float" office:value="-0.000055794" calcext:value-type="float">
            <text:p>-5.5794E-05</text:p>
          </table:table-cell>
          <table:table-cell office:value-type="float" office:value="1.640584427" calcext:value-type="float">
            <text:p>1.6405844</text:p>
          </table:table-cell>
          <table:table-cell office:value-type="float" office:value="0.000034294" calcext:value-type="float">
            <text:p>0.0000343</text:p>
          </table:table-cell>
          <table:table-cell/>
          <table:table-cell table:formula="of:=[.B106]" office:value-type="float" office:value="1.640584427" calcext:value-type="float">
            <text:p>1.640584427</text:p>
          </table:table-cell>
          <table:table-cell table:formula="of:=[.A106]+middle" office:value-type="float" office:value="1.640564534" calcext:value-type="float">
            <text:p>1.640564534</text:p>
          </table:table-cell>
          <table:table-cell table:formula="of:=[.E106]+middle" office:value-type="float" office:value="1.640566605" calcext:value-type="float">
            <text:p>1.640566605</text:p>
          </table:table-cell>
          <table:table-cell table:formula="of:=[.I106]+middle" office:value-type="float" office:value="1.640550133" calcext:value-type="float">
            <text:p>1.640550133</text:p>
          </table:table-cell>
          <table:table-cell table:formula="of:=[.M106]" office:value-type="float" office:value="1.640584427" calcext:value-type="float">
            <text:p>1.640584427</text:p>
          </table:table-cell>
          <table:table-cell/>
          <table:table-cell table:formula="of:=[.B106]" office:value-type="float" office:value="1.640584427" calcext:value-type="float">
            <text:p>1.640584427</text:p>
          </table:table-cell>
          <table:table-cell table:formula="of:=[.C106]" office:value-type="float" office:value="0.000019893" calcext:value-type="float">
            <text:p>1.9893E-05</text:p>
          </table:table-cell>
          <table:table-cell table:formula="of:=[.G106]" office:value-type="float" office:value="0.000017822" calcext:value-type="float">
            <text:p>1.7822E-05</text:p>
          </table:table-cell>
          <table:table-cell table:formula="of:=[.K106]" office:value-type="float" office:value="0.000034294" calcext:value-type="float">
            <text:p>3.4294E-05</text:p>
          </table:table-cell>
        </table:table-row>
        <table:table-row table:style-name="ro1">
          <table:table-cell table:style-name="ce1" office:value-type="float" office:value="-0.0000409" calcext:value-type="float">
            <text:p>-4.09E-05</text:p>
          </table:table-cell>
          <table:table-cell office:value-type="float" office:value="1.640584927" calcext:value-type="float">
            <text:p>1.6405849</text:p>
          </table:table-cell>
          <table:table-cell office:value-type="float" office:value="0.0000199" calcext:value-type="float">
            <text:p>0.0000199</text:p>
          </table:table-cell>
          <table:table-cell/>
          <table:table-cell table:style-name="ce1" office:value-type="float" office:value="-0.00003885" calcext:value-type="float">
            <text:p>-3.885E-05</text:p>
          </table:table-cell>
          <table:table-cell office:value-type="float" office:value="1.640584927" calcext:value-type="float">
            <text:p>1.6405849</text:p>
          </table:table-cell>
          <table:table-cell office:value-type="float" office:value="0.00001785" calcext:value-type="float">
            <text:p>0.0000179</text:p>
          </table:table-cell>
          <table:table-cell/>
          <table:table-cell table:style-name="ce1" office:value-type="float" office:value="-0.000055805" calcext:value-type="float">
            <text:p>-5.5805E-05</text:p>
          </table:table-cell>
          <table:table-cell office:value-type="float" office:value="1.640584927" calcext:value-type="float">
            <text:p>1.6405849</text:p>
          </table:table-cell>
          <table:table-cell office:value-type="float" office:value="0.000034805" calcext:value-type="float">
            <text:p>0.0000348</text:p>
          </table:table-cell>
          <table:table-cell/>
          <table:table-cell table:formula="of:=[.B107]" office:value-type="float" office:value="1.640584927" calcext:value-type="float">
            <text:p>1.640584927</text:p>
          </table:table-cell>
          <table:table-cell table:formula="of:=[.A107]+middle" office:value-type="float" office:value="1.640565027" calcext:value-type="float">
            <text:p>1.640565027</text:p>
          </table:table-cell>
          <table:table-cell table:formula="of:=[.E107]+middle" office:value-type="float" office:value="1.640567077" calcext:value-type="float">
            <text:p>1.640567077</text:p>
          </table:table-cell>
          <table:table-cell table:formula="of:=[.I107]+middle" office:value-type="float" office:value="1.640550122" calcext:value-type="float">
            <text:p>1.640550122</text:p>
          </table:table-cell>
          <table:table-cell table:formula="of:=[.M107]" office:value-type="float" office:value="1.640584927" calcext:value-type="float">
            <text:p>1.640584927</text:p>
          </table:table-cell>
          <table:table-cell/>
          <table:table-cell table:formula="of:=[.B107]" office:value-type="float" office:value="1.640584927" calcext:value-type="float">
            <text:p>1.640584927</text:p>
          </table:table-cell>
          <table:table-cell table:formula="of:=[.C107]" office:value-type="float" office:value="0.0000199" calcext:value-type="float">
            <text:p>1.99E-05</text:p>
          </table:table-cell>
          <table:table-cell table:formula="of:=[.G107]" office:value-type="float" office:value="0.00001785" calcext:value-type="float">
            <text:p>1.785E-05</text:p>
          </table:table-cell>
          <table:table-cell table:formula="of:=[.K107]" office:value-type="float" office:value="0.000034805" calcext:value-type="float">
            <text:p>3.4805E-05</text:p>
          </table:table-cell>
        </table:table-row>
        <table:table-row table:style-name="ro1">
          <table:table-cell table:style-name="ce1" office:value-type="float" office:value="-0.000040371" calcext:value-type="float">
            <text:p>-4.0371E-05</text:p>
          </table:table-cell>
          <table:table-cell office:value-type="float" office:value="1.640585427" calcext:value-type="float">
            <text:p>1.6405854</text:p>
          </table:table-cell>
          <table:table-cell office:value-type="float" office:value="0.000019871" calcext:value-type="float">
            <text:p>0.0000199</text:p>
          </table:table-cell>
          <table:table-cell/>
          <table:table-cell table:style-name="ce1" office:value-type="float" office:value="-0.000038345" calcext:value-type="float">
            <text:p>-3.8345E-05</text:p>
          </table:table-cell>
          <table:table-cell office:value-type="float" office:value="1.640585427" calcext:value-type="float">
            <text:p>1.6405854</text:p>
          </table:table-cell>
          <table:table-cell office:value-type="float" office:value="0.000017845" calcext:value-type="float">
            <text:p>0.0000178</text:p>
          </table:table-cell>
          <table:table-cell/>
          <table:table-cell table:style-name="ce1" office:value-type="float" office:value="-0.000055753" calcext:value-type="float">
            <text:p>-5.5753E-05</text:p>
          </table:table-cell>
          <table:table-cell office:value-type="float" office:value="1.640585427" calcext:value-type="float">
            <text:p>1.6405854</text:p>
          </table:table-cell>
          <table:table-cell office:value-type="float" office:value="0.000035253" calcext:value-type="float">
            <text:p>0.0000353</text:p>
          </table:table-cell>
          <table:table-cell/>
          <table:table-cell table:formula="of:=[.B108]" office:value-type="float" office:value="1.640585427" calcext:value-type="float">
            <text:p>1.640585427</text:p>
          </table:table-cell>
          <table:table-cell table:formula="of:=[.A108]+middle" office:value-type="float" office:value="1.640565556" calcext:value-type="float">
            <text:p>1.640565556</text:p>
          </table:table-cell>
          <table:table-cell table:formula="of:=[.E108]+middle" office:value-type="float" office:value="1.640567582" calcext:value-type="float">
            <text:p>1.640567582</text:p>
          </table:table-cell>
          <table:table-cell table:formula="of:=[.I108]+middle" office:value-type="float" office:value="1.640550174" calcext:value-type="float">
            <text:p>1.640550174</text:p>
          </table:table-cell>
          <table:table-cell table:formula="of:=[.M108]" office:value-type="float" office:value="1.640585427" calcext:value-type="float">
            <text:p>1.640585427</text:p>
          </table:table-cell>
          <table:table-cell/>
          <table:table-cell table:formula="of:=[.B108]" office:value-type="float" office:value="1.640585427" calcext:value-type="float">
            <text:p>1.640585427</text:p>
          </table:table-cell>
          <table:table-cell table:formula="of:=[.C108]" office:value-type="float" office:value="0.000019871" calcext:value-type="float">
            <text:p>1.9871E-05</text:p>
          </table:table-cell>
          <table:table-cell table:formula="of:=[.G108]" office:value-type="float" office:value="0.000017845" calcext:value-type="float">
            <text:p>1.7845E-05</text:p>
          </table:table-cell>
          <table:table-cell table:formula="of:=[.K108]" office:value-type="float" office:value="0.000035253" calcext:value-type="float">
            <text:p>3.5253E-05</text:p>
          </table:table-cell>
        </table:table-row>
        <table:table-row table:style-name="ro1">
          <table:table-cell table:style-name="ce1" office:value-type="float" office:value="-0.00003988" calcext:value-type="float">
            <text:p>-3.988E-05</text:p>
          </table:table-cell>
          <table:table-cell office:value-type="float" office:value="1.640585927" calcext:value-type="float">
            <text:p>1.6405859</text:p>
          </table:table-cell>
          <table:table-cell office:value-type="float" office:value="0.00001988" calcext:value-type="float">
            <text:p>0.0000199</text:p>
          </table:table-cell>
          <table:table-cell/>
          <table:table-cell table:style-name="ce1" office:value-type="float" office:value="-0.00003783" calcext:value-type="float">
            <text:p>-3.783E-05</text:p>
          </table:table-cell>
          <table:table-cell office:value-type="float" office:value="1.640585927" calcext:value-type="float">
            <text:p>1.6405859</text:p>
          </table:table-cell>
          <table:table-cell office:value-type="float" office:value="0.00001783" calcext:value-type="float">
            <text:p>0.0000178</text:p>
          </table:table-cell>
          <table:table-cell/>
          <table:table-cell table:style-name="ce1" office:value-type="float" office:value="-0.000055749" calcext:value-type="float">
            <text:p>-5.5749E-05</text:p>
          </table:table-cell>
          <table:table-cell office:value-type="float" office:value="1.640585927" calcext:value-type="float">
            <text:p>1.6405859</text:p>
          </table:table-cell>
          <table:table-cell office:value-type="float" office:value="0.000035749" calcext:value-type="float">
            <text:p>0.0000357</text:p>
          </table:table-cell>
          <table:table-cell/>
          <table:table-cell table:formula="of:=[.B109]" office:value-type="float" office:value="1.640585927" calcext:value-type="float">
            <text:p>1.640585927</text:p>
          </table:table-cell>
          <table:table-cell table:formula="of:=[.A109]+middle" office:value-type="float" office:value="1.640566047" calcext:value-type="float">
            <text:p>1.640566047</text:p>
          </table:table-cell>
          <table:table-cell table:formula="of:=[.E109]+middle" office:value-type="float" office:value="1.640568097" calcext:value-type="float">
            <text:p>1.640568097</text:p>
          </table:table-cell>
          <table:table-cell table:formula="of:=[.I109]+middle" office:value-type="float" office:value="1.640550178" calcext:value-type="float">
            <text:p>1.640550178</text:p>
          </table:table-cell>
          <table:table-cell table:formula="of:=[.M109]" office:value-type="float" office:value="1.640585927" calcext:value-type="float">
            <text:p>1.640585927</text:p>
          </table:table-cell>
          <table:table-cell/>
          <table:table-cell table:formula="of:=[.B109]" office:value-type="float" office:value="1.640585927" calcext:value-type="float">
            <text:p>1.640585927</text:p>
          </table:table-cell>
          <table:table-cell table:formula="of:=[.C109]" office:value-type="float" office:value="0.00001988" calcext:value-type="float">
            <text:p>1.988E-05</text:p>
          </table:table-cell>
          <table:table-cell table:formula="of:=[.G109]" office:value-type="float" office:value="0.00001783" calcext:value-type="float">
            <text:p>1.783E-05</text:p>
          </table:table-cell>
          <table:table-cell table:formula="of:=[.K109]" office:value-type="float" office:value="0.000035749" calcext:value-type="float">
            <text:p>3.5749E-05</text:p>
          </table:table-cell>
        </table:table-row>
        <table:table-row table:style-name="ro1">
          <table:table-cell table:style-name="ce1" office:value-type="float" office:value="-0.000039395" calcext:value-type="float">
            <text:p>-3.9395E-05</text:p>
          </table:table-cell>
          <table:table-cell office:value-type="float" office:value="1.640586427" calcext:value-type="float">
            <text:p>1.6405864</text:p>
          </table:table-cell>
          <table:table-cell office:value-type="float" office:value="0.000019895" calcext:value-type="float">
            <text:p>0.0000199</text:p>
          </table:table-cell>
          <table:table-cell/>
          <table:table-cell table:style-name="ce1" office:value-type="float" office:value="-0.00003737" calcext:value-type="float">
            <text:p>-3.737E-05</text:p>
          </table:table-cell>
          <table:table-cell office:value-type="float" office:value="1.640586427" calcext:value-type="float">
            <text:p>1.6405864</text:p>
          </table:table-cell>
          <table:table-cell office:value-type="float" office:value="0.00001787" calcext:value-type="float">
            <text:p>0.0000179</text:p>
          </table:table-cell>
          <table:table-cell/>
          <table:table-cell table:style-name="ce1" office:value-type="float" office:value="-0.000055745" calcext:value-type="float">
            <text:p>-5.5745E-05</text:p>
          </table:table-cell>
          <table:table-cell office:value-type="float" office:value="1.640586427" calcext:value-type="float">
            <text:p>1.6405864</text:p>
          </table:table-cell>
          <table:table-cell office:value-type="float" office:value="0.000036245" calcext:value-type="float">
            <text:p>0.0000362</text:p>
          </table:table-cell>
          <table:table-cell/>
          <table:table-cell table:formula="of:=[.B110]" office:value-type="float" office:value="1.640586427" calcext:value-type="float">
            <text:p>1.640586427</text:p>
          </table:table-cell>
          <table:table-cell table:formula="of:=[.A110]+middle" office:value-type="float" office:value="1.640566532" calcext:value-type="float">
            <text:p>1.640566532</text:p>
          </table:table-cell>
          <table:table-cell table:formula="of:=[.E110]+middle" office:value-type="float" office:value="1.640568557" calcext:value-type="float">
            <text:p>1.640568557</text:p>
          </table:table-cell>
          <table:table-cell table:formula="of:=[.I110]+middle" office:value-type="float" office:value="1.640550182" calcext:value-type="float">
            <text:p>1.640550182</text:p>
          </table:table-cell>
          <table:table-cell table:formula="of:=[.M110]" office:value-type="float" office:value="1.640586427" calcext:value-type="float">
            <text:p>1.640586427</text:p>
          </table:table-cell>
          <table:table-cell/>
          <table:table-cell table:formula="of:=[.B110]" office:value-type="float" office:value="1.640586427" calcext:value-type="float">
            <text:p>1.640586427</text:p>
          </table:table-cell>
          <table:table-cell table:formula="of:=[.C110]" office:value-type="float" office:value="0.000019895" calcext:value-type="float">
            <text:p>1.9895E-05</text:p>
          </table:table-cell>
          <table:table-cell table:formula="of:=[.G110]" office:value-type="float" office:value="0.00001787" calcext:value-type="float">
            <text:p>1.787E-05</text:p>
          </table:table-cell>
          <table:table-cell table:formula="of:=[.K110]" office:value-type="float" office:value="0.000036245" calcext:value-type="float">
            <text:p>3.6245E-05</text:p>
          </table:table-cell>
        </table:table-row>
        <table:table-row table:style-name="ro1">
          <table:table-cell table:style-name="ce1" office:value-type="float" office:value="-0.000038426" calcext:value-type="float">
            <text:p>-3.8426E-05</text:p>
          </table:table-cell>
          <table:table-cell office:value-type="float" office:value="1.640586927" calcext:value-type="float">
            <text:p>1.6405869</text:p>
          </table:table-cell>
          <table:table-cell office:value-type="float" office:value="0.000019426" calcext:value-type="float">
            <text:p>0.0000194</text:p>
          </table:table-cell>
          <table:table-cell/>
          <table:table-cell table:style-name="ce1" office:value-type="float" office:value="-0.000036609" calcext:value-type="float">
            <text:p>-3.6609E-05</text:p>
          </table:table-cell>
          <table:table-cell office:value-type="float" office:value="1.640586927" calcext:value-type="float">
            <text:p>1.6405869</text:p>
          </table:table-cell>
          <table:table-cell office:value-type="float" office:value="0.000017609" calcext:value-type="float">
            <text:p>0.0000176</text:p>
          </table:table-cell>
          <table:table-cell/>
          <table:table-cell table:style-name="ce1" office:value-type="float" office:value="-0.000036613" calcext:value-type="float">
            <text:p>-3.6613E-05</text:p>
          </table:table-cell>
          <table:table-cell office:value-type="float" office:value="1.640586927" calcext:value-type="float">
            <text:p>1.6405869</text:p>
          </table:table-cell>
          <table:table-cell office:value-type="float" office:value="0.000017613" calcext:value-type="float">
            <text:p>0.0000176</text:p>
          </table:table-cell>
          <table:table-cell/>
          <table:table-cell table:formula="of:=[.B111]" office:value-type="float" office:value="1.640586927" calcext:value-type="float">
            <text:p>1.640586927</text:p>
          </table:table-cell>
          <table:table-cell table:formula="of:=[.A111]+middle" office:value-type="float" office:value="1.640567501" calcext:value-type="float">
            <text:p>1.640567501</text:p>
          </table:table-cell>
          <table:table-cell table:formula="of:=[.E111]+middle" office:value-type="float" office:value="1.640569318" calcext:value-type="float">
            <text:p>1.640569318</text:p>
          </table:table-cell>
          <table:table-cell table:formula="of:=[.I111]+middle" office:value-type="float" office:value="1.640569314" calcext:value-type="float">
            <text:p>1.640569314</text:p>
          </table:table-cell>
          <table:table-cell table:formula="of:=[.M111]" office:value-type="float" office:value="1.640586927" calcext:value-type="float">
            <text:p>1.640586927</text:p>
          </table:table-cell>
          <table:table-cell/>
          <table:table-cell table:formula="of:=[.B111]" office:value-type="float" office:value="1.640586927" calcext:value-type="float">
            <text:p>1.640586927</text:p>
          </table:table-cell>
          <table:table-cell table:formula="of:=[.C111]" office:value-type="float" office:value="0.000019426" calcext:value-type="float">
            <text:p>1.9426E-05</text:p>
          </table:table-cell>
          <table:table-cell table:formula="of:=[.G111]" office:value-type="float" office:value="0.000017609" calcext:value-type="float">
            <text:p>1.7609E-05</text:p>
          </table:table-cell>
          <table:table-cell table:formula="of:=[.K111]" office:value-type="float" office:value="0.000017613" calcext:value-type="float">
            <text:p>1.7613E-05</text:p>
          </table:table-cell>
        </table:table-row>
        <table:table-row table:style-name="ro1">
          <table:table-cell table:style-name="ce1" office:value-type="float" office:value="-0.000037977" calcext:value-type="float">
            <text:p>-3.7977E-05</text:p>
          </table:table-cell>
          <table:table-cell office:value-type="float" office:value="1.640587427" calcext:value-type="float">
            <text:p>1.6405874</text:p>
          </table:table-cell>
          <table:table-cell office:value-type="float" office:value="0.000019477" calcext:value-type="float">
            <text:p>0.0000195</text:p>
          </table:table-cell>
          <table:table-cell/>
          <table:table-cell table:style-name="ce1" office:value-type="float" office:value="-0.000036067" calcext:value-type="float">
            <text:p>-3.6067E-05</text:p>
          </table:table-cell>
          <table:table-cell office:value-type="float" office:value="1.640587427" calcext:value-type="float">
            <text:p>1.6405874</text:p>
          </table:table-cell>
          <table:table-cell office:value-type="float" office:value="0.000017567" calcext:value-type="float">
            <text:p>0.0000176</text:p>
          </table:table-cell>
          <table:table-cell/>
          <table:table-cell table:style-name="ce1" office:value-type="float" office:value="-0.000036704" calcext:value-type="float">
            <text:p>-3.6704E-05</text:p>
          </table:table-cell>
          <table:table-cell office:value-type="float" office:value="1.640587427" calcext:value-type="float">
            <text:p>1.6405874</text:p>
          </table:table-cell>
          <table:table-cell office:value-type="float" office:value="0.000018204" calcext:value-type="float">
            <text:p>0.0000182</text:p>
          </table:table-cell>
          <table:table-cell/>
          <table:table-cell table:formula="of:=[.B112]" office:value-type="float" office:value="1.640587427" calcext:value-type="float">
            <text:p>1.640587427</text:p>
          </table:table-cell>
          <table:table-cell table:formula="of:=[.A112]+middle" office:value-type="float" office:value="1.64056795" calcext:value-type="float">
            <text:p>1.64056795</text:p>
          </table:table-cell>
          <table:table-cell table:formula="of:=[.E112]+middle" office:value-type="float" office:value="1.64056986" calcext:value-type="float">
            <text:p>1.64056986</text:p>
          </table:table-cell>
          <table:table-cell table:formula="of:=[.I112]+middle" office:value-type="float" office:value="1.640569223" calcext:value-type="float">
            <text:p>1.640569223</text:p>
          </table:table-cell>
          <table:table-cell table:formula="of:=[.M112]" office:value-type="float" office:value="1.640587427" calcext:value-type="float">
            <text:p>1.640587427</text:p>
          </table:table-cell>
          <table:table-cell/>
          <table:table-cell table:formula="of:=[.B112]" office:value-type="float" office:value="1.640587427" calcext:value-type="float">
            <text:p>1.640587427</text:p>
          </table:table-cell>
          <table:table-cell table:formula="of:=[.C112]" office:value-type="float" office:value="0.000019477" calcext:value-type="float">
            <text:p>1.9477E-05</text:p>
          </table:table-cell>
          <table:table-cell table:formula="of:=[.G112]" office:value-type="float" office:value="0.000017567" calcext:value-type="float">
            <text:p>1.7567E-05</text:p>
          </table:table-cell>
          <table:table-cell table:formula="of:=[.K112]" office:value-type="float" office:value="0.000018204" calcext:value-type="float">
            <text:p>1.8204E-05</text:p>
          </table:table-cell>
        </table:table-row>
        <table:table-row table:style-name="ro1">
          <table:table-cell table:style-name="ce1" office:value-type="float" office:value="-0.000037429" calcext:value-type="float">
            <text:p>-3.7429E-05</text:p>
          </table:table-cell>
          <table:table-cell office:value-type="float" office:value="1.640587927" calcext:value-type="float">
            <text:p>1.6405879</text:p>
          </table:table-cell>
          <table:table-cell office:value-type="float" office:value="0.000019429" calcext:value-type="float">
            <text:p>0.0000194</text:p>
          </table:table-cell>
          <table:table-cell/>
          <table:table-cell table:style-name="ce1" office:value-type="float" office:value="-0.000035556" calcext:value-type="float">
            <text:p>-3.5556E-05</text:p>
          </table:table-cell>
          <table:table-cell office:value-type="float" office:value="1.640587927" calcext:value-type="float">
            <text:p>1.6405879</text:p>
          </table:table-cell>
          <table:table-cell office:value-type="float" office:value="0.000017556" calcext:value-type="float">
            <text:p>0.0000176</text:p>
          </table:table-cell>
          <table:table-cell/>
          <table:table-cell table:style-name="ce1" office:value-type="float" office:value="-0.00003657" calcext:value-type="float">
            <text:p>-3.657E-05</text:p>
          </table:table-cell>
          <table:table-cell office:value-type="float" office:value="1.640587927" calcext:value-type="float">
            <text:p>1.6405879</text:p>
          </table:table-cell>
          <table:table-cell office:value-type="float" office:value="0.00001857" calcext:value-type="float">
            <text:p>0.0000186</text:p>
          </table:table-cell>
          <table:table-cell/>
          <table:table-cell table:formula="of:=[.B113]" office:value-type="float" office:value="1.640587927" calcext:value-type="float">
            <text:p>1.640587927</text:p>
          </table:table-cell>
          <table:table-cell table:formula="of:=[.A113]+middle" office:value-type="float" office:value="1.640568498" calcext:value-type="float">
            <text:p>1.640568498</text:p>
          </table:table-cell>
          <table:table-cell table:formula="of:=[.E113]+middle" office:value-type="float" office:value="1.640570371" calcext:value-type="float">
            <text:p>1.640570371</text:p>
          </table:table-cell>
          <table:table-cell table:formula="of:=[.I113]+middle" office:value-type="float" office:value="1.640569357" calcext:value-type="float">
            <text:p>1.640569357</text:p>
          </table:table-cell>
          <table:table-cell table:formula="of:=[.M113]" office:value-type="float" office:value="1.640587927" calcext:value-type="float">
            <text:p>1.640587927</text:p>
          </table:table-cell>
          <table:table-cell/>
          <table:table-cell table:formula="of:=[.B113]" office:value-type="float" office:value="1.640587927" calcext:value-type="float">
            <text:p>1.640587927</text:p>
          </table:table-cell>
          <table:table-cell table:formula="of:=[.C113]" office:value-type="float" office:value="0.000019429" calcext:value-type="float">
            <text:p>1.9429E-05</text:p>
          </table:table-cell>
          <table:table-cell table:formula="of:=[.G113]" office:value-type="float" office:value="0.000017556" calcext:value-type="float">
            <text:p>1.7556E-05</text:p>
          </table:table-cell>
          <table:table-cell table:formula="of:=[.K113]" office:value-type="float" office:value="0.00001857" calcext:value-type="float">
            <text:p>1.857E-05</text:p>
          </table:table-cell>
        </table:table-row>
        <table:table-row table:style-name="ro1">
          <table:table-cell table:style-name="ce1" office:value-type="float" office:value="-0.000036941" calcext:value-type="float">
            <text:p>-3.6941E-05</text:p>
          </table:table-cell>
          <table:table-cell office:value-type="float" office:value="1.640588427" calcext:value-type="float">
            <text:p>1.6405884</text:p>
          </table:table-cell>
          <table:table-cell office:value-type="float" office:value="0.000019441" calcext:value-type="float">
            <text:p>0.0000194</text:p>
          </table:table-cell>
          <table:table-cell/>
          <table:table-cell table:style-name="ce1" office:value-type="float" office:value="-0.000035067" calcext:value-type="float">
            <text:p>-3.5067E-05</text:p>
          </table:table-cell>
          <table:table-cell office:value-type="float" office:value="1.640588427" calcext:value-type="float">
            <text:p>1.6405884</text:p>
          </table:table-cell>
          <table:table-cell office:value-type="float" office:value="0.000017567" calcext:value-type="float">
            <text:p>0.0000176</text:p>
          </table:table-cell>
          <table:table-cell/>
          <table:table-cell table:style-name="ce1" office:value-type="float" office:value="-0.00003667" calcext:value-type="float">
            <text:p>-3.667E-05</text:p>
          </table:table-cell>
          <table:table-cell office:value-type="float" office:value="1.640588427" calcext:value-type="float">
            <text:p>1.6405884</text:p>
          </table:table-cell>
          <table:table-cell office:value-type="float" office:value="0.00001917" calcext:value-type="float">
            <text:p>0.0000192</text:p>
          </table:table-cell>
          <table:table-cell/>
          <table:table-cell table:formula="of:=[.B114]" office:value-type="float" office:value="1.640588427" calcext:value-type="float">
            <text:p>1.640588427</text:p>
          </table:table-cell>
          <table:table-cell table:formula="of:=[.A114]+middle" office:value-type="float" office:value="1.640568986" calcext:value-type="float">
            <text:p>1.640568986</text:p>
          </table:table-cell>
          <table:table-cell table:formula="of:=[.E114]+middle" office:value-type="float" office:value="1.64057086" calcext:value-type="float">
            <text:p>1.64057086</text:p>
          </table:table-cell>
          <table:table-cell table:formula="of:=[.I114]+middle" office:value-type="float" office:value="1.640569257" calcext:value-type="float">
            <text:p>1.640569257</text:p>
          </table:table-cell>
          <table:table-cell table:formula="of:=[.M114]" office:value-type="float" office:value="1.640588427" calcext:value-type="float">
            <text:p>1.640588427</text:p>
          </table:table-cell>
          <table:table-cell/>
          <table:table-cell table:formula="of:=[.B114]" office:value-type="float" office:value="1.640588427" calcext:value-type="float">
            <text:p>1.640588427</text:p>
          </table:table-cell>
          <table:table-cell table:formula="of:=[.C114]" office:value-type="float" office:value="0.000019441" calcext:value-type="float">
            <text:p>1.9441E-05</text:p>
          </table:table-cell>
          <table:table-cell table:formula="of:=[.G114]" office:value-type="float" office:value="0.000017567" calcext:value-type="float">
            <text:p>1.7567E-05</text:p>
          </table:table-cell>
          <table:table-cell table:formula="of:=[.K114]" office:value-type="float" office:value="0.00001917" calcext:value-type="float">
            <text:p>1.917E-05</text:p>
          </table:table-cell>
        </table:table-row>
        <table:table-row table:style-name="ro1">
          <table:table-cell table:style-name="ce1" office:value-type="float" office:value="-0.000036455" calcext:value-type="float">
            <text:p>-3.6455E-05</text:p>
          </table:table-cell>
          <table:table-cell office:value-type="float" office:value="1.640588927" calcext:value-type="float">
            <text:p>1.6405889</text:p>
          </table:table-cell>
          <table:table-cell office:value-type="float" office:value="0.000019455" calcext:value-type="float">
            <text:p>0.0000195</text:p>
          </table:table-cell>
          <table:table-cell/>
          <table:table-cell table:style-name="ce1" office:value-type="float" office:value="-0.000034515" calcext:value-type="float">
            <text:p>-3.4515E-05</text:p>
          </table:table-cell>
          <table:table-cell office:value-type="float" office:value="1.640588927" calcext:value-type="float">
            <text:p>1.6405889</text:p>
          </table:table-cell>
          <table:table-cell office:value-type="float" office:value="0.000017515" calcext:value-type="float">
            <text:p>0.0000175</text:p>
          </table:table-cell>
          <table:table-cell/>
          <table:table-cell table:style-name="ce1" office:value-type="float" office:value="-0.000036651" calcext:value-type="float">
            <text:p>-3.6651E-05</text:p>
          </table:table-cell>
          <table:table-cell office:value-type="float" office:value="1.640588927" calcext:value-type="float">
            <text:p>1.6405889</text:p>
          </table:table-cell>
          <table:table-cell office:value-type="float" office:value="0.000019651" calcext:value-type="float">
            <text:p>0.0000197</text:p>
          </table:table-cell>
          <table:table-cell/>
          <table:table-cell table:formula="of:=[.B115]" office:value-type="float" office:value="1.640588927" calcext:value-type="float">
            <text:p>1.640588927</text:p>
          </table:table-cell>
          <table:table-cell table:formula="of:=[.A115]+middle" office:value-type="float" office:value="1.640569472" calcext:value-type="float">
            <text:p>1.640569472</text:p>
          </table:table-cell>
          <table:table-cell table:formula="of:=[.E115]+middle" office:value-type="float" office:value="1.640571412" calcext:value-type="float">
            <text:p>1.640571412</text:p>
          </table:table-cell>
          <table:table-cell table:formula="of:=[.I115]+middle" office:value-type="float" office:value="1.640569276" calcext:value-type="float">
            <text:p>1.640569276</text:p>
          </table:table-cell>
          <table:table-cell table:formula="of:=[.M115]" office:value-type="float" office:value="1.640588927" calcext:value-type="float">
            <text:p>1.640588927</text:p>
          </table:table-cell>
          <table:table-cell/>
          <table:table-cell table:formula="of:=[.B115]" office:value-type="float" office:value="1.640588927" calcext:value-type="float">
            <text:p>1.640588927</text:p>
          </table:table-cell>
          <table:table-cell table:formula="of:=[.C115]" office:value-type="float" office:value="0.000019455" calcext:value-type="float">
            <text:p>1.9455E-05</text:p>
          </table:table-cell>
          <table:table-cell table:formula="of:=[.G115]" office:value-type="float" office:value="0.000017515" calcext:value-type="float">
            <text:p>1.7515E-05</text:p>
          </table:table-cell>
          <table:table-cell table:formula="of:=[.K115]" office:value-type="float" office:value="0.000019651" calcext:value-type="float">
            <text:p>1.9651E-05</text:p>
          </table:table-cell>
        </table:table-row>
        <table:table-row table:style-name="ro1">
          <table:table-cell table:style-name="ce1" office:value-type="float" office:value="-0.000036036" calcext:value-type="float">
            <text:p>-3.6036E-05</text:p>
          </table:table-cell>
          <table:table-cell office:value-type="float" office:value="1.640589427" calcext:value-type="float">
            <text:p>1.6405894</text:p>
          </table:table-cell>
          <table:table-cell office:value-type="float" office:value="0.000019536" calcext:value-type="float">
            <text:p>0.0000195</text:p>
          </table:table-cell>
          <table:table-cell/>
          <table:table-cell table:style-name="ce1" office:value-type="float" office:value="-0.000034054" calcext:value-type="float">
            <text:p>-3.4054E-05</text:p>
          </table:table-cell>
          <table:table-cell office:value-type="float" office:value="1.640589427" calcext:value-type="float">
            <text:p>1.6405894</text:p>
          </table:table-cell>
          <table:table-cell office:value-type="float" office:value="0.000017554" calcext:value-type="float">
            <text:p>0.0000176</text:p>
          </table:table-cell>
          <table:table-cell/>
          <table:table-cell table:style-name="ce1" office:value-type="float" office:value="-0.000036688" calcext:value-type="float">
            <text:p>-3.6688E-05</text:p>
          </table:table-cell>
          <table:table-cell office:value-type="float" office:value="1.640589427" calcext:value-type="float">
            <text:p>1.6405894</text:p>
          </table:table-cell>
          <table:table-cell office:value-type="float" office:value="0.000020188" calcext:value-type="float">
            <text:p>0.0000202</text:p>
          </table:table-cell>
          <table:table-cell/>
          <table:table-cell table:formula="of:=[.B116]" office:value-type="float" office:value="1.640589427" calcext:value-type="float">
            <text:p>1.640589427</text:p>
          </table:table-cell>
          <table:table-cell table:formula="of:=[.A116]+middle" office:value-type="float" office:value="1.640569891" calcext:value-type="float">
            <text:p>1.640569891</text:p>
          </table:table-cell>
          <table:table-cell table:formula="of:=[.E116]+middle" office:value-type="float" office:value="1.640571873" calcext:value-type="float">
            <text:p>1.640571873</text:p>
          </table:table-cell>
          <table:table-cell table:formula="of:=[.I116]+middle" office:value-type="float" office:value="1.640569239" calcext:value-type="float">
            <text:p>1.640569239</text:p>
          </table:table-cell>
          <table:table-cell table:formula="of:=[.M116]" office:value-type="float" office:value="1.640589427" calcext:value-type="float">
            <text:p>1.640589427</text:p>
          </table:table-cell>
          <table:table-cell/>
          <table:table-cell table:formula="of:=[.B116]" office:value-type="float" office:value="1.640589427" calcext:value-type="float">
            <text:p>1.640589427</text:p>
          </table:table-cell>
          <table:table-cell table:formula="of:=[.C116]" office:value-type="float" office:value="0.000019536" calcext:value-type="float">
            <text:p>1.9536E-05</text:p>
          </table:table-cell>
          <table:table-cell table:formula="of:=[.G116]" office:value-type="float" office:value="0.000017554" calcext:value-type="float">
            <text:p>1.7554E-05</text:p>
          </table:table-cell>
          <table:table-cell table:formula="of:=[.K116]" office:value-type="float" office:value="0.000020188" calcext:value-type="float">
            <text:p>2.0188E-05</text:p>
          </table:table-cell>
        </table:table-row>
        <table:table-row table:style-name="ro1">
          <table:table-cell table:style-name="ce1" office:value-type="float" office:value="-0.000035498" calcext:value-type="float">
            <text:p>-3.5498E-05</text:p>
          </table:table-cell>
          <table:table-cell office:value-type="float" office:value="1.640589927" calcext:value-type="float">
            <text:p>1.6405899</text:p>
          </table:table-cell>
          <table:table-cell office:value-type="float" office:value="0.000019498" calcext:value-type="float">
            <text:p>0.0000195</text:p>
          </table:table-cell>
          <table:table-cell/>
          <table:table-cell table:style-name="ce1" office:value-type="float" office:value="-0.000033595" calcext:value-type="float">
            <text:p>-3.3595E-05</text:p>
          </table:table-cell>
          <table:table-cell office:value-type="float" office:value="1.640589927" calcext:value-type="float">
            <text:p>1.6405899</text:p>
          </table:table-cell>
          <table:table-cell office:value-type="float" office:value="0.000017595" calcext:value-type="float">
            <text:p>0.0000176</text:p>
          </table:table-cell>
          <table:table-cell/>
          <table:table-cell table:style-name="ce1" office:value-type="float" office:value="-0.000036666" calcext:value-type="float">
            <text:p>-3.6666E-05</text:p>
          </table:table-cell>
          <table:table-cell office:value-type="float" office:value="1.640589927" calcext:value-type="float">
            <text:p>1.6405899</text:p>
          </table:table-cell>
          <table:table-cell office:value-type="float" office:value="0.000020666" calcext:value-type="float">
            <text:p>0.0000207</text:p>
          </table:table-cell>
          <table:table-cell/>
          <table:table-cell table:formula="of:=[.B117]" office:value-type="float" office:value="1.640589927" calcext:value-type="float">
            <text:p>1.640589927</text:p>
          </table:table-cell>
          <table:table-cell table:formula="of:=[.A117]+middle" office:value-type="float" office:value="1.640570429" calcext:value-type="float">
            <text:p>1.640570429</text:p>
          </table:table-cell>
          <table:table-cell table:formula="of:=[.E117]+middle" office:value-type="float" office:value="1.640572332" calcext:value-type="float">
            <text:p>1.640572332</text:p>
          </table:table-cell>
          <table:table-cell table:formula="of:=[.I117]+middle" office:value-type="float" office:value="1.640569261" calcext:value-type="float">
            <text:p>1.640569261</text:p>
          </table:table-cell>
          <table:table-cell table:formula="of:=[.M117]" office:value-type="float" office:value="1.640589927" calcext:value-type="float">
            <text:p>1.640589927</text:p>
          </table:table-cell>
          <table:table-cell/>
          <table:table-cell table:formula="of:=[.B117]" office:value-type="float" office:value="1.640589927" calcext:value-type="float">
            <text:p>1.640589927</text:p>
          </table:table-cell>
          <table:table-cell table:formula="of:=[.C117]" office:value-type="float" office:value="0.000019498" calcext:value-type="float">
            <text:p>1.9498E-05</text:p>
          </table:table-cell>
          <table:table-cell table:formula="of:=[.G117]" office:value-type="float" office:value="0.000017595" calcext:value-type="float">
            <text:p>1.7595E-05</text:p>
          </table:table-cell>
          <table:table-cell table:formula="of:=[.K117]" office:value-type="float" office:value="0.000020666" calcext:value-type="float">
            <text:p>2.0666E-05</text:p>
          </table:table-cell>
        </table:table-row>
        <table:table-row table:style-name="ro1">
          <table:table-cell table:style-name="ce1" office:value-type="float" office:value="-0.000035054" calcext:value-type="float">
            <text:p>-3.5054E-05</text:p>
          </table:table-cell>
          <table:table-cell office:value-type="float" office:value="1.640590427" calcext:value-type="float">
            <text:p>1.6405904</text:p>
          </table:table-cell>
          <table:table-cell office:value-type="float" office:value="0.000019554" calcext:value-type="float">
            <text:p>0.0000196</text:p>
          </table:table-cell>
          <table:table-cell/>
          <table:table-cell table:style-name="ce1" office:value-type="float" office:value="-0.000033089" calcext:value-type="float">
            <text:p>-3.3089E-05</text:p>
          </table:table-cell>
          <table:table-cell office:value-type="float" office:value="1.640590427" calcext:value-type="float">
            <text:p>1.6405904</text:p>
          </table:table-cell>
          <table:table-cell office:value-type="float" office:value="0.000017589" calcext:value-type="float">
            <text:p>0.0000176</text:p>
          </table:table-cell>
          <table:table-cell/>
          <table:table-cell table:style-name="ce1" office:value-type="float" office:value="-0.000036647" calcext:value-type="float">
            <text:p>-3.6647E-05</text:p>
          </table:table-cell>
          <table:table-cell office:value-type="float" office:value="1.640590427" calcext:value-type="float">
            <text:p>1.6405904</text:p>
          </table:table-cell>
          <table:table-cell office:value-type="float" office:value="0.000021147" calcext:value-type="float">
            <text:p>0.0000211</text:p>
          </table:table-cell>
          <table:table-cell/>
          <table:table-cell table:formula="of:=[.B118]" office:value-type="float" office:value="1.640590427" calcext:value-type="float">
            <text:p>1.640590427</text:p>
          </table:table-cell>
          <table:table-cell table:formula="of:=[.A118]+middle" office:value-type="float" office:value="1.640570873" calcext:value-type="float">
            <text:p>1.640570873</text:p>
          </table:table-cell>
          <table:table-cell table:formula="of:=[.E118]+middle" office:value-type="float" office:value="1.640572838" calcext:value-type="float">
            <text:p>1.640572838</text:p>
          </table:table-cell>
          <table:table-cell table:formula="of:=[.I118]+middle" office:value-type="float" office:value="1.64056928" calcext:value-type="float">
            <text:p>1.64056928</text:p>
          </table:table-cell>
          <table:table-cell table:formula="of:=[.M118]" office:value-type="float" office:value="1.640590427" calcext:value-type="float">
            <text:p>1.640590427</text:p>
          </table:table-cell>
          <table:table-cell/>
          <table:table-cell table:formula="of:=[.B118]" office:value-type="float" office:value="1.640590427" calcext:value-type="float">
            <text:p>1.640590427</text:p>
          </table:table-cell>
          <table:table-cell table:formula="of:=[.C118]" office:value-type="float" office:value="0.000019554" calcext:value-type="float">
            <text:p>1.9554E-05</text:p>
          </table:table-cell>
          <table:table-cell table:formula="of:=[.G118]" office:value-type="float" office:value="0.000017589" calcext:value-type="float">
            <text:p>1.7589E-05</text:p>
          </table:table-cell>
          <table:table-cell table:formula="of:=[.K118]" office:value-type="float" office:value="0.000021147" calcext:value-type="float">
            <text:p>2.1147E-05</text:p>
          </table:table-cell>
        </table:table-row>
        <table:table-row table:style-name="ro1">
          <table:table-cell table:style-name="ce1" office:value-type="float" office:value="-0.000034544" calcext:value-type="float">
            <text:p>-3.4544E-05</text:p>
          </table:table-cell>
          <table:table-cell office:value-type="float" office:value="1.640590927" calcext:value-type="float">
            <text:p>1.6405909</text:p>
          </table:table-cell>
          <table:table-cell office:value-type="float" office:value="0.000019544" calcext:value-type="float">
            <text:p>0.0000195</text:p>
          </table:table-cell>
          <table:table-cell/>
          <table:table-cell table:style-name="ce1" office:value-type="float" office:value="-0.000032655" calcext:value-type="float">
            <text:p>-3.2655E-05</text:p>
          </table:table-cell>
          <table:table-cell office:value-type="float" office:value="1.640590927" calcext:value-type="float">
            <text:p>1.6405909</text:p>
          </table:table-cell>
          <table:table-cell office:value-type="float" office:value="0.000017655" calcext:value-type="float">
            <text:p>0.0000177</text:p>
          </table:table-cell>
          <table:table-cell/>
          <table:table-cell table:style-name="ce1" office:value-type="float" office:value="-0.000036658" calcext:value-type="float">
            <text:p>-3.6658E-05</text:p>
          </table:table-cell>
          <table:table-cell office:value-type="float" office:value="1.640590927" calcext:value-type="float">
            <text:p>1.6405909</text:p>
          </table:table-cell>
          <table:table-cell office:value-type="float" office:value="0.000021658" calcext:value-type="float">
            <text:p>0.0000217</text:p>
          </table:table-cell>
          <table:table-cell/>
          <table:table-cell table:formula="of:=[.B119]" office:value-type="float" office:value="1.640590927" calcext:value-type="float">
            <text:p>1.640590927</text:p>
          </table:table-cell>
          <table:table-cell table:formula="of:=[.A119]+middle" office:value-type="float" office:value="1.640571383" calcext:value-type="float">
            <text:p>1.640571383</text:p>
          </table:table-cell>
          <table:table-cell table:formula="of:=[.E119]+middle" office:value-type="float" office:value="1.640573272" calcext:value-type="float">
            <text:p>1.640573272</text:p>
          </table:table-cell>
          <table:table-cell table:formula="of:=[.I119]+middle" office:value-type="float" office:value="1.640569269" calcext:value-type="float">
            <text:p>1.640569269</text:p>
          </table:table-cell>
          <table:table-cell table:formula="of:=[.M119]" office:value-type="float" office:value="1.640590927" calcext:value-type="float">
            <text:p>1.640590927</text:p>
          </table:table-cell>
          <table:table-cell/>
          <table:table-cell table:formula="of:=[.B119]" office:value-type="float" office:value="1.640590927" calcext:value-type="float">
            <text:p>1.640590927</text:p>
          </table:table-cell>
          <table:table-cell table:formula="of:=[.C119]" office:value-type="float" office:value="0.000019544" calcext:value-type="float">
            <text:p>1.9544E-05</text:p>
          </table:table-cell>
          <table:table-cell table:formula="of:=[.G119]" office:value-type="float" office:value="0.000017655" calcext:value-type="float">
            <text:p>1.7655E-05</text:p>
          </table:table-cell>
          <table:table-cell table:formula="of:=[.K119]" office:value-type="float" office:value="0.000021658" calcext:value-type="float">
            <text:p>2.1658E-05</text:p>
          </table:table-cell>
        </table:table-row>
        <table:table-row table:style-name="ro1">
          <table:table-cell table:style-name="ce1" office:value-type="float" office:value="-0.000034022" calcext:value-type="float">
            <text:p>-3.4022E-05</text:p>
          </table:table-cell>
          <table:table-cell office:value-type="float" office:value="1.640591427" calcext:value-type="float">
            <text:p>1.6405914</text:p>
          </table:table-cell>
          <table:table-cell office:value-type="float" office:value="0.000019522" calcext:value-type="float">
            <text:p>0.0000195</text:p>
          </table:table-cell>
          <table:table-cell/>
          <table:table-cell table:style-name="ce1" office:value-type="float" office:value="-0.000032181" calcext:value-type="float">
            <text:p>-3.2181E-05</text:p>
          </table:table-cell>
          <table:table-cell office:value-type="float" office:value="1.640591427" calcext:value-type="float">
            <text:p>1.6405914</text:p>
          </table:table-cell>
          <table:table-cell office:value-type="float" office:value="0.000017681" calcext:value-type="float">
            <text:p>0.0000177</text:p>
          </table:table-cell>
          <table:table-cell/>
          <table:table-cell table:style-name="ce1" office:value-type="float" office:value="-0.000036654" calcext:value-type="float">
            <text:p>-3.6654E-05</text:p>
          </table:table-cell>
          <table:table-cell office:value-type="float" office:value="1.640591427" calcext:value-type="float">
            <text:p>1.6405914</text:p>
          </table:table-cell>
          <table:table-cell office:value-type="float" office:value="0.000022154" calcext:value-type="float">
            <text:p>0.0000222</text:p>
          </table:table-cell>
          <table:table-cell/>
          <table:table-cell table:formula="of:=[.B120]" office:value-type="float" office:value="1.640591427" calcext:value-type="float">
            <text:p>1.640591427</text:p>
          </table:table-cell>
          <table:table-cell table:formula="of:=[.A120]+middle" office:value-type="float" office:value="1.640571905" calcext:value-type="float">
            <text:p>1.640571905</text:p>
          </table:table-cell>
          <table:table-cell table:formula="of:=[.E120]+middle" office:value-type="float" office:value="1.640573746" calcext:value-type="float">
            <text:p>1.640573746</text:p>
          </table:table-cell>
          <table:table-cell table:formula="of:=[.I120]+middle" office:value-type="float" office:value="1.640569273" calcext:value-type="float">
            <text:p>1.640569273</text:p>
          </table:table-cell>
          <table:table-cell table:formula="of:=[.M120]" office:value-type="float" office:value="1.640591427" calcext:value-type="float">
            <text:p>1.640591427</text:p>
          </table:table-cell>
          <table:table-cell/>
          <table:table-cell table:formula="of:=[.B120]" office:value-type="float" office:value="1.640591427" calcext:value-type="float">
            <text:p>1.640591427</text:p>
          </table:table-cell>
          <table:table-cell table:formula="of:=[.C120]" office:value-type="float" office:value="0.000019522" calcext:value-type="float">
            <text:p>1.9522E-05</text:p>
          </table:table-cell>
          <table:table-cell table:formula="of:=[.G120]" office:value-type="float" office:value="0.000017681" calcext:value-type="float">
            <text:p>1.7681E-05</text:p>
          </table:table-cell>
          <table:table-cell table:formula="of:=[.K120]" office:value-type="float" office:value="0.000022154" calcext:value-type="float">
            <text:p>2.2154E-05</text:p>
          </table:table-cell>
        </table:table-row>
        <table:table-row table:style-name="ro1">
          <table:table-cell table:style-name="ce1" office:value-type="float" office:value="-0.000033542" calcext:value-type="float">
            <text:p>-3.3542E-05</text:p>
          </table:table-cell>
          <table:table-cell office:value-type="float" office:value="1.640591927" calcext:value-type="float">
            <text:p>1.6405919</text:p>
          </table:table-cell>
          <table:table-cell office:value-type="float" office:value="0.000019542" calcext:value-type="float">
            <text:p>0.0000195</text:p>
          </table:table-cell>
          <table:table-cell/>
          <table:table-cell table:style-name="ce1" office:value-type="float" office:value="-0.00003173" calcext:value-type="float">
            <text:p>-3.173E-05</text:p>
          </table:table-cell>
          <table:table-cell office:value-type="float" office:value="1.640591927" calcext:value-type="float">
            <text:p>1.6405919</text:p>
          </table:table-cell>
          <table:table-cell office:value-type="float" office:value="0.00001773" calcext:value-type="float">
            <text:p>0.0000177</text:p>
          </table:table-cell>
          <table:table-cell/>
          <table:table-cell table:style-name="ce1" office:value-type="float" office:value="-0.000036622" calcext:value-type="float">
            <text:p>-3.6622E-05</text:p>
          </table:table-cell>
          <table:table-cell office:value-type="float" office:value="1.640591927" calcext:value-type="float">
            <text:p>1.6405919</text:p>
          </table:table-cell>
          <table:table-cell office:value-type="float" office:value="0.000022622" calcext:value-type="float">
            <text:p>0.0000226</text:p>
          </table:table-cell>
          <table:table-cell/>
          <table:table-cell table:formula="of:=[.B121]" office:value-type="float" office:value="1.640591927" calcext:value-type="float">
            <text:p>1.640591927</text:p>
          </table:table-cell>
          <table:table-cell table:formula="of:=[.A121]+middle" office:value-type="float" office:value="1.640572385" calcext:value-type="float">
            <text:p>1.640572385</text:p>
          </table:table-cell>
          <table:table-cell table:formula="of:=[.E121]+middle" office:value-type="float" office:value="1.640574197" calcext:value-type="float">
            <text:p>1.640574197</text:p>
          </table:table-cell>
          <table:table-cell table:formula="of:=[.I121]+middle" office:value-type="float" office:value="1.640569305" calcext:value-type="float">
            <text:p>1.640569305</text:p>
          </table:table-cell>
          <table:table-cell table:formula="of:=[.M121]" office:value-type="float" office:value="1.640591927" calcext:value-type="float">
            <text:p>1.640591927</text:p>
          </table:table-cell>
          <table:table-cell/>
          <table:table-cell table:formula="of:=[.B121]" office:value-type="float" office:value="1.640591927" calcext:value-type="float">
            <text:p>1.640591927</text:p>
          </table:table-cell>
          <table:table-cell table:formula="of:=[.C121]" office:value-type="float" office:value="0.000019542" calcext:value-type="float">
            <text:p>1.9542E-05</text:p>
          </table:table-cell>
          <table:table-cell table:formula="of:=[.G121]" office:value-type="float" office:value="0.00001773" calcext:value-type="float">
            <text:p>1.773E-05</text:p>
          </table:table-cell>
          <table:table-cell table:formula="of:=[.K121]" office:value-type="float" office:value="0.000022622" calcext:value-type="float">
            <text:p>2.2622E-05</text:p>
          </table:table-cell>
        </table:table-row>
        <table:table-row table:style-name="ro1">
          <table:table-cell table:style-name="ce1" office:value-type="float" office:value="-0.000033068" calcext:value-type="float">
            <text:p>-3.3068E-05</text:p>
          </table:table-cell>
          <table:table-cell office:value-type="float" office:value="1.640592427" calcext:value-type="float">
            <text:p>1.6405924</text:p>
          </table:table-cell>
          <table:table-cell office:value-type="float" office:value="0.000019568" calcext:value-type="float">
            <text:p>0.0000196</text:p>
          </table:table-cell>
          <table:table-cell/>
          <table:table-cell table:style-name="ce1" office:value-type="float" office:value="-0.000031229" calcext:value-type="float">
            <text:p>-3.1229E-05</text:p>
          </table:table-cell>
          <table:table-cell office:value-type="float" office:value="1.640592427" calcext:value-type="float">
            <text:p>1.6405924</text:p>
          </table:table-cell>
          <table:table-cell office:value-type="float" office:value="0.000017729" calcext:value-type="float">
            <text:p>0.0000177</text:p>
          </table:table-cell>
          <table:table-cell/>
          <table:table-cell table:style-name="ce1" office:value-type="float" office:value="-0.000036682" calcext:value-type="float">
            <text:p>-3.6682E-05</text:p>
          </table:table-cell>
          <table:table-cell office:value-type="float" office:value="1.640592427" calcext:value-type="float">
            <text:p>1.6405924</text:p>
          </table:table-cell>
          <table:table-cell office:value-type="float" office:value="0.000023182" calcext:value-type="float">
            <text:p>0.0000232</text:p>
          </table:table-cell>
          <table:table-cell/>
          <table:table-cell table:formula="of:=[.B122]" office:value-type="float" office:value="1.640592427" calcext:value-type="float">
            <text:p>1.640592427</text:p>
          </table:table-cell>
          <table:table-cell table:formula="of:=[.A122]+middle" office:value-type="float" office:value="1.640572859" calcext:value-type="float">
            <text:p>1.640572859</text:p>
          </table:table-cell>
          <table:table-cell table:formula="of:=[.E122]+middle" office:value-type="float" office:value="1.640574698" calcext:value-type="float">
            <text:p>1.640574698</text:p>
          </table:table-cell>
          <table:table-cell table:formula="of:=[.I122]+middle" office:value-type="float" office:value="1.640569245" calcext:value-type="float">
            <text:p>1.640569245</text:p>
          </table:table-cell>
          <table:table-cell table:formula="of:=[.M122]" office:value-type="float" office:value="1.640592427" calcext:value-type="float">
            <text:p>1.640592427</text:p>
          </table:table-cell>
          <table:table-cell/>
          <table:table-cell table:formula="of:=[.B122]" office:value-type="float" office:value="1.640592427" calcext:value-type="float">
            <text:p>1.640592427</text:p>
          </table:table-cell>
          <table:table-cell table:formula="of:=[.C122]" office:value-type="float" office:value="0.000019568" calcext:value-type="float">
            <text:p>1.9568E-05</text:p>
          </table:table-cell>
          <table:table-cell table:formula="of:=[.G122]" office:value-type="float" office:value="0.000017729" calcext:value-type="float">
            <text:p>1.7729E-05</text:p>
          </table:table-cell>
          <table:table-cell table:formula="of:=[.K122]" office:value-type="float" office:value="0.000023182" calcext:value-type="float">
            <text:p>2.3182E-05</text:p>
          </table:table-cell>
        </table:table-row>
        <table:table-row table:style-name="ro1">
          <table:table-cell table:style-name="ce1" office:value-type="float" office:value="-0.00003252" calcext:value-type="float">
            <text:p>-3.252E-05</text:p>
          </table:table-cell>
          <table:table-cell office:value-type="float" office:value="1.640592927" calcext:value-type="float">
            <text:p>1.6405929</text:p>
          </table:table-cell>
          <table:table-cell office:value-type="float" office:value="0.00001952" calcext:value-type="float">
            <text:p>0.0000195</text:p>
          </table:table-cell>
          <table:table-cell/>
          <table:table-cell table:style-name="ce1" office:value-type="float" office:value="-0.000030721" calcext:value-type="float">
            <text:p>-3.0721E-05</text:p>
          </table:table-cell>
          <table:table-cell office:value-type="float" office:value="1.640592927" calcext:value-type="float">
            <text:p>1.6405929</text:p>
          </table:table-cell>
          <table:table-cell office:value-type="float" office:value="0.000017721" calcext:value-type="float">
            <text:p>0.0000177</text:p>
          </table:table-cell>
          <table:table-cell/>
          <table:table-cell table:style-name="ce1" office:value-type="float" office:value="-0.000036684" calcext:value-type="float">
            <text:p>-3.6684E-05</text:p>
          </table:table-cell>
          <table:table-cell office:value-type="float" office:value="1.640592927" calcext:value-type="float">
            <text:p>1.6405929</text:p>
          </table:table-cell>
          <table:table-cell office:value-type="float" office:value="0.000023684" calcext:value-type="float">
            <text:p>0.0000237</text:p>
          </table:table-cell>
          <table:table-cell/>
          <table:table-cell table:formula="of:=[.B123]" office:value-type="float" office:value="1.640592927" calcext:value-type="float">
            <text:p>1.640592927</text:p>
          </table:table-cell>
          <table:table-cell table:formula="of:=[.A123]+middle" office:value-type="float" office:value="1.640573407" calcext:value-type="float">
            <text:p>1.640573407</text:p>
          </table:table-cell>
          <table:table-cell table:formula="of:=[.E123]+middle" office:value-type="float" office:value="1.640575206" calcext:value-type="float">
            <text:p>1.640575206</text:p>
          </table:table-cell>
          <table:table-cell table:formula="of:=[.I123]+middle" office:value-type="float" office:value="1.640569243" calcext:value-type="float">
            <text:p>1.640569243</text:p>
          </table:table-cell>
          <table:table-cell table:formula="of:=[.M123]" office:value-type="float" office:value="1.640592927" calcext:value-type="float">
            <text:p>1.640592927</text:p>
          </table:table-cell>
          <table:table-cell/>
          <table:table-cell table:formula="of:=[.B123]" office:value-type="float" office:value="1.640592927" calcext:value-type="float">
            <text:p>1.640592927</text:p>
          </table:table-cell>
          <table:table-cell table:formula="of:=[.C123]" office:value-type="float" office:value="0.00001952" calcext:value-type="float">
            <text:p>1.952E-05</text:p>
          </table:table-cell>
          <table:table-cell table:formula="of:=[.G123]" office:value-type="float" office:value="0.000017721" calcext:value-type="float">
            <text:p>1.7721E-05</text:p>
          </table:table-cell>
          <table:table-cell table:formula="of:=[.K123]" office:value-type="float" office:value="0.000023684" calcext:value-type="float">
            <text:p>2.3684E-05</text:p>
          </table:table-cell>
        </table:table-row>
        <table:table-row table:style-name="ro1">
          <table:table-cell table:style-name="ce1" office:value-type="float" office:value="-0.000032148" calcext:value-type="float">
            <text:p>-3.2148E-05</text:p>
          </table:table-cell>
          <table:table-cell office:value-type="float" office:value="1.640593427" calcext:value-type="float">
            <text:p>1.6405934</text:p>
          </table:table-cell>
          <table:table-cell office:value-type="float" office:value="0.000019648" calcext:value-type="float">
            <text:p>0.0000196</text:p>
          </table:table-cell>
          <table:table-cell/>
          <table:table-cell table:style-name="ce1" office:value-type="float" office:value="-0.000030219" calcext:value-type="float">
            <text:p>-3.0219E-05</text:p>
          </table:table-cell>
          <table:table-cell office:value-type="float" office:value="1.640593427" calcext:value-type="float">
            <text:p>1.6405934</text:p>
          </table:table-cell>
          <table:table-cell office:value-type="float" office:value="0.000017719" calcext:value-type="float">
            <text:p>0.0000177</text:p>
          </table:table-cell>
          <table:table-cell/>
          <table:table-cell table:style-name="ce1" office:value-type="float" office:value="-0.000036714" calcext:value-type="float">
            <text:p>-3.6714E-05</text:p>
          </table:table-cell>
          <table:table-cell office:value-type="float" office:value="1.640593427" calcext:value-type="float">
            <text:p>1.6405934</text:p>
          </table:table-cell>
          <table:table-cell office:value-type="float" office:value="0.000024214" calcext:value-type="float">
            <text:p>0.0000242</text:p>
          </table:table-cell>
          <table:table-cell/>
          <table:table-cell table:formula="of:=[.B124]" office:value-type="float" office:value="1.640593427" calcext:value-type="float">
            <text:p>1.640593427</text:p>
          </table:table-cell>
          <table:table-cell table:formula="of:=[.A124]+middle" office:value-type="float" office:value="1.640573779" calcext:value-type="float">
            <text:p>1.640573779</text:p>
          </table:table-cell>
          <table:table-cell table:formula="of:=[.E124]+middle" office:value-type="float" office:value="1.640575708" calcext:value-type="float">
            <text:p>1.640575708</text:p>
          </table:table-cell>
          <table:table-cell table:formula="of:=[.I124]+middle" office:value-type="float" office:value="1.640569213" calcext:value-type="float">
            <text:p>1.640569213</text:p>
          </table:table-cell>
          <table:table-cell table:formula="of:=[.M124]" office:value-type="float" office:value="1.640593427" calcext:value-type="float">
            <text:p>1.640593427</text:p>
          </table:table-cell>
          <table:table-cell/>
          <table:table-cell table:formula="of:=[.B124]" office:value-type="float" office:value="1.640593427" calcext:value-type="float">
            <text:p>1.640593427</text:p>
          </table:table-cell>
          <table:table-cell table:formula="of:=[.C124]" office:value-type="float" office:value="0.000019648" calcext:value-type="float">
            <text:p>1.9648E-05</text:p>
          </table:table-cell>
          <table:table-cell table:formula="of:=[.G124]" office:value-type="float" office:value="0.000017719" calcext:value-type="float">
            <text:p>1.7719E-05</text:p>
          </table:table-cell>
          <table:table-cell table:formula="of:=[.K124]" office:value-type="float" office:value="0.000024214" calcext:value-type="float">
            <text:p>2.4214E-05</text:p>
          </table:table-cell>
        </table:table-row>
        <table:table-row table:style-name="ro1">
          <table:table-cell table:style-name="ce1" office:value-type="float" office:value="-0.000031637" calcext:value-type="float">
            <text:p>-3.1637E-05</text:p>
          </table:table-cell>
          <table:table-cell office:value-type="float" office:value="1.640593927" calcext:value-type="float">
            <text:p>1.6405939</text:p>
          </table:table-cell>
          <table:table-cell office:value-type="float" office:value="0.000019637" calcext:value-type="float">
            <text:p>0.0000196</text:p>
          </table:table-cell>
          <table:table-cell/>
          <table:table-cell table:style-name="ce1" office:value-type="float" office:value="-0.000029737" calcext:value-type="float">
            <text:p>-2.9737E-05</text:p>
          </table:table-cell>
          <table:table-cell office:value-type="float" office:value="1.640593927" calcext:value-type="float">
            <text:p>1.6405939</text:p>
          </table:table-cell>
          <table:table-cell office:value-type="float" office:value="0.000017737" calcext:value-type="float">
            <text:p>0.0000177</text:p>
          </table:table-cell>
          <table:table-cell/>
          <table:table-cell table:style-name="ce1" office:value-type="float" office:value="-0.000036692" calcext:value-type="float">
            <text:p>-3.6692E-05</text:p>
          </table:table-cell>
          <table:table-cell office:value-type="float" office:value="1.640593927" calcext:value-type="float">
            <text:p>1.6405939</text:p>
          </table:table-cell>
          <table:table-cell office:value-type="float" office:value="0.000024692" calcext:value-type="float">
            <text:p>0.0000247</text:p>
          </table:table-cell>
          <table:table-cell/>
          <table:table-cell table:formula="of:=[.B125]" office:value-type="float" office:value="1.640593927" calcext:value-type="float">
            <text:p>1.640593927</text:p>
          </table:table-cell>
          <table:table-cell table:formula="of:=[.A125]+middle" office:value-type="float" office:value="1.64057429" calcext:value-type="float">
            <text:p>1.64057429</text:p>
          </table:table-cell>
          <table:table-cell table:formula="of:=[.E125]+middle" office:value-type="float" office:value="1.64057619" calcext:value-type="float">
            <text:p>1.64057619</text:p>
          </table:table-cell>
          <table:table-cell table:formula="of:=[.I125]+middle" office:value-type="float" office:value="1.640569235" calcext:value-type="float">
            <text:p>1.640569235</text:p>
          </table:table-cell>
          <table:table-cell table:formula="of:=[.M125]" office:value-type="float" office:value="1.640593927" calcext:value-type="float">
            <text:p>1.640593927</text:p>
          </table:table-cell>
          <table:table-cell/>
          <table:table-cell table:formula="of:=[.B125]" office:value-type="float" office:value="1.640593927" calcext:value-type="float">
            <text:p>1.640593927</text:p>
          </table:table-cell>
          <table:table-cell table:formula="of:=[.C125]" office:value-type="float" office:value="0.000019637" calcext:value-type="float">
            <text:p>1.9637E-05</text:p>
          </table:table-cell>
          <table:table-cell table:formula="of:=[.G125]" office:value-type="float" office:value="0.000017737" calcext:value-type="float">
            <text:p>1.7737E-05</text:p>
          </table:table-cell>
          <table:table-cell table:formula="of:=[.K125]" office:value-type="float" office:value="0.000024692" calcext:value-type="float">
            <text:p>2.4692E-05</text:p>
          </table:table-cell>
        </table:table-row>
        <table:table-row table:style-name="ro1">
          <table:table-cell table:style-name="ce1" office:value-type="float" office:value="-0.000031111" calcext:value-type="float">
            <text:p>-3.1111E-05</text:p>
          </table:table-cell>
          <table:table-cell office:value-type="float" office:value="1.640594427" calcext:value-type="float">
            <text:p>1.6405944</text:p>
          </table:table-cell>
          <table:table-cell office:value-type="float" office:value="0.000019611" calcext:value-type="float">
            <text:p>0.0000196</text:p>
          </table:table-cell>
          <table:table-cell/>
          <table:table-cell table:style-name="ce1" office:value-type="float" office:value="-0.000029208" calcext:value-type="float">
            <text:p>-2.9208E-05</text:p>
          </table:table-cell>
          <table:table-cell office:value-type="float" office:value="1.640594427" calcext:value-type="float">
            <text:p>1.6405944</text:p>
          </table:table-cell>
          <table:table-cell office:value-type="float" office:value="0.000017708" calcext:value-type="float">
            <text:p>0.0000177</text:p>
          </table:table-cell>
          <table:table-cell/>
          <table:table-cell table:style-name="ce1" office:value-type="float" office:value="-0.000036673" calcext:value-type="float">
            <text:p>-3.6673E-05</text:p>
          </table:table-cell>
          <table:table-cell office:value-type="float" office:value="1.640594427" calcext:value-type="float">
            <text:p>1.6405944</text:p>
          </table:table-cell>
          <table:table-cell office:value-type="float" office:value="0.000025173" calcext:value-type="float">
            <text:p>0.0000252</text:p>
          </table:table-cell>
          <table:table-cell/>
          <table:table-cell table:formula="of:=[.B126]" office:value-type="float" office:value="1.640594427" calcext:value-type="float">
            <text:p>1.640594427</text:p>
          </table:table-cell>
          <table:table-cell table:formula="of:=[.A126]+middle" office:value-type="float" office:value="1.640574816" calcext:value-type="float">
            <text:p>1.640574816</text:p>
          </table:table-cell>
          <table:table-cell table:formula="of:=[.E126]+middle" office:value-type="float" office:value="1.640576719" calcext:value-type="float">
            <text:p>1.640576719</text:p>
          </table:table-cell>
          <table:table-cell table:formula="of:=[.I126]+middle" office:value-type="float" office:value="1.640569254" calcext:value-type="float">
            <text:p>1.640569254</text:p>
          </table:table-cell>
          <table:table-cell table:formula="of:=[.M126]" office:value-type="float" office:value="1.640594427" calcext:value-type="float">
            <text:p>1.640594427</text:p>
          </table:table-cell>
          <table:table-cell/>
          <table:table-cell table:formula="of:=[.B126]" office:value-type="float" office:value="1.640594427" calcext:value-type="float">
            <text:p>1.640594427</text:p>
          </table:table-cell>
          <table:table-cell table:formula="of:=[.C126]" office:value-type="float" office:value="0.000019611" calcext:value-type="float">
            <text:p>1.9611E-05</text:p>
          </table:table-cell>
          <table:table-cell table:formula="of:=[.G126]" office:value-type="float" office:value="0.000017708" calcext:value-type="float">
            <text:p>1.7708E-05</text:p>
          </table:table-cell>
          <table:table-cell table:formula="of:=[.K126]" office:value-type="float" office:value="0.000025173" calcext:value-type="float">
            <text:p>2.5173E-05</text:p>
          </table:table-cell>
        </table:table-row>
        <table:table-row table:style-name="ro1">
          <table:table-cell table:style-name="ce1" office:value-type="float" office:value="-0.000030621" calcext:value-type="float">
            <text:p>-3.0621E-05</text:p>
          </table:table-cell>
          <table:table-cell office:value-type="float" office:value="1.640594927" calcext:value-type="float">
            <text:p>1.6405949</text:p>
          </table:table-cell>
          <table:table-cell office:value-type="float" office:value="0.000019621" calcext:value-type="float">
            <text:p>0.0000196</text:p>
          </table:table-cell>
          <table:table-cell/>
          <table:table-cell table:style-name="ce1" office:value-type="float" office:value="-0.000028749" calcext:value-type="float">
            <text:p>-2.8749E-05</text:p>
          </table:table-cell>
          <table:table-cell office:value-type="float" office:value="1.640594927" calcext:value-type="float">
            <text:p>1.6405949</text:p>
          </table:table-cell>
          <table:table-cell office:value-type="float" office:value="0.000017749" calcext:value-type="float">
            <text:p>0.0000177</text:p>
          </table:table-cell>
          <table:table-cell/>
          <table:table-cell table:style-name="ce1" office:value-type="float" office:value="-0.000036724" calcext:value-type="float">
            <text:p>-3.6724E-05</text:p>
          </table:table-cell>
          <table:table-cell office:value-type="float" office:value="1.640594927" calcext:value-type="float">
            <text:p>1.6405949</text:p>
          </table:table-cell>
          <table:table-cell office:value-type="float" office:value="0.000025724" calcext:value-type="float">
            <text:p>0.0000257</text:p>
          </table:table-cell>
          <table:table-cell/>
          <table:table-cell table:formula="of:=[.B127]" office:value-type="float" office:value="1.640594927" calcext:value-type="float">
            <text:p>1.640594927</text:p>
          </table:table-cell>
          <table:table-cell table:formula="of:=[.A127]+middle" office:value-type="float" office:value="1.640575306" calcext:value-type="float">
            <text:p>1.640575306</text:p>
          </table:table-cell>
          <table:table-cell table:formula="of:=[.E127]+middle" office:value-type="float" office:value="1.640577178" calcext:value-type="float">
            <text:p>1.640577178</text:p>
          </table:table-cell>
          <table:table-cell table:formula="of:=[.I127]+middle" office:value-type="float" office:value="1.640569203" calcext:value-type="float">
            <text:p>1.640569203</text:p>
          </table:table-cell>
          <table:table-cell table:formula="of:=[.M127]" office:value-type="float" office:value="1.640594927" calcext:value-type="float">
            <text:p>1.640594927</text:p>
          </table:table-cell>
          <table:table-cell/>
          <table:table-cell table:formula="of:=[.B127]" office:value-type="float" office:value="1.640594927" calcext:value-type="float">
            <text:p>1.640594927</text:p>
          </table:table-cell>
          <table:table-cell table:formula="of:=[.C127]" office:value-type="float" office:value="0.000019621" calcext:value-type="float">
            <text:p>1.9621E-05</text:p>
          </table:table-cell>
          <table:table-cell table:formula="of:=[.G127]" office:value-type="float" office:value="0.000017749" calcext:value-type="float">
            <text:p>1.7749E-05</text:p>
          </table:table-cell>
          <table:table-cell table:formula="of:=[.K127]" office:value-type="float" office:value="0.000025724" calcext:value-type="float">
            <text:p>2.5724E-05</text:p>
          </table:table-cell>
        </table:table-row>
        <table:table-row table:style-name="ro1">
          <table:table-cell table:style-name="ce1" office:value-type="float" office:value="-0.00003015" calcext:value-type="float">
            <text:p>-3.015E-05</text:p>
          </table:table-cell>
          <table:table-cell office:value-type="float" office:value="1.640595427" calcext:value-type="float">
            <text:p>1.6405954</text:p>
          </table:table-cell>
          <table:table-cell office:value-type="float" office:value="0.00001965" calcext:value-type="float">
            <text:p>0.0000197</text:p>
          </table:table-cell>
          <table:table-cell/>
          <table:table-cell table:style-name="ce1" office:value-type="float" office:value="-0.000028234" calcext:value-type="float">
            <text:p>-2.8234E-05</text:p>
          </table:table-cell>
          <table:table-cell office:value-type="float" office:value="1.640595427" calcext:value-type="float">
            <text:p>1.6405954</text:p>
          </table:table-cell>
          <table:table-cell office:value-type="float" office:value="0.000017734" calcext:value-type="float">
            <text:p>0.0000177</text:p>
          </table:table-cell>
          <table:table-cell/>
          <table:table-cell table:style-name="ce1" office:value-type="float" office:value="-0.000036697" calcext:value-type="float">
            <text:p>-3.6697E-05</text:p>
          </table:table-cell>
          <table:table-cell office:value-type="float" office:value="1.640595427" calcext:value-type="float">
            <text:p>1.6405954</text:p>
          </table:table-cell>
          <table:table-cell office:value-type="float" office:value="0.000026197" calcext:value-type="float">
            <text:p>0.0000262</text:p>
          </table:table-cell>
          <table:table-cell/>
          <table:table-cell table:formula="of:=[.B128]" office:value-type="float" office:value="1.640595427" calcext:value-type="float">
            <text:p>1.640595427</text:p>
          </table:table-cell>
          <table:table-cell table:formula="of:=[.A128]+middle" office:value-type="float" office:value="1.640575777" calcext:value-type="float">
            <text:p>1.640575777</text:p>
          </table:table-cell>
          <table:table-cell table:formula="of:=[.E128]+middle" office:value-type="float" office:value="1.640577693" calcext:value-type="float">
            <text:p>1.640577693</text:p>
          </table:table-cell>
          <table:table-cell table:formula="of:=[.I128]+middle" office:value-type="float" office:value="1.64056923" calcext:value-type="float">
            <text:p>1.64056923</text:p>
          </table:table-cell>
          <table:table-cell table:formula="of:=[.M128]" office:value-type="float" office:value="1.640595427" calcext:value-type="float">
            <text:p>1.640595427</text:p>
          </table:table-cell>
          <table:table-cell/>
          <table:table-cell table:formula="of:=[.B128]" office:value-type="float" office:value="1.640595427" calcext:value-type="float">
            <text:p>1.640595427</text:p>
          </table:table-cell>
          <table:table-cell table:formula="of:=[.C128]" office:value-type="float" office:value="0.00001965" calcext:value-type="float">
            <text:p>1.965E-05</text:p>
          </table:table-cell>
          <table:table-cell table:formula="of:=[.G128]" office:value-type="float" office:value="0.000017734" calcext:value-type="float">
            <text:p>1.7734E-05</text:p>
          </table:table-cell>
          <table:table-cell table:formula="of:=[.K128]" office:value-type="float" office:value="0.000026197" calcext:value-type="float">
            <text:p>2.6197E-05</text:p>
          </table:table-cell>
        </table:table-row>
        <table:table-row table:style-name="ro1">
          <table:table-cell table:style-name="ce1" office:value-type="float" office:value="-0.000029613" calcext:value-type="float">
            <text:p>-2.9613E-05</text:p>
          </table:table-cell>
          <table:table-cell office:value-type="float" office:value="1.640595927" calcext:value-type="float">
            <text:p>1.6405959</text:p>
          </table:table-cell>
          <table:table-cell office:value-type="float" office:value="0.000019613" calcext:value-type="float">
            <text:p>0.0000196</text:p>
          </table:table-cell>
          <table:table-cell/>
          <table:table-cell table:style-name="ce1" office:value-type="float" office:value="-0.000027744" calcext:value-type="float">
            <text:p>-2.7744E-05</text:p>
          </table:table-cell>
          <table:table-cell office:value-type="float" office:value="1.640595927" calcext:value-type="float">
            <text:p>1.6405959</text:p>
          </table:table-cell>
          <table:table-cell office:value-type="float" office:value="0.000017744" calcext:value-type="float">
            <text:p>0.0000177</text:p>
          </table:table-cell>
          <table:table-cell/>
          <table:table-cell table:style-name="ce1" office:value-type="float" office:value="-0.000036691" calcext:value-type="float">
            <text:p>-3.6691E-05</text:p>
          </table:table-cell>
          <table:table-cell office:value-type="float" office:value="1.640595927" calcext:value-type="float">
            <text:p>1.6405959</text:p>
          </table:table-cell>
          <table:table-cell office:value-type="float" office:value="0.000026691" calcext:value-type="float">
            <text:p>0.0000267</text:p>
          </table:table-cell>
          <table:table-cell/>
          <table:table-cell table:formula="of:=[.B129]" office:value-type="float" office:value="1.640595927" calcext:value-type="float">
            <text:p>1.640595927</text:p>
          </table:table-cell>
          <table:table-cell table:formula="of:=[.A129]+middle" office:value-type="float" office:value="1.640576314" calcext:value-type="float">
            <text:p>1.640576314</text:p>
          </table:table-cell>
          <table:table-cell table:formula="of:=[.E129]+middle" office:value-type="float" office:value="1.640578183" calcext:value-type="float">
            <text:p>1.640578183</text:p>
          </table:table-cell>
          <table:table-cell table:formula="of:=[.I129]+middle" office:value-type="float" office:value="1.640569236" calcext:value-type="float">
            <text:p>1.640569236</text:p>
          </table:table-cell>
          <table:table-cell table:formula="of:=[.M129]" office:value-type="float" office:value="1.640595927" calcext:value-type="float">
            <text:p>1.640595927</text:p>
          </table:table-cell>
          <table:table-cell/>
          <table:table-cell table:formula="of:=[.B129]" office:value-type="float" office:value="1.640595927" calcext:value-type="float">
            <text:p>1.640595927</text:p>
          </table:table-cell>
          <table:table-cell table:formula="of:=[.C129]" office:value-type="float" office:value="0.000019613" calcext:value-type="float">
            <text:p>1.9613E-05</text:p>
          </table:table-cell>
          <table:table-cell table:formula="of:=[.G129]" office:value-type="float" office:value="0.000017744" calcext:value-type="float">
            <text:p>1.7744E-05</text:p>
          </table:table-cell>
          <table:table-cell table:formula="of:=[.K129]" office:value-type="float" office:value="0.000026691" calcext:value-type="float">
            <text:p>2.6691E-05</text:p>
          </table:table-cell>
        </table:table-row>
        <table:table-row table:style-name="ro1">
          <table:table-cell table:style-name="ce1" office:value-type="float" office:value="-0.000029138" calcext:value-type="float">
            <text:p>-2.9138E-05</text:p>
          </table:table-cell>
          <table:table-cell office:value-type="float" office:value="1.640596427" calcext:value-type="float">
            <text:p>1.6405964</text:p>
          </table:table-cell>
          <table:table-cell office:value-type="float" office:value="0.000019638" calcext:value-type="float">
            <text:p>0.0000196</text:p>
          </table:table-cell>
          <table:table-cell/>
          <table:table-cell table:style-name="ce1" office:value-type="float" office:value="-0.000027207" calcext:value-type="float">
            <text:p>-2.7207E-05</text:p>
          </table:table-cell>
          <table:table-cell office:value-type="float" office:value="1.640596427" calcext:value-type="float">
            <text:p>1.6405964</text:p>
          </table:table-cell>
          <table:table-cell office:value-type="float" office:value="0.000017707" calcext:value-type="float">
            <text:p>0.0000177</text:p>
          </table:table-cell>
          <table:table-cell/>
          <table:table-cell table:style-name="ce1" office:value-type="float" office:value="-0.000036712" calcext:value-type="float">
            <text:p>-3.6712E-05</text:p>
          </table:table-cell>
          <table:table-cell office:value-type="float" office:value="1.640596427" calcext:value-type="float">
            <text:p>1.6405964</text:p>
          </table:table-cell>
          <table:table-cell office:value-type="float" office:value="0.000027212" calcext:value-type="float">
            <text:p>0.0000272</text:p>
          </table:table-cell>
          <table:table-cell/>
          <table:table-cell table:formula="of:=[.B130]" office:value-type="float" office:value="1.640596427" calcext:value-type="float">
            <text:p>1.640596427</text:p>
          </table:table-cell>
          <table:table-cell table:formula="of:=[.A130]+middle" office:value-type="float" office:value="1.640576789" calcext:value-type="float">
            <text:p>1.640576789</text:p>
          </table:table-cell>
          <table:table-cell table:formula="of:=[.E130]+middle" office:value-type="float" office:value="1.64057872" calcext:value-type="float">
            <text:p>1.64057872</text:p>
          </table:table-cell>
          <table:table-cell table:formula="of:=[.I130]+middle" office:value-type="float" office:value="1.640569215" calcext:value-type="float">
            <text:p>1.640569215</text:p>
          </table:table-cell>
          <table:table-cell table:formula="of:=[.M130]" office:value-type="float" office:value="1.640596427" calcext:value-type="float">
            <text:p>1.640596427</text:p>
          </table:table-cell>
          <table:table-cell/>
          <table:table-cell table:formula="of:=[.B130]" office:value-type="float" office:value="1.640596427" calcext:value-type="float">
            <text:p>1.640596427</text:p>
          </table:table-cell>
          <table:table-cell table:formula="of:=[.C130]" office:value-type="float" office:value="0.000019638" calcext:value-type="float">
            <text:p>1.9638E-05</text:p>
          </table:table-cell>
          <table:table-cell table:formula="of:=[.G130]" office:value-type="float" office:value="0.000017707" calcext:value-type="float">
            <text:p>1.7707E-05</text:p>
          </table:table-cell>
          <table:table-cell table:formula="of:=[.K130]" office:value-type="float" office:value="0.000027212" calcext:value-type="float">
            <text:p>2.7212E-05</text:p>
          </table:table-cell>
        </table:table-row>
        <table:table-row table:style-name="ro1">
          <table:table-cell table:style-name="ce1" office:value-type="float" office:value="-0.000028626" calcext:value-type="float">
            <text:p>-2.8626E-05</text:p>
          </table:table-cell>
          <table:table-cell office:value-type="float" office:value="1.640596927" calcext:value-type="float">
            <text:p>1.6405969</text:p>
          </table:table-cell>
          <table:table-cell office:value-type="float" office:value="0.000019626" calcext:value-type="float">
            <text:p>0.0000196</text:p>
          </table:table-cell>
          <table:table-cell/>
          <table:table-cell table:style-name="ce1" office:value-type="float" office:value="-0.000026716" calcext:value-type="float">
            <text:p>-2.6716E-05</text:p>
          </table:table-cell>
          <table:table-cell office:value-type="float" office:value="1.640596927" calcext:value-type="float">
            <text:p>1.6405969</text:p>
          </table:table-cell>
          <table:table-cell office:value-type="float" office:value="0.000017716" calcext:value-type="float">
            <text:p>0.0000177</text:p>
          </table:table-cell>
          <table:table-cell/>
          <table:table-cell table:style-name="ce1" office:value-type="float" office:value="-0.000036752" calcext:value-type="float">
            <text:p>-3.6752E-05</text:p>
          </table:table-cell>
          <table:table-cell office:value-type="float" office:value="1.640596927" calcext:value-type="float">
            <text:p>1.6405969</text:p>
          </table:table-cell>
          <table:table-cell office:value-type="float" office:value="0.000027752" calcext:value-type="float">
            <text:p>0.0000278</text:p>
          </table:table-cell>
          <table:table-cell/>
          <table:table-cell table:formula="of:=[.B131]" office:value-type="float" office:value="1.640596927" calcext:value-type="float">
            <text:p>1.640596927</text:p>
          </table:table-cell>
          <table:table-cell table:formula="of:=[.A131]+middle" office:value-type="float" office:value="1.640577301" calcext:value-type="float">
            <text:p>1.640577301</text:p>
          </table:table-cell>
          <table:table-cell table:formula="of:=[.E131]+middle" office:value-type="float" office:value="1.640579211" calcext:value-type="float">
            <text:p>1.640579211</text:p>
          </table:table-cell>
          <table:table-cell table:formula="of:=[.I131]+middle" office:value-type="float" office:value="1.640569175" calcext:value-type="float">
            <text:p>1.640569175</text:p>
          </table:table-cell>
          <table:table-cell table:formula="of:=[.M131]" office:value-type="float" office:value="1.640596927" calcext:value-type="float">
            <text:p>1.640596927</text:p>
          </table:table-cell>
          <table:table-cell/>
          <table:table-cell table:formula="of:=[.B131]" office:value-type="float" office:value="1.640596927" calcext:value-type="float">
            <text:p>1.640596927</text:p>
          </table:table-cell>
          <table:table-cell table:formula="of:=[.C131]" office:value-type="float" office:value="0.000019626" calcext:value-type="float">
            <text:p>1.9626E-05</text:p>
          </table:table-cell>
          <table:table-cell table:formula="of:=[.G131]" office:value-type="float" office:value="0.000017716" calcext:value-type="float">
            <text:p>1.7716E-05</text:p>
          </table:table-cell>
          <table:table-cell table:formula="of:=[.K131]" office:value-type="float" office:value="0.000027752" calcext:value-type="float">
            <text:p>2.7752E-05</text:p>
          </table:table-cell>
        </table:table-row>
        <table:table-row table:style-name="ro1">
          <table:table-cell table:style-name="ce1" office:value-type="float" office:value="-0.000028122" calcext:value-type="float">
            <text:p>-2.8122E-05</text:p>
          </table:table-cell>
          <table:table-cell office:value-type="float" office:value="1.640597427" calcext:value-type="float">
            <text:p>1.6405974</text:p>
          </table:table-cell>
          <table:table-cell office:value-type="float" office:value="0.000019622" calcext:value-type="float">
            <text:p>0.0000196</text:p>
          </table:table-cell>
          <table:table-cell/>
          <table:table-cell table:style-name="ce1" office:value-type="float" office:value="-0.000026283" calcext:value-type="float">
            <text:p>-2.6283E-05</text:p>
          </table:table-cell>
          <table:table-cell office:value-type="float" office:value="1.640597427" calcext:value-type="float">
            <text:p>1.6405974</text:p>
          </table:table-cell>
          <table:table-cell office:value-type="float" office:value="0.000017783" calcext:value-type="float">
            <text:p>0.0000178</text:p>
          </table:table-cell>
          <table:table-cell/>
          <table:table-cell table:style-name="ce1" office:value-type="float" office:value="-0.000036719" calcext:value-type="float">
            <text:p>-3.6719E-05</text:p>
          </table:table-cell>
          <table:table-cell office:value-type="float" office:value="1.640597427" calcext:value-type="float">
            <text:p>1.6405974</text:p>
          </table:table-cell>
          <table:table-cell office:value-type="float" office:value="0.000028219" calcext:value-type="float">
            <text:p>0.0000282</text:p>
          </table:table-cell>
          <table:table-cell/>
          <table:table-cell table:formula="of:=[.B132]" office:value-type="float" office:value="1.640597427" calcext:value-type="float">
            <text:p>1.640597427</text:p>
          </table:table-cell>
          <table:table-cell table:formula="of:=[.A132]+middle" office:value-type="float" office:value="1.640577805" calcext:value-type="float">
            <text:p>1.640577805</text:p>
          </table:table-cell>
          <table:table-cell table:formula="of:=[.E132]+middle" office:value-type="float" office:value="1.640579644" calcext:value-type="float">
            <text:p>1.640579644</text:p>
          </table:table-cell>
          <table:table-cell table:formula="of:=[.I132]+middle" office:value-type="float" office:value="1.640569208" calcext:value-type="float">
            <text:p>1.640569208</text:p>
          </table:table-cell>
          <table:table-cell table:formula="of:=[.M132]" office:value-type="float" office:value="1.640597427" calcext:value-type="float">
            <text:p>1.640597427</text:p>
          </table:table-cell>
          <table:table-cell/>
          <table:table-cell table:formula="of:=[.B132]" office:value-type="float" office:value="1.640597427" calcext:value-type="float">
            <text:p>1.640597427</text:p>
          </table:table-cell>
          <table:table-cell table:formula="of:=[.C132]" office:value-type="float" office:value="0.000019622" calcext:value-type="float">
            <text:p>1.9622E-05</text:p>
          </table:table-cell>
          <table:table-cell table:formula="of:=[.G132]" office:value-type="float" office:value="0.000017783" calcext:value-type="float">
            <text:p>1.7783E-05</text:p>
          </table:table-cell>
          <table:table-cell table:formula="of:=[.K132]" office:value-type="float" office:value="0.000028219" calcext:value-type="float">
            <text:p>2.8219E-05</text:p>
          </table:table-cell>
        </table:table-row>
        <table:table-row table:style-name="ro1">
          <table:table-cell table:style-name="ce1" office:value-type="float" office:value="-0.000027615" calcext:value-type="float">
            <text:p>-2.7615E-05</text:p>
          </table:table-cell>
          <table:table-cell office:value-type="float" office:value="1.640597927" calcext:value-type="float">
            <text:p>1.6405979</text:p>
          </table:table-cell>
          <table:table-cell office:value-type="float" office:value="0.000019615" calcext:value-type="float">
            <text:p>0.0000196</text:p>
          </table:table-cell>
          <table:table-cell/>
          <table:table-cell table:style-name="ce1" office:value-type="float" office:value="-0.000025806" calcext:value-type="float">
            <text:p>-2.5806E-05</text:p>
          </table:table-cell>
          <table:table-cell office:value-type="float" office:value="1.640597927" calcext:value-type="float">
            <text:p>1.6405979</text:p>
          </table:table-cell>
          <table:table-cell office:value-type="float" office:value="0.000017806" calcext:value-type="float">
            <text:p>0.0000178</text:p>
          </table:table-cell>
          <table:table-cell/>
          <table:table-cell table:style-name="ce1" office:value-type="float" office:value="-0.000036728" calcext:value-type="float">
            <text:p>-3.6728E-05</text:p>
          </table:table-cell>
          <table:table-cell office:value-type="float" office:value="1.640597927" calcext:value-type="float">
            <text:p>1.6405979</text:p>
          </table:table-cell>
          <table:table-cell office:value-type="float" office:value="0.000028728" calcext:value-type="float">
            <text:p>0.0000287</text:p>
          </table:table-cell>
          <table:table-cell/>
          <table:table-cell table:formula="of:=[.B133]" office:value-type="float" office:value="1.640597927" calcext:value-type="float">
            <text:p>1.640597927</text:p>
          </table:table-cell>
          <table:table-cell table:formula="of:=[.A133]+middle" office:value-type="float" office:value="1.640578312" calcext:value-type="float">
            <text:p>1.640578312</text:p>
          </table:table-cell>
          <table:table-cell table:formula="of:=[.E133]+middle" office:value-type="float" office:value="1.640580121" calcext:value-type="float">
            <text:p>1.640580121</text:p>
          </table:table-cell>
          <table:table-cell table:formula="of:=[.I133]+middle" office:value-type="float" office:value="1.640569199" calcext:value-type="float">
            <text:p>1.640569199</text:p>
          </table:table-cell>
          <table:table-cell table:formula="of:=[.M133]" office:value-type="float" office:value="1.640597927" calcext:value-type="float">
            <text:p>1.640597927</text:p>
          </table:table-cell>
          <table:table-cell/>
          <table:table-cell table:formula="of:=[.B133]" office:value-type="float" office:value="1.640597927" calcext:value-type="float">
            <text:p>1.640597927</text:p>
          </table:table-cell>
          <table:table-cell table:formula="of:=[.C133]" office:value-type="float" office:value="0.000019615" calcext:value-type="float">
            <text:p>1.9615E-05</text:p>
          </table:table-cell>
          <table:table-cell table:formula="of:=[.G133]" office:value-type="float" office:value="0.000017806" calcext:value-type="float">
            <text:p>1.7806E-05</text:p>
          </table:table-cell>
          <table:table-cell table:formula="of:=[.K133]" office:value-type="float" office:value="0.000028728" calcext:value-type="float">
            <text:p>2.8728E-05</text:p>
          </table:table-cell>
        </table:table-row>
        <table:table-row table:style-name="ro1">
          <table:table-cell table:style-name="ce1" office:value-type="float" office:value="-0.000027089" calcext:value-type="float">
            <text:p>-2.7089E-05</text:p>
          </table:table-cell>
          <table:table-cell office:value-type="float" office:value="1.640598427" calcext:value-type="float">
            <text:p>1.6405984</text:p>
          </table:table-cell>
          <table:table-cell office:value-type="float" office:value="0.000019589" calcext:value-type="float">
            <text:p>0.0000196</text:p>
          </table:table-cell>
          <table:table-cell/>
          <table:table-cell table:style-name="ce1" office:value-type="float" office:value="-0.000025275" calcext:value-type="float">
            <text:p>-2.5275E-05</text:p>
          </table:table-cell>
          <table:table-cell office:value-type="float" office:value="1.640598427" calcext:value-type="float">
            <text:p>1.6405984</text:p>
          </table:table-cell>
          <table:table-cell office:value-type="float" office:value="0.000017775" calcext:value-type="float">
            <text:p>0.0000178</text:p>
          </table:table-cell>
          <table:table-cell/>
          <table:table-cell table:style-name="ce1" office:value-type="float" office:value="-0.00003665" calcext:value-type="float">
            <text:p>-3.665E-05</text:p>
          </table:table-cell>
          <table:table-cell office:value-type="float" office:value="1.640598427" calcext:value-type="float">
            <text:p>1.6405984</text:p>
          </table:table-cell>
          <table:table-cell office:value-type="float" office:value="0.00002915" calcext:value-type="float">
            <text:p>0.0000292</text:p>
          </table:table-cell>
          <table:table-cell/>
          <table:table-cell table:formula="of:=[.B134]" office:value-type="float" office:value="1.640598427" calcext:value-type="float">
            <text:p>1.640598427</text:p>
          </table:table-cell>
          <table:table-cell table:formula="of:=[.A134]+middle" office:value-type="float" office:value="1.640578838" calcext:value-type="float">
            <text:p>1.640578838</text:p>
          </table:table-cell>
          <table:table-cell table:formula="of:=[.E134]+middle" office:value-type="float" office:value="1.640580652" calcext:value-type="float">
            <text:p>1.640580652</text:p>
          </table:table-cell>
          <table:table-cell table:formula="of:=[.I134]+middle" office:value-type="float" office:value="1.640569277" calcext:value-type="float">
            <text:p>1.640569277</text:p>
          </table:table-cell>
          <table:table-cell table:formula="of:=[.M134]" office:value-type="float" office:value="1.640598427" calcext:value-type="float">
            <text:p>1.640598427</text:p>
          </table:table-cell>
          <table:table-cell/>
          <table:table-cell table:formula="of:=[.B134]" office:value-type="float" office:value="1.640598427" calcext:value-type="float">
            <text:p>1.640598427</text:p>
          </table:table-cell>
          <table:table-cell table:formula="of:=[.C134]" office:value-type="float" office:value="0.000019589" calcext:value-type="float">
            <text:p>1.9589E-05</text:p>
          </table:table-cell>
          <table:table-cell table:formula="of:=[.G134]" office:value-type="float" office:value="0.000017775" calcext:value-type="float">
            <text:p>1.7775E-05</text:p>
          </table:table-cell>
          <table:table-cell table:formula="of:=[.K134]" office:value-type="float" office:value="0.00002915" calcext:value-type="float">
            <text:p>2.915E-05</text:p>
          </table:table-cell>
        </table:table-row>
        <table:table-row table:style-name="ro1">
          <table:table-cell table:style-name="ce1" office:value-type="float" office:value="-0.000026602" calcext:value-type="float">
            <text:p>-2.6602E-05</text:p>
          </table:table-cell>
          <table:table-cell office:value-type="float" office:value="1.640598927" calcext:value-type="float">
            <text:p>1.6405989</text:p>
          </table:table-cell>
          <table:table-cell office:value-type="float" office:value="0.000019602" calcext:value-type="float">
            <text:p>0.0000196</text:p>
          </table:table-cell>
          <table:table-cell/>
          <table:table-cell table:style-name="ce1" office:value-type="float" office:value="-0.000024764" calcext:value-type="float">
            <text:p>-2.4764E-05</text:p>
          </table:table-cell>
          <table:table-cell office:value-type="float" office:value="1.640598927" calcext:value-type="float">
            <text:p>1.6405989</text:p>
          </table:table-cell>
          <table:table-cell office:value-type="float" office:value="0.000017764" calcext:value-type="float">
            <text:p>0.0000178</text:p>
          </table:table-cell>
          <table:table-cell/>
          <table:table-cell table:style-name="ce1" office:value-type="float" office:value="-0.000036713" calcext:value-type="float">
            <text:p>-3.6713E-05</text:p>
          </table:table-cell>
          <table:table-cell office:value-type="float" office:value="1.640598927" calcext:value-type="float">
            <text:p>1.6405989</text:p>
          </table:table-cell>
          <table:table-cell office:value-type="float" office:value="0.000029713" calcext:value-type="float">
            <text:p>0.0000297</text:p>
          </table:table-cell>
          <table:table-cell/>
          <table:table-cell table:formula="of:=[.B135]" office:value-type="float" office:value="1.640598927" calcext:value-type="float">
            <text:p>1.640598927</text:p>
          </table:table-cell>
          <table:table-cell table:formula="of:=[.A135]+middle" office:value-type="float" office:value="1.640579325" calcext:value-type="float">
            <text:p>1.640579325</text:p>
          </table:table-cell>
          <table:table-cell table:formula="of:=[.E135]+middle" office:value-type="float" office:value="1.640581163" calcext:value-type="float">
            <text:p>1.640581163</text:p>
          </table:table-cell>
          <table:table-cell table:formula="of:=[.I135]+middle" office:value-type="float" office:value="1.640569214" calcext:value-type="float">
            <text:p>1.640569214</text:p>
          </table:table-cell>
          <table:table-cell table:formula="of:=[.M135]" office:value-type="float" office:value="1.640598927" calcext:value-type="float">
            <text:p>1.640598927</text:p>
          </table:table-cell>
          <table:table-cell/>
          <table:table-cell table:formula="of:=[.B135]" office:value-type="float" office:value="1.640598927" calcext:value-type="float">
            <text:p>1.640598927</text:p>
          </table:table-cell>
          <table:table-cell table:formula="of:=[.C135]" office:value-type="float" office:value="0.000019602" calcext:value-type="float">
            <text:p>1.9602E-05</text:p>
          </table:table-cell>
          <table:table-cell table:formula="of:=[.G135]" office:value-type="float" office:value="0.000017764" calcext:value-type="float">
            <text:p>1.7764E-05</text:p>
          </table:table-cell>
          <table:table-cell table:formula="of:=[.K135]" office:value-type="float" office:value="0.000029713" calcext:value-type="float">
            <text:p>2.9713E-05</text:p>
          </table:table-cell>
        </table:table-row>
        <table:table-row table:style-name="ro1">
          <table:table-cell table:style-name="ce1" office:value-type="float" office:value="-0.000026095" calcext:value-type="float">
            <text:p>-2.6095E-05</text:p>
          </table:table-cell>
          <table:table-cell office:value-type="float" office:value="1.640599427" calcext:value-type="float">
            <text:p>1.6405994</text:p>
          </table:table-cell>
          <table:table-cell office:value-type="float" office:value="0.000019595" calcext:value-type="float">
            <text:p>0.0000196</text:p>
          </table:table-cell>
          <table:table-cell/>
          <table:table-cell table:style-name="ce1" office:value-type="float" office:value="-0.000024358" calcext:value-type="float">
            <text:p>-2.4358E-05</text:p>
          </table:table-cell>
          <table:table-cell office:value-type="float" office:value="1.640599427" calcext:value-type="float">
            <text:p>1.6405994</text:p>
          </table:table-cell>
          <table:table-cell office:value-type="float" office:value="0.000017858" calcext:value-type="float">
            <text:p>0.0000179</text:p>
          </table:table-cell>
          <table:table-cell/>
          <table:table-cell table:style-name="ce1" office:value-type="float" office:value="-0.000036687" calcext:value-type="float">
            <text:p>-3.6687E-05</text:p>
          </table:table-cell>
          <table:table-cell office:value-type="float" office:value="1.640599427" calcext:value-type="float">
            <text:p>1.6405994</text:p>
          </table:table-cell>
          <table:table-cell office:value-type="float" office:value="0.000030187" calcext:value-type="float">
            <text:p>0.0000302</text:p>
          </table:table-cell>
          <table:table-cell/>
          <table:table-cell table:formula="of:=[.B136]" office:value-type="float" office:value="1.640599427" calcext:value-type="float">
            <text:p>1.640599427</text:p>
          </table:table-cell>
          <table:table-cell table:formula="of:=[.A136]+middle" office:value-type="float" office:value="1.640579832" calcext:value-type="float">
            <text:p>1.640579832</text:p>
          </table:table-cell>
          <table:table-cell table:formula="of:=[.E136]+middle" office:value-type="float" office:value="1.640581569" calcext:value-type="float">
            <text:p>1.640581569</text:p>
          </table:table-cell>
          <table:table-cell table:formula="of:=[.I136]+middle" office:value-type="float" office:value="1.64056924" calcext:value-type="float">
            <text:p>1.64056924</text:p>
          </table:table-cell>
          <table:table-cell table:formula="of:=[.M136]" office:value-type="float" office:value="1.640599427" calcext:value-type="float">
            <text:p>1.640599427</text:p>
          </table:table-cell>
          <table:table-cell/>
          <table:table-cell table:formula="of:=[.B136]" office:value-type="float" office:value="1.640599427" calcext:value-type="float">
            <text:p>1.640599427</text:p>
          </table:table-cell>
          <table:table-cell table:formula="of:=[.C136]" office:value-type="float" office:value="0.000019595" calcext:value-type="float">
            <text:p>1.9595E-05</text:p>
          </table:table-cell>
          <table:table-cell table:formula="of:=[.G136]" office:value-type="float" office:value="0.000017858" calcext:value-type="float">
            <text:p>1.7858E-05</text:p>
          </table:table-cell>
          <table:table-cell table:formula="of:=[.K136]" office:value-type="float" office:value="0.000030187" calcext:value-type="float">
            <text:p>3.0187E-05</text:p>
          </table:table-cell>
        </table:table-row>
        <table:table-row table:style-name="ro1">
          <table:table-cell table:style-name="ce1" office:value-type="float" office:value="-0.000025654" calcext:value-type="float">
            <text:p>-2.5654E-05</text:p>
          </table:table-cell>
          <table:table-cell office:value-type="float" office:value="1.640599927" calcext:value-type="float">
            <text:p>1.6405999</text:p>
          </table:table-cell>
          <table:table-cell office:value-type="float" office:value="0.000019654" calcext:value-type="float">
            <text:p>0.0000197</text:p>
          </table:table-cell>
          <table:table-cell/>
          <table:table-cell table:style-name="ce1" office:value-type="float" office:value="-0.000023855" calcext:value-type="float">
            <text:p>-2.3855E-05</text:p>
          </table:table-cell>
          <table:table-cell office:value-type="float" office:value="1.640599927" calcext:value-type="float">
            <text:p>1.6405999</text:p>
          </table:table-cell>
          <table:table-cell office:value-type="float" office:value="0.000017855" calcext:value-type="float">
            <text:p>0.0000179</text:p>
          </table:table-cell>
          <table:table-cell/>
          <table:table-cell table:style-name="ce1" office:value-type="float" office:value="-0.000036685" calcext:value-type="float">
            <text:p>-3.6685E-05</text:p>
          </table:table-cell>
          <table:table-cell office:value-type="float" office:value="1.640599927" calcext:value-type="float">
            <text:p>1.6405999</text:p>
          </table:table-cell>
          <table:table-cell office:value-type="float" office:value="0.000030685" calcext:value-type="float">
            <text:p>0.0000307</text:p>
          </table:table-cell>
          <table:table-cell/>
          <table:table-cell table:formula="of:=[.B137]" office:value-type="float" office:value="1.640599927" calcext:value-type="float">
            <text:p>1.640599927</text:p>
          </table:table-cell>
          <table:table-cell table:formula="of:=[.A137]+middle" office:value-type="float" office:value="1.640580273" calcext:value-type="float">
            <text:p>1.640580273</text:p>
          </table:table-cell>
          <table:table-cell table:formula="of:=[.E137]+middle" office:value-type="float" office:value="1.640582072" calcext:value-type="float">
            <text:p>1.640582072</text:p>
          </table:table-cell>
          <table:table-cell table:formula="of:=[.I137]+middle" office:value-type="float" office:value="1.640569242" calcext:value-type="float">
            <text:p>1.640569242</text:p>
          </table:table-cell>
          <table:table-cell table:formula="of:=[.M137]" office:value-type="float" office:value="1.640599927" calcext:value-type="float">
            <text:p>1.640599927</text:p>
          </table:table-cell>
          <table:table-cell/>
          <table:table-cell table:formula="of:=[.B137]" office:value-type="float" office:value="1.640599927" calcext:value-type="float">
            <text:p>1.640599927</text:p>
          </table:table-cell>
          <table:table-cell table:formula="of:=[.C137]" office:value-type="float" office:value="0.000019654" calcext:value-type="float">
            <text:p>1.9654E-05</text:p>
          </table:table-cell>
          <table:table-cell table:formula="of:=[.G137]" office:value-type="float" office:value="0.000017855" calcext:value-type="float">
            <text:p>1.7855E-05</text:p>
          </table:table-cell>
          <table:table-cell table:formula="of:=[.K137]" office:value-type="float" office:value="0.000030685" calcext:value-type="float">
            <text:p>3.0685E-05</text:p>
          </table:table-cell>
        </table:table-row>
        <table:table-row table:style-name="ro1">
          <table:table-cell table:style-name="ce1" office:value-type="float" office:value="-0.000025167" calcext:value-type="float">
            <text:p>-2.5167E-05</text:p>
          </table:table-cell>
          <table:table-cell office:value-type="float" office:value="1.640600427" calcext:value-type="float">
            <text:p>1.6406004</text:p>
          </table:table-cell>
          <table:table-cell office:value-type="float" office:value="0.000019667" calcext:value-type="float">
            <text:p>0.0000197</text:p>
          </table:table-cell>
          <table:table-cell/>
          <table:table-cell table:style-name="ce1" office:value-type="float" office:value="-0.000023333" calcext:value-type="float">
            <text:p>-2.3333E-05</text:p>
          </table:table-cell>
          <table:table-cell office:value-type="float" office:value="1.640600427" calcext:value-type="float">
            <text:p>1.6406004</text:p>
          </table:table-cell>
          <table:table-cell office:value-type="float" office:value="0.000017833" calcext:value-type="float">
            <text:p>0.0000178</text:p>
          </table:table-cell>
          <table:table-cell/>
          <table:table-cell table:style-name="ce1" office:value-type="float" office:value="-0.000036745" calcext:value-type="float">
            <text:p>-3.6745E-05</text:p>
          </table:table-cell>
          <table:table-cell office:value-type="float" office:value="1.640600427" calcext:value-type="float">
            <text:p>1.6406004</text:p>
          </table:table-cell>
          <table:table-cell office:value-type="float" office:value="0.000031245" calcext:value-type="float">
            <text:p>0.0000312</text:p>
          </table:table-cell>
          <table:table-cell/>
          <table:table-cell table:formula="of:=[.B138]" office:value-type="float" office:value="1.640600427" calcext:value-type="float">
            <text:p>1.640600427</text:p>
          </table:table-cell>
          <table:table-cell table:formula="of:=[.A138]+middle" office:value-type="float" office:value="1.64058076" calcext:value-type="float">
            <text:p>1.64058076</text:p>
          </table:table-cell>
          <table:table-cell table:formula="of:=[.E138]+middle" office:value-type="float" office:value="1.640582594" calcext:value-type="float">
            <text:p>1.640582594</text:p>
          </table:table-cell>
          <table:table-cell table:formula="of:=[.I138]+middle" office:value-type="float" office:value="1.640569182" calcext:value-type="float">
            <text:p>1.640569182</text:p>
          </table:table-cell>
          <table:table-cell table:formula="of:=[.M138]" office:value-type="float" office:value="1.640600427" calcext:value-type="float">
            <text:p>1.640600427</text:p>
          </table:table-cell>
          <table:table-cell/>
          <table:table-cell table:formula="of:=[.B138]" office:value-type="float" office:value="1.640600427" calcext:value-type="float">
            <text:p>1.640600427</text:p>
          </table:table-cell>
          <table:table-cell table:formula="of:=[.C138]" office:value-type="float" office:value="0.000019667" calcext:value-type="float">
            <text:p>1.9667E-05</text:p>
          </table:table-cell>
          <table:table-cell table:formula="of:=[.G138]" office:value-type="float" office:value="0.000017833" calcext:value-type="float">
            <text:p>1.7833E-05</text:p>
          </table:table-cell>
          <table:table-cell table:formula="of:=[.K138]" office:value-type="float" office:value="0.000031245" calcext:value-type="float">
            <text:p>3.1245E-05</text:p>
          </table:table-cell>
        </table:table-row>
        <table:table-row table:style-name="ro1">
          <table:table-cell table:style-name="ce1" office:value-type="float" office:value="-0.00002468" calcext:value-type="float">
            <text:p>-2.468E-05</text:p>
          </table:table-cell>
          <table:table-cell office:value-type="float" office:value="1.640600927" calcext:value-type="float">
            <text:p>1.6406009</text:p>
          </table:table-cell>
          <table:table-cell office:value-type="float" office:value="0.00001968" calcext:value-type="float">
            <text:p>0.0000197</text:p>
          </table:table-cell>
          <table:table-cell/>
          <table:table-cell table:style-name="ce1" office:value-type="float" office:value="-0.000022858" calcext:value-type="float">
            <text:p>-2.2858E-05</text:p>
          </table:table-cell>
          <table:table-cell office:value-type="float" office:value="1.640600927" calcext:value-type="float">
            <text:p>1.6406009</text:p>
          </table:table-cell>
          <table:table-cell office:value-type="float" office:value="0.000017858" calcext:value-type="float">
            <text:p>0.0000179</text:p>
          </table:table-cell>
          <table:table-cell/>
          <table:table-cell table:style-name="ce1" office:value-type="float" office:value="-0.000036688" calcext:value-type="float">
            <text:p>-3.6688E-05</text:p>
          </table:table-cell>
          <table:table-cell office:value-type="float" office:value="1.640600927" calcext:value-type="float">
            <text:p>1.6406009</text:p>
          </table:table-cell>
          <table:table-cell office:value-type="float" office:value="0.000031688" calcext:value-type="float">
            <text:p>0.0000317</text:p>
          </table:table-cell>
          <table:table-cell/>
          <table:table-cell table:formula="of:=[.B139]" office:value-type="float" office:value="1.640600927" calcext:value-type="float">
            <text:p>1.640600927</text:p>
          </table:table-cell>
          <table:table-cell table:formula="of:=[.A139]+middle" office:value-type="float" office:value="1.640581247" calcext:value-type="float">
            <text:p>1.640581247</text:p>
          </table:table-cell>
          <table:table-cell table:formula="of:=[.E139]+middle" office:value-type="float" office:value="1.640583069" calcext:value-type="float">
            <text:p>1.640583069</text:p>
          </table:table-cell>
          <table:table-cell table:formula="of:=[.I139]+middle" office:value-type="float" office:value="1.640569239" calcext:value-type="float">
            <text:p>1.640569239</text:p>
          </table:table-cell>
          <table:table-cell table:formula="of:=[.M139]" office:value-type="float" office:value="1.640600927" calcext:value-type="float">
            <text:p>1.640600927</text:p>
          </table:table-cell>
          <table:table-cell/>
          <table:table-cell table:formula="of:=[.B139]" office:value-type="float" office:value="1.640600927" calcext:value-type="float">
            <text:p>1.640600927</text:p>
          </table:table-cell>
          <table:table-cell table:formula="of:=[.C139]" office:value-type="float" office:value="0.00001968" calcext:value-type="float">
            <text:p>1.968E-05</text:p>
          </table:table-cell>
          <table:table-cell table:formula="of:=[.G139]" office:value-type="float" office:value="0.000017858" calcext:value-type="float">
            <text:p>1.7858E-05</text:p>
          </table:table-cell>
          <table:table-cell table:formula="of:=[.K139]" office:value-type="float" office:value="0.000031688" calcext:value-type="float">
            <text:p>3.1688E-05</text:p>
          </table:table-cell>
        </table:table-row>
        <table:table-row table:style-name="ro1">
          <table:table-cell table:style-name="ce1" office:value-type="float" office:value="-0.000024186" calcext:value-type="float">
            <text:p>-2.4186E-05</text:p>
          </table:table-cell>
          <table:table-cell office:value-type="float" office:value="1.640601427" calcext:value-type="float">
            <text:p>1.6406014</text:p>
          </table:table-cell>
          <table:table-cell office:value-type="float" office:value="0.000019686" calcext:value-type="float">
            <text:p>0.0000197</text:p>
          </table:table-cell>
          <table:table-cell/>
          <table:table-cell table:style-name="ce1" office:value-type="float" office:value="-0.000022297" calcext:value-type="float">
            <text:p>-2.2297E-05</text:p>
          </table:table-cell>
          <table:table-cell office:value-type="float" office:value="1.640601427" calcext:value-type="float">
            <text:p>1.6406014</text:p>
          </table:table-cell>
          <table:table-cell office:value-type="float" office:value="0.000017797" calcext:value-type="float">
            <text:p>0.0000178</text:p>
          </table:table-cell>
          <table:table-cell/>
          <table:table-cell table:style-name="ce1" office:value-type="float" office:value="-0.000036657" calcext:value-type="float">
            <text:p>-3.6657E-05</text:p>
          </table:table-cell>
          <table:table-cell office:value-type="float" office:value="1.640601427" calcext:value-type="float">
            <text:p>1.6406014</text:p>
          </table:table-cell>
          <table:table-cell office:value-type="float" office:value="0.000032157" calcext:value-type="float">
            <text:p>0.0000322</text:p>
          </table:table-cell>
          <table:table-cell/>
          <table:table-cell table:formula="of:=[.B140]" office:value-type="float" office:value="1.640601427" calcext:value-type="float">
            <text:p>1.640601427</text:p>
          </table:table-cell>
          <table:table-cell table:formula="of:=[.A140]+middle" office:value-type="float" office:value="1.640581741" calcext:value-type="float">
            <text:p>1.640581741</text:p>
          </table:table-cell>
          <table:table-cell table:formula="of:=[.E140]+middle" office:value-type="float" office:value="1.64058363" calcext:value-type="float">
            <text:p>1.64058363</text:p>
          </table:table-cell>
          <table:table-cell table:formula="of:=[.I140]+middle" office:value-type="float" office:value="1.64056927" calcext:value-type="float">
            <text:p>1.64056927</text:p>
          </table:table-cell>
          <table:table-cell table:formula="of:=[.M140]" office:value-type="float" office:value="1.640601427" calcext:value-type="float">
            <text:p>1.640601427</text:p>
          </table:table-cell>
          <table:table-cell/>
          <table:table-cell table:formula="of:=[.B140]" office:value-type="float" office:value="1.640601427" calcext:value-type="float">
            <text:p>1.640601427</text:p>
          </table:table-cell>
          <table:table-cell table:formula="of:=[.C140]" office:value-type="float" office:value="0.000019686" calcext:value-type="float">
            <text:p>1.9686E-05</text:p>
          </table:table-cell>
          <table:table-cell table:formula="of:=[.G140]" office:value-type="float" office:value="0.000017797" calcext:value-type="float">
            <text:p>1.7797E-05</text:p>
          </table:table-cell>
          <table:table-cell table:formula="of:=[.K140]" office:value-type="float" office:value="0.000032157" calcext:value-type="float">
            <text:p>3.2157E-05</text:p>
          </table:table-cell>
        </table:table-row>
        <table:table-row table:style-name="ro1">
          <table:table-cell table:style-name="ce1" office:value-type="float" office:value="-0.000023671" calcext:value-type="float">
            <text:p>-2.3671E-05</text:p>
          </table:table-cell>
          <table:table-cell office:value-type="float" office:value="1.640601927" calcext:value-type="float">
            <text:p>1.6406019</text:p>
          </table:table-cell>
          <table:table-cell office:value-type="float" office:value="0.000019671" calcext:value-type="float">
            <text:p>0.0000197</text:p>
          </table:table-cell>
          <table:table-cell/>
          <table:table-cell table:style-name="ce1" office:value-type="float" office:value="-0.000021798" calcext:value-type="float">
            <text:p>-2.1798E-05</text:p>
          </table:table-cell>
          <table:table-cell office:value-type="float" office:value="1.640601927" calcext:value-type="float">
            <text:p>1.6406019</text:p>
          </table:table-cell>
          <table:table-cell office:value-type="float" office:value="0.000017798" calcext:value-type="float">
            <text:p>0.0000178</text:p>
          </table:table-cell>
          <table:table-cell/>
          <table:table-cell table:style-name="ce1" office:value-type="float" office:value="-0.000036654" calcext:value-type="float">
            <text:p>-3.6654E-05</text:p>
          </table:table-cell>
          <table:table-cell office:value-type="float" office:value="1.640601927" calcext:value-type="float">
            <text:p>1.6406019</text:p>
          </table:table-cell>
          <table:table-cell office:value-type="float" office:value="0.000032654" calcext:value-type="float">
            <text:p>0.0000327</text:p>
          </table:table-cell>
          <table:table-cell/>
          <table:table-cell table:formula="of:=[.B141]" office:value-type="float" office:value="1.640601927" calcext:value-type="float">
            <text:p>1.640601927</text:p>
          </table:table-cell>
          <table:table-cell table:formula="of:=[.A141]+middle" office:value-type="float" office:value="1.640582256" calcext:value-type="float">
            <text:p>1.640582256</text:p>
          </table:table-cell>
          <table:table-cell table:formula="of:=[.E141]+middle" office:value-type="float" office:value="1.640584129" calcext:value-type="float">
            <text:p>1.640584129</text:p>
          </table:table-cell>
          <table:table-cell table:formula="of:=[.I141]+middle" office:value-type="float" office:value="1.640569273" calcext:value-type="float">
            <text:p>1.640569273</text:p>
          </table:table-cell>
          <table:table-cell table:formula="of:=[.M141]" office:value-type="float" office:value="1.640601927" calcext:value-type="float">
            <text:p>1.640601927</text:p>
          </table:table-cell>
          <table:table-cell/>
          <table:table-cell table:formula="of:=[.B141]" office:value-type="float" office:value="1.640601927" calcext:value-type="float">
            <text:p>1.640601927</text:p>
          </table:table-cell>
          <table:table-cell table:formula="of:=[.C141]" office:value-type="float" office:value="0.000019671" calcext:value-type="float">
            <text:p>1.9671E-05</text:p>
          </table:table-cell>
          <table:table-cell table:formula="of:=[.G141]" office:value-type="float" office:value="0.000017798" calcext:value-type="float">
            <text:p>1.7798E-05</text:p>
          </table:table-cell>
          <table:table-cell table:formula="of:=[.K141]" office:value-type="float" office:value="0.000032654" calcext:value-type="float">
            <text:p>3.2654E-05</text:p>
          </table:table-cell>
        </table:table-row>
        <table:table-row table:style-name="ro1">
          <table:table-cell table:style-name="ce1" office:value-type="float" office:value="-0.000023159" calcext:value-type="float">
            <text:p>-2.3159E-05</text:p>
          </table:table-cell>
          <table:table-cell office:value-type="float" office:value="1.640602427" calcext:value-type="float">
            <text:p>1.6406024</text:p>
          </table:table-cell>
          <table:table-cell office:value-type="float" office:value="0.000019659" calcext:value-type="float">
            <text:p>0.0000197</text:p>
          </table:table-cell>
          <table:table-cell/>
          <table:table-cell table:style-name="ce1" office:value-type="float" office:value="-0.000021359" calcext:value-type="float">
            <text:p>-2.1359E-05</text:p>
          </table:table-cell>
          <table:table-cell office:value-type="float" office:value="1.640602427" calcext:value-type="float">
            <text:p>1.6406024</text:p>
          </table:table-cell>
          <table:table-cell office:value-type="float" office:value="0.000017859" calcext:value-type="float">
            <text:p>0.0000179</text:p>
          </table:table-cell>
          <table:table-cell/>
          <table:table-cell table:style-name="ce1" office:value-type="float" office:value="-0.00003668" calcext:value-type="float">
            <text:p>-3.668E-05</text:p>
          </table:table-cell>
          <table:table-cell office:value-type="float" office:value="1.640602427" calcext:value-type="float">
            <text:p>1.6406024</text:p>
          </table:table-cell>
          <table:table-cell office:value-type="float" office:value="0.00003318" calcext:value-type="float">
            <text:p>0.0000332</text:p>
          </table:table-cell>
          <table:table-cell/>
          <table:table-cell table:formula="of:=[.B142]" office:value-type="float" office:value="1.640602427" calcext:value-type="float">
            <text:p>1.640602427</text:p>
          </table:table-cell>
          <table:table-cell table:formula="of:=[.A142]+middle" office:value-type="float" office:value="1.640582768" calcext:value-type="float">
            <text:p>1.640582768</text:p>
          </table:table-cell>
          <table:table-cell table:formula="of:=[.E142]+middle" office:value-type="float" office:value="1.640584568" calcext:value-type="float">
            <text:p>1.640584568</text:p>
          </table:table-cell>
          <table:table-cell table:formula="of:=[.I142]+middle" office:value-type="float" office:value="1.640569247" calcext:value-type="float">
            <text:p>1.640569247</text:p>
          </table:table-cell>
          <table:table-cell table:formula="of:=[.M142]" office:value-type="float" office:value="1.640602427" calcext:value-type="float">
            <text:p>1.640602427</text:p>
          </table:table-cell>
          <table:table-cell/>
          <table:table-cell table:formula="of:=[.B142]" office:value-type="float" office:value="1.640602427" calcext:value-type="float">
            <text:p>1.640602427</text:p>
          </table:table-cell>
          <table:table-cell table:formula="of:=[.C142]" office:value-type="float" office:value="0.000019659" calcext:value-type="float">
            <text:p>1.9659E-05</text:p>
          </table:table-cell>
          <table:table-cell table:formula="of:=[.G142]" office:value-type="float" office:value="0.000017859" calcext:value-type="float">
            <text:p>1.7859E-05</text:p>
          </table:table-cell>
          <table:table-cell table:formula="of:=[.K142]" office:value-type="float" office:value="0.00003318" calcext:value-type="float">
            <text:p>3.318E-05</text:p>
          </table:table-cell>
        </table:table-row>
        <table:table-row table:style-name="ro1">
          <table:table-cell table:style-name="ce1" office:value-type="float" office:value="-0.000022667" calcext:value-type="float">
            <text:p>-2.2667E-05</text:p>
          </table:table-cell>
          <table:table-cell office:value-type="float" office:value="1.640602927" calcext:value-type="float">
            <text:p>1.6406029</text:p>
          </table:table-cell>
          <table:table-cell office:value-type="float" office:value="0.000019667" calcext:value-type="float">
            <text:p>0.0000197</text:p>
          </table:table-cell>
          <table:table-cell/>
          <table:table-cell table:style-name="ce1" office:value-type="float" office:value="-0.000020848" calcext:value-type="float">
            <text:p>-2.0848E-05</text:p>
          </table:table-cell>
          <table:table-cell office:value-type="float" office:value="1.640602927" calcext:value-type="float">
            <text:p>1.6406029</text:p>
          </table:table-cell>
          <table:table-cell office:value-type="float" office:value="0.000017848" calcext:value-type="float">
            <text:p>0.0000178</text:p>
          </table:table-cell>
          <table:table-cell/>
          <table:table-cell table:style-name="ce1" office:value-type="float" office:value="-0.000036691" calcext:value-type="float">
            <text:p>-3.6691E-05</text:p>
          </table:table-cell>
          <table:table-cell office:value-type="float" office:value="1.640602927" calcext:value-type="float">
            <text:p>1.6406029</text:p>
          </table:table-cell>
          <table:table-cell office:value-type="float" office:value="0.000033691" calcext:value-type="float">
            <text:p>0.0000337</text:p>
          </table:table-cell>
          <table:table-cell/>
          <table:table-cell table:formula="of:=[.B143]" office:value-type="float" office:value="1.640602927" calcext:value-type="float">
            <text:p>1.640602927</text:p>
          </table:table-cell>
          <table:table-cell table:formula="of:=[.A143]+middle" office:value-type="float" office:value="1.64058326" calcext:value-type="float">
            <text:p>1.64058326</text:p>
          </table:table-cell>
          <table:table-cell table:formula="of:=[.E143]+middle" office:value-type="float" office:value="1.640585079" calcext:value-type="float">
            <text:p>1.640585079</text:p>
          </table:table-cell>
          <table:table-cell table:formula="of:=[.I143]+middle" office:value-type="float" office:value="1.640569236" calcext:value-type="float">
            <text:p>1.640569236</text:p>
          </table:table-cell>
          <table:table-cell table:formula="of:=[.M143]" office:value-type="float" office:value="1.640602927" calcext:value-type="float">
            <text:p>1.640602927</text:p>
          </table:table-cell>
          <table:table-cell/>
          <table:table-cell table:formula="of:=[.B143]" office:value-type="float" office:value="1.640602927" calcext:value-type="float">
            <text:p>1.640602927</text:p>
          </table:table-cell>
          <table:table-cell table:formula="of:=[.C143]" office:value-type="float" office:value="0.000019667" calcext:value-type="float">
            <text:p>1.9667E-05</text:p>
          </table:table-cell>
          <table:table-cell table:formula="of:=[.G143]" office:value-type="float" office:value="0.000017848" calcext:value-type="float">
            <text:p>1.7848E-05</text:p>
          </table:table-cell>
          <table:table-cell table:formula="of:=[.K143]" office:value-type="float" office:value="0.000033691" calcext:value-type="float">
            <text:p>3.3691E-05</text:p>
          </table:table-cell>
        </table:table-row>
        <table:table-row table:style-name="ro1">
          <table:table-cell table:style-name="ce1" office:value-type="float" office:value="-0.000022206" calcext:value-type="float">
            <text:p>-2.2206E-05</text:p>
          </table:table-cell>
          <table:table-cell office:value-type="float" office:value="1.640603427" calcext:value-type="float">
            <text:p>1.6406034</text:p>
          </table:table-cell>
          <table:table-cell office:value-type="float" office:value="0.000019706" calcext:value-type="float">
            <text:p>0.0000197</text:p>
          </table:table-cell>
          <table:table-cell/>
          <table:table-cell table:style-name="ce1" office:value-type="float" office:value="-0.000020306" calcext:value-type="float">
            <text:p>-2.0306E-05</text:p>
          </table:table-cell>
          <table:table-cell office:value-type="float" office:value="1.640603427" calcext:value-type="float">
            <text:p>1.6406034</text:p>
          </table:table-cell>
          <table:table-cell office:value-type="float" office:value="0.000017806" calcext:value-type="float">
            <text:p>0.0000178</text:p>
          </table:table-cell>
          <table:table-cell/>
          <table:table-cell table:style-name="ce1" office:value-type="float" office:value="-0.00003671" calcext:value-type="float">
            <text:p>-3.671E-05</text:p>
          </table:table-cell>
          <table:table-cell office:value-type="float" office:value="1.640603427" calcext:value-type="float">
            <text:p>1.6406034</text:p>
          </table:table-cell>
          <table:table-cell office:value-type="float" office:value="0.00003421" calcext:value-type="float">
            <text:p>0.0000342</text:p>
          </table:table-cell>
          <table:table-cell/>
          <table:table-cell table:formula="of:=[.B144]" office:value-type="float" office:value="1.640603427" calcext:value-type="float">
            <text:p>1.640603427</text:p>
          </table:table-cell>
          <table:table-cell table:formula="of:=[.A144]+middle" office:value-type="float" office:value="1.640583721" calcext:value-type="float">
            <text:p>1.640583721</text:p>
          </table:table-cell>
          <table:table-cell table:formula="of:=[.E144]+middle" office:value-type="float" office:value="1.640585621" calcext:value-type="float">
            <text:p>1.640585621</text:p>
          </table:table-cell>
          <table:table-cell table:formula="of:=[.I144]+middle" office:value-type="float" office:value="1.640569217" calcext:value-type="float">
            <text:p>1.640569217</text:p>
          </table:table-cell>
          <table:table-cell table:formula="of:=[.M144]" office:value-type="float" office:value="1.640603427" calcext:value-type="float">
            <text:p>1.640603427</text:p>
          </table:table-cell>
          <table:table-cell/>
          <table:table-cell table:formula="of:=[.B144]" office:value-type="float" office:value="1.640603427" calcext:value-type="float">
            <text:p>1.640603427</text:p>
          </table:table-cell>
          <table:table-cell table:formula="of:=[.C144]" office:value-type="float" office:value="0.000019706" calcext:value-type="float">
            <text:p>1.9706E-05</text:p>
          </table:table-cell>
          <table:table-cell table:formula="of:=[.G144]" office:value-type="float" office:value="0.000017806" calcext:value-type="float">
            <text:p>1.7806E-05</text:p>
          </table:table-cell>
          <table:table-cell table:formula="of:=[.K144]" office:value-type="float" office:value="0.00003421" calcext:value-type="float">
            <text:p>3.421E-05</text:p>
          </table:table-cell>
        </table:table-row>
        <table:table-row table:style-name="ro1">
          <table:table-cell table:style-name="ce1" office:value-type="float" office:value="-0.000021716" calcext:value-type="float">
            <text:p>-2.1716E-05</text:p>
          </table:table-cell>
          <table:table-cell office:value-type="float" office:value="1.640603927" calcext:value-type="float">
            <text:p>1.6406039</text:p>
          </table:table-cell>
          <table:table-cell office:value-type="float" office:value="0.000019716" calcext:value-type="float">
            <text:p>0.0000197</text:p>
          </table:table-cell>
          <table:table-cell/>
          <table:table-cell table:style-name="ce1" office:value-type="float" office:value="-0.000019816" calcext:value-type="float">
            <text:p>-1.9816E-05</text:p>
          </table:table-cell>
          <table:table-cell office:value-type="float" office:value="1.640603927" calcext:value-type="float">
            <text:p>1.6406039</text:p>
          </table:table-cell>
          <table:table-cell office:value-type="float" office:value="0.000017816" calcext:value-type="float">
            <text:p>0.0000178</text:p>
          </table:table-cell>
          <table:table-cell/>
          <table:table-cell table:style-name="ce1" office:value-type="float" office:value="-0.000036674" calcext:value-type="float">
            <text:p>-3.6674E-05</text:p>
          </table:table-cell>
          <table:table-cell office:value-type="float" office:value="1.640603927" calcext:value-type="float">
            <text:p>1.6406039</text:p>
          </table:table-cell>
          <table:table-cell office:value-type="float" office:value="0.000034674" calcext:value-type="float">
            <text:p>0.0000347</text:p>
          </table:table-cell>
          <table:table-cell/>
          <table:table-cell table:formula="of:=[.B145]" office:value-type="float" office:value="1.640603927" calcext:value-type="float">
            <text:p>1.640603927</text:p>
          </table:table-cell>
          <table:table-cell table:formula="of:=[.A145]+middle" office:value-type="float" office:value="1.640584211" calcext:value-type="float">
            <text:p>1.640584211</text:p>
          </table:table-cell>
          <table:table-cell table:formula="of:=[.E145]+middle" office:value-type="float" office:value="1.640586111" calcext:value-type="float">
            <text:p>1.640586111</text:p>
          </table:table-cell>
          <table:table-cell table:formula="of:=[.I145]+middle" office:value-type="float" office:value="1.640569253" calcext:value-type="float">
            <text:p>1.640569253</text:p>
          </table:table-cell>
          <table:table-cell table:formula="of:=[.M145]" office:value-type="float" office:value="1.640603927" calcext:value-type="float">
            <text:p>1.640603927</text:p>
          </table:table-cell>
          <table:table-cell/>
          <table:table-cell table:formula="of:=[.B145]" office:value-type="float" office:value="1.640603927" calcext:value-type="float">
            <text:p>1.640603927</text:p>
          </table:table-cell>
          <table:table-cell table:formula="of:=[.C145]" office:value-type="float" office:value="0.000019716" calcext:value-type="float">
            <text:p>1.9716E-05</text:p>
          </table:table-cell>
          <table:table-cell table:formula="of:=[.G145]" office:value-type="float" office:value="0.000017816" calcext:value-type="float">
            <text:p>1.7816E-05</text:p>
          </table:table-cell>
          <table:table-cell table:formula="of:=[.K145]" office:value-type="float" office:value="0.000034674" calcext:value-type="float">
            <text:p>3.4674E-05</text:p>
          </table:table-cell>
        </table:table-row>
        <table:table-row table:style-name="ro1">
          <table:table-cell table:style-name="ce1" office:value-type="float" office:value="-0.000021257" calcext:value-type="float">
            <text:p>-2.1257E-05</text:p>
          </table:table-cell>
          <table:table-cell office:value-type="float" office:value="1.640604427" calcext:value-type="float">
            <text:p>1.6406044</text:p>
          </table:table-cell>
          <table:table-cell office:value-type="float" office:value="0.000019757" calcext:value-type="float">
            <text:p>0.0000198</text:p>
          </table:table-cell>
          <table:table-cell/>
          <table:table-cell table:style-name="ce1" office:value-type="float" office:value="-0.0000193" calcext:value-type="float">
            <text:p>-1.93E-05</text:p>
          </table:table-cell>
          <table:table-cell office:value-type="float" office:value="1.640604427" calcext:value-type="float">
            <text:p>1.6406044</text:p>
          </table:table-cell>
          <table:table-cell office:value-type="float" office:value="0.0000178" calcext:value-type="float">
            <text:p>0.0000178</text:p>
          </table:table-cell>
          <table:table-cell/>
          <table:table-cell table:style-name="ce1" office:value-type="float" office:value="-0.000036657" calcext:value-type="float">
            <text:p>-3.6657E-05</text:p>
          </table:table-cell>
          <table:table-cell office:value-type="float" office:value="1.640604427" calcext:value-type="float">
            <text:p>1.6406044</text:p>
          </table:table-cell>
          <table:table-cell office:value-type="float" office:value="0.000035157" calcext:value-type="float">
            <text:p>0.0000352</text:p>
          </table:table-cell>
          <table:table-cell/>
          <table:table-cell table:formula="of:=[.B146]" office:value-type="float" office:value="1.640604427" calcext:value-type="float">
            <text:p>1.640604427</text:p>
          </table:table-cell>
          <table:table-cell table:formula="of:=[.A146]+middle" office:value-type="float" office:value="1.64058467" calcext:value-type="float">
            <text:p>1.64058467</text:p>
          </table:table-cell>
          <table:table-cell table:formula="of:=[.E146]+middle" office:value-type="float" office:value="1.640586627" calcext:value-type="float">
            <text:p>1.640586627</text:p>
          </table:table-cell>
          <table:table-cell table:formula="of:=[.I146]+middle" office:value-type="float" office:value="1.64056927" calcext:value-type="float">
            <text:p>1.64056927</text:p>
          </table:table-cell>
          <table:table-cell table:formula="of:=[.M146]" office:value-type="float" office:value="1.640604427" calcext:value-type="float">
            <text:p>1.640604427</text:p>
          </table:table-cell>
          <table:table-cell/>
          <table:table-cell table:formula="of:=[.B146]" office:value-type="float" office:value="1.640604427" calcext:value-type="float">
            <text:p>1.640604427</text:p>
          </table:table-cell>
          <table:table-cell table:formula="of:=[.C146]" office:value-type="float" office:value="0.000019757" calcext:value-type="float">
            <text:p>1.9757E-05</text:p>
          </table:table-cell>
          <table:table-cell table:formula="of:=[.G146]" office:value-type="float" office:value="0.0000178" calcext:value-type="float">
            <text:p>1.78E-05</text:p>
          </table:table-cell>
          <table:table-cell table:formula="of:=[.K146]" office:value-type="float" office:value="0.000035157" calcext:value-type="float">
            <text:p>3.5157E-05</text:p>
          </table:table-cell>
        </table:table-row>
        <table:table-row table:style-name="ro1">
          <table:table-cell table:style-name="ce1" office:value-type="float" office:value="-0.000020786" calcext:value-type="float">
            <text:p>-2.0786E-05</text:p>
          </table:table-cell>
          <table:table-cell office:value-type="float" office:value="1.640604927" calcext:value-type="float">
            <text:p>1.6406049</text:p>
          </table:table-cell>
          <table:table-cell office:value-type="float" office:value="0.000019786" calcext:value-type="float">
            <text:p>0.0000198</text:p>
          </table:table-cell>
          <table:table-cell/>
          <table:table-cell table:style-name="ce1" office:value-type="float" office:value="-0.000018834" calcext:value-type="float">
            <text:p>-1.8834E-05</text:p>
          </table:table-cell>
          <table:table-cell office:value-type="float" office:value="1.640604927" calcext:value-type="float">
            <text:p>1.6406049</text:p>
          </table:table-cell>
          <table:table-cell office:value-type="float" office:value="0.000017834" calcext:value-type="float">
            <text:p>0.0000178</text:p>
          </table:table-cell>
          <table:table-cell/>
          <table:table-cell table:style-name="ce1" office:value-type="float" office:value="-0.000036669" calcext:value-type="float">
            <text:p>-3.6669E-05</text:p>
          </table:table-cell>
          <table:table-cell office:value-type="float" office:value="1.640604927" calcext:value-type="float">
            <text:p>1.6406049</text:p>
          </table:table-cell>
          <table:table-cell office:value-type="float" office:value="0.000035669" calcext:value-type="float">
            <text:p>0.0000357</text:p>
          </table:table-cell>
          <table:table-cell/>
          <table:table-cell table:formula="of:=[.B147]" office:value-type="float" office:value="1.640604927" calcext:value-type="float">
            <text:p>1.640604927</text:p>
          </table:table-cell>
          <table:table-cell table:formula="of:=[.A147]+middle" office:value-type="float" office:value="1.640585141" calcext:value-type="float">
            <text:p>1.640585141</text:p>
          </table:table-cell>
          <table:table-cell table:formula="of:=[.E147]+middle" office:value-type="float" office:value="1.640587093" calcext:value-type="float">
            <text:p>1.640587093</text:p>
          </table:table-cell>
          <table:table-cell table:formula="of:=[.I147]+middle" office:value-type="float" office:value="1.640569258" calcext:value-type="float">
            <text:p>1.640569258</text:p>
          </table:table-cell>
          <table:table-cell table:formula="of:=[.M147]" office:value-type="float" office:value="1.640604927" calcext:value-type="float">
            <text:p>1.640604927</text:p>
          </table:table-cell>
          <table:table-cell/>
          <table:table-cell table:formula="of:=[.B147]" office:value-type="float" office:value="1.640604927" calcext:value-type="float">
            <text:p>1.640604927</text:p>
          </table:table-cell>
          <table:table-cell table:formula="of:=[.C147]" office:value-type="float" office:value="0.000019786" calcext:value-type="float">
            <text:p>1.9786E-05</text:p>
          </table:table-cell>
          <table:table-cell table:formula="of:=[.G147]" office:value-type="float" office:value="0.000017834" calcext:value-type="float">
            <text:p>1.7834E-05</text:p>
          </table:table-cell>
          <table:table-cell table:formula="of:=[.K147]" office:value-type="float" office:value="0.000035669" calcext:value-type="float">
            <text:p>3.5669E-05</text:p>
          </table:table-cell>
        </table:table-row>
        <table:table-row table:style-name="ro1">
          <table:table-cell table:style-name="ce1" office:value-type="float" office:value="-0.000020297" calcext:value-type="float">
            <text:p>-2.0297E-05</text:p>
          </table:table-cell>
          <table:table-cell office:value-type="float" office:value="1.640605427" calcext:value-type="float">
            <text:p>1.6406054</text:p>
          </table:table-cell>
          <table:table-cell office:value-type="float" office:value="0.000019797" calcext:value-type="float">
            <text:p>0.0000198</text:p>
          </table:table-cell>
          <table:table-cell/>
          <table:table-cell table:style-name="ce1" office:value-type="float" office:value="-0.000018384" calcext:value-type="float">
            <text:p>-1.8384E-05</text:p>
          </table:table-cell>
          <table:table-cell office:value-type="float" office:value="1.640605427" calcext:value-type="float">
            <text:p>1.6406054</text:p>
          </table:table-cell>
          <table:table-cell office:value-type="float" office:value="0.000017884" calcext:value-type="float">
            <text:p>0.0000179</text:p>
          </table:table-cell>
          <table:table-cell/>
          <table:table-cell table:style-name="ce1" office:value-type="float" office:value="-0.000036651" calcext:value-type="float">
            <text:p>-3.6651E-05</text:p>
          </table:table-cell>
          <table:table-cell office:value-type="float" office:value="1.640605427" calcext:value-type="float">
            <text:p>1.6406054</text:p>
          </table:table-cell>
          <table:table-cell office:value-type="float" office:value="0.000036151" calcext:value-type="float">
            <text:p>0.0000362</text:p>
          </table:table-cell>
          <table:table-cell/>
          <table:table-cell table:formula="of:=[.B148]" office:value-type="float" office:value="1.640605427" calcext:value-type="float">
            <text:p>1.640605427</text:p>
          </table:table-cell>
          <table:table-cell table:formula="of:=[.A148]+middle" office:value-type="float" office:value="1.64058563" calcext:value-type="float">
            <text:p>1.64058563</text:p>
          </table:table-cell>
          <table:table-cell table:formula="of:=[.E148]+middle" office:value-type="float" office:value="1.640587543" calcext:value-type="float">
            <text:p>1.640587543</text:p>
          </table:table-cell>
          <table:table-cell table:formula="of:=[.I148]+middle" office:value-type="float" office:value="1.640569276" calcext:value-type="float">
            <text:p>1.640569276</text:p>
          </table:table-cell>
          <table:table-cell table:formula="of:=[.M148]" office:value-type="float" office:value="1.640605427" calcext:value-type="float">
            <text:p>1.640605427</text:p>
          </table:table-cell>
          <table:table-cell/>
          <table:table-cell table:formula="of:=[.B148]" office:value-type="float" office:value="1.640605427" calcext:value-type="float">
            <text:p>1.640605427</text:p>
          </table:table-cell>
          <table:table-cell table:formula="of:=[.C148]" office:value-type="float" office:value="0.000019797" calcext:value-type="float">
            <text:p>1.9797E-05</text:p>
          </table:table-cell>
          <table:table-cell table:formula="of:=[.G148]" office:value-type="float" office:value="0.000017884" calcext:value-type="float">
            <text:p>1.7884E-05</text:p>
          </table:table-cell>
          <table:table-cell table:formula="of:=[.K148]" office:value-type="float" office:value="0.000036151" calcext:value-type="float">
            <text:p>3.6151E-05</text:p>
          </table:table-cell>
        </table:table-row>
        <table:table-row table:style-name="ro1">
          <table:table-cell table:style-name="ce1" office:value-type="float" office:value="-0.000019419" calcext:value-type="float">
            <text:p>-1.9419E-05</text:p>
          </table:table-cell>
          <table:table-cell office:value-type="float" office:value="1.640605927" calcext:value-type="float">
            <text:p>1.6406059</text:p>
          </table:table-cell>
          <table:table-cell office:value-type="float" office:value="0.000019419" calcext:value-type="float">
            <text:p>0.0000194</text:p>
          </table:table-cell>
          <table:table-cell/>
          <table:table-cell table:style-name="ce1" office:value-type="float" office:value="-0.000017562" calcext:value-type="float">
            <text:p>-1.7562E-05</text:p>
          </table:table-cell>
          <table:table-cell office:value-type="float" office:value="1.640605927" calcext:value-type="float">
            <text:p>1.6406059</text:p>
          </table:table-cell>
          <table:table-cell office:value-type="float" office:value="0.000017562" calcext:value-type="float">
            <text:p>0.0000176</text:p>
          </table:table-cell>
          <table:table-cell/>
          <table:table-cell table:style-name="ce1" office:value-type="float" office:value="-0.000017599" calcext:value-type="float">
            <text:p>-1.7599E-05</text:p>
          </table:table-cell>
          <table:table-cell office:value-type="float" office:value="1.640605927" calcext:value-type="float">
            <text:p>1.6406059</text:p>
          </table:table-cell>
          <table:table-cell office:value-type="float" office:value="0.000017599" calcext:value-type="float">
            <text:p>0.0000176</text:p>
          </table:table-cell>
          <table:table-cell/>
          <table:table-cell table:formula="of:=[.B149]" office:value-type="float" office:value="1.640605927" calcext:value-type="float">
            <text:p>1.640605927</text:p>
          </table:table-cell>
          <table:table-cell table:formula="of:=[.A149]+middle" office:value-type="float" office:value="1.640586508" calcext:value-type="float">
            <text:p>1.640586508</text:p>
          </table:table-cell>
          <table:table-cell table:formula="of:=[.E149]+middle" office:value-type="float" office:value="1.640588365" calcext:value-type="float">
            <text:p>1.640588365</text:p>
          </table:table-cell>
          <table:table-cell table:formula="of:=[.I149]+middle" office:value-type="float" office:value="1.640588328" calcext:value-type="float">
            <text:p>1.640588328</text:p>
          </table:table-cell>
          <table:table-cell table:formula="of:=[.M149]" office:value-type="float" office:value="1.640605927" calcext:value-type="float">
            <text:p>1.640605927</text:p>
          </table:table-cell>
          <table:table-cell/>
          <table:table-cell table:formula="of:=[.B149]" office:value-type="float" office:value="1.640605927" calcext:value-type="float">
            <text:p>1.640605927</text:p>
          </table:table-cell>
          <table:table-cell table:formula="of:=[.C149]" office:value-type="float" office:value="0.000019419" calcext:value-type="float">
            <text:p>1.9419E-05</text:p>
          </table:table-cell>
          <table:table-cell table:formula="of:=[.G149]" office:value-type="float" office:value="0.000017562" calcext:value-type="float">
            <text:p>1.7562E-05</text:p>
          </table:table-cell>
          <table:table-cell table:formula="of:=[.K149]" office:value-type="float" office:value="0.000017599" calcext:value-type="float">
            <text:p>1.7599E-05</text:p>
          </table:table-cell>
        </table:table-row>
        <table:table-row table:style-name="ro1">
          <table:table-cell table:style-name="ce1" office:value-type="float" office:value="-0.000018976" calcext:value-type="float">
            <text:p>-1.8976E-05</text:p>
          </table:table-cell>
          <table:table-cell office:value-type="float" office:value="1.640606427" calcext:value-type="float">
            <text:p>1.6406064</text:p>
          </table:table-cell>
          <table:table-cell office:value-type="float" office:value="0.000019476" calcext:value-type="float">
            <text:p>0.0000195</text:p>
          </table:table-cell>
          <table:table-cell/>
          <table:table-cell table:style-name="ce1" office:value-type="float" office:value="-0.000017086" calcext:value-type="float">
            <text:p>-1.7086E-05</text:p>
          </table:table-cell>
          <table:table-cell office:value-type="float" office:value="1.640606427" calcext:value-type="float">
            <text:p>1.6406064</text:p>
          </table:table-cell>
          <table:table-cell office:value-type="float" office:value="0.000017586" calcext:value-type="float">
            <text:p>0.0000176</text:p>
          </table:table-cell>
          <table:table-cell/>
          <table:table-cell table:style-name="ce1" office:value-type="float" office:value="-0.000017582" calcext:value-type="float">
            <text:p>-1.7582E-05</text:p>
          </table:table-cell>
          <table:table-cell office:value-type="float" office:value="1.640606427" calcext:value-type="float">
            <text:p>1.6406064</text:p>
          </table:table-cell>
          <table:table-cell office:value-type="float" office:value="0.000018082" calcext:value-type="float">
            <text:p>0.0000181</text:p>
          </table:table-cell>
          <table:table-cell/>
          <table:table-cell table:formula="of:=[.B150]" office:value-type="float" office:value="1.640606427" calcext:value-type="float">
            <text:p>1.640606427</text:p>
          </table:table-cell>
          <table:table-cell table:formula="of:=[.A150]+middle" office:value-type="float" office:value="1.640586951" calcext:value-type="float">
            <text:p>1.640586951</text:p>
          </table:table-cell>
          <table:table-cell table:formula="of:=[.E150]+middle" office:value-type="float" office:value="1.640588841" calcext:value-type="float">
            <text:p>1.640588841</text:p>
          </table:table-cell>
          <table:table-cell table:formula="of:=[.I150]+middle" office:value-type="float" office:value="1.640588345" calcext:value-type="float">
            <text:p>1.640588345</text:p>
          </table:table-cell>
          <table:table-cell table:formula="of:=[.M150]" office:value-type="float" office:value="1.640606427" calcext:value-type="float">
            <text:p>1.640606427</text:p>
          </table:table-cell>
          <table:table-cell/>
          <table:table-cell table:formula="of:=[.B150]" office:value-type="float" office:value="1.640606427" calcext:value-type="float">
            <text:p>1.640606427</text:p>
          </table:table-cell>
          <table:table-cell table:formula="of:=[.C150]" office:value-type="float" office:value="0.000019476" calcext:value-type="float">
            <text:p>1.9476E-05</text:p>
          </table:table-cell>
          <table:table-cell table:formula="of:=[.G150]" office:value-type="float" office:value="0.000017586" calcext:value-type="float">
            <text:p>1.7586E-05</text:p>
          </table:table-cell>
          <table:table-cell table:formula="of:=[.K150]" office:value-type="float" office:value="0.000018082" calcext:value-type="float">
            <text:p>1.8082E-05</text:p>
          </table:table-cell>
        </table:table-row>
        <table:table-row table:style-name="ro1">
          <table:table-cell table:style-name="ce1" office:value-type="float" office:value="-0.000018436" calcext:value-type="float">
            <text:p>-1.8436E-05</text:p>
          </table:table-cell>
          <table:table-cell office:value-type="float" office:value="1.640606927" calcext:value-type="float">
            <text:p>1.6406069</text:p>
          </table:table-cell>
          <table:table-cell office:value-type="float" office:value="0.000019436" calcext:value-type="float">
            <text:p>0.0000194</text:p>
          </table:table-cell>
          <table:table-cell/>
          <table:table-cell table:style-name="ce1" office:value-type="float" office:value="-0.000016611" calcext:value-type="float">
            <text:p>-1.6611E-05</text:p>
          </table:table-cell>
          <table:table-cell office:value-type="float" office:value="1.640606927" calcext:value-type="float">
            <text:p>1.6406069</text:p>
          </table:table-cell>
          <table:table-cell office:value-type="float" office:value="0.000017611" calcext:value-type="float">
            <text:p>0.0000176</text:p>
          </table:table-cell>
          <table:table-cell/>
          <table:table-cell table:style-name="ce1" office:value-type="float" office:value="-0.000017533" calcext:value-type="float">
            <text:p>-1.7533E-05</text:p>
          </table:table-cell>
          <table:table-cell office:value-type="float" office:value="1.640606927" calcext:value-type="float">
            <text:p>1.6406069</text:p>
          </table:table-cell>
          <table:table-cell office:value-type="float" office:value="0.000018533" calcext:value-type="float">
            <text:p>0.0000185</text:p>
          </table:table-cell>
          <table:table-cell/>
          <table:table-cell table:formula="of:=[.B151]" office:value-type="float" office:value="1.640606927" calcext:value-type="float">
            <text:p>1.640606927</text:p>
          </table:table-cell>
          <table:table-cell table:formula="of:=[.A151]+middle" office:value-type="float" office:value="1.640587491" calcext:value-type="float">
            <text:p>1.640587491</text:p>
          </table:table-cell>
          <table:table-cell table:formula="of:=[.E151]+middle" office:value-type="float" office:value="1.640589316" calcext:value-type="float">
            <text:p>1.640589316</text:p>
          </table:table-cell>
          <table:table-cell table:formula="of:=[.I151]+middle" office:value-type="float" office:value="1.640588394" calcext:value-type="float">
            <text:p>1.640588394</text:p>
          </table:table-cell>
          <table:table-cell table:formula="of:=[.M151]" office:value-type="float" office:value="1.640606927" calcext:value-type="float">
            <text:p>1.640606927</text:p>
          </table:table-cell>
          <table:table-cell/>
          <table:table-cell table:formula="of:=[.B151]" office:value-type="float" office:value="1.640606927" calcext:value-type="float">
            <text:p>1.640606927</text:p>
          </table:table-cell>
          <table:table-cell table:formula="of:=[.C151]" office:value-type="float" office:value="0.000019436" calcext:value-type="float">
            <text:p>1.9436E-05</text:p>
          </table:table-cell>
          <table:table-cell table:formula="of:=[.G151]" office:value-type="float" office:value="0.000017611" calcext:value-type="float">
            <text:p>1.7611E-05</text:p>
          </table:table-cell>
          <table:table-cell table:formula="of:=[.K151]" office:value-type="float" office:value="0.000018533" calcext:value-type="float">
            <text:p>1.8533E-05</text:p>
          </table:table-cell>
        </table:table-row>
        <table:table-row table:style-name="ro1">
          <table:table-cell table:style-name="ce1" office:value-type="float" office:value="-0.000018003" calcext:value-type="float">
            <text:p>-1.8003E-05</text:p>
          </table:table-cell>
          <table:table-cell office:value-type="float" office:value="1.640607427" calcext:value-type="float">
            <text:p>1.6406074</text:p>
          </table:table-cell>
          <table:table-cell office:value-type="float" office:value="0.000019503" calcext:value-type="float">
            <text:p>0.0000195</text:p>
          </table:table-cell>
          <table:table-cell/>
          <table:table-cell table:style-name="ce1" office:value-type="float" office:value="-0.000016152" calcext:value-type="float">
            <text:p>-1.6152E-05</text:p>
          </table:table-cell>
          <table:table-cell office:value-type="float" office:value="1.640607427" calcext:value-type="float">
            <text:p>1.6406074</text:p>
          </table:table-cell>
          <table:table-cell office:value-type="float" office:value="0.000017652" calcext:value-type="float">
            <text:p>0.0000177</text:p>
          </table:table-cell>
          <table:table-cell/>
          <table:table-cell table:style-name="ce1" office:value-type="float" office:value="-0.000017596" calcext:value-type="float">
            <text:p>-1.7596E-05</text:p>
          </table:table-cell>
          <table:table-cell office:value-type="float" office:value="1.640607427" calcext:value-type="float">
            <text:p>1.6406074</text:p>
          </table:table-cell>
          <table:table-cell office:value-type="float" office:value="0.000019096" calcext:value-type="float">
            <text:p>0.0000191</text:p>
          </table:table-cell>
          <table:table-cell/>
          <table:table-cell table:formula="of:=[.B152]" office:value-type="float" office:value="1.640607427" calcext:value-type="float">
            <text:p>1.640607427</text:p>
          </table:table-cell>
          <table:table-cell table:formula="of:=[.A152]+middle" office:value-type="float" office:value="1.640587924" calcext:value-type="float">
            <text:p>1.640587924</text:p>
          </table:table-cell>
          <table:table-cell table:formula="of:=[.E152]+middle" office:value-type="float" office:value="1.640589775" calcext:value-type="float">
            <text:p>1.640589775</text:p>
          </table:table-cell>
          <table:table-cell table:formula="of:=[.I152]+middle" office:value-type="float" office:value="1.640588331" calcext:value-type="float">
            <text:p>1.640588331</text:p>
          </table:table-cell>
          <table:table-cell table:formula="of:=[.M152]" office:value-type="float" office:value="1.640607427" calcext:value-type="float">
            <text:p>1.640607427</text:p>
          </table:table-cell>
          <table:table-cell/>
          <table:table-cell table:formula="of:=[.B152]" office:value-type="float" office:value="1.640607427" calcext:value-type="float">
            <text:p>1.640607427</text:p>
          </table:table-cell>
          <table:table-cell table:formula="of:=[.C152]" office:value-type="float" office:value="0.000019503" calcext:value-type="float">
            <text:p>1.9503E-05</text:p>
          </table:table-cell>
          <table:table-cell table:formula="of:=[.G152]" office:value-type="float" office:value="0.000017652" calcext:value-type="float">
            <text:p>1.7652E-05</text:p>
          </table:table-cell>
          <table:table-cell table:formula="of:=[.K152]" office:value-type="float" office:value="0.000019096" calcext:value-type="float">
            <text:p>1.9096E-05</text:p>
          </table:table-cell>
        </table:table-row>
        <table:table-row table:style-name="ro1">
          <table:table-cell table:style-name="ce1" office:value-type="float" office:value="-0.000017491" calcext:value-type="float">
            <text:p>-1.7491E-05</text:p>
          </table:table-cell>
          <table:table-cell office:value-type="float" office:value="1.640607927" calcext:value-type="float">
            <text:p>1.6406079</text:p>
          </table:table-cell>
          <table:table-cell office:value-type="float" office:value="0.000019491" calcext:value-type="float">
            <text:p>0.0000195</text:p>
          </table:table-cell>
          <table:table-cell/>
          <table:table-cell table:style-name="ce1" office:value-type="float" office:value="-0.000015586" calcext:value-type="float">
            <text:p>-1.5586E-05</text:p>
          </table:table-cell>
          <table:table-cell office:value-type="float" office:value="1.640607927" calcext:value-type="float">
            <text:p>1.6406079</text:p>
          </table:table-cell>
          <table:table-cell office:value-type="float" office:value="0.000017586" calcext:value-type="float">
            <text:p>0.0000176</text:p>
          </table:table-cell>
          <table:table-cell/>
          <table:table-cell table:style-name="ce1" office:value-type="float" office:value="-0.000017565" calcext:value-type="float">
            <text:p>-1.7565E-05</text:p>
          </table:table-cell>
          <table:table-cell office:value-type="float" office:value="1.640607927" calcext:value-type="float">
            <text:p>1.6406079</text:p>
          </table:table-cell>
          <table:table-cell office:value-type="float" office:value="0.000019565" calcext:value-type="float">
            <text:p>0.0000196</text:p>
          </table:table-cell>
          <table:table-cell/>
          <table:table-cell table:formula="of:=[.B153]" office:value-type="float" office:value="1.640607927" calcext:value-type="float">
            <text:p>1.640607927</text:p>
          </table:table-cell>
          <table:table-cell table:formula="of:=[.A153]+middle" office:value-type="float" office:value="1.640588436" calcext:value-type="float">
            <text:p>1.640588436</text:p>
          </table:table-cell>
          <table:table-cell table:formula="of:=[.E153]+middle" office:value-type="float" office:value="1.640590341" calcext:value-type="float">
            <text:p>1.640590341</text:p>
          </table:table-cell>
          <table:table-cell table:formula="of:=[.I153]+middle" office:value-type="float" office:value="1.640588362" calcext:value-type="float">
            <text:p>1.640588362</text:p>
          </table:table-cell>
          <table:table-cell table:formula="of:=[.M153]" office:value-type="float" office:value="1.640607927" calcext:value-type="float">
            <text:p>1.640607927</text:p>
          </table:table-cell>
          <table:table-cell/>
          <table:table-cell table:formula="of:=[.B153]" office:value-type="float" office:value="1.640607927" calcext:value-type="float">
            <text:p>1.640607927</text:p>
          </table:table-cell>
          <table:table-cell table:formula="of:=[.C153]" office:value-type="float" office:value="0.000019491" calcext:value-type="float">
            <text:p>1.9491E-05</text:p>
          </table:table-cell>
          <table:table-cell table:formula="of:=[.G153]" office:value-type="float" office:value="0.000017586" calcext:value-type="float">
            <text:p>1.7586E-05</text:p>
          </table:table-cell>
          <table:table-cell table:formula="of:=[.K153]" office:value-type="float" office:value="0.000019565" calcext:value-type="float">
            <text:p>1.9565E-05</text:p>
          </table:table-cell>
        </table:table-row>
        <table:table-row table:style-name="ro1">
          <table:table-cell table:style-name="ce1" office:value-type="float" office:value="-0.000017024" calcext:value-type="float">
            <text:p>-1.7024E-05</text:p>
          </table:table-cell>
          <table:table-cell office:value-type="float" office:value="1.640608427" calcext:value-type="float">
            <text:p>1.6406084</text:p>
          </table:table-cell>
          <table:table-cell office:value-type="float" office:value="0.000019524" calcext:value-type="float">
            <text:p>0.0000195</text:p>
          </table:table-cell>
          <table:table-cell/>
          <table:table-cell table:style-name="ce1" office:value-type="float" office:value="-0.000015138" calcext:value-type="float">
            <text:p>-1.5138E-05</text:p>
          </table:table-cell>
          <table:table-cell office:value-type="float" office:value="1.640608427" calcext:value-type="float">
            <text:p>1.6406084</text:p>
          </table:table-cell>
          <table:table-cell office:value-type="float" office:value="0.000017638" calcext:value-type="float">
            <text:p>0.0000176</text:p>
          </table:table-cell>
          <table:table-cell/>
          <table:table-cell table:style-name="ce1" office:value-type="float" office:value="-0.000017615" calcext:value-type="float">
            <text:p>-1.7615E-05</text:p>
          </table:table-cell>
          <table:table-cell office:value-type="float" office:value="1.640608427" calcext:value-type="float">
            <text:p>1.6406084</text:p>
          </table:table-cell>
          <table:table-cell office:value-type="float" office:value="0.000020115" calcext:value-type="float">
            <text:p>0.0000201</text:p>
          </table:table-cell>
          <table:table-cell/>
          <table:table-cell table:formula="of:=[.B154]" office:value-type="float" office:value="1.640608427" calcext:value-type="float">
            <text:p>1.640608427</text:p>
          </table:table-cell>
          <table:table-cell table:formula="of:=[.A154]+middle" office:value-type="float" office:value="1.640588903" calcext:value-type="float">
            <text:p>1.640588903</text:p>
          </table:table-cell>
          <table:table-cell table:formula="of:=[.E154]+middle" office:value-type="float" office:value="1.640590789" calcext:value-type="float">
            <text:p>1.640590789</text:p>
          </table:table-cell>
          <table:table-cell table:formula="of:=[.I154]+middle" office:value-type="float" office:value="1.640588312" calcext:value-type="float">
            <text:p>1.640588312</text:p>
          </table:table-cell>
          <table:table-cell table:formula="of:=[.M154]" office:value-type="float" office:value="1.640608427" calcext:value-type="float">
            <text:p>1.640608427</text:p>
          </table:table-cell>
          <table:table-cell/>
          <table:table-cell table:formula="of:=[.B154]" office:value-type="float" office:value="1.640608427" calcext:value-type="float">
            <text:p>1.640608427</text:p>
          </table:table-cell>
          <table:table-cell table:formula="of:=[.C154]" office:value-type="float" office:value="0.000019524" calcext:value-type="float">
            <text:p>1.9524E-05</text:p>
          </table:table-cell>
          <table:table-cell table:formula="of:=[.G154]" office:value-type="float" office:value="0.000017638" calcext:value-type="float">
            <text:p>1.7638E-05</text:p>
          </table:table-cell>
          <table:table-cell table:formula="of:=[.K154]" office:value-type="float" office:value="0.000020115" calcext:value-type="float">
            <text:p>2.0115E-05</text:p>
          </table:table-cell>
        </table:table-row>
        <table:table-row table:style-name="ro1">
          <table:table-cell table:style-name="ce1" office:value-type="float" office:value="-0.000016554" calcext:value-type="float">
            <text:p>-1.6554E-05</text:p>
          </table:table-cell>
          <table:table-cell office:value-type="float" office:value="1.640608927" calcext:value-type="float">
            <text:p>1.6406089</text:p>
          </table:table-cell>
          <table:table-cell office:value-type="float" office:value="0.000019554" calcext:value-type="float">
            <text:p>0.0000196</text:p>
          </table:table-cell>
          <table:table-cell/>
          <table:table-cell table:style-name="ce1" office:value-type="float" office:value="-0.000014637" calcext:value-type="float">
            <text:p>-1.4637E-05</text:p>
          </table:table-cell>
          <table:table-cell office:value-type="float" office:value="1.640608927" calcext:value-type="float">
            <text:p>1.6406089</text:p>
          </table:table-cell>
          <table:table-cell office:value-type="float" office:value="0.000017637" calcext:value-type="float">
            <text:p>0.0000176</text:p>
          </table:table-cell>
          <table:table-cell/>
          <table:table-cell table:style-name="ce1" office:value-type="float" office:value="-0.000017566" calcext:value-type="float">
            <text:p>-1.7566E-05</text:p>
          </table:table-cell>
          <table:table-cell office:value-type="float" office:value="1.640608927" calcext:value-type="float">
            <text:p>1.6406089</text:p>
          </table:table-cell>
          <table:table-cell office:value-type="float" office:value="0.000020566" calcext:value-type="float">
            <text:p>0.0000206</text:p>
          </table:table-cell>
          <table:table-cell/>
          <table:table-cell table:formula="of:=[.B155]" office:value-type="float" office:value="1.640608927" calcext:value-type="float">
            <text:p>1.640608927</text:p>
          </table:table-cell>
          <table:table-cell table:formula="of:=[.A155]+middle" office:value-type="float" office:value="1.640589373" calcext:value-type="float">
            <text:p>1.640589373</text:p>
          </table:table-cell>
          <table:table-cell table:formula="of:=[.E155]+middle" office:value-type="float" office:value="1.64059129" calcext:value-type="float">
            <text:p>1.64059129</text:p>
          </table:table-cell>
          <table:table-cell table:formula="of:=[.I155]+middle" office:value-type="float" office:value="1.640588361" calcext:value-type="float">
            <text:p>1.640588361</text:p>
          </table:table-cell>
          <table:table-cell table:formula="of:=[.M155]" office:value-type="float" office:value="1.640608927" calcext:value-type="float">
            <text:p>1.640608927</text:p>
          </table:table-cell>
          <table:table-cell/>
          <table:table-cell table:formula="of:=[.B155]" office:value-type="float" office:value="1.640608927" calcext:value-type="float">
            <text:p>1.640608927</text:p>
          </table:table-cell>
          <table:table-cell table:formula="of:=[.C155]" office:value-type="float" office:value="0.000019554" calcext:value-type="float">
            <text:p>1.9554E-05</text:p>
          </table:table-cell>
          <table:table-cell table:formula="of:=[.G155]" office:value-type="float" office:value="0.000017637" calcext:value-type="float">
            <text:p>1.7637E-05</text:p>
          </table:table-cell>
          <table:table-cell table:formula="of:=[.K155]" office:value-type="float" office:value="0.000020566" calcext:value-type="float">
            <text:p>2.0566E-05</text:p>
          </table:table-cell>
        </table:table-row>
        <table:table-row table:style-name="ro1">
          <table:table-cell table:style-name="ce1" office:value-type="float" office:value="-0.000016002" calcext:value-type="float">
            <text:p>-1.6002E-05</text:p>
          </table:table-cell>
          <table:table-cell office:value-type="float" office:value="1.640609427" calcext:value-type="float">
            <text:p>1.6406094</text:p>
          </table:table-cell>
          <table:table-cell office:value-type="float" office:value="0.000019502" calcext:value-type="float">
            <text:p>0.0000195</text:p>
          </table:table-cell>
          <table:table-cell/>
          <table:table-cell table:style-name="ce1" office:value-type="float" office:value="-0.000014188" calcext:value-type="float">
            <text:p>-1.4188E-05</text:p>
          </table:table-cell>
          <table:table-cell office:value-type="float" office:value="1.640609427" calcext:value-type="float">
            <text:p>1.6406094</text:p>
          </table:table-cell>
          <table:table-cell office:value-type="float" office:value="0.000017688" calcext:value-type="float">
            <text:p>0.0000177</text:p>
          </table:table-cell>
          <table:table-cell/>
          <table:table-cell table:style-name="ce1" office:value-type="float" office:value="-0.000017546" calcext:value-type="float">
            <text:p>-1.7546E-05</text:p>
          </table:table-cell>
          <table:table-cell office:value-type="float" office:value="1.640609427" calcext:value-type="float">
            <text:p>1.6406094</text:p>
          </table:table-cell>
          <table:table-cell office:value-type="float" office:value="0.000021046" calcext:value-type="float">
            <text:p>0.0000210</text:p>
          </table:table-cell>
          <table:table-cell/>
          <table:table-cell table:formula="of:=[.B156]" office:value-type="float" office:value="1.640609427" calcext:value-type="float">
            <text:p>1.640609427</text:p>
          </table:table-cell>
          <table:table-cell table:formula="of:=[.A156]+middle" office:value-type="float" office:value="1.640589925" calcext:value-type="float">
            <text:p>1.640589925</text:p>
          </table:table-cell>
          <table:table-cell table:formula="of:=[.E156]+middle" office:value-type="float" office:value="1.640591739" calcext:value-type="float">
            <text:p>1.640591739</text:p>
          </table:table-cell>
          <table:table-cell table:formula="of:=[.I156]+middle" office:value-type="float" office:value="1.640588381" calcext:value-type="float">
            <text:p>1.640588381</text:p>
          </table:table-cell>
          <table:table-cell table:formula="of:=[.M156]" office:value-type="float" office:value="1.640609427" calcext:value-type="float">
            <text:p>1.640609427</text:p>
          </table:table-cell>
          <table:table-cell/>
          <table:table-cell table:formula="of:=[.B156]" office:value-type="float" office:value="1.640609427" calcext:value-type="float">
            <text:p>1.640609427</text:p>
          </table:table-cell>
          <table:table-cell table:formula="of:=[.C156]" office:value-type="float" office:value="0.000019502" calcext:value-type="float">
            <text:p>1.9502E-05</text:p>
          </table:table-cell>
          <table:table-cell table:formula="of:=[.G156]" office:value-type="float" office:value="0.000017688" calcext:value-type="float">
            <text:p>1.7688E-05</text:p>
          </table:table-cell>
          <table:table-cell table:formula="of:=[.K156]" office:value-type="float" office:value="0.000021046" calcext:value-type="float">
            <text:p>2.1046E-05</text:p>
          </table:table-cell>
        </table:table-row>
        <table:table-row table:style-name="ro1">
          <table:table-cell table:style-name="ce1" office:value-type="float" office:value="-0.000015513" calcext:value-type="float">
            <text:p>-1.5513E-05</text:p>
          </table:table-cell>
          <table:table-cell office:value-type="float" office:value="1.640609927" calcext:value-type="float">
            <text:p>1.6406099</text:p>
          </table:table-cell>
          <table:table-cell office:value-type="float" office:value="0.000019513" calcext:value-type="float">
            <text:p>0.0000195</text:p>
          </table:table-cell>
          <table:table-cell/>
          <table:table-cell table:style-name="ce1" office:value-type="float" office:value="-0.000013666" calcext:value-type="float">
            <text:p>-1.3666E-05</text:p>
          </table:table-cell>
          <table:table-cell office:value-type="float" office:value="1.640609927" calcext:value-type="float">
            <text:p>1.6406099</text:p>
          </table:table-cell>
          <table:table-cell office:value-type="float" office:value="0.000017666" calcext:value-type="float">
            <text:p>0.0000177</text:p>
          </table:table-cell>
          <table:table-cell/>
          <table:table-cell table:style-name="ce1" office:value-type="float" office:value="-0.00001758" calcext:value-type="float">
            <text:p>-1.758E-05</text:p>
          </table:table-cell>
          <table:table-cell office:value-type="float" office:value="1.640609927" calcext:value-type="float">
            <text:p>1.6406099</text:p>
          </table:table-cell>
          <table:table-cell office:value-type="float" office:value="0.00002158" calcext:value-type="float">
            <text:p>0.0000216</text:p>
          </table:table-cell>
          <table:table-cell/>
          <table:table-cell table:formula="of:=[.B157]" office:value-type="float" office:value="1.640609927" calcext:value-type="float">
            <text:p>1.640609927</text:p>
          </table:table-cell>
          <table:table-cell table:formula="of:=[.A157]+middle" office:value-type="float" office:value="1.640590414" calcext:value-type="float">
            <text:p>1.640590414</text:p>
          </table:table-cell>
          <table:table-cell table:formula="of:=[.E157]+middle" office:value-type="float" office:value="1.640592261" calcext:value-type="float">
            <text:p>1.640592261</text:p>
          </table:table-cell>
          <table:table-cell table:formula="of:=[.I157]+middle" office:value-type="float" office:value="1.640588347" calcext:value-type="float">
            <text:p>1.640588347</text:p>
          </table:table-cell>
          <table:table-cell table:formula="of:=[.M157]" office:value-type="float" office:value="1.640609927" calcext:value-type="float">
            <text:p>1.640609927</text:p>
          </table:table-cell>
          <table:table-cell/>
          <table:table-cell table:formula="of:=[.B157]" office:value-type="float" office:value="1.640609927" calcext:value-type="float">
            <text:p>1.640609927</text:p>
          </table:table-cell>
          <table:table-cell table:formula="of:=[.C157]" office:value-type="float" office:value="0.000019513" calcext:value-type="float">
            <text:p>1.9513E-05</text:p>
          </table:table-cell>
          <table:table-cell table:formula="of:=[.G157]" office:value-type="float" office:value="0.000017666" calcext:value-type="float">
            <text:p>1.7666E-05</text:p>
          </table:table-cell>
          <table:table-cell table:formula="of:=[.K157]" office:value-type="float" office:value="0.00002158" calcext:value-type="float">
            <text:p>2.158E-05</text:p>
          </table:table-cell>
        </table:table-row>
        <table:table-row table:style-name="ro1">
          <table:table-cell table:style-name="ce1" office:value-type="float" office:value="-0.000015035" calcext:value-type="float">
            <text:p>-1.5035E-05</text:p>
          </table:table-cell>
          <table:table-cell office:value-type="float" office:value="1.640610427" calcext:value-type="float">
            <text:p>1.6406104</text:p>
          </table:table-cell>
          <table:table-cell office:value-type="float" office:value="0.000019535" calcext:value-type="float">
            <text:p>0.0000195</text:p>
          </table:table-cell>
          <table:table-cell/>
          <table:table-cell table:style-name="ce1" office:value-type="float" office:value="-0.000013176" calcext:value-type="float">
            <text:p>-1.3176E-05</text:p>
          </table:table-cell>
          <table:table-cell office:value-type="float" office:value="1.640610427" calcext:value-type="float">
            <text:p>1.6406104</text:p>
          </table:table-cell>
          <table:table-cell office:value-type="float" office:value="0.000017676" calcext:value-type="float">
            <text:p>0.0000177</text:p>
          </table:table-cell>
          <table:table-cell/>
          <table:table-cell table:style-name="ce1" office:value-type="float" office:value="-0.000017554" calcext:value-type="float">
            <text:p>-1.7554E-05</text:p>
          </table:table-cell>
          <table:table-cell office:value-type="float" office:value="1.640610427" calcext:value-type="float">
            <text:p>1.6406104</text:p>
          </table:table-cell>
          <table:table-cell office:value-type="float" office:value="0.000022054" calcext:value-type="float">
            <text:p>0.0000221</text:p>
          </table:table-cell>
          <table:table-cell/>
          <table:table-cell table:formula="of:=[.B158]" office:value-type="float" office:value="1.640610427" calcext:value-type="float">
            <text:p>1.640610427</text:p>
          </table:table-cell>
          <table:table-cell table:formula="of:=[.A158]+middle" office:value-type="float" office:value="1.640590892" calcext:value-type="float">
            <text:p>1.640590892</text:p>
          </table:table-cell>
          <table:table-cell table:formula="of:=[.E158]+middle" office:value-type="float" office:value="1.640592751" calcext:value-type="float">
            <text:p>1.640592751</text:p>
          </table:table-cell>
          <table:table-cell table:formula="of:=[.I158]+middle" office:value-type="float" office:value="1.640588373" calcext:value-type="float">
            <text:p>1.640588373</text:p>
          </table:table-cell>
          <table:table-cell table:formula="of:=[.M158]" office:value-type="float" office:value="1.640610427" calcext:value-type="float">
            <text:p>1.640610427</text:p>
          </table:table-cell>
          <table:table-cell/>
          <table:table-cell table:formula="of:=[.B158]" office:value-type="float" office:value="1.640610427" calcext:value-type="float">
            <text:p>1.640610427</text:p>
          </table:table-cell>
          <table:table-cell table:formula="of:=[.C158]" office:value-type="float" office:value="0.000019535" calcext:value-type="float">
            <text:p>1.9535E-05</text:p>
          </table:table-cell>
          <table:table-cell table:formula="of:=[.G158]" office:value-type="float" office:value="0.000017676" calcext:value-type="float">
            <text:p>1.7676E-05</text:p>
          </table:table-cell>
          <table:table-cell table:formula="of:=[.K158]" office:value-type="float" office:value="0.000022054" calcext:value-type="float">
            <text:p>2.2054E-05</text:p>
          </table:table-cell>
        </table:table-row>
        <table:table-row table:style-name="ro1">
          <table:table-cell table:style-name="ce1" office:value-type="float" office:value="-0.000014521" calcext:value-type="float">
            <text:p>-1.4521E-05</text:p>
          </table:table-cell>
          <table:table-cell office:value-type="float" office:value="1.640610927" calcext:value-type="float">
            <text:p>1.6406109</text:p>
          </table:table-cell>
          <table:table-cell office:value-type="float" office:value="0.000019521" calcext:value-type="float">
            <text:p>0.0000195</text:p>
          </table:table-cell>
          <table:table-cell/>
          <table:table-cell table:style-name="ce1" office:value-type="float" office:value="-0.000012706" calcext:value-type="float">
            <text:p>-1.2706E-05</text:p>
          </table:table-cell>
          <table:table-cell office:value-type="float" office:value="1.640610927" calcext:value-type="float">
            <text:p>1.6406109</text:p>
          </table:table-cell>
          <table:table-cell office:value-type="float" office:value="0.000017706" calcext:value-type="float">
            <text:p>0.0000177</text:p>
          </table:table-cell>
          <table:table-cell/>
          <table:table-cell table:style-name="ce1" office:value-type="float" office:value="-0.000017605" calcext:value-type="float">
            <text:p>-1.7605E-05</text:p>
          </table:table-cell>
          <table:table-cell office:value-type="float" office:value="1.640610927" calcext:value-type="float">
            <text:p>1.6406109</text:p>
          </table:table-cell>
          <table:table-cell office:value-type="float" office:value="0.000022605" calcext:value-type="float">
            <text:p>0.0000226</text:p>
          </table:table-cell>
          <table:table-cell/>
          <table:table-cell table:formula="of:=[.B159]" office:value-type="float" office:value="1.640610927" calcext:value-type="float">
            <text:p>1.640610927</text:p>
          </table:table-cell>
          <table:table-cell table:formula="of:=[.A159]+middle" office:value-type="float" office:value="1.640591406" calcext:value-type="float">
            <text:p>1.640591406</text:p>
          </table:table-cell>
          <table:table-cell table:formula="of:=[.E159]+middle" office:value-type="float" office:value="1.640593221" calcext:value-type="float">
            <text:p>1.640593221</text:p>
          </table:table-cell>
          <table:table-cell table:formula="of:=[.I159]+middle" office:value-type="float" office:value="1.640588322" calcext:value-type="float">
            <text:p>1.640588322</text:p>
          </table:table-cell>
          <table:table-cell table:formula="of:=[.M159]" office:value-type="float" office:value="1.640610927" calcext:value-type="float">
            <text:p>1.640610927</text:p>
          </table:table-cell>
          <table:table-cell/>
          <table:table-cell table:formula="of:=[.B159]" office:value-type="float" office:value="1.640610927" calcext:value-type="float">
            <text:p>1.640610927</text:p>
          </table:table-cell>
          <table:table-cell table:formula="of:=[.C159]" office:value-type="float" office:value="0.000019521" calcext:value-type="float">
            <text:p>1.9521E-05</text:p>
          </table:table-cell>
          <table:table-cell table:formula="of:=[.G159]" office:value-type="float" office:value="0.000017706" calcext:value-type="float">
            <text:p>1.7706E-05</text:p>
          </table:table-cell>
          <table:table-cell table:formula="of:=[.K159]" office:value-type="float" office:value="0.000022605" calcext:value-type="float">
            <text:p>2.2605E-05</text:p>
          </table:table-cell>
        </table:table-row>
        <table:table-row table:style-name="ro1">
          <table:table-cell table:style-name="ce1" office:value-type="float" office:value="-0.000014014" calcext:value-type="float">
            <text:p>-1.4014E-05</text:p>
          </table:table-cell>
          <table:table-cell office:value-type="float" office:value="1.640611427" calcext:value-type="float">
            <text:p>1.6406114</text:p>
          </table:table-cell>
          <table:table-cell office:value-type="float" office:value="0.000019514" calcext:value-type="float">
            <text:p>0.0000195</text:p>
          </table:table-cell>
          <table:table-cell/>
          <table:table-cell table:style-name="ce1" office:value-type="float" office:value="-0.000012208" calcext:value-type="float">
            <text:p>-1.2208E-05</text:p>
          </table:table-cell>
          <table:table-cell office:value-type="float" office:value="1.640611427" calcext:value-type="float">
            <text:p>1.6406114</text:p>
          </table:table-cell>
          <table:table-cell office:value-type="float" office:value="0.000017708" calcext:value-type="float">
            <text:p>0.0000177</text:p>
          </table:table-cell>
          <table:table-cell/>
          <table:table-cell table:style-name="ce1" office:value-type="float" office:value="-0.000017552" calcext:value-type="float">
            <text:p>-1.7552E-05</text:p>
          </table:table-cell>
          <table:table-cell office:value-type="float" office:value="1.640611427" calcext:value-type="float">
            <text:p>1.6406114</text:p>
          </table:table-cell>
          <table:table-cell office:value-type="float" office:value="0.000023052" calcext:value-type="float">
            <text:p>0.0000231</text:p>
          </table:table-cell>
          <table:table-cell/>
          <table:table-cell table:formula="of:=[.B160]" office:value-type="float" office:value="1.640611427" calcext:value-type="float">
            <text:p>1.640611427</text:p>
          </table:table-cell>
          <table:table-cell table:formula="of:=[.A160]+middle" office:value-type="float" office:value="1.640591913" calcext:value-type="float">
            <text:p>1.640591913</text:p>
          </table:table-cell>
          <table:table-cell table:formula="of:=[.E160]+middle" office:value-type="float" office:value="1.640593719" calcext:value-type="float">
            <text:p>1.640593719</text:p>
          </table:table-cell>
          <table:table-cell table:formula="of:=[.I160]+middle" office:value-type="float" office:value="1.640588375" calcext:value-type="float">
            <text:p>1.640588375</text:p>
          </table:table-cell>
          <table:table-cell table:formula="of:=[.M160]" office:value-type="float" office:value="1.640611427" calcext:value-type="float">
            <text:p>1.640611427</text:p>
          </table:table-cell>
          <table:table-cell/>
          <table:table-cell table:formula="of:=[.B160]" office:value-type="float" office:value="1.640611427" calcext:value-type="float">
            <text:p>1.640611427</text:p>
          </table:table-cell>
          <table:table-cell table:formula="of:=[.C160]" office:value-type="float" office:value="0.000019514" calcext:value-type="float">
            <text:p>1.9514E-05</text:p>
          </table:table-cell>
          <table:table-cell table:formula="of:=[.G160]" office:value-type="float" office:value="0.000017708" calcext:value-type="float">
            <text:p>1.7708E-05</text:p>
          </table:table-cell>
          <table:table-cell table:formula="of:=[.K160]" office:value-type="float" office:value="0.000023052" calcext:value-type="float">
            <text:p>2.3052E-05</text:p>
          </table:table-cell>
        </table:table-row>
        <table:table-row table:style-name="ro1">
          <table:table-cell table:style-name="ce1" office:value-type="float" office:value="-0.000013536" calcext:value-type="float">
            <text:p>-1.3536E-05</text:p>
          </table:table-cell>
          <table:table-cell office:value-type="float" office:value="1.640611927" calcext:value-type="float">
            <text:p>1.6406119</text:p>
          </table:table-cell>
          <table:table-cell office:value-type="float" office:value="0.000019536" calcext:value-type="float">
            <text:p>0.0000195</text:p>
          </table:table-cell>
          <table:table-cell/>
          <table:table-cell table:style-name="ce1" office:value-type="float" office:value="-0.000011707" calcext:value-type="float">
            <text:p>-1.1707E-05</text:p>
          </table:table-cell>
          <table:table-cell office:value-type="float" office:value="1.640611927" calcext:value-type="float">
            <text:p>1.6406119</text:p>
          </table:table-cell>
          <table:table-cell office:value-type="float" office:value="0.000017707" calcext:value-type="float">
            <text:p>0.0000177</text:p>
          </table:table-cell>
          <table:table-cell/>
          <table:table-cell table:style-name="ce1" office:value-type="float" office:value="-0.000017579" calcext:value-type="float">
            <text:p>-1.7579E-05</text:p>
          </table:table-cell>
          <table:table-cell office:value-type="float" office:value="1.640611927" calcext:value-type="float">
            <text:p>1.6406119</text:p>
          </table:table-cell>
          <table:table-cell office:value-type="float" office:value="0.000023579" calcext:value-type="float">
            <text:p>0.0000236</text:p>
          </table:table-cell>
          <table:table-cell/>
          <table:table-cell table:formula="of:=[.B161]" office:value-type="float" office:value="1.640611927" calcext:value-type="float">
            <text:p>1.640611927</text:p>
          </table:table-cell>
          <table:table-cell table:formula="of:=[.A161]+middle" office:value-type="float" office:value="1.640592391" calcext:value-type="float">
            <text:p>1.640592391</text:p>
          </table:table-cell>
          <table:table-cell table:formula="of:=[.E161]+middle" office:value-type="float" office:value="1.64059422" calcext:value-type="float">
            <text:p>1.64059422</text:p>
          </table:table-cell>
          <table:table-cell table:formula="of:=[.I161]+middle" office:value-type="float" office:value="1.640588348" calcext:value-type="float">
            <text:p>1.640588348</text:p>
          </table:table-cell>
          <table:table-cell table:formula="of:=[.M161]" office:value-type="float" office:value="1.640611927" calcext:value-type="float">
            <text:p>1.640611927</text:p>
          </table:table-cell>
          <table:table-cell/>
          <table:table-cell table:formula="of:=[.B161]" office:value-type="float" office:value="1.640611927" calcext:value-type="float">
            <text:p>1.640611927</text:p>
          </table:table-cell>
          <table:table-cell table:formula="of:=[.C161]" office:value-type="float" office:value="0.000019536" calcext:value-type="float">
            <text:p>1.9536E-05</text:p>
          </table:table-cell>
          <table:table-cell table:formula="of:=[.G161]" office:value-type="float" office:value="0.000017707" calcext:value-type="float">
            <text:p>1.7707E-05</text:p>
          </table:table-cell>
          <table:table-cell table:formula="of:=[.K161]" office:value-type="float" office:value="0.000023579" calcext:value-type="float">
            <text:p>2.3579E-05</text:p>
          </table:table-cell>
        </table:table-row>
        <table:table-row table:style-name="ro1">
          <table:table-cell table:style-name="ce1" office:value-type="float" office:value="-0.000013075" calcext:value-type="float">
            <text:p>-1.3075E-05</text:p>
          </table:table-cell>
          <table:table-cell office:value-type="float" office:value="1.640612427" calcext:value-type="float">
            <text:p>1.6406124</text:p>
          </table:table-cell>
          <table:table-cell office:value-type="float" office:value="0.000019575" calcext:value-type="float">
            <text:p>0.0000196</text:p>
          </table:table-cell>
          <table:table-cell/>
          <table:table-cell table:style-name="ce1" office:value-type="float" office:value="-0.000011243" calcext:value-type="float">
            <text:p>-1.1243E-05</text:p>
          </table:table-cell>
          <table:table-cell office:value-type="float" office:value="1.640612427" calcext:value-type="float">
            <text:p>1.6406124</text:p>
          </table:table-cell>
          <table:table-cell office:value-type="float" office:value="0.000017743" calcext:value-type="float">
            <text:p>0.0000177</text:p>
          </table:table-cell>
          <table:table-cell/>
          <table:table-cell table:style-name="ce1" office:value-type="float" office:value="-0.000017605" calcext:value-type="float">
            <text:p>-1.7605E-05</text:p>
          </table:table-cell>
          <table:table-cell office:value-type="float" office:value="1.640612427" calcext:value-type="float">
            <text:p>1.6406124</text:p>
          </table:table-cell>
          <table:table-cell office:value-type="float" office:value="0.000024105" calcext:value-type="float">
            <text:p>0.0000241</text:p>
          </table:table-cell>
          <table:table-cell/>
          <table:table-cell table:formula="of:=[.B162]" office:value-type="float" office:value="1.640612427" calcext:value-type="float">
            <text:p>1.640612427</text:p>
          </table:table-cell>
          <table:table-cell table:formula="of:=[.A162]+middle" office:value-type="float" office:value="1.640592852" calcext:value-type="float">
            <text:p>1.640592852</text:p>
          </table:table-cell>
          <table:table-cell table:formula="of:=[.E162]+middle" office:value-type="float" office:value="1.640594684" calcext:value-type="float">
            <text:p>1.640594684</text:p>
          </table:table-cell>
          <table:table-cell table:formula="of:=[.I162]+middle" office:value-type="float" office:value="1.640588322" calcext:value-type="float">
            <text:p>1.640588322</text:p>
          </table:table-cell>
          <table:table-cell table:formula="of:=[.M162]" office:value-type="float" office:value="1.640612427" calcext:value-type="float">
            <text:p>1.640612427</text:p>
          </table:table-cell>
          <table:table-cell/>
          <table:table-cell table:formula="of:=[.B162]" office:value-type="float" office:value="1.640612427" calcext:value-type="float">
            <text:p>1.640612427</text:p>
          </table:table-cell>
          <table:table-cell table:formula="of:=[.C162]" office:value-type="float" office:value="0.000019575" calcext:value-type="float">
            <text:p>1.9575E-05</text:p>
          </table:table-cell>
          <table:table-cell table:formula="of:=[.G162]" office:value-type="float" office:value="0.000017743" calcext:value-type="float">
            <text:p>1.7743E-05</text:p>
          </table:table-cell>
          <table:table-cell table:formula="of:=[.K162]" office:value-type="float" office:value="0.000024105" calcext:value-type="float">
            <text:p>2.4105E-05</text:p>
          </table:table-cell>
        </table:table-row>
        <table:table-row table:style-name="ro1">
          <table:table-cell table:style-name="ce1" office:value-type="float" office:value="-0.000012621" calcext:value-type="float">
            <text:p>-1.2621E-05</text:p>
          </table:table-cell>
          <table:table-cell office:value-type="float" office:value="1.640612927" calcext:value-type="float">
            <text:p>1.6406129</text:p>
          </table:table-cell>
          <table:table-cell office:value-type="float" office:value="0.000019621" calcext:value-type="float">
            <text:p>0.0000196</text:p>
          </table:table-cell>
          <table:table-cell/>
          <table:table-cell table:style-name="ce1" office:value-type="float" office:value="-0.00001075" calcext:value-type="float">
            <text:p>-1.075E-05</text:p>
          </table:table-cell>
          <table:table-cell office:value-type="float" office:value="1.640612927" calcext:value-type="float">
            <text:p>1.6406129</text:p>
          </table:table-cell>
          <table:table-cell office:value-type="float" office:value="0.00001775" calcext:value-type="float">
            <text:p>0.0000178</text:p>
          </table:table-cell>
          <table:table-cell/>
          <table:table-cell table:style-name="ce1" office:value-type="float" office:value="-0.000017573" calcext:value-type="float">
            <text:p>-1.7573E-05</text:p>
          </table:table-cell>
          <table:table-cell office:value-type="float" office:value="1.640612927" calcext:value-type="float">
            <text:p>1.6406129</text:p>
          </table:table-cell>
          <table:table-cell office:value-type="float" office:value="0.000024573" calcext:value-type="float">
            <text:p>0.0000246</text:p>
          </table:table-cell>
          <table:table-cell/>
          <table:table-cell table:formula="of:=[.B163]" office:value-type="float" office:value="1.640612927" calcext:value-type="float">
            <text:p>1.640612927</text:p>
          </table:table-cell>
          <table:table-cell table:formula="of:=[.A163]+middle" office:value-type="float" office:value="1.640593306" calcext:value-type="float">
            <text:p>1.640593306</text:p>
          </table:table-cell>
          <table:table-cell table:formula="of:=[.E163]+middle" office:value-type="float" office:value="1.640595177" calcext:value-type="float">
            <text:p>1.640595177</text:p>
          </table:table-cell>
          <table:table-cell table:formula="of:=[.I163]+middle" office:value-type="float" office:value="1.640588354" calcext:value-type="float">
            <text:p>1.640588354</text:p>
          </table:table-cell>
          <table:table-cell table:formula="of:=[.M163]" office:value-type="float" office:value="1.640612927" calcext:value-type="float">
            <text:p>1.640612927</text:p>
          </table:table-cell>
          <table:table-cell/>
          <table:table-cell table:formula="of:=[.B163]" office:value-type="float" office:value="1.640612927" calcext:value-type="float">
            <text:p>1.640612927</text:p>
          </table:table-cell>
          <table:table-cell table:formula="of:=[.C163]" office:value-type="float" office:value="0.000019621" calcext:value-type="float">
            <text:p>1.9621E-05</text:p>
          </table:table-cell>
          <table:table-cell table:formula="of:=[.G163]" office:value-type="float" office:value="0.00001775" calcext:value-type="float">
            <text:p>1.775E-05</text:p>
          </table:table-cell>
          <table:table-cell table:formula="of:=[.K163]" office:value-type="float" office:value="0.000024573" calcext:value-type="float">
            <text:p>2.4573E-05</text:p>
          </table:table-cell>
        </table:table-row>
        <table:table-row table:style-name="ro1">
          <table:table-cell table:style-name="ce1" office:value-type="float" office:value="-0.000012145" calcext:value-type="float">
            <text:p>-1.2145E-05</text:p>
          </table:table-cell>
          <table:table-cell office:value-type="float" office:value="1.640613427" calcext:value-type="float">
            <text:p>1.6406134</text:p>
          </table:table-cell>
          <table:table-cell office:value-type="float" office:value="0.000019645" calcext:value-type="float">
            <text:p>0.0000196</text:p>
          </table:table-cell>
          <table:table-cell/>
          <table:table-cell table:style-name="ce1" office:value-type="float" office:value="-0.000010238" calcext:value-type="float">
            <text:p>-1.0238E-05</text:p>
          </table:table-cell>
          <table:table-cell office:value-type="float" office:value="1.640613427" calcext:value-type="float">
            <text:p>1.6406134</text:p>
          </table:table-cell>
          <table:table-cell office:value-type="float" office:value="0.000017738" calcext:value-type="float">
            <text:p>0.0000177</text:p>
          </table:table-cell>
          <table:table-cell/>
          <table:table-cell table:style-name="ce1" office:value-type="float" office:value="-0.000017559" calcext:value-type="float">
            <text:p>-1.7559E-05</text:p>
          </table:table-cell>
          <table:table-cell office:value-type="float" office:value="1.640613427" calcext:value-type="float">
            <text:p>1.6406134</text:p>
          </table:table-cell>
          <table:table-cell office:value-type="float" office:value="0.000025059" calcext:value-type="float">
            <text:p>0.0000251</text:p>
          </table:table-cell>
          <table:table-cell/>
          <table:table-cell table:formula="of:=[.B164]" office:value-type="float" office:value="1.640613427" calcext:value-type="float">
            <text:p>1.640613427</text:p>
          </table:table-cell>
          <table:table-cell table:formula="of:=[.A164]+middle" office:value-type="float" office:value="1.640593782" calcext:value-type="float">
            <text:p>1.640593782</text:p>
          </table:table-cell>
          <table:table-cell table:formula="of:=[.E164]+middle" office:value-type="float" office:value="1.640595689" calcext:value-type="float">
            <text:p>1.640595689</text:p>
          </table:table-cell>
          <table:table-cell table:formula="of:=[.I164]+middle" office:value-type="float" office:value="1.640588368" calcext:value-type="float">
            <text:p>1.640588368</text:p>
          </table:table-cell>
          <table:table-cell table:formula="of:=[.M164]" office:value-type="float" office:value="1.640613427" calcext:value-type="float">
            <text:p>1.640613427</text:p>
          </table:table-cell>
          <table:table-cell/>
          <table:table-cell table:formula="of:=[.B164]" office:value-type="float" office:value="1.640613427" calcext:value-type="float">
            <text:p>1.640613427</text:p>
          </table:table-cell>
          <table:table-cell table:formula="of:=[.C164]" office:value-type="float" office:value="0.000019645" calcext:value-type="float">
            <text:p>1.9645E-05</text:p>
          </table:table-cell>
          <table:table-cell table:formula="of:=[.G164]" office:value-type="float" office:value="0.000017738" calcext:value-type="float">
            <text:p>1.7738E-05</text:p>
          </table:table-cell>
          <table:table-cell table:formula="of:=[.K164]" office:value-type="float" office:value="0.000025059" calcext:value-type="float">
            <text:p>2.5059E-05</text:p>
          </table:table-cell>
        </table:table-row>
        <table:table-row table:style-name="ro1">
          <table:table-cell table:style-name="ce1" office:value-type="float" office:value="-0.000011587" calcext:value-type="float">
            <text:p>-1.1587E-05</text:p>
          </table:table-cell>
          <table:table-cell office:value-type="float" office:value="1.640613927" calcext:value-type="float">
            <text:p>1.6406139</text:p>
          </table:table-cell>
          <table:table-cell office:value-type="float" office:value="0.000019587" calcext:value-type="float">
            <text:p>0.0000196</text:p>
          </table:table-cell>
          <table:table-cell/>
          <table:table-cell table:style-name="ce1" office:value-type="float" office:value="-0.000009727" calcext:value-type="float">
            <text:p>-9.727E-06</text:p>
          </table:table-cell>
          <table:table-cell office:value-type="float" office:value="1.640613927" calcext:value-type="float">
            <text:p>1.6406139</text:p>
          </table:table-cell>
          <table:table-cell office:value-type="float" office:value="0.000017727" calcext:value-type="float">
            <text:p>0.0000177</text:p>
          </table:table-cell>
          <table:table-cell/>
          <table:table-cell table:style-name="ce1" office:value-type="float" office:value="-0.000017577" calcext:value-type="float">
            <text:p>-1.7577E-05</text:p>
          </table:table-cell>
          <table:table-cell office:value-type="float" office:value="1.640613927" calcext:value-type="float">
            <text:p>1.6406139</text:p>
          </table:table-cell>
          <table:table-cell office:value-type="float" office:value="0.000025577" calcext:value-type="float">
            <text:p>0.0000256</text:p>
          </table:table-cell>
          <table:table-cell/>
          <table:table-cell table:formula="of:=[.B165]" office:value-type="float" office:value="1.640613927" calcext:value-type="float">
            <text:p>1.640613927</text:p>
          </table:table-cell>
          <table:table-cell table:formula="of:=[.A165]+middle" office:value-type="float" office:value="1.64059434" calcext:value-type="float">
            <text:p>1.64059434</text:p>
          </table:table-cell>
          <table:table-cell table:formula="of:=[.E165]+middle" office:value-type="float" office:value="1.6405962" calcext:value-type="float">
            <text:p>1.6405962</text:p>
          </table:table-cell>
          <table:table-cell table:formula="of:=[.I165]+middle" office:value-type="float" office:value="1.64058835" calcext:value-type="float">
            <text:p>1.64058835</text:p>
          </table:table-cell>
          <table:table-cell table:formula="of:=[.M165]" office:value-type="float" office:value="1.640613927" calcext:value-type="float">
            <text:p>1.640613927</text:p>
          </table:table-cell>
          <table:table-cell/>
          <table:table-cell table:formula="of:=[.B165]" office:value-type="float" office:value="1.640613927" calcext:value-type="float">
            <text:p>1.640613927</text:p>
          </table:table-cell>
          <table:table-cell table:formula="of:=[.C165]" office:value-type="float" office:value="0.000019587" calcext:value-type="float">
            <text:p>1.9587E-05</text:p>
          </table:table-cell>
          <table:table-cell table:formula="of:=[.G165]" office:value-type="float" office:value="0.000017727" calcext:value-type="float">
            <text:p>1.7727E-05</text:p>
          </table:table-cell>
          <table:table-cell table:formula="of:=[.K165]" office:value-type="float" office:value="0.000025577" calcext:value-type="float">
            <text:p>2.5577E-05</text:p>
          </table:table-cell>
        </table:table-row>
        <table:table-row table:style-name="ro1">
          <table:table-cell table:style-name="ce1" office:value-type="float" office:value="-0.000011052" calcext:value-type="float">
            <text:p>-1.1052E-05</text:p>
          </table:table-cell>
          <table:table-cell office:value-type="float" office:value="1.640614427" calcext:value-type="float">
            <text:p>1.6406144</text:p>
          </table:table-cell>
          <table:table-cell office:value-type="float" office:value="0.000019552" calcext:value-type="float">
            <text:p>0.0000196</text:p>
          </table:table-cell>
          <table:table-cell/>
          <table:table-cell table:style-name="ce1" office:value-type="float" office:value="-0.000009217" calcext:value-type="float">
            <text:p>-9.217E-06</text:p>
          </table:table-cell>
          <table:table-cell office:value-type="float" office:value="1.640614427" calcext:value-type="float">
            <text:p>1.6406144</text:p>
          </table:table-cell>
          <table:table-cell office:value-type="float" office:value="0.000017717" calcext:value-type="float">
            <text:p>0.0000177</text:p>
          </table:table-cell>
          <table:table-cell/>
          <table:table-cell table:style-name="ce1" office:value-type="float" office:value="-0.000017579" calcext:value-type="float">
            <text:p>-1.7579E-05</text:p>
          </table:table-cell>
          <table:table-cell office:value-type="float" office:value="1.640614427" calcext:value-type="float">
            <text:p>1.6406144</text:p>
          </table:table-cell>
          <table:table-cell office:value-type="float" office:value="0.000026079" calcext:value-type="float">
            <text:p>0.0000261</text:p>
          </table:table-cell>
          <table:table-cell/>
          <table:table-cell table:formula="of:=[.B166]" office:value-type="float" office:value="1.640614427" calcext:value-type="float">
            <text:p>1.640614427</text:p>
          </table:table-cell>
          <table:table-cell table:formula="of:=[.A166]+middle" office:value-type="float" office:value="1.640594875" calcext:value-type="float">
            <text:p>1.640594875</text:p>
          </table:table-cell>
          <table:table-cell table:formula="of:=[.E166]+middle" office:value-type="float" office:value="1.64059671" calcext:value-type="float">
            <text:p>1.64059671</text:p>
          </table:table-cell>
          <table:table-cell table:formula="of:=[.I166]+middle" office:value-type="float" office:value="1.640588348" calcext:value-type="float">
            <text:p>1.640588348</text:p>
          </table:table-cell>
          <table:table-cell table:formula="of:=[.M166]" office:value-type="float" office:value="1.640614427" calcext:value-type="float">
            <text:p>1.640614427</text:p>
          </table:table-cell>
          <table:table-cell/>
          <table:table-cell table:formula="of:=[.B166]" office:value-type="float" office:value="1.640614427" calcext:value-type="float">
            <text:p>1.640614427</text:p>
          </table:table-cell>
          <table:table-cell table:formula="of:=[.C166]" office:value-type="float" office:value="0.000019552" calcext:value-type="float">
            <text:p>1.9552E-05</text:p>
          </table:table-cell>
          <table:table-cell table:formula="of:=[.G166]" office:value-type="float" office:value="0.000017717" calcext:value-type="float">
            <text:p>1.7717E-05</text:p>
          </table:table-cell>
          <table:table-cell table:formula="of:=[.K166]" office:value-type="float" office:value="0.000026079" calcext:value-type="float">
            <text:p>2.6079E-05</text:p>
          </table:table-cell>
        </table:table-row>
        <table:table-row table:style-name="ro1">
          <table:table-cell table:style-name="ce1" office:value-type="float" office:value="-0.000010604" calcext:value-type="float">
            <text:p>-1.0604E-05</text:p>
          </table:table-cell>
          <table:table-cell office:value-type="float" office:value="1.640614927" calcext:value-type="float">
            <text:p>1.6406149</text:p>
          </table:table-cell>
          <table:table-cell office:value-type="float" office:value="0.000019604" calcext:value-type="float">
            <text:p>0.0000196</text:p>
          </table:table-cell>
          <table:table-cell/>
          <table:table-cell table:style-name="ce1" office:value-type="float" office:value="-0.000008779" calcext:value-type="float">
            <text:p>-8.779E-06</text:p>
          </table:table-cell>
          <table:table-cell office:value-type="float" office:value="1.640614927" calcext:value-type="float">
            <text:p>1.6406149</text:p>
          </table:table-cell>
          <table:table-cell office:value-type="float" office:value="0.000017779" calcext:value-type="float">
            <text:p>0.0000178</text:p>
          </table:table-cell>
          <table:table-cell/>
          <table:table-cell table:style-name="ce1" office:value-type="float" office:value="-0.000017598" calcext:value-type="float">
            <text:p>-1.7598E-05</text:p>
          </table:table-cell>
          <table:table-cell office:value-type="float" office:value="1.640614927" calcext:value-type="float">
            <text:p>1.6406149</text:p>
          </table:table-cell>
          <table:table-cell office:value-type="float" office:value="0.000026598" calcext:value-type="float">
            <text:p>0.0000266</text:p>
          </table:table-cell>
          <table:table-cell/>
          <table:table-cell table:formula="of:=[.B167]" office:value-type="float" office:value="1.640614927" calcext:value-type="float">
            <text:p>1.640614927</text:p>
          </table:table-cell>
          <table:table-cell table:formula="of:=[.A167]+middle" office:value-type="float" office:value="1.640595323" calcext:value-type="float">
            <text:p>1.640595323</text:p>
          </table:table-cell>
          <table:table-cell table:formula="of:=[.E167]+middle" office:value-type="float" office:value="1.640597148" calcext:value-type="float">
            <text:p>1.640597148</text:p>
          </table:table-cell>
          <table:table-cell table:formula="of:=[.I167]+middle" office:value-type="float" office:value="1.640588329" calcext:value-type="float">
            <text:p>1.640588329</text:p>
          </table:table-cell>
          <table:table-cell table:formula="of:=[.M167]" office:value-type="float" office:value="1.640614927" calcext:value-type="float">
            <text:p>1.640614927</text:p>
          </table:table-cell>
          <table:table-cell/>
          <table:table-cell table:formula="of:=[.B167]" office:value-type="float" office:value="1.640614927" calcext:value-type="float">
            <text:p>1.640614927</text:p>
          </table:table-cell>
          <table:table-cell table:formula="of:=[.C167]" office:value-type="float" office:value="0.000019604" calcext:value-type="float">
            <text:p>1.9604E-05</text:p>
          </table:table-cell>
          <table:table-cell table:formula="of:=[.G167]" office:value-type="float" office:value="0.000017779" calcext:value-type="float">
            <text:p>1.7779E-05</text:p>
          </table:table-cell>
          <table:table-cell table:formula="of:=[.K167]" office:value-type="float" office:value="0.000026598" calcext:value-type="float">
            <text:p>2.6598E-05</text:p>
          </table:table-cell>
        </table:table-row>
        <table:table-row table:style-name="ro1">
          <table:table-cell table:style-name="ce1" office:value-type="float" office:value="-0.000010066" calcext:value-type="float">
            <text:p>-1.0066E-05</text:p>
          </table:table-cell>
          <table:table-cell office:value-type="float" office:value="1.640615427" calcext:value-type="float">
            <text:p>1.6406154</text:p>
          </table:table-cell>
          <table:table-cell office:value-type="float" office:value="0.000019566" calcext:value-type="float">
            <text:p>0.0000196</text:p>
          </table:table-cell>
          <table:table-cell/>
          <table:table-cell table:style-name="ce1" office:value-type="float" office:value="-0.000008226" calcext:value-type="float">
            <text:p>-8.226E-06</text:p>
          </table:table-cell>
          <table:table-cell office:value-type="float" office:value="1.640615427" calcext:value-type="float">
            <text:p>1.6406154</text:p>
          </table:table-cell>
          <table:table-cell office:value-type="float" office:value="0.000017726" calcext:value-type="float">
            <text:p>0.0000177</text:p>
          </table:table-cell>
          <table:table-cell/>
          <table:table-cell table:style-name="ce1" office:value-type="float" office:value="-0.000017619" calcext:value-type="float">
            <text:p>-1.7619E-05</text:p>
          </table:table-cell>
          <table:table-cell office:value-type="float" office:value="1.640615427" calcext:value-type="float">
            <text:p>1.6406154</text:p>
          </table:table-cell>
          <table:table-cell office:value-type="float" office:value="0.000027119" calcext:value-type="float">
            <text:p>0.0000271</text:p>
          </table:table-cell>
          <table:table-cell/>
          <table:table-cell table:formula="of:=[.B168]" office:value-type="float" office:value="1.640615427" calcext:value-type="float">
            <text:p>1.640615427</text:p>
          </table:table-cell>
          <table:table-cell table:formula="of:=[.A168]+middle" office:value-type="float" office:value="1.640595861" calcext:value-type="float">
            <text:p>1.640595861</text:p>
          </table:table-cell>
          <table:table-cell table:formula="of:=[.E168]+middle" office:value-type="float" office:value="1.640597701" calcext:value-type="float">
            <text:p>1.640597701</text:p>
          </table:table-cell>
          <table:table-cell table:formula="of:=[.I168]+middle" office:value-type="float" office:value="1.640588308" calcext:value-type="float">
            <text:p>1.640588308</text:p>
          </table:table-cell>
          <table:table-cell table:formula="of:=[.M168]" office:value-type="float" office:value="1.640615427" calcext:value-type="float">
            <text:p>1.640615427</text:p>
          </table:table-cell>
          <table:table-cell/>
          <table:table-cell table:formula="of:=[.B168]" office:value-type="float" office:value="1.640615427" calcext:value-type="float">
            <text:p>1.640615427</text:p>
          </table:table-cell>
          <table:table-cell table:formula="of:=[.C168]" office:value-type="float" office:value="0.000019566" calcext:value-type="float">
            <text:p>1.9566E-05</text:p>
          </table:table-cell>
          <table:table-cell table:formula="of:=[.G168]" office:value-type="float" office:value="0.000017726" calcext:value-type="float">
            <text:p>1.7726E-05</text:p>
          </table:table-cell>
          <table:table-cell table:formula="of:=[.K168]" office:value-type="float" office:value="0.000027119" calcext:value-type="float">
            <text:p>2.7119E-05</text:p>
          </table:table-cell>
        </table:table-row>
        <table:table-row table:style-name="ro1">
          <table:table-cell table:style-name="ce1" office:value-type="float" office:value="-0.000009573" calcext:value-type="float">
            <text:p>-9.573E-06</text:p>
          </table:table-cell>
          <table:table-cell office:value-type="float" office:value="1.640615927" calcext:value-type="float">
            <text:p>1.6406159</text:p>
          </table:table-cell>
          <table:table-cell office:value-type="float" office:value="0.000019573" calcext:value-type="float">
            <text:p>0.0000196</text:p>
          </table:table-cell>
          <table:table-cell/>
          <table:table-cell table:style-name="ce1" office:value-type="float" office:value="-0.000007817" calcext:value-type="float">
            <text:p>-7.817E-06</text:p>
          </table:table-cell>
          <table:table-cell office:value-type="float" office:value="1.640615927" calcext:value-type="float">
            <text:p>1.6406159</text:p>
          </table:table-cell>
          <table:table-cell office:value-type="float" office:value="0.000017817" calcext:value-type="float">
            <text:p>0.0000178</text:p>
          </table:table-cell>
          <table:table-cell/>
          <table:table-cell table:style-name="ce1" office:value-type="float" office:value="-0.000017641" calcext:value-type="float">
            <text:p>-1.7641E-05</text:p>
          </table:table-cell>
          <table:table-cell office:value-type="float" office:value="1.640615927" calcext:value-type="float">
            <text:p>1.6406159</text:p>
          </table:table-cell>
          <table:table-cell office:value-type="float" office:value="0.000027641" calcext:value-type="float">
            <text:p>0.0000276</text:p>
          </table:table-cell>
          <table:table-cell/>
          <table:table-cell table:formula="of:=[.B169]" office:value-type="float" office:value="1.640615927" calcext:value-type="float">
            <text:p>1.640615927</text:p>
          </table:table-cell>
          <table:table-cell table:formula="of:=[.A169]+middle" office:value-type="float" office:value="1.640596354" calcext:value-type="float">
            <text:p>1.640596354</text:p>
          </table:table-cell>
          <table:table-cell table:formula="of:=[.E169]+middle" office:value-type="float" office:value="1.64059811" calcext:value-type="float">
            <text:p>1.64059811</text:p>
          </table:table-cell>
          <table:table-cell table:formula="of:=[.I169]+middle" office:value-type="float" office:value="1.640588286" calcext:value-type="float">
            <text:p>1.640588286</text:p>
          </table:table-cell>
          <table:table-cell table:formula="of:=[.M169]" office:value-type="float" office:value="1.640615927" calcext:value-type="float">
            <text:p>1.640615927</text:p>
          </table:table-cell>
          <table:table-cell/>
          <table:table-cell table:formula="of:=[.B169]" office:value-type="float" office:value="1.640615927" calcext:value-type="float">
            <text:p>1.640615927</text:p>
          </table:table-cell>
          <table:table-cell table:formula="of:=[.C169]" office:value-type="float" office:value="0.000019573" calcext:value-type="float">
            <text:p>1.9573E-05</text:p>
          </table:table-cell>
          <table:table-cell table:formula="of:=[.G169]" office:value-type="float" office:value="0.000017817" calcext:value-type="float">
            <text:p>1.7817E-05</text:p>
          </table:table-cell>
          <table:table-cell table:formula="of:=[.K169]" office:value-type="float" office:value="0.000027641" calcext:value-type="float">
            <text:p>2.7641E-05</text:p>
          </table:table-cell>
        </table:table-row>
        <table:table-row table:style-name="ro1">
          <table:table-cell table:style-name="ce1" office:value-type="float" office:value="-0.000009125" calcext:value-type="float">
            <text:p>-9.125E-06</text:p>
          </table:table-cell>
          <table:table-cell office:value-type="float" office:value="1.640616427" calcext:value-type="float">
            <text:p>1.6406164</text:p>
          </table:table-cell>
          <table:table-cell office:value-type="float" office:value="0.000019625" calcext:value-type="float">
            <text:p>0.0000196</text:p>
          </table:table-cell>
          <table:table-cell/>
          <table:table-cell table:style-name="ce1" office:value-type="float" office:value="-0.000007352" calcext:value-type="float">
            <text:p>-7.352E-06</text:p>
          </table:table-cell>
          <table:table-cell office:value-type="float" office:value="1.640616427" calcext:value-type="float">
            <text:p>1.6406164</text:p>
          </table:table-cell>
          <table:table-cell office:value-type="float" office:value="0.000017852" calcext:value-type="float">
            <text:p>0.0000179</text:p>
          </table:table-cell>
          <table:table-cell/>
          <table:table-cell table:style-name="ce1" office:value-type="float" office:value="-0.000017597" calcext:value-type="float">
            <text:p>-1.7597E-05</text:p>
          </table:table-cell>
          <table:table-cell office:value-type="float" office:value="1.640616427" calcext:value-type="float">
            <text:p>1.6406164</text:p>
          </table:table-cell>
          <table:table-cell office:value-type="float" office:value="0.000028097" calcext:value-type="float">
            <text:p>0.0000281</text:p>
          </table:table-cell>
          <table:table-cell/>
          <table:table-cell table:formula="of:=[.B170]" office:value-type="float" office:value="1.640616427" calcext:value-type="float">
            <text:p>1.640616427</text:p>
          </table:table-cell>
          <table:table-cell table:formula="of:=[.A170]+middle" office:value-type="float" office:value="1.640596802" calcext:value-type="float">
            <text:p>1.640596802</text:p>
          </table:table-cell>
          <table:table-cell table:formula="of:=[.E170]+middle" office:value-type="float" office:value="1.640598575" calcext:value-type="float">
            <text:p>1.640598575</text:p>
          </table:table-cell>
          <table:table-cell table:formula="of:=[.I170]+middle" office:value-type="float" office:value="1.64058833" calcext:value-type="float">
            <text:p>1.64058833</text:p>
          </table:table-cell>
          <table:table-cell table:formula="of:=[.M170]" office:value-type="float" office:value="1.640616427" calcext:value-type="float">
            <text:p>1.640616427</text:p>
          </table:table-cell>
          <table:table-cell/>
          <table:table-cell table:formula="of:=[.B170]" office:value-type="float" office:value="1.640616427" calcext:value-type="float">
            <text:p>1.640616427</text:p>
          </table:table-cell>
          <table:table-cell table:formula="of:=[.C170]" office:value-type="float" office:value="0.000019625" calcext:value-type="float">
            <text:p>1.9625E-05</text:p>
          </table:table-cell>
          <table:table-cell table:formula="of:=[.G170]" office:value-type="float" office:value="0.000017852" calcext:value-type="float">
            <text:p>1.7852E-05</text:p>
          </table:table-cell>
          <table:table-cell table:formula="of:=[.K170]" office:value-type="float" office:value="0.000028097" calcext:value-type="float">
            <text:p>2.8097E-05</text:p>
          </table:table-cell>
        </table:table-row>
        <table:table-row table:style-name="ro1">
          <table:table-cell table:style-name="ce1" office:value-type="float" office:value="-0.000008656" calcext:value-type="float">
            <text:p>-8.656E-06</text:p>
          </table:table-cell>
          <table:table-cell office:value-type="float" office:value="1.640616927" calcext:value-type="float">
            <text:p>1.6406169</text:p>
          </table:table-cell>
          <table:table-cell office:value-type="float" office:value="0.000019656" calcext:value-type="float">
            <text:p>0.0000197</text:p>
          </table:table-cell>
          <table:table-cell/>
          <table:table-cell table:style-name="ce1" office:value-type="float" office:value="-0.00000683" calcext:value-type="float">
            <text:p>-6.83E-06</text:p>
          </table:table-cell>
          <table:table-cell office:value-type="float" office:value="1.640616927" calcext:value-type="float">
            <text:p>1.6406169</text:p>
          </table:table-cell>
          <table:table-cell office:value-type="float" office:value="0.00001783" calcext:value-type="float">
            <text:p>0.0000178</text:p>
          </table:table-cell>
          <table:table-cell/>
          <table:table-cell table:style-name="ce1" office:value-type="float" office:value="-0.000017634" calcext:value-type="float">
            <text:p>-1.7634E-05</text:p>
          </table:table-cell>
          <table:table-cell office:value-type="float" office:value="1.640616927" calcext:value-type="float">
            <text:p>1.6406169</text:p>
          </table:table-cell>
          <table:table-cell office:value-type="float" office:value="0.000028634" calcext:value-type="float">
            <text:p>0.0000286</text:p>
          </table:table-cell>
          <table:table-cell/>
          <table:table-cell table:formula="of:=[.B171]" office:value-type="float" office:value="1.640616927" calcext:value-type="float">
            <text:p>1.640616927</text:p>
          </table:table-cell>
          <table:table-cell table:formula="of:=[.A171]+middle" office:value-type="float" office:value="1.640597271" calcext:value-type="float">
            <text:p>1.640597271</text:p>
          </table:table-cell>
          <table:table-cell table:formula="of:=[.E171]+middle" office:value-type="float" office:value="1.640599097" calcext:value-type="float">
            <text:p>1.640599097</text:p>
          </table:table-cell>
          <table:table-cell table:formula="of:=[.I171]+middle" office:value-type="float" office:value="1.640588293" calcext:value-type="float">
            <text:p>1.640588293</text:p>
          </table:table-cell>
          <table:table-cell table:formula="of:=[.M171]" office:value-type="float" office:value="1.640616927" calcext:value-type="float">
            <text:p>1.640616927</text:p>
          </table:table-cell>
          <table:table-cell/>
          <table:table-cell table:formula="of:=[.B171]" office:value-type="float" office:value="1.640616927" calcext:value-type="float">
            <text:p>1.640616927</text:p>
          </table:table-cell>
          <table:table-cell table:formula="of:=[.C171]" office:value-type="float" office:value="0.000019656" calcext:value-type="float">
            <text:p>1.9656E-05</text:p>
          </table:table-cell>
          <table:table-cell table:formula="of:=[.G171]" office:value-type="float" office:value="0.00001783" calcext:value-type="float">
            <text:p>1.783E-05</text:p>
          </table:table-cell>
          <table:table-cell table:formula="of:=[.K171]" office:value-type="float" office:value="0.000028634" calcext:value-type="float">
            <text:p>2.8634E-05</text:p>
          </table:table-cell>
        </table:table-row>
        <table:table-row table:style-name="ro1">
          <table:table-cell table:style-name="ce1" office:value-type="float" office:value="-0.00000812" calcext:value-type="float">
            <text:p>-8.12E-06</text:p>
          </table:table-cell>
          <table:table-cell office:value-type="float" office:value="1.640617427" calcext:value-type="float">
            <text:p>1.6406174</text:p>
          </table:table-cell>
          <table:table-cell office:value-type="float" office:value="0.00001962" calcext:value-type="float">
            <text:p>0.0000196</text:p>
          </table:table-cell>
          <table:table-cell/>
          <table:table-cell table:style-name="ce1" office:value-type="float" office:value="-0.000006283" calcext:value-type="float">
            <text:p>-6.283E-06</text:p>
          </table:table-cell>
          <table:table-cell office:value-type="float" office:value="1.640617427" calcext:value-type="float">
            <text:p>1.6406174</text:p>
          </table:table-cell>
          <table:table-cell office:value-type="float" office:value="0.000017783" calcext:value-type="float">
            <text:p>0.0000178</text:p>
          </table:table-cell>
          <table:table-cell/>
          <table:table-cell table:style-name="ce1" office:value-type="float" office:value="-0.000017653" calcext:value-type="float">
            <text:p>-1.7653E-05</text:p>
          </table:table-cell>
          <table:table-cell office:value-type="float" office:value="1.640617427" calcext:value-type="float">
            <text:p>1.6406174</text:p>
          </table:table-cell>
          <table:table-cell office:value-type="float" office:value="0.000029153" calcext:value-type="float">
            <text:p>0.0000292</text:p>
          </table:table-cell>
          <table:table-cell/>
          <table:table-cell table:formula="of:=[.B172]" office:value-type="float" office:value="1.640617427" calcext:value-type="float">
            <text:p>1.640617427</text:p>
          </table:table-cell>
          <table:table-cell table:formula="of:=[.A172]+middle" office:value-type="float" office:value="1.640597807" calcext:value-type="float">
            <text:p>1.640597807</text:p>
          </table:table-cell>
          <table:table-cell table:formula="of:=[.E172]+middle" office:value-type="float" office:value="1.640599644" calcext:value-type="float">
            <text:p>1.640599644</text:p>
          </table:table-cell>
          <table:table-cell table:formula="of:=[.I172]+middle" office:value-type="float" office:value="1.640588274" calcext:value-type="float">
            <text:p>1.640588274</text:p>
          </table:table-cell>
          <table:table-cell table:formula="of:=[.M172]" office:value-type="float" office:value="1.640617427" calcext:value-type="float">
            <text:p>1.640617427</text:p>
          </table:table-cell>
          <table:table-cell/>
          <table:table-cell table:formula="of:=[.B172]" office:value-type="float" office:value="1.640617427" calcext:value-type="float">
            <text:p>1.640617427</text:p>
          </table:table-cell>
          <table:table-cell table:formula="of:=[.C172]" office:value-type="float" office:value="0.00001962" calcext:value-type="float">
            <text:p>1.962E-05</text:p>
          </table:table-cell>
          <table:table-cell table:formula="of:=[.G172]" office:value-type="float" office:value="0.000017783" calcext:value-type="float">
            <text:p>1.7783E-05</text:p>
          </table:table-cell>
          <table:table-cell table:formula="of:=[.K172]" office:value-type="float" office:value="0.000029153" calcext:value-type="float">
            <text:p>2.9153E-05</text:p>
          </table:table-cell>
        </table:table-row>
        <table:table-row table:style-name="ro1">
          <table:table-cell table:style-name="ce1" office:value-type="float" office:value="-0.000007678" calcext:value-type="float">
            <text:p>-7.678E-06</text:p>
          </table:table-cell>
          <table:table-cell office:value-type="float" office:value="1.640617927" calcext:value-type="float">
            <text:p>1.6406179</text:p>
          </table:table-cell>
          <table:table-cell office:value-type="float" office:value="0.000019678" calcext:value-type="float">
            <text:p>0.0000197</text:p>
          </table:table-cell>
          <table:table-cell/>
          <table:table-cell table:style-name="ce1" office:value-type="float" office:value="-0.000005804" calcext:value-type="float">
            <text:p>-5.804E-06</text:p>
          </table:table-cell>
          <table:table-cell office:value-type="float" office:value="1.640617927" calcext:value-type="float">
            <text:p>1.6406179</text:p>
          </table:table-cell>
          <table:table-cell office:value-type="float" office:value="0.000017804" calcext:value-type="float">
            <text:p>0.0000178</text:p>
          </table:table-cell>
          <table:table-cell/>
          <table:table-cell table:style-name="ce1" office:value-type="float" office:value="-0.000017669" calcext:value-type="float">
            <text:p>-1.7669E-05</text:p>
          </table:table-cell>
          <table:table-cell office:value-type="float" office:value="1.640617927" calcext:value-type="float">
            <text:p>1.6406179</text:p>
          </table:table-cell>
          <table:table-cell office:value-type="float" office:value="0.000029669" calcext:value-type="float">
            <text:p>0.0000297</text:p>
          </table:table-cell>
          <table:table-cell/>
          <table:table-cell table:formula="of:=[.B173]" office:value-type="float" office:value="1.640617927" calcext:value-type="float">
            <text:p>1.640617927</text:p>
          </table:table-cell>
          <table:table-cell table:formula="of:=[.A173]+middle" office:value-type="float" office:value="1.640598249" calcext:value-type="float">
            <text:p>1.640598249</text:p>
          </table:table-cell>
          <table:table-cell table:formula="of:=[.E173]+middle" office:value-type="float" office:value="1.640600123" calcext:value-type="float">
            <text:p>1.640600123</text:p>
          </table:table-cell>
          <table:table-cell table:formula="of:=[.I173]+middle" office:value-type="float" office:value="1.640588258" calcext:value-type="float">
            <text:p>1.640588258</text:p>
          </table:table-cell>
          <table:table-cell table:formula="of:=[.M173]" office:value-type="float" office:value="1.640617927" calcext:value-type="float">
            <text:p>1.640617927</text:p>
          </table:table-cell>
          <table:table-cell/>
          <table:table-cell table:formula="of:=[.B173]" office:value-type="float" office:value="1.640617927" calcext:value-type="float">
            <text:p>1.640617927</text:p>
          </table:table-cell>
          <table:table-cell table:formula="of:=[.C173]" office:value-type="float" office:value="0.000019678" calcext:value-type="float">
            <text:p>1.9678E-05</text:p>
          </table:table-cell>
          <table:table-cell table:formula="of:=[.G173]" office:value-type="float" office:value="0.000017804" calcext:value-type="float">
            <text:p>1.7804E-05</text:p>
          </table:table-cell>
          <table:table-cell table:formula="of:=[.K173]" office:value-type="float" office:value="0.000029669" calcext:value-type="float">
            <text:p>2.9669E-05</text:p>
          </table:table-cell>
        </table:table-row>
        <table:table-row table:style-name="ro1">
          <table:table-cell table:style-name="ce1" office:value-type="float" office:value="-0.000007199" calcext:value-type="float">
            <text:p>-7.199E-06</text:p>
          </table:table-cell>
          <table:table-cell office:value-type="float" office:value="1.640618427" calcext:value-type="float">
            <text:p>1.6406184</text:p>
          </table:table-cell>
          <table:table-cell office:value-type="float" office:value="0.000019699" calcext:value-type="float">
            <text:p>0.0000197</text:p>
          </table:table-cell>
          <table:table-cell/>
          <table:table-cell table:style-name="ce1" office:value-type="float" office:value="-0.000005262" calcext:value-type="float">
            <text:p>-5.262E-06</text:p>
          </table:table-cell>
          <table:table-cell office:value-type="float" office:value="1.640618427" calcext:value-type="float">
            <text:p>1.6406184</text:p>
          </table:table-cell>
          <table:table-cell office:value-type="float" office:value="0.000017762" calcext:value-type="float">
            <text:p>0.0000178</text:p>
          </table:table-cell>
          <table:table-cell/>
          <table:table-cell table:style-name="ce1" office:value-type="float" office:value="-0.000017684" calcext:value-type="float">
            <text:p>-1.7684E-05</text:p>
          </table:table-cell>
          <table:table-cell office:value-type="float" office:value="1.640618427" calcext:value-type="float">
            <text:p>1.6406184</text:p>
          </table:table-cell>
          <table:table-cell office:value-type="float" office:value="0.000030184" calcext:value-type="float">
            <text:p>0.0000302</text:p>
          </table:table-cell>
          <table:table-cell/>
          <table:table-cell table:formula="of:=[.B174]" office:value-type="float" office:value="1.640618427" calcext:value-type="float">
            <text:p>1.640618427</text:p>
          </table:table-cell>
          <table:table-cell table:formula="of:=[.A174]+middle" office:value-type="float" office:value="1.640598728" calcext:value-type="float">
            <text:p>1.640598728</text:p>
          </table:table-cell>
          <table:table-cell table:formula="of:=[.E174]+middle" office:value-type="float" office:value="1.640600665" calcext:value-type="float">
            <text:p>1.640600665</text:p>
          </table:table-cell>
          <table:table-cell table:formula="of:=[.I174]+middle" office:value-type="float" office:value="1.640588243" calcext:value-type="float">
            <text:p>1.640588243</text:p>
          </table:table-cell>
          <table:table-cell table:formula="of:=[.M174]" office:value-type="float" office:value="1.640618427" calcext:value-type="float">
            <text:p>1.640618427</text:p>
          </table:table-cell>
          <table:table-cell/>
          <table:table-cell table:formula="of:=[.B174]" office:value-type="float" office:value="1.640618427" calcext:value-type="float">
            <text:p>1.640618427</text:p>
          </table:table-cell>
          <table:table-cell table:formula="of:=[.C174]" office:value-type="float" office:value="0.000019699" calcext:value-type="float">
            <text:p>1.9699E-05</text:p>
          </table:table-cell>
          <table:table-cell table:formula="of:=[.G174]" office:value-type="float" office:value="0.000017762" calcext:value-type="float">
            <text:p>1.7762E-05</text:p>
          </table:table-cell>
          <table:table-cell table:formula="of:=[.K174]" office:value-type="float" office:value="0.000030184" calcext:value-type="float">
            <text:p>3.0184E-05</text:p>
          </table:table-cell>
        </table:table-row>
        <table:table-row table:style-name="ro1">
          <table:table-cell table:style-name="ce1" office:value-type="float" office:value="-0.000006729" calcext:value-type="float">
            <text:p>-6.729E-06</text:p>
          </table:table-cell>
          <table:table-cell office:value-type="float" office:value="1.640618927" calcext:value-type="float">
            <text:p>1.6406189</text:p>
          </table:table-cell>
          <table:table-cell office:value-type="float" office:value="0.000019729" calcext:value-type="float">
            <text:p>0.0000197</text:p>
          </table:table-cell>
          <table:table-cell/>
          <table:table-cell table:style-name="ce1" office:value-type="float" office:value="-0.000004831" calcext:value-type="float">
            <text:p>-4.831E-06</text:p>
          </table:table-cell>
          <table:table-cell office:value-type="float" office:value="1.640618927" calcext:value-type="float">
            <text:p>1.6406189</text:p>
          </table:table-cell>
          <table:table-cell office:value-type="float" office:value="0.000017831" calcext:value-type="float">
            <text:p>0.0000178</text:p>
          </table:table-cell>
          <table:table-cell/>
          <table:table-cell table:style-name="ce1" office:value-type="float" office:value="-0.00001773" calcext:value-type="float">
            <text:p>-1.773E-05</text:p>
          </table:table-cell>
          <table:table-cell office:value-type="float" office:value="1.640618927" calcext:value-type="float">
            <text:p>1.6406189</text:p>
          </table:table-cell>
          <table:table-cell office:value-type="float" office:value="0.00003073" calcext:value-type="float">
            <text:p>0.0000307</text:p>
          </table:table-cell>
          <table:table-cell/>
          <table:table-cell table:formula="of:=[.B175]" office:value-type="float" office:value="1.640618927" calcext:value-type="float">
            <text:p>1.640618927</text:p>
          </table:table-cell>
          <table:table-cell table:formula="of:=[.A175]+middle" office:value-type="float" office:value="1.640599198" calcext:value-type="float">
            <text:p>1.640599198</text:p>
          </table:table-cell>
          <table:table-cell table:formula="of:=[.E175]+middle" office:value-type="float" office:value="1.640601096" calcext:value-type="float">
            <text:p>1.640601096</text:p>
          </table:table-cell>
          <table:table-cell table:formula="of:=[.I175]+middle" office:value-type="float" office:value="1.640588197" calcext:value-type="float">
            <text:p>1.640588197</text:p>
          </table:table-cell>
          <table:table-cell table:formula="of:=[.M175]" office:value-type="float" office:value="1.640618927" calcext:value-type="float">
            <text:p>1.640618927</text:p>
          </table:table-cell>
          <table:table-cell/>
          <table:table-cell table:formula="of:=[.B175]" office:value-type="float" office:value="1.640618927" calcext:value-type="float">
            <text:p>1.640618927</text:p>
          </table:table-cell>
          <table:table-cell table:formula="of:=[.C175]" office:value-type="float" office:value="0.000019729" calcext:value-type="float">
            <text:p>1.9729E-05</text:p>
          </table:table-cell>
          <table:table-cell table:formula="of:=[.G175]" office:value-type="float" office:value="0.000017831" calcext:value-type="float">
            <text:p>1.7831E-05</text:p>
          </table:table-cell>
          <table:table-cell table:formula="of:=[.K175]" office:value-type="float" office:value="0.00003073" calcext:value-type="float">
            <text:p>3.073E-05</text:p>
          </table:table-cell>
        </table:table-row>
        <table:table-row table:style-name="ro1">
          <table:table-cell table:style-name="ce1" office:value-type="float" office:value="-0.000006228" calcext:value-type="float">
            <text:p>-6.228E-06</text:p>
          </table:table-cell>
          <table:table-cell office:value-type="float" office:value="1.640619427" calcext:value-type="float">
            <text:p>1.6406194</text:p>
          </table:table-cell>
          <table:table-cell office:value-type="float" office:value="0.000019728" calcext:value-type="float">
            <text:p>0.0000197</text:p>
          </table:table-cell>
          <table:table-cell/>
          <table:table-cell table:style-name="ce1" office:value-type="float" office:value="-0.000004323" calcext:value-type="float">
            <text:p>-4.323E-06</text:p>
          </table:table-cell>
          <table:table-cell office:value-type="float" office:value="1.640619427" calcext:value-type="float">
            <text:p>1.6406194</text:p>
          </table:table-cell>
          <table:table-cell office:value-type="float" office:value="0.000017823" calcext:value-type="float">
            <text:p>0.0000178</text:p>
          </table:table-cell>
          <table:table-cell/>
          <table:table-cell table:style-name="ce1" office:value-type="float" office:value="-0.000017731" calcext:value-type="float">
            <text:p>-1.7731E-05</text:p>
          </table:table-cell>
          <table:table-cell office:value-type="float" office:value="1.640619427" calcext:value-type="float">
            <text:p>1.6406194</text:p>
          </table:table-cell>
          <table:table-cell office:value-type="float" office:value="0.000031231" calcext:value-type="float">
            <text:p>0.0000312</text:p>
          </table:table-cell>
          <table:table-cell/>
          <table:table-cell table:formula="of:=[.B176]" office:value-type="float" office:value="1.640619427" calcext:value-type="float">
            <text:p>1.640619427</text:p>
          </table:table-cell>
          <table:table-cell table:formula="of:=[.A176]+middle" office:value-type="float" office:value="1.640599699" calcext:value-type="float">
            <text:p>1.640599699</text:p>
          </table:table-cell>
          <table:table-cell table:formula="of:=[.E176]+middle" office:value-type="float" office:value="1.640601604" calcext:value-type="float">
            <text:p>1.640601604</text:p>
          </table:table-cell>
          <table:table-cell table:formula="of:=[.I176]+middle" office:value-type="float" office:value="1.640588196" calcext:value-type="float">
            <text:p>1.640588196</text:p>
          </table:table-cell>
          <table:table-cell table:formula="of:=[.M176]" office:value-type="float" office:value="1.640619427" calcext:value-type="float">
            <text:p>1.640619427</text:p>
          </table:table-cell>
          <table:table-cell/>
          <table:table-cell table:formula="of:=[.B176]" office:value-type="float" office:value="1.640619427" calcext:value-type="float">
            <text:p>1.640619427</text:p>
          </table:table-cell>
          <table:table-cell table:formula="of:=[.C176]" office:value-type="float" office:value="0.000019728" calcext:value-type="float">
            <text:p>1.9728E-05</text:p>
          </table:table-cell>
          <table:table-cell table:formula="of:=[.G176]" office:value-type="float" office:value="0.000017823" calcext:value-type="float">
            <text:p>1.7823E-05</text:p>
          </table:table-cell>
          <table:table-cell table:formula="of:=[.K176]" office:value-type="float" office:value="0.000031231" calcext:value-type="float">
            <text:p>3.1231E-05</text:p>
          </table:table-cell>
        </table:table-row>
        <table:table-row table:style-name="ro1">
          <table:table-cell table:style-name="ce1" office:value-type="float" office:value="-0.000005694" calcext:value-type="float">
            <text:p>-5.694E-06</text:p>
          </table:table-cell>
          <table:table-cell office:value-type="float" office:value="1.640619927" calcext:value-type="float">
            <text:p>1.6406199</text:p>
          </table:table-cell>
          <table:table-cell office:value-type="float" office:value="0.000019694" calcext:value-type="float">
            <text:p>0.0000197</text:p>
          </table:table-cell>
          <table:table-cell/>
          <table:table-cell table:style-name="ce1" office:value-type="float" office:value="-0.000003822" calcext:value-type="float">
            <text:p>-3.822E-06</text:p>
          </table:table-cell>
          <table:table-cell office:value-type="float" office:value="1.640619927" calcext:value-type="float">
            <text:p>1.6406199</text:p>
          </table:table-cell>
          <table:table-cell office:value-type="float" office:value="0.000017822" calcext:value-type="float">
            <text:p>0.0000178</text:p>
          </table:table-cell>
          <table:table-cell/>
          <table:table-cell table:style-name="ce1" office:value-type="float" office:value="-0.000017651" calcext:value-type="float">
            <text:p>-1.7651E-05</text:p>
          </table:table-cell>
          <table:table-cell office:value-type="float" office:value="1.640619927" calcext:value-type="float">
            <text:p>1.6406199</text:p>
          </table:table-cell>
          <table:table-cell office:value-type="float" office:value="0.000031651" calcext:value-type="float">
            <text:p>0.0000317</text:p>
          </table:table-cell>
          <table:table-cell/>
          <table:table-cell table:formula="of:=[.B177]" office:value-type="float" office:value="1.640619927" calcext:value-type="float">
            <text:p>1.640619927</text:p>
          </table:table-cell>
          <table:table-cell table:formula="of:=[.A177]+middle" office:value-type="float" office:value="1.640600233" calcext:value-type="float">
            <text:p>1.640600233</text:p>
          </table:table-cell>
          <table:table-cell table:formula="of:=[.E177]+middle" office:value-type="float" office:value="1.640602105" calcext:value-type="float">
            <text:p>1.640602105</text:p>
          </table:table-cell>
          <table:table-cell table:formula="of:=[.I177]+middle" office:value-type="float" office:value="1.640588276" calcext:value-type="float">
            <text:p>1.640588276</text:p>
          </table:table-cell>
          <table:table-cell table:formula="of:=[.M177]" office:value-type="float" office:value="1.640619927" calcext:value-type="float">
            <text:p>1.640619927</text:p>
          </table:table-cell>
          <table:table-cell/>
          <table:table-cell table:formula="of:=[.B177]" office:value-type="float" office:value="1.640619927" calcext:value-type="float">
            <text:p>1.640619927</text:p>
          </table:table-cell>
          <table:table-cell table:formula="of:=[.C177]" office:value-type="float" office:value="0.000019694" calcext:value-type="float">
            <text:p>1.9694E-05</text:p>
          </table:table-cell>
          <table:table-cell table:formula="of:=[.G177]" office:value-type="float" office:value="0.000017822" calcext:value-type="float">
            <text:p>1.7822E-05</text:p>
          </table:table-cell>
          <table:table-cell table:formula="of:=[.K177]" office:value-type="float" office:value="0.000031651" calcext:value-type="float">
            <text:p>3.1651E-05</text:p>
          </table:table-cell>
        </table:table-row>
        <table:table-row table:style-name="ro1">
          <table:table-cell table:style-name="ce1" office:value-type="float" office:value="-0.000005212" calcext:value-type="float">
            <text:p>-5.212E-06</text:p>
          </table:table-cell>
          <table:table-cell office:value-type="float" office:value="1.640620427" calcext:value-type="float">
            <text:p>1.6406204</text:p>
          </table:table-cell>
          <table:table-cell office:value-type="float" office:value="0.000019712" calcext:value-type="float">
            <text:p>0.0000197</text:p>
          </table:table-cell>
          <table:table-cell/>
          <table:table-cell table:style-name="ce1" office:value-type="float" office:value="-0.000003292" calcext:value-type="float">
            <text:p>-3.292E-06</text:p>
          </table:table-cell>
          <table:table-cell office:value-type="float" office:value="1.640620427" calcext:value-type="float">
            <text:p>1.6406204</text:p>
          </table:table-cell>
          <table:table-cell office:value-type="float" office:value="0.000017792" calcext:value-type="float">
            <text:p>0.0000178</text:p>
          </table:table-cell>
          <table:table-cell/>
          <table:table-cell table:style-name="ce1" office:value-type="float" office:value="-0.000017635" calcext:value-type="float">
            <text:p>-1.7635E-05</text:p>
          </table:table-cell>
          <table:table-cell office:value-type="float" office:value="1.640620427" calcext:value-type="float">
            <text:p>1.6406204</text:p>
          </table:table-cell>
          <table:table-cell office:value-type="float" office:value="0.000032135" calcext:value-type="float">
            <text:p>0.0000321</text:p>
          </table:table-cell>
          <table:table-cell/>
          <table:table-cell table:formula="of:=[.B178]" office:value-type="float" office:value="1.640620427" calcext:value-type="float">
            <text:p>1.640620427</text:p>
          </table:table-cell>
          <table:table-cell table:formula="of:=[.A178]+middle" office:value-type="float" office:value="1.640600715" calcext:value-type="float">
            <text:p>1.640600715</text:p>
          </table:table-cell>
          <table:table-cell table:formula="of:=[.E178]+middle" office:value-type="float" office:value="1.640602635" calcext:value-type="float">
            <text:p>1.640602635</text:p>
          </table:table-cell>
          <table:table-cell table:formula="of:=[.I178]+middle" office:value-type="float" office:value="1.640588292" calcext:value-type="float">
            <text:p>1.640588292</text:p>
          </table:table-cell>
          <table:table-cell table:formula="of:=[.M178]" office:value-type="float" office:value="1.640620427" calcext:value-type="float">
            <text:p>1.640620427</text:p>
          </table:table-cell>
          <table:table-cell/>
          <table:table-cell table:formula="of:=[.B178]" office:value-type="float" office:value="1.640620427" calcext:value-type="float">
            <text:p>1.640620427</text:p>
          </table:table-cell>
          <table:table-cell table:formula="of:=[.C178]" office:value-type="float" office:value="0.000019712" calcext:value-type="float">
            <text:p>1.9712E-05</text:p>
          </table:table-cell>
          <table:table-cell table:formula="of:=[.G178]" office:value-type="float" office:value="0.000017792" calcext:value-type="float">
            <text:p>1.7792E-05</text:p>
          </table:table-cell>
          <table:table-cell table:formula="of:=[.K178]" office:value-type="float" office:value="0.000032135" calcext:value-type="float">
            <text:p>3.2135E-05</text:p>
          </table:table-cell>
        </table:table-row>
        <table:table-row table:style-name="ro1">
          <table:table-cell table:style-name="ce1" office:value-type="float" office:value="-0.000004781" calcext:value-type="float">
            <text:p>-4.781E-06</text:p>
          </table:table-cell>
          <table:table-cell office:value-type="float" office:value="1.640620927" calcext:value-type="float">
            <text:p>1.6406209</text:p>
          </table:table-cell>
          <table:table-cell office:value-type="float" office:value="0.000019781" calcext:value-type="float">
            <text:p>0.0000198</text:p>
          </table:table-cell>
          <table:table-cell/>
          <table:table-cell table:style-name="ce1" office:value-type="float" office:value="-0.000002792" calcext:value-type="float">
            <text:p>-2.792E-06</text:p>
          </table:table-cell>
          <table:table-cell office:value-type="float" office:value="1.640620927" calcext:value-type="float">
            <text:p>1.6406209</text:p>
          </table:table-cell>
          <table:table-cell office:value-type="float" office:value="0.000017792" calcext:value-type="float">
            <text:p>0.0000178</text:p>
          </table:table-cell>
          <table:table-cell/>
          <table:table-cell table:style-name="ce1" office:value-type="float" office:value="-0.000017615" calcext:value-type="float">
            <text:p>-1.7615E-05</text:p>
          </table:table-cell>
          <table:table-cell office:value-type="float" office:value="1.640620927" calcext:value-type="float">
            <text:p>1.6406209</text:p>
          </table:table-cell>
          <table:table-cell office:value-type="float" office:value="0.000032615" calcext:value-type="float">
            <text:p>0.0000326</text:p>
          </table:table-cell>
          <table:table-cell/>
          <table:table-cell table:formula="of:=[.B179]" office:value-type="float" office:value="1.640620927" calcext:value-type="float">
            <text:p>1.640620927</text:p>
          </table:table-cell>
          <table:table-cell table:formula="of:=[.A179]+middle" office:value-type="float" office:value="1.640601146" calcext:value-type="float">
            <text:p>1.640601146</text:p>
          </table:table-cell>
          <table:table-cell table:formula="of:=[.E179]+middle" office:value-type="float" office:value="1.640603135" calcext:value-type="float">
            <text:p>1.640603135</text:p>
          </table:table-cell>
          <table:table-cell table:formula="of:=[.I179]+middle" office:value-type="float" office:value="1.640588312" calcext:value-type="float">
            <text:p>1.640588312</text:p>
          </table:table-cell>
          <table:table-cell table:formula="of:=[.M179]" office:value-type="float" office:value="1.640620927" calcext:value-type="float">
            <text:p>1.640620927</text:p>
          </table:table-cell>
          <table:table-cell/>
          <table:table-cell table:formula="of:=[.B179]" office:value-type="float" office:value="1.640620927" calcext:value-type="float">
            <text:p>1.640620927</text:p>
          </table:table-cell>
          <table:table-cell table:formula="of:=[.C179]" office:value-type="float" office:value="0.000019781" calcext:value-type="float">
            <text:p>1.9781E-05</text:p>
          </table:table-cell>
          <table:table-cell table:formula="of:=[.G179]" office:value-type="float" office:value="0.000017792" calcext:value-type="float">
            <text:p>1.7792E-05</text:p>
          </table:table-cell>
          <table:table-cell table:formula="of:=[.K179]" office:value-type="float" office:value="0.000032615" calcext:value-type="float">
            <text:p>3.2615E-05</text:p>
          </table:table-cell>
        </table:table-row>
        <table:table-row table:style-name="ro1">
          <table:table-cell table:style-name="ce1" office:value-type="float" office:value="-0.000004306" calcext:value-type="float">
            <text:p>-4.306E-06</text:p>
          </table:table-cell>
          <table:table-cell office:value-type="float" office:value="1.640621427" calcext:value-type="float">
            <text:p>1.6406214</text:p>
          </table:table-cell>
          <table:table-cell office:value-type="float" office:value="0.000019806" calcext:value-type="float">
            <text:p>0.0000198</text:p>
          </table:table-cell>
          <table:table-cell/>
          <table:table-cell table:style-name="ce1" office:value-type="float" office:value="-0.000002269" calcext:value-type="float">
            <text:p>-2.269E-06</text:p>
          </table:table-cell>
          <table:table-cell office:value-type="float" office:value="1.640621427" calcext:value-type="float">
            <text:p>1.6406214</text:p>
          </table:table-cell>
          <table:table-cell office:value-type="float" office:value="0.000017769" calcext:value-type="float">
            <text:p>0.0000178</text:p>
          </table:table-cell>
          <table:table-cell/>
          <table:table-cell table:style-name="ce1" office:value-type="float" office:value="-0.000017617" calcext:value-type="float">
            <text:p>-1.7617E-05</text:p>
          </table:table-cell>
          <table:table-cell office:value-type="float" office:value="1.640621427" calcext:value-type="float">
            <text:p>1.6406214</text:p>
          </table:table-cell>
          <table:table-cell office:value-type="float" office:value="0.000033117" calcext:value-type="float">
            <text:p>0.0000331</text:p>
          </table:table-cell>
          <table:table-cell/>
          <table:table-cell table:formula="of:=[.B180]" office:value-type="float" office:value="1.640621427" calcext:value-type="float">
            <text:p>1.640621427</text:p>
          </table:table-cell>
          <table:table-cell table:formula="of:=[.A180]+middle" office:value-type="float" office:value="1.640601621" calcext:value-type="float">
            <text:p>1.640601621</text:p>
          </table:table-cell>
          <table:table-cell table:formula="of:=[.E180]+middle" office:value-type="float" office:value="1.640603658" calcext:value-type="float">
            <text:p>1.640603658</text:p>
          </table:table-cell>
          <table:table-cell table:formula="of:=[.I180]+middle" office:value-type="float" office:value="1.64058831" calcext:value-type="float">
            <text:p>1.64058831</text:p>
          </table:table-cell>
          <table:table-cell table:formula="of:=[.M180]" office:value-type="float" office:value="1.640621427" calcext:value-type="float">
            <text:p>1.640621427</text:p>
          </table:table-cell>
          <table:table-cell/>
          <table:table-cell table:formula="of:=[.B180]" office:value-type="float" office:value="1.640621427" calcext:value-type="float">
            <text:p>1.640621427</text:p>
          </table:table-cell>
          <table:table-cell table:formula="of:=[.C180]" office:value-type="float" office:value="0.000019806" calcext:value-type="float">
            <text:p>1.9806E-05</text:p>
          </table:table-cell>
          <table:table-cell table:formula="of:=[.G180]" office:value-type="float" office:value="0.000017769" calcext:value-type="float">
            <text:p>1.7769E-05</text:p>
          </table:table-cell>
          <table:table-cell table:formula="of:=[.K180]" office:value-type="float" office:value="0.000033117" calcext:value-type="float">
            <text:p>3.3117E-05</text:p>
          </table:table-cell>
        </table:table-row>
        <table:table-row table:style-name="ro1">
          <table:table-cell table:style-name="ce1" office:value-type="float" office:value="-0.000003748" calcext:value-type="float">
            <text:p>-3.748E-06</text:p>
          </table:table-cell>
          <table:table-cell office:value-type="float" office:value="1.640621927" calcext:value-type="float">
            <text:p>1.6406219</text:p>
          </table:table-cell>
          <table:table-cell office:value-type="float" office:value="0.000019748" calcext:value-type="float">
            <text:p>0.0000197</text:p>
          </table:table-cell>
          <table:table-cell/>
          <table:table-cell table:style-name="ce1" office:value-type="float" office:value="-0.000001818" calcext:value-type="float">
            <text:p>-1.818E-06</text:p>
          </table:table-cell>
          <table:table-cell office:value-type="float" office:value="1.640621927" calcext:value-type="float">
            <text:p>1.6406219</text:p>
          </table:table-cell>
          <table:table-cell office:value-type="float" office:value="0.000017818" calcext:value-type="float">
            <text:p>0.0000178</text:p>
          </table:table-cell>
          <table:table-cell/>
          <table:table-cell table:style-name="ce1" office:value-type="float" office:value="-0.000017646" calcext:value-type="float">
            <text:p>-1.7646E-05</text:p>
          </table:table-cell>
          <table:table-cell office:value-type="float" office:value="1.640621927" calcext:value-type="float">
            <text:p>1.6406219</text:p>
          </table:table-cell>
          <table:table-cell office:value-type="float" office:value="0.000033646" calcext:value-type="float">
            <text:p>0.0000336</text:p>
          </table:table-cell>
          <table:table-cell/>
          <table:table-cell table:formula="of:=[.B181]" office:value-type="float" office:value="1.640621927" calcext:value-type="float">
            <text:p>1.640621927</text:p>
          </table:table-cell>
          <table:table-cell table:formula="of:=[.A181]+middle" office:value-type="float" office:value="1.640602179" calcext:value-type="float">
            <text:p>1.640602179</text:p>
          </table:table-cell>
          <table:table-cell table:formula="of:=[.E181]+middle" office:value-type="float" office:value="1.640604109" calcext:value-type="float">
            <text:p>1.640604109</text:p>
          </table:table-cell>
          <table:table-cell table:formula="of:=[.I181]+middle" office:value-type="float" office:value="1.640588281" calcext:value-type="float">
            <text:p>1.640588281</text:p>
          </table:table-cell>
          <table:table-cell table:formula="of:=[.M181]" office:value-type="float" office:value="1.640621927" calcext:value-type="float">
            <text:p>1.640621927</text:p>
          </table:table-cell>
          <table:table-cell/>
          <table:table-cell table:formula="of:=[.B181]" office:value-type="float" office:value="1.640621927" calcext:value-type="float">
            <text:p>1.640621927</text:p>
          </table:table-cell>
          <table:table-cell table:formula="of:=[.C181]" office:value-type="float" office:value="0.000019748" calcext:value-type="float">
            <text:p>1.9748E-05</text:p>
          </table:table-cell>
          <table:table-cell table:formula="of:=[.G181]" office:value-type="float" office:value="0.000017818" calcext:value-type="float">
            <text:p>1.7818E-05</text:p>
          </table:table-cell>
          <table:table-cell table:formula="of:=[.K181]" office:value-type="float" office:value="0.000033646" calcext:value-type="float">
            <text:p>3.3646E-05</text:p>
          </table:table-cell>
        </table:table-row>
        <table:table-row table:style-name="ro1">
          <table:table-cell table:style-name="ce1" office:value-type="float" office:value="-0.000003268" calcext:value-type="float">
            <text:p>-3.268E-06</text:p>
          </table:table-cell>
          <table:table-cell office:value-type="float" office:value="1.640622427" calcext:value-type="float">
            <text:p>1.6406224</text:p>
          </table:table-cell>
          <table:table-cell office:value-type="float" office:value="0.000019768" calcext:value-type="float">
            <text:p>0.0000198</text:p>
          </table:table-cell>
          <table:table-cell/>
          <table:table-cell table:style-name="ce1" office:value-type="float" office:value="-0.000001295" calcext:value-type="float">
            <text:p>-1.295E-06</text:p>
          </table:table-cell>
          <table:table-cell office:value-type="float" office:value="1.640622427" calcext:value-type="float">
            <text:p>1.6406224</text:p>
          </table:table-cell>
          <table:table-cell office:value-type="float" office:value="0.000017795" calcext:value-type="float">
            <text:p>0.0000178</text:p>
          </table:table-cell>
          <table:table-cell/>
          <table:table-cell table:style-name="ce1" office:value-type="float" office:value="-0.000017657" calcext:value-type="float">
            <text:p>-1.7657E-05</text:p>
          </table:table-cell>
          <table:table-cell office:value-type="float" office:value="1.640622427" calcext:value-type="float">
            <text:p>1.6406224</text:p>
          </table:table-cell>
          <table:table-cell office:value-type="float" office:value="0.000034157" calcext:value-type="float">
            <text:p>0.0000342</text:p>
          </table:table-cell>
          <table:table-cell/>
          <table:table-cell table:formula="of:=[.B182]" office:value-type="float" office:value="1.640622427" calcext:value-type="float">
            <text:p>1.640622427</text:p>
          </table:table-cell>
          <table:table-cell table:formula="of:=[.A182]+middle" office:value-type="float" office:value="1.640602659" calcext:value-type="float">
            <text:p>1.640602659</text:p>
          </table:table-cell>
          <table:table-cell table:formula="of:=[.E182]+middle" office:value-type="float" office:value="1.640604632" calcext:value-type="float">
            <text:p>1.640604632</text:p>
          </table:table-cell>
          <table:table-cell table:formula="of:=[.I182]+middle" office:value-type="float" office:value="1.64058827" calcext:value-type="float">
            <text:p>1.64058827</text:p>
          </table:table-cell>
          <table:table-cell table:formula="of:=[.M182]" office:value-type="float" office:value="1.640622427" calcext:value-type="float">
            <text:p>1.640622427</text:p>
          </table:table-cell>
          <table:table-cell/>
          <table:table-cell table:formula="of:=[.B182]" office:value-type="float" office:value="1.640622427" calcext:value-type="float">
            <text:p>1.640622427</text:p>
          </table:table-cell>
          <table:table-cell table:formula="of:=[.C182]" office:value-type="float" office:value="0.000019768" calcext:value-type="float">
            <text:p>1.9768E-05</text:p>
          </table:table-cell>
          <table:table-cell table:formula="of:=[.G182]" office:value-type="float" office:value="0.000017795" calcext:value-type="float">
            <text:p>1.7795E-05</text:p>
          </table:table-cell>
          <table:table-cell table:formula="of:=[.K182]" office:value-type="float" office:value="0.000034157" calcext:value-type="float">
            <text:p>3.4157E-05</text:p>
          </table:table-cell>
        </table:table-row>
        <table:table-row table:style-name="ro1">
          <table:table-cell table:style-name="ce1" office:value-type="float" office:value="-0.000002758" calcext:value-type="float">
            <text:p>-2.758E-06</text:p>
          </table:table-cell>
          <table:table-cell office:value-type="float" office:value="1.640622927" calcext:value-type="float">
            <text:p>1.6406229</text:p>
          </table:table-cell>
          <table:table-cell office:value-type="float" office:value="0.000019758" calcext:value-type="float">
            <text:p>0.0000198</text:p>
          </table:table-cell>
          <table:table-cell/>
          <table:table-cell table:style-name="ce1" office:value-type="float" office:value="-0.000000804" calcext:value-type="float">
            <text:p>-8.04E-07</text:p>
          </table:table-cell>
          <table:table-cell office:value-type="float" office:value="1.640622927" calcext:value-type="float">
            <text:p>1.6406229</text:p>
          </table:table-cell>
          <table:table-cell office:value-type="float" office:value="0.000017804" calcext:value-type="float">
            <text:p>0.0000178</text:p>
          </table:table-cell>
          <table:table-cell/>
          <table:table-cell table:style-name="ce1" office:value-type="float" office:value="-0.000017616" calcext:value-type="float">
            <text:p>-1.7616E-05</text:p>
          </table:table-cell>
          <table:table-cell office:value-type="float" office:value="1.640622927" calcext:value-type="float">
            <text:p>1.6406229</text:p>
          </table:table-cell>
          <table:table-cell office:value-type="float" office:value="0.000034616" calcext:value-type="float">
            <text:p>0.0000346</text:p>
          </table:table-cell>
          <table:table-cell/>
          <table:table-cell table:formula="of:=[.B183]" office:value-type="float" office:value="1.640622927" calcext:value-type="float">
            <text:p>1.640622927</text:p>
          </table:table-cell>
          <table:table-cell table:formula="of:=[.A183]+middle" office:value-type="float" office:value="1.640603169" calcext:value-type="float">
            <text:p>1.640603169</text:p>
          </table:table-cell>
          <table:table-cell table:formula="of:=[.E183]+middle" office:value-type="float" office:value="1.640605123" calcext:value-type="float">
            <text:p>1.640605123</text:p>
          </table:table-cell>
          <table:table-cell table:formula="of:=[.I183]+middle" office:value-type="float" office:value="1.640588311" calcext:value-type="float">
            <text:p>1.640588311</text:p>
          </table:table-cell>
          <table:table-cell table:formula="of:=[.M183]" office:value-type="float" office:value="1.640622927" calcext:value-type="float">
            <text:p>1.640622927</text:p>
          </table:table-cell>
          <table:table-cell/>
          <table:table-cell table:formula="of:=[.B183]" office:value-type="float" office:value="1.640622927" calcext:value-type="float">
            <text:p>1.640622927</text:p>
          </table:table-cell>
          <table:table-cell table:formula="of:=[.C183]" office:value-type="float" office:value="0.000019758" calcext:value-type="float">
            <text:p>1.9758E-05</text:p>
          </table:table-cell>
          <table:table-cell table:formula="of:=[.G183]" office:value-type="float" office:value="0.000017804" calcext:value-type="float">
            <text:p>1.7804E-05</text:p>
          </table:table-cell>
          <table:table-cell table:formula="of:=[.K183]" office:value-type="float" office:value="0.000034616" calcext:value-type="float">
            <text:p>3.4616E-05</text:p>
          </table:table-cell>
        </table:table-row>
        <table:table-row table:style-name="ro1">
          <table:table-cell table:style-name="ce1" office:value-type="float" office:value="-0.000002273" calcext:value-type="float">
            <text:p>-2.273E-06</text:p>
          </table:table-cell>
          <table:table-cell office:value-type="float" office:value="1.640623427" calcext:value-type="float">
            <text:p>1.6406234</text:p>
          </table:table-cell>
          <table:table-cell office:value-type="float" office:value="0.000019773" calcext:value-type="float">
            <text:p>0.0000198</text:p>
          </table:table-cell>
          <table:table-cell/>
          <table:table-cell table:style-name="ce1" office:value-type="float" office:value="-0.000000318" calcext:value-type="float">
            <text:p>-3.18E-07</text:p>
          </table:table-cell>
          <table:table-cell office:value-type="float" office:value="1.640623427" calcext:value-type="float">
            <text:p>1.6406234</text:p>
          </table:table-cell>
          <table:table-cell office:value-type="float" office:value="0.000017818" calcext:value-type="float">
            <text:p>0.0000178</text:p>
          </table:table-cell>
          <table:table-cell/>
          <table:table-cell table:style-name="ce1" office:value-type="float" office:value="-0.000017681" calcext:value-type="float">
            <text:p>-1.7681E-05</text:p>
          </table:table-cell>
          <table:table-cell office:value-type="float" office:value="1.640623427" calcext:value-type="float">
            <text:p>1.6406234</text:p>
          </table:table-cell>
          <table:table-cell office:value-type="float" office:value="0.000035181" calcext:value-type="float">
            <text:p>0.0000352</text:p>
          </table:table-cell>
          <table:table-cell/>
          <table:table-cell table:formula="of:=[.B184]" office:value-type="float" office:value="1.640623427" calcext:value-type="float">
            <text:p>1.640623427</text:p>
          </table:table-cell>
          <table:table-cell table:formula="of:=[.A184]+middle" office:value-type="float" office:value="1.640603654" calcext:value-type="float">
            <text:p>1.640603654</text:p>
          </table:table-cell>
          <table:table-cell table:formula="of:=[.E184]+middle" office:value-type="float" office:value="1.640605609" calcext:value-type="float">
            <text:p>1.640605609</text:p>
          </table:table-cell>
          <table:table-cell table:formula="of:=[.I184]+middle" office:value-type="float" office:value="1.640588246" calcext:value-type="float">
            <text:p>1.640588246</text:p>
          </table:table-cell>
          <table:table-cell table:formula="of:=[.M184]" office:value-type="float" office:value="1.640623427" calcext:value-type="float">
            <text:p>1.640623427</text:p>
          </table:table-cell>
          <table:table-cell/>
          <table:table-cell table:formula="of:=[.B184]" office:value-type="float" office:value="1.640623427" calcext:value-type="float">
            <text:p>1.640623427</text:p>
          </table:table-cell>
          <table:table-cell table:formula="of:=[.C184]" office:value-type="float" office:value="0.000019773" calcext:value-type="float">
            <text:p>1.9773E-05</text:p>
          </table:table-cell>
          <table:table-cell table:formula="of:=[.G184]" office:value-type="float" office:value="0.000017818" calcext:value-type="float">
            <text:p>1.7818E-05</text:p>
          </table:table-cell>
          <table:table-cell table:formula="of:=[.K184]" office:value-type="float" office:value="0.000035181" calcext:value-type="float">
            <text:p>3.5181E-05</text:p>
          </table:table-cell>
        </table:table-row>
        <table:table-row table:style-name="ro1">
          <table:table-cell table:style-name="ce1" office:value-type="float" office:value="-0.000001807" calcext:value-type="float">
            <text:p>-1.807E-06</text:p>
          </table:table-cell>
          <table:table-cell office:value-type="float" office:value="1.640623927" calcext:value-type="float">
            <text:p>1.6406239</text:p>
          </table:table-cell>
          <table:table-cell office:value-type="float" office:value="0.000019807" calcext:value-type="float">
            <text:p>0.0000198</text:p>
          </table:table-cell>
          <table:table-cell/>
          <table:table-cell table:style-name="ce1" office:value-type="float" office:value="0.00000018" calcext:value-type="float">
            <text:p>1.8E-07</text:p>
          </table:table-cell>
          <table:table-cell office:value-type="float" office:value="1.640623927" calcext:value-type="float">
            <text:p>1.6406239</text:p>
          </table:table-cell>
          <table:table-cell office:value-type="float" office:value="0.00001782" calcext:value-type="float">
            <text:p>0.0000178</text:p>
          </table:table-cell>
          <table:table-cell/>
          <table:table-cell table:style-name="ce1" office:value-type="float" office:value="-0.000017643" calcext:value-type="float">
            <text:p>-1.7643E-05</text:p>
          </table:table-cell>
          <table:table-cell office:value-type="float" office:value="1.640623927" calcext:value-type="float">
            <text:p>1.6406239</text:p>
          </table:table-cell>
          <table:table-cell office:value-type="float" office:value="0.000035643" calcext:value-type="float">
            <text:p>0.0000356</text:p>
          </table:table-cell>
          <table:table-cell/>
          <table:table-cell table:formula="of:=[.B185]" office:value-type="float" office:value="1.640623927" calcext:value-type="float">
            <text:p>1.640623927</text:p>
          </table:table-cell>
          <table:table-cell table:formula="of:=[.A185]+middle" office:value-type="float" office:value="1.64060412" calcext:value-type="float">
            <text:p>1.64060412</text:p>
          </table:table-cell>
          <table:table-cell table:formula="of:=[.E185]+middle" office:value-type="float" office:value="1.640606107" calcext:value-type="float">
            <text:p>1.640606107</text:p>
          </table:table-cell>
          <table:table-cell table:formula="of:=[.I185]+middle" office:value-type="float" office:value="1.640588284" calcext:value-type="float">
            <text:p>1.640588284</text:p>
          </table:table-cell>
          <table:table-cell table:formula="of:=[.M185]" office:value-type="float" office:value="1.640623927" calcext:value-type="float">
            <text:p>1.640623927</text:p>
          </table:table-cell>
          <table:table-cell/>
          <table:table-cell table:formula="of:=[.B185]" office:value-type="float" office:value="1.640623927" calcext:value-type="float">
            <text:p>1.640623927</text:p>
          </table:table-cell>
          <table:table-cell table:formula="of:=[.C185]" office:value-type="float" office:value="0.000019807" calcext:value-type="float">
            <text:p>1.9807E-05</text:p>
          </table:table-cell>
          <table:table-cell table:formula="of:=[.G185]" office:value-type="float" office:value="0.00001782" calcext:value-type="float">
            <text:p>1.782E-05</text:p>
          </table:table-cell>
          <table:table-cell table:formula="of:=[.K185]" office:value-type="float" office:value="0.000035643" calcext:value-type="float">
            <text:p>3.5643E-05</text:p>
          </table:table-cell>
        </table:table-row>
        <table:table-row table:style-name="ro1">
          <table:table-cell table:style-name="ce1" office:value-type="float" office:value="-0.000001352" calcext:value-type="float">
            <text:p>-1.352E-06</text:p>
          </table:table-cell>
          <table:table-cell office:value-type="float" office:value="1.640624427" calcext:value-type="float">
            <text:p>1.6406244</text:p>
          </table:table-cell>
          <table:table-cell office:value-type="float" office:value="0.000019852" calcext:value-type="float">
            <text:p>0.0000199</text:p>
          </table:table-cell>
          <table:table-cell/>
          <table:table-cell table:style-name="ce1" office:value-type="float" office:value="0.00000061" calcext:value-type="float">
            <text:p>6.1E-07</text:p>
          </table:table-cell>
          <table:table-cell office:value-type="float" office:value="1.640624427" calcext:value-type="float">
            <text:p>1.6406244</text:p>
          </table:table-cell>
          <table:table-cell office:value-type="float" office:value="0.00001789" calcext:value-type="float">
            <text:p>0.0000179</text:p>
          </table:table-cell>
          <table:table-cell/>
          <table:table-cell table:style-name="ce1" office:value-type="float" office:value="-0.000017622" calcext:value-type="float">
            <text:p>-1.7622E-05</text:p>
          </table:table-cell>
          <table:table-cell office:value-type="float" office:value="1.640624427" calcext:value-type="float">
            <text:p>1.6406244</text:p>
          </table:table-cell>
          <table:table-cell office:value-type="float" office:value="0.000036122" calcext:value-type="float">
            <text:p>0.0000361</text:p>
          </table:table-cell>
          <table:table-cell/>
          <table:table-cell table:formula="of:=[.B186]" office:value-type="float" office:value="1.640624427" calcext:value-type="float">
            <text:p>1.640624427</text:p>
          </table:table-cell>
          <table:table-cell table:formula="of:=[.A186]+middle" office:value-type="float" office:value="1.640604575" calcext:value-type="float">
            <text:p>1.640604575</text:p>
          </table:table-cell>
          <table:table-cell table:formula="of:=[.E186]+middle" office:value-type="float" office:value="1.640606537" calcext:value-type="float">
            <text:p>1.640606537</text:p>
          </table:table-cell>
          <table:table-cell table:formula="of:=[.I186]+middle" office:value-type="float" office:value="1.640588305" calcext:value-type="float">
            <text:p>1.640588305</text:p>
          </table:table-cell>
          <table:table-cell table:formula="of:=[.M186]" office:value-type="float" office:value="1.640624427" calcext:value-type="float">
            <text:p>1.640624427</text:p>
          </table:table-cell>
          <table:table-cell/>
          <table:table-cell table:formula="of:=[.B186]" office:value-type="float" office:value="1.640624427" calcext:value-type="float">
            <text:p>1.640624427</text:p>
          </table:table-cell>
          <table:table-cell table:formula="of:=[.C186]" office:value-type="float" office:value="0.000019852" calcext:value-type="float">
            <text:p>1.9852E-05</text:p>
          </table:table-cell>
          <table:table-cell table:formula="of:=[.G186]" office:value-type="float" office:value="0.00001789" calcext:value-type="float">
            <text:p>1.789E-05</text:p>
          </table:table-cell>
          <table:table-cell table:formula="of:=[.K186]" office:value-type="float" office:value="0.000036122" calcext:value-type="float">
            <text:p>3.6122E-05</text:p>
          </table:table-cell>
        </table:table-row>
        <table:table-row table:style-name="ro1">
          <table:table-cell table:style-name="ce1" office:value-type="float" office:value="-0.000000858" calcext:value-type="float">
            <text:p>-8.58E-07</text:p>
          </table:table-cell>
          <table:table-cell office:value-type="float" office:value="1.640624927" calcext:value-type="float">
            <text:p>1.6406249</text:p>
          </table:table-cell>
          <table:table-cell office:value-type="float" office:value="0.000019858" calcext:value-type="float">
            <text:p>0.0000199</text:p>
          </table:table-cell>
          <table:table-cell/>
          <table:table-cell table:style-name="ce1" office:value-type="float" office:value="0.000001128" calcext:value-type="float">
            <text:p>1.128E-06</text:p>
          </table:table-cell>
          <table:table-cell office:value-type="float" office:value="1.640624927" calcext:value-type="float">
            <text:p>1.6406249</text:p>
          </table:table-cell>
          <table:table-cell office:value-type="float" office:value="0.000017872" calcext:value-type="float">
            <text:p>0.0000179</text:p>
          </table:table-cell>
          <table:table-cell/>
          <table:table-cell table:style-name="ce1" office:value-type="float" office:value="-0.000017696" calcext:value-type="float">
            <text:p>-1.7696E-05</text:p>
          </table:table-cell>
          <table:table-cell office:value-type="float" office:value="1.640624927" calcext:value-type="float">
            <text:p>1.6406249</text:p>
          </table:table-cell>
          <table:table-cell office:value-type="float" office:value="0.000036696" calcext:value-type="float">
            <text:p>0.0000367</text:p>
          </table:table-cell>
          <table:table-cell/>
          <table:table-cell table:formula="of:=[.B187]" office:value-type="float" office:value="1.640624927" calcext:value-type="float">
            <text:p>1.640624927</text:p>
          </table:table-cell>
          <table:table-cell table:formula="of:=[.A187]+middle" office:value-type="float" office:value="1.640605069" calcext:value-type="float">
            <text:p>1.640605069</text:p>
          </table:table-cell>
          <table:table-cell table:formula="of:=[.E187]+middle" office:value-type="float" office:value="1.640607055" calcext:value-type="float">
            <text:p>1.640607055</text:p>
          </table:table-cell>
          <table:table-cell table:formula="of:=[.I187]+middle" office:value-type="float" office:value="1.640588231" calcext:value-type="float">
            <text:p>1.640588231</text:p>
          </table:table-cell>
          <table:table-cell table:formula="of:=[.M187]" office:value-type="float" office:value="1.640624927" calcext:value-type="float">
            <text:p>1.640624927</text:p>
          </table:table-cell>
          <table:table-cell/>
          <table:table-cell table:formula="of:=[.B187]" office:value-type="float" office:value="1.640624927" calcext:value-type="float">
            <text:p>1.640624927</text:p>
          </table:table-cell>
          <table:table-cell table:formula="of:=[.C187]" office:value-type="float" office:value="0.000019858" calcext:value-type="float">
            <text:p>1.9858E-05</text:p>
          </table:table-cell>
          <table:table-cell table:formula="of:=[.G187]" office:value-type="float" office:value="0.000017872" calcext:value-type="float">
            <text:p>1.7872E-05</text:p>
          </table:table-cell>
          <table:table-cell table:formula="of:=[.K187]" office:value-type="float" office:value="0.000036696" calcext:value-type="float">
            <text:p>3.6696E-05</text:p>
          </table:table-cell>
        </table:table-row>
        <table:table-row table:style-name="ro1">
          <table:table-cell table:style-name="ce1" office:value-type="float" office:value="0.000000129" calcext:value-type="float">
            <text:p>1.29E-07</text:p>
          </table:table-cell>
          <table:table-cell office:value-type="float" office:value="1.640625427" calcext:value-type="float">
            <text:p>1.6406254</text:p>
          </table:table-cell>
          <table:table-cell office:value-type="float" office:value="0.000019371" calcext:value-type="float">
            <text:p>0.0000194</text:p>
          </table:table-cell>
          <table:table-cell/>
          <table:table-cell table:style-name="ce1" office:value-type="float" office:value="0.000006581" calcext:value-type="float">
            <text:p>6.581E-06</text:p>
          </table:table-cell>
          <table:table-cell office:value-type="float" office:value="1.640625427" calcext:value-type="float">
            <text:p>1.6406254</text:p>
          </table:table-cell>
          <table:table-cell office:value-type="float" office:value="0.000012919" calcext:value-type="float">
            <text:p>0.0000129</text:p>
          </table:table-cell>
          <table:table-cell/>
          <table:table-cell table:style-name="ce1" office:value-type="float" office:value="0.000006145" calcext:value-type="float">
            <text:p>6.145E-06</text:p>
          </table:table-cell>
          <table:table-cell office:value-type="float" office:value="1.640625427" calcext:value-type="float">
            <text:p>1.6406254</text:p>
          </table:table-cell>
          <table:table-cell office:value-type="float" office:value="0.000013355" calcext:value-type="float">
            <text:p>0.0000134</text:p>
          </table:table-cell>
          <table:table-cell/>
          <table:table-cell table:formula="of:=[.B188]" office:value-type="float" office:value="1.640625427" calcext:value-type="float">
            <text:p>1.640625427</text:p>
          </table:table-cell>
          <table:table-cell table:formula="of:=[.A188]+middle" office:value-type="float" office:value="1.640606056" calcext:value-type="float">
            <text:p>1.640606056</text:p>
          </table:table-cell>
          <table:table-cell table:formula="of:=[.E188]+middle" office:value-type="float" office:value="1.640612508" calcext:value-type="float">
            <text:p>1.640612508</text:p>
          </table:table-cell>
          <table:table-cell table:formula="of:=[.I188]+middle" office:value-type="float" office:value="1.640612072" calcext:value-type="float">
            <text:p>1.640612072</text:p>
          </table:table-cell>
          <table:table-cell table:formula="of:=[.M188]" office:value-type="float" office:value="1.640625427" calcext:value-type="float">
            <text:p>1.640625427</text:p>
          </table:table-cell>
          <table:table-cell/>
          <table:table-cell table:formula="of:=[.B188]" office:value-type="float" office:value="1.640625427" calcext:value-type="float">
            <text:p>1.640625427</text:p>
          </table:table-cell>
          <table:table-cell table:formula="of:=[.C188]" office:value-type="float" office:value="0.000019371" calcext:value-type="float">
            <text:p>1.9371E-05</text:p>
          </table:table-cell>
          <table:table-cell table:formula="of:=[.G188]" office:value-type="float" office:value="0.000012919" calcext:value-type="float">
            <text:p>1.2919E-05</text:p>
          </table:table-cell>
          <table:table-cell table:formula="of:=[.K188]" office:value-type="float" office:value="0.000013355" calcext:value-type="float">
            <text:p>1.3355E-05</text:p>
          </table:table-cell>
        </table:table-row>
        <table:table-row table:style-name="ro1">
          <table:table-cell table:style-name="ce1" office:value-type="float" office:value="0.000000613" calcext:value-type="float">
            <text:p>6.13E-07</text:p>
          </table:table-cell>
          <table:table-cell office:value-type="float" office:value="1.640625927" calcext:value-type="float">
            <text:p>1.6406259</text:p>
          </table:table-cell>
          <table:table-cell office:value-type="float" office:value="0.000019387" calcext:value-type="float">
            <text:p>0.0000194</text:p>
          </table:table-cell>
          <table:table-cell/>
          <table:table-cell table:style-name="ce1" office:value-type="float" office:value="0.000007088" calcext:value-type="float">
            <text:p>7.088E-06</text:p>
          </table:table-cell>
          <table:table-cell office:value-type="float" office:value="1.640625927" calcext:value-type="float">
            <text:p>1.6406259</text:p>
          </table:table-cell>
          <table:table-cell office:value-type="float" office:value="0.000012912" calcext:value-type="float">
            <text:p>0.0000129</text:p>
          </table:table-cell>
          <table:table-cell/>
          <table:table-cell table:style-name="ce1" office:value-type="float" office:value="0.000006163" calcext:value-type="float">
            <text:p>6.163E-06</text:p>
          </table:table-cell>
          <table:table-cell office:value-type="float" office:value="1.640625927" calcext:value-type="float">
            <text:p>1.6406259</text:p>
          </table:table-cell>
          <table:table-cell office:value-type="float" office:value="0.000013837" calcext:value-type="float">
            <text:p>0.0000138</text:p>
          </table:table-cell>
          <table:table-cell/>
          <table:table-cell table:formula="of:=[.B189]" office:value-type="float" office:value="1.640625927" calcext:value-type="float">
            <text:p>1.640625927</text:p>
          </table:table-cell>
          <table:table-cell table:formula="of:=[.A189]+middle" office:value-type="float" office:value="1.64060654" calcext:value-type="float">
            <text:p>1.64060654</text:p>
          </table:table-cell>
          <table:table-cell table:formula="of:=[.E189]+middle" office:value-type="float" office:value="1.640613015" calcext:value-type="float">
            <text:p>1.640613015</text:p>
          </table:table-cell>
          <table:table-cell table:formula="of:=[.I189]+middle" office:value-type="float" office:value="1.64061209" calcext:value-type="float">
            <text:p>1.64061209</text:p>
          </table:table-cell>
          <table:table-cell table:formula="of:=[.M189]" office:value-type="float" office:value="1.640625927" calcext:value-type="float">
            <text:p>1.640625927</text:p>
          </table:table-cell>
          <table:table-cell/>
          <table:table-cell table:formula="of:=[.B189]" office:value-type="float" office:value="1.640625927" calcext:value-type="float">
            <text:p>1.640625927</text:p>
          </table:table-cell>
          <table:table-cell table:formula="of:=[.C189]" office:value-type="float" office:value="0.000019387" calcext:value-type="float">
            <text:p>1.9387E-05</text:p>
          </table:table-cell>
          <table:table-cell table:formula="of:=[.G189]" office:value-type="float" office:value="0.000012912" calcext:value-type="float">
            <text:p>1.2912E-05</text:p>
          </table:table-cell>
          <table:table-cell table:formula="of:=[.K189]" office:value-type="float" office:value="0.000013837" calcext:value-type="float">
            <text:p>1.3837E-05</text:p>
          </table:table-cell>
        </table:table-row>
        <table:table-row table:style-name="ro1">
          <table:table-cell table:style-name="ce1" office:value-type="float" office:value="0.000001132" calcext:value-type="float">
            <text:p>1.132E-06</text:p>
          </table:table-cell>
          <table:table-cell office:value-type="float" office:value="1.640626427" calcext:value-type="float">
            <text:p>1.6406264</text:p>
          </table:table-cell>
          <table:table-cell office:value-type="float" office:value="0.000019368" calcext:value-type="float">
            <text:p>0.0000194</text:p>
          </table:table-cell>
          <table:table-cell/>
          <table:table-cell table:style-name="ce1" office:value-type="float" office:value="0.00000758" calcext:value-type="float">
            <text:p>7.58E-06</text:p>
          </table:table-cell>
          <table:table-cell office:value-type="float" office:value="1.640626427" calcext:value-type="float">
            <text:p>1.6406264</text:p>
          </table:table-cell>
          <table:table-cell office:value-type="float" office:value="0.00001292" calcext:value-type="float">
            <text:p>0.0000129</text:p>
          </table:table-cell>
          <table:table-cell/>
          <table:table-cell table:style-name="ce1" office:value-type="float" office:value="0.000006146" calcext:value-type="float">
            <text:p>6.146E-06</text:p>
          </table:table-cell>
          <table:table-cell office:value-type="float" office:value="1.640626427" calcext:value-type="float">
            <text:p>1.6406264</text:p>
          </table:table-cell>
          <table:table-cell office:value-type="float" office:value="0.000014354" calcext:value-type="float">
            <text:p>0.0000144</text:p>
          </table:table-cell>
          <table:table-cell/>
          <table:table-cell table:formula="of:=[.B190]" office:value-type="float" office:value="1.640626427" calcext:value-type="float">
            <text:p>1.640626427</text:p>
          </table:table-cell>
          <table:table-cell table:formula="of:=[.A190]+middle" office:value-type="float" office:value="1.640607059" calcext:value-type="float">
            <text:p>1.640607059</text:p>
          </table:table-cell>
          <table:table-cell table:formula="of:=[.E190]+middle" office:value-type="float" office:value="1.640613507" calcext:value-type="float">
            <text:p>1.640613507</text:p>
          </table:table-cell>
          <table:table-cell table:formula="of:=[.I190]+middle" office:value-type="float" office:value="1.640612073" calcext:value-type="float">
            <text:p>1.640612073</text:p>
          </table:table-cell>
          <table:table-cell table:formula="of:=[.M190]" office:value-type="float" office:value="1.640626427" calcext:value-type="float">
            <text:p>1.640626427</text:p>
          </table:table-cell>
          <table:table-cell/>
          <table:table-cell table:formula="of:=[.B190]" office:value-type="float" office:value="1.640626427" calcext:value-type="float">
            <text:p>1.640626427</text:p>
          </table:table-cell>
          <table:table-cell table:formula="of:=[.C190]" office:value-type="float" office:value="0.000019368" calcext:value-type="float">
            <text:p>1.9368E-05</text:p>
          </table:table-cell>
          <table:table-cell table:formula="of:=[.G190]" office:value-type="float" office:value="0.00001292" calcext:value-type="float">
            <text:p>1.292E-05</text:p>
          </table:table-cell>
          <table:table-cell table:formula="of:=[.K190]" office:value-type="float" office:value="0.000014354" calcext:value-type="float">
            <text:p>1.4354E-05</text:p>
          </table:table-cell>
        </table:table-row>
        <table:table-row table:style-name="ro1">
          <table:table-cell table:style-name="ce1" office:value-type="float" office:value="0.000001635" calcext:value-type="float">
            <text:p>1.635E-06</text:p>
          </table:table-cell>
          <table:table-cell office:value-type="float" office:value="1.640626927" calcext:value-type="float">
            <text:p>1.6406269</text:p>
          </table:table-cell>
          <table:table-cell office:value-type="float" office:value="0.000019365" calcext:value-type="float">
            <text:p>0.0000194</text:p>
          </table:table-cell>
          <table:table-cell/>
          <table:table-cell table:style-name="ce1" office:value-type="float" office:value="0.000008131" calcext:value-type="float">
            <text:p>8.131E-06</text:p>
          </table:table-cell>
          <table:table-cell office:value-type="float" office:value="1.640626927" calcext:value-type="float">
            <text:p>1.6406269</text:p>
          </table:table-cell>
          <table:table-cell office:value-type="float" office:value="0.000012869" calcext:value-type="float">
            <text:p>0.0000129</text:p>
          </table:table-cell>
          <table:table-cell/>
          <table:table-cell table:style-name="ce1" office:value-type="float" office:value="0.00000614" calcext:value-type="float">
            <text:p>6.14E-06</text:p>
          </table:table-cell>
          <table:table-cell office:value-type="float" office:value="1.640626927" calcext:value-type="float">
            <text:p>1.6406269</text:p>
          </table:table-cell>
          <table:table-cell office:value-type="float" office:value="0.00001486" calcext:value-type="float">
            <text:p>0.0000149</text:p>
          </table:table-cell>
          <table:table-cell/>
          <table:table-cell table:formula="of:=[.B191]" office:value-type="float" office:value="1.640626927" calcext:value-type="float">
            <text:p>1.640626927</text:p>
          </table:table-cell>
          <table:table-cell table:formula="of:=[.A191]+middle" office:value-type="float" office:value="1.640607562" calcext:value-type="float">
            <text:p>1.640607562</text:p>
          </table:table-cell>
          <table:table-cell table:formula="of:=[.E191]+middle" office:value-type="float" office:value="1.640614058" calcext:value-type="float">
            <text:p>1.640614058</text:p>
          </table:table-cell>
          <table:table-cell table:formula="of:=[.I191]+middle" office:value-type="float" office:value="1.640612067" calcext:value-type="float">
            <text:p>1.640612067</text:p>
          </table:table-cell>
          <table:table-cell table:formula="of:=[.M191]" office:value-type="float" office:value="1.640626927" calcext:value-type="float">
            <text:p>1.640626927</text:p>
          </table:table-cell>
          <table:table-cell/>
          <table:table-cell table:formula="of:=[.B191]" office:value-type="float" office:value="1.640626927" calcext:value-type="float">
            <text:p>1.640626927</text:p>
          </table:table-cell>
          <table:table-cell table:formula="of:=[.C191]" office:value-type="float" office:value="0.000019365" calcext:value-type="float">
            <text:p>1.9365E-05</text:p>
          </table:table-cell>
          <table:table-cell table:formula="of:=[.G191]" office:value-type="float" office:value="0.000012869" calcext:value-type="float">
            <text:p>1.2869E-05</text:p>
          </table:table-cell>
          <table:table-cell table:formula="of:=[.K191]" office:value-type="float" office:value="0.00001486" calcext:value-type="float">
            <text:p>1.486E-05</text:p>
          </table:table-cell>
        </table:table-row>
        <table:table-row table:style-name="ro1">
          <table:table-cell table:style-name="ce1" office:value-type="float" office:value="0.000002107" calcext:value-type="float">
            <text:p>2.107E-06</text:p>
          </table:table-cell>
          <table:table-cell office:value-type="float" office:value="1.640627427" calcext:value-type="float">
            <text:p>1.6406274</text:p>
          </table:table-cell>
          <table:table-cell office:value-type="float" office:value="0.000019393" calcext:value-type="float">
            <text:p>0.0000194</text:p>
          </table:table-cell>
          <table:table-cell/>
          <table:table-cell table:style-name="ce1" office:value-type="float" office:value="0.000008629" calcext:value-type="float">
            <text:p>8.629E-06</text:p>
          </table:table-cell>
          <table:table-cell office:value-type="float" office:value="1.640627427" calcext:value-type="float">
            <text:p>1.6406274</text:p>
          </table:table-cell>
          <table:table-cell office:value-type="float" office:value="0.000012871" calcext:value-type="float">
            <text:p>0.0000129</text:p>
          </table:table-cell>
          <table:table-cell/>
          <table:table-cell table:style-name="ce1" office:value-type="float" office:value="0.000006115" calcext:value-type="float">
            <text:p>6.115E-06</text:p>
          </table:table-cell>
          <table:table-cell office:value-type="float" office:value="1.640627427" calcext:value-type="float">
            <text:p>1.6406274</text:p>
          </table:table-cell>
          <table:table-cell office:value-type="float" office:value="0.000015385" calcext:value-type="float">
            <text:p>0.0000154</text:p>
          </table:table-cell>
          <table:table-cell/>
          <table:table-cell table:formula="of:=[.B192]" office:value-type="float" office:value="1.640627427" calcext:value-type="float">
            <text:p>1.640627427</text:p>
          </table:table-cell>
          <table:table-cell table:formula="of:=[.A192]+middle" office:value-type="float" office:value="1.640608034" calcext:value-type="float">
            <text:p>1.640608034</text:p>
          </table:table-cell>
          <table:table-cell table:formula="of:=[.E192]+middle" office:value-type="float" office:value="1.640614556" calcext:value-type="float">
            <text:p>1.640614556</text:p>
          </table:table-cell>
          <table:table-cell table:formula="of:=[.I192]+middle" office:value-type="float" office:value="1.640612042" calcext:value-type="float">
            <text:p>1.640612042</text:p>
          </table:table-cell>
          <table:table-cell table:formula="of:=[.M192]" office:value-type="float" office:value="1.640627427" calcext:value-type="float">
            <text:p>1.640627427</text:p>
          </table:table-cell>
          <table:table-cell/>
          <table:table-cell table:formula="of:=[.B192]" office:value-type="float" office:value="1.640627427" calcext:value-type="float">
            <text:p>1.640627427</text:p>
          </table:table-cell>
          <table:table-cell table:formula="of:=[.C192]" office:value-type="float" office:value="0.000019393" calcext:value-type="float">
            <text:p>1.9393E-05</text:p>
          </table:table-cell>
          <table:table-cell table:formula="of:=[.G192]" office:value-type="float" office:value="0.000012871" calcext:value-type="float">
            <text:p>1.2871E-05</text:p>
          </table:table-cell>
          <table:table-cell table:formula="of:=[.K192]" office:value-type="float" office:value="0.000015385" calcext:value-type="float">
            <text:p>1.5385E-05</text:p>
          </table:table-cell>
        </table:table-row>
        <table:table-row table:style-name="ro1">
          <table:table-cell table:style-name="ce1" office:value-type="float" office:value="0.000002587" calcext:value-type="float">
            <text:p>2.587E-06</text:p>
          </table:table-cell>
          <table:table-cell office:value-type="float" office:value="1.640627927" calcext:value-type="float">
            <text:p>1.6406279</text:p>
          </table:table-cell>
          <table:table-cell office:value-type="float" office:value="0.000019413" calcext:value-type="float">
            <text:p>0.0000194</text:p>
          </table:table-cell>
          <table:table-cell/>
          <table:table-cell table:style-name="ce1" office:value-type="float" office:value="0.000009113" calcext:value-type="float">
            <text:p>9.113E-06</text:p>
          </table:table-cell>
          <table:table-cell office:value-type="float" office:value="1.640627927" calcext:value-type="float">
            <text:p>1.6406279</text:p>
          </table:table-cell>
          <table:table-cell office:value-type="float" office:value="0.000012887" calcext:value-type="float">
            <text:p>0.0000129</text:p>
          </table:table-cell>
          <table:table-cell/>
          <table:table-cell table:style-name="ce1" office:value-type="float" office:value="0.00000604" calcext:value-type="float">
            <text:p>6.04E-06</text:p>
          </table:table-cell>
          <table:table-cell office:value-type="float" office:value="1.640627927" calcext:value-type="float">
            <text:p>1.6406279</text:p>
          </table:table-cell>
          <table:table-cell office:value-type="float" office:value="0.00001596" calcext:value-type="float">
            <text:p>0.0000160</text:p>
          </table:table-cell>
          <table:table-cell/>
          <table:table-cell table:formula="of:=[.B193]" office:value-type="float" office:value="1.640627927" calcext:value-type="float">
            <text:p>1.640627927</text:p>
          </table:table-cell>
          <table:table-cell table:formula="of:=[.A193]+middle" office:value-type="float" office:value="1.640608514" calcext:value-type="float">
            <text:p>1.640608514</text:p>
          </table:table-cell>
          <table:table-cell table:formula="of:=[.E193]+middle" office:value-type="float" office:value="1.64061504" calcext:value-type="float">
            <text:p>1.64061504</text:p>
          </table:table-cell>
          <table:table-cell table:formula="of:=[.I193]+middle" office:value-type="float" office:value="1.640611967" calcext:value-type="float">
            <text:p>1.640611967</text:p>
          </table:table-cell>
          <table:table-cell table:formula="of:=[.M193]" office:value-type="float" office:value="1.640627927" calcext:value-type="float">
            <text:p>1.640627927</text:p>
          </table:table-cell>
          <table:table-cell/>
          <table:table-cell table:formula="of:=[.B193]" office:value-type="float" office:value="1.640627927" calcext:value-type="float">
            <text:p>1.640627927</text:p>
          </table:table-cell>
          <table:table-cell table:formula="of:=[.C193]" office:value-type="float" office:value="0.000019413" calcext:value-type="float">
            <text:p>1.9413E-05</text:p>
          </table:table-cell>
          <table:table-cell table:formula="of:=[.G193]" office:value-type="float" office:value="0.000012887" calcext:value-type="float">
            <text:p>1.2887E-05</text:p>
          </table:table-cell>
          <table:table-cell table:formula="of:=[.K193]" office:value-type="float" office:value="0.00001596" calcext:value-type="float">
            <text:p>1.596E-05</text:p>
          </table:table-cell>
        </table:table-row>
        <table:table-row table:style-name="ro1">
          <table:table-cell table:style-name="ce1" office:value-type="float" office:value="0.000003084" calcext:value-type="float">
            <text:p>3.084E-06</text:p>
          </table:table-cell>
          <table:table-cell office:value-type="float" office:value="1.640628427" calcext:value-type="float">
            <text:p>1.6406284</text:p>
          </table:table-cell>
          <table:table-cell office:value-type="float" office:value="0.000019416" calcext:value-type="float">
            <text:p>0.0000194</text:p>
          </table:table-cell>
          <table:table-cell/>
          <table:table-cell table:style-name="ce1" office:value-type="float" office:value="0.000009562" calcext:value-type="float">
            <text:p>9.562E-06</text:p>
          </table:table-cell>
          <table:table-cell office:value-type="float" office:value="1.640628427" calcext:value-type="float">
            <text:p>1.6406284</text:p>
          </table:table-cell>
          <table:table-cell office:value-type="float" office:value="0.000012938" calcext:value-type="float">
            <text:p>0.0000129</text:p>
          </table:table-cell>
          <table:table-cell/>
          <table:table-cell table:style-name="ce1" office:value-type="float" office:value="0.000006086" calcext:value-type="float">
            <text:p>6.086E-06</text:p>
          </table:table-cell>
          <table:table-cell office:value-type="float" office:value="1.640628427" calcext:value-type="float">
            <text:p>1.6406284</text:p>
          </table:table-cell>
          <table:table-cell office:value-type="float" office:value="0.000016414" calcext:value-type="float">
            <text:p>0.0000164</text:p>
          </table:table-cell>
          <table:table-cell/>
          <table:table-cell table:formula="of:=[.B194]" office:value-type="float" office:value="1.640628427" calcext:value-type="float">
            <text:p>1.640628427</text:p>
          </table:table-cell>
          <table:table-cell table:formula="of:=[.A194]+middle" office:value-type="float" office:value="1.640609011" calcext:value-type="float">
            <text:p>1.640609011</text:p>
          </table:table-cell>
          <table:table-cell table:formula="of:=[.E194]+middle" office:value-type="float" office:value="1.640615489" calcext:value-type="float">
            <text:p>1.640615489</text:p>
          </table:table-cell>
          <table:table-cell table:formula="of:=[.I194]+middle" office:value-type="float" office:value="1.640612013" calcext:value-type="float">
            <text:p>1.640612013</text:p>
          </table:table-cell>
          <table:table-cell table:formula="of:=[.M194]" office:value-type="float" office:value="1.640628427" calcext:value-type="float">
            <text:p>1.640628427</text:p>
          </table:table-cell>
          <table:table-cell/>
          <table:table-cell table:formula="of:=[.B194]" office:value-type="float" office:value="1.640628427" calcext:value-type="float">
            <text:p>1.640628427</text:p>
          </table:table-cell>
          <table:table-cell table:formula="of:=[.C194]" office:value-type="float" office:value="0.000019416" calcext:value-type="float">
            <text:p>1.9416E-05</text:p>
          </table:table-cell>
          <table:table-cell table:formula="of:=[.G194]" office:value-type="float" office:value="0.000012938" calcext:value-type="float">
            <text:p>1.2938E-05</text:p>
          </table:table-cell>
          <table:table-cell table:formula="of:=[.K194]" office:value-type="float" office:value="0.000016414" calcext:value-type="float">
            <text:p>1.6414E-05</text:p>
          </table:table-cell>
        </table:table-row>
        <table:table-row table:style-name="ro1">
          <table:table-cell table:style-name="ce1" office:value-type="float" office:value="0.000003591" calcext:value-type="float">
            <text:p>3.591E-06</text:p>
          </table:table-cell>
          <table:table-cell office:value-type="float" office:value="1.640628927" calcext:value-type="float">
            <text:p>1.6406289</text:p>
          </table:table-cell>
          <table:table-cell office:value-type="float" office:value="0.000019409" calcext:value-type="float">
            <text:p>0.0000194</text:p>
          </table:table-cell>
          <table:table-cell/>
          <table:table-cell table:style-name="ce1" office:value-type="float" office:value="0.000010029" calcext:value-type="float">
            <text:p>1.0029E-05</text:p>
          </table:table-cell>
          <table:table-cell office:value-type="float" office:value="1.640628927" calcext:value-type="float">
            <text:p>1.6406289</text:p>
          </table:table-cell>
          <table:table-cell office:value-type="float" office:value="0.000012971" calcext:value-type="float">
            <text:p>0.0000130</text:p>
          </table:table-cell>
          <table:table-cell/>
          <table:table-cell table:style-name="ce1" office:value-type="float" office:value="0.00000611" calcext:value-type="float">
            <text:p>6.11E-06</text:p>
          </table:table-cell>
          <table:table-cell office:value-type="float" office:value="1.640628927" calcext:value-type="float">
            <text:p>1.6406289</text:p>
          </table:table-cell>
          <table:table-cell office:value-type="float" office:value="0.00001689" calcext:value-type="float">
            <text:p>0.0000169</text:p>
          </table:table-cell>
          <table:table-cell/>
          <table:table-cell table:formula="of:=[.B195]" office:value-type="float" office:value="1.640628927" calcext:value-type="float">
            <text:p>1.640628927</text:p>
          </table:table-cell>
          <table:table-cell table:formula="of:=[.A195]+middle" office:value-type="float" office:value="1.640609518" calcext:value-type="float">
            <text:p>1.640609518</text:p>
          </table:table-cell>
          <table:table-cell table:formula="of:=[.E195]+middle" office:value-type="float" office:value="1.640615956" calcext:value-type="float">
            <text:p>1.640615956</text:p>
          </table:table-cell>
          <table:table-cell table:formula="of:=[.I195]+middle" office:value-type="float" office:value="1.640612037" calcext:value-type="float">
            <text:p>1.640612037</text:p>
          </table:table-cell>
          <table:table-cell table:formula="of:=[.M195]" office:value-type="float" office:value="1.640628927" calcext:value-type="float">
            <text:p>1.640628927</text:p>
          </table:table-cell>
          <table:table-cell/>
          <table:table-cell table:formula="of:=[.B195]" office:value-type="float" office:value="1.640628927" calcext:value-type="float">
            <text:p>1.640628927</text:p>
          </table:table-cell>
          <table:table-cell table:formula="of:=[.C195]" office:value-type="float" office:value="0.000019409" calcext:value-type="float">
            <text:p>1.9409E-05</text:p>
          </table:table-cell>
          <table:table-cell table:formula="of:=[.G195]" office:value-type="float" office:value="0.000012971" calcext:value-type="float">
            <text:p>1.2971E-05</text:p>
          </table:table-cell>
          <table:table-cell table:formula="of:=[.K195]" office:value-type="float" office:value="0.00001689" calcext:value-type="float">
            <text:p>1.689E-05</text:p>
          </table:table-cell>
        </table:table-row>
        <table:table-row table:style-name="ro1">
          <table:table-cell table:style-name="ce1" office:value-type="float" office:value="0.000004096" calcext:value-type="float">
            <text:p>4.096E-06</text:p>
          </table:table-cell>
          <table:table-cell office:value-type="float" office:value="1.640629427" calcext:value-type="float">
            <text:p>1.6406294</text:p>
          </table:table-cell>
          <table:table-cell office:value-type="float" office:value="0.000019404" calcext:value-type="float">
            <text:p>0.0000194</text:p>
          </table:table-cell>
          <table:table-cell/>
          <table:table-cell table:style-name="ce1" office:value-type="float" office:value="0.000010542" calcext:value-type="float">
            <text:p>1.0542E-05</text:p>
          </table:table-cell>
          <table:table-cell office:value-type="float" office:value="1.640629427" calcext:value-type="float">
            <text:p>1.6406294</text:p>
          </table:table-cell>
          <table:table-cell office:value-type="float" office:value="0.000012958" calcext:value-type="float">
            <text:p>0.0000130</text:p>
          </table:table-cell>
          <table:table-cell/>
          <table:table-cell table:style-name="ce1" office:value-type="float" office:value="0.000006136" calcext:value-type="float">
            <text:p>6.136E-06</text:p>
          </table:table-cell>
          <table:table-cell office:value-type="float" office:value="1.640629427" calcext:value-type="float">
            <text:p>1.6406294</text:p>
          </table:table-cell>
          <table:table-cell office:value-type="float" office:value="0.000017364" calcext:value-type="float">
            <text:p>0.0000174</text:p>
          </table:table-cell>
          <table:table-cell/>
          <table:table-cell table:formula="of:=[.B196]" office:value-type="float" office:value="1.640629427" calcext:value-type="float">
            <text:p>1.640629427</text:p>
          </table:table-cell>
          <table:table-cell table:formula="of:=[.A196]+middle" office:value-type="float" office:value="1.640610023" calcext:value-type="float">
            <text:p>1.640610023</text:p>
          </table:table-cell>
          <table:table-cell table:formula="of:=[.E196]+middle" office:value-type="float" office:value="1.640616469" calcext:value-type="float">
            <text:p>1.640616469</text:p>
          </table:table-cell>
          <table:table-cell table:formula="of:=[.I196]+middle" office:value-type="float" office:value="1.640612063" calcext:value-type="float">
            <text:p>1.640612063</text:p>
          </table:table-cell>
          <table:table-cell table:formula="of:=[.M196]" office:value-type="float" office:value="1.640629427" calcext:value-type="float">
            <text:p>1.640629427</text:p>
          </table:table-cell>
          <table:table-cell/>
          <table:table-cell table:formula="of:=[.B196]" office:value-type="float" office:value="1.640629427" calcext:value-type="float">
            <text:p>1.640629427</text:p>
          </table:table-cell>
          <table:table-cell table:formula="of:=[.C196]" office:value-type="float" office:value="0.000019404" calcext:value-type="float">
            <text:p>1.9404E-05</text:p>
          </table:table-cell>
          <table:table-cell table:formula="of:=[.G196]" office:value-type="float" office:value="0.000012958" calcext:value-type="float">
            <text:p>1.2958E-05</text:p>
          </table:table-cell>
          <table:table-cell table:formula="of:=[.K196]" office:value-type="float" office:value="0.000017364" calcext:value-type="float">
            <text:p>1.7364E-05</text:p>
          </table:table-cell>
        </table:table-row>
        <table:table-row table:style-name="ro1">
          <table:table-cell table:style-name="ce1" office:value-type="float" office:value="0.000004564" calcext:value-type="float">
            <text:p>4.564E-06</text:p>
          </table:table-cell>
          <table:table-cell office:value-type="float" office:value="1.640629927" calcext:value-type="float">
            <text:p>1.6406299</text:p>
          </table:table-cell>
          <table:table-cell office:value-type="float" office:value="0.000019436" calcext:value-type="float">
            <text:p>0.0000194</text:p>
          </table:table-cell>
          <table:table-cell/>
          <table:table-cell table:style-name="ce1" office:value-type="float" office:value="0.000010988" calcext:value-type="float">
            <text:p>1.0988E-05</text:p>
          </table:table-cell>
          <table:table-cell office:value-type="float" office:value="1.640629927" calcext:value-type="float">
            <text:p>1.6406299</text:p>
          </table:table-cell>
          <table:table-cell office:value-type="float" office:value="0.000013012" calcext:value-type="float">
            <text:p>0.0000130</text:p>
          </table:table-cell>
          <table:table-cell/>
          <table:table-cell table:style-name="ce1" office:value-type="float" office:value="0.000006066" calcext:value-type="float">
            <text:p>6.066E-06</text:p>
          </table:table-cell>
          <table:table-cell office:value-type="float" office:value="1.640629927" calcext:value-type="float">
            <text:p>1.6406299</text:p>
          </table:table-cell>
          <table:table-cell office:value-type="float" office:value="0.000017934" calcext:value-type="float">
            <text:p>0.0000179</text:p>
          </table:table-cell>
          <table:table-cell/>
          <table:table-cell table:formula="of:=[.B197]" office:value-type="float" office:value="1.640629927" calcext:value-type="float">
            <text:p>1.640629927</text:p>
          </table:table-cell>
          <table:table-cell table:formula="of:=[.A197]+middle" office:value-type="float" office:value="1.640610491" calcext:value-type="float">
            <text:p>1.640610491</text:p>
          </table:table-cell>
          <table:table-cell table:formula="of:=[.E197]+middle" office:value-type="float" office:value="1.640616915" calcext:value-type="float">
            <text:p>1.640616915</text:p>
          </table:table-cell>
          <table:table-cell table:formula="of:=[.I197]+middle" office:value-type="float" office:value="1.640611993" calcext:value-type="float">
            <text:p>1.640611993</text:p>
          </table:table-cell>
          <table:table-cell table:formula="of:=[.M197]" office:value-type="float" office:value="1.640629927" calcext:value-type="float">
            <text:p>1.640629927</text:p>
          </table:table-cell>
          <table:table-cell/>
          <table:table-cell table:formula="of:=[.B197]" office:value-type="float" office:value="1.640629927" calcext:value-type="float">
            <text:p>1.640629927</text:p>
          </table:table-cell>
          <table:table-cell table:formula="of:=[.C197]" office:value-type="float" office:value="0.000019436" calcext:value-type="float">
            <text:p>1.9436E-05</text:p>
          </table:table-cell>
          <table:table-cell table:formula="of:=[.G197]" office:value-type="float" office:value="0.000013012" calcext:value-type="float">
            <text:p>1.3012E-05</text:p>
          </table:table-cell>
          <table:table-cell table:formula="of:=[.K197]" office:value-type="float" office:value="0.000017934" calcext:value-type="float">
            <text:p>1.7934E-05</text:p>
          </table:table-cell>
        </table:table-row>
        <table:table-row table:style-name="ro1">
          <table:table-cell table:style-name="ce1" office:value-type="float" office:value="0.000005072" calcext:value-type="float">
            <text:p>5.072E-06</text:p>
          </table:table-cell>
          <table:table-cell office:value-type="float" office:value="1.640630427" calcext:value-type="float">
            <text:p>1.6406304</text:p>
          </table:table-cell>
          <table:table-cell office:value-type="float" office:value="0.000019428" calcext:value-type="float">
            <text:p>0.0000194</text:p>
          </table:table-cell>
          <table:table-cell/>
          <table:table-cell table:style-name="ce1" office:value-type="float" office:value="0.000011569" calcext:value-type="float">
            <text:p>1.1569E-05</text:p>
          </table:table-cell>
          <table:table-cell office:value-type="float" office:value="1.640630427" calcext:value-type="float">
            <text:p>1.6406304</text:p>
          </table:table-cell>
          <table:table-cell office:value-type="float" office:value="0.000012931" calcext:value-type="float">
            <text:p>0.0000129</text:p>
          </table:table-cell>
          <table:table-cell/>
          <table:table-cell table:style-name="ce1" office:value-type="float" office:value="0.000006084" calcext:value-type="float">
            <text:p>6.084E-06</text:p>
          </table:table-cell>
          <table:table-cell office:value-type="float" office:value="1.640630427" calcext:value-type="float">
            <text:p>1.6406304</text:p>
          </table:table-cell>
          <table:table-cell office:value-type="float" office:value="0.000018416" calcext:value-type="float">
            <text:p>0.0000184</text:p>
          </table:table-cell>
          <table:table-cell/>
          <table:table-cell table:formula="of:=[.B198]" office:value-type="float" office:value="1.640630427" calcext:value-type="float">
            <text:p>1.640630427</text:p>
          </table:table-cell>
          <table:table-cell table:formula="of:=[.A198]+middle" office:value-type="float" office:value="1.640610999" calcext:value-type="float">
            <text:p>1.640610999</text:p>
          </table:table-cell>
          <table:table-cell table:formula="of:=[.E198]+middle" office:value-type="float" office:value="1.640617496" calcext:value-type="float">
            <text:p>1.640617496</text:p>
          </table:table-cell>
          <table:table-cell table:formula="of:=[.I198]+middle" office:value-type="float" office:value="1.640612011" calcext:value-type="float">
            <text:p>1.640612011</text:p>
          </table:table-cell>
          <table:table-cell table:formula="of:=[.M198]" office:value-type="float" office:value="1.640630427" calcext:value-type="float">
            <text:p>1.640630427</text:p>
          </table:table-cell>
          <table:table-cell/>
          <table:table-cell table:formula="of:=[.B198]" office:value-type="float" office:value="1.640630427" calcext:value-type="float">
            <text:p>1.640630427</text:p>
          </table:table-cell>
          <table:table-cell table:formula="of:=[.C198]" office:value-type="float" office:value="0.000019428" calcext:value-type="float">
            <text:p>1.9428E-05</text:p>
          </table:table-cell>
          <table:table-cell table:formula="of:=[.G198]" office:value-type="float" office:value="0.000012931" calcext:value-type="float">
            <text:p>1.2931E-05</text:p>
          </table:table-cell>
          <table:table-cell table:formula="of:=[.K198]" office:value-type="float" office:value="0.000018416" calcext:value-type="float">
            <text:p>1.8416E-05</text:p>
          </table:table-cell>
        </table:table-row>
        <table:table-row table:style-name="ro1">
          <table:table-cell table:style-name="ce1" office:value-type="float" office:value="0.000005583" calcext:value-type="float">
            <text:p>5.583E-06</text:p>
          </table:table-cell>
          <table:table-cell office:value-type="float" office:value="1.640630927" calcext:value-type="float">
            <text:p>1.6406309</text:p>
          </table:table-cell>
          <table:table-cell office:value-type="float" office:value="0.000019417" calcext:value-type="float">
            <text:p>0.0000194</text:p>
          </table:table-cell>
          <table:table-cell/>
          <table:table-cell table:style-name="ce1" office:value-type="float" office:value="0.000012014" calcext:value-type="float">
            <text:p>1.2014E-05</text:p>
          </table:table-cell>
          <table:table-cell office:value-type="float" office:value="1.640630927" calcext:value-type="float">
            <text:p>1.6406309</text:p>
          </table:table-cell>
          <table:table-cell office:value-type="float" office:value="0.000012986" calcext:value-type="float">
            <text:p>0.0000130</text:p>
          </table:table-cell>
          <table:table-cell/>
          <table:table-cell table:style-name="ce1" office:value-type="float" office:value="0.000006087" calcext:value-type="float">
            <text:p>6.087E-06</text:p>
          </table:table-cell>
          <table:table-cell office:value-type="float" office:value="1.640630927" calcext:value-type="float">
            <text:p>1.6406309</text:p>
          </table:table-cell>
          <table:table-cell office:value-type="float" office:value="0.000018913" calcext:value-type="float">
            <text:p>0.0000189</text:p>
          </table:table-cell>
          <table:table-cell/>
          <table:table-cell table:formula="of:=[.B199]" office:value-type="float" office:value="1.640630927" calcext:value-type="float">
            <text:p>1.640630927</text:p>
          </table:table-cell>
          <table:table-cell table:formula="of:=[.A199]+middle" office:value-type="float" office:value="1.64061151" calcext:value-type="float">
            <text:p>1.64061151</text:p>
          </table:table-cell>
          <table:table-cell table:formula="of:=[.E199]+middle" office:value-type="float" office:value="1.640617941" calcext:value-type="float">
            <text:p>1.640617941</text:p>
          </table:table-cell>
          <table:table-cell table:formula="of:=[.I199]+middle" office:value-type="float" office:value="1.640612014" calcext:value-type="float">
            <text:p>1.640612014</text:p>
          </table:table-cell>
          <table:table-cell table:formula="of:=[.M199]" office:value-type="float" office:value="1.640630927" calcext:value-type="float">
            <text:p>1.640630927</text:p>
          </table:table-cell>
          <table:table-cell/>
          <table:table-cell table:formula="of:=[.B199]" office:value-type="float" office:value="1.640630927" calcext:value-type="float">
            <text:p>1.640630927</text:p>
          </table:table-cell>
          <table:table-cell table:formula="of:=[.C199]" office:value-type="float" office:value="0.000019417" calcext:value-type="float">
            <text:p>1.9417E-05</text:p>
          </table:table-cell>
          <table:table-cell table:formula="of:=[.G199]" office:value-type="float" office:value="0.000012986" calcext:value-type="float">
            <text:p>1.2986E-05</text:p>
          </table:table-cell>
          <table:table-cell table:formula="of:=[.K199]" office:value-type="float" office:value="0.000018913" calcext:value-type="float">
            <text:p>1.8913E-05</text:p>
          </table:table-cell>
        </table:table-row>
        <table:table-row table:style-name="ro1">
          <table:table-cell table:style-name="ce1" office:value-type="float" office:value="0.00000603" calcext:value-type="float">
            <text:p>6.03E-06</text:p>
          </table:table-cell>
          <table:table-cell office:value-type="float" office:value="1.640631427" calcext:value-type="float">
            <text:p>1.6406314</text:p>
          </table:table-cell>
          <table:table-cell office:value-type="float" office:value="0.00001947" calcext:value-type="float">
            <text:p>0.0000195</text:p>
          </table:table-cell>
          <table:table-cell/>
          <table:table-cell table:style-name="ce1" office:value-type="float" office:value="0.000012522" calcext:value-type="float">
            <text:p>1.2522E-05</text:p>
          </table:table-cell>
          <table:table-cell office:value-type="float" office:value="1.640631427" calcext:value-type="float">
            <text:p>1.6406314</text:p>
          </table:table-cell>
          <table:table-cell office:value-type="float" office:value="0.000012978" calcext:value-type="float">
            <text:p>0.0000130</text:p>
          </table:table-cell>
          <table:table-cell/>
          <table:table-cell table:style-name="ce1" office:value-type="float" office:value="0.000006121" calcext:value-type="float">
            <text:p>6.121E-06</text:p>
          </table:table-cell>
          <table:table-cell office:value-type="float" office:value="1.640631427" calcext:value-type="float">
            <text:p>1.6406314</text:p>
          </table:table-cell>
          <table:table-cell office:value-type="float" office:value="0.000019379" calcext:value-type="float">
            <text:p>0.0000194</text:p>
          </table:table-cell>
          <table:table-cell/>
          <table:table-cell table:formula="of:=[.B200]" office:value-type="float" office:value="1.640631427" calcext:value-type="float">
            <text:p>1.640631427</text:p>
          </table:table-cell>
          <table:table-cell table:formula="of:=[.A200]+middle" office:value-type="float" office:value="1.640611957" calcext:value-type="float">
            <text:p>1.640611957</text:p>
          </table:table-cell>
          <table:table-cell table:formula="of:=[.E200]+middle" office:value-type="float" office:value="1.640618449" calcext:value-type="float">
            <text:p>1.640618449</text:p>
          </table:table-cell>
          <table:table-cell table:formula="of:=[.I200]+middle" office:value-type="float" office:value="1.640612048" calcext:value-type="float">
            <text:p>1.640612048</text:p>
          </table:table-cell>
          <table:table-cell table:formula="of:=[.M200]" office:value-type="float" office:value="1.640631427" calcext:value-type="float">
            <text:p>1.640631427</text:p>
          </table:table-cell>
          <table:table-cell/>
          <table:table-cell table:formula="of:=[.B200]" office:value-type="float" office:value="1.640631427" calcext:value-type="float">
            <text:p>1.640631427</text:p>
          </table:table-cell>
          <table:table-cell table:formula="of:=[.C200]" office:value-type="float" office:value="0.00001947" calcext:value-type="float">
            <text:p>1.947E-05</text:p>
          </table:table-cell>
          <table:table-cell table:formula="of:=[.G200]" office:value-type="float" office:value="0.000012978" calcext:value-type="float">
            <text:p>1.2978E-05</text:p>
          </table:table-cell>
          <table:table-cell table:formula="of:=[.K200]" office:value-type="float" office:value="0.000019379" calcext:value-type="float">
            <text:p>1.9379E-05</text:p>
          </table:table-cell>
        </table:table-row>
        <table:table-row table:style-name="ro1">
          <table:table-cell table:style-name="ce1" office:value-type="float" office:value="0.000006492" calcext:value-type="float">
            <text:p>6.492E-06</text:p>
          </table:table-cell>
          <table:table-cell office:value-type="float" office:value="1.640631927" calcext:value-type="float">
            <text:p>1.6406319</text:p>
          </table:table-cell>
          <table:table-cell office:value-type="float" office:value="0.000019508" calcext:value-type="float">
            <text:p>0.0000195</text:p>
          </table:table-cell>
          <table:table-cell/>
          <table:table-cell table:style-name="ce1" office:value-type="float" office:value="0.000012975" calcext:value-type="float">
            <text:p>1.2975E-05</text:p>
          </table:table-cell>
          <table:table-cell office:value-type="float" office:value="1.640631927" calcext:value-type="float">
            <text:p>1.6406319</text:p>
          </table:table-cell>
          <table:table-cell office:value-type="float" office:value="0.000013025" calcext:value-type="float">
            <text:p>0.0000130</text:p>
          </table:table-cell>
          <table:table-cell/>
          <table:table-cell table:style-name="ce1" office:value-type="float" office:value="0.000006111" calcext:value-type="float">
            <text:p>6.111E-06</text:p>
          </table:table-cell>
          <table:table-cell office:value-type="float" office:value="1.640631927" calcext:value-type="float">
            <text:p>1.6406319</text:p>
          </table:table-cell>
          <table:table-cell office:value-type="float" office:value="0.000019889" calcext:value-type="float">
            <text:p>0.0000199</text:p>
          </table:table-cell>
          <table:table-cell/>
          <table:table-cell table:formula="of:=[.B201]" office:value-type="float" office:value="1.640631927" calcext:value-type="float">
            <text:p>1.640631927</text:p>
          </table:table-cell>
          <table:table-cell table:formula="of:=[.A201]+middle" office:value-type="float" office:value="1.640612419" calcext:value-type="float">
            <text:p>1.640612419</text:p>
          </table:table-cell>
          <table:table-cell table:formula="of:=[.E201]+middle" office:value-type="float" office:value="1.640618902" calcext:value-type="float">
            <text:p>1.640618902</text:p>
          </table:table-cell>
          <table:table-cell table:formula="of:=[.I201]+middle" office:value-type="float" office:value="1.640612038" calcext:value-type="float">
            <text:p>1.640612038</text:p>
          </table:table-cell>
          <table:table-cell table:formula="of:=[.M201]" office:value-type="float" office:value="1.640631927" calcext:value-type="float">
            <text:p>1.640631927</text:p>
          </table:table-cell>
          <table:table-cell/>
          <table:table-cell table:formula="of:=[.B201]" office:value-type="float" office:value="1.640631927" calcext:value-type="float">
            <text:p>1.640631927</text:p>
          </table:table-cell>
          <table:table-cell table:formula="of:=[.C201]" office:value-type="float" office:value="0.000019508" calcext:value-type="float">
            <text:p>1.9508E-05</text:p>
          </table:table-cell>
          <table:table-cell table:formula="of:=[.G201]" office:value-type="float" office:value="0.000013025" calcext:value-type="float">
            <text:p>1.3025E-05</text:p>
          </table:table-cell>
          <table:table-cell table:formula="of:=[.K201]" office:value-type="float" office:value="0.000019889" calcext:value-type="float">
            <text:p>1.9889E-05</text:p>
          </table:table-cell>
        </table:table-row>
        <table:table-row table:style-name="ro1">
          <table:table-cell table:style-name="ce1" office:value-type="float" office:value="0.000007014" calcext:value-type="float">
            <text:p>7.014E-06</text:p>
          </table:table-cell>
          <table:table-cell office:value-type="float" office:value="1.640632427" calcext:value-type="float">
            <text:p>1.6406324</text:p>
          </table:table-cell>
          <table:table-cell office:value-type="float" office:value="0.000019486" calcext:value-type="float">
            <text:p>0.0000195</text:p>
          </table:table-cell>
          <table:table-cell/>
          <table:table-cell table:style-name="ce1" office:value-type="float" office:value="0.000013472" calcext:value-type="float">
            <text:p>1.3472E-05</text:p>
          </table:table-cell>
          <table:table-cell office:value-type="float" office:value="1.640632427" calcext:value-type="float">
            <text:p>1.6406324</text:p>
          </table:table-cell>
          <table:table-cell office:value-type="float" office:value="0.000013028" calcext:value-type="float">
            <text:p>0.0000130</text:p>
          </table:table-cell>
          <table:table-cell/>
          <table:table-cell table:style-name="ce1" office:value-type="float" office:value="0.000006126" calcext:value-type="float">
            <text:p>6.126E-06</text:p>
          </table:table-cell>
          <table:table-cell office:value-type="float" office:value="1.640632427" calcext:value-type="float">
            <text:p>1.6406324</text:p>
          </table:table-cell>
          <table:table-cell office:value-type="float" office:value="0.000020374" calcext:value-type="float">
            <text:p>0.0000204</text:p>
          </table:table-cell>
          <table:table-cell/>
          <table:table-cell table:formula="of:=[.B202]" office:value-type="float" office:value="1.640632427" calcext:value-type="float">
            <text:p>1.640632427</text:p>
          </table:table-cell>
          <table:table-cell table:formula="of:=[.A202]+middle" office:value-type="float" office:value="1.640612941" calcext:value-type="float">
            <text:p>1.640612941</text:p>
          </table:table-cell>
          <table:table-cell table:formula="of:=[.E202]+middle" office:value-type="float" office:value="1.640619399" calcext:value-type="float">
            <text:p>1.640619399</text:p>
          </table:table-cell>
          <table:table-cell table:formula="of:=[.I202]+middle" office:value-type="float" office:value="1.640612053" calcext:value-type="float">
            <text:p>1.640612053</text:p>
          </table:table-cell>
          <table:table-cell table:formula="of:=[.M202]" office:value-type="float" office:value="1.640632427" calcext:value-type="float">
            <text:p>1.640632427</text:p>
          </table:table-cell>
          <table:table-cell/>
          <table:table-cell table:formula="of:=[.B202]" office:value-type="float" office:value="1.640632427" calcext:value-type="float">
            <text:p>1.640632427</text:p>
          </table:table-cell>
          <table:table-cell table:formula="of:=[.C202]" office:value-type="float" office:value="0.000019486" calcext:value-type="float">
            <text:p>1.9486E-05</text:p>
          </table:table-cell>
          <table:table-cell table:formula="of:=[.G202]" office:value-type="float" office:value="0.000013028" calcext:value-type="float">
            <text:p>1.3028E-05</text:p>
          </table:table-cell>
          <table:table-cell table:formula="of:=[.K202]" office:value-type="float" office:value="0.000020374" calcext:value-type="float">
            <text:p>2.0374E-05</text:p>
          </table:table-cell>
        </table:table-row>
        <table:table-row table:style-name="ro1">
          <table:table-cell table:style-name="ce1" office:value-type="float" office:value="0.000007536" calcext:value-type="float">
            <text:p>7.536E-06</text:p>
          </table:table-cell>
          <table:table-cell office:value-type="float" office:value="1.640632927" calcext:value-type="float">
            <text:p>1.6406329</text:p>
          </table:table-cell>
          <table:table-cell office:value-type="float" office:value="0.000019464" calcext:value-type="float">
            <text:p>0.0000195</text:p>
          </table:table-cell>
          <table:table-cell/>
          <table:table-cell table:style-name="ce1" office:value-type="float" office:value="0.000013937" calcext:value-type="float">
            <text:p>1.3937E-05</text:p>
          </table:table-cell>
          <table:table-cell office:value-type="float" office:value="1.640632927" calcext:value-type="float">
            <text:p>1.6406329</text:p>
          </table:table-cell>
          <table:table-cell office:value-type="float" office:value="0.000013063" calcext:value-type="float">
            <text:p>0.0000131</text:p>
          </table:table-cell>
          <table:table-cell/>
          <table:table-cell table:style-name="ce1" office:value-type="float" office:value="0.000006079" calcext:value-type="float">
            <text:p>6.079E-06</text:p>
          </table:table-cell>
          <table:table-cell office:value-type="float" office:value="1.640632927" calcext:value-type="float">
            <text:p>1.6406329</text:p>
          </table:table-cell>
          <table:table-cell office:value-type="float" office:value="0.000020921" calcext:value-type="float">
            <text:p>0.0000209</text:p>
          </table:table-cell>
          <table:table-cell/>
          <table:table-cell table:formula="of:=[.B203]" office:value-type="float" office:value="1.640632927" calcext:value-type="float">
            <text:p>1.640632927</text:p>
          </table:table-cell>
          <table:table-cell table:formula="of:=[.A203]+middle" office:value-type="float" office:value="1.640613463" calcext:value-type="float">
            <text:p>1.640613463</text:p>
          </table:table-cell>
          <table:table-cell table:formula="of:=[.E203]+middle" office:value-type="float" office:value="1.640619864" calcext:value-type="float">
            <text:p>1.640619864</text:p>
          </table:table-cell>
          <table:table-cell table:formula="of:=[.I203]+middle" office:value-type="float" office:value="1.640612006" calcext:value-type="float">
            <text:p>1.640612006</text:p>
          </table:table-cell>
          <table:table-cell table:formula="of:=[.M203]" office:value-type="float" office:value="1.640632927" calcext:value-type="float">
            <text:p>1.640632927</text:p>
          </table:table-cell>
          <table:table-cell/>
          <table:table-cell table:formula="of:=[.B203]" office:value-type="float" office:value="1.640632927" calcext:value-type="float">
            <text:p>1.640632927</text:p>
          </table:table-cell>
          <table:table-cell table:formula="of:=[.C203]" office:value-type="float" office:value="0.000019464" calcext:value-type="float">
            <text:p>1.9464E-05</text:p>
          </table:table-cell>
          <table:table-cell table:formula="of:=[.G203]" office:value-type="float" office:value="0.000013063" calcext:value-type="float">
            <text:p>1.3063E-05</text:p>
          </table:table-cell>
          <table:table-cell table:formula="of:=[.K203]" office:value-type="float" office:value="0.000020921" calcext:value-type="float">
            <text:p>2.0921E-05</text:p>
          </table:table-cell>
        </table:table-row>
        <table:table-row table:style-name="ro1">
          <table:table-cell table:style-name="ce1" office:value-type="float" office:value="0.000008032" calcext:value-type="float">
            <text:p>8.032E-06</text:p>
          </table:table-cell>
          <table:table-cell office:value-type="float" office:value="1.640633427" calcext:value-type="float">
            <text:p>1.6406334</text:p>
          </table:table-cell>
          <table:table-cell office:value-type="float" office:value="0.000019468" calcext:value-type="float">
            <text:p>0.0000195</text:p>
          </table:table-cell>
          <table:table-cell/>
          <table:table-cell table:style-name="ce1" office:value-type="float" office:value="0.000014484" calcext:value-type="float">
            <text:p>1.4484E-05</text:p>
          </table:table-cell>
          <table:table-cell office:value-type="float" office:value="1.640633427" calcext:value-type="float">
            <text:p>1.6406334</text:p>
          </table:table-cell>
          <table:table-cell office:value-type="float" office:value="0.000013016" calcext:value-type="float">
            <text:p>0.0000130</text:p>
          </table:table-cell>
          <table:table-cell/>
          <table:table-cell table:style-name="ce1" office:value-type="float" office:value="0.000006079" calcext:value-type="float">
            <text:p>6.079E-06</text:p>
          </table:table-cell>
          <table:table-cell office:value-type="float" office:value="1.640633427" calcext:value-type="float">
            <text:p>1.6406334</text:p>
          </table:table-cell>
          <table:table-cell office:value-type="float" office:value="0.000021421" calcext:value-type="float">
            <text:p>0.0000214</text:p>
          </table:table-cell>
          <table:table-cell/>
          <table:table-cell table:formula="of:=[.B204]" office:value-type="float" office:value="1.640633427" calcext:value-type="float">
            <text:p>1.640633427</text:p>
          </table:table-cell>
          <table:table-cell table:formula="of:=[.A204]+middle" office:value-type="float" office:value="1.640613959" calcext:value-type="float">
            <text:p>1.640613959</text:p>
          </table:table-cell>
          <table:table-cell table:formula="of:=[.E204]+middle" office:value-type="float" office:value="1.640620411" calcext:value-type="float">
            <text:p>1.640620411</text:p>
          </table:table-cell>
          <table:table-cell table:formula="of:=[.I204]+middle" office:value-type="float" office:value="1.640612006" calcext:value-type="float">
            <text:p>1.640612006</text:p>
          </table:table-cell>
          <table:table-cell table:formula="of:=[.M204]" office:value-type="float" office:value="1.640633427" calcext:value-type="float">
            <text:p>1.640633427</text:p>
          </table:table-cell>
          <table:table-cell/>
          <table:table-cell table:formula="of:=[.B204]" office:value-type="float" office:value="1.640633427" calcext:value-type="float">
            <text:p>1.640633427</text:p>
          </table:table-cell>
          <table:table-cell table:formula="of:=[.C204]" office:value-type="float" office:value="0.000019468" calcext:value-type="float">
            <text:p>1.9468E-05</text:p>
          </table:table-cell>
          <table:table-cell table:formula="of:=[.G204]" office:value-type="float" office:value="0.000013016" calcext:value-type="float">
            <text:p>1.3016E-05</text:p>
          </table:table-cell>
          <table:table-cell table:formula="of:=[.K204]" office:value-type="float" office:value="0.000021421" calcext:value-type="float">
            <text:p>2.1421E-05</text:p>
          </table:table-cell>
        </table:table-row>
        <table:table-row table:style-name="ro1">
          <table:table-cell table:style-name="ce1" office:value-type="float" office:value="0.000008518" calcext:value-type="float">
            <text:p>8.518E-06</text:p>
          </table:table-cell>
          <table:table-cell office:value-type="float" office:value="1.640633927" calcext:value-type="float">
            <text:p>1.6406339</text:p>
          </table:table-cell>
          <table:table-cell office:value-type="float" office:value="0.000019482" calcext:value-type="float">
            <text:p>0.0000195</text:p>
          </table:table-cell>
          <table:table-cell/>
          <table:table-cell table:style-name="ce1" office:value-type="float" office:value="0.000014994" calcext:value-type="float">
            <text:p>1.4994E-05</text:p>
          </table:table-cell>
          <table:table-cell office:value-type="float" office:value="1.640633927" calcext:value-type="float">
            <text:p>1.6406339</text:p>
          </table:table-cell>
          <table:table-cell office:value-type="float" office:value="0.000013006" calcext:value-type="float">
            <text:p>0.0000130</text:p>
          </table:table-cell>
          <table:table-cell/>
          <table:table-cell table:style-name="ce1" office:value-type="float" office:value="0.000006141" calcext:value-type="float">
            <text:p>6.141E-06</text:p>
          </table:table-cell>
          <table:table-cell office:value-type="float" office:value="1.640633927" calcext:value-type="float">
            <text:p>1.6406339</text:p>
          </table:table-cell>
          <table:table-cell office:value-type="float" office:value="0.000021859" calcext:value-type="float">
            <text:p>0.0000219</text:p>
          </table:table-cell>
          <table:table-cell/>
          <table:table-cell table:formula="of:=[.B205]" office:value-type="float" office:value="1.640633927" calcext:value-type="float">
            <text:p>1.640633927</text:p>
          </table:table-cell>
          <table:table-cell table:formula="of:=[.A205]+middle" office:value-type="float" office:value="1.640614445" calcext:value-type="float">
            <text:p>1.640614445</text:p>
          </table:table-cell>
          <table:table-cell table:formula="of:=[.E205]+middle" office:value-type="float" office:value="1.640620921" calcext:value-type="float">
            <text:p>1.640620921</text:p>
          </table:table-cell>
          <table:table-cell table:formula="of:=[.I205]+middle" office:value-type="float" office:value="1.640612068" calcext:value-type="float">
            <text:p>1.640612068</text:p>
          </table:table-cell>
          <table:table-cell table:formula="of:=[.M205]" office:value-type="float" office:value="1.640633927" calcext:value-type="float">
            <text:p>1.640633927</text:p>
          </table:table-cell>
          <table:table-cell/>
          <table:table-cell table:formula="of:=[.B205]" office:value-type="float" office:value="1.640633927" calcext:value-type="float">
            <text:p>1.640633927</text:p>
          </table:table-cell>
          <table:table-cell table:formula="of:=[.C205]" office:value-type="float" office:value="0.000019482" calcext:value-type="float">
            <text:p>1.9482E-05</text:p>
          </table:table-cell>
          <table:table-cell table:formula="of:=[.G205]" office:value-type="float" office:value="0.000013006" calcext:value-type="float">
            <text:p>1.3006E-05</text:p>
          </table:table-cell>
          <table:table-cell table:formula="of:=[.K205]" office:value-type="float" office:value="0.000021859" calcext:value-type="float">
            <text:p>2.1859E-05</text:p>
          </table:table-cell>
        </table:table-row>
        <table:table-row table:style-name="ro1">
          <table:table-cell table:style-name="ce1" office:value-type="float" office:value="0.000009053" calcext:value-type="float">
            <text:p>9.053E-06</text:p>
          </table:table-cell>
          <table:table-cell office:value-type="float" office:value="1.640634427" calcext:value-type="float">
            <text:p>1.6406344</text:p>
          </table:table-cell>
          <table:table-cell office:value-type="float" office:value="0.000019447" calcext:value-type="float">
            <text:p>0.0000194</text:p>
          </table:table-cell>
          <table:table-cell/>
          <table:table-cell table:style-name="ce1" office:value-type="float" office:value="0.000015483" calcext:value-type="float">
            <text:p>1.5483E-05</text:p>
          </table:table-cell>
          <table:table-cell office:value-type="float" office:value="1.640634427" calcext:value-type="float">
            <text:p>1.6406344</text:p>
          </table:table-cell>
          <table:table-cell office:value-type="float" office:value="0.000013017" calcext:value-type="float">
            <text:p>0.0000130</text:p>
          </table:table-cell>
          <table:table-cell/>
          <table:table-cell table:style-name="ce1" office:value-type="float" office:value="0.000006114" calcext:value-type="float">
            <text:p>6.114E-06</text:p>
          </table:table-cell>
          <table:table-cell office:value-type="float" office:value="1.640634427" calcext:value-type="float">
            <text:p>1.6406344</text:p>
          </table:table-cell>
          <table:table-cell office:value-type="float" office:value="0.000022386" calcext:value-type="float">
            <text:p>0.0000224</text:p>
          </table:table-cell>
          <table:table-cell/>
          <table:table-cell table:formula="of:=[.B206]" office:value-type="float" office:value="1.640634427" calcext:value-type="float">
            <text:p>1.640634427</text:p>
          </table:table-cell>
          <table:table-cell table:formula="of:=[.A206]+middle" office:value-type="float" office:value="1.64061498" calcext:value-type="float">
            <text:p>1.64061498</text:p>
          </table:table-cell>
          <table:table-cell table:formula="of:=[.E206]+middle" office:value-type="float" office:value="1.64062141" calcext:value-type="float">
            <text:p>1.64062141</text:p>
          </table:table-cell>
          <table:table-cell table:formula="of:=[.I206]+middle" office:value-type="float" office:value="1.640612041" calcext:value-type="float">
            <text:p>1.640612041</text:p>
          </table:table-cell>
          <table:table-cell table:formula="of:=[.M206]" office:value-type="float" office:value="1.640634427" calcext:value-type="float">
            <text:p>1.640634427</text:p>
          </table:table-cell>
          <table:table-cell/>
          <table:table-cell table:formula="of:=[.B206]" office:value-type="float" office:value="1.640634427" calcext:value-type="float">
            <text:p>1.640634427</text:p>
          </table:table-cell>
          <table:table-cell table:formula="of:=[.C206]" office:value-type="float" office:value="0.000019447" calcext:value-type="float">
            <text:p>1.9447E-05</text:p>
          </table:table-cell>
          <table:table-cell table:formula="of:=[.G206]" office:value-type="float" office:value="0.000013017" calcext:value-type="float">
            <text:p>1.3017E-05</text:p>
          </table:table-cell>
          <table:table-cell table:formula="of:=[.K206]" office:value-type="float" office:value="0.000022386" calcext:value-type="float">
            <text:p>2.2386E-05</text:p>
          </table:table-cell>
        </table:table-row>
        <table:table-row table:style-name="ro1">
          <table:table-cell table:style-name="ce1" office:value-type="float" office:value="0.000009562" calcext:value-type="float">
            <text:p>9.562E-06</text:p>
          </table:table-cell>
          <table:table-cell office:value-type="float" office:value="1.640634927" calcext:value-type="float">
            <text:p>1.6406349</text:p>
          </table:table-cell>
          <table:table-cell office:value-type="float" office:value="0.000019438" calcext:value-type="float">
            <text:p>0.0000194</text:p>
          </table:table-cell>
          <table:table-cell/>
          <table:table-cell table:style-name="ce1" office:value-type="float" office:value="0.000015911" calcext:value-type="float">
            <text:p>1.5911E-05</text:p>
          </table:table-cell>
          <table:table-cell office:value-type="float" office:value="1.640634927" calcext:value-type="float">
            <text:p>1.6406349</text:p>
          </table:table-cell>
          <table:table-cell office:value-type="float" office:value="0.000013089" calcext:value-type="float">
            <text:p>0.0000131</text:p>
          </table:table-cell>
          <table:table-cell/>
          <table:table-cell table:style-name="ce1" office:value-type="float" office:value="0.000006101" calcext:value-type="float">
            <text:p>6.101E-06</text:p>
          </table:table-cell>
          <table:table-cell office:value-type="float" office:value="1.640634927" calcext:value-type="float">
            <text:p>1.6406349</text:p>
          </table:table-cell>
          <table:table-cell office:value-type="float" office:value="0.000022899" calcext:value-type="float">
            <text:p>0.0000229</text:p>
          </table:table-cell>
          <table:table-cell/>
          <table:table-cell table:formula="of:=[.B207]" office:value-type="float" office:value="1.640634927" calcext:value-type="float">
            <text:p>1.640634927</text:p>
          </table:table-cell>
          <table:table-cell table:formula="of:=[.A207]+middle" office:value-type="float" office:value="1.640615489" calcext:value-type="float">
            <text:p>1.640615489</text:p>
          </table:table-cell>
          <table:table-cell table:formula="of:=[.E207]+middle" office:value-type="float" office:value="1.640621838" calcext:value-type="float">
            <text:p>1.640621838</text:p>
          </table:table-cell>
          <table:table-cell table:formula="of:=[.I207]+middle" office:value-type="float" office:value="1.640612028" calcext:value-type="float">
            <text:p>1.640612028</text:p>
          </table:table-cell>
          <table:table-cell table:formula="of:=[.M207]" office:value-type="float" office:value="1.640634927" calcext:value-type="float">
            <text:p>1.640634927</text:p>
          </table:table-cell>
          <table:table-cell/>
          <table:table-cell table:formula="of:=[.B207]" office:value-type="float" office:value="1.640634927" calcext:value-type="float">
            <text:p>1.640634927</text:p>
          </table:table-cell>
          <table:table-cell table:formula="of:=[.C207]" office:value-type="float" office:value="0.000019438" calcext:value-type="float">
            <text:p>1.9438E-05</text:p>
          </table:table-cell>
          <table:table-cell table:formula="of:=[.G207]" office:value-type="float" office:value="0.000013089" calcext:value-type="float">
            <text:p>1.3089E-05</text:p>
          </table:table-cell>
          <table:table-cell table:formula="of:=[.K207]" office:value-type="float" office:value="0.000022899" calcext:value-type="float">
            <text:p>2.2899E-05</text:p>
          </table:table-cell>
        </table:table-row>
        <table:table-row table:style-name="ro1">
          <table:table-cell table:style-name="ce1" office:value-type="float" office:value="0.000010045" calcext:value-type="float">
            <text:p>1.0045E-05</text:p>
          </table:table-cell>
          <table:table-cell office:value-type="float" office:value="1.640635427" calcext:value-type="float">
            <text:p>1.6406354</text:p>
          </table:table-cell>
          <table:table-cell office:value-type="float" office:value="0.000019455" calcext:value-type="float">
            <text:p>0.0000195</text:p>
          </table:table-cell>
          <table:table-cell/>
          <table:table-cell table:style-name="ce1" office:value-type="float" office:value="0.000016363" calcext:value-type="float">
            <text:p>1.6363E-05</text:p>
          </table:table-cell>
          <table:table-cell office:value-type="float" office:value="1.640635427" calcext:value-type="float">
            <text:p>1.6406354</text:p>
          </table:table-cell>
          <table:table-cell office:value-type="float" office:value="0.000013137" calcext:value-type="float">
            <text:p>0.0000131</text:p>
          </table:table-cell>
          <table:table-cell/>
          <table:table-cell table:style-name="ce1" office:value-type="float" office:value="0.000006123" calcext:value-type="float">
            <text:p>6.123E-06</text:p>
          </table:table-cell>
          <table:table-cell office:value-type="float" office:value="1.640635427" calcext:value-type="float">
            <text:p>1.6406354</text:p>
          </table:table-cell>
          <table:table-cell office:value-type="float" office:value="0.000023377" calcext:value-type="float">
            <text:p>0.0000234</text:p>
          </table:table-cell>
          <table:table-cell/>
          <table:table-cell table:formula="of:=[.B208]" office:value-type="float" office:value="1.640635427" calcext:value-type="float">
            <text:p>1.640635427</text:p>
          </table:table-cell>
          <table:table-cell table:formula="of:=[.A208]+middle" office:value-type="float" office:value="1.640615972" calcext:value-type="float">
            <text:p>1.640615972</text:p>
          </table:table-cell>
          <table:table-cell table:formula="of:=[.E208]+middle" office:value-type="float" office:value="1.64062229" calcext:value-type="float">
            <text:p>1.64062229</text:p>
          </table:table-cell>
          <table:table-cell table:formula="of:=[.I208]+middle" office:value-type="float" office:value="1.64061205" calcext:value-type="float">
            <text:p>1.64061205</text:p>
          </table:table-cell>
          <table:table-cell table:formula="of:=[.M208]" office:value-type="float" office:value="1.640635427" calcext:value-type="float">
            <text:p>1.640635427</text:p>
          </table:table-cell>
          <table:table-cell/>
          <table:table-cell table:formula="of:=[.B208]" office:value-type="float" office:value="1.640635427" calcext:value-type="float">
            <text:p>1.640635427</text:p>
          </table:table-cell>
          <table:table-cell table:formula="of:=[.C208]" office:value-type="float" office:value="0.000019455" calcext:value-type="float">
            <text:p>1.9455E-05</text:p>
          </table:table-cell>
          <table:table-cell table:formula="of:=[.G208]" office:value-type="float" office:value="0.000013137" calcext:value-type="float">
            <text:p>1.3137E-05</text:p>
          </table:table-cell>
          <table:table-cell table:formula="of:=[.K208]" office:value-type="float" office:value="0.000023377" calcext:value-type="float">
            <text:p>2.3377E-05</text:p>
          </table:table-cell>
        </table:table-row>
        <table:table-row table:style-name="ro1">
          <table:table-cell table:style-name="ce1" office:value-type="float" office:value="0.000010557" calcext:value-type="float">
            <text:p>1.0557E-05</text:p>
          </table:table-cell>
          <table:table-cell office:value-type="float" office:value="1.640635927" calcext:value-type="float">
            <text:p>1.6406359</text:p>
          </table:table-cell>
          <table:table-cell office:value-type="float" office:value="0.000019443" calcext:value-type="float">
            <text:p>0.0000194</text:p>
          </table:table-cell>
          <table:table-cell/>
          <table:table-cell table:style-name="ce1" office:value-type="float" office:value="0.000016906" calcext:value-type="float">
            <text:p>1.6906E-05</text:p>
          </table:table-cell>
          <table:table-cell office:value-type="float" office:value="1.640635927" calcext:value-type="float">
            <text:p>1.6406359</text:p>
          </table:table-cell>
          <table:table-cell office:value-type="float" office:value="0.000013094" calcext:value-type="float">
            <text:p>0.0000131</text:p>
          </table:table-cell>
          <table:table-cell/>
          <table:table-cell table:style-name="ce1" office:value-type="float" office:value="0.000006119" calcext:value-type="float">
            <text:p>6.119E-06</text:p>
          </table:table-cell>
          <table:table-cell office:value-type="float" office:value="1.640635927" calcext:value-type="float">
            <text:p>1.6406359</text:p>
          </table:table-cell>
          <table:table-cell office:value-type="float" office:value="0.000023881" calcext:value-type="float">
            <text:p>0.0000239</text:p>
          </table:table-cell>
          <table:table-cell/>
          <table:table-cell table:formula="of:=[.B209]" office:value-type="float" office:value="1.640635927" calcext:value-type="float">
            <text:p>1.640635927</text:p>
          </table:table-cell>
          <table:table-cell table:formula="of:=[.A209]+middle" office:value-type="float" office:value="1.640616484" calcext:value-type="float">
            <text:p>1.640616484</text:p>
          </table:table-cell>
          <table:table-cell table:formula="of:=[.E209]+middle" office:value-type="float" office:value="1.640622833" calcext:value-type="float">
            <text:p>1.640622833</text:p>
          </table:table-cell>
          <table:table-cell table:formula="of:=[.I209]+middle" office:value-type="float" office:value="1.640612046" calcext:value-type="float">
            <text:p>1.640612046</text:p>
          </table:table-cell>
          <table:table-cell table:formula="of:=[.M209]" office:value-type="float" office:value="1.640635927" calcext:value-type="float">
            <text:p>1.640635927</text:p>
          </table:table-cell>
          <table:table-cell/>
          <table:table-cell table:formula="of:=[.B209]" office:value-type="float" office:value="1.640635927" calcext:value-type="float">
            <text:p>1.640635927</text:p>
          </table:table-cell>
          <table:table-cell table:formula="of:=[.C209]" office:value-type="float" office:value="0.000019443" calcext:value-type="float">
            <text:p>1.9443E-05</text:p>
          </table:table-cell>
          <table:table-cell table:formula="of:=[.G209]" office:value-type="float" office:value="0.000013094" calcext:value-type="float">
            <text:p>1.3094E-05</text:p>
          </table:table-cell>
          <table:table-cell table:formula="of:=[.K209]" office:value-type="float" office:value="0.000023881" calcext:value-type="float">
            <text:p>2.3881E-05</text:p>
          </table:table-cell>
        </table:table-row>
        <table:table-row table:style-name="ro1">
          <table:table-cell table:style-name="ce1" office:value-type="float" office:value="0.000011044" calcext:value-type="float">
            <text:p>1.1044E-05</text:p>
          </table:table-cell>
          <table:table-cell office:value-type="float" office:value="1.640636427" calcext:value-type="float">
            <text:p>1.6406364</text:p>
          </table:table-cell>
          <table:table-cell office:value-type="float" office:value="0.000019456" calcext:value-type="float">
            <text:p>0.0000195</text:p>
          </table:table-cell>
          <table:table-cell/>
          <table:table-cell table:style-name="ce1" office:value-type="float" office:value="0.000017432" calcext:value-type="float">
            <text:p>1.7432E-05</text:p>
          </table:table-cell>
          <table:table-cell office:value-type="float" office:value="1.640636427" calcext:value-type="float">
            <text:p>1.6406364</text:p>
          </table:table-cell>
          <table:table-cell office:value-type="float" office:value="0.000013068" calcext:value-type="float">
            <text:p>0.0000131</text:p>
          </table:table-cell>
          <table:table-cell/>
          <table:table-cell table:style-name="ce1" office:value-type="float" office:value="0.000006092" calcext:value-type="float">
            <text:p>6.092E-06</text:p>
          </table:table-cell>
          <table:table-cell office:value-type="float" office:value="1.640636427" calcext:value-type="float">
            <text:p>1.6406364</text:p>
          </table:table-cell>
          <table:table-cell office:value-type="float" office:value="0.000024408" calcext:value-type="float">
            <text:p>0.0000244</text:p>
          </table:table-cell>
          <table:table-cell/>
          <table:table-cell table:formula="of:=[.B210]" office:value-type="float" office:value="1.640636427" calcext:value-type="float">
            <text:p>1.640636427</text:p>
          </table:table-cell>
          <table:table-cell table:formula="of:=[.A210]+middle" office:value-type="float" office:value="1.640616971" calcext:value-type="float">
            <text:p>1.640616971</text:p>
          </table:table-cell>
          <table:table-cell table:formula="of:=[.E210]+middle" office:value-type="float" office:value="1.640623359" calcext:value-type="float">
            <text:p>1.640623359</text:p>
          </table:table-cell>
          <table:table-cell table:formula="of:=[.I210]+middle" office:value-type="float" office:value="1.640612019" calcext:value-type="float">
            <text:p>1.640612019</text:p>
          </table:table-cell>
          <table:table-cell table:formula="of:=[.M210]" office:value-type="float" office:value="1.640636427" calcext:value-type="float">
            <text:p>1.640636427</text:p>
          </table:table-cell>
          <table:table-cell/>
          <table:table-cell table:formula="of:=[.B210]" office:value-type="float" office:value="1.640636427" calcext:value-type="float">
            <text:p>1.640636427</text:p>
          </table:table-cell>
          <table:table-cell table:formula="of:=[.C210]" office:value-type="float" office:value="0.000019456" calcext:value-type="float">
            <text:p>1.9456E-05</text:p>
          </table:table-cell>
          <table:table-cell table:formula="of:=[.G210]" office:value-type="float" office:value="0.000013068" calcext:value-type="float">
            <text:p>1.3068E-05</text:p>
          </table:table-cell>
          <table:table-cell table:formula="of:=[.K210]" office:value-type="float" office:value="0.000024408" calcext:value-type="float">
            <text:p>2.4408E-05</text:p>
          </table:table-cell>
        </table:table-row>
        <table:table-row table:style-name="ro1">
          <table:table-cell table:style-name="ce1" office:value-type="float" office:value="0.000011436" calcext:value-type="float">
            <text:p>1.1436E-05</text:p>
          </table:table-cell>
          <table:table-cell office:value-type="float" office:value="1.640636927" calcext:value-type="float">
            <text:p>1.6406369</text:p>
          </table:table-cell>
          <table:table-cell office:value-type="float" office:value="0.000019564" calcext:value-type="float">
            <text:p>0.0000196</text:p>
          </table:table-cell>
          <table:table-cell/>
          <table:table-cell table:style-name="ce1" office:value-type="float" office:value="0.000017926" calcext:value-type="float">
            <text:p>1.7926E-05</text:p>
          </table:table-cell>
          <table:table-cell office:value-type="float" office:value="1.640636927" calcext:value-type="float">
            <text:p>1.6406369</text:p>
          </table:table-cell>
          <table:table-cell office:value-type="float" office:value="0.000013074" calcext:value-type="float">
            <text:p>0.0000131</text:p>
          </table:table-cell>
          <table:table-cell/>
          <table:table-cell table:style-name="ce1" office:value-type="float" office:value="0.000006165" calcext:value-type="float">
            <text:p>6.165E-06</text:p>
          </table:table-cell>
          <table:table-cell office:value-type="float" office:value="1.640636927" calcext:value-type="float">
            <text:p>1.6406369</text:p>
          </table:table-cell>
          <table:table-cell office:value-type="float" office:value="0.000024835" calcext:value-type="float">
            <text:p>0.0000248</text:p>
          </table:table-cell>
          <table:table-cell/>
          <table:table-cell table:formula="of:=[.B211]" office:value-type="float" office:value="1.640636927" calcext:value-type="float">
            <text:p>1.640636927</text:p>
          </table:table-cell>
          <table:table-cell table:formula="of:=[.A211]+middle" office:value-type="float" office:value="1.640617363" calcext:value-type="float">
            <text:p>1.640617363</text:p>
          </table:table-cell>
          <table:table-cell table:formula="of:=[.E211]+middle" office:value-type="float" office:value="1.640623853" calcext:value-type="float">
            <text:p>1.640623853</text:p>
          </table:table-cell>
          <table:table-cell table:formula="of:=[.I211]+middle" office:value-type="float" office:value="1.640612092" calcext:value-type="float">
            <text:p>1.640612092</text:p>
          </table:table-cell>
          <table:table-cell table:formula="of:=[.M211]" office:value-type="float" office:value="1.640636927" calcext:value-type="float">
            <text:p>1.640636927</text:p>
          </table:table-cell>
          <table:table-cell/>
          <table:table-cell table:formula="of:=[.B211]" office:value-type="float" office:value="1.640636927" calcext:value-type="float">
            <text:p>1.640636927</text:p>
          </table:table-cell>
          <table:table-cell table:formula="of:=[.C211]" office:value-type="float" office:value="0.000019564" calcext:value-type="float">
            <text:p>1.9564E-05</text:p>
          </table:table-cell>
          <table:table-cell table:formula="of:=[.G211]" office:value-type="float" office:value="0.000013074" calcext:value-type="float">
            <text:p>1.3074E-05</text:p>
          </table:table-cell>
          <table:table-cell table:formula="of:=[.K211]" office:value-type="float" office:value="0.000024835" calcext:value-type="float">
            <text:p>2.4835E-05</text:p>
          </table:table-cell>
        </table:table-row>
        <table:table-row table:style-name="ro1">
          <table:table-cell table:style-name="ce1" office:value-type="float" office:value="0.000011965" calcext:value-type="float">
            <text:p>1.1965E-05</text:p>
          </table:table-cell>
          <table:table-cell office:value-type="float" office:value="1.640637427" calcext:value-type="float">
            <text:p>1.6406374</text:p>
          </table:table-cell>
          <table:table-cell office:value-type="float" office:value="0.000019535" calcext:value-type="float">
            <text:p>0.0000195</text:p>
          </table:table-cell>
          <table:table-cell/>
          <table:table-cell table:style-name="ce1" office:value-type="float" office:value="0.000018458" calcext:value-type="float">
            <text:p>1.8458E-05</text:p>
          </table:table-cell>
          <table:table-cell office:value-type="float" office:value="1.640637427" calcext:value-type="float">
            <text:p>1.6406374</text:p>
          </table:table-cell>
          <table:table-cell office:value-type="float" office:value="0.000013042" calcext:value-type="float">
            <text:p>0.0000130</text:p>
          </table:table-cell>
          <table:table-cell/>
          <table:table-cell table:style-name="ce1" office:value-type="float" office:value="0.000006087" calcext:value-type="float">
            <text:p>6.087E-06</text:p>
          </table:table-cell>
          <table:table-cell office:value-type="float" office:value="1.640637427" calcext:value-type="float">
            <text:p>1.6406374</text:p>
          </table:table-cell>
          <table:table-cell office:value-type="float" office:value="0.000025413" calcext:value-type="float">
            <text:p>0.0000254</text:p>
          </table:table-cell>
          <table:table-cell/>
          <table:table-cell table:formula="of:=[.B212]" office:value-type="float" office:value="1.640637427" calcext:value-type="float">
            <text:p>1.640637427</text:p>
          </table:table-cell>
          <table:table-cell table:formula="of:=[.A212]+middle" office:value-type="float" office:value="1.640617892" calcext:value-type="float">
            <text:p>1.640617892</text:p>
          </table:table-cell>
          <table:table-cell table:formula="of:=[.E212]+middle" office:value-type="float" office:value="1.640624385" calcext:value-type="float">
            <text:p>1.640624385</text:p>
          </table:table-cell>
          <table:table-cell table:formula="of:=[.I212]+middle" office:value-type="float" office:value="1.640612014" calcext:value-type="float">
            <text:p>1.640612014</text:p>
          </table:table-cell>
          <table:table-cell table:formula="of:=[.M212]" office:value-type="float" office:value="1.640637427" calcext:value-type="float">
            <text:p>1.640637427</text:p>
          </table:table-cell>
          <table:table-cell/>
          <table:table-cell table:formula="of:=[.B212]" office:value-type="float" office:value="1.640637427" calcext:value-type="float">
            <text:p>1.640637427</text:p>
          </table:table-cell>
          <table:table-cell table:formula="of:=[.C212]" office:value-type="float" office:value="0.000019535" calcext:value-type="float">
            <text:p>1.9535E-05</text:p>
          </table:table-cell>
          <table:table-cell table:formula="of:=[.G212]" office:value-type="float" office:value="0.000013042" calcext:value-type="float">
            <text:p>1.3042E-05</text:p>
          </table:table-cell>
          <table:table-cell table:formula="of:=[.K212]" office:value-type="float" office:value="0.000025413" calcext:value-type="float">
            <text:p>2.5413E-05</text:p>
          </table:table-cell>
        </table:table-row>
        <table:table-row table:style-name="ro1">
          <table:table-cell table:style-name="ce1" office:value-type="float" office:value="0.000012475" calcext:value-type="float">
            <text:p>1.2475E-05</text:p>
          </table:table-cell>
          <table:table-cell office:value-type="float" office:value="1.640637927" calcext:value-type="float">
            <text:p>1.6406379</text:p>
          </table:table-cell>
          <table:table-cell office:value-type="float" office:value="0.000019525" calcext:value-type="float">
            <text:p>0.0000195</text:p>
          </table:table-cell>
          <table:table-cell/>
          <table:table-cell table:style-name="ce1" office:value-type="float" office:value="0.000018878" calcext:value-type="float">
            <text:p>1.8878E-05</text:p>
          </table:table-cell>
          <table:table-cell office:value-type="float" office:value="1.640637927" calcext:value-type="float">
            <text:p>1.6406379</text:p>
          </table:table-cell>
          <table:table-cell office:value-type="float" office:value="0.000013122" calcext:value-type="float">
            <text:p>0.0000131</text:p>
          </table:table-cell>
          <table:table-cell/>
          <table:table-cell table:style-name="ce1" office:value-type="float" office:value="0.000006091" calcext:value-type="float">
            <text:p>6.091E-06</text:p>
          </table:table-cell>
          <table:table-cell office:value-type="float" office:value="1.640637927" calcext:value-type="float">
            <text:p>1.6406379</text:p>
          </table:table-cell>
          <table:table-cell office:value-type="float" office:value="0.000025909" calcext:value-type="float">
            <text:p>0.0000259</text:p>
          </table:table-cell>
          <table:table-cell/>
          <table:table-cell table:formula="of:=[.B213]" office:value-type="float" office:value="1.640637927" calcext:value-type="float">
            <text:p>1.640637927</text:p>
          </table:table-cell>
          <table:table-cell table:formula="of:=[.A213]+middle" office:value-type="float" office:value="1.640618402" calcext:value-type="float">
            <text:p>1.640618402</text:p>
          </table:table-cell>
          <table:table-cell table:formula="of:=[.E213]+middle" office:value-type="float" office:value="1.640624805" calcext:value-type="float">
            <text:p>1.640624805</text:p>
          </table:table-cell>
          <table:table-cell table:formula="of:=[.I213]+middle" office:value-type="float" office:value="1.640612018" calcext:value-type="float">
            <text:p>1.640612018</text:p>
          </table:table-cell>
          <table:table-cell table:formula="of:=[.M213]" office:value-type="float" office:value="1.640637927" calcext:value-type="float">
            <text:p>1.640637927</text:p>
          </table:table-cell>
          <table:table-cell/>
          <table:table-cell table:formula="of:=[.B213]" office:value-type="float" office:value="1.640637927" calcext:value-type="float">
            <text:p>1.640637927</text:p>
          </table:table-cell>
          <table:table-cell table:formula="of:=[.C213]" office:value-type="float" office:value="0.000019525" calcext:value-type="float">
            <text:p>1.9525E-05</text:p>
          </table:table-cell>
          <table:table-cell table:formula="of:=[.G213]" office:value-type="float" office:value="0.000013122" calcext:value-type="float">
            <text:p>1.3122E-05</text:p>
          </table:table-cell>
          <table:table-cell table:formula="of:=[.K213]" office:value-type="float" office:value="0.000025909" calcext:value-type="float">
            <text:p>2.5909E-05</text:p>
          </table:table-cell>
        </table:table-row>
        <table:table-row table:style-name="ro1">
          <table:table-cell table:style-name="ce1" office:value-type="float" office:value="0.000012964" calcext:value-type="float">
            <text:p>1.2964E-05</text:p>
          </table:table-cell>
          <table:table-cell office:value-type="float" office:value="1.640638427" calcext:value-type="float">
            <text:p>1.6406384</text:p>
          </table:table-cell>
          <table:table-cell office:value-type="float" office:value="0.000019536" calcext:value-type="float">
            <text:p>0.0000195</text:p>
          </table:table-cell>
          <table:table-cell/>
          <table:table-cell table:style-name="ce1" office:value-type="float" office:value="0.000019362" calcext:value-type="float">
            <text:p>1.9362E-05</text:p>
          </table:table-cell>
          <table:table-cell office:value-type="float" office:value="1.640638427" calcext:value-type="float">
            <text:p>1.6406384</text:p>
          </table:table-cell>
          <table:table-cell office:value-type="float" office:value="0.000013138" calcext:value-type="float">
            <text:p>0.0000131</text:p>
          </table:table-cell>
          <table:table-cell/>
          <table:table-cell table:style-name="ce1" office:value-type="float" office:value="0.00000613" calcext:value-type="float">
            <text:p>6.13E-06</text:p>
          </table:table-cell>
          <table:table-cell office:value-type="float" office:value="1.640638427" calcext:value-type="float">
            <text:p>1.6406384</text:p>
          </table:table-cell>
          <table:table-cell office:value-type="float" office:value="0.00002637" calcext:value-type="float">
            <text:p>0.0000264</text:p>
          </table:table-cell>
          <table:table-cell/>
          <table:table-cell table:formula="of:=[.B214]" office:value-type="float" office:value="1.640638427" calcext:value-type="float">
            <text:p>1.640638427</text:p>
          </table:table-cell>
          <table:table-cell table:formula="of:=[.A214]+middle" office:value-type="float" office:value="1.640618891" calcext:value-type="float">
            <text:p>1.640618891</text:p>
          </table:table-cell>
          <table:table-cell table:formula="of:=[.E214]+middle" office:value-type="float" office:value="1.640625289" calcext:value-type="float">
            <text:p>1.640625289</text:p>
          </table:table-cell>
          <table:table-cell table:formula="of:=[.I214]+middle" office:value-type="float" office:value="1.640612057" calcext:value-type="float">
            <text:p>1.640612057</text:p>
          </table:table-cell>
          <table:table-cell table:formula="of:=[.M214]" office:value-type="float" office:value="1.640638427" calcext:value-type="float">
            <text:p>1.640638427</text:p>
          </table:table-cell>
          <table:table-cell/>
          <table:table-cell table:formula="of:=[.B214]" office:value-type="float" office:value="1.640638427" calcext:value-type="float">
            <text:p>1.640638427</text:p>
          </table:table-cell>
          <table:table-cell table:formula="of:=[.C214]" office:value-type="float" office:value="0.000019536" calcext:value-type="float">
            <text:p>1.9536E-05</text:p>
          </table:table-cell>
          <table:table-cell table:formula="of:=[.G214]" office:value-type="float" office:value="0.000013138" calcext:value-type="float">
            <text:p>1.3138E-05</text:p>
          </table:table-cell>
          <table:table-cell table:formula="of:=[.K214]" office:value-type="float" office:value="0.00002637" calcext:value-type="float">
            <text:p>2.637E-05</text:p>
          </table:table-cell>
        </table:table-row>
        <table:table-row table:style-name="ro1">
          <table:table-cell table:style-name="ce1" office:value-type="float" office:value="0.000013528" calcext:value-type="float">
            <text:p>1.3528E-05</text:p>
          </table:table-cell>
          <table:table-cell office:value-type="float" office:value="1.640638927" calcext:value-type="float">
            <text:p>1.6406389</text:p>
          </table:table-cell>
          <table:table-cell office:value-type="float" office:value="0.000019472" calcext:value-type="float">
            <text:p>0.0000195</text:p>
          </table:table-cell>
          <table:table-cell/>
          <table:table-cell table:style-name="ce1" office:value-type="float" office:value="0.000019845" calcext:value-type="float">
            <text:p>1.9845E-05</text:p>
          </table:table-cell>
          <table:table-cell office:value-type="float" office:value="1.640638927" calcext:value-type="float">
            <text:p>1.6406389</text:p>
          </table:table-cell>
          <table:table-cell office:value-type="float" office:value="0.000013155" calcext:value-type="float">
            <text:p>0.0000132</text:p>
          </table:table-cell>
          <table:table-cell/>
          <table:table-cell table:style-name="ce1" office:value-type="float" office:value="0.000006137" calcext:value-type="float">
            <text:p>6.137E-06</text:p>
          </table:table-cell>
          <table:table-cell office:value-type="float" office:value="1.640638927" calcext:value-type="float">
            <text:p>1.6406389</text:p>
          </table:table-cell>
          <table:table-cell office:value-type="float" office:value="0.000026863" calcext:value-type="float">
            <text:p>0.0000269</text:p>
          </table:table-cell>
          <table:table-cell/>
          <table:table-cell table:formula="of:=[.B215]" office:value-type="float" office:value="1.640638927" calcext:value-type="float">
            <text:p>1.640638927</text:p>
          </table:table-cell>
          <table:table-cell table:formula="of:=[.A215]+middle" office:value-type="float" office:value="1.640619455" calcext:value-type="float">
            <text:p>1.640619455</text:p>
          </table:table-cell>
          <table:table-cell table:formula="of:=[.E215]+middle" office:value-type="float" office:value="1.640625772" calcext:value-type="float">
            <text:p>1.640625772</text:p>
          </table:table-cell>
          <table:table-cell table:formula="of:=[.I215]+middle" office:value-type="float" office:value="1.640612064" calcext:value-type="float">
            <text:p>1.640612064</text:p>
          </table:table-cell>
          <table:table-cell table:formula="of:=[.M215]" office:value-type="float" office:value="1.640638927" calcext:value-type="float">
            <text:p>1.640638927</text:p>
          </table:table-cell>
          <table:table-cell/>
          <table:table-cell table:formula="of:=[.B215]" office:value-type="float" office:value="1.640638927" calcext:value-type="float">
            <text:p>1.640638927</text:p>
          </table:table-cell>
          <table:table-cell table:formula="of:=[.C215]" office:value-type="float" office:value="0.000019472" calcext:value-type="float">
            <text:p>1.9472E-05</text:p>
          </table:table-cell>
          <table:table-cell table:formula="of:=[.G215]" office:value-type="float" office:value="0.000013155" calcext:value-type="float">
            <text:p>1.3155E-05</text:p>
          </table:table-cell>
          <table:table-cell table:formula="of:=[.K215]" office:value-type="float" office:value="0.000026863" calcext:value-type="float">
            <text:p>2.6863E-05</text:p>
          </table:table-cell>
        </table:table-row>
        <table:table-row table:style-name="ro1">
          <table:table-cell table:style-name="ce1" office:value-type="float" office:value="0.000014037" calcext:value-type="float">
            <text:p>1.4037E-05</text:p>
          </table:table-cell>
          <table:table-cell office:value-type="float" office:value="1.640639427" calcext:value-type="float">
            <text:p>1.6406394</text:p>
          </table:table-cell>
          <table:table-cell office:value-type="float" office:value="0.000019463" calcext:value-type="float">
            <text:p>0.0000195</text:p>
          </table:table-cell>
          <table:table-cell/>
          <table:table-cell table:style-name="ce1" office:value-type="float" office:value="0.000020354" calcext:value-type="float">
            <text:p>2.0354E-05</text:p>
          </table:table-cell>
          <table:table-cell office:value-type="float" office:value="1.640639427" calcext:value-type="float">
            <text:p>1.6406394</text:p>
          </table:table-cell>
          <table:table-cell office:value-type="float" office:value="0.000013146" calcext:value-type="float">
            <text:p>0.0000131</text:p>
          </table:table-cell>
          <table:table-cell/>
          <table:table-cell table:style-name="ce1" office:value-type="float" office:value="0.00000614" calcext:value-type="float">
            <text:p>6.14E-06</text:p>
          </table:table-cell>
          <table:table-cell office:value-type="float" office:value="1.640639427" calcext:value-type="float">
            <text:p>1.6406394</text:p>
          </table:table-cell>
          <table:table-cell office:value-type="float" office:value="0.00002736" calcext:value-type="float">
            <text:p>0.0000274</text:p>
          </table:table-cell>
          <table:table-cell/>
          <table:table-cell table:formula="of:=[.B216]" office:value-type="float" office:value="1.640639427" calcext:value-type="float">
            <text:p>1.640639427</text:p>
          </table:table-cell>
          <table:table-cell table:formula="of:=[.A216]+middle" office:value-type="float" office:value="1.640619964" calcext:value-type="float">
            <text:p>1.640619964</text:p>
          </table:table-cell>
          <table:table-cell table:formula="of:=[.E216]+middle" office:value-type="float" office:value="1.640626281" calcext:value-type="float">
            <text:p>1.640626281</text:p>
          </table:table-cell>
          <table:table-cell table:formula="of:=[.I216]+middle" office:value-type="float" office:value="1.640612067" calcext:value-type="float">
            <text:p>1.640612067</text:p>
          </table:table-cell>
          <table:table-cell table:formula="of:=[.M216]" office:value-type="float" office:value="1.640639427" calcext:value-type="float">
            <text:p>1.640639427</text:p>
          </table:table-cell>
          <table:table-cell/>
          <table:table-cell table:formula="of:=[.B216]" office:value-type="float" office:value="1.640639427" calcext:value-type="float">
            <text:p>1.640639427</text:p>
          </table:table-cell>
          <table:table-cell table:formula="of:=[.C216]" office:value-type="float" office:value="0.000019463" calcext:value-type="float">
            <text:p>1.9463E-05</text:p>
          </table:table-cell>
          <table:table-cell table:formula="of:=[.G216]" office:value-type="float" office:value="0.000013146" calcext:value-type="float">
            <text:p>1.3146E-05</text:p>
          </table:table-cell>
          <table:table-cell table:formula="of:=[.K216]" office:value-type="float" office:value="0.00002736" calcext:value-type="float">
            <text:p>2.736E-05</text:p>
          </table:table-cell>
        </table:table-row>
        <table:table-row table:style-name="ro1">
          <table:table-cell table:style-name="ce1" office:value-type="float" office:value="0.000014513" calcext:value-type="float">
            <text:p>1.4513E-05</text:p>
          </table:table-cell>
          <table:table-cell office:value-type="float" office:value="1.640639927" calcext:value-type="float">
            <text:p>1.6406399</text:p>
          </table:table-cell>
          <table:table-cell office:value-type="float" office:value="0.000019487" calcext:value-type="float">
            <text:p>0.0000195</text:p>
          </table:table-cell>
          <table:table-cell/>
          <table:table-cell table:style-name="ce1" office:value-type="float" office:value="0.000020922" calcext:value-type="float">
            <text:p>2.0922E-05</text:p>
          </table:table-cell>
          <table:table-cell office:value-type="float" office:value="1.640639927" calcext:value-type="float">
            <text:p>1.6406399</text:p>
          </table:table-cell>
          <table:table-cell office:value-type="float" office:value="0.000013078" calcext:value-type="float">
            <text:p>0.0000131</text:p>
          </table:table-cell>
          <table:table-cell/>
          <table:table-cell table:style-name="ce1" office:value-type="float" office:value="0.000006159" calcext:value-type="float">
            <text:p>6.159E-06</text:p>
          </table:table-cell>
          <table:table-cell office:value-type="float" office:value="1.640639927" calcext:value-type="float">
            <text:p>1.6406399</text:p>
          </table:table-cell>
          <table:table-cell office:value-type="float" office:value="0.000027841" calcext:value-type="float">
            <text:p>0.0000278</text:p>
          </table:table-cell>
          <table:table-cell/>
          <table:table-cell table:formula="of:=[.B217]" office:value-type="float" office:value="1.640639927" calcext:value-type="float">
            <text:p>1.640639927</text:p>
          </table:table-cell>
          <table:table-cell table:formula="of:=[.A217]+middle" office:value-type="float" office:value="1.64062044" calcext:value-type="float">
            <text:p>1.64062044</text:p>
          </table:table-cell>
          <table:table-cell table:formula="of:=[.E217]+middle" office:value-type="float" office:value="1.640626849" calcext:value-type="float">
            <text:p>1.640626849</text:p>
          </table:table-cell>
          <table:table-cell table:formula="of:=[.I217]+middle" office:value-type="float" office:value="1.640612086" calcext:value-type="float">
            <text:p>1.640612086</text:p>
          </table:table-cell>
          <table:table-cell table:formula="of:=[.M217]" office:value-type="float" office:value="1.640639927" calcext:value-type="float">
            <text:p>1.640639927</text:p>
          </table:table-cell>
          <table:table-cell/>
          <table:table-cell table:formula="of:=[.B217]" office:value-type="float" office:value="1.640639927" calcext:value-type="float">
            <text:p>1.640639927</text:p>
          </table:table-cell>
          <table:table-cell table:formula="of:=[.C217]" office:value-type="float" office:value="0.000019487" calcext:value-type="float">
            <text:p>1.9487E-05</text:p>
          </table:table-cell>
          <table:table-cell table:formula="of:=[.G217]" office:value-type="float" office:value="0.000013078" calcext:value-type="float">
            <text:p>1.3078E-05</text:p>
          </table:table-cell>
          <table:table-cell table:formula="of:=[.K217]" office:value-type="float" office:value="0.000027841" calcext:value-type="float">
            <text:p>2.7841E-05</text:p>
          </table:table-cell>
        </table:table-row>
        <table:table-row table:style-name="ro1">
          <table:table-cell table:style-name="ce1" office:value-type="float" office:value="0.000014967" calcext:value-type="float">
            <text:p>1.4967E-05</text:p>
          </table:table-cell>
          <table:table-cell office:value-type="float" office:value="1.640640427" calcext:value-type="float">
            <text:p>1.6406404</text:p>
          </table:table-cell>
          <table:table-cell office:value-type="float" office:value="0.000019533" calcext:value-type="float">
            <text:p>0.0000195</text:p>
          </table:table-cell>
          <table:table-cell/>
          <table:table-cell table:style-name="ce1" office:value-type="float" office:value="0.000021366" calcext:value-type="float">
            <text:p>2.1366E-05</text:p>
          </table:table-cell>
          <table:table-cell office:value-type="float" office:value="1.640640427" calcext:value-type="float">
            <text:p>1.6406404</text:p>
          </table:table-cell>
          <table:table-cell office:value-type="float" office:value="0.000013134" calcext:value-type="float">
            <text:p>0.0000131</text:p>
          </table:table-cell>
          <table:table-cell/>
          <table:table-cell table:style-name="ce1" office:value-type="float" office:value="0.000006114" calcext:value-type="float">
            <text:p>6.114E-06</text:p>
          </table:table-cell>
          <table:table-cell office:value-type="float" office:value="1.640640427" calcext:value-type="float">
            <text:p>1.6406404</text:p>
          </table:table-cell>
          <table:table-cell office:value-type="float" office:value="0.000028386" calcext:value-type="float">
            <text:p>0.0000284</text:p>
          </table:table-cell>
          <table:table-cell/>
          <table:table-cell table:formula="of:=[.B218]" office:value-type="float" office:value="1.640640427" calcext:value-type="float">
            <text:p>1.640640427</text:p>
          </table:table-cell>
          <table:table-cell table:formula="of:=[.A218]+middle" office:value-type="float" office:value="1.640620894" calcext:value-type="float">
            <text:p>1.640620894</text:p>
          </table:table-cell>
          <table:table-cell table:formula="of:=[.E218]+middle" office:value-type="float" office:value="1.640627293" calcext:value-type="float">
            <text:p>1.640627293</text:p>
          </table:table-cell>
          <table:table-cell table:formula="of:=[.I218]+middle" office:value-type="float" office:value="1.640612041" calcext:value-type="float">
            <text:p>1.640612041</text:p>
          </table:table-cell>
          <table:table-cell table:formula="of:=[.M218]" office:value-type="float" office:value="1.640640427" calcext:value-type="float">
            <text:p>1.640640427</text:p>
          </table:table-cell>
          <table:table-cell/>
          <table:table-cell table:formula="of:=[.B218]" office:value-type="float" office:value="1.640640427" calcext:value-type="float">
            <text:p>1.640640427</text:p>
          </table:table-cell>
          <table:table-cell table:formula="of:=[.C218]" office:value-type="float" office:value="0.000019533" calcext:value-type="float">
            <text:p>1.9533E-05</text:p>
          </table:table-cell>
          <table:table-cell table:formula="of:=[.G218]" office:value-type="float" office:value="0.000013134" calcext:value-type="float">
            <text:p>1.3134E-05</text:p>
          </table:table-cell>
          <table:table-cell table:formula="of:=[.K218]" office:value-type="float" office:value="0.000028386" calcext:value-type="float">
            <text:p>2.8386E-05</text:p>
          </table:table-cell>
        </table:table-row>
        <table:table-row table:style-name="ro1">
          <table:table-cell table:style-name="ce1" office:value-type="float" office:value="0.000015435" calcext:value-type="float">
            <text:p>1.5435E-05</text:p>
          </table:table-cell>
          <table:table-cell office:value-type="float" office:value="1.640640927" calcext:value-type="float">
            <text:p>1.6406409</text:p>
          </table:table-cell>
          <table:table-cell office:value-type="float" office:value="0.000019565" calcext:value-type="float">
            <text:p>0.0000196</text:p>
          </table:table-cell>
          <table:table-cell/>
          <table:table-cell table:style-name="ce1" office:value-type="float" office:value="0.000021881" calcext:value-type="float">
            <text:p>2.1881E-05</text:p>
          </table:table-cell>
          <table:table-cell office:value-type="float" office:value="1.640640927" calcext:value-type="float">
            <text:p>1.6406409</text:p>
          </table:table-cell>
          <table:table-cell office:value-type="float" office:value="0.000013119" calcext:value-type="float">
            <text:p>0.0000131</text:p>
          </table:table-cell>
          <table:table-cell/>
          <table:table-cell table:style-name="ce1" office:value-type="float" office:value="0.000006134" calcext:value-type="float">
            <text:p>6.134E-06</text:p>
          </table:table-cell>
          <table:table-cell office:value-type="float" office:value="1.640640927" calcext:value-type="float">
            <text:p>1.6406409</text:p>
          </table:table-cell>
          <table:table-cell office:value-type="float" office:value="0.000028866" calcext:value-type="float">
            <text:p>0.0000289</text:p>
          </table:table-cell>
          <table:table-cell/>
          <table:table-cell table:formula="of:=[.B219]" office:value-type="float" office:value="1.640640927" calcext:value-type="float">
            <text:p>1.640640927</text:p>
          </table:table-cell>
          <table:table-cell table:formula="of:=[.A219]+middle" office:value-type="float" office:value="1.640621362" calcext:value-type="float">
            <text:p>1.640621362</text:p>
          </table:table-cell>
          <table:table-cell table:formula="of:=[.E219]+middle" office:value-type="float" office:value="1.640627808" calcext:value-type="float">
            <text:p>1.640627808</text:p>
          </table:table-cell>
          <table:table-cell table:formula="of:=[.I219]+middle" office:value-type="float" office:value="1.640612061" calcext:value-type="float">
            <text:p>1.640612061</text:p>
          </table:table-cell>
          <table:table-cell table:formula="of:=[.M219]" office:value-type="float" office:value="1.640640927" calcext:value-type="float">
            <text:p>1.640640927</text:p>
          </table:table-cell>
          <table:table-cell/>
          <table:table-cell table:formula="of:=[.B219]" office:value-type="float" office:value="1.640640927" calcext:value-type="float">
            <text:p>1.640640927</text:p>
          </table:table-cell>
          <table:table-cell table:formula="of:=[.C219]" office:value-type="float" office:value="0.000019565" calcext:value-type="float">
            <text:p>1.9565E-05</text:p>
          </table:table-cell>
          <table:table-cell table:formula="of:=[.G219]" office:value-type="float" office:value="0.000013119" calcext:value-type="float">
            <text:p>1.3119E-05</text:p>
          </table:table-cell>
          <table:table-cell table:formula="of:=[.K219]" office:value-type="float" office:value="0.000028866" calcext:value-type="float">
            <text:p>2.8866E-05</text:p>
          </table:table-cell>
        </table:table-row>
        <table:table-row table:style-name="ro1">
          <table:table-cell table:style-name="ce1" office:value-type="float" office:value="0.000015887" calcext:value-type="float">
            <text:p>1.5887E-05</text:p>
          </table:table-cell>
          <table:table-cell office:value-type="float" office:value="1.640641427" calcext:value-type="float">
            <text:p>1.6406414</text:p>
          </table:table-cell>
          <table:table-cell office:value-type="float" office:value="0.000019613" calcext:value-type="float">
            <text:p>0.0000196</text:p>
          </table:table-cell>
          <table:table-cell/>
          <table:table-cell table:style-name="ce1" office:value-type="float" office:value="0.000022374" calcext:value-type="float">
            <text:p>2.2374E-05</text:p>
          </table:table-cell>
          <table:table-cell office:value-type="float" office:value="1.640641427" calcext:value-type="float">
            <text:p>1.6406414</text:p>
          </table:table-cell>
          <table:table-cell office:value-type="float" office:value="0.000013126" calcext:value-type="float">
            <text:p>0.0000131</text:p>
          </table:table-cell>
          <table:table-cell/>
          <table:table-cell table:style-name="ce1" office:value-type="float" office:value="0.000006103" calcext:value-type="float">
            <text:p>6.103E-06</text:p>
          </table:table-cell>
          <table:table-cell office:value-type="float" office:value="1.640641427" calcext:value-type="float">
            <text:p>1.6406414</text:p>
          </table:table-cell>
          <table:table-cell office:value-type="float" office:value="0.000029397" calcext:value-type="float">
            <text:p>0.0000294</text:p>
          </table:table-cell>
          <table:table-cell/>
          <table:table-cell table:formula="of:=[.B220]" office:value-type="float" office:value="1.640641427" calcext:value-type="float">
            <text:p>1.640641427</text:p>
          </table:table-cell>
          <table:table-cell table:formula="of:=[.A220]+middle" office:value-type="float" office:value="1.640621814" calcext:value-type="float">
            <text:p>1.640621814</text:p>
          </table:table-cell>
          <table:table-cell table:formula="of:=[.E220]+middle" office:value-type="float" office:value="1.640628301" calcext:value-type="float">
            <text:p>1.640628301</text:p>
          </table:table-cell>
          <table:table-cell table:formula="of:=[.I220]+middle" office:value-type="float" office:value="1.64061203" calcext:value-type="float">
            <text:p>1.64061203</text:p>
          </table:table-cell>
          <table:table-cell table:formula="of:=[.M220]" office:value-type="float" office:value="1.640641427" calcext:value-type="float">
            <text:p>1.640641427</text:p>
          </table:table-cell>
          <table:table-cell/>
          <table:table-cell table:formula="of:=[.B220]" office:value-type="float" office:value="1.640641427" calcext:value-type="float">
            <text:p>1.640641427</text:p>
          </table:table-cell>
          <table:table-cell table:formula="of:=[.C220]" office:value-type="float" office:value="0.000019613" calcext:value-type="float">
            <text:p>1.9613E-05</text:p>
          </table:table-cell>
          <table:table-cell table:formula="of:=[.G220]" office:value-type="float" office:value="0.000013126" calcext:value-type="float">
            <text:p>1.3126E-05</text:p>
          </table:table-cell>
          <table:table-cell table:formula="of:=[.K220]" office:value-type="float" office:value="0.000029397" calcext:value-type="float">
            <text:p>2.9397E-05</text:p>
          </table:table-cell>
        </table:table-row>
        <table:table-row table:style-name="ro1">
          <table:table-cell table:style-name="ce1" office:value-type="float" office:value="0.000016344" calcext:value-type="float">
            <text:p>1.6344E-05</text:p>
          </table:table-cell>
          <table:table-cell office:value-type="float" office:value="1.640641927" calcext:value-type="float">
            <text:p>1.6406419</text:p>
          </table:table-cell>
          <table:table-cell office:value-type="float" office:value="0.000019656" calcext:value-type="float">
            <text:p>0.0000197</text:p>
          </table:table-cell>
          <table:table-cell/>
          <table:table-cell table:style-name="ce1" office:value-type="float" office:value="0.000022853" calcext:value-type="float">
            <text:p>2.2853E-05</text:p>
          </table:table-cell>
          <table:table-cell office:value-type="float" office:value="1.640641927" calcext:value-type="float">
            <text:p>1.6406419</text:p>
          </table:table-cell>
          <table:table-cell office:value-type="float" office:value="0.000013147" calcext:value-type="float">
            <text:p>0.0000131</text:p>
          </table:table-cell>
          <table:table-cell/>
          <table:table-cell table:style-name="ce1" office:value-type="float" office:value="0.000006131" calcext:value-type="float">
            <text:p>6.131E-06</text:p>
          </table:table-cell>
          <table:table-cell office:value-type="float" office:value="1.640641927" calcext:value-type="float">
            <text:p>1.6406419</text:p>
          </table:table-cell>
          <table:table-cell office:value-type="float" office:value="0.000029869" calcext:value-type="float">
            <text:p>0.0000299</text:p>
          </table:table-cell>
          <table:table-cell/>
          <table:table-cell table:formula="of:=[.B221]" office:value-type="float" office:value="1.640641927" calcext:value-type="float">
            <text:p>1.640641927</text:p>
          </table:table-cell>
          <table:table-cell table:formula="of:=[.A221]+middle" office:value-type="float" office:value="1.640622271" calcext:value-type="float">
            <text:p>1.640622271</text:p>
          </table:table-cell>
          <table:table-cell table:formula="of:=[.E221]+middle" office:value-type="float" office:value="1.64062878" calcext:value-type="float">
            <text:p>1.64062878</text:p>
          </table:table-cell>
          <table:table-cell table:formula="of:=[.I221]+middle" office:value-type="float" office:value="1.640612058" calcext:value-type="float">
            <text:p>1.640612058</text:p>
          </table:table-cell>
          <table:table-cell table:formula="of:=[.M221]" office:value-type="float" office:value="1.640641927" calcext:value-type="float">
            <text:p>1.640641927</text:p>
          </table:table-cell>
          <table:table-cell/>
          <table:table-cell table:formula="of:=[.B221]" office:value-type="float" office:value="1.640641927" calcext:value-type="float">
            <text:p>1.640641927</text:p>
          </table:table-cell>
          <table:table-cell table:formula="of:=[.C221]" office:value-type="float" office:value="0.000019656" calcext:value-type="float">
            <text:p>1.9656E-05</text:p>
          </table:table-cell>
          <table:table-cell table:formula="of:=[.G221]" office:value-type="float" office:value="0.000013147" calcext:value-type="float">
            <text:p>1.3147E-05</text:p>
          </table:table-cell>
          <table:table-cell table:formula="of:=[.K221]" office:value-type="float" office:value="0.000029869" calcext:value-type="float">
            <text:p>2.9869E-05</text:p>
          </table:table-cell>
        </table:table-row>
        <table:table-row table:style-name="ro1">
          <table:table-cell table:style-name="ce1" office:value-type="float" office:value="0.000016873" calcext:value-type="float">
            <text:p>1.6873E-05</text:p>
          </table:table-cell>
          <table:table-cell office:value-type="float" office:value="1.640642427" calcext:value-type="float">
            <text:p>1.6406424</text:p>
          </table:table-cell>
          <table:table-cell office:value-type="float" office:value="0.000019627" calcext:value-type="float">
            <text:p>0.0000196</text:p>
          </table:table-cell>
          <table:table-cell/>
          <table:table-cell table:style-name="ce1" office:value-type="float" office:value="0.000023321" calcext:value-type="float">
            <text:p>2.3321E-05</text:p>
          </table:table-cell>
          <table:table-cell office:value-type="float" office:value="1.640642427" calcext:value-type="float">
            <text:p>1.6406424</text:p>
          </table:table-cell>
          <table:table-cell office:value-type="float" office:value="0.000013179" calcext:value-type="float">
            <text:p>0.0000132</text:p>
          </table:table-cell>
          <table:table-cell/>
          <table:table-cell table:style-name="ce1" office:value-type="float" office:value="0.000006144" calcext:value-type="float">
            <text:p>6.144E-06</text:p>
          </table:table-cell>
          <table:table-cell office:value-type="float" office:value="1.640642427" calcext:value-type="float">
            <text:p>1.6406424</text:p>
          </table:table-cell>
          <table:table-cell office:value-type="float" office:value="0.000030356" calcext:value-type="float">
            <text:p>0.0000304</text:p>
          </table:table-cell>
          <table:table-cell/>
          <table:table-cell table:formula="of:=[.B222]" office:value-type="float" office:value="1.640642427" calcext:value-type="float">
            <text:p>1.640642427</text:p>
          </table:table-cell>
          <table:table-cell table:formula="of:=[.A222]+middle" office:value-type="float" office:value="1.6406228" calcext:value-type="float">
            <text:p>1.6406228</text:p>
          </table:table-cell>
          <table:table-cell table:formula="of:=[.E222]+middle" office:value-type="float" office:value="1.640629248" calcext:value-type="float">
            <text:p>1.640629248</text:p>
          </table:table-cell>
          <table:table-cell table:formula="of:=[.I222]+middle" office:value-type="float" office:value="1.640612071" calcext:value-type="float">
            <text:p>1.640612071</text:p>
          </table:table-cell>
          <table:table-cell table:formula="of:=[.M222]" office:value-type="float" office:value="1.640642427" calcext:value-type="float">
            <text:p>1.640642427</text:p>
          </table:table-cell>
          <table:table-cell/>
          <table:table-cell table:formula="of:=[.B222]" office:value-type="float" office:value="1.640642427" calcext:value-type="float">
            <text:p>1.640642427</text:p>
          </table:table-cell>
          <table:table-cell table:formula="of:=[.C222]" office:value-type="float" office:value="0.000019627" calcext:value-type="float">
            <text:p>1.9627E-05</text:p>
          </table:table-cell>
          <table:table-cell table:formula="of:=[.G222]" office:value-type="float" office:value="0.000013179" calcext:value-type="float">
            <text:p>1.3179E-05</text:p>
          </table:table-cell>
          <table:table-cell table:formula="of:=[.K222]" office:value-type="float" office:value="0.000030356" calcext:value-type="float">
            <text:p>3.0356E-05</text:p>
          </table:table-cell>
        </table:table-row>
        <table:table-row table:style-name="ro1">
          <table:table-cell table:style-name="ce1" office:value-type="float" office:value="0.000017385" calcext:value-type="float">
            <text:p>1.7385E-05</text:p>
          </table:table-cell>
          <table:table-cell office:value-type="float" office:value="1.640642927" calcext:value-type="float">
            <text:p>1.6406429</text:p>
          </table:table-cell>
          <table:table-cell office:value-type="float" office:value="0.000019615" calcext:value-type="float">
            <text:p>0.0000196</text:p>
          </table:table-cell>
          <table:table-cell/>
          <table:table-cell table:style-name="ce1" office:value-type="float" office:value="0.0000238" calcext:value-type="float">
            <text:p>2.38E-05</text:p>
          </table:table-cell>
          <table:table-cell office:value-type="float" office:value="1.640642927" calcext:value-type="float">
            <text:p>1.6406429</text:p>
          </table:table-cell>
          <table:table-cell office:value-type="float" office:value="0.0000132" calcext:value-type="float">
            <text:p>0.0000132</text:p>
          </table:table-cell>
          <table:table-cell/>
          <table:table-cell table:style-name="ce1" office:value-type="float" office:value="0.000006106" calcext:value-type="float">
            <text:p>6.106E-06</text:p>
          </table:table-cell>
          <table:table-cell office:value-type="float" office:value="1.640642927" calcext:value-type="float">
            <text:p>1.6406429</text:p>
          </table:table-cell>
          <table:table-cell office:value-type="float" office:value="0.000030894" calcext:value-type="float">
            <text:p>0.0000309</text:p>
          </table:table-cell>
          <table:table-cell/>
          <table:table-cell table:formula="of:=[.B223]" office:value-type="float" office:value="1.640642927" calcext:value-type="float">
            <text:p>1.640642927</text:p>
          </table:table-cell>
          <table:table-cell table:formula="of:=[.A223]+middle" office:value-type="float" office:value="1.640623312" calcext:value-type="float">
            <text:p>1.640623312</text:p>
          </table:table-cell>
          <table:table-cell table:formula="of:=[.E223]+middle" office:value-type="float" office:value="1.640629727" calcext:value-type="float">
            <text:p>1.640629727</text:p>
          </table:table-cell>
          <table:table-cell table:formula="of:=[.I223]+middle" office:value-type="float" office:value="1.640612033" calcext:value-type="float">
            <text:p>1.640612033</text:p>
          </table:table-cell>
          <table:table-cell table:formula="of:=[.M223]" office:value-type="float" office:value="1.640642927" calcext:value-type="float">
            <text:p>1.640642927</text:p>
          </table:table-cell>
          <table:table-cell/>
          <table:table-cell table:formula="of:=[.B223]" office:value-type="float" office:value="1.640642927" calcext:value-type="float">
            <text:p>1.640642927</text:p>
          </table:table-cell>
          <table:table-cell table:formula="of:=[.C223]" office:value-type="float" office:value="0.000019615" calcext:value-type="float">
            <text:p>1.9615E-05</text:p>
          </table:table-cell>
          <table:table-cell table:formula="of:=[.G223]" office:value-type="float" office:value="0.0000132" calcext:value-type="float">
            <text:p>1.32E-05</text:p>
          </table:table-cell>
          <table:table-cell table:formula="of:=[.K223]" office:value-type="float" office:value="0.000030894" calcext:value-type="float">
            <text:p>3.0894E-05</text:p>
          </table:table-cell>
        </table:table-row>
        <table:table-row table:style-name="ro1">
          <table:table-cell table:style-name="ce1" office:value-type="float" office:value="0.000017927" calcext:value-type="float">
            <text:p>1.7927E-05</text:p>
          </table:table-cell>
          <table:table-cell office:value-type="float" office:value="1.640643427" calcext:value-type="float">
            <text:p>1.6406434</text:p>
          </table:table-cell>
          <table:table-cell office:value-type="float" office:value="0.000019573" calcext:value-type="float">
            <text:p>0.0000196</text:p>
          </table:table-cell>
          <table:table-cell/>
          <table:table-cell table:style-name="ce1" office:value-type="float" office:value="0.00002426" calcext:value-type="float">
            <text:p>2.426E-05</text:p>
          </table:table-cell>
          <table:table-cell office:value-type="float" office:value="1.640643427" calcext:value-type="float">
            <text:p>1.6406434</text:p>
          </table:table-cell>
          <table:table-cell office:value-type="float" office:value="0.00001324" calcext:value-type="float">
            <text:p>0.0000132</text:p>
          </table:table-cell>
          <table:table-cell/>
          <table:table-cell table:style-name="ce1" office:value-type="float" office:value="0.000006044" calcext:value-type="float">
            <text:p>6.044E-06</text:p>
          </table:table-cell>
          <table:table-cell office:value-type="float" office:value="1.640643427" calcext:value-type="float">
            <text:p>1.6406434</text:p>
          </table:table-cell>
          <table:table-cell office:value-type="float" office:value="0.000031456" calcext:value-type="float">
            <text:p>0.0000315</text:p>
          </table:table-cell>
          <table:table-cell/>
          <table:table-cell table:formula="of:=[.B224]" office:value-type="float" office:value="1.640643427" calcext:value-type="float">
            <text:p>1.640643427</text:p>
          </table:table-cell>
          <table:table-cell table:formula="of:=[.A224]+middle" office:value-type="float" office:value="1.640623854" calcext:value-type="float">
            <text:p>1.640623854</text:p>
          </table:table-cell>
          <table:table-cell table:formula="of:=[.E224]+middle" office:value-type="float" office:value="1.640630187" calcext:value-type="float">
            <text:p>1.640630187</text:p>
          </table:table-cell>
          <table:table-cell table:formula="of:=[.I224]+middle" office:value-type="float" office:value="1.640611971" calcext:value-type="float">
            <text:p>1.640611971</text:p>
          </table:table-cell>
          <table:table-cell table:formula="of:=[.M224]" office:value-type="float" office:value="1.640643427" calcext:value-type="float">
            <text:p>1.640643427</text:p>
          </table:table-cell>
          <table:table-cell/>
          <table:table-cell table:formula="of:=[.B224]" office:value-type="float" office:value="1.640643427" calcext:value-type="float">
            <text:p>1.640643427</text:p>
          </table:table-cell>
          <table:table-cell table:formula="of:=[.C224]" office:value-type="float" office:value="0.000019573" calcext:value-type="float">
            <text:p>1.9573E-05</text:p>
          </table:table-cell>
          <table:table-cell table:formula="of:=[.G224]" office:value-type="float" office:value="0.00001324" calcext:value-type="float">
            <text:p>1.324E-05</text:p>
          </table:table-cell>
          <table:table-cell table:formula="of:=[.K224]" office:value-type="float" office:value="0.000031456" calcext:value-type="float">
            <text:p>3.1456E-05</text:p>
          </table:table-cell>
        </table:table-row>
        <table:table-row table:style-name="ro1">
          <table:table-cell table:style-name="ce1" office:value-type="float" office:value="0.000018365" calcext:value-type="float">
            <text:p>1.8365E-05</text:p>
          </table:table-cell>
          <table:table-cell office:value-type="float" office:value="1.640643927" calcext:value-type="float">
            <text:p>1.6406439</text:p>
          </table:table-cell>
          <table:table-cell office:value-type="float" office:value="0.000019635" calcext:value-type="float">
            <text:p>0.0000196</text:p>
          </table:table-cell>
          <table:table-cell/>
          <table:table-cell table:style-name="ce1" office:value-type="float" office:value="0.000024771" calcext:value-type="float">
            <text:p>2.4771E-05</text:p>
          </table:table-cell>
          <table:table-cell office:value-type="float" office:value="1.640643927" calcext:value-type="float">
            <text:p>1.6406439</text:p>
          </table:table-cell>
          <table:table-cell office:value-type="float" office:value="0.000013229" calcext:value-type="float">
            <text:p>0.0000132</text:p>
          </table:table-cell>
          <table:table-cell/>
          <table:table-cell table:style-name="ce1" office:value-type="float" office:value="0.000006053" calcext:value-type="float">
            <text:p>6.053E-06</text:p>
          </table:table-cell>
          <table:table-cell office:value-type="float" office:value="1.640643927" calcext:value-type="float">
            <text:p>1.6406439</text:p>
          </table:table-cell>
          <table:table-cell office:value-type="float" office:value="0.000031947" calcext:value-type="float">
            <text:p>0.0000319</text:p>
          </table:table-cell>
          <table:table-cell/>
          <table:table-cell table:formula="of:=[.B225]" office:value-type="float" office:value="1.640643927" calcext:value-type="float">
            <text:p>1.640643927</text:p>
          </table:table-cell>
          <table:table-cell table:formula="of:=[.A225]+middle" office:value-type="float" office:value="1.640624292" calcext:value-type="float">
            <text:p>1.640624292</text:p>
          </table:table-cell>
          <table:table-cell table:formula="of:=[.E225]+middle" office:value-type="float" office:value="1.640630698" calcext:value-type="float">
            <text:p>1.640630698</text:p>
          </table:table-cell>
          <table:table-cell table:formula="of:=[.I225]+middle" office:value-type="float" office:value="1.64061198" calcext:value-type="float">
            <text:p>1.64061198</text:p>
          </table:table-cell>
          <table:table-cell table:formula="of:=[.M225]" office:value-type="float" office:value="1.640643927" calcext:value-type="float">
            <text:p>1.640643927</text:p>
          </table:table-cell>
          <table:table-cell/>
          <table:table-cell table:formula="of:=[.B225]" office:value-type="float" office:value="1.640643927" calcext:value-type="float">
            <text:p>1.640643927</text:p>
          </table:table-cell>
          <table:table-cell table:formula="of:=[.C225]" office:value-type="float" office:value="0.000019635" calcext:value-type="float">
            <text:p>1.9635E-05</text:p>
          </table:table-cell>
          <table:table-cell table:formula="of:=[.G225]" office:value-type="float" office:value="0.000013229" calcext:value-type="float">
            <text:p>1.3229E-05</text:p>
          </table:table-cell>
          <table:table-cell table:formula="of:=[.K225]" office:value-type="float" office:value="0.000031947" calcext:value-type="float">
            <text:p>3.1947E-05</text:p>
          </table:table-cell>
        </table:table-row>
        <table:table-row table:style-name="ro1">
          <table:table-cell table:style-name="ce1" office:value-type="float" office:value="0.000019243" calcext:value-type="float">
            <text:p>1.9243E-05</text:p>
          </table:table-cell>
          <table:table-cell office:value-type="float" office:value="1.640644427" calcext:value-type="float">
            <text:p>1.6406444</text:p>
          </table:table-cell>
          <table:table-cell office:value-type="float" office:value="0.000019257" calcext:value-type="float">
            <text:p>0.0000193</text:p>
          </table:table-cell>
          <table:table-cell/>
          <table:table-cell table:style-name="ce1" office:value-type="float" office:value="0.00002546" calcext:value-type="float">
            <text:p>2.546E-05</text:p>
          </table:table-cell>
          <table:table-cell office:value-type="float" office:value="1.640644427" calcext:value-type="float">
            <text:p>1.6406444</text:p>
          </table:table-cell>
          <table:table-cell office:value-type="float" office:value="0.00001304" calcext:value-type="float">
            <text:p>0.0000130</text:p>
          </table:table-cell>
          <table:table-cell/>
          <table:table-cell table:style-name="ce1" office:value-type="float" office:value="0.000025155" calcext:value-type="float">
            <text:p>2.5155E-05</text:p>
          </table:table-cell>
          <table:table-cell office:value-type="float" office:value="1.640644427" calcext:value-type="float">
            <text:p>1.6406444</text:p>
          </table:table-cell>
          <table:table-cell office:value-type="float" office:value="0.000013345" calcext:value-type="float">
            <text:p>0.0000133</text:p>
          </table:table-cell>
          <table:table-cell/>
          <table:table-cell table:formula="of:=[.B226]" office:value-type="float" office:value="1.640644427" calcext:value-type="float">
            <text:p>1.640644427</text:p>
          </table:table-cell>
          <table:table-cell table:formula="of:=[.A226]+middle" office:value-type="float" office:value="1.64062517" calcext:value-type="float">
            <text:p>1.64062517</text:p>
          </table:table-cell>
          <table:table-cell table:formula="of:=[.E226]+middle" office:value-type="float" office:value="1.640631387" calcext:value-type="float">
            <text:p>1.640631387</text:p>
          </table:table-cell>
          <table:table-cell table:formula="of:=[.I226]+middle" office:value-type="float" office:value="1.640631082" calcext:value-type="float">
            <text:p>1.640631082</text:p>
          </table:table-cell>
          <table:table-cell table:formula="of:=[.M226]" office:value-type="float" office:value="1.640644427" calcext:value-type="float">
            <text:p>1.640644427</text:p>
          </table:table-cell>
          <table:table-cell/>
          <table:table-cell table:formula="of:=[.B226]" office:value-type="float" office:value="1.640644427" calcext:value-type="float">
            <text:p>1.640644427</text:p>
          </table:table-cell>
          <table:table-cell table:formula="of:=[.C226]" office:value-type="float" office:value="0.000019257" calcext:value-type="float">
            <text:p>1.9257E-05</text:p>
          </table:table-cell>
          <table:table-cell table:formula="of:=[.G226]" office:value-type="float" office:value="0.00001304" calcext:value-type="float">
            <text:p>1.304E-05</text:p>
          </table:table-cell>
          <table:table-cell table:formula="of:=[.K226]" office:value-type="float" office:value="0.000013345" calcext:value-type="float">
            <text:p>1.3345E-05</text:p>
          </table:table-cell>
        </table:table-row>
        <table:table-row table:style-name="ro1">
          <table:table-cell table:style-name="ce1" office:value-type="float" office:value="0.000019747" calcext:value-type="float">
            <text:p>1.9747E-05</text:p>
          </table:table-cell>
          <table:table-cell office:value-type="float" office:value="1.640644927" calcext:value-type="float">
            <text:p>1.6406449</text:p>
          </table:table-cell>
          <table:table-cell office:value-type="float" office:value="0.000019253" calcext:value-type="float">
            <text:p>0.0000193</text:p>
          </table:table-cell>
          <table:table-cell/>
          <table:table-cell table:style-name="ce1" office:value-type="float" office:value="0.000026016" calcext:value-type="float">
            <text:p>2.6016E-05</text:p>
          </table:table-cell>
          <table:table-cell office:value-type="float" office:value="1.640644927" calcext:value-type="float">
            <text:p>1.6406449</text:p>
          </table:table-cell>
          <table:table-cell office:value-type="float" office:value="0.000012984" calcext:value-type="float">
            <text:p>0.0000130</text:p>
          </table:table-cell>
          <table:table-cell/>
          <table:table-cell table:style-name="ce1" office:value-type="float" office:value="0.000025152" calcext:value-type="float">
            <text:p>2.5152E-05</text:p>
          </table:table-cell>
          <table:table-cell office:value-type="float" office:value="1.640644927" calcext:value-type="float">
            <text:p>1.6406449</text:p>
          </table:table-cell>
          <table:table-cell office:value-type="float" office:value="0.000013848" calcext:value-type="float">
            <text:p>0.0000138</text:p>
          </table:table-cell>
          <table:table-cell/>
          <table:table-cell table:formula="of:=[.B227]" office:value-type="float" office:value="1.640644927" calcext:value-type="float">
            <text:p>1.640644927</text:p>
          </table:table-cell>
          <table:table-cell table:formula="of:=[.A227]+middle" office:value-type="float" office:value="1.640625674" calcext:value-type="float">
            <text:p>1.640625674</text:p>
          </table:table-cell>
          <table:table-cell table:formula="of:=[.E227]+middle" office:value-type="float" office:value="1.640631943" calcext:value-type="float">
            <text:p>1.640631943</text:p>
          </table:table-cell>
          <table:table-cell table:formula="of:=[.I227]+middle" office:value-type="float" office:value="1.640631079" calcext:value-type="float">
            <text:p>1.640631079</text:p>
          </table:table-cell>
          <table:table-cell table:formula="of:=[.M227]" office:value-type="float" office:value="1.640644927" calcext:value-type="float">
            <text:p>1.640644927</text:p>
          </table:table-cell>
          <table:table-cell/>
          <table:table-cell table:formula="of:=[.B227]" office:value-type="float" office:value="1.640644927" calcext:value-type="float">
            <text:p>1.640644927</text:p>
          </table:table-cell>
          <table:table-cell table:formula="of:=[.C227]" office:value-type="float" office:value="0.000019253" calcext:value-type="float">
            <text:p>1.9253E-05</text:p>
          </table:table-cell>
          <table:table-cell table:formula="of:=[.G227]" office:value-type="float" office:value="0.000012984" calcext:value-type="float">
            <text:p>1.2984E-05</text:p>
          </table:table-cell>
          <table:table-cell table:formula="of:=[.K227]" office:value-type="float" office:value="0.000013848" calcext:value-type="float">
            <text:p>1.3848E-05</text:p>
          </table:table-cell>
        </table:table-row>
        <table:table-row table:style-name="ro1">
          <table:table-cell table:style-name="ce1" office:value-type="float" office:value="0.000020196" calcext:value-type="float">
            <text:p>2.0196E-05</text:p>
          </table:table-cell>
          <table:table-cell office:value-type="float" office:value="1.640645427" calcext:value-type="float">
            <text:p>1.6406454</text:p>
          </table:table-cell>
          <table:table-cell office:value-type="float" office:value="0.000019304" calcext:value-type="float">
            <text:p>0.0000193</text:p>
          </table:table-cell>
          <table:table-cell/>
          <table:table-cell table:style-name="ce1" office:value-type="float" office:value="0.000026546" calcext:value-type="float">
            <text:p>2.6546E-05</text:p>
          </table:table-cell>
          <table:table-cell office:value-type="float" office:value="1.640645427" calcext:value-type="float">
            <text:p>1.6406454</text:p>
          </table:table-cell>
          <table:table-cell office:value-type="float" office:value="0.000012954" calcext:value-type="float">
            <text:p>0.0000130</text:p>
          </table:table-cell>
          <table:table-cell/>
          <table:table-cell table:style-name="ce1" office:value-type="float" office:value="0.000025149" calcext:value-type="float">
            <text:p>2.5149E-05</text:p>
          </table:table-cell>
          <table:table-cell office:value-type="float" office:value="1.640645427" calcext:value-type="float">
            <text:p>1.6406454</text:p>
          </table:table-cell>
          <table:table-cell office:value-type="float" office:value="0.000014351" calcext:value-type="float">
            <text:p>0.0000144</text:p>
          </table:table-cell>
          <table:table-cell/>
          <table:table-cell table:formula="of:=[.B228]" office:value-type="float" office:value="1.640645427" calcext:value-type="float">
            <text:p>1.640645427</text:p>
          </table:table-cell>
          <table:table-cell table:formula="of:=[.A228]+middle" office:value-type="float" office:value="1.640626123" calcext:value-type="float">
            <text:p>1.640626123</text:p>
          </table:table-cell>
          <table:table-cell table:formula="of:=[.E228]+middle" office:value-type="float" office:value="1.640632473" calcext:value-type="float">
            <text:p>1.640632473</text:p>
          </table:table-cell>
          <table:table-cell table:formula="of:=[.I228]+middle" office:value-type="float" office:value="1.640631076" calcext:value-type="float">
            <text:p>1.640631076</text:p>
          </table:table-cell>
          <table:table-cell table:formula="of:=[.M228]" office:value-type="float" office:value="1.640645427" calcext:value-type="float">
            <text:p>1.640645427</text:p>
          </table:table-cell>
          <table:table-cell/>
          <table:table-cell table:formula="of:=[.B228]" office:value-type="float" office:value="1.640645427" calcext:value-type="float">
            <text:p>1.640645427</text:p>
          </table:table-cell>
          <table:table-cell table:formula="of:=[.C228]" office:value-type="float" office:value="0.000019304" calcext:value-type="float">
            <text:p>1.9304E-05</text:p>
          </table:table-cell>
          <table:table-cell table:formula="of:=[.G228]" office:value-type="float" office:value="0.000012954" calcext:value-type="float">
            <text:p>1.2954E-05</text:p>
          </table:table-cell>
          <table:table-cell table:formula="of:=[.K228]" office:value-type="float" office:value="0.000014351" calcext:value-type="float">
            <text:p>1.4351E-05</text:p>
          </table:table-cell>
        </table:table-row>
        <table:table-row table:style-name="ro1">
          <table:table-cell table:style-name="ce1" office:value-type="float" office:value="0.000020696" calcext:value-type="float">
            <text:p>2.0696E-05</text:p>
          </table:table-cell>
          <table:table-cell office:value-type="float" office:value="1.640645927" calcext:value-type="float">
            <text:p>1.6406459</text:p>
          </table:table-cell>
          <table:table-cell office:value-type="float" office:value="0.000019304" calcext:value-type="float">
            <text:p>0.0000193</text:p>
          </table:table-cell>
          <table:table-cell/>
          <table:table-cell table:style-name="ce1" office:value-type="float" office:value="0.000027081" calcext:value-type="float">
            <text:p>2.7081E-05</text:p>
          </table:table-cell>
          <table:table-cell office:value-type="float" office:value="1.640645927" calcext:value-type="float">
            <text:p>1.6406459</text:p>
          </table:table-cell>
          <table:table-cell office:value-type="float" office:value="0.000012919" calcext:value-type="float">
            <text:p>0.0000129</text:p>
          </table:table-cell>
          <table:table-cell/>
          <table:table-cell table:style-name="ce1" office:value-type="float" office:value="0.000025169" calcext:value-type="float">
            <text:p>2.5169E-05</text:p>
          </table:table-cell>
          <table:table-cell office:value-type="float" office:value="1.640645927" calcext:value-type="float">
            <text:p>1.6406459</text:p>
          </table:table-cell>
          <table:table-cell office:value-type="float" office:value="0.000014831" calcext:value-type="float">
            <text:p>0.0000148</text:p>
          </table:table-cell>
          <table:table-cell/>
          <table:table-cell table:formula="of:=[.B229]" office:value-type="float" office:value="1.640645927" calcext:value-type="float">
            <text:p>1.640645927</text:p>
          </table:table-cell>
          <table:table-cell table:formula="of:=[.A229]+middle" office:value-type="float" office:value="1.640626623" calcext:value-type="float">
            <text:p>1.640626623</text:p>
          </table:table-cell>
          <table:table-cell table:formula="of:=[.E229]+middle" office:value-type="float" office:value="1.640633008" calcext:value-type="float">
            <text:p>1.640633008</text:p>
          </table:table-cell>
          <table:table-cell table:formula="of:=[.I229]+middle" office:value-type="float" office:value="1.640631096" calcext:value-type="float">
            <text:p>1.640631096</text:p>
          </table:table-cell>
          <table:table-cell table:formula="of:=[.M229]" office:value-type="float" office:value="1.640645927" calcext:value-type="float">
            <text:p>1.640645927</text:p>
          </table:table-cell>
          <table:table-cell/>
          <table:table-cell table:formula="of:=[.B229]" office:value-type="float" office:value="1.640645927" calcext:value-type="float">
            <text:p>1.640645927</text:p>
          </table:table-cell>
          <table:table-cell table:formula="of:=[.C229]" office:value-type="float" office:value="0.000019304" calcext:value-type="float">
            <text:p>1.9304E-05</text:p>
          </table:table-cell>
          <table:table-cell table:formula="of:=[.G229]" office:value-type="float" office:value="0.000012919" calcext:value-type="float">
            <text:p>1.2919E-05</text:p>
          </table:table-cell>
          <table:table-cell table:formula="of:=[.K229]" office:value-type="float" office:value="0.000014831" calcext:value-type="float">
            <text:p>1.4831E-05</text:p>
          </table:table-cell>
        </table:table-row>
        <table:table-row table:style-name="ro1">
          <table:table-cell table:style-name="ce1" office:value-type="float" office:value="0.000021132" calcext:value-type="float">
            <text:p>2.1132E-05</text:p>
          </table:table-cell>
          <table:table-cell office:value-type="float" office:value="1.640646427" calcext:value-type="float">
            <text:p>1.6406464</text:p>
          </table:table-cell>
          <table:table-cell office:value-type="float" office:value="0.000019368" calcext:value-type="float">
            <text:p>0.0000194</text:p>
          </table:table-cell>
          <table:table-cell/>
          <table:table-cell table:style-name="ce1" office:value-type="float" office:value="0.000027548" calcext:value-type="float">
            <text:p>2.7548E-05</text:p>
          </table:table-cell>
          <table:table-cell office:value-type="float" office:value="1.640646427" calcext:value-type="float">
            <text:p>1.6406464</text:p>
          </table:table-cell>
          <table:table-cell office:value-type="float" office:value="0.000012952" calcext:value-type="float">
            <text:p>0.0000130</text:p>
          </table:table-cell>
          <table:table-cell/>
          <table:table-cell table:style-name="ce1" office:value-type="float" office:value="0.000025217" calcext:value-type="float">
            <text:p>2.5217E-05</text:p>
          </table:table-cell>
          <table:table-cell office:value-type="float" office:value="1.640646427" calcext:value-type="float">
            <text:p>1.6406464</text:p>
          </table:table-cell>
          <table:table-cell office:value-type="float" office:value="0.000015283" calcext:value-type="float">
            <text:p>0.0000153</text:p>
          </table:table-cell>
          <table:table-cell/>
          <table:table-cell table:formula="of:=[.B230]" office:value-type="float" office:value="1.640646427" calcext:value-type="float">
            <text:p>1.640646427</text:p>
          </table:table-cell>
          <table:table-cell table:formula="of:=[.A230]+middle" office:value-type="float" office:value="1.640627059" calcext:value-type="float">
            <text:p>1.640627059</text:p>
          </table:table-cell>
          <table:table-cell table:formula="of:=[.E230]+middle" office:value-type="float" office:value="1.640633475" calcext:value-type="float">
            <text:p>1.640633475</text:p>
          </table:table-cell>
          <table:table-cell table:formula="of:=[.I230]+middle" office:value-type="float" office:value="1.640631144" calcext:value-type="float">
            <text:p>1.640631144</text:p>
          </table:table-cell>
          <table:table-cell table:formula="of:=[.M230]" office:value-type="float" office:value="1.640646427" calcext:value-type="float">
            <text:p>1.640646427</text:p>
          </table:table-cell>
          <table:table-cell/>
          <table:table-cell table:formula="of:=[.B230]" office:value-type="float" office:value="1.640646427" calcext:value-type="float">
            <text:p>1.640646427</text:p>
          </table:table-cell>
          <table:table-cell table:formula="of:=[.C230]" office:value-type="float" office:value="0.000019368" calcext:value-type="float">
            <text:p>1.9368E-05</text:p>
          </table:table-cell>
          <table:table-cell table:formula="of:=[.G230]" office:value-type="float" office:value="0.000012952" calcext:value-type="float">
            <text:p>1.2952E-05</text:p>
          </table:table-cell>
          <table:table-cell table:formula="of:=[.K230]" office:value-type="float" office:value="0.000015283" calcext:value-type="float">
            <text:p>1.5283E-05</text:p>
          </table:table-cell>
        </table:table-row>
        <table:table-row table:style-name="ro1">
          <table:table-cell table:style-name="ce1" office:value-type="float" office:value="0.000021684" calcext:value-type="float">
            <text:p>2.1684E-05</text:p>
          </table:table-cell>
          <table:table-cell office:value-type="float" office:value="1.640646927" calcext:value-type="float">
            <text:p>1.6406469</text:p>
          </table:table-cell>
          <table:table-cell office:value-type="float" office:value="0.000019316" calcext:value-type="float">
            <text:p>0.0000193</text:p>
          </table:table-cell>
          <table:table-cell/>
          <table:table-cell table:style-name="ce1" office:value-type="float" office:value="0.000027965" calcext:value-type="float">
            <text:p>2.7965E-05</text:p>
          </table:table-cell>
          <table:table-cell office:value-type="float" office:value="1.640646927" calcext:value-type="float">
            <text:p>1.6406469</text:p>
          </table:table-cell>
          <table:table-cell office:value-type="float" office:value="0.000013035" calcext:value-type="float">
            <text:p>0.0000130</text:p>
          </table:table-cell>
          <table:table-cell/>
          <table:table-cell table:style-name="ce1" office:value-type="float" office:value="0.000025179" calcext:value-type="float">
            <text:p>2.5179E-05</text:p>
          </table:table-cell>
          <table:table-cell office:value-type="float" office:value="1.640646927" calcext:value-type="float">
            <text:p>1.6406469</text:p>
          </table:table-cell>
          <table:table-cell office:value-type="float" office:value="0.000015821" calcext:value-type="float">
            <text:p>0.0000158</text:p>
          </table:table-cell>
          <table:table-cell/>
          <table:table-cell table:formula="of:=[.B231]" office:value-type="float" office:value="1.640646927" calcext:value-type="float">
            <text:p>1.640646927</text:p>
          </table:table-cell>
          <table:table-cell table:formula="of:=[.A231]+middle" office:value-type="float" office:value="1.640627611" calcext:value-type="float">
            <text:p>1.640627611</text:p>
          </table:table-cell>
          <table:table-cell table:formula="of:=[.E231]+middle" office:value-type="float" office:value="1.640633892" calcext:value-type="float">
            <text:p>1.640633892</text:p>
          </table:table-cell>
          <table:table-cell table:formula="of:=[.I231]+middle" office:value-type="float" office:value="1.640631106" calcext:value-type="float">
            <text:p>1.640631106</text:p>
          </table:table-cell>
          <table:table-cell table:formula="of:=[.M231]" office:value-type="float" office:value="1.640646927" calcext:value-type="float">
            <text:p>1.640646927</text:p>
          </table:table-cell>
          <table:table-cell/>
          <table:table-cell table:formula="of:=[.B231]" office:value-type="float" office:value="1.640646927" calcext:value-type="float">
            <text:p>1.640646927</text:p>
          </table:table-cell>
          <table:table-cell table:formula="of:=[.C231]" office:value-type="float" office:value="0.000019316" calcext:value-type="float">
            <text:p>1.9316E-05</text:p>
          </table:table-cell>
          <table:table-cell table:formula="of:=[.G231]" office:value-type="float" office:value="0.000013035" calcext:value-type="float">
            <text:p>1.3035E-05</text:p>
          </table:table-cell>
          <table:table-cell table:formula="of:=[.K231]" office:value-type="float" office:value="0.000015821" calcext:value-type="float">
            <text:p>1.5821E-05</text:p>
          </table:table-cell>
        </table:table-row>
        <table:table-row table:style-name="ro1">
          <table:table-cell table:style-name="ce1" office:value-type="float" office:value="0.000022186" calcext:value-type="float">
            <text:p>2.2186E-05</text:p>
          </table:table-cell>
          <table:table-cell office:value-type="float" office:value="1.640647427" calcext:value-type="float">
            <text:p>1.6406474</text:p>
          </table:table-cell>
          <table:table-cell office:value-type="float" office:value="0.000019314" calcext:value-type="float">
            <text:p>0.0000193</text:p>
          </table:table-cell>
          <table:table-cell/>
          <table:table-cell table:style-name="ce1" office:value-type="float" office:value="0.000028525" calcext:value-type="float">
            <text:p>2.8525E-05</text:p>
          </table:table-cell>
          <table:table-cell office:value-type="float" office:value="1.640647427" calcext:value-type="float">
            <text:p>1.6406474</text:p>
          </table:table-cell>
          <table:table-cell office:value-type="float" office:value="0.000012975" calcext:value-type="float">
            <text:p>0.0000130</text:p>
          </table:table-cell>
          <table:table-cell/>
          <table:table-cell table:style-name="ce1" office:value-type="float" office:value="0.00002515" calcext:value-type="float">
            <text:p>2.515E-05</text:p>
          </table:table-cell>
          <table:table-cell office:value-type="float" office:value="1.640647427" calcext:value-type="float">
            <text:p>1.6406474</text:p>
          </table:table-cell>
          <table:table-cell office:value-type="float" office:value="0.00001635" calcext:value-type="float">
            <text:p>0.0000164</text:p>
          </table:table-cell>
          <table:table-cell/>
          <table:table-cell table:formula="of:=[.B232]" office:value-type="float" office:value="1.640647427" calcext:value-type="float">
            <text:p>1.640647427</text:p>
          </table:table-cell>
          <table:table-cell table:formula="of:=[.A232]+middle" office:value-type="float" office:value="1.640628113" calcext:value-type="float">
            <text:p>1.640628113</text:p>
          </table:table-cell>
          <table:table-cell table:formula="of:=[.E232]+middle" office:value-type="float" office:value="1.640634452" calcext:value-type="float">
            <text:p>1.640634452</text:p>
          </table:table-cell>
          <table:table-cell table:formula="of:=[.I232]+middle" office:value-type="float" office:value="1.640631077" calcext:value-type="float">
            <text:p>1.640631077</text:p>
          </table:table-cell>
          <table:table-cell table:formula="of:=[.M232]" office:value-type="float" office:value="1.640647427" calcext:value-type="float">
            <text:p>1.640647427</text:p>
          </table:table-cell>
          <table:table-cell/>
          <table:table-cell table:formula="of:=[.B232]" office:value-type="float" office:value="1.640647427" calcext:value-type="float">
            <text:p>1.640647427</text:p>
          </table:table-cell>
          <table:table-cell table:formula="of:=[.C232]" office:value-type="float" office:value="0.000019314" calcext:value-type="float">
            <text:p>1.9314E-05</text:p>
          </table:table-cell>
          <table:table-cell table:formula="of:=[.G232]" office:value-type="float" office:value="0.000012975" calcext:value-type="float">
            <text:p>1.2975E-05</text:p>
          </table:table-cell>
          <table:table-cell table:formula="of:=[.K232]" office:value-type="float" office:value="0.00001635" calcext:value-type="float">
            <text:p>1.635E-05</text:p>
          </table:table-cell>
        </table:table-row>
        <table:table-row table:style-name="ro1">
          <table:table-cell table:style-name="ce1" office:value-type="float" office:value="0.000022682" calcext:value-type="float">
            <text:p>2.2682E-05</text:p>
          </table:table-cell>
          <table:table-cell office:value-type="float" office:value="1.640647927" calcext:value-type="float">
            <text:p>1.6406479</text:p>
          </table:table-cell>
          <table:table-cell office:value-type="float" office:value="0.000019318" calcext:value-type="float">
            <text:p>0.0000193</text:p>
          </table:table-cell>
          <table:table-cell/>
          <table:table-cell table:style-name="ce1" office:value-type="float" office:value="0.000029035" calcext:value-type="float">
            <text:p>2.9035E-05</text:p>
          </table:table-cell>
          <table:table-cell office:value-type="float" office:value="1.640647927" calcext:value-type="float">
            <text:p>1.6406479</text:p>
          </table:table-cell>
          <table:table-cell office:value-type="float" office:value="0.000012965" calcext:value-type="float">
            <text:p>0.0000130</text:p>
          </table:table-cell>
          <table:table-cell/>
          <table:table-cell table:style-name="ce1" office:value-type="float" office:value="0.000025221" calcext:value-type="float">
            <text:p>2.5221E-05</text:p>
          </table:table-cell>
          <table:table-cell office:value-type="float" office:value="1.640647927" calcext:value-type="float">
            <text:p>1.6406479</text:p>
          </table:table-cell>
          <table:table-cell office:value-type="float" office:value="0.000016779" calcext:value-type="float">
            <text:p>0.0000168</text:p>
          </table:table-cell>
          <table:table-cell/>
          <table:table-cell table:formula="of:=[.B233]" office:value-type="float" office:value="1.640647927" calcext:value-type="float">
            <text:p>1.640647927</text:p>
          </table:table-cell>
          <table:table-cell table:formula="of:=[.A233]+middle" office:value-type="float" office:value="1.640628609" calcext:value-type="float">
            <text:p>1.640628609</text:p>
          </table:table-cell>
          <table:table-cell table:formula="of:=[.E233]+middle" office:value-type="float" office:value="1.640634962" calcext:value-type="float">
            <text:p>1.640634962</text:p>
          </table:table-cell>
          <table:table-cell table:formula="of:=[.I233]+middle" office:value-type="float" office:value="1.640631148" calcext:value-type="float">
            <text:p>1.640631148</text:p>
          </table:table-cell>
          <table:table-cell table:formula="of:=[.M233]" office:value-type="float" office:value="1.640647927" calcext:value-type="float">
            <text:p>1.640647927</text:p>
          </table:table-cell>
          <table:table-cell/>
          <table:table-cell table:formula="of:=[.B233]" office:value-type="float" office:value="1.640647927" calcext:value-type="float">
            <text:p>1.640647927</text:p>
          </table:table-cell>
          <table:table-cell table:formula="of:=[.C233]" office:value-type="float" office:value="0.000019318" calcext:value-type="float">
            <text:p>1.9318E-05</text:p>
          </table:table-cell>
          <table:table-cell table:formula="of:=[.G233]" office:value-type="float" office:value="0.000012965" calcext:value-type="float">
            <text:p>1.2965E-05</text:p>
          </table:table-cell>
          <table:table-cell table:formula="of:=[.K233]" office:value-type="float" office:value="0.000016779" calcext:value-type="float">
            <text:p>1.6779E-05</text:p>
          </table:table-cell>
        </table:table-row>
        <table:table-row table:style-name="ro1">
          <table:table-cell table:style-name="ce1" office:value-type="float" office:value="0.000023171" calcext:value-type="float">
            <text:p>2.3171E-05</text:p>
          </table:table-cell>
          <table:table-cell office:value-type="float" office:value="1.640648427" calcext:value-type="float">
            <text:p>1.6406484</text:p>
          </table:table-cell>
          <table:table-cell office:value-type="float" office:value="0.000019329" calcext:value-type="float">
            <text:p>0.0000193</text:p>
          </table:table-cell>
          <table:table-cell/>
          <table:table-cell table:style-name="ce1" office:value-type="float" office:value="0.000029528" calcext:value-type="float">
            <text:p>2.9528E-05</text:p>
          </table:table-cell>
          <table:table-cell office:value-type="float" office:value="1.640648427" calcext:value-type="float">
            <text:p>1.6406484</text:p>
          </table:table-cell>
          <table:table-cell office:value-type="float" office:value="0.000012972" calcext:value-type="float">
            <text:p>0.0000130</text:p>
          </table:table-cell>
          <table:table-cell/>
          <table:table-cell table:style-name="ce1" office:value-type="float" office:value="0.000025234" calcext:value-type="float">
            <text:p>2.5234E-05</text:p>
          </table:table-cell>
          <table:table-cell office:value-type="float" office:value="1.640648427" calcext:value-type="float">
            <text:p>1.6406484</text:p>
          </table:table-cell>
          <table:table-cell office:value-type="float" office:value="0.000017266" calcext:value-type="float">
            <text:p>0.0000173</text:p>
          </table:table-cell>
          <table:table-cell/>
          <table:table-cell table:formula="of:=[.B234]" office:value-type="float" office:value="1.640648427" calcext:value-type="float">
            <text:p>1.640648427</text:p>
          </table:table-cell>
          <table:table-cell table:formula="of:=[.A234]+middle" office:value-type="float" office:value="1.640629098" calcext:value-type="float">
            <text:p>1.640629098</text:p>
          </table:table-cell>
          <table:table-cell table:formula="of:=[.E234]+middle" office:value-type="float" office:value="1.640635455" calcext:value-type="float">
            <text:p>1.640635455</text:p>
          </table:table-cell>
          <table:table-cell table:formula="of:=[.I234]+middle" office:value-type="float" office:value="1.640631161" calcext:value-type="float">
            <text:p>1.640631161</text:p>
          </table:table-cell>
          <table:table-cell table:formula="of:=[.M234]" office:value-type="float" office:value="1.640648427" calcext:value-type="float">
            <text:p>1.640648427</text:p>
          </table:table-cell>
          <table:table-cell/>
          <table:table-cell table:formula="of:=[.B234]" office:value-type="float" office:value="1.640648427" calcext:value-type="float">
            <text:p>1.640648427</text:p>
          </table:table-cell>
          <table:table-cell table:formula="of:=[.C234]" office:value-type="float" office:value="0.000019329" calcext:value-type="float">
            <text:p>1.9329E-05</text:p>
          </table:table-cell>
          <table:table-cell table:formula="of:=[.G234]" office:value-type="float" office:value="0.000012972" calcext:value-type="float">
            <text:p>1.2972E-05</text:p>
          </table:table-cell>
          <table:table-cell table:formula="of:=[.K234]" office:value-type="float" office:value="0.000017266" calcext:value-type="float">
            <text:p>1.7266E-05</text:p>
          </table:table-cell>
        </table:table-row>
        <table:table-row table:style-name="ro1">
          <table:table-cell table:style-name="ce1" office:value-type="float" office:value="0.000023653" calcext:value-type="float">
            <text:p>2.3653E-05</text:p>
          </table:table-cell>
          <table:table-cell office:value-type="float" office:value="1.640648927" calcext:value-type="float">
            <text:p>1.6406489</text:p>
          </table:table-cell>
          <table:table-cell office:value-type="float" office:value="0.000019347" calcext:value-type="float">
            <text:p>0.0000193</text:p>
          </table:table-cell>
          <table:table-cell/>
          <table:table-cell table:style-name="ce1" office:value-type="float" office:value="0.000029986" calcext:value-type="float">
            <text:p>2.9986E-05</text:p>
          </table:table-cell>
          <table:table-cell office:value-type="float" office:value="1.640648927" calcext:value-type="float">
            <text:p>1.6406489</text:p>
          </table:table-cell>
          <table:table-cell office:value-type="float" office:value="0.000013014" calcext:value-type="float">
            <text:p>0.0000130</text:p>
          </table:table-cell>
          <table:table-cell/>
          <table:table-cell table:style-name="ce1" office:value-type="float" office:value="0.000025228" calcext:value-type="float">
            <text:p>2.5228E-05</text:p>
          </table:table-cell>
          <table:table-cell office:value-type="float" office:value="1.640648927" calcext:value-type="float">
            <text:p>1.6406489</text:p>
          </table:table-cell>
          <table:table-cell office:value-type="float" office:value="0.000017772" calcext:value-type="float">
            <text:p>0.0000178</text:p>
          </table:table-cell>
          <table:table-cell/>
          <table:table-cell table:formula="of:=[.B235]" office:value-type="float" office:value="1.640648927" calcext:value-type="float">
            <text:p>1.640648927</text:p>
          </table:table-cell>
          <table:table-cell table:formula="of:=[.A235]+middle" office:value-type="float" office:value="1.64062958" calcext:value-type="float">
            <text:p>1.64062958</text:p>
          </table:table-cell>
          <table:table-cell table:formula="of:=[.E235]+middle" office:value-type="float" office:value="1.640635913" calcext:value-type="float">
            <text:p>1.640635913</text:p>
          </table:table-cell>
          <table:table-cell table:formula="of:=[.I235]+middle" office:value-type="float" office:value="1.640631155" calcext:value-type="float">
            <text:p>1.640631155</text:p>
          </table:table-cell>
          <table:table-cell table:formula="of:=[.M235]" office:value-type="float" office:value="1.640648927" calcext:value-type="float">
            <text:p>1.640648927</text:p>
          </table:table-cell>
          <table:table-cell/>
          <table:table-cell table:formula="of:=[.B235]" office:value-type="float" office:value="1.640648927" calcext:value-type="float">
            <text:p>1.640648927</text:p>
          </table:table-cell>
          <table:table-cell table:formula="of:=[.C235]" office:value-type="float" office:value="0.000019347" calcext:value-type="float">
            <text:p>1.9347E-05</text:p>
          </table:table-cell>
          <table:table-cell table:formula="of:=[.G235]" office:value-type="float" office:value="0.000013014" calcext:value-type="float">
            <text:p>1.3014E-05</text:p>
          </table:table-cell>
          <table:table-cell table:formula="of:=[.K235]" office:value-type="float" office:value="0.000017772" calcext:value-type="float">
            <text:p>1.7772E-05</text:p>
          </table:table-cell>
        </table:table-row>
        <table:table-row table:style-name="ro1">
          <table:table-cell table:style-name="ce1" office:value-type="float" office:value="0.000024099" calcext:value-type="float">
            <text:p>2.4099E-05</text:p>
          </table:table-cell>
          <table:table-cell office:value-type="float" office:value="1.640649427" calcext:value-type="float">
            <text:p>1.6406494</text:p>
          </table:table-cell>
          <table:table-cell office:value-type="float" office:value="0.000019401" calcext:value-type="float">
            <text:p>0.0000194</text:p>
          </table:table-cell>
          <table:table-cell/>
          <table:table-cell table:style-name="ce1" office:value-type="float" office:value="0.00003048" calcext:value-type="float">
            <text:p>3.048E-05</text:p>
          </table:table-cell>
          <table:table-cell office:value-type="float" office:value="1.640649427" calcext:value-type="float">
            <text:p>1.6406494</text:p>
          </table:table-cell>
          <table:table-cell office:value-type="float" office:value="0.00001302" calcext:value-type="float">
            <text:p>0.0000130</text:p>
          </table:table-cell>
          <table:table-cell/>
          <table:table-cell table:style-name="ce1" office:value-type="float" office:value="0.000025218" calcext:value-type="float">
            <text:p>2.5218E-05</text:p>
          </table:table-cell>
          <table:table-cell office:value-type="float" office:value="1.640649427" calcext:value-type="float">
            <text:p>1.6406494</text:p>
          </table:table-cell>
          <table:table-cell office:value-type="float" office:value="0.000018282" calcext:value-type="float">
            <text:p>0.0000183</text:p>
          </table:table-cell>
          <table:table-cell/>
          <table:table-cell table:formula="of:=[.B236]" office:value-type="float" office:value="1.640649427" calcext:value-type="float">
            <text:p>1.640649427</text:p>
          </table:table-cell>
          <table:table-cell table:formula="of:=[.A236]+middle" office:value-type="float" office:value="1.640630026" calcext:value-type="float">
            <text:p>1.640630026</text:p>
          </table:table-cell>
          <table:table-cell table:formula="of:=[.E236]+middle" office:value-type="float" office:value="1.640636407" calcext:value-type="float">
            <text:p>1.640636407</text:p>
          </table:table-cell>
          <table:table-cell table:formula="of:=[.I236]+middle" office:value-type="float" office:value="1.640631145" calcext:value-type="float">
            <text:p>1.640631145</text:p>
          </table:table-cell>
          <table:table-cell table:formula="of:=[.M236]" office:value-type="float" office:value="1.640649427" calcext:value-type="float">
            <text:p>1.640649427</text:p>
          </table:table-cell>
          <table:table-cell/>
          <table:table-cell table:formula="of:=[.B236]" office:value-type="float" office:value="1.640649427" calcext:value-type="float">
            <text:p>1.640649427</text:p>
          </table:table-cell>
          <table:table-cell table:formula="of:=[.C236]" office:value-type="float" office:value="0.000019401" calcext:value-type="float">
            <text:p>1.9401E-05</text:p>
          </table:table-cell>
          <table:table-cell table:formula="of:=[.G236]" office:value-type="float" office:value="0.00001302" calcext:value-type="float">
            <text:p>1.302E-05</text:p>
          </table:table-cell>
          <table:table-cell table:formula="of:=[.K236]" office:value-type="float" office:value="0.000018282" calcext:value-type="float">
            <text:p>1.8282E-05</text:p>
          </table:table-cell>
        </table:table-row>
        <table:table-row table:style-name="ro1">
          <table:table-cell table:style-name="ce1" office:value-type="float" office:value="0.000024599" calcext:value-type="float">
            <text:p>2.4599E-05</text:p>
          </table:table-cell>
          <table:table-cell office:value-type="float" office:value="1.640649927" calcext:value-type="float">
            <text:p>1.6406499</text:p>
          </table:table-cell>
          <table:table-cell office:value-type="float" office:value="0.000019401" calcext:value-type="float">
            <text:p>0.0000194</text:p>
          </table:table-cell>
          <table:table-cell/>
          <table:table-cell table:style-name="ce1" office:value-type="float" office:value="0.000030919" calcext:value-type="float">
            <text:p>3.0919E-05</text:p>
          </table:table-cell>
          <table:table-cell office:value-type="float" office:value="1.640649927" calcext:value-type="float">
            <text:p>1.6406499</text:p>
          </table:table-cell>
          <table:table-cell office:value-type="float" office:value="0.000013081" calcext:value-type="float">
            <text:p>0.0000131</text:p>
          </table:table-cell>
          <table:table-cell/>
          <table:table-cell table:style-name="ce1" office:value-type="float" office:value="0.000025205" calcext:value-type="float">
            <text:p>2.5205E-05</text:p>
          </table:table-cell>
          <table:table-cell office:value-type="float" office:value="1.640649927" calcext:value-type="float">
            <text:p>1.6406499</text:p>
          </table:table-cell>
          <table:table-cell office:value-type="float" office:value="0.000018795" calcext:value-type="float">
            <text:p>0.0000188</text:p>
          </table:table-cell>
          <table:table-cell/>
          <table:table-cell table:formula="of:=[.B237]" office:value-type="float" office:value="1.640649927" calcext:value-type="float">
            <text:p>1.640649927</text:p>
          </table:table-cell>
          <table:table-cell table:formula="of:=[.A237]+middle" office:value-type="float" office:value="1.640630526" calcext:value-type="float">
            <text:p>1.640630526</text:p>
          </table:table-cell>
          <table:table-cell table:formula="of:=[.E237]+middle" office:value-type="float" office:value="1.640636846" calcext:value-type="float">
            <text:p>1.640636846</text:p>
          </table:table-cell>
          <table:table-cell table:formula="of:=[.I237]+middle" office:value-type="float" office:value="1.640631132" calcext:value-type="float">
            <text:p>1.640631132</text:p>
          </table:table-cell>
          <table:table-cell table:formula="of:=[.M237]" office:value-type="float" office:value="1.640649927" calcext:value-type="float">
            <text:p>1.640649927</text:p>
          </table:table-cell>
          <table:table-cell/>
          <table:table-cell table:formula="of:=[.B237]" office:value-type="float" office:value="1.640649927" calcext:value-type="float">
            <text:p>1.640649927</text:p>
          </table:table-cell>
          <table:table-cell table:formula="of:=[.C237]" office:value-type="float" office:value="0.000019401" calcext:value-type="float">
            <text:p>1.9401E-05</text:p>
          </table:table-cell>
          <table:table-cell table:formula="of:=[.G237]" office:value-type="float" office:value="0.000013081" calcext:value-type="float">
            <text:p>1.3081E-05</text:p>
          </table:table-cell>
          <table:table-cell table:formula="of:=[.K237]" office:value-type="float" office:value="0.000018795" calcext:value-type="float">
            <text:p>1.8795E-05</text:p>
          </table:table-cell>
        </table:table-row>
        <table:table-row table:style-name="ro1">
          <table:table-cell table:style-name="ce1" office:value-type="float" office:value="0.000025111" calcext:value-type="float">
            <text:p>2.5111E-05</text:p>
          </table:table-cell>
          <table:table-cell office:value-type="float" office:value="1.640650427" calcext:value-type="float">
            <text:p>1.6406504</text:p>
          </table:table-cell>
          <table:table-cell office:value-type="float" office:value="0.000019389" calcext:value-type="float">
            <text:p>0.0000194</text:p>
          </table:table-cell>
          <table:table-cell/>
          <table:table-cell table:style-name="ce1" office:value-type="float" office:value="0.000031422" calcext:value-type="float">
            <text:p>3.1422E-05</text:p>
          </table:table-cell>
          <table:table-cell office:value-type="float" office:value="1.640650427" calcext:value-type="float">
            <text:p>1.6406504</text:p>
          </table:table-cell>
          <table:table-cell office:value-type="float" office:value="0.000013078" calcext:value-type="float">
            <text:p>0.0000131</text:p>
          </table:table-cell>
          <table:table-cell/>
          <table:table-cell table:style-name="ce1" office:value-type="float" office:value="0.000025194" calcext:value-type="float">
            <text:p>2.5194E-05</text:p>
          </table:table-cell>
          <table:table-cell office:value-type="float" office:value="1.640650427" calcext:value-type="float">
            <text:p>1.6406504</text:p>
          </table:table-cell>
          <table:table-cell office:value-type="float" office:value="0.000019306" calcext:value-type="float">
            <text:p>0.0000193</text:p>
          </table:table-cell>
          <table:table-cell/>
          <table:table-cell table:formula="of:=[.B238]" office:value-type="float" office:value="1.640650427" calcext:value-type="float">
            <text:p>1.640650427</text:p>
          </table:table-cell>
          <table:table-cell table:formula="of:=[.A238]+middle" office:value-type="float" office:value="1.640631038" calcext:value-type="float">
            <text:p>1.640631038</text:p>
          </table:table-cell>
          <table:table-cell table:formula="of:=[.E238]+middle" office:value-type="float" office:value="1.640637349" calcext:value-type="float">
            <text:p>1.640637349</text:p>
          </table:table-cell>
          <table:table-cell table:formula="of:=[.I238]+middle" office:value-type="float" office:value="1.640631121" calcext:value-type="float">
            <text:p>1.640631121</text:p>
          </table:table-cell>
          <table:table-cell table:formula="of:=[.M238]" office:value-type="float" office:value="1.640650427" calcext:value-type="float">
            <text:p>1.640650427</text:p>
          </table:table-cell>
          <table:table-cell/>
          <table:table-cell table:formula="of:=[.B238]" office:value-type="float" office:value="1.640650427" calcext:value-type="float">
            <text:p>1.640650427</text:p>
          </table:table-cell>
          <table:table-cell table:formula="of:=[.C238]" office:value-type="float" office:value="0.000019389" calcext:value-type="float">
            <text:p>1.9389E-05</text:p>
          </table:table-cell>
          <table:table-cell table:formula="of:=[.G238]" office:value-type="float" office:value="0.000013078" calcext:value-type="float">
            <text:p>1.3078E-05</text:p>
          </table:table-cell>
          <table:table-cell table:formula="of:=[.K238]" office:value-type="float" office:value="0.000019306" calcext:value-type="float">
            <text:p>1.9306E-05</text:p>
          </table:table-cell>
        </table:table-row>
        <table:table-row table:style-name="ro1">
          <table:table-cell table:style-name="ce1" office:value-type="float" office:value="0.000025556" calcext:value-type="float">
            <text:p>2.5556E-05</text:p>
          </table:table-cell>
          <table:table-cell office:value-type="float" office:value="1.640650927" calcext:value-type="float">
            <text:p>1.6406509</text:p>
          </table:table-cell>
          <table:table-cell office:value-type="float" office:value="0.000019444" calcext:value-type="float">
            <text:p>0.0000194</text:p>
          </table:table-cell>
          <table:table-cell/>
          <table:table-cell table:style-name="ce1" office:value-type="float" office:value="0.000031914" calcext:value-type="float">
            <text:p>3.1914E-05</text:p>
          </table:table-cell>
          <table:table-cell office:value-type="float" office:value="1.640650927" calcext:value-type="float">
            <text:p>1.6406509</text:p>
          </table:table-cell>
          <table:table-cell office:value-type="float" office:value="0.000013086" calcext:value-type="float">
            <text:p>0.0000131</text:p>
          </table:table-cell>
          <table:table-cell/>
          <table:table-cell table:style-name="ce1" office:value-type="float" office:value="0.000025166" calcext:value-type="float">
            <text:p>2.5166E-05</text:p>
          </table:table-cell>
          <table:table-cell office:value-type="float" office:value="1.640650927" calcext:value-type="float">
            <text:p>1.6406509</text:p>
          </table:table-cell>
          <table:table-cell office:value-type="float" office:value="0.000019834" calcext:value-type="float">
            <text:p>0.0000198</text:p>
          </table:table-cell>
          <table:table-cell/>
          <table:table-cell table:formula="of:=[.B239]" office:value-type="float" office:value="1.640650927" calcext:value-type="float">
            <text:p>1.640650927</text:p>
          </table:table-cell>
          <table:table-cell table:formula="of:=[.A239]+middle" office:value-type="float" office:value="1.640631483" calcext:value-type="float">
            <text:p>1.640631483</text:p>
          </table:table-cell>
          <table:table-cell table:formula="of:=[.E239]+middle" office:value-type="float" office:value="1.640637841" calcext:value-type="float">
            <text:p>1.640637841</text:p>
          </table:table-cell>
          <table:table-cell table:formula="of:=[.I239]+middle" office:value-type="float" office:value="1.640631093" calcext:value-type="float">
            <text:p>1.640631093</text:p>
          </table:table-cell>
          <table:table-cell table:formula="of:=[.M239]" office:value-type="float" office:value="1.640650927" calcext:value-type="float">
            <text:p>1.640650927</text:p>
          </table:table-cell>
          <table:table-cell/>
          <table:table-cell table:formula="of:=[.B239]" office:value-type="float" office:value="1.640650927" calcext:value-type="float">
            <text:p>1.640650927</text:p>
          </table:table-cell>
          <table:table-cell table:formula="of:=[.C239]" office:value-type="float" office:value="0.000019444" calcext:value-type="float">
            <text:p>1.9444E-05</text:p>
          </table:table-cell>
          <table:table-cell table:formula="of:=[.G239]" office:value-type="float" office:value="0.000013086" calcext:value-type="float">
            <text:p>1.3086E-05</text:p>
          </table:table-cell>
          <table:table-cell table:formula="of:=[.K239]" office:value-type="float" office:value="0.000019834" calcext:value-type="float">
            <text:p>1.9834E-05</text:p>
          </table:table-cell>
        </table:table-row>
        <table:table-row table:style-name="ro1">
          <table:table-cell table:style-name="ce1" office:value-type="float" office:value="0.000026108" calcext:value-type="float">
            <text:p>2.6108E-05</text:p>
          </table:table-cell>
          <table:table-cell office:value-type="float" office:value="1.640651427" calcext:value-type="float">
            <text:p>1.6406514</text:p>
          </table:table-cell>
          <table:table-cell office:value-type="float" office:value="0.000019392" calcext:value-type="float">
            <text:p>0.0000194</text:p>
          </table:table-cell>
          <table:table-cell/>
          <table:table-cell table:style-name="ce1" office:value-type="float" office:value="0.000032378" calcext:value-type="float">
            <text:p>3.2378E-05</text:p>
          </table:table-cell>
          <table:table-cell office:value-type="float" office:value="1.640651427" calcext:value-type="float">
            <text:p>1.6406514</text:p>
          </table:table-cell>
          <table:table-cell office:value-type="float" office:value="0.000013122" calcext:value-type="float">
            <text:p>0.0000131</text:p>
          </table:table-cell>
          <table:table-cell/>
          <table:table-cell table:style-name="ce1" office:value-type="float" office:value="0.000025203" calcext:value-type="float">
            <text:p>2.5203E-05</text:p>
          </table:table-cell>
          <table:table-cell office:value-type="float" office:value="1.640651427" calcext:value-type="float">
            <text:p>1.6406514</text:p>
          </table:table-cell>
          <table:table-cell office:value-type="float" office:value="0.000020297" calcext:value-type="float">
            <text:p>0.0000203</text:p>
          </table:table-cell>
          <table:table-cell/>
          <table:table-cell table:formula="of:=[.B240]" office:value-type="float" office:value="1.640651427" calcext:value-type="float">
            <text:p>1.640651427</text:p>
          </table:table-cell>
          <table:table-cell table:formula="of:=[.A240]+middle" office:value-type="float" office:value="1.640632035" calcext:value-type="float">
            <text:p>1.640632035</text:p>
          </table:table-cell>
          <table:table-cell table:formula="of:=[.E240]+middle" office:value-type="float" office:value="1.640638305" calcext:value-type="float">
            <text:p>1.640638305</text:p>
          </table:table-cell>
          <table:table-cell table:formula="of:=[.I240]+middle" office:value-type="float" office:value="1.64063113" calcext:value-type="float">
            <text:p>1.64063113</text:p>
          </table:table-cell>
          <table:table-cell table:formula="of:=[.M240]" office:value-type="float" office:value="1.640651427" calcext:value-type="float">
            <text:p>1.640651427</text:p>
          </table:table-cell>
          <table:table-cell/>
          <table:table-cell table:formula="of:=[.B240]" office:value-type="float" office:value="1.640651427" calcext:value-type="float">
            <text:p>1.640651427</text:p>
          </table:table-cell>
          <table:table-cell table:formula="of:=[.C240]" office:value-type="float" office:value="0.000019392" calcext:value-type="float">
            <text:p>1.9392E-05</text:p>
          </table:table-cell>
          <table:table-cell table:formula="of:=[.G240]" office:value-type="float" office:value="0.000013122" calcext:value-type="float">
            <text:p>1.3122E-05</text:p>
          </table:table-cell>
          <table:table-cell table:formula="of:=[.K240]" office:value-type="float" office:value="0.000020297" calcext:value-type="float">
            <text:p>2.0297E-05</text:p>
          </table:table-cell>
        </table:table-row>
        <table:table-row table:style-name="ro1">
          <table:table-cell table:style-name="ce1" office:value-type="float" office:value="0.0000266" calcext:value-type="float">
            <text:p>2.66E-05</text:p>
          </table:table-cell>
          <table:table-cell office:value-type="float" office:value="1.640651927" calcext:value-type="float">
            <text:p>1.6406519</text:p>
          </table:table-cell>
          <table:table-cell office:value-type="float" office:value="0.0000194" calcext:value-type="float">
            <text:p>0.0000194</text:p>
          </table:table-cell>
          <table:table-cell/>
          <table:table-cell table:style-name="ce1" office:value-type="float" office:value="0.000032921" calcext:value-type="float">
            <text:p>3.2921E-05</text:p>
          </table:table-cell>
          <table:table-cell office:value-type="float" office:value="1.640651927" calcext:value-type="float">
            <text:p>1.6406519</text:p>
          </table:table-cell>
          <table:table-cell office:value-type="float" office:value="0.000013079" calcext:value-type="float">
            <text:p>0.0000131</text:p>
          </table:table-cell>
          <table:table-cell/>
          <table:table-cell table:style-name="ce1" office:value-type="float" office:value="0.000025186" calcext:value-type="float">
            <text:p>2.5186E-05</text:p>
          </table:table-cell>
          <table:table-cell office:value-type="float" office:value="1.640651927" calcext:value-type="float">
            <text:p>1.6406519</text:p>
          </table:table-cell>
          <table:table-cell office:value-type="float" office:value="0.000020814" calcext:value-type="float">
            <text:p>0.0000208</text:p>
          </table:table-cell>
          <table:table-cell/>
          <table:table-cell table:formula="of:=[.B241]" office:value-type="float" office:value="1.640651927" calcext:value-type="float">
            <text:p>1.640651927</text:p>
          </table:table-cell>
          <table:table-cell table:formula="of:=[.A241]+middle" office:value-type="float" office:value="1.640632527" calcext:value-type="float">
            <text:p>1.640632527</text:p>
          </table:table-cell>
          <table:table-cell table:formula="of:=[.E241]+middle" office:value-type="float" office:value="1.640638848" calcext:value-type="float">
            <text:p>1.640638848</text:p>
          </table:table-cell>
          <table:table-cell table:formula="of:=[.I241]+middle" office:value-type="float" office:value="1.640631113" calcext:value-type="float">
            <text:p>1.640631113</text:p>
          </table:table-cell>
          <table:table-cell table:formula="of:=[.M241]" office:value-type="float" office:value="1.640651927" calcext:value-type="float">
            <text:p>1.640651927</text:p>
          </table:table-cell>
          <table:table-cell/>
          <table:table-cell table:formula="of:=[.B241]" office:value-type="float" office:value="1.640651927" calcext:value-type="float">
            <text:p>1.640651927</text:p>
          </table:table-cell>
          <table:table-cell table:formula="of:=[.C241]" office:value-type="float" office:value="0.0000194" calcext:value-type="float">
            <text:p>1.94E-05</text:p>
          </table:table-cell>
          <table:table-cell table:formula="of:=[.G241]" office:value-type="float" office:value="0.000013079" calcext:value-type="float">
            <text:p>1.3079E-05</text:p>
          </table:table-cell>
          <table:table-cell table:formula="of:=[.K241]" office:value-type="float" office:value="0.000020814" calcext:value-type="float">
            <text:p>2.0814E-05</text:p>
          </table:table-cell>
        </table:table-row>
        <table:table-row table:style-name="ro1">
          <table:table-cell table:style-name="ce1" office:value-type="float" office:value="0.000027087" calcext:value-type="float">
            <text:p>2.7087E-05</text:p>
          </table:table-cell>
          <table:table-cell office:value-type="float" office:value="1.640652427" calcext:value-type="float">
            <text:p>1.6406524</text:p>
          </table:table-cell>
          <table:table-cell office:value-type="float" office:value="0.000019413" calcext:value-type="float">
            <text:p>0.0000194</text:p>
          </table:table-cell>
          <table:table-cell/>
          <table:table-cell table:style-name="ce1" office:value-type="float" office:value="0.000033407" calcext:value-type="float">
            <text:p>3.3407E-05</text:p>
          </table:table-cell>
          <table:table-cell office:value-type="float" office:value="1.640652427" calcext:value-type="float">
            <text:p>1.6406524</text:p>
          </table:table-cell>
          <table:table-cell office:value-type="float" office:value="0.000013093" calcext:value-type="float">
            <text:p>0.0000131</text:p>
          </table:table-cell>
          <table:table-cell/>
          <table:table-cell table:style-name="ce1" office:value-type="float" office:value="0.000025228" calcext:value-type="float">
            <text:p>2.5228E-05</text:p>
          </table:table-cell>
          <table:table-cell office:value-type="float" office:value="1.640652427" calcext:value-type="float">
            <text:p>1.6406524</text:p>
          </table:table-cell>
          <table:table-cell office:value-type="float" office:value="0.000021272" calcext:value-type="float">
            <text:p>0.0000213</text:p>
          </table:table-cell>
          <table:table-cell/>
          <table:table-cell table:formula="of:=[.B242]" office:value-type="float" office:value="1.640652427" calcext:value-type="float">
            <text:p>1.640652427</text:p>
          </table:table-cell>
          <table:table-cell table:formula="of:=[.A242]+middle" office:value-type="float" office:value="1.640633014" calcext:value-type="float">
            <text:p>1.640633014</text:p>
          </table:table-cell>
          <table:table-cell table:formula="of:=[.E242]+middle" office:value-type="float" office:value="1.640639334" calcext:value-type="float">
            <text:p>1.640639334</text:p>
          </table:table-cell>
          <table:table-cell table:formula="of:=[.I242]+middle" office:value-type="float" office:value="1.640631155" calcext:value-type="float">
            <text:p>1.640631155</text:p>
          </table:table-cell>
          <table:table-cell table:formula="of:=[.M242]" office:value-type="float" office:value="1.640652427" calcext:value-type="float">
            <text:p>1.640652427</text:p>
          </table:table-cell>
          <table:table-cell/>
          <table:table-cell table:formula="of:=[.B242]" office:value-type="float" office:value="1.640652427" calcext:value-type="float">
            <text:p>1.640652427</text:p>
          </table:table-cell>
          <table:table-cell table:formula="of:=[.C242]" office:value-type="float" office:value="0.000019413" calcext:value-type="float">
            <text:p>1.9413E-05</text:p>
          </table:table-cell>
          <table:table-cell table:formula="of:=[.G242]" office:value-type="float" office:value="0.000013093" calcext:value-type="float">
            <text:p>1.3093E-05</text:p>
          </table:table-cell>
          <table:table-cell table:formula="of:=[.K242]" office:value-type="float" office:value="0.000021272" calcext:value-type="float">
            <text:p>2.1272E-05</text:p>
          </table:table-cell>
        </table:table-row>
        <table:table-row table:style-name="ro1">
          <table:table-cell table:style-name="ce1" office:value-type="float" office:value="0.000027562" calcext:value-type="float">
            <text:p>2.7562E-05</text:p>
          </table:table-cell>
          <table:table-cell office:value-type="float" office:value="1.640652927" calcext:value-type="float">
            <text:p>1.6406529</text:p>
          </table:table-cell>
          <table:table-cell office:value-type="float" office:value="0.000019438" calcext:value-type="float">
            <text:p>0.0000194</text:p>
          </table:table-cell>
          <table:table-cell/>
          <table:table-cell table:style-name="ce1" office:value-type="float" office:value="0.000033841" calcext:value-type="float">
            <text:p>3.3841E-05</text:p>
          </table:table-cell>
          <table:table-cell office:value-type="float" office:value="1.640652927" calcext:value-type="float">
            <text:p>1.6406529</text:p>
          </table:table-cell>
          <table:table-cell office:value-type="float" office:value="0.000013159" calcext:value-type="float">
            <text:p>0.0000132</text:p>
          </table:table-cell>
          <table:table-cell/>
          <table:table-cell table:style-name="ce1" office:value-type="float" office:value="0.000025193" calcext:value-type="float">
            <text:p>2.5193E-05</text:p>
          </table:table-cell>
          <table:table-cell office:value-type="float" office:value="1.640652927" calcext:value-type="float">
            <text:p>1.6406529</text:p>
          </table:table-cell>
          <table:table-cell office:value-type="float" office:value="0.000021807" calcext:value-type="float">
            <text:p>0.0000218</text:p>
          </table:table-cell>
          <table:table-cell/>
          <table:table-cell table:formula="of:=[.B243]" office:value-type="float" office:value="1.640652927" calcext:value-type="float">
            <text:p>1.640652927</text:p>
          </table:table-cell>
          <table:table-cell table:formula="of:=[.A243]+middle" office:value-type="float" office:value="1.640633489" calcext:value-type="float">
            <text:p>1.640633489</text:p>
          </table:table-cell>
          <table:table-cell table:formula="of:=[.E243]+middle" office:value-type="float" office:value="1.640639768" calcext:value-type="float">
            <text:p>1.640639768</text:p>
          </table:table-cell>
          <table:table-cell table:formula="of:=[.I243]+middle" office:value-type="float" office:value="1.64063112" calcext:value-type="float">
            <text:p>1.64063112</text:p>
          </table:table-cell>
          <table:table-cell table:formula="of:=[.M243]" office:value-type="float" office:value="1.640652927" calcext:value-type="float">
            <text:p>1.640652927</text:p>
          </table:table-cell>
          <table:table-cell/>
          <table:table-cell table:formula="of:=[.B243]" office:value-type="float" office:value="1.640652927" calcext:value-type="float">
            <text:p>1.640652927</text:p>
          </table:table-cell>
          <table:table-cell table:formula="of:=[.C243]" office:value-type="float" office:value="0.000019438" calcext:value-type="float">
            <text:p>1.9438E-05</text:p>
          </table:table-cell>
          <table:table-cell table:formula="of:=[.G243]" office:value-type="float" office:value="0.000013159" calcext:value-type="float">
            <text:p>1.3159E-05</text:p>
          </table:table-cell>
          <table:table-cell table:formula="of:=[.K243]" office:value-type="float" office:value="0.000021807" calcext:value-type="float">
            <text:p>2.1807E-05</text:p>
          </table:table-cell>
        </table:table-row>
        <table:table-row table:style-name="ro1">
          <table:table-cell table:style-name="ce1" office:value-type="float" office:value="0.000028065" calcext:value-type="float">
            <text:p>2.8065E-05</text:p>
          </table:table-cell>
          <table:table-cell office:value-type="float" office:value="1.640653427" calcext:value-type="float">
            <text:p>1.6406534</text:p>
          </table:table-cell>
          <table:table-cell office:value-type="float" office:value="0.000019435" calcext:value-type="float">
            <text:p>0.0000194</text:p>
          </table:table-cell>
          <table:table-cell/>
          <table:table-cell table:style-name="ce1" office:value-type="float" office:value="0.000034376" calcext:value-type="float">
            <text:p>3.4376E-05</text:p>
          </table:table-cell>
          <table:table-cell office:value-type="float" office:value="1.640653427" calcext:value-type="float">
            <text:p>1.6406534</text:p>
          </table:table-cell>
          <table:table-cell office:value-type="float" office:value="0.000013124" calcext:value-type="float">
            <text:p>0.0000131</text:p>
          </table:table-cell>
          <table:table-cell/>
          <table:table-cell table:style-name="ce1" office:value-type="float" office:value="0.000025191" calcext:value-type="float">
            <text:p>2.5191E-05</text:p>
          </table:table-cell>
          <table:table-cell office:value-type="float" office:value="1.640653427" calcext:value-type="float">
            <text:p>1.6406534</text:p>
          </table:table-cell>
          <table:table-cell office:value-type="float" office:value="0.000022309" calcext:value-type="float">
            <text:p>0.0000223</text:p>
          </table:table-cell>
          <table:table-cell/>
          <table:table-cell table:formula="of:=[.B244]" office:value-type="float" office:value="1.640653427" calcext:value-type="float">
            <text:p>1.640653427</text:p>
          </table:table-cell>
          <table:table-cell table:formula="of:=[.A244]+middle" office:value-type="float" office:value="1.640633992" calcext:value-type="float">
            <text:p>1.640633992</text:p>
          </table:table-cell>
          <table:table-cell table:formula="of:=[.E244]+middle" office:value-type="float" office:value="1.640640303" calcext:value-type="float">
            <text:p>1.640640303</text:p>
          </table:table-cell>
          <table:table-cell table:formula="of:=[.I244]+middle" office:value-type="float" office:value="1.640631118" calcext:value-type="float">
            <text:p>1.640631118</text:p>
          </table:table-cell>
          <table:table-cell table:formula="of:=[.M244]" office:value-type="float" office:value="1.640653427" calcext:value-type="float">
            <text:p>1.640653427</text:p>
          </table:table-cell>
          <table:table-cell/>
          <table:table-cell table:formula="of:=[.B244]" office:value-type="float" office:value="1.640653427" calcext:value-type="float">
            <text:p>1.640653427</text:p>
          </table:table-cell>
          <table:table-cell table:formula="of:=[.C244]" office:value-type="float" office:value="0.000019435" calcext:value-type="float">
            <text:p>1.9435E-05</text:p>
          </table:table-cell>
          <table:table-cell table:formula="of:=[.G244]" office:value-type="float" office:value="0.000013124" calcext:value-type="float">
            <text:p>1.3124E-05</text:p>
          </table:table-cell>
          <table:table-cell table:formula="of:=[.K244]" office:value-type="float" office:value="0.000022309" calcext:value-type="float">
            <text:p>2.2309E-05</text:p>
          </table:table-cell>
        </table:table-row>
        <table:table-row table:style-name="ro1">
          <table:table-cell table:style-name="ce1" office:value-type="float" office:value="0.000028576" calcext:value-type="float">
            <text:p>2.8576E-05</text:p>
          </table:table-cell>
          <table:table-cell office:value-type="float" office:value="1.640653927" calcext:value-type="float">
            <text:p>1.6406539</text:p>
          </table:table-cell>
          <table:table-cell office:value-type="float" office:value="0.000019424" calcext:value-type="float">
            <text:p>0.0000194</text:p>
          </table:table-cell>
          <table:table-cell/>
          <table:table-cell table:style-name="ce1" office:value-type="float" office:value="0.000034883" calcext:value-type="float">
            <text:p>3.4883E-05</text:p>
          </table:table-cell>
          <table:table-cell office:value-type="float" office:value="1.640653927" calcext:value-type="float">
            <text:p>1.6406539</text:p>
          </table:table-cell>
          <table:table-cell office:value-type="float" office:value="0.000013117" calcext:value-type="float">
            <text:p>0.0000131</text:p>
          </table:table-cell>
          <table:table-cell/>
          <table:table-cell table:style-name="ce1" office:value-type="float" office:value="0.000025202" calcext:value-type="float">
            <text:p>2.5202E-05</text:p>
          </table:table-cell>
          <table:table-cell office:value-type="float" office:value="1.640653927" calcext:value-type="float">
            <text:p>1.6406539</text:p>
          </table:table-cell>
          <table:table-cell office:value-type="float" office:value="0.000022798" calcext:value-type="float">
            <text:p>0.0000228</text:p>
          </table:table-cell>
          <table:table-cell/>
          <table:table-cell table:formula="of:=[.B245]" office:value-type="float" office:value="1.640653927" calcext:value-type="float">
            <text:p>1.640653927</text:p>
          </table:table-cell>
          <table:table-cell table:formula="of:=[.A245]+middle" office:value-type="float" office:value="1.640634503" calcext:value-type="float">
            <text:p>1.640634503</text:p>
          </table:table-cell>
          <table:table-cell table:formula="of:=[.E245]+middle" office:value-type="float" office:value="1.64064081" calcext:value-type="float">
            <text:p>1.64064081</text:p>
          </table:table-cell>
          <table:table-cell table:formula="of:=[.I245]+middle" office:value-type="float" office:value="1.640631129" calcext:value-type="float">
            <text:p>1.640631129</text:p>
          </table:table-cell>
          <table:table-cell table:formula="of:=[.M245]" office:value-type="float" office:value="1.640653927" calcext:value-type="float">
            <text:p>1.640653927</text:p>
          </table:table-cell>
          <table:table-cell/>
          <table:table-cell table:formula="of:=[.B245]" office:value-type="float" office:value="1.640653927" calcext:value-type="float">
            <text:p>1.640653927</text:p>
          </table:table-cell>
          <table:table-cell table:formula="of:=[.C245]" office:value-type="float" office:value="0.000019424" calcext:value-type="float">
            <text:p>1.9424E-05</text:p>
          </table:table-cell>
          <table:table-cell table:formula="of:=[.G245]" office:value-type="float" office:value="0.000013117" calcext:value-type="float">
            <text:p>1.3117E-05</text:p>
          </table:table-cell>
          <table:table-cell table:formula="of:=[.K245]" office:value-type="float" office:value="0.000022798" calcext:value-type="float">
            <text:p>2.2798E-05</text:p>
          </table:table-cell>
        </table:table-row>
        <table:table-row table:style-name="ro1">
          <table:table-cell table:style-name="ce1" office:value-type="float" office:value="0.000029018" calcext:value-type="float">
            <text:p>2.9018E-05</text:p>
          </table:table-cell>
          <table:table-cell office:value-type="float" office:value="1.640654427" calcext:value-type="float">
            <text:p>1.6406544</text:p>
          </table:table-cell>
          <table:table-cell office:value-type="float" office:value="0.000019482" calcext:value-type="float">
            <text:p>0.0000195</text:p>
          </table:table-cell>
          <table:table-cell/>
          <table:table-cell table:style-name="ce1" office:value-type="float" office:value="0.000035375" calcext:value-type="float">
            <text:p>3.5375E-05</text:p>
          </table:table-cell>
          <table:table-cell office:value-type="float" office:value="1.640654427" calcext:value-type="float">
            <text:p>1.6406544</text:p>
          </table:table-cell>
          <table:table-cell office:value-type="float" office:value="0.000013125" calcext:value-type="float">
            <text:p>0.0000131</text:p>
          </table:table-cell>
          <table:table-cell/>
          <table:table-cell table:style-name="ce1" office:value-type="float" office:value="0.000025174" calcext:value-type="float">
            <text:p>2.5174E-05</text:p>
          </table:table-cell>
          <table:table-cell office:value-type="float" office:value="1.640654427" calcext:value-type="float">
            <text:p>1.6406544</text:p>
          </table:table-cell>
          <table:table-cell office:value-type="float" office:value="0.000023326" calcext:value-type="float">
            <text:p>0.0000233</text:p>
          </table:table-cell>
          <table:table-cell/>
          <table:table-cell table:formula="of:=[.B246]" office:value-type="float" office:value="1.640654427" calcext:value-type="float">
            <text:p>1.640654427</text:p>
          </table:table-cell>
          <table:table-cell table:formula="of:=[.A246]+middle" office:value-type="float" office:value="1.640634945" calcext:value-type="float">
            <text:p>1.640634945</text:p>
          </table:table-cell>
          <table:table-cell table:formula="of:=[.E246]+middle" office:value-type="float" office:value="1.640641302" calcext:value-type="float">
            <text:p>1.640641302</text:p>
          </table:table-cell>
          <table:table-cell table:formula="of:=[.I246]+middle" office:value-type="float" office:value="1.640631101" calcext:value-type="float">
            <text:p>1.640631101</text:p>
          </table:table-cell>
          <table:table-cell table:formula="of:=[.M246]" office:value-type="float" office:value="1.640654427" calcext:value-type="float">
            <text:p>1.640654427</text:p>
          </table:table-cell>
          <table:table-cell/>
          <table:table-cell table:formula="of:=[.B246]" office:value-type="float" office:value="1.640654427" calcext:value-type="float">
            <text:p>1.640654427</text:p>
          </table:table-cell>
          <table:table-cell table:formula="of:=[.C246]" office:value-type="float" office:value="0.000019482" calcext:value-type="float">
            <text:p>1.9482E-05</text:p>
          </table:table-cell>
          <table:table-cell table:formula="of:=[.G246]" office:value-type="float" office:value="0.000013125" calcext:value-type="float">
            <text:p>1.3125E-05</text:p>
          </table:table-cell>
          <table:table-cell table:formula="of:=[.K246]" office:value-type="float" office:value="0.000023326" calcext:value-type="float">
            <text:p>2.3326E-05</text:p>
          </table:table-cell>
        </table:table-row>
        <table:table-row table:style-name="ro1">
          <table:table-cell table:style-name="ce1" office:value-type="float" office:value="0.000029548" calcext:value-type="float">
            <text:p>2.9548E-05</text:p>
          </table:table-cell>
          <table:table-cell office:value-type="float" office:value="1.640654927" calcext:value-type="float">
            <text:p>1.6406549</text:p>
          </table:table-cell>
          <table:table-cell office:value-type="float" office:value="0.000019452" calcext:value-type="float">
            <text:p>0.0000195</text:p>
          </table:table-cell>
          <table:table-cell/>
          <table:table-cell table:style-name="ce1" office:value-type="float" office:value="0.00003583" calcext:value-type="float">
            <text:p>3.583E-05</text:p>
          </table:table-cell>
          <table:table-cell office:value-type="float" office:value="1.640654927" calcext:value-type="float">
            <text:p>1.6406549</text:p>
          </table:table-cell>
          <table:table-cell office:value-type="float" office:value="0.00001317" calcext:value-type="float">
            <text:p>0.0000132</text:p>
          </table:table-cell>
          <table:table-cell/>
          <table:table-cell table:style-name="ce1" office:value-type="float" office:value="0.000025168" calcext:value-type="float">
            <text:p>2.5168E-05</text:p>
          </table:table-cell>
          <table:table-cell office:value-type="float" office:value="1.640654927" calcext:value-type="float">
            <text:p>1.6406549</text:p>
          </table:table-cell>
          <table:table-cell office:value-type="float" office:value="0.000023832" calcext:value-type="float">
            <text:p>0.0000238</text:p>
          </table:table-cell>
          <table:table-cell/>
          <table:table-cell table:formula="of:=[.B247]" office:value-type="float" office:value="1.640654927" calcext:value-type="float">
            <text:p>1.640654927</text:p>
          </table:table-cell>
          <table:table-cell table:formula="of:=[.A247]+middle" office:value-type="float" office:value="1.640635475" calcext:value-type="float">
            <text:p>1.640635475</text:p>
          </table:table-cell>
          <table:table-cell table:formula="of:=[.E247]+middle" office:value-type="float" office:value="1.640641757" calcext:value-type="float">
            <text:p>1.640641757</text:p>
          </table:table-cell>
          <table:table-cell table:formula="of:=[.I247]+middle" office:value-type="float" office:value="1.640631095" calcext:value-type="float">
            <text:p>1.640631095</text:p>
          </table:table-cell>
          <table:table-cell table:formula="of:=[.M247]" office:value-type="float" office:value="1.640654927" calcext:value-type="float">
            <text:p>1.640654927</text:p>
          </table:table-cell>
          <table:table-cell/>
          <table:table-cell table:formula="of:=[.B247]" office:value-type="float" office:value="1.640654927" calcext:value-type="float">
            <text:p>1.640654927</text:p>
          </table:table-cell>
          <table:table-cell table:formula="of:=[.C247]" office:value-type="float" office:value="0.000019452" calcext:value-type="float">
            <text:p>1.9452E-05</text:p>
          </table:table-cell>
          <table:table-cell table:formula="of:=[.G247]" office:value-type="float" office:value="0.00001317" calcext:value-type="float">
            <text:p>1.317E-05</text:p>
          </table:table-cell>
          <table:table-cell table:formula="of:=[.K247]" office:value-type="float" office:value="0.000023832" calcext:value-type="float">
            <text:p>2.3832E-05</text:p>
          </table:table-cell>
        </table:table-row>
        <table:table-row table:style-name="ro1">
          <table:table-cell table:style-name="ce1" office:value-type="float" office:value="0.000030048" calcext:value-type="float">
            <text:p>3.0048E-05</text:p>
          </table:table-cell>
          <table:table-cell office:value-type="float" office:value="1.640655427" calcext:value-type="float">
            <text:p>1.6406554</text:p>
          </table:table-cell>
          <table:table-cell office:value-type="float" office:value="0.000019452" calcext:value-type="float">
            <text:p>0.0000195</text:p>
          </table:table-cell>
          <table:table-cell/>
          <table:table-cell table:style-name="ce1" office:value-type="float" office:value="0.000036339" calcext:value-type="float">
            <text:p>3.6339E-05</text:p>
          </table:table-cell>
          <table:table-cell office:value-type="float" office:value="1.640655427" calcext:value-type="float">
            <text:p>1.6406554</text:p>
          </table:table-cell>
          <table:table-cell office:value-type="float" office:value="0.000013161" calcext:value-type="float">
            <text:p>0.0000132</text:p>
          </table:table-cell>
          <table:table-cell/>
          <table:table-cell table:style-name="ce1" office:value-type="float" office:value="0.000025189" calcext:value-type="float">
            <text:p>2.5189E-05</text:p>
          </table:table-cell>
          <table:table-cell office:value-type="float" office:value="1.640655427" calcext:value-type="float">
            <text:p>1.6406554</text:p>
          </table:table-cell>
          <table:table-cell office:value-type="float" office:value="0.000024311" calcext:value-type="float">
            <text:p>0.0000243</text:p>
          </table:table-cell>
          <table:table-cell/>
          <table:table-cell table:formula="of:=[.B248]" office:value-type="float" office:value="1.640655427" calcext:value-type="float">
            <text:p>1.640655427</text:p>
          </table:table-cell>
          <table:table-cell table:formula="of:=[.A248]+middle" office:value-type="float" office:value="1.640635975" calcext:value-type="float">
            <text:p>1.640635975</text:p>
          </table:table-cell>
          <table:table-cell table:formula="of:=[.E248]+middle" office:value-type="float" office:value="1.640642266" calcext:value-type="float">
            <text:p>1.640642266</text:p>
          </table:table-cell>
          <table:table-cell table:formula="of:=[.I248]+middle" office:value-type="float" office:value="1.640631116" calcext:value-type="float">
            <text:p>1.640631116</text:p>
          </table:table-cell>
          <table:table-cell table:formula="of:=[.M248]" office:value-type="float" office:value="1.640655427" calcext:value-type="float">
            <text:p>1.640655427</text:p>
          </table:table-cell>
          <table:table-cell/>
          <table:table-cell table:formula="of:=[.B248]" office:value-type="float" office:value="1.640655427" calcext:value-type="float">
            <text:p>1.640655427</text:p>
          </table:table-cell>
          <table:table-cell table:formula="of:=[.C248]" office:value-type="float" office:value="0.000019452" calcext:value-type="float">
            <text:p>1.9452E-05</text:p>
          </table:table-cell>
          <table:table-cell table:formula="of:=[.G248]" office:value-type="float" office:value="0.000013161" calcext:value-type="float">
            <text:p>1.3161E-05</text:p>
          </table:table-cell>
          <table:table-cell table:formula="of:=[.K248]" office:value-type="float" office:value="0.000024311" calcext:value-type="float">
            <text:p>2.4311E-05</text:p>
          </table:table-cell>
        </table:table-row>
        <table:table-row table:style-name="ro1">
          <table:table-cell table:style-name="ce1" office:value-type="float" office:value="0.000030479" calcext:value-type="float">
            <text:p>3.0479E-05</text:p>
          </table:table-cell>
          <table:table-cell office:value-type="float" office:value="1.640655927" calcext:value-type="float">
            <text:p>1.6406559</text:p>
          </table:table-cell>
          <table:table-cell office:value-type="float" office:value="0.000019521" calcext:value-type="float">
            <text:p>0.0000195</text:p>
          </table:table-cell>
          <table:table-cell/>
          <table:table-cell table:style-name="ce1" office:value-type="float" office:value="0.000036875" calcext:value-type="float">
            <text:p>3.6875E-05</text:p>
          </table:table-cell>
          <table:table-cell office:value-type="float" office:value="1.640655927" calcext:value-type="float">
            <text:p>1.6406559</text:p>
          </table:table-cell>
          <table:table-cell office:value-type="float" office:value="0.000013125" calcext:value-type="float">
            <text:p>0.0000131</text:p>
          </table:table-cell>
          <table:table-cell/>
          <table:table-cell table:style-name="ce1" office:value-type="float" office:value="0.000025245" calcext:value-type="float">
            <text:p>2.5245E-05</text:p>
          </table:table-cell>
          <table:table-cell office:value-type="float" office:value="1.640655927" calcext:value-type="float">
            <text:p>1.6406559</text:p>
          </table:table-cell>
          <table:table-cell office:value-type="float" office:value="0.000024755" calcext:value-type="float">
            <text:p>0.0000248</text:p>
          </table:table-cell>
          <table:table-cell/>
          <table:table-cell table:formula="of:=[.B249]" office:value-type="float" office:value="1.640655927" calcext:value-type="float">
            <text:p>1.640655927</text:p>
          </table:table-cell>
          <table:table-cell table:formula="of:=[.A249]+middle" office:value-type="float" office:value="1.640636406" calcext:value-type="float">
            <text:p>1.640636406</text:p>
          </table:table-cell>
          <table:table-cell table:formula="of:=[.E249]+middle" office:value-type="float" office:value="1.640642802" calcext:value-type="float">
            <text:p>1.640642802</text:p>
          </table:table-cell>
          <table:table-cell table:formula="of:=[.I249]+middle" office:value-type="float" office:value="1.640631172" calcext:value-type="float">
            <text:p>1.640631172</text:p>
          </table:table-cell>
          <table:table-cell table:formula="of:=[.M249]" office:value-type="float" office:value="1.640655927" calcext:value-type="float">
            <text:p>1.640655927</text:p>
          </table:table-cell>
          <table:table-cell/>
          <table:table-cell table:formula="of:=[.B249]" office:value-type="float" office:value="1.640655927" calcext:value-type="float">
            <text:p>1.640655927</text:p>
          </table:table-cell>
          <table:table-cell table:formula="of:=[.C249]" office:value-type="float" office:value="0.000019521" calcext:value-type="float">
            <text:p>1.9521E-05</text:p>
          </table:table-cell>
          <table:table-cell table:formula="of:=[.G249]" office:value-type="float" office:value="0.000013125" calcext:value-type="float">
            <text:p>1.3125E-05</text:p>
          </table:table-cell>
          <table:table-cell table:formula="of:=[.K249]" office:value-type="float" office:value="0.000024755" calcext:value-type="float">
            <text:p>2.4755E-05</text:p>
          </table:table-cell>
        </table:table-row>
        <table:table-row table:style-name="ro1">
          <table:table-cell table:style-name="ce1" office:value-type="float" office:value="0.000030954" calcext:value-type="float">
            <text:p>3.0954E-05</text:p>
          </table:table-cell>
          <table:table-cell office:value-type="float" office:value="1.640656427" calcext:value-type="float">
            <text:p>1.6406564</text:p>
          </table:table-cell>
          <table:table-cell office:value-type="float" office:value="0.000019546" calcext:value-type="float">
            <text:p>0.0000195</text:p>
          </table:table-cell>
          <table:table-cell/>
          <table:table-cell table:style-name="ce1" office:value-type="float" office:value="0.000037399" calcext:value-type="float">
            <text:p>3.7399E-05</text:p>
          </table:table-cell>
          <table:table-cell office:value-type="float" office:value="1.640656427" calcext:value-type="float">
            <text:p>1.6406564</text:p>
          </table:table-cell>
          <table:table-cell office:value-type="float" office:value="0.000013101" calcext:value-type="float">
            <text:p>0.0000131</text:p>
          </table:table-cell>
          <table:table-cell/>
          <table:table-cell table:style-name="ce1" office:value-type="float" office:value="0.000025175" calcext:value-type="float">
            <text:p>2.5175E-05</text:p>
          </table:table-cell>
          <table:table-cell office:value-type="float" office:value="1.640656427" calcext:value-type="float">
            <text:p>1.6406564</text:p>
          </table:table-cell>
          <table:table-cell office:value-type="float" office:value="0.000025325" calcext:value-type="float">
            <text:p>0.0000253</text:p>
          </table:table-cell>
          <table:table-cell/>
          <table:table-cell table:formula="of:=[.B250]" office:value-type="float" office:value="1.640656427" calcext:value-type="float">
            <text:p>1.640656427</text:p>
          </table:table-cell>
          <table:table-cell table:formula="of:=[.A250]+middle" office:value-type="float" office:value="1.640636881" calcext:value-type="float">
            <text:p>1.640636881</text:p>
          </table:table-cell>
          <table:table-cell table:formula="of:=[.E250]+middle" office:value-type="float" office:value="1.640643326" calcext:value-type="float">
            <text:p>1.640643326</text:p>
          </table:table-cell>
          <table:table-cell table:formula="of:=[.I250]+middle" office:value-type="float" office:value="1.640631102" calcext:value-type="float">
            <text:p>1.640631102</text:p>
          </table:table-cell>
          <table:table-cell table:formula="of:=[.M250]" office:value-type="float" office:value="1.640656427" calcext:value-type="float">
            <text:p>1.640656427</text:p>
          </table:table-cell>
          <table:table-cell/>
          <table:table-cell table:formula="of:=[.B250]" office:value-type="float" office:value="1.640656427" calcext:value-type="float">
            <text:p>1.640656427</text:p>
          </table:table-cell>
          <table:table-cell table:formula="of:=[.C250]" office:value-type="float" office:value="0.000019546" calcext:value-type="float">
            <text:p>1.9546E-05</text:p>
          </table:table-cell>
          <table:table-cell table:formula="of:=[.G250]" office:value-type="float" office:value="0.000013101" calcext:value-type="float">
            <text:p>1.3101E-05</text:p>
          </table:table-cell>
          <table:table-cell table:formula="of:=[.K250]" office:value-type="float" office:value="0.000025325" calcext:value-type="float">
            <text:p>2.5325E-05</text:p>
          </table:table-cell>
        </table:table-row>
        <table:table-row table:style-name="ro1">
          <table:table-cell table:style-name="ce1" office:value-type="float" office:value="0.000031525" calcext:value-type="float">
            <text:p>3.1525E-05</text:p>
          </table:table-cell>
          <table:table-cell office:value-type="float" office:value="1.640656927" calcext:value-type="float">
            <text:p>1.6406569</text:p>
          </table:table-cell>
          <table:table-cell office:value-type="float" office:value="0.000019475" calcext:value-type="float">
            <text:p>0.0000195</text:p>
          </table:table-cell>
          <table:table-cell/>
          <table:table-cell table:style-name="ce1" office:value-type="float" office:value="0.000037862" calcext:value-type="float">
            <text:p>3.7862E-05</text:p>
          </table:table-cell>
          <table:table-cell office:value-type="float" office:value="1.640656927" calcext:value-type="float">
            <text:p>1.6406569</text:p>
          </table:table-cell>
          <table:table-cell office:value-type="float" office:value="0.000013138" calcext:value-type="float">
            <text:p>0.0000131</text:p>
          </table:table-cell>
          <table:table-cell/>
          <table:table-cell table:style-name="ce1" office:value-type="float" office:value="0.000025163" calcext:value-type="float">
            <text:p>2.5163E-05</text:p>
          </table:table-cell>
          <table:table-cell office:value-type="float" office:value="1.640656927" calcext:value-type="float">
            <text:p>1.6406569</text:p>
          </table:table-cell>
          <table:table-cell office:value-type="float" office:value="0.000025837" calcext:value-type="float">
            <text:p>0.0000258</text:p>
          </table:table-cell>
          <table:table-cell/>
          <table:table-cell table:formula="of:=[.B251]" office:value-type="float" office:value="1.640656927" calcext:value-type="float">
            <text:p>1.640656927</text:p>
          </table:table-cell>
          <table:table-cell table:formula="of:=[.A251]+middle" office:value-type="float" office:value="1.640637452" calcext:value-type="float">
            <text:p>1.640637452</text:p>
          </table:table-cell>
          <table:table-cell table:formula="of:=[.E251]+middle" office:value-type="float" office:value="1.640643789" calcext:value-type="float">
            <text:p>1.640643789</text:p>
          </table:table-cell>
          <table:table-cell table:formula="of:=[.I251]+middle" office:value-type="float" office:value="1.64063109" calcext:value-type="float">
            <text:p>1.64063109</text:p>
          </table:table-cell>
          <table:table-cell table:formula="of:=[.M251]" office:value-type="float" office:value="1.640656927" calcext:value-type="float">
            <text:p>1.640656927</text:p>
          </table:table-cell>
          <table:table-cell/>
          <table:table-cell table:formula="of:=[.B251]" office:value-type="float" office:value="1.640656927" calcext:value-type="float">
            <text:p>1.640656927</text:p>
          </table:table-cell>
          <table:table-cell table:formula="of:=[.C251]" office:value-type="float" office:value="0.000019475" calcext:value-type="float">
            <text:p>1.9475E-05</text:p>
          </table:table-cell>
          <table:table-cell table:formula="of:=[.G251]" office:value-type="float" office:value="0.000013138" calcext:value-type="float">
            <text:p>1.3138E-05</text:p>
          </table:table-cell>
          <table:table-cell table:formula="of:=[.K251]" office:value-type="float" office:value="0.000025837" calcext:value-type="float">
            <text:p>2.5837E-05</text:p>
          </table:table-cell>
        </table:table-row>
        <table:table-row table:style-name="ro1">
          <table:table-cell table:style-name="ce1" office:value-type="float" office:value="0.000031926" calcext:value-type="float">
            <text:p>3.1926E-05</text:p>
          </table:table-cell>
          <table:table-cell office:value-type="float" office:value="1.640657427" calcext:value-type="float">
            <text:p>1.6406574</text:p>
          </table:table-cell>
          <table:table-cell office:value-type="float" office:value="0.000019574" calcext:value-type="float">
            <text:p>0.0000196</text:p>
          </table:table-cell>
          <table:table-cell/>
          <table:table-cell table:style-name="ce1" office:value-type="float" office:value="0.000038314" calcext:value-type="float">
            <text:p>3.8314E-05</text:p>
          </table:table-cell>
          <table:table-cell office:value-type="float" office:value="1.640657427" calcext:value-type="float">
            <text:p>1.6406574</text:p>
          </table:table-cell>
          <table:table-cell office:value-type="float" office:value="0.000013186" calcext:value-type="float">
            <text:p>0.0000132</text:p>
          </table:table-cell>
          <table:table-cell/>
          <table:table-cell table:style-name="ce1" office:value-type="float" office:value="0.000025233" calcext:value-type="float">
            <text:p>2.5233E-05</text:p>
          </table:table-cell>
          <table:table-cell office:value-type="float" office:value="1.640657427" calcext:value-type="float">
            <text:p>1.6406574</text:p>
          </table:table-cell>
          <table:table-cell office:value-type="float" office:value="0.000026267" calcext:value-type="float">
            <text:p>0.0000263</text:p>
          </table:table-cell>
          <table:table-cell/>
          <table:table-cell table:formula="of:=[.B252]" office:value-type="float" office:value="1.640657427" calcext:value-type="float">
            <text:p>1.640657427</text:p>
          </table:table-cell>
          <table:table-cell table:formula="of:=[.A252]+middle" office:value-type="float" office:value="1.640637853" calcext:value-type="float">
            <text:p>1.640637853</text:p>
          </table:table-cell>
          <table:table-cell table:formula="of:=[.E252]+middle" office:value-type="float" office:value="1.640644241" calcext:value-type="float">
            <text:p>1.640644241</text:p>
          </table:table-cell>
          <table:table-cell table:formula="of:=[.I252]+middle" office:value-type="float" office:value="1.64063116" calcext:value-type="float">
            <text:p>1.64063116</text:p>
          </table:table-cell>
          <table:table-cell table:formula="of:=[.M252]" office:value-type="float" office:value="1.640657427" calcext:value-type="float">
            <text:p>1.640657427</text:p>
          </table:table-cell>
          <table:table-cell/>
          <table:table-cell table:formula="of:=[.B252]" office:value-type="float" office:value="1.640657427" calcext:value-type="float">
            <text:p>1.640657427</text:p>
          </table:table-cell>
          <table:table-cell table:formula="of:=[.C252]" office:value-type="float" office:value="0.000019574" calcext:value-type="float">
            <text:p>1.9574E-05</text:p>
          </table:table-cell>
          <table:table-cell table:formula="of:=[.G252]" office:value-type="float" office:value="0.000013186" calcext:value-type="float">
            <text:p>1.3186E-05</text:p>
          </table:table-cell>
          <table:table-cell table:formula="of:=[.K252]" office:value-type="float" office:value="0.000026267" calcext:value-type="float">
            <text:p>2.6267E-05</text:p>
          </table:table-cell>
        </table:table-row>
        <table:table-row table:style-name="ro1">
          <table:table-cell table:style-name="ce1" office:value-type="float" office:value="0.000032488" calcext:value-type="float">
            <text:p>3.2488E-05</text:p>
          </table:table-cell>
          <table:table-cell office:value-type="float" office:value="1.640657927" calcext:value-type="float">
            <text:p>1.6406579</text:p>
          </table:table-cell>
          <table:table-cell office:value-type="float" office:value="0.000019512" calcext:value-type="float">
            <text:p>0.0000195</text:p>
          </table:table-cell>
          <table:table-cell/>
          <table:table-cell table:style-name="ce1" office:value-type="float" office:value="0.000038797" calcext:value-type="float">
            <text:p>3.8797E-05</text:p>
          </table:table-cell>
          <table:table-cell office:value-type="float" office:value="1.640657927" calcext:value-type="float">
            <text:p>1.6406579</text:p>
          </table:table-cell>
          <table:table-cell office:value-type="float" office:value="0.000013203" calcext:value-type="float">
            <text:p>0.0000132</text:p>
          </table:table-cell>
          <table:table-cell/>
          <table:table-cell table:style-name="ce1" office:value-type="float" office:value="0.000025211" calcext:value-type="float">
            <text:p>2.5211E-05</text:p>
          </table:table-cell>
          <table:table-cell office:value-type="float" office:value="1.640657927" calcext:value-type="float">
            <text:p>1.6406579</text:p>
          </table:table-cell>
          <table:table-cell office:value-type="float" office:value="0.000026789" calcext:value-type="float">
            <text:p>0.0000268</text:p>
          </table:table-cell>
          <table:table-cell/>
          <table:table-cell table:formula="of:=[.B253]" office:value-type="float" office:value="1.640657927" calcext:value-type="float">
            <text:p>1.640657927</text:p>
          </table:table-cell>
          <table:table-cell table:formula="of:=[.A253]+middle" office:value-type="float" office:value="1.640638415" calcext:value-type="float">
            <text:p>1.640638415</text:p>
          </table:table-cell>
          <table:table-cell table:formula="of:=[.E253]+middle" office:value-type="float" office:value="1.640644724" calcext:value-type="float">
            <text:p>1.640644724</text:p>
          </table:table-cell>
          <table:table-cell table:formula="of:=[.I253]+middle" office:value-type="float" office:value="1.640631138" calcext:value-type="float">
            <text:p>1.640631138</text:p>
          </table:table-cell>
          <table:table-cell table:formula="of:=[.M253]" office:value-type="float" office:value="1.640657927" calcext:value-type="float">
            <text:p>1.640657927</text:p>
          </table:table-cell>
          <table:table-cell/>
          <table:table-cell table:formula="of:=[.B253]" office:value-type="float" office:value="1.640657927" calcext:value-type="float">
            <text:p>1.640657927</text:p>
          </table:table-cell>
          <table:table-cell table:formula="of:=[.C253]" office:value-type="float" office:value="0.000019512" calcext:value-type="float">
            <text:p>1.9512E-05</text:p>
          </table:table-cell>
          <table:table-cell table:formula="of:=[.G253]" office:value-type="float" office:value="0.000013203" calcext:value-type="float">
            <text:p>1.3203E-05</text:p>
          </table:table-cell>
          <table:table-cell table:formula="of:=[.K253]" office:value-type="float" office:value="0.000026789" calcext:value-type="float">
            <text:p>2.6789E-05</text:p>
          </table:table-cell>
        </table:table-row>
        <table:table-row table:style-name="ro1">
          <table:table-cell table:style-name="ce1" office:value-type="float" office:value="0.000033032" calcext:value-type="float">
            <text:p>3.3032E-05</text:p>
          </table:table-cell>
          <table:table-cell office:value-type="float" office:value="1.640658427" calcext:value-type="float">
            <text:p>1.6406584</text:p>
          </table:table-cell>
          <table:table-cell office:value-type="float" office:value="0.000019468" calcext:value-type="float">
            <text:p>0.0000195</text:p>
          </table:table-cell>
          <table:table-cell/>
          <table:table-cell table:style-name="ce1" office:value-type="float" office:value="0.000039307" calcext:value-type="float">
            <text:p>3.9307E-05</text:p>
          </table:table-cell>
          <table:table-cell office:value-type="float" office:value="1.640658427" calcext:value-type="float">
            <text:p>1.6406584</text:p>
          </table:table-cell>
          <table:table-cell office:value-type="float" office:value="0.000013193" calcext:value-type="float">
            <text:p>0.0000132</text:p>
          </table:table-cell>
          <table:table-cell/>
          <table:table-cell table:style-name="ce1" office:value-type="float" office:value="0.000025251" calcext:value-type="float">
            <text:p>2.5251E-05</text:p>
          </table:table-cell>
          <table:table-cell office:value-type="float" office:value="1.640658427" calcext:value-type="float">
            <text:p>1.6406584</text:p>
          </table:table-cell>
          <table:table-cell office:value-type="float" office:value="0.000027249" calcext:value-type="float">
            <text:p>0.0000272</text:p>
          </table:table-cell>
          <table:table-cell/>
          <table:table-cell table:formula="of:=[.B254]" office:value-type="float" office:value="1.640658427" calcext:value-type="float">
            <text:p>1.640658427</text:p>
          </table:table-cell>
          <table:table-cell table:formula="of:=[.A254]+middle" office:value-type="float" office:value="1.640638959" calcext:value-type="float">
            <text:p>1.640638959</text:p>
          </table:table-cell>
          <table:table-cell table:formula="of:=[.E254]+middle" office:value-type="float" office:value="1.640645234" calcext:value-type="float">
            <text:p>1.640645234</text:p>
          </table:table-cell>
          <table:table-cell table:formula="of:=[.I254]+middle" office:value-type="float" office:value="1.640631178" calcext:value-type="float">
            <text:p>1.640631178</text:p>
          </table:table-cell>
          <table:table-cell table:formula="of:=[.M254]" office:value-type="float" office:value="1.640658427" calcext:value-type="float">
            <text:p>1.640658427</text:p>
          </table:table-cell>
          <table:table-cell/>
          <table:table-cell table:formula="of:=[.B254]" office:value-type="float" office:value="1.640658427" calcext:value-type="float">
            <text:p>1.640658427</text:p>
          </table:table-cell>
          <table:table-cell table:formula="of:=[.C254]" office:value-type="float" office:value="0.000019468" calcext:value-type="float">
            <text:p>1.9468E-05</text:p>
          </table:table-cell>
          <table:table-cell table:formula="of:=[.G254]" office:value-type="float" office:value="0.000013193" calcext:value-type="float">
            <text:p>1.3193E-05</text:p>
          </table:table-cell>
          <table:table-cell table:formula="of:=[.K254]" office:value-type="float" office:value="0.000027249" calcext:value-type="float">
            <text:p>2.7249E-05</text:p>
          </table:table-cell>
        </table:table-row>
        <table:table-row table:style-name="ro1">
          <table:table-cell table:style-name="ce1" office:value-type="float" office:value="0.000033466" calcext:value-type="float">
            <text:p>3.3466E-05</text:p>
          </table:table-cell>
          <table:table-cell office:value-type="float" office:value="1.640658927" calcext:value-type="float">
            <text:p>1.6406589</text:p>
          </table:table-cell>
          <table:table-cell office:value-type="float" office:value="0.000019534" calcext:value-type="float">
            <text:p>0.0000195</text:p>
          </table:table-cell>
          <table:table-cell/>
          <table:table-cell table:style-name="ce1" office:value-type="float" office:value="0.000039847" calcext:value-type="float">
            <text:p>3.9847E-05</text:p>
          </table:table-cell>
          <table:table-cell office:value-type="float" office:value="1.640658927" calcext:value-type="float">
            <text:p>1.6406589</text:p>
          </table:table-cell>
          <table:table-cell office:value-type="float" office:value="0.000013153" calcext:value-type="float">
            <text:p>0.0000132</text:p>
          </table:table-cell>
          <table:table-cell/>
          <table:table-cell table:style-name="ce1" office:value-type="float" office:value="0.000025236" calcext:value-type="float">
            <text:p>2.5236E-05</text:p>
          </table:table-cell>
          <table:table-cell office:value-type="float" office:value="1.640658927" calcext:value-type="float">
            <text:p>1.6406589</text:p>
          </table:table-cell>
          <table:table-cell office:value-type="float" office:value="0.000027764" calcext:value-type="float">
            <text:p>0.0000278</text:p>
          </table:table-cell>
          <table:table-cell/>
          <table:table-cell table:formula="of:=[.B255]" office:value-type="float" office:value="1.640658927" calcext:value-type="float">
            <text:p>1.640658927</text:p>
          </table:table-cell>
          <table:table-cell table:formula="of:=[.A255]+middle" office:value-type="float" office:value="1.640639393" calcext:value-type="float">
            <text:p>1.640639393</text:p>
          </table:table-cell>
          <table:table-cell table:formula="of:=[.E255]+middle" office:value-type="float" office:value="1.640645774" calcext:value-type="float">
            <text:p>1.640645774</text:p>
          </table:table-cell>
          <table:table-cell table:formula="of:=[.I255]+middle" office:value-type="float" office:value="1.640631163" calcext:value-type="float">
            <text:p>1.640631163</text:p>
          </table:table-cell>
          <table:table-cell table:formula="of:=[.M255]" office:value-type="float" office:value="1.640658927" calcext:value-type="float">
            <text:p>1.640658927</text:p>
          </table:table-cell>
          <table:table-cell/>
          <table:table-cell table:formula="of:=[.B255]" office:value-type="float" office:value="1.640658927" calcext:value-type="float">
            <text:p>1.640658927</text:p>
          </table:table-cell>
          <table:table-cell table:formula="of:=[.C255]" office:value-type="float" office:value="0.000019534" calcext:value-type="float">
            <text:p>1.9534E-05</text:p>
          </table:table-cell>
          <table:table-cell table:formula="of:=[.G255]" office:value-type="float" office:value="0.000013153" calcext:value-type="float">
            <text:p>1.3153E-05</text:p>
          </table:table-cell>
          <table:table-cell table:formula="of:=[.K255]" office:value-type="float" office:value="0.000027764" calcext:value-type="float">
            <text:p>2.7764E-05</text:p>
          </table:table-cell>
        </table:table-row>
        <table:table-row table:style-name="ro1">
          <table:table-cell table:style-name="ce1" office:value-type="float" office:value="0.000033995" calcext:value-type="float">
            <text:p>3.3995E-05</text:p>
          </table:table-cell>
          <table:table-cell office:value-type="float" office:value="1.640659427" calcext:value-type="float">
            <text:p>1.6406594</text:p>
          </table:table-cell>
          <table:table-cell office:value-type="float" office:value="0.000019505" calcext:value-type="float">
            <text:p>0.0000195</text:p>
          </table:table-cell>
          <table:table-cell/>
          <table:table-cell table:style-name="ce1" office:value-type="float" office:value="0.000040288" calcext:value-type="float">
            <text:p>4.0288E-05</text:p>
          </table:table-cell>
          <table:table-cell office:value-type="float" office:value="1.640659427" calcext:value-type="float">
            <text:p>1.6406594</text:p>
          </table:table-cell>
          <table:table-cell office:value-type="float" office:value="0.000013212" calcext:value-type="float">
            <text:p>0.0000132</text:p>
          </table:table-cell>
          <table:table-cell/>
          <table:table-cell table:style-name="ce1" office:value-type="float" office:value="0.000025188" calcext:value-type="float">
            <text:p>2.5188E-05</text:p>
          </table:table-cell>
          <table:table-cell office:value-type="float" office:value="1.640659427" calcext:value-type="float">
            <text:p>1.6406594</text:p>
          </table:table-cell>
          <table:table-cell office:value-type="float" office:value="0.000028312" calcext:value-type="float">
            <text:p>0.0000283</text:p>
          </table:table-cell>
          <table:table-cell/>
          <table:table-cell table:formula="of:=[.B256]" office:value-type="float" office:value="1.640659427" calcext:value-type="float">
            <text:p>1.640659427</text:p>
          </table:table-cell>
          <table:table-cell table:formula="of:=[.A256]+middle" office:value-type="float" office:value="1.640639922" calcext:value-type="float">
            <text:p>1.640639922</text:p>
          </table:table-cell>
          <table:table-cell table:formula="of:=[.E256]+middle" office:value-type="float" office:value="1.640646215" calcext:value-type="float">
            <text:p>1.640646215</text:p>
          </table:table-cell>
          <table:table-cell table:formula="of:=[.I256]+middle" office:value-type="float" office:value="1.640631115" calcext:value-type="float">
            <text:p>1.640631115</text:p>
          </table:table-cell>
          <table:table-cell table:formula="of:=[.M256]" office:value-type="float" office:value="1.640659427" calcext:value-type="float">
            <text:p>1.640659427</text:p>
          </table:table-cell>
          <table:table-cell/>
          <table:table-cell table:formula="of:=[.B256]" office:value-type="float" office:value="1.640659427" calcext:value-type="float">
            <text:p>1.640659427</text:p>
          </table:table-cell>
          <table:table-cell table:formula="of:=[.C256]" office:value-type="float" office:value="0.000019505" calcext:value-type="float">
            <text:p>1.9505E-05</text:p>
          </table:table-cell>
          <table:table-cell table:formula="of:=[.G256]" office:value-type="float" office:value="0.000013212" calcext:value-type="float">
            <text:p>1.3212E-05</text:p>
          </table:table-cell>
          <table:table-cell table:formula="of:=[.K256]" office:value-type="float" office:value="0.000028312" calcext:value-type="float">
            <text:p>2.8312E-05</text:p>
          </table:table-cell>
        </table:table-row>
        <table:table-row table:style-name="ro1">
          <table:table-cell table:style-name="ce1" office:value-type="float" office:value="0.000034463" calcext:value-type="float">
            <text:p>3.4463E-05</text:p>
          </table:table-cell>
          <table:table-cell office:value-type="float" office:value="1.640659927" calcext:value-type="float">
            <text:p>1.6406599</text:p>
          </table:table-cell>
          <table:table-cell office:value-type="float" office:value="0.000019537" calcext:value-type="float">
            <text:p>0.0000195</text:p>
          </table:table-cell>
          <table:table-cell/>
          <table:table-cell table:style-name="ce1" office:value-type="float" office:value="0.000040799" calcext:value-type="float">
            <text:p>4.0799E-05</text:p>
          </table:table-cell>
          <table:table-cell office:value-type="float" office:value="1.640659927" calcext:value-type="float">
            <text:p>1.6406599</text:p>
          </table:table-cell>
          <table:table-cell office:value-type="float" office:value="0.000013201" calcext:value-type="float">
            <text:p>0.0000132</text:p>
          </table:table-cell>
          <table:table-cell/>
          <table:table-cell table:style-name="ce1" office:value-type="float" office:value="0.000025184" calcext:value-type="float">
            <text:p>2.5184E-05</text:p>
          </table:table-cell>
          <table:table-cell office:value-type="float" office:value="1.640659927" calcext:value-type="float">
            <text:p>1.6406599</text:p>
          </table:table-cell>
          <table:table-cell office:value-type="float" office:value="0.000028816" calcext:value-type="float">
            <text:p>0.0000288</text:p>
          </table:table-cell>
          <table:table-cell/>
          <table:table-cell table:formula="of:=[.B257]" office:value-type="float" office:value="1.640659927" calcext:value-type="float">
            <text:p>1.640659927</text:p>
          </table:table-cell>
          <table:table-cell table:formula="of:=[.A257]+middle" office:value-type="float" office:value="1.64064039" calcext:value-type="float">
            <text:p>1.64064039</text:p>
          </table:table-cell>
          <table:table-cell table:formula="of:=[.E257]+middle" office:value-type="float" office:value="1.640646726" calcext:value-type="float">
            <text:p>1.640646726</text:p>
          </table:table-cell>
          <table:table-cell table:formula="of:=[.I257]+middle" office:value-type="float" office:value="1.640631111" calcext:value-type="float">
            <text:p>1.640631111</text:p>
          </table:table-cell>
          <table:table-cell table:formula="of:=[.M257]" office:value-type="float" office:value="1.640659927" calcext:value-type="float">
            <text:p>1.640659927</text:p>
          </table:table-cell>
          <table:table-cell/>
          <table:table-cell table:formula="of:=[.B257]" office:value-type="float" office:value="1.640659927" calcext:value-type="float">
            <text:p>1.640659927</text:p>
          </table:table-cell>
          <table:table-cell table:formula="of:=[.C257]" office:value-type="float" office:value="0.000019537" calcext:value-type="float">
            <text:p>1.9537E-05</text:p>
          </table:table-cell>
          <table:table-cell table:formula="of:=[.G257]" office:value-type="float" office:value="0.000013201" calcext:value-type="float">
            <text:p>1.3201E-05</text:p>
          </table:table-cell>
          <table:table-cell table:formula="of:=[.K257]" office:value-type="float" office:value="0.000028816" calcext:value-type="float">
            <text:p>2.8816E-05</text:p>
          </table:table-cell>
        </table:table-row>
        <table:table-row table:style-name="ro1">
          <table:table-cell table:style-name="ce1" office:value-type="float" office:value="0.000034927" calcext:value-type="float">
            <text:p>3.4927E-05</text:p>
          </table:table-cell>
          <table:table-cell office:value-type="float" office:value="1.640660427" calcext:value-type="float">
            <text:p>1.6406604</text:p>
          </table:table-cell>
          <table:table-cell office:value-type="float" office:value="0.000019573" calcext:value-type="float">
            <text:p>0.0000196</text:p>
          </table:table-cell>
          <table:table-cell/>
          <table:table-cell table:style-name="ce1" office:value-type="float" office:value="0.00004136" calcext:value-type="float">
            <text:p>4.136E-05</text:p>
          </table:table-cell>
          <table:table-cell office:value-type="float" office:value="1.640660427" calcext:value-type="float">
            <text:p>1.6406604</text:p>
          </table:table-cell>
          <table:table-cell office:value-type="float" office:value="0.00001314" calcext:value-type="float">
            <text:p>0.0000131</text:p>
          </table:table-cell>
          <table:table-cell/>
          <table:table-cell table:style-name="ce1" office:value-type="float" office:value="0.000025214" calcext:value-type="float">
            <text:p>2.5214E-05</text:p>
          </table:table-cell>
          <table:table-cell office:value-type="float" office:value="1.640660427" calcext:value-type="float">
            <text:p>1.6406604</text:p>
          </table:table-cell>
          <table:table-cell office:value-type="float" office:value="0.000029286" calcext:value-type="float">
            <text:p>0.0000293</text:p>
          </table:table-cell>
          <table:table-cell/>
          <table:table-cell table:formula="of:=[.B258]" office:value-type="float" office:value="1.640660427" calcext:value-type="float">
            <text:p>1.640660427</text:p>
          </table:table-cell>
          <table:table-cell table:formula="of:=[.A258]+middle" office:value-type="float" office:value="1.640640854" calcext:value-type="float">
            <text:p>1.640640854</text:p>
          </table:table-cell>
          <table:table-cell table:formula="of:=[.E258]+middle" office:value-type="float" office:value="1.640647287" calcext:value-type="float">
            <text:p>1.640647287</text:p>
          </table:table-cell>
          <table:table-cell table:formula="of:=[.I258]+middle" office:value-type="float" office:value="1.640631141" calcext:value-type="float">
            <text:p>1.640631141</text:p>
          </table:table-cell>
          <table:table-cell table:formula="of:=[.M258]" office:value-type="float" office:value="1.640660427" calcext:value-type="float">
            <text:p>1.640660427</text:p>
          </table:table-cell>
          <table:table-cell/>
          <table:table-cell table:formula="of:=[.B258]" office:value-type="float" office:value="1.640660427" calcext:value-type="float">
            <text:p>1.640660427</text:p>
          </table:table-cell>
          <table:table-cell table:formula="of:=[.C258]" office:value-type="float" office:value="0.000019573" calcext:value-type="float">
            <text:p>1.9573E-05</text:p>
          </table:table-cell>
          <table:table-cell table:formula="of:=[.G258]" office:value-type="float" office:value="0.00001314" calcext:value-type="float">
            <text:p>1.314E-05</text:p>
          </table:table-cell>
          <table:table-cell table:formula="of:=[.K258]" office:value-type="float" office:value="0.000029286" calcext:value-type="float">
            <text:p>2.9286E-05</text:p>
          </table:table-cell>
        </table:table-row>
        <table:table-row table:style-name="ro1">
          <table:table-cell table:style-name="ce1" office:value-type="float" office:value="0.000035391" calcext:value-type="float">
            <text:p>3.5391E-05</text:p>
          </table:table-cell>
          <table:table-cell office:value-type="float" office:value="1.640660927" calcext:value-type="float">
            <text:p>1.6406609</text:p>
          </table:table-cell>
          <table:table-cell office:value-type="float" office:value="0.000019609" calcext:value-type="float">
            <text:p>0.0000196</text:p>
          </table:table-cell>
          <table:table-cell/>
          <table:table-cell table:style-name="ce1" office:value-type="float" office:value="0.000041791" calcext:value-type="float">
            <text:p>4.1791E-05</text:p>
          </table:table-cell>
          <table:table-cell office:value-type="float" office:value="1.640660927" calcext:value-type="float">
            <text:p>1.6406609</text:p>
          </table:table-cell>
          <table:table-cell office:value-type="float" office:value="0.000013209" calcext:value-type="float">
            <text:p>0.0000132</text:p>
          </table:table-cell>
          <table:table-cell/>
          <table:table-cell table:style-name="ce1" office:value-type="float" office:value="0.000025239" calcext:value-type="float">
            <text:p>2.5239E-05</text:p>
          </table:table-cell>
          <table:table-cell office:value-type="float" office:value="1.640660927" calcext:value-type="float">
            <text:p>1.6406609</text:p>
          </table:table-cell>
          <table:table-cell office:value-type="float" office:value="0.000029761" calcext:value-type="float">
            <text:p>0.0000298</text:p>
          </table:table-cell>
          <table:table-cell/>
          <table:table-cell table:formula="of:=[.B259]" office:value-type="float" office:value="1.640660927" calcext:value-type="float">
            <text:p>1.640660927</text:p>
          </table:table-cell>
          <table:table-cell table:formula="of:=[.A259]+middle" office:value-type="float" office:value="1.640641318" calcext:value-type="float">
            <text:p>1.640641318</text:p>
          </table:table-cell>
          <table:table-cell table:formula="of:=[.E259]+middle" office:value-type="float" office:value="1.640647718" calcext:value-type="float">
            <text:p>1.640647718</text:p>
          </table:table-cell>
          <table:table-cell table:formula="of:=[.I259]+middle" office:value-type="float" office:value="1.640631166" calcext:value-type="float">
            <text:p>1.640631166</text:p>
          </table:table-cell>
          <table:table-cell table:formula="of:=[.M259]" office:value-type="float" office:value="1.640660927" calcext:value-type="float">
            <text:p>1.640660927</text:p>
          </table:table-cell>
          <table:table-cell/>
          <table:table-cell table:formula="of:=[.B259]" office:value-type="float" office:value="1.640660927" calcext:value-type="float">
            <text:p>1.640660927</text:p>
          </table:table-cell>
          <table:table-cell table:formula="of:=[.C259]" office:value-type="float" office:value="0.000019609" calcext:value-type="float">
            <text:p>1.9609E-05</text:p>
          </table:table-cell>
          <table:table-cell table:formula="of:=[.G259]" office:value-type="float" office:value="0.000013209" calcext:value-type="float">
            <text:p>1.3209E-05</text:p>
          </table:table-cell>
          <table:table-cell table:formula="of:=[.K259]" office:value-type="float" office:value="0.000029761" calcext:value-type="float">
            <text:p>2.9761E-05</text:p>
          </table:table-cell>
        </table:table-row>
        <table:table-row table:style-name="ro1">
          <table:table-cell table:style-name="ce1" office:value-type="float" office:value="0.000035895" calcext:value-type="float">
            <text:p>3.5895E-05</text:p>
          </table:table-cell>
          <table:table-cell office:value-type="float" office:value="1.640661427" calcext:value-type="float">
            <text:p>1.6406614</text:p>
          </table:table-cell>
          <table:table-cell office:value-type="float" office:value="0.000019605" calcext:value-type="float">
            <text:p>0.0000196</text:p>
          </table:table-cell>
          <table:table-cell/>
          <table:table-cell table:style-name="ce1" office:value-type="float" office:value="0.000042307" calcext:value-type="float">
            <text:p>4.2307E-05</text:p>
          </table:table-cell>
          <table:table-cell office:value-type="float" office:value="1.640661427" calcext:value-type="float">
            <text:p>1.6406614</text:p>
          </table:table-cell>
          <table:table-cell office:value-type="float" office:value="0.000013193" calcext:value-type="float">
            <text:p>0.0000132</text:p>
          </table:table-cell>
          <table:table-cell/>
          <table:table-cell table:style-name="ce1" office:value-type="float" office:value="0.000025204" calcext:value-type="float">
            <text:p>2.5204E-05</text:p>
          </table:table-cell>
          <table:table-cell office:value-type="float" office:value="1.640661427" calcext:value-type="float">
            <text:p>1.6406614</text:p>
          </table:table-cell>
          <table:table-cell office:value-type="float" office:value="0.000030296" calcext:value-type="float">
            <text:p>0.0000303</text:p>
          </table:table-cell>
          <table:table-cell/>
          <table:table-cell table:formula="of:=[.B260]" office:value-type="float" office:value="1.640661427" calcext:value-type="float">
            <text:p>1.640661427</text:p>
          </table:table-cell>
          <table:table-cell table:formula="of:=[.A260]+middle" office:value-type="float" office:value="1.640641822" calcext:value-type="float">
            <text:p>1.640641822</text:p>
          </table:table-cell>
          <table:table-cell table:formula="of:=[.E260]+middle" office:value-type="float" office:value="1.640648234" calcext:value-type="float">
            <text:p>1.640648234</text:p>
          </table:table-cell>
          <table:table-cell table:formula="of:=[.I260]+middle" office:value-type="float" office:value="1.640631131" calcext:value-type="float">
            <text:p>1.640631131</text:p>
          </table:table-cell>
          <table:table-cell table:formula="of:=[.M260]" office:value-type="float" office:value="1.640661427" calcext:value-type="float">
            <text:p>1.640661427</text:p>
          </table:table-cell>
          <table:table-cell/>
          <table:table-cell table:formula="of:=[.B260]" office:value-type="float" office:value="1.640661427" calcext:value-type="float">
            <text:p>1.640661427</text:p>
          </table:table-cell>
          <table:table-cell table:formula="of:=[.C260]" office:value-type="float" office:value="0.000019605" calcext:value-type="float">
            <text:p>1.9605E-05</text:p>
          </table:table-cell>
          <table:table-cell table:formula="of:=[.G260]" office:value-type="float" office:value="0.000013193" calcext:value-type="float">
            <text:p>1.3193E-05</text:p>
          </table:table-cell>
          <table:table-cell table:formula="of:=[.K260]" office:value-type="float" office:value="0.000030296" calcext:value-type="float">
            <text:p>3.0296E-05</text:p>
          </table:table-cell>
        </table:table-row>
        <table:table-row table:style-name="ro1">
          <table:table-cell table:style-name="ce1" office:value-type="float" office:value="0.000036416" calcext:value-type="float">
            <text:p>3.6416E-05</text:p>
          </table:table-cell>
          <table:table-cell office:value-type="float" office:value="1.640661927" calcext:value-type="float">
            <text:p>1.6406619</text:p>
          </table:table-cell>
          <table:table-cell office:value-type="float" office:value="0.000019584" calcext:value-type="float">
            <text:p>0.0000196</text:p>
          </table:table-cell>
          <table:table-cell/>
          <table:table-cell table:style-name="ce1" office:value-type="float" office:value="0.000042773" calcext:value-type="float">
            <text:p>4.2773E-05</text:p>
          </table:table-cell>
          <table:table-cell office:value-type="float" office:value="1.640661927" calcext:value-type="float">
            <text:p>1.6406619</text:p>
          </table:table-cell>
          <table:table-cell office:value-type="float" office:value="0.000013227" calcext:value-type="float">
            <text:p>0.0000132</text:p>
          </table:table-cell>
          <table:table-cell/>
          <table:table-cell table:style-name="ce1" office:value-type="float" office:value="0.000025214" calcext:value-type="float">
            <text:p>2.5214E-05</text:p>
          </table:table-cell>
          <table:table-cell office:value-type="float" office:value="1.640661927" calcext:value-type="float">
            <text:p>1.6406619</text:p>
          </table:table-cell>
          <table:table-cell office:value-type="float" office:value="0.000030786" calcext:value-type="float">
            <text:p>0.0000308</text:p>
          </table:table-cell>
          <table:table-cell/>
          <table:table-cell table:formula="of:=[.B261]" office:value-type="float" office:value="1.640661927" calcext:value-type="float">
            <text:p>1.640661927</text:p>
          </table:table-cell>
          <table:table-cell table:formula="of:=[.A261]+middle" office:value-type="float" office:value="1.640642343" calcext:value-type="float">
            <text:p>1.640642343</text:p>
          </table:table-cell>
          <table:table-cell table:formula="of:=[.E261]+middle" office:value-type="float" office:value="1.6406487" calcext:value-type="float">
            <text:p>1.6406487</text:p>
          </table:table-cell>
          <table:table-cell table:formula="of:=[.I261]+middle" office:value-type="float" office:value="1.640631141" calcext:value-type="float">
            <text:p>1.640631141</text:p>
          </table:table-cell>
          <table:table-cell table:formula="of:=[.M261]" office:value-type="float" office:value="1.640661927" calcext:value-type="float">
            <text:p>1.640661927</text:p>
          </table:table-cell>
          <table:table-cell/>
          <table:table-cell table:formula="of:=[.B261]" office:value-type="float" office:value="1.640661927" calcext:value-type="float">
            <text:p>1.640661927</text:p>
          </table:table-cell>
          <table:table-cell table:formula="of:=[.C261]" office:value-type="float" office:value="0.000019584" calcext:value-type="float">
            <text:p>1.9584E-05</text:p>
          </table:table-cell>
          <table:table-cell table:formula="of:=[.G261]" office:value-type="float" office:value="0.000013227" calcext:value-type="float">
            <text:p>1.3227E-05</text:p>
          </table:table-cell>
          <table:table-cell table:formula="of:=[.K261]" office:value-type="float" office:value="0.000030786" calcext:value-type="float">
            <text:p>3.0786E-05</text:p>
          </table:table-cell>
        </table:table-row>
        <table:table-row table:style-name="ro1">
          <table:table-cell table:style-name="ce1" office:value-type="float" office:value="0.000036859" calcext:value-type="float">
            <text:p>3.6859E-05</text:p>
          </table:table-cell>
          <table:table-cell office:value-type="float" office:value="1.640662427" calcext:value-type="float">
            <text:p>1.6406624</text:p>
          </table:table-cell>
          <table:table-cell office:value-type="float" office:value="0.000019641" calcext:value-type="float">
            <text:p>0.0000196</text:p>
          </table:table-cell>
          <table:table-cell/>
          <table:table-cell table:style-name="ce1" office:value-type="float" office:value="0.000043264" calcext:value-type="float">
            <text:p>4.3264E-05</text:p>
          </table:table-cell>
          <table:table-cell office:value-type="float" office:value="1.640662427" calcext:value-type="float">
            <text:p>1.6406624</text:p>
          </table:table-cell>
          <table:table-cell office:value-type="float" office:value="0.000013236" calcext:value-type="float">
            <text:p>0.0000132</text:p>
          </table:table-cell>
          <table:table-cell/>
          <table:table-cell table:style-name="ce1" office:value-type="float" office:value="0.000025209" calcext:value-type="float">
            <text:p>2.5209E-05</text:p>
          </table:table-cell>
          <table:table-cell office:value-type="float" office:value="1.640662427" calcext:value-type="float">
            <text:p>1.6406624</text:p>
          </table:table-cell>
          <table:table-cell office:value-type="float" office:value="0.000031291" calcext:value-type="float">
            <text:p>0.0000313</text:p>
          </table:table-cell>
          <table:table-cell/>
          <table:table-cell table:formula="of:=[.B262]" office:value-type="float" office:value="1.640662427" calcext:value-type="float">
            <text:p>1.640662427</text:p>
          </table:table-cell>
          <table:table-cell table:formula="of:=[.A262]+middle" office:value-type="float" office:value="1.640642786" calcext:value-type="float">
            <text:p>1.640642786</text:p>
          </table:table-cell>
          <table:table-cell table:formula="of:=[.E262]+middle" office:value-type="float" office:value="1.640649191" calcext:value-type="float">
            <text:p>1.640649191</text:p>
          </table:table-cell>
          <table:table-cell table:formula="of:=[.I262]+middle" office:value-type="float" office:value="1.640631136" calcext:value-type="float">
            <text:p>1.640631136</text:p>
          </table:table-cell>
          <table:table-cell table:formula="of:=[.M262]" office:value-type="float" office:value="1.640662427" calcext:value-type="float">
            <text:p>1.640662427</text:p>
          </table:table-cell>
          <table:table-cell/>
          <table:table-cell table:formula="of:=[.B262]" office:value-type="float" office:value="1.640662427" calcext:value-type="float">
            <text:p>1.640662427</text:p>
          </table:table-cell>
          <table:table-cell table:formula="of:=[.C262]" office:value-type="float" office:value="0.000019641" calcext:value-type="float">
            <text:p>1.9641E-05</text:p>
          </table:table-cell>
          <table:table-cell table:formula="of:=[.G262]" office:value-type="float" office:value="0.000013236" calcext:value-type="float">
            <text:p>1.3236E-05</text:p>
          </table:table-cell>
          <table:table-cell table:formula="of:=[.K262]" office:value-type="float" office:value="0.000031291" calcext:value-type="float">
            <text:p>3.1291E-05</text:p>
          </table:table-cell>
        </table:table-row>
        <table:table-row table:style-name="ro1">
          <table:table-cell table:style-name="ce1" office:value-type="float" office:value="0.00003735" calcext:value-type="float">
            <text:p>3.735E-05</text:p>
          </table:table-cell>
          <table:table-cell office:value-type="float" office:value="1.640662927" calcext:value-type="float">
            <text:p>1.6406629</text:p>
          </table:table-cell>
          <table:table-cell office:value-type="float" office:value="0.00001965" calcext:value-type="float">
            <text:p>0.0000197</text:p>
          </table:table-cell>
          <table:table-cell/>
          <table:table-cell table:style-name="ce1" office:value-type="float" office:value="0.000043792" calcext:value-type="float">
            <text:p>4.3792E-05</text:p>
          </table:table-cell>
          <table:table-cell office:value-type="float" office:value="1.640662927" calcext:value-type="float">
            <text:p>1.6406629</text:p>
          </table:table-cell>
          <table:table-cell office:value-type="float" office:value="0.000013208" calcext:value-type="float">
            <text:p>0.0000132</text:p>
          </table:table-cell>
          <table:table-cell/>
          <table:table-cell table:style-name="ce1" office:value-type="float" office:value="0.000025204" calcext:value-type="float">
            <text:p>2.5204E-05</text:p>
          </table:table-cell>
          <table:table-cell office:value-type="float" office:value="1.640662927" calcext:value-type="float">
            <text:p>1.6406629</text:p>
          </table:table-cell>
          <table:table-cell office:value-type="float" office:value="0.000031796" calcext:value-type="float">
            <text:p>0.0000318</text:p>
          </table:table-cell>
          <table:table-cell/>
          <table:table-cell table:formula="of:=[.B263]" office:value-type="float" office:value="1.640662927" calcext:value-type="float">
            <text:p>1.640662927</text:p>
          </table:table-cell>
          <table:table-cell table:formula="of:=[.A263]+middle" office:value-type="float" office:value="1.640643277" calcext:value-type="float">
            <text:p>1.640643277</text:p>
          </table:table-cell>
          <table:table-cell table:formula="of:=[.E263]+middle" office:value-type="float" office:value="1.640649719" calcext:value-type="float">
            <text:p>1.640649719</text:p>
          </table:table-cell>
          <table:table-cell table:formula="of:=[.I263]+middle" office:value-type="float" office:value="1.640631131" calcext:value-type="float">
            <text:p>1.640631131</text:p>
          </table:table-cell>
          <table:table-cell table:formula="of:=[.M263]" office:value-type="float" office:value="1.640662927" calcext:value-type="float">
            <text:p>1.640662927</text:p>
          </table:table-cell>
          <table:table-cell/>
          <table:table-cell table:formula="of:=[.B263]" office:value-type="float" office:value="1.640662927" calcext:value-type="float">
            <text:p>1.640662927</text:p>
          </table:table-cell>
          <table:table-cell table:formula="of:=[.C263]" office:value-type="float" office:value="0.00001965" calcext:value-type="float">
            <text:p>1.965E-05</text:p>
          </table:table-cell>
          <table:table-cell table:formula="of:=[.G263]" office:value-type="float" office:value="0.000013208" calcext:value-type="float">
            <text:p>1.3208E-05</text:p>
          </table:table-cell>
          <table:table-cell table:formula="of:=[.K263]" office:value-type="float" office:value="0.000031796" calcext:value-type="float">
            <text:p>3.1796E-05</text:p>
          </table:table-cell>
        </table:table-row>
        <table:table-row table:style-name="ro1">
          <table:table-cell table:style-name="ce1" office:value-type="float" office:value="0.000038246" calcext:value-type="float">
            <text:p>3.8246E-05</text:p>
          </table:table-cell>
          <table:table-cell office:value-type="float" office:value="1.640663427" calcext:value-type="float">
            <text:p>1.6406634</text:p>
          </table:table-cell>
          <table:table-cell office:value-type="float" office:value="0.000019254" calcext:value-type="float">
            <text:p>0.0000193</text:p>
          </table:table-cell>
          <table:table-cell/>
          <table:table-cell table:style-name="ce1" office:value-type="float" office:value="0.000044552" calcext:value-type="float">
            <text:p>4.4552E-05</text:p>
          </table:table-cell>
          <table:table-cell office:value-type="float" office:value="1.640663427" calcext:value-type="float">
            <text:p>1.6406634</text:p>
          </table:table-cell>
          <table:table-cell office:value-type="float" office:value="0.000012948" calcext:value-type="float">
            <text:p>0.0000129</text:p>
          </table:table-cell>
          <table:table-cell/>
          <table:table-cell table:style-name="ce1" office:value-type="float" office:value="0.000044283" calcext:value-type="float">
            <text:p>4.4283E-05</text:p>
          </table:table-cell>
          <table:table-cell office:value-type="float" office:value="1.640663427" calcext:value-type="float">
            <text:p>1.6406634</text:p>
          </table:table-cell>
          <table:table-cell office:value-type="float" office:value="0.000013217" calcext:value-type="float">
            <text:p>0.0000132</text:p>
          </table:table-cell>
          <table:table-cell/>
          <table:table-cell table:formula="of:=[.B264]" office:value-type="float" office:value="1.640663427" calcext:value-type="float">
            <text:p>1.640663427</text:p>
          </table:table-cell>
          <table:table-cell table:formula="of:=[.A264]+middle" office:value-type="float" office:value="1.640644173" calcext:value-type="float">
            <text:p>1.640644173</text:p>
          </table:table-cell>
          <table:table-cell table:formula="of:=[.E264]+middle" office:value-type="float" office:value="1.640650479" calcext:value-type="float">
            <text:p>1.640650479</text:p>
          </table:table-cell>
          <table:table-cell table:formula="of:=[.I264]+middle" office:value-type="float" office:value="1.64065021" calcext:value-type="float">
            <text:p>1.64065021</text:p>
          </table:table-cell>
          <table:table-cell table:formula="of:=[.M264]" office:value-type="float" office:value="1.640663427" calcext:value-type="float">
            <text:p>1.640663427</text:p>
          </table:table-cell>
          <table:table-cell/>
          <table:table-cell table:formula="of:=[.B264]" office:value-type="float" office:value="1.640663427" calcext:value-type="float">
            <text:p>1.640663427</text:p>
          </table:table-cell>
          <table:table-cell table:formula="of:=[.C264]" office:value-type="float" office:value="0.000019254" calcext:value-type="float">
            <text:p>1.9254E-05</text:p>
          </table:table-cell>
          <table:table-cell table:formula="of:=[.G264]" office:value-type="float" office:value="0.000012948" calcext:value-type="float">
            <text:p>1.2948E-05</text:p>
          </table:table-cell>
          <table:table-cell table:formula="of:=[.K264]" office:value-type="float" office:value="0.000013217" calcext:value-type="float">
            <text:p>1.3217E-05</text:p>
          </table:table-cell>
        </table:table-row>
        <table:table-row table:style-name="ro1">
          <table:table-cell table:style-name="ce1" office:value-type="float" office:value="0.000038703" calcext:value-type="float">
            <text:p>3.8703E-05</text:p>
          </table:table-cell>
          <table:table-cell office:value-type="float" office:value="1.640663927" calcext:value-type="float">
            <text:p>1.6406639</text:p>
          </table:table-cell>
          <table:table-cell office:value-type="float" office:value="0.000019297" calcext:value-type="float">
            <text:p>0.0000193</text:p>
          </table:table-cell>
          <table:table-cell/>
          <table:table-cell table:style-name="ce1" office:value-type="float" office:value="0.000045027" calcext:value-type="float">
            <text:p>4.5027E-05</text:p>
          </table:table-cell>
          <table:table-cell office:value-type="float" office:value="1.640663927" calcext:value-type="float">
            <text:p>1.6406639</text:p>
          </table:table-cell>
          <table:table-cell office:value-type="float" office:value="0.000012973" calcext:value-type="float">
            <text:p>0.0000130</text:p>
          </table:table-cell>
          <table:table-cell/>
          <table:table-cell table:style-name="ce1" office:value-type="float" office:value="0.00004427" calcext:value-type="float">
            <text:p>4.427E-05</text:p>
          </table:table-cell>
          <table:table-cell office:value-type="float" office:value="1.640663927" calcext:value-type="float">
            <text:p>1.6406639</text:p>
          </table:table-cell>
          <table:table-cell office:value-type="float" office:value="0.00001373" calcext:value-type="float">
            <text:p>0.0000137</text:p>
          </table:table-cell>
          <table:table-cell/>
          <table:table-cell table:formula="of:=[.B265]" office:value-type="float" office:value="1.640663927" calcext:value-type="float">
            <text:p>1.640663927</text:p>
          </table:table-cell>
          <table:table-cell table:formula="of:=[.A265]+middle" office:value-type="float" office:value="1.64064463" calcext:value-type="float">
            <text:p>1.64064463</text:p>
          </table:table-cell>
          <table:table-cell table:formula="of:=[.E265]+middle" office:value-type="float" office:value="1.640650954" calcext:value-type="float">
            <text:p>1.640650954</text:p>
          </table:table-cell>
          <table:table-cell table:formula="of:=[.I265]+middle" office:value-type="float" office:value="1.640650197" calcext:value-type="float">
            <text:p>1.640650197</text:p>
          </table:table-cell>
          <table:table-cell table:formula="of:=[.M265]" office:value-type="float" office:value="1.640663927" calcext:value-type="float">
            <text:p>1.640663927</text:p>
          </table:table-cell>
          <table:table-cell/>
          <table:table-cell table:formula="of:=[.B265]" office:value-type="float" office:value="1.640663927" calcext:value-type="float">
            <text:p>1.640663927</text:p>
          </table:table-cell>
          <table:table-cell table:formula="of:=[.C265]" office:value-type="float" office:value="0.000019297" calcext:value-type="float">
            <text:p>1.9297E-05</text:p>
          </table:table-cell>
          <table:table-cell table:formula="of:=[.G265]" office:value-type="float" office:value="0.000012973" calcext:value-type="float">
            <text:p>1.2973E-05</text:p>
          </table:table-cell>
          <table:table-cell table:formula="of:=[.K265]" office:value-type="float" office:value="0.00001373" calcext:value-type="float">
            <text:p>1.373E-05</text:p>
          </table:table-cell>
        </table:table-row>
        <table:table-row table:style-name="ro1">
          <table:table-cell table:style-name="ce1" office:value-type="float" office:value="0.000039173" calcext:value-type="float">
            <text:p>3.9173E-05</text:p>
          </table:table-cell>
          <table:table-cell office:value-type="float" office:value="1.640664427" calcext:value-type="float">
            <text:p>1.6406644</text:p>
          </table:table-cell>
          <table:table-cell office:value-type="float" office:value="0.000019327" calcext:value-type="float">
            <text:p>0.0000193</text:p>
          </table:table-cell>
          <table:table-cell/>
          <table:table-cell table:style-name="ce1" office:value-type="float" office:value="0.000045542" calcext:value-type="float">
            <text:p>4.5542E-05</text:p>
          </table:table-cell>
          <table:table-cell office:value-type="float" office:value="1.640664427" calcext:value-type="float">
            <text:p>1.6406644</text:p>
          </table:table-cell>
          <table:table-cell office:value-type="float" office:value="0.000012958" calcext:value-type="float">
            <text:p>0.0000130</text:p>
          </table:table-cell>
          <table:table-cell/>
          <table:table-cell table:style-name="ce1" office:value-type="float" office:value="0.000044304" calcext:value-type="float">
            <text:p>4.4304E-05</text:p>
          </table:table-cell>
          <table:table-cell office:value-type="float" office:value="1.640664427" calcext:value-type="float">
            <text:p>1.6406644</text:p>
          </table:table-cell>
          <table:table-cell office:value-type="float" office:value="0.000014196" calcext:value-type="float">
            <text:p>0.0000142</text:p>
          </table:table-cell>
          <table:table-cell/>
          <table:table-cell table:formula="of:=[.B266]" office:value-type="float" office:value="1.640664427" calcext:value-type="float">
            <text:p>1.640664427</text:p>
          </table:table-cell>
          <table:table-cell table:formula="of:=[.A266]+middle" office:value-type="float" office:value="1.6406451" calcext:value-type="float">
            <text:p>1.6406451</text:p>
          </table:table-cell>
          <table:table-cell table:formula="of:=[.E266]+middle" office:value-type="float" office:value="1.640651469" calcext:value-type="float">
            <text:p>1.640651469</text:p>
          </table:table-cell>
          <table:table-cell table:formula="of:=[.I266]+middle" office:value-type="float" office:value="1.640650231" calcext:value-type="float">
            <text:p>1.640650231</text:p>
          </table:table-cell>
          <table:table-cell table:formula="of:=[.M266]" office:value-type="float" office:value="1.640664427" calcext:value-type="float">
            <text:p>1.640664427</text:p>
          </table:table-cell>
          <table:table-cell/>
          <table:table-cell table:formula="of:=[.B266]" office:value-type="float" office:value="1.640664427" calcext:value-type="float">
            <text:p>1.640664427</text:p>
          </table:table-cell>
          <table:table-cell table:formula="of:=[.C266]" office:value-type="float" office:value="0.000019327" calcext:value-type="float">
            <text:p>1.9327E-05</text:p>
          </table:table-cell>
          <table:table-cell table:formula="of:=[.G266]" office:value-type="float" office:value="0.000012958" calcext:value-type="float">
            <text:p>1.2958E-05</text:p>
          </table:table-cell>
          <table:table-cell table:formula="of:=[.K266]" office:value-type="float" office:value="0.000014196" calcext:value-type="float">
            <text:p>1.4196E-05</text:p>
          </table:table-cell>
        </table:table-row>
        <table:table-row table:style-name="ro1">
          <table:table-cell table:style-name="ce1" office:value-type="float" office:value="0.000039735" calcext:value-type="float">
            <text:p>3.9735E-05</text:p>
          </table:table-cell>
          <table:table-cell office:value-type="float" office:value="1.640664927" calcext:value-type="float">
            <text:p>1.6406649</text:p>
          </table:table-cell>
          <table:table-cell office:value-type="float" office:value="0.000019265" calcext:value-type="float">
            <text:p>0.0000193</text:p>
          </table:table-cell>
          <table:table-cell/>
          <table:table-cell table:style-name="ce1" office:value-type="float" office:value="0.000046023" calcext:value-type="float">
            <text:p>4.6023E-05</text:p>
          </table:table-cell>
          <table:table-cell office:value-type="float" office:value="1.640664927" calcext:value-type="float">
            <text:p>1.6406649</text:p>
          </table:table-cell>
          <table:table-cell office:value-type="float" office:value="0.000012977" calcext:value-type="float">
            <text:p>0.0000130</text:p>
          </table:table-cell>
          <table:table-cell/>
          <table:table-cell table:style-name="ce1" office:value-type="float" office:value="0.000044297" calcext:value-type="float">
            <text:p>4.4297E-05</text:p>
          </table:table-cell>
          <table:table-cell office:value-type="float" office:value="1.640664927" calcext:value-type="float">
            <text:p>1.6406649</text:p>
          </table:table-cell>
          <table:table-cell office:value-type="float" office:value="0.000014703" calcext:value-type="float">
            <text:p>0.0000147</text:p>
          </table:table-cell>
          <table:table-cell/>
          <table:table-cell table:formula="of:=[.B267]" office:value-type="float" office:value="1.640664927" calcext:value-type="float">
            <text:p>1.640664927</text:p>
          </table:table-cell>
          <table:table-cell table:formula="of:=[.A267]+middle" office:value-type="float" office:value="1.640645662" calcext:value-type="float">
            <text:p>1.640645662</text:p>
          </table:table-cell>
          <table:table-cell table:formula="of:=[.E267]+middle" office:value-type="float" office:value="1.64065195" calcext:value-type="float">
            <text:p>1.64065195</text:p>
          </table:table-cell>
          <table:table-cell table:formula="of:=[.I267]+middle" office:value-type="float" office:value="1.640650224" calcext:value-type="float">
            <text:p>1.640650224</text:p>
          </table:table-cell>
          <table:table-cell table:formula="of:=[.M267]" office:value-type="float" office:value="1.640664927" calcext:value-type="float">
            <text:p>1.640664927</text:p>
          </table:table-cell>
          <table:table-cell/>
          <table:table-cell table:formula="of:=[.B267]" office:value-type="float" office:value="1.640664927" calcext:value-type="float">
            <text:p>1.640664927</text:p>
          </table:table-cell>
          <table:table-cell table:formula="of:=[.C267]" office:value-type="float" office:value="0.000019265" calcext:value-type="float">
            <text:p>1.9265E-05</text:p>
          </table:table-cell>
          <table:table-cell table:formula="of:=[.G267]" office:value-type="float" office:value="0.000012977" calcext:value-type="float">
            <text:p>1.2977E-05</text:p>
          </table:table-cell>
          <table:table-cell table:formula="of:=[.K267]" office:value-type="float" office:value="0.000014703" calcext:value-type="float">
            <text:p>1.4703E-05</text:p>
          </table:table-cell>
        </table:table-row>
        <table:table-row table:style-name="ro1">
          <table:table-cell table:style-name="ce1" office:value-type="float" office:value="0.000040131" calcext:value-type="float">
            <text:p>4.0131E-05</text:p>
          </table:table-cell>
          <table:table-cell office:value-type="float" office:value="1.640665427" calcext:value-type="float">
            <text:p>1.6406654</text:p>
          </table:table-cell>
          <table:table-cell office:value-type="float" office:value="0.000019369" calcext:value-type="float">
            <text:p>0.0000194</text:p>
          </table:table-cell>
          <table:table-cell/>
          <table:table-cell table:style-name="ce1" office:value-type="float" office:value="0.000046479" calcext:value-type="float">
            <text:p>4.6479E-05</text:p>
          </table:table-cell>
          <table:table-cell office:value-type="float" office:value="1.640665427" calcext:value-type="float">
            <text:p>1.6406654</text:p>
          </table:table-cell>
          <table:table-cell office:value-type="float" office:value="0.000013021" calcext:value-type="float">
            <text:p>0.0000130</text:p>
          </table:table-cell>
          <table:table-cell/>
          <table:table-cell table:style-name="ce1" office:value-type="float" office:value="0.000044272" calcext:value-type="float">
            <text:p>4.4272E-05</text:p>
          </table:table-cell>
          <table:table-cell office:value-type="float" office:value="1.640665427" calcext:value-type="float">
            <text:p>1.6406654</text:p>
          </table:table-cell>
          <table:table-cell office:value-type="float" office:value="0.000015228" calcext:value-type="float">
            <text:p>0.0000152</text:p>
          </table:table-cell>
          <table:table-cell/>
          <table:table-cell table:formula="of:=[.B268]" office:value-type="float" office:value="1.640665427" calcext:value-type="float">
            <text:p>1.640665427</text:p>
          </table:table-cell>
          <table:table-cell table:formula="of:=[.A268]+middle" office:value-type="float" office:value="1.640646058" calcext:value-type="float">
            <text:p>1.640646058</text:p>
          </table:table-cell>
          <table:table-cell table:formula="of:=[.E268]+middle" office:value-type="float" office:value="1.640652406" calcext:value-type="float">
            <text:p>1.640652406</text:p>
          </table:table-cell>
          <table:table-cell table:formula="of:=[.I268]+middle" office:value-type="float" office:value="1.640650199" calcext:value-type="float">
            <text:p>1.640650199</text:p>
          </table:table-cell>
          <table:table-cell table:formula="of:=[.M268]" office:value-type="float" office:value="1.640665427" calcext:value-type="float">
            <text:p>1.640665427</text:p>
          </table:table-cell>
          <table:table-cell/>
          <table:table-cell table:formula="of:=[.B268]" office:value-type="float" office:value="1.640665427" calcext:value-type="float">
            <text:p>1.640665427</text:p>
          </table:table-cell>
          <table:table-cell table:formula="of:=[.C268]" office:value-type="float" office:value="0.000019369" calcext:value-type="float">
            <text:p>1.9369E-05</text:p>
          </table:table-cell>
          <table:table-cell table:formula="of:=[.G268]" office:value-type="float" office:value="0.000013021" calcext:value-type="float">
            <text:p>1.3021E-05</text:p>
          </table:table-cell>
          <table:table-cell table:formula="of:=[.K268]" office:value-type="float" office:value="0.000015228" calcext:value-type="float">
            <text:p>1.5228E-05</text:p>
          </table:table-cell>
        </table:table-row>
        <table:table-row table:style-name="ro1">
          <table:table-cell table:style-name="ce1" office:value-type="float" office:value="0.000040658" calcext:value-type="float">
            <text:p>4.0658E-05</text:p>
          </table:table-cell>
          <table:table-cell office:value-type="float" office:value="1.640665927" calcext:value-type="float">
            <text:p>1.6406659</text:p>
          </table:table-cell>
          <table:table-cell office:value-type="float" office:value="0.000019342" calcext:value-type="float">
            <text:p>0.0000193</text:p>
          </table:table-cell>
          <table:table-cell/>
          <table:table-cell table:style-name="ce1" office:value-type="float" office:value="0.000046985" calcext:value-type="float">
            <text:p>4.6985E-05</text:p>
          </table:table-cell>
          <table:table-cell office:value-type="float" office:value="1.640665927" calcext:value-type="float">
            <text:p>1.6406659</text:p>
          </table:table-cell>
          <table:table-cell office:value-type="float" office:value="0.000013015" calcext:value-type="float">
            <text:p>0.0000130</text:p>
          </table:table-cell>
          <table:table-cell/>
          <table:table-cell table:style-name="ce1" office:value-type="float" office:value="0.000044254" calcext:value-type="float">
            <text:p>4.4254E-05</text:p>
          </table:table-cell>
          <table:table-cell office:value-type="float" office:value="1.640665927" calcext:value-type="float">
            <text:p>1.6406659</text:p>
          </table:table-cell>
          <table:table-cell office:value-type="float" office:value="0.000015746" calcext:value-type="float">
            <text:p>0.0000157</text:p>
          </table:table-cell>
          <table:table-cell/>
          <table:table-cell table:formula="of:=[.B269]" office:value-type="float" office:value="1.640665927" calcext:value-type="float">
            <text:p>1.640665927</text:p>
          </table:table-cell>
          <table:table-cell table:formula="of:=[.A269]+middle" office:value-type="float" office:value="1.640646585" calcext:value-type="float">
            <text:p>1.640646585</text:p>
          </table:table-cell>
          <table:table-cell table:formula="of:=[.E269]+middle" office:value-type="float" office:value="1.640652912" calcext:value-type="float">
            <text:p>1.640652912</text:p>
          </table:table-cell>
          <table:table-cell table:formula="of:=[.I269]+middle" office:value-type="float" office:value="1.640650181" calcext:value-type="float">
            <text:p>1.640650181</text:p>
          </table:table-cell>
          <table:table-cell table:formula="of:=[.M269]" office:value-type="float" office:value="1.640665927" calcext:value-type="float">
            <text:p>1.640665927</text:p>
          </table:table-cell>
          <table:table-cell/>
          <table:table-cell table:formula="of:=[.B269]" office:value-type="float" office:value="1.640665927" calcext:value-type="float">
            <text:p>1.640665927</text:p>
          </table:table-cell>
          <table:table-cell table:formula="of:=[.C269]" office:value-type="float" office:value="0.000019342" calcext:value-type="float">
            <text:p>1.9342E-05</text:p>
          </table:table-cell>
          <table:table-cell table:formula="of:=[.G269]" office:value-type="float" office:value="0.000013015" calcext:value-type="float">
            <text:p>1.3015E-05</text:p>
          </table:table-cell>
          <table:table-cell table:formula="of:=[.K269]" office:value-type="float" office:value="0.000015746" calcext:value-type="float">
            <text:p>1.5746E-05</text:p>
          </table:table-cell>
        </table:table-row>
        <table:table-row table:style-name="ro1">
          <table:table-cell table:style-name="ce1" office:value-type="float" office:value="0.000041183" calcext:value-type="float">
            <text:p>4.1183E-05</text:p>
          </table:table-cell>
          <table:table-cell office:value-type="float" office:value="1.640666427" calcext:value-type="float">
            <text:p>1.6406664</text:p>
          </table:table-cell>
          <table:table-cell office:value-type="float" office:value="0.000019317" calcext:value-type="float">
            <text:p>0.0000193</text:p>
          </table:table-cell>
          <table:table-cell/>
          <table:table-cell table:style-name="ce1" office:value-type="float" office:value="0.000047465" calcext:value-type="float">
            <text:p>4.7465E-05</text:p>
          </table:table-cell>
          <table:table-cell office:value-type="float" office:value="1.640666427" calcext:value-type="float">
            <text:p>1.6406664</text:p>
          </table:table-cell>
          <table:table-cell office:value-type="float" office:value="0.000013035" calcext:value-type="float">
            <text:p>0.0000130</text:p>
          </table:table-cell>
          <table:table-cell/>
          <table:table-cell table:style-name="ce1" office:value-type="float" office:value="0.000044265" calcext:value-type="float">
            <text:p>4.4265E-05</text:p>
          </table:table-cell>
          <table:table-cell office:value-type="float" office:value="1.640666427" calcext:value-type="float">
            <text:p>1.6406664</text:p>
          </table:table-cell>
          <table:table-cell office:value-type="float" office:value="0.000016235" calcext:value-type="float">
            <text:p>0.0000162</text:p>
          </table:table-cell>
          <table:table-cell/>
          <table:table-cell table:formula="of:=[.B270]" office:value-type="float" office:value="1.640666427" calcext:value-type="float">
            <text:p>1.640666427</text:p>
          </table:table-cell>
          <table:table-cell table:formula="of:=[.A270]+middle" office:value-type="float" office:value="1.64064711" calcext:value-type="float">
            <text:p>1.64064711</text:p>
          </table:table-cell>
          <table:table-cell table:formula="of:=[.E270]+middle" office:value-type="float" office:value="1.640653392" calcext:value-type="float">
            <text:p>1.640653392</text:p>
          </table:table-cell>
          <table:table-cell table:formula="of:=[.I270]+middle" office:value-type="float" office:value="1.640650192" calcext:value-type="float">
            <text:p>1.640650192</text:p>
          </table:table-cell>
          <table:table-cell table:formula="of:=[.M270]" office:value-type="float" office:value="1.640666427" calcext:value-type="float">
            <text:p>1.640666427</text:p>
          </table:table-cell>
          <table:table-cell/>
          <table:table-cell table:formula="of:=[.B270]" office:value-type="float" office:value="1.640666427" calcext:value-type="float">
            <text:p>1.640666427</text:p>
          </table:table-cell>
          <table:table-cell table:formula="of:=[.C270]" office:value-type="float" office:value="0.000019317" calcext:value-type="float">
            <text:p>1.9317E-05</text:p>
          </table:table-cell>
          <table:table-cell table:formula="of:=[.G270]" office:value-type="float" office:value="0.000013035" calcext:value-type="float">
            <text:p>1.3035E-05</text:p>
          </table:table-cell>
          <table:table-cell table:formula="of:=[.K270]" office:value-type="float" office:value="0.000016235" calcext:value-type="float">
            <text:p>1.6235E-05</text:p>
          </table:table-cell>
        </table:table-row>
        <table:table-row table:style-name="ro1">
          <table:table-cell table:style-name="ce1" office:value-type="float" office:value="0.000041678" calcext:value-type="float">
            <text:p>4.1678E-05</text:p>
          </table:table-cell>
          <table:table-cell office:value-type="float" office:value="1.640666927" calcext:value-type="float">
            <text:p>1.6406669</text:p>
          </table:table-cell>
          <table:table-cell office:value-type="float" office:value="0.000019322" calcext:value-type="float">
            <text:p>0.0000193</text:p>
          </table:table-cell>
          <table:table-cell/>
          <table:table-cell table:style-name="ce1" office:value-type="float" office:value="0.000047917" calcext:value-type="float">
            <text:p>4.7917E-05</text:p>
          </table:table-cell>
          <table:table-cell office:value-type="float" office:value="1.640666927" calcext:value-type="float">
            <text:p>1.6406669</text:p>
          </table:table-cell>
          <table:table-cell office:value-type="float" office:value="0.000013083" calcext:value-type="float">
            <text:p>0.0000131</text:p>
          </table:table-cell>
          <table:table-cell/>
          <table:table-cell table:style-name="ce1" office:value-type="float" office:value="0.000044241" calcext:value-type="float">
            <text:p>4.4241E-05</text:p>
          </table:table-cell>
          <table:table-cell office:value-type="float" office:value="1.640666927" calcext:value-type="float">
            <text:p>1.6406669</text:p>
          </table:table-cell>
          <table:table-cell office:value-type="float" office:value="0.000016759" calcext:value-type="float">
            <text:p>0.0000168</text:p>
          </table:table-cell>
          <table:table-cell/>
          <table:table-cell table:formula="of:=[.B271]" office:value-type="float" office:value="1.640666927" calcext:value-type="float">
            <text:p>1.640666927</text:p>
          </table:table-cell>
          <table:table-cell table:formula="of:=[.A271]+middle" office:value-type="float" office:value="1.640647605" calcext:value-type="float">
            <text:p>1.640647605</text:p>
          </table:table-cell>
          <table:table-cell table:formula="of:=[.E271]+middle" office:value-type="float" office:value="1.640653844" calcext:value-type="float">
            <text:p>1.640653844</text:p>
          </table:table-cell>
          <table:table-cell table:formula="of:=[.I271]+middle" office:value-type="float" office:value="1.640650168" calcext:value-type="float">
            <text:p>1.640650168</text:p>
          </table:table-cell>
          <table:table-cell table:formula="of:=[.M271]" office:value-type="float" office:value="1.640666927" calcext:value-type="float">
            <text:p>1.640666927</text:p>
          </table:table-cell>
          <table:table-cell/>
          <table:table-cell table:formula="of:=[.B271]" office:value-type="float" office:value="1.640666927" calcext:value-type="float">
            <text:p>1.640666927</text:p>
          </table:table-cell>
          <table:table-cell table:formula="of:=[.C271]" office:value-type="float" office:value="0.000019322" calcext:value-type="float">
            <text:p>1.9322E-05</text:p>
          </table:table-cell>
          <table:table-cell table:formula="of:=[.G271]" office:value-type="float" office:value="0.000013083" calcext:value-type="float">
            <text:p>1.3083E-05</text:p>
          </table:table-cell>
          <table:table-cell table:formula="of:=[.K271]" office:value-type="float" office:value="0.000016759" calcext:value-type="float">
            <text:p>1.6759E-05</text:p>
          </table:table-cell>
        </table:table-row>
        <table:table-row table:style-name="ro1">
          <table:table-cell table:style-name="ce1" office:value-type="float" office:value="0.000042212" calcext:value-type="float">
            <text:p>4.2212E-05</text:p>
          </table:table-cell>
          <table:table-cell office:value-type="float" office:value="1.640667427" calcext:value-type="float">
            <text:p>1.6406674</text:p>
          </table:table-cell>
          <table:table-cell office:value-type="float" office:value="0.000019288" calcext:value-type="float">
            <text:p>0.0000193</text:p>
          </table:table-cell>
          <table:table-cell/>
          <table:table-cell table:style-name="ce1" office:value-type="float" office:value="0.000048446" calcext:value-type="float">
            <text:p>4.8446E-05</text:p>
          </table:table-cell>
          <table:table-cell office:value-type="float" office:value="1.640667427" calcext:value-type="float">
            <text:p>1.6406674</text:p>
          </table:table-cell>
          <table:table-cell office:value-type="float" office:value="0.000013054" calcext:value-type="float">
            <text:p>0.0000131</text:p>
          </table:table-cell>
          <table:table-cell/>
          <table:table-cell table:style-name="ce1" office:value-type="float" office:value="0.000044243" calcext:value-type="float">
            <text:p>4.4243E-05</text:p>
          </table:table-cell>
          <table:table-cell office:value-type="float" office:value="1.640667427" calcext:value-type="float">
            <text:p>1.6406674</text:p>
          </table:table-cell>
          <table:table-cell office:value-type="float" office:value="0.000017257" calcext:value-type="float">
            <text:p>0.0000173</text:p>
          </table:table-cell>
          <table:table-cell/>
          <table:table-cell table:formula="of:=[.B272]" office:value-type="float" office:value="1.640667427" calcext:value-type="float">
            <text:p>1.640667427</text:p>
          </table:table-cell>
          <table:table-cell table:formula="of:=[.A272]+middle" office:value-type="float" office:value="1.640648139" calcext:value-type="float">
            <text:p>1.640648139</text:p>
          </table:table-cell>
          <table:table-cell table:formula="of:=[.E272]+middle" office:value-type="float" office:value="1.640654373" calcext:value-type="float">
            <text:p>1.640654373</text:p>
          </table:table-cell>
          <table:table-cell table:formula="of:=[.I272]+middle" office:value-type="float" office:value="1.64065017" calcext:value-type="float">
            <text:p>1.64065017</text:p>
          </table:table-cell>
          <table:table-cell table:formula="of:=[.M272]" office:value-type="float" office:value="1.640667427" calcext:value-type="float">
            <text:p>1.640667427</text:p>
          </table:table-cell>
          <table:table-cell/>
          <table:table-cell table:formula="of:=[.B272]" office:value-type="float" office:value="1.640667427" calcext:value-type="float">
            <text:p>1.640667427</text:p>
          </table:table-cell>
          <table:table-cell table:formula="of:=[.C272]" office:value-type="float" office:value="0.000019288" calcext:value-type="float">
            <text:p>1.9288E-05</text:p>
          </table:table-cell>
          <table:table-cell table:formula="of:=[.G272]" office:value-type="float" office:value="0.000013054" calcext:value-type="float">
            <text:p>1.3054E-05</text:p>
          </table:table-cell>
          <table:table-cell table:formula="of:=[.K272]" office:value-type="float" office:value="0.000017257" calcext:value-type="float">
            <text:p>1.7257E-05</text:p>
          </table:table-cell>
        </table:table-row>
        <table:table-row table:style-name="ro1">
          <table:table-cell table:style-name="ce1" office:value-type="float" office:value="0.00004267" calcext:value-type="float">
            <text:p>4.267E-05</text:p>
          </table:table-cell>
          <table:table-cell office:value-type="float" office:value="1.640667927" calcext:value-type="float">
            <text:p>1.6406679</text:p>
          </table:table-cell>
          <table:table-cell office:value-type="float" office:value="0.00001933" calcext:value-type="float">
            <text:p>0.0000193</text:p>
          </table:table-cell>
          <table:table-cell/>
          <table:table-cell table:style-name="ce1" office:value-type="float" office:value="0.000048978" calcext:value-type="float">
            <text:p>4.8978E-05</text:p>
          </table:table-cell>
          <table:table-cell office:value-type="float" office:value="1.640667927" calcext:value-type="float">
            <text:p>1.6406679</text:p>
          </table:table-cell>
          <table:table-cell office:value-type="float" office:value="0.000013022" calcext:value-type="float">
            <text:p>0.0000130</text:p>
          </table:table-cell>
          <table:table-cell/>
          <table:table-cell table:style-name="ce1" office:value-type="float" office:value="0.000044266" calcext:value-type="float">
            <text:p>4.4266E-05</text:p>
          </table:table-cell>
          <table:table-cell office:value-type="float" office:value="1.640667927" calcext:value-type="float">
            <text:p>1.6406679</text:p>
          </table:table-cell>
          <table:table-cell office:value-type="float" office:value="0.000017734" calcext:value-type="float">
            <text:p>0.0000177</text:p>
          </table:table-cell>
          <table:table-cell/>
          <table:table-cell table:formula="of:=[.B273]" office:value-type="float" office:value="1.640667927" calcext:value-type="float">
            <text:p>1.640667927</text:p>
          </table:table-cell>
          <table:table-cell table:formula="of:=[.A273]+middle" office:value-type="float" office:value="1.640648597" calcext:value-type="float">
            <text:p>1.640648597</text:p>
          </table:table-cell>
          <table:table-cell table:formula="of:=[.E273]+middle" office:value-type="float" office:value="1.640654905" calcext:value-type="float">
            <text:p>1.640654905</text:p>
          </table:table-cell>
          <table:table-cell table:formula="of:=[.I273]+middle" office:value-type="float" office:value="1.640650193" calcext:value-type="float">
            <text:p>1.640650193</text:p>
          </table:table-cell>
          <table:table-cell table:formula="of:=[.M273]" office:value-type="float" office:value="1.640667927" calcext:value-type="float">
            <text:p>1.640667927</text:p>
          </table:table-cell>
          <table:table-cell/>
          <table:table-cell table:formula="of:=[.B273]" office:value-type="float" office:value="1.640667927" calcext:value-type="float">
            <text:p>1.640667927</text:p>
          </table:table-cell>
          <table:table-cell table:formula="of:=[.C273]" office:value-type="float" office:value="0.00001933" calcext:value-type="float">
            <text:p>1.933E-05</text:p>
          </table:table-cell>
          <table:table-cell table:formula="of:=[.G273]" office:value-type="float" office:value="0.000013022" calcext:value-type="float">
            <text:p>1.3022E-05</text:p>
          </table:table-cell>
          <table:table-cell table:formula="of:=[.K273]" office:value-type="float" office:value="0.000017734" calcext:value-type="float">
            <text:p>1.7734E-05</text:p>
          </table:table-cell>
        </table:table-row>
        <table:table-row table:style-name="ro1">
          <table:table-cell table:style-name="ce1" office:value-type="float" office:value="0.00004318" calcext:value-type="float">
            <text:p>4.318E-05</text:p>
          </table:table-cell>
          <table:table-cell office:value-type="float" office:value="1.640668427" calcext:value-type="float">
            <text:p>1.6406684</text:p>
          </table:table-cell>
          <table:table-cell office:value-type="float" office:value="0.00001932" calcext:value-type="float">
            <text:p>0.0000193</text:p>
          </table:table-cell>
          <table:table-cell/>
          <table:table-cell table:style-name="ce1" office:value-type="float" office:value="0.0000494" calcext:value-type="float">
            <text:p>4.94E-05</text:p>
          </table:table-cell>
          <table:table-cell office:value-type="float" office:value="1.640668427" calcext:value-type="float">
            <text:p>1.6406684</text:p>
          </table:table-cell>
          <table:table-cell office:value-type="float" office:value="0.0000131" calcext:value-type="float">
            <text:p>0.0000131</text:p>
          </table:table-cell>
          <table:table-cell/>
          <table:table-cell table:style-name="ce1" office:value-type="float" office:value="0.000044271" calcext:value-type="float">
            <text:p>4.4271E-05</text:p>
          </table:table-cell>
          <table:table-cell office:value-type="float" office:value="1.640668427" calcext:value-type="float">
            <text:p>1.6406684</text:p>
          </table:table-cell>
          <table:table-cell office:value-type="float" office:value="0.000018229" calcext:value-type="float">
            <text:p>0.0000182</text:p>
          </table:table-cell>
          <table:table-cell/>
          <table:table-cell table:formula="of:=[.B274]" office:value-type="float" office:value="1.640668427" calcext:value-type="float">
            <text:p>1.640668427</text:p>
          </table:table-cell>
          <table:table-cell table:formula="of:=[.A274]+middle" office:value-type="float" office:value="1.640649107" calcext:value-type="float">
            <text:p>1.640649107</text:p>
          </table:table-cell>
          <table:table-cell table:formula="of:=[.E274]+middle" office:value-type="float" office:value="1.640655327" calcext:value-type="float">
            <text:p>1.640655327</text:p>
          </table:table-cell>
          <table:table-cell table:formula="of:=[.I274]+middle" office:value-type="float" office:value="1.640650198" calcext:value-type="float">
            <text:p>1.640650198</text:p>
          </table:table-cell>
          <table:table-cell table:formula="of:=[.M274]" office:value-type="float" office:value="1.640668427" calcext:value-type="float">
            <text:p>1.640668427</text:p>
          </table:table-cell>
          <table:table-cell/>
          <table:table-cell table:formula="of:=[.B274]" office:value-type="float" office:value="1.640668427" calcext:value-type="float">
            <text:p>1.640668427</text:p>
          </table:table-cell>
          <table:table-cell table:formula="of:=[.C274]" office:value-type="float" office:value="0.00001932" calcext:value-type="float">
            <text:p>1.932E-05</text:p>
          </table:table-cell>
          <table:table-cell table:formula="of:=[.G274]" office:value-type="float" office:value="0.0000131" calcext:value-type="float">
            <text:p>1.31E-05</text:p>
          </table:table-cell>
          <table:table-cell table:formula="of:=[.K274]" office:value-type="float" office:value="0.000018229" calcext:value-type="float">
            <text:p>1.8229E-05</text:p>
          </table:table-cell>
        </table:table-row>
        <table:table-row table:style-name="ro1">
          <table:table-cell table:style-name="ce1" office:value-type="float" office:value="0.00004367" calcext:value-type="float">
            <text:p>4.367E-05</text:p>
          </table:table-cell>
          <table:table-cell office:value-type="float" office:value="1.640668927" calcext:value-type="float">
            <text:p>1.6406689</text:p>
          </table:table-cell>
          <table:table-cell office:value-type="float" office:value="0.00001933" calcext:value-type="float">
            <text:p>0.0000193</text:p>
          </table:table-cell>
          <table:table-cell/>
          <table:table-cell table:style-name="ce1" office:value-type="float" office:value="0.000049922" calcext:value-type="float">
            <text:p>4.9922E-05</text:p>
          </table:table-cell>
          <table:table-cell office:value-type="float" office:value="1.640668927" calcext:value-type="float">
            <text:p>1.6406689</text:p>
          </table:table-cell>
          <table:table-cell office:value-type="float" office:value="0.000013078" calcext:value-type="float">
            <text:p>0.0000131</text:p>
          </table:table-cell>
          <table:table-cell/>
          <table:table-cell table:style-name="ce1" office:value-type="float" office:value="0.0000442" calcext:value-type="float">
            <text:p>4.42E-05</text:p>
          </table:table-cell>
          <table:table-cell office:value-type="float" office:value="1.640668927" calcext:value-type="float">
            <text:p>1.6406689</text:p>
          </table:table-cell>
          <table:table-cell office:value-type="float" office:value="0.0000188" calcext:value-type="float">
            <text:p>0.0000188</text:p>
          </table:table-cell>
          <table:table-cell/>
          <table:table-cell table:formula="of:=[.B275]" office:value-type="float" office:value="1.640668927" calcext:value-type="float">
            <text:p>1.640668927</text:p>
          </table:table-cell>
          <table:table-cell table:formula="of:=[.A275]+middle" office:value-type="float" office:value="1.640649597" calcext:value-type="float">
            <text:p>1.640649597</text:p>
          </table:table-cell>
          <table:table-cell table:formula="of:=[.E275]+middle" office:value-type="float" office:value="1.640655849" calcext:value-type="float">
            <text:p>1.640655849</text:p>
          </table:table-cell>
          <table:table-cell table:formula="of:=[.I275]+middle" office:value-type="float" office:value="1.640650127" calcext:value-type="float">
            <text:p>1.640650127</text:p>
          </table:table-cell>
          <table:table-cell table:formula="of:=[.M275]" office:value-type="float" office:value="1.640668927" calcext:value-type="float">
            <text:p>1.640668927</text:p>
          </table:table-cell>
          <table:table-cell/>
          <table:table-cell table:formula="of:=[.B275]" office:value-type="float" office:value="1.640668927" calcext:value-type="float">
            <text:p>1.640668927</text:p>
          </table:table-cell>
          <table:table-cell table:formula="of:=[.C275]" office:value-type="float" office:value="0.00001933" calcext:value-type="float">
            <text:p>1.933E-05</text:p>
          </table:table-cell>
          <table:table-cell table:formula="of:=[.G275]" office:value-type="float" office:value="0.000013078" calcext:value-type="float">
            <text:p>1.3078E-05</text:p>
          </table:table-cell>
          <table:table-cell table:formula="of:=[.K275]" office:value-type="float" office:value="0.0000188" calcext:value-type="float">
            <text:p>1.88E-05</text:p>
          </table:table-cell>
        </table:table-row>
        <table:table-row table:style-name="ro1">
          <table:table-cell table:style-name="ce1" office:value-type="float" office:value="0.000044155" calcext:value-type="float">
            <text:p>4.4155E-05</text:p>
          </table:table-cell>
          <table:table-cell office:value-type="float" office:value="1.640669427" calcext:value-type="float">
            <text:p>1.6406694</text:p>
          </table:table-cell>
          <table:table-cell office:value-type="float" office:value="0.000019345" calcext:value-type="float">
            <text:p>0.0000193</text:p>
          </table:table-cell>
          <table:table-cell/>
          <table:table-cell table:style-name="ce1" office:value-type="float" office:value="0.000050413" calcext:value-type="float">
            <text:p>5.0413E-05</text:p>
          </table:table-cell>
          <table:table-cell office:value-type="float" office:value="1.640669427" calcext:value-type="float">
            <text:p>1.6406694</text:p>
          </table:table-cell>
          <table:table-cell office:value-type="float" office:value="0.000013087" calcext:value-type="float">
            <text:p>0.0000131</text:p>
          </table:table-cell>
          <table:table-cell/>
          <table:table-cell table:style-name="ce1" office:value-type="float" office:value="0.000044186" calcext:value-type="float">
            <text:p>4.4186E-05</text:p>
          </table:table-cell>
          <table:table-cell office:value-type="float" office:value="1.640669427" calcext:value-type="float">
            <text:p>1.6406694</text:p>
          </table:table-cell>
          <table:table-cell office:value-type="float" office:value="0.000019314" calcext:value-type="float">
            <text:p>0.0000193</text:p>
          </table:table-cell>
          <table:table-cell/>
          <table:table-cell table:formula="of:=[.B276]" office:value-type="float" office:value="1.640669427" calcext:value-type="float">
            <text:p>1.640669427</text:p>
          </table:table-cell>
          <table:table-cell table:formula="of:=[.A276]+middle" office:value-type="float" office:value="1.640650082" calcext:value-type="float">
            <text:p>1.640650082</text:p>
          </table:table-cell>
          <table:table-cell table:formula="of:=[.E276]+middle" office:value-type="float" office:value="1.64065634" calcext:value-type="float">
            <text:p>1.64065634</text:p>
          </table:table-cell>
          <table:table-cell table:formula="of:=[.I276]+middle" office:value-type="float" office:value="1.640650113" calcext:value-type="float">
            <text:p>1.640650113</text:p>
          </table:table-cell>
          <table:table-cell table:formula="of:=[.M276]" office:value-type="float" office:value="1.640669427" calcext:value-type="float">
            <text:p>1.640669427</text:p>
          </table:table-cell>
          <table:table-cell/>
          <table:table-cell table:formula="of:=[.B276]" office:value-type="float" office:value="1.640669427" calcext:value-type="float">
            <text:p>1.640669427</text:p>
          </table:table-cell>
          <table:table-cell table:formula="of:=[.C276]" office:value-type="float" office:value="0.000019345" calcext:value-type="float">
            <text:p>1.9345E-05</text:p>
          </table:table-cell>
          <table:table-cell table:formula="of:=[.G276]" office:value-type="float" office:value="0.000013087" calcext:value-type="float">
            <text:p>1.3087E-05</text:p>
          </table:table-cell>
          <table:table-cell table:formula="of:=[.K276]" office:value-type="float" office:value="0.000019314" calcext:value-type="float">
            <text:p>1.9314E-05</text:p>
          </table:table-cell>
        </table:table-row>
        <table:table-row table:style-name="ro1">
          <table:table-cell table:style-name="ce1" office:value-type="float" office:value="0.00004459" calcext:value-type="float">
            <text:p>4.459E-05</text:p>
          </table:table-cell>
          <table:table-cell office:value-type="float" office:value="1.640669927" calcext:value-type="float">
            <text:p>1.6406699</text:p>
          </table:table-cell>
          <table:table-cell office:value-type="float" office:value="0.00001941" calcext:value-type="float">
            <text:p>0.0000194</text:p>
          </table:table-cell>
          <table:table-cell/>
          <table:table-cell table:style-name="ce1" office:value-type="float" office:value="0.000050922" calcext:value-type="float">
            <text:p>5.0922E-05</text:p>
          </table:table-cell>
          <table:table-cell office:value-type="float" office:value="1.640669927" calcext:value-type="float">
            <text:p>1.6406699</text:p>
          </table:table-cell>
          <table:table-cell office:value-type="float" office:value="0.000013078" calcext:value-type="float">
            <text:p>0.0000131</text:p>
          </table:table-cell>
          <table:table-cell/>
          <table:table-cell table:style-name="ce1" office:value-type="float" office:value="0.000044233" calcext:value-type="float">
            <text:p>4.4233E-05</text:p>
          </table:table-cell>
          <table:table-cell office:value-type="float" office:value="1.640669927" calcext:value-type="float">
            <text:p>1.6406699</text:p>
          </table:table-cell>
          <table:table-cell office:value-type="float" office:value="0.000019767" calcext:value-type="float">
            <text:p>0.0000198</text:p>
          </table:table-cell>
          <table:table-cell/>
          <table:table-cell table:formula="of:=[.B277]" office:value-type="float" office:value="1.640669927" calcext:value-type="float">
            <text:p>1.640669927</text:p>
          </table:table-cell>
          <table:table-cell table:formula="of:=[.A277]+middle" office:value-type="float" office:value="1.640650517" calcext:value-type="float">
            <text:p>1.640650517</text:p>
          </table:table-cell>
          <table:table-cell table:formula="of:=[.E277]+middle" office:value-type="float" office:value="1.640656849" calcext:value-type="float">
            <text:p>1.640656849</text:p>
          </table:table-cell>
          <table:table-cell table:formula="of:=[.I277]+middle" office:value-type="float" office:value="1.64065016" calcext:value-type="float">
            <text:p>1.64065016</text:p>
          </table:table-cell>
          <table:table-cell table:formula="of:=[.M277]" office:value-type="float" office:value="1.640669927" calcext:value-type="float">
            <text:p>1.640669927</text:p>
          </table:table-cell>
          <table:table-cell/>
          <table:table-cell table:formula="of:=[.B277]" office:value-type="float" office:value="1.640669927" calcext:value-type="float">
            <text:p>1.640669927</text:p>
          </table:table-cell>
          <table:table-cell table:formula="of:=[.C277]" office:value-type="float" office:value="0.00001941" calcext:value-type="float">
            <text:p>1.941E-05</text:p>
          </table:table-cell>
          <table:table-cell table:formula="of:=[.G277]" office:value-type="float" office:value="0.000013078" calcext:value-type="float">
            <text:p>1.3078E-05</text:p>
          </table:table-cell>
          <table:table-cell table:formula="of:=[.K277]" office:value-type="float" office:value="0.000019767" calcext:value-type="float">
            <text:p>1.9767E-05</text:p>
          </table:table-cell>
        </table:table-row>
        <table:table-row table:style-name="ro1">
          <table:table-cell table:style-name="ce1" office:value-type="float" office:value="0.000045093" calcext:value-type="float">
            <text:p>4.5093E-05</text:p>
          </table:table-cell>
          <table:table-cell office:value-type="float" office:value="1.640670427" calcext:value-type="float">
            <text:p>1.6406704</text:p>
          </table:table-cell>
          <table:table-cell office:value-type="float" office:value="0.000019407" calcext:value-type="float">
            <text:p>0.0000194</text:p>
          </table:table-cell>
          <table:table-cell/>
          <table:table-cell table:style-name="ce1" office:value-type="float" office:value="0.000051468" calcext:value-type="float">
            <text:p>5.1468E-05</text:p>
          </table:table-cell>
          <table:table-cell office:value-type="float" office:value="1.640670427" calcext:value-type="float">
            <text:p>1.6406704</text:p>
          </table:table-cell>
          <table:table-cell office:value-type="float" office:value="0.000013032" calcext:value-type="float">
            <text:p>0.0000130</text:p>
          </table:table-cell>
          <table:table-cell/>
          <table:table-cell table:style-name="ce1" office:value-type="float" office:value="0.000044233" calcext:value-type="float">
            <text:p>4.4233E-05</text:p>
          </table:table-cell>
          <table:table-cell office:value-type="float" office:value="1.640670427" calcext:value-type="float">
            <text:p>1.6406704</text:p>
          </table:table-cell>
          <table:table-cell office:value-type="float" office:value="0.000020267" calcext:value-type="float">
            <text:p>0.0000203</text:p>
          </table:table-cell>
          <table:table-cell/>
          <table:table-cell table:formula="of:=[.B278]" office:value-type="float" office:value="1.640670427" calcext:value-type="float">
            <text:p>1.640670427</text:p>
          </table:table-cell>
          <table:table-cell table:formula="of:=[.A278]+middle" office:value-type="float" office:value="1.64065102" calcext:value-type="float">
            <text:p>1.64065102</text:p>
          </table:table-cell>
          <table:table-cell table:formula="of:=[.E278]+middle" office:value-type="float" office:value="1.640657395" calcext:value-type="float">
            <text:p>1.640657395</text:p>
          </table:table-cell>
          <table:table-cell table:formula="of:=[.I278]+middle" office:value-type="float" office:value="1.64065016" calcext:value-type="float">
            <text:p>1.64065016</text:p>
          </table:table-cell>
          <table:table-cell table:formula="of:=[.M278]" office:value-type="float" office:value="1.640670427" calcext:value-type="float">
            <text:p>1.640670427</text:p>
          </table:table-cell>
          <table:table-cell/>
          <table:table-cell table:formula="of:=[.B278]" office:value-type="float" office:value="1.640670427" calcext:value-type="float">
            <text:p>1.640670427</text:p>
          </table:table-cell>
          <table:table-cell table:formula="of:=[.C278]" office:value-type="float" office:value="0.000019407" calcext:value-type="float">
            <text:p>1.9407E-05</text:p>
          </table:table-cell>
          <table:table-cell table:formula="of:=[.G278]" office:value-type="float" office:value="0.000013032" calcext:value-type="float">
            <text:p>1.3032E-05</text:p>
          </table:table-cell>
          <table:table-cell table:formula="of:=[.K278]" office:value-type="float" office:value="0.000020267" calcext:value-type="float">
            <text:p>2.0267E-05</text:p>
          </table:table-cell>
        </table:table-row>
        <table:table-row table:style-name="ro1">
          <table:table-cell table:style-name="ce1" office:value-type="float" office:value="0.000045606" calcext:value-type="float">
            <text:p>4.5606E-05</text:p>
          </table:table-cell>
          <table:table-cell office:value-type="float" office:value="1.640670927" calcext:value-type="float">
            <text:p>1.6406709</text:p>
          </table:table-cell>
          <table:table-cell office:value-type="float" office:value="0.000019394" calcext:value-type="float">
            <text:p>0.0000194</text:p>
          </table:table-cell>
          <table:table-cell/>
          <table:table-cell table:style-name="ce1" office:value-type="float" office:value="0.00005193" calcext:value-type="float">
            <text:p>5.193E-05</text:p>
          </table:table-cell>
          <table:table-cell office:value-type="float" office:value="1.640670927" calcext:value-type="float">
            <text:p>1.6406709</text:p>
          </table:table-cell>
          <table:table-cell office:value-type="float" office:value="0.00001307" calcext:value-type="float">
            <text:p>0.0000131</text:p>
          </table:table-cell>
          <table:table-cell/>
          <table:table-cell table:style-name="ce1" office:value-type="float" office:value="0.000044182" calcext:value-type="float">
            <text:p>4.4182E-05</text:p>
          </table:table-cell>
          <table:table-cell office:value-type="float" office:value="1.640670927" calcext:value-type="float">
            <text:p>1.6406709</text:p>
          </table:table-cell>
          <table:table-cell office:value-type="float" office:value="0.000020818" calcext:value-type="float">
            <text:p>0.0000208</text:p>
          </table:table-cell>
          <table:table-cell/>
          <table:table-cell table:formula="of:=[.B279]" office:value-type="float" office:value="1.640670927" calcext:value-type="float">
            <text:p>1.640670927</text:p>
          </table:table-cell>
          <table:table-cell table:formula="of:=[.A279]+middle" office:value-type="float" office:value="1.640651533" calcext:value-type="float">
            <text:p>1.640651533</text:p>
          </table:table-cell>
          <table:table-cell table:formula="of:=[.E279]+middle" office:value-type="float" office:value="1.640657857" calcext:value-type="float">
            <text:p>1.640657857</text:p>
          </table:table-cell>
          <table:table-cell table:formula="of:=[.I279]+middle" office:value-type="float" office:value="1.640650109" calcext:value-type="float">
            <text:p>1.640650109</text:p>
          </table:table-cell>
          <table:table-cell table:formula="of:=[.M279]" office:value-type="float" office:value="1.640670927" calcext:value-type="float">
            <text:p>1.640670927</text:p>
          </table:table-cell>
          <table:table-cell/>
          <table:table-cell table:formula="of:=[.B279]" office:value-type="float" office:value="1.640670927" calcext:value-type="float">
            <text:p>1.640670927</text:p>
          </table:table-cell>
          <table:table-cell table:formula="of:=[.C279]" office:value-type="float" office:value="0.000019394" calcext:value-type="float">
            <text:p>1.9394E-05</text:p>
          </table:table-cell>
          <table:table-cell table:formula="of:=[.G279]" office:value-type="float" office:value="0.00001307" calcext:value-type="float">
            <text:p>1.307E-05</text:p>
          </table:table-cell>
          <table:table-cell table:formula="of:=[.K279]" office:value-type="float" office:value="0.000020818" calcext:value-type="float">
            <text:p>2.0818E-05</text:p>
          </table:table-cell>
        </table:table-row>
        <table:table-row table:style-name="ro1">
          <table:table-cell table:style-name="ce1" office:value-type="float" office:value="0.000046047" calcext:value-type="float">
            <text:p>4.6047E-05</text:p>
          </table:table-cell>
          <table:table-cell office:value-type="float" office:value="1.640671427" calcext:value-type="float">
            <text:p>1.6406714</text:p>
          </table:table-cell>
          <table:table-cell office:value-type="float" office:value="0.000019453" calcext:value-type="float">
            <text:p>0.0000195</text:p>
          </table:table-cell>
          <table:table-cell/>
          <table:table-cell table:style-name="ce1" office:value-type="float" office:value="0.00005245" calcext:value-type="float">
            <text:p>5.245E-05</text:p>
          </table:table-cell>
          <table:table-cell office:value-type="float" office:value="1.640671427" calcext:value-type="float">
            <text:p>1.6406714</text:p>
          </table:table-cell>
          <table:table-cell office:value-type="float" office:value="0.00001305" calcext:value-type="float">
            <text:p>0.0000131</text:p>
          </table:table-cell>
          <table:table-cell/>
          <table:table-cell table:style-name="ce1" office:value-type="float" office:value="0.000044213" calcext:value-type="float">
            <text:p>4.4213E-05</text:p>
          </table:table-cell>
          <table:table-cell office:value-type="float" office:value="1.640671427" calcext:value-type="float">
            <text:p>1.6406714</text:p>
          </table:table-cell>
          <table:table-cell office:value-type="float" office:value="0.000021287" calcext:value-type="float">
            <text:p>0.0000213</text:p>
          </table:table-cell>
          <table:table-cell/>
          <table:table-cell table:formula="of:=[.B280]" office:value-type="float" office:value="1.640671427" calcext:value-type="float">
            <text:p>1.640671427</text:p>
          </table:table-cell>
          <table:table-cell table:formula="of:=[.A280]+middle" office:value-type="float" office:value="1.640651974" calcext:value-type="float">
            <text:p>1.640651974</text:p>
          </table:table-cell>
          <table:table-cell table:formula="of:=[.E280]+middle" office:value-type="float" office:value="1.640658377" calcext:value-type="float">
            <text:p>1.640658377</text:p>
          </table:table-cell>
          <table:table-cell table:formula="of:=[.I280]+middle" office:value-type="float" office:value="1.64065014" calcext:value-type="float">
            <text:p>1.64065014</text:p>
          </table:table-cell>
          <table:table-cell table:formula="of:=[.M280]" office:value-type="float" office:value="1.640671427" calcext:value-type="float">
            <text:p>1.640671427</text:p>
          </table:table-cell>
          <table:table-cell/>
          <table:table-cell table:formula="of:=[.B280]" office:value-type="float" office:value="1.640671427" calcext:value-type="float">
            <text:p>1.640671427</text:p>
          </table:table-cell>
          <table:table-cell table:formula="of:=[.C280]" office:value-type="float" office:value="0.000019453" calcext:value-type="float">
            <text:p>1.9453E-05</text:p>
          </table:table-cell>
          <table:table-cell table:formula="of:=[.G280]" office:value-type="float" office:value="0.00001305" calcext:value-type="float">
            <text:p>1.305E-05</text:p>
          </table:table-cell>
          <table:table-cell table:formula="of:=[.K280]" office:value-type="float" office:value="0.000021287" calcext:value-type="float">
            <text:p>2.1287E-05</text:p>
          </table:table-cell>
        </table:table-row>
        <table:table-row table:style-name="ro1">
          <table:table-cell table:style-name="ce1" office:value-type="float" office:value="0.000046625" calcext:value-type="float">
            <text:p>4.6625E-05</text:p>
          </table:table-cell>
          <table:table-cell office:value-type="float" office:value="1.640671927" calcext:value-type="float">
            <text:p>1.6406719</text:p>
          </table:table-cell>
          <table:table-cell office:value-type="float" office:value="0.000019375" calcext:value-type="float">
            <text:p>0.0000194</text:p>
          </table:table-cell>
          <table:table-cell/>
          <table:table-cell table:style-name="ce1" office:value-type="float" office:value="0.000052889" calcext:value-type="float">
            <text:p>5.2889E-05</text:p>
          </table:table-cell>
          <table:table-cell office:value-type="float" office:value="1.640671927" calcext:value-type="float">
            <text:p>1.6406719</text:p>
          </table:table-cell>
          <table:table-cell office:value-type="float" office:value="0.000013111" calcext:value-type="float">
            <text:p>0.0000131</text:p>
          </table:table-cell>
          <table:table-cell/>
          <table:table-cell table:style-name="ce1" office:value-type="float" office:value="0.000044211" calcext:value-type="float">
            <text:p>4.4211E-05</text:p>
          </table:table-cell>
          <table:table-cell office:value-type="float" office:value="1.640671927" calcext:value-type="float">
            <text:p>1.6406719</text:p>
          </table:table-cell>
          <table:table-cell office:value-type="float" office:value="0.000021789" calcext:value-type="float">
            <text:p>0.0000218</text:p>
          </table:table-cell>
          <table:table-cell/>
          <table:table-cell table:formula="of:=[.B281]" office:value-type="float" office:value="1.640671927" calcext:value-type="float">
            <text:p>1.640671927</text:p>
          </table:table-cell>
          <table:table-cell table:formula="of:=[.A281]+middle" office:value-type="float" office:value="1.640652552" calcext:value-type="float">
            <text:p>1.640652552</text:p>
          </table:table-cell>
          <table:table-cell table:formula="of:=[.E281]+middle" office:value-type="float" office:value="1.640658816" calcext:value-type="float">
            <text:p>1.640658816</text:p>
          </table:table-cell>
          <table:table-cell table:formula="of:=[.I281]+middle" office:value-type="float" office:value="1.640650138" calcext:value-type="float">
            <text:p>1.640650138</text:p>
          </table:table-cell>
          <table:table-cell table:formula="of:=[.M281]" office:value-type="float" office:value="1.640671927" calcext:value-type="float">
            <text:p>1.640671927</text:p>
          </table:table-cell>
          <table:table-cell/>
          <table:table-cell table:formula="of:=[.B281]" office:value-type="float" office:value="1.640671927" calcext:value-type="float">
            <text:p>1.640671927</text:p>
          </table:table-cell>
          <table:table-cell table:formula="of:=[.C281]" office:value-type="float" office:value="0.000019375" calcext:value-type="float">
            <text:p>1.9375E-05</text:p>
          </table:table-cell>
          <table:table-cell table:formula="of:=[.G281]" office:value-type="float" office:value="0.000013111" calcext:value-type="float">
            <text:p>1.3111E-05</text:p>
          </table:table-cell>
          <table:table-cell table:formula="of:=[.K281]" office:value-type="float" office:value="0.000021789" calcext:value-type="float">
            <text:p>2.1789E-05</text:p>
          </table:table-cell>
        </table:table-row>
        <table:table-row table:style-name="ro1">
          <table:table-cell table:style-name="ce1" office:value-type="float" office:value="0.000047077" calcext:value-type="float">
            <text:p>4.7077E-05</text:p>
          </table:table-cell>
          <table:table-cell office:value-type="float" office:value="1.640672427" calcext:value-type="float">
            <text:p>1.6406724</text:p>
          </table:table-cell>
          <table:table-cell office:value-type="float" office:value="0.000019423" calcext:value-type="float">
            <text:p>0.0000194</text:p>
          </table:table-cell>
          <table:table-cell/>
          <table:table-cell table:style-name="ce1" office:value-type="float" office:value="0.000053478" calcext:value-type="float">
            <text:p>5.3478E-05</text:p>
          </table:table-cell>
          <table:table-cell office:value-type="float" office:value="1.640672427" calcext:value-type="float">
            <text:p>1.6406724</text:p>
          </table:table-cell>
          <table:table-cell office:value-type="float" office:value="0.000013022" calcext:value-type="float">
            <text:p>0.0000130</text:p>
          </table:table-cell>
          <table:table-cell/>
          <table:table-cell table:style-name="ce1" office:value-type="float" office:value="0.000044222" calcext:value-type="float">
            <text:p>4.4222E-05</text:p>
          </table:table-cell>
          <table:table-cell office:value-type="float" office:value="1.640672427" calcext:value-type="float">
            <text:p>1.6406724</text:p>
          </table:table-cell>
          <table:table-cell office:value-type="float" office:value="0.000022278" calcext:value-type="float">
            <text:p>0.0000223</text:p>
          </table:table-cell>
          <table:table-cell/>
          <table:table-cell table:formula="of:=[.B282]" office:value-type="float" office:value="1.640672427" calcext:value-type="float">
            <text:p>1.640672427</text:p>
          </table:table-cell>
          <table:table-cell table:formula="of:=[.A282]+middle" office:value-type="float" office:value="1.640653004" calcext:value-type="float">
            <text:p>1.640653004</text:p>
          </table:table-cell>
          <table:table-cell table:formula="of:=[.E282]+middle" office:value-type="float" office:value="1.640659405" calcext:value-type="float">
            <text:p>1.640659405</text:p>
          </table:table-cell>
          <table:table-cell table:formula="of:=[.I282]+middle" office:value-type="float" office:value="1.640650149" calcext:value-type="float">
            <text:p>1.640650149</text:p>
          </table:table-cell>
          <table:table-cell table:formula="of:=[.M282]" office:value-type="float" office:value="1.640672427" calcext:value-type="float">
            <text:p>1.640672427</text:p>
          </table:table-cell>
          <table:table-cell/>
          <table:table-cell table:formula="of:=[.B282]" office:value-type="float" office:value="1.640672427" calcext:value-type="float">
            <text:p>1.640672427</text:p>
          </table:table-cell>
          <table:table-cell table:formula="of:=[.C282]" office:value-type="float" office:value="0.000019423" calcext:value-type="float">
            <text:p>1.9423E-05</text:p>
          </table:table-cell>
          <table:table-cell table:formula="of:=[.G282]" office:value-type="float" office:value="0.000013022" calcext:value-type="float">
            <text:p>1.3022E-05</text:p>
          </table:table-cell>
          <table:table-cell table:formula="of:=[.K282]" office:value-type="float" office:value="0.000022278" calcext:value-type="float">
            <text:p>2.2278E-05</text:p>
          </table:table-cell>
        </table:table-row>
        <table:table-row table:style-name="ro1">
          <table:table-cell table:style-name="ce1" office:value-type="float" office:value="0.000047577" calcext:value-type="float">
            <text:p>4.7577E-05</text:p>
          </table:table-cell>
          <table:table-cell office:value-type="float" office:value="1.640672927" calcext:value-type="float">
            <text:p>1.6406729</text:p>
          </table:table-cell>
          <table:table-cell office:value-type="float" office:value="0.000019423" calcext:value-type="float">
            <text:p>0.0000194</text:p>
          </table:table-cell>
          <table:table-cell/>
          <table:table-cell table:style-name="ce1" office:value-type="float" office:value="0.000053941" calcext:value-type="float">
            <text:p>5.3941E-05</text:p>
          </table:table-cell>
          <table:table-cell office:value-type="float" office:value="1.640672927" calcext:value-type="float">
            <text:p>1.6406729</text:p>
          </table:table-cell>
          <table:table-cell office:value-type="float" office:value="0.000013059" calcext:value-type="float">
            <text:p>0.0000131</text:p>
          </table:table-cell>
          <table:table-cell/>
          <table:table-cell table:style-name="ce1" office:value-type="float" office:value="0.000044192" calcext:value-type="float">
            <text:p>4.4192E-05</text:p>
          </table:table-cell>
          <table:table-cell office:value-type="float" office:value="1.640672927" calcext:value-type="float">
            <text:p>1.6406729</text:p>
          </table:table-cell>
          <table:table-cell office:value-type="float" office:value="0.000022808" calcext:value-type="float">
            <text:p>0.0000228</text:p>
          </table:table-cell>
          <table:table-cell/>
          <table:table-cell table:formula="of:=[.B283]" office:value-type="float" office:value="1.640672927" calcext:value-type="float">
            <text:p>1.640672927</text:p>
          </table:table-cell>
          <table:table-cell table:formula="of:=[.A283]+middle" office:value-type="float" office:value="1.640653504" calcext:value-type="float">
            <text:p>1.640653504</text:p>
          </table:table-cell>
          <table:table-cell table:formula="of:=[.E283]+middle" office:value-type="float" office:value="1.640659868" calcext:value-type="float">
            <text:p>1.640659868</text:p>
          </table:table-cell>
          <table:table-cell table:formula="of:=[.I283]+middle" office:value-type="float" office:value="1.640650119" calcext:value-type="float">
            <text:p>1.640650119</text:p>
          </table:table-cell>
          <table:table-cell table:formula="of:=[.M283]" office:value-type="float" office:value="1.640672927" calcext:value-type="float">
            <text:p>1.640672927</text:p>
          </table:table-cell>
          <table:table-cell/>
          <table:table-cell table:formula="of:=[.B283]" office:value-type="float" office:value="1.640672927" calcext:value-type="float">
            <text:p>1.640672927</text:p>
          </table:table-cell>
          <table:table-cell table:formula="of:=[.C283]" office:value-type="float" office:value="0.000019423" calcext:value-type="float">
            <text:p>1.9423E-05</text:p>
          </table:table-cell>
          <table:table-cell table:formula="of:=[.G283]" office:value-type="float" office:value="0.000013059" calcext:value-type="float">
            <text:p>1.3059E-05</text:p>
          </table:table-cell>
          <table:table-cell table:formula="of:=[.K283]" office:value-type="float" office:value="0.000022808" calcext:value-type="float">
            <text:p>2.2808E-05</text:p>
          </table:table-cell>
        </table:table-row>
        <table:table-row table:style-name="ro1">
          <table:table-cell table:style-name="ce1" office:value-type="float" office:value="0.000048063" calcext:value-type="float">
            <text:p>4.8063E-05</text:p>
          </table:table-cell>
          <table:table-cell office:value-type="float" office:value="1.640673427" calcext:value-type="float">
            <text:p>1.6406734</text:p>
          </table:table-cell>
          <table:table-cell office:value-type="float" office:value="0.000019437" calcext:value-type="float">
            <text:p>0.0000194</text:p>
          </table:table-cell>
          <table:table-cell/>
          <table:table-cell table:style-name="ce1" office:value-type="float" office:value="0.000054404" calcext:value-type="float">
            <text:p>5.4404E-05</text:p>
          </table:table-cell>
          <table:table-cell office:value-type="float" office:value="1.640673427" calcext:value-type="float">
            <text:p>1.6406734</text:p>
          </table:table-cell>
          <table:table-cell office:value-type="float" office:value="0.000013096" calcext:value-type="float">
            <text:p>0.0000131</text:p>
          </table:table-cell>
          <table:table-cell/>
          <table:table-cell table:style-name="ce1" office:value-type="float" office:value="0.00004419" calcext:value-type="float">
            <text:p>4.419E-05</text:p>
          </table:table-cell>
          <table:table-cell office:value-type="float" office:value="1.640673427" calcext:value-type="float">
            <text:p>1.6406734</text:p>
          </table:table-cell>
          <table:table-cell office:value-type="float" office:value="0.00002331" calcext:value-type="float">
            <text:p>0.0000233</text:p>
          </table:table-cell>
          <table:table-cell/>
          <table:table-cell table:formula="of:=[.B284]" office:value-type="float" office:value="1.640673427" calcext:value-type="float">
            <text:p>1.640673427</text:p>
          </table:table-cell>
          <table:table-cell table:formula="of:=[.A284]+middle" office:value-type="float" office:value="1.64065399" calcext:value-type="float">
            <text:p>1.64065399</text:p>
          </table:table-cell>
          <table:table-cell table:formula="of:=[.E284]+middle" office:value-type="float" office:value="1.640660331" calcext:value-type="float">
            <text:p>1.640660331</text:p>
          </table:table-cell>
          <table:table-cell table:formula="of:=[.I284]+middle" office:value-type="float" office:value="1.640650117" calcext:value-type="float">
            <text:p>1.640650117</text:p>
          </table:table-cell>
          <table:table-cell table:formula="of:=[.M284]" office:value-type="float" office:value="1.640673427" calcext:value-type="float">
            <text:p>1.640673427</text:p>
          </table:table-cell>
          <table:table-cell/>
          <table:table-cell table:formula="of:=[.B284]" office:value-type="float" office:value="1.640673427" calcext:value-type="float">
            <text:p>1.640673427</text:p>
          </table:table-cell>
          <table:table-cell table:formula="of:=[.C284]" office:value-type="float" office:value="0.000019437" calcext:value-type="float">
            <text:p>1.9437E-05</text:p>
          </table:table-cell>
          <table:table-cell table:formula="of:=[.G284]" office:value-type="float" office:value="0.000013096" calcext:value-type="float">
            <text:p>1.3096E-05</text:p>
          </table:table-cell>
          <table:table-cell table:formula="of:=[.K284]" office:value-type="float" office:value="0.00002331" calcext:value-type="float">
            <text:p>2.331E-05</text:p>
          </table:table-cell>
        </table:table-row>
        <table:table-row table:style-name="ro1">
          <table:table-cell table:style-name="ce1" office:value-type="float" office:value="0.000048572" calcext:value-type="float">
            <text:p>4.8572E-05</text:p>
          </table:table-cell>
          <table:table-cell office:value-type="float" office:value="1.640673927" calcext:value-type="float">
            <text:p>1.6406739</text:p>
          </table:table-cell>
          <table:table-cell office:value-type="float" office:value="0.000019428" calcext:value-type="float">
            <text:p>0.0000194</text:p>
          </table:table-cell>
          <table:table-cell/>
          <table:table-cell table:style-name="ce1" office:value-type="float" office:value="0.00005493" calcext:value-type="float">
            <text:p>5.493E-05</text:p>
          </table:table-cell>
          <table:table-cell office:value-type="float" office:value="1.640673927" calcext:value-type="float">
            <text:p>1.6406739</text:p>
          </table:table-cell>
          <table:table-cell office:value-type="float" office:value="0.00001307" calcext:value-type="float">
            <text:p>0.0000131</text:p>
          </table:table-cell>
          <table:table-cell/>
          <table:table-cell table:style-name="ce1" office:value-type="float" office:value="0.00004421" calcext:value-type="float">
            <text:p>4.421E-05</text:p>
          </table:table-cell>
          <table:table-cell office:value-type="float" office:value="1.640673927" calcext:value-type="float">
            <text:p>1.6406739</text:p>
          </table:table-cell>
          <table:table-cell office:value-type="float" office:value="0.00002379" calcext:value-type="float">
            <text:p>0.0000238</text:p>
          </table:table-cell>
          <table:table-cell/>
          <table:table-cell table:formula="of:=[.B285]" office:value-type="float" office:value="1.640673927" calcext:value-type="float">
            <text:p>1.640673927</text:p>
          </table:table-cell>
          <table:table-cell table:formula="of:=[.A285]+middle" office:value-type="float" office:value="1.640654499" calcext:value-type="float">
            <text:p>1.640654499</text:p>
          </table:table-cell>
          <table:table-cell table:formula="of:=[.E285]+middle" office:value-type="float" office:value="1.640660857" calcext:value-type="float">
            <text:p>1.640660857</text:p>
          </table:table-cell>
          <table:table-cell table:formula="of:=[.I285]+middle" office:value-type="float" office:value="1.640650137" calcext:value-type="float">
            <text:p>1.640650137</text:p>
          </table:table-cell>
          <table:table-cell table:formula="of:=[.M285]" office:value-type="float" office:value="1.640673927" calcext:value-type="float">
            <text:p>1.640673927</text:p>
          </table:table-cell>
          <table:table-cell/>
          <table:table-cell table:formula="of:=[.B285]" office:value-type="float" office:value="1.640673927" calcext:value-type="float">
            <text:p>1.640673927</text:p>
          </table:table-cell>
          <table:table-cell table:formula="of:=[.C285]" office:value-type="float" office:value="0.000019428" calcext:value-type="float">
            <text:p>1.9428E-05</text:p>
          </table:table-cell>
          <table:table-cell table:formula="of:=[.G285]" office:value-type="float" office:value="0.00001307" calcext:value-type="float">
            <text:p>1.307E-05</text:p>
          </table:table-cell>
          <table:table-cell table:formula="of:=[.K285]" office:value-type="float" office:value="0.00002379" calcext:value-type="float">
            <text:p>2.379E-05</text:p>
          </table:table-cell>
        </table:table-row>
        <table:table-row table:style-name="ro1">
          <table:table-cell table:style-name="ce1" office:value-type="float" office:value="0.000049065" calcext:value-type="float">
            <text:p>4.9065E-05</text:p>
          </table:table-cell>
          <table:table-cell office:value-type="float" office:value="1.640674427" calcext:value-type="float">
            <text:p>1.6406744</text:p>
          </table:table-cell>
          <table:table-cell office:value-type="float" office:value="0.000019435" calcext:value-type="float">
            <text:p>0.0000194</text:p>
          </table:table-cell>
          <table:table-cell/>
          <table:table-cell table:style-name="ce1" office:value-type="float" office:value="0.000055422" calcext:value-type="float">
            <text:p>5.5422E-05</text:p>
          </table:table-cell>
          <table:table-cell office:value-type="float" office:value="1.640674427" calcext:value-type="float">
            <text:p>1.6406744</text:p>
          </table:table-cell>
          <table:table-cell office:value-type="float" office:value="0.000013078" calcext:value-type="float">
            <text:p>0.0000131</text:p>
          </table:table-cell>
          <table:table-cell/>
          <table:table-cell table:style-name="ce1" office:value-type="float" office:value="0.000044245" calcext:value-type="float">
            <text:p>4.4245E-05</text:p>
          </table:table-cell>
          <table:table-cell office:value-type="float" office:value="1.640674427" calcext:value-type="float">
            <text:p>1.6406744</text:p>
          </table:table-cell>
          <table:table-cell office:value-type="float" office:value="0.000024255" calcext:value-type="float">
            <text:p>0.0000243</text:p>
          </table:table-cell>
          <table:table-cell/>
          <table:table-cell table:formula="of:=[.B286]" office:value-type="float" office:value="1.640674427" calcext:value-type="float">
            <text:p>1.640674427</text:p>
          </table:table-cell>
          <table:table-cell table:formula="of:=[.A286]+middle" office:value-type="float" office:value="1.640654992" calcext:value-type="float">
            <text:p>1.640654992</text:p>
          </table:table-cell>
          <table:table-cell table:formula="of:=[.E286]+middle" office:value-type="float" office:value="1.640661349" calcext:value-type="float">
            <text:p>1.640661349</text:p>
          </table:table-cell>
          <table:table-cell table:formula="of:=[.I286]+middle" office:value-type="float" office:value="1.640650172" calcext:value-type="float">
            <text:p>1.640650172</text:p>
          </table:table-cell>
          <table:table-cell table:formula="of:=[.M286]" office:value-type="float" office:value="1.640674427" calcext:value-type="float">
            <text:p>1.640674427</text:p>
          </table:table-cell>
          <table:table-cell/>
          <table:table-cell table:formula="of:=[.B286]" office:value-type="float" office:value="1.640674427" calcext:value-type="float">
            <text:p>1.640674427</text:p>
          </table:table-cell>
          <table:table-cell table:formula="of:=[.C286]" office:value-type="float" office:value="0.000019435" calcext:value-type="float">
            <text:p>1.9435E-05</text:p>
          </table:table-cell>
          <table:table-cell table:formula="of:=[.G286]" office:value-type="float" office:value="0.000013078" calcext:value-type="float">
            <text:p>1.3078E-05</text:p>
          </table:table-cell>
          <table:table-cell table:formula="of:=[.K286]" office:value-type="float" office:value="0.000024255" calcext:value-type="float">
            <text:p>2.4255E-05</text:p>
          </table:table-cell>
        </table:table-row>
        <table:table-row table:style-name="ro1">
          <table:table-cell table:style-name="ce1" office:value-type="float" office:value="0.000049491" calcext:value-type="float">
            <text:p>4.9491E-05</text:p>
          </table:table-cell>
          <table:table-cell office:value-type="float" office:value="1.640674927" calcext:value-type="float">
            <text:p>1.6406749</text:p>
          </table:table-cell>
          <table:table-cell office:value-type="float" office:value="0.000019509" calcext:value-type="float">
            <text:p>0.0000195</text:p>
          </table:table-cell>
          <table:table-cell/>
          <table:table-cell table:style-name="ce1" office:value-type="float" office:value="0.000055901" calcext:value-type="float">
            <text:p>5.5901E-05</text:p>
          </table:table-cell>
          <table:table-cell office:value-type="float" office:value="1.640674927" calcext:value-type="float">
            <text:p>1.6406749</text:p>
          </table:table-cell>
          <table:table-cell office:value-type="float" office:value="0.000013099" calcext:value-type="float">
            <text:p>0.0000131</text:p>
          </table:table-cell>
          <table:table-cell/>
          <table:table-cell table:style-name="ce1" office:value-type="float" office:value="0.000044273" calcext:value-type="float">
            <text:p>4.4273E-05</text:p>
          </table:table-cell>
          <table:table-cell office:value-type="float" office:value="1.640674927" calcext:value-type="float">
            <text:p>1.6406749</text:p>
          </table:table-cell>
          <table:table-cell office:value-type="float" office:value="0.000024727" calcext:value-type="float">
            <text:p>0.0000247</text:p>
          </table:table-cell>
          <table:table-cell/>
          <table:table-cell table:formula="of:=[.B287]" office:value-type="float" office:value="1.640674927" calcext:value-type="float">
            <text:p>1.640674927</text:p>
          </table:table-cell>
          <table:table-cell table:formula="of:=[.A287]+middle" office:value-type="float" office:value="1.640655418" calcext:value-type="float">
            <text:p>1.640655418</text:p>
          </table:table-cell>
          <table:table-cell table:formula="of:=[.E287]+middle" office:value-type="float" office:value="1.640661828" calcext:value-type="float">
            <text:p>1.640661828</text:p>
          </table:table-cell>
          <table:table-cell table:formula="of:=[.I287]+middle" office:value-type="float" office:value="1.6406502" calcext:value-type="float">
            <text:p>1.6406502</text:p>
          </table:table-cell>
          <table:table-cell table:formula="of:=[.M287]" office:value-type="float" office:value="1.640674927" calcext:value-type="float">
            <text:p>1.640674927</text:p>
          </table:table-cell>
          <table:table-cell/>
          <table:table-cell table:formula="of:=[.B287]" office:value-type="float" office:value="1.640674927" calcext:value-type="float">
            <text:p>1.640674927</text:p>
          </table:table-cell>
          <table:table-cell table:formula="of:=[.C287]" office:value-type="float" office:value="0.000019509" calcext:value-type="float">
            <text:p>1.9509E-05</text:p>
          </table:table-cell>
          <table:table-cell table:formula="of:=[.G287]" office:value-type="float" office:value="0.000013099" calcext:value-type="float">
            <text:p>1.3099E-05</text:p>
          </table:table-cell>
          <table:table-cell table:formula="of:=[.K287]" office:value-type="float" office:value="0.000024727" calcext:value-type="float">
            <text:p>2.4727E-05</text:p>
          </table:table-cell>
        </table:table-row>
        <table:table-row table:style-name="ro1">
          <table:table-cell table:style-name="ce1" office:value-type="float" office:value="0.000049998" calcext:value-type="float">
            <text:p>4.9998E-05</text:p>
          </table:table-cell>
          <table:table-cell office:value-type="float" office:value="1.640675427" calcext:value-type="float">
            <text:p>1.6406754</text:p>
          </table:table-cell>
          <table:table-cell office:value-type="float" office:value="0.000019502" calcext:value-type="float">
            <text:p>0.0000195</text:p>
          </table:table-cell>
          <table:table-cell/>
          <table:table-cell table:style-name="ce1" office:value-type="float" office:value="0.000056338" calcext:value-type="float">
            <text:p>5.6338E-05</text:p>
          </table:table-cell>
          <table:table-cell office:value-type="float" office:value="1.640675427" calcext:value-type="float">
            <text:p>1.6406754</text:p>
          </table:table-cell>
          <table:table-cell office:value-type="float" office:value="0.000013162" calcext:value-type="float">
            <text:p>0.0000132</text:p>
          </table:table-cell>
          <table:table-cell/>
          <table:table-cell table:style-name="ce1" office:value-type="float" office:value="0.000044239" calcext:value-type="float">
            <text:p>4.4239E-05</text:p>
          </table:table-cell>
          <table:table-cell office:value-type="float" office:value="1.640675427" calcext:value-type="float">
            <text:p>1.6406754</text:p>
          </table:table-cell>
          <table:table-cell office:value-type="float" office:value="0.000025261" calcext:value-type="float">
            <text:p>0.0000253</text:p>
          </table:table-cell>
          <table:table-cell/>
          <table:table-cell table:formula="of:=[.B288]" office:value-type="float" office:value="1.640675427" calcext:value-type="float">
            <text:p>1.640675427</text:p>
          </table:table-cell>
          <table:table-cell table:formula="of:=[.A288]+middle" office:value-type="float" office:value="1.640655925" calcext:value-type="float">
            <text:p>1.640655925</text:p>
          </table:table-cell>
          <table:table-cell table:formula="of:=[.E288]+middle" office:value-type="float" office:value="1.640662265" calcext:value-type="float">
            <text:p>1.640662265</text:p>
          </table:table-cell>
          <table:table-cell table:formula="of:=[.I288]+middle" office:value-type="float" office:value="1.640650166" calcext:value-type="float">
            <text:p>1.640650166</text:p>
          </table:table-cell>
          <table:table-cell table:formula="of:=[.M288]" office:value-type="float" office:value="1.640675427" calcext:value-type="float">
            <text:p>1.640675427</text:p>
          </table:table-cell>
          <table:table-cell/>
          <table:table-cell table:formula="of:=[.B288]" office:value-type="float" office:value="1.640675427" calcext:value-type="float">
            <text:p>1.640675427</text:p>
          </table:table-cell>
          <table:table-cell table:formula="of:=[.C288]" office:value-type="float" office:value="0.000019502" calcext:value-type="float">
            <text:p>1.9502E-05</text:p>
          </table:table-cell>
          <table:table-cell table:formula="of:=[.G288]" office:value-type="float" office:value="0.000013162" calcext:value-type="float">
            <text:p>1.3162E-05</text:p>
          </table:table-cell>
          <table:table-cell table:formula="of:=[.K288]" office:value-type="float" office:value="0.000025261" calcext:value-type="float">
            <text:p>2.5261E-05</text:p>
          </table:table-cell>
        </table:table-row>
        <table:table-row table:style-name="ro1" table:number-rows-repeated="104828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middle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 number:title="Benutzerdefiniert">
      <number:number number:decimal-places="6" loext:min-decimal-places="6" number:min-integer-digits="1"/>
    </number:number-style>
    <number:number-style style:name="N109" number:title="Benutzerdefiniert">
      <number:scientific-number number:decimal-places="0" loext:min-decimal-places="0" number:min-integer-digits="1" number:min-exponent-digits="1" loext:exponent-interval="1" loext:forced-exponent-sign="false"/>
    </number:number-style>
    <number:number-style style:name="N110" number:title="Benutzerdefiniert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11" number:title="Benutzerdefiniert">
      <number:scientific-number number:decimal-places="1" loext:min-decimal-places="1" number:min-integer-digits="1" number:min-exponent-digits="0" loext:exponent-interval="1" loext:forced-exponent-sign="false"/>
    </number:number-style>
    <number:number-style style:name="N112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 style:data-style-name="N2" text:time-value="19:07:34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06-09T19:27:57.459000000</dc:date>
    <meta:editing-duration>PT38M41S</meta:editing-duration>
    <meta:editing-cycles>7</meta:editing-cycles>
    <meta:document-statistic meta:table-count="1" meta:cell-count="50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 number:title="Benutzerdefiniert">
      <number:number number:decimal-places="6" loext:min-decimal-places="6" number:min-integer-digits="1"/>
    </number:number-style>
    <number:number-style style:name="N110" number:title="Benutzerdefiniert">
      <number:scientific-number number:decimal-places="1" loext:min-decimal-places="1" number:min-integer-digits="1" number:min-exponent-digits="1" loext:exponent-interval="1" loext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Standard" fo:font-size="9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origin="0" chart:interval-major="0.00001" chart:interval-minor-divisor="1" chart:reverse-direction="false" text:line-break="false" loext:try-staggering-first="false" chart:link-data-style-to-source="false" chart:axis-position="0" chart:axis-label-position="outside-start" style:rotation-angle="90"/>
      <style:graphic-properties svg:stroke-color="#b3b3b3"/>
      <style:text-properties fo:font-family="Arial" style:font-style-name="Standard"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width="0.02cm"/>
    </style:style>
    <style:style style:name="ch8" style:family="chart" style:data-style-name="N108">
      <style:chart-properties chart:display-label="true" chart:logarithmic="false" chart:minimum="1.64049" chart:origin="0" chart:interval-major="0.00001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family="Arial" style:font-style-name="Standard" fo:font-size="8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05cm" chart:symbol-height="0.0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05cm" chart:symbol-height="0.0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05cm" chart:symbol-height="0.05cm" chart:link-data-style-to-source="true"/>
      <style:graphic-properties svg:stroke-width="0.05cm" svg:stroke-color="#158466" draw:fill-color="#15846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4cm" svg:stroke-color="#ff8000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77cm" svg:height="12.169cm" xlink:href=".." xlink:type="simple" chart:class="chart:scatter" chart:style-name="ch1">
        <chart:title svg:x="2.573cm" svg:y="0.483cm" chart:style-name="ch2">
          <text:p>compact_2012 channel DA1 range +-10V outputvoltage around 1.64V SN 20190606_01 </text:p>
        </chart:title>
        <chart:legend svg:x="10.063cm" svg:y="6.529cm" style:legend-expansion="custom" chartooo:width="3.958cm" chartooo:height="2.491cm" style:legend-expansion-aspect-ratio="1.58892011240466" chart:style-name="ch3"/>
        <chart:plot-area chart:style-name="ch4" table:cell-range-address="Sheet1.M8:Sheet1.Q288" chart:data-source-has-labels="row" svg:x="1.04cm" svg:y="0.897cm" svg:width="13.735cm" svg:height="10.303cm">
          <chartooo:coordinate-region svg:x="2.413cm" svg:y="1.058cm" svg:width="12.203cm" svg:height="8.771cm"/>
          <chart:axis chart:dimension="x" chart:name="primary-x" chart:style-name="ch5">
            <chart:title svg:x="12.801cm" svg:y="11.395cm" chart:style-name="ch6">
              <text:p>set voltage V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142cm" svg:y="3.246cm" chart:style-name="ch9">
              <text:p>output voltage V</text:p>
            </chart:title>
            <chart:grid chart:style-name="ch7" chart:class="major"/>
          </chart:axis>
          <chart:series chart:style-name="ch10" chart:values-cell-range-address="Sheet1.N9:Sheet1.N288" chart:label-cell-address="Sheet1.N8:Sheet1.N8" chart:class="chart:scatter">
            <chart:domain table:cell-range-address="Sheet1.M9:Sheet1.M288"/>
            <chart:data-point chart:repeated="280"/>
          </chart:series>
          <chart:series chart:style-name="ch11" chart:values-cell-range-address="Sheet1.O9:Sheet1.O288" chart:label-cell-address="Sheet1.O8:Sheet1.O8" chart:class="chart:scatter">
            <chart:data-point chart:repeated="280"/>
          </chart:series>
          <chart:series chart:style-name="ch12" chart:values-cell-range-address="Sheet1.P9:Sheet1.P288" chart:label-cell-address="Sheet1.P8:Sheet1.P8" chart:class="chart:scatter">
            <chart:data-point chart:repeated="280"/>
          </chart:series>
          <chart:series chart:style-name="ch13" chart:values-cell-range-address="Sheet1.Q9:Sheet1.Q288" chart:label-cell-address="Sheet1.Q8:Sheet1.Q8" chart:class="chart:scatter">
            <chart:data-point chart:repeated="2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ac_12 cal</text:p>
                <draw:g>
                  <svg:desc>Sheet1.N8:Sheet1.N8</svg:desc>
                </draw:g>
              </table:table-cell>
              <table:table-cell office:value-type="string">
                <text:p>dac_12 no cal</text:p>
                <draw:g>
                  <svg:desc>Sheet1.O8:Sheet1.O8</svg:desc>
                </draw:g>
              </table:table-cell>
              <table:table-cell office:value-type="string">
                <text:p>no dac_12</text:p>
                <draw:g>
                  <svg:desc>Sheet1.P8:Sheet1.P8</svg:desc>
                </draw:g>
              </table:table-cell>
              <table:table-cell office:value-type="string">
                <text:p>ideal</text:p>
                <draw:g>
                  <svg:desc>Sheet1.Q8:Sheet1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0535927">
                <text:p>1.640535927</text:p>
                <draw:g>
                  <svg:desc>Sheet1.M9:Sheet1.M288</svg:desc>
                </draw:g>
              </table:table-cell>
              <table:table-cell office:value-type="float" office:value="1.64051618">
                <text:p>1.64051618</text:p>
                <draw:g>
                  <svg:desc>Sheet1.N9:Sheet1.N288</svg:desc>
                </draw:g>
              </table:table-cell>
              <table:table-cell office:value-type="float" office:value="1.640518171">
                <text:p>1.640518171</text:p>
                <draw:g>
                  <svg:desc>Sheet1.O9:Sheet1.O288</svg:desc>
                </draw:g>
              </table:table-cell>
              <table:table-cell office:value-type="float" office:value="1.640511973">
                <text:p>1.640511973</text:p>
                <draw:g>
                  <svg:desc>Sheet1.P9:Sheet1.P288</svg:desc>
                </draw:g>
              </table:table-cell>
              <table:table-cell office:value-type="float" office:value="1.640535927">
                <text:p>1.640535927</text:p>
                <draw:g>
                  <svg:desc>Sheet1.Q9:Sheet1.Q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0536427">
                <text:p>1.640536427</text:p>
              </table:table-cell>
              <table:table-cell office:value-type="float" office:value="1.640516652">
                <text:p>1.640516652</text:p>
              </table:table-cell>
              <table:table-cell office:value-type="float" office:value="1.640518647">
                <text:p>1.640518647</text:p>
              </table:table-cell>
              <table:table-cell office:value-type="float" office:value="1.640511971">
                <text:p>1.640511971</text:p>
              </table:table-cell>
              <table:table-cell office:value-type="float" office:value="1.640536427">
                <text:p>1.640536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0536927">
                <text:p>1.640536927</text:p>
              </table:table-cell>
              <table:table-cell office:value-type="float" office:value="1.6405171">
                <text:p>1.6405171</text:p>
              </table:table-cell>
              <table:table-cell office:value-type="float" office:value="1.640519256">
                <text:p>1.640519256</text:p>
              </table:table-cell>
              <table:table-cell office:value-type="float" office:value="1.640511983">
                <text:p>1.640511983</text:p>
              </table:table-cell>
              <table:table-cell office:value-type="float" office:value="1.640536927">
                <text:p>1.640536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0537427">
                <text:p>1.640537427</text:p>
              </table:table-cell>
              <table:table-cell office:value-type="float" office:value="1.64051758">
                <text:p>1.64051758</text:p>
              </table:table-cell>
              <table:table-cell office:value-type="float" office:value="1.640519711">
                <text:p>1.640519711</text:p>
              </table:table-cell>
              <table:table-cell office:value-type="float" office:value="1.640511984">
                <text:p>1.640511984</text:p>
              </table:table-cell>
              <table:table-cell office:value-type="float" office:value="1.640537427">
                <text:p>1.640537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0537927">
                <text:p>1.640537927</text:p>
              </table:table-cell>
              <table:table-cell office:value-type="float" office:value="1.64051812">
                <text:p>1.64051812</text:p>
              </table:table-cell>
              <table:table-cell office:value-type="float" office:value="1.640520177">
                <text:p>1.640520177</text:p>
              </table:table-cell>
              <table:table-cell office:value-type="float" office:value="1.640511985">
                <text:p>1.640511985</text:p>
              </table:table-cell>
              <table:table-cell office:value-type="float" office:value="1.640537927">
                <text:p>1.640537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0538427">
                <text:p>1.640538427</text:p>
              </table:table-cell>
              <table:table-cell office:value-type="float" office:value="1.640518681">
                <text:p>1.640518681</text:p>
              </table:table-cell>
              <table:table-cell office:value-type="float" office:value="1.640520644">
                <text:p>1.640520644</text:p>
              </table:table-cell>
              <table:table-cell office:value-type="float" office:value="1.640511926">
                <text:p>1.640511926</text:p>
              </table:table-cell>
              <table:table-cell office:value-type="float" office:value="1.640538427">
                <text:p>1.640538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0538927">
                <text:p>1.640538927</text:p>
              </table:table-cell>
              <table:table-cell office:value-type="float" office:value="1.6405191">
                <text:p>1.6405191</text:p>
              </table:table-cell>
              <table:table-cell office:value-type="float" office:value="1.640521202">
                <text:p>1.640521202</text:p>
              </table:table-cell>
              <table:table-cell office:value-type="float" office:value="1.640511957">
                <text:p>1.640511957</text:p>
              </table:table-cell>
              <table:table-cell office:value-type="float" office:value="1.640538927">
                <text:p>1.640538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0539427">
                <text:p>1.640539427</text:p>
              </table:table-cell>
              <table:table-cell office:value-type="float" office:value="1.640519608">
                <text:p>1.640519608</text:p>
              </table:table-cell>
              <table:table-cell office:value-type="float" office:value="1.64052167">
                <text:p>1.64052167</text:p>
              </table:table-cell>
              <table:table-cell office:value-type="float" office:value="1.640511988">
                <text:p>1.640511988</text:p>
              </table:table-cell>
              <table:table-cell office:value-type="float" office:value="1.640539427">
                <text:p>1.640539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0539927">
                <text:p>1.640539927</text:p>
              </table:table-cell>
              <table:table-cell office:value-type="float" office:value="1.640520125">
                <text:p>1.640520125</text:p>
              </table:table-cell>
              <table:table-cell office:value-type="float" office:value="1.640522214">
                <text:p>1.640522214</text:p>
              </table:table-cell>
              <table:table-cell office:value-type="float" office:value="1.640511948">
                <text:p>1.640511948</text:p>
              </table:table-cell>
              <table:table-cell office:value-type="float" office:value="1.640539927">
                <text:p>1.640539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0540427">
                <text:p>1.640540427</text:p>
              </table:table-cell>
              <table:table-cell office:value-type="float" office:value="1.640520617">
                <text:p>1.640520617</text:p>
              </table:table-cell>
              <table:table-cell office:value-type="float" office:value="1.640522785">
                <text:p>1.640522785</text:p>
              </table:table-cell>
              <table:table-cell office:value-type="float" office:value="1.640511916">
                <text:p>1.640511916</text:p>
              </table:table-cell>
              <table:table-cell office:value-type="float" office:value="1.640540427">
                <text:p>1.640540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0540927">
                <text:p>1.640540927</text:p>
              </table:table-cell>
              <table:table-cell office:value-type="float" office:value="1.640521102">
                <text:p>1.640521102</text:p>
              </table:table-cell>
              <table:table-cell office:value-type="float" office:value="1.640523213">
                <text:p>1.640523213</text:p>
              </table:table-cell>
              <table:table-cell office:value-type="float" office:value="1.640511963">
                <text:p>1.640511963</text:p>
              </table:table-cell>
              <table:table-cell office:value-type="float" office:value="1.640540927">
                <text:p>1.640540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0541427">
                <text:p>1.640541427</text:p>
              </table:table-cell>
              <table:table-cell office:value-type="float" office:value="1.640521587">
                <text:p>1.640521587</text:p>
              </table:table-cell>
              <table:table-cell office:value-type="float" office:value="1.640523711">
                <text:p>1.640523711</text:p>
              </table:table-cell>
              <table:table-cell office:value-type="float" office:value="1.640512028">
                <text:p>1.640512028</text:p>
              </table:table-cell>
              <table:table-cell office:value-type="float" office:value="1.640541427">
                <text:p>1.640541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40541927">
                <text:p>1.640541927</text:p>
              </table:table-cell>
              <table:table-cell office:value-type="float" office:value="1.640522046">
                <text:p>1.640522046</text:p>
              </table:table-cell>
              <table:table-cell office:value-type="float" office:value="1.640524259">
                <text:p>1.640524259</text:p>
              </table:table-cell>
              <table:table-cell office:value-type="float" office:value="1.640511992">
                <text:p>1.640511992</text:p>
              </table:table-cell>
              <table:table-cell office:value-type="float" office:value="1.640541927">
                <text:p>1.640541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0542427">
                <text:p>1.640542427</text:p>
              </table:table-cell>
              <table:table-cell office:value-type="float" office:value="1.640522561">
                <text:p>1.640522561</text:p>
              </table:table-cell>
              <table:table-cell office:value-type="float" office:value="1.640524665">
                <text:p>1.640524665</text:p>
              </table:table-cell>
              <table:table-cell office:value-type="float" office:value="1.640511993">
                <text:p>1.640511993</text:p>
              </table:table-cell>
              <table:table-cell office:value-type="float" office:value="1.640542427">
                <text:p>1.640542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0542927">
                <text:p>1.640542927</text:p>
              </table:table-cell>
              <table:table-cell office:value-type="float" office:value="1.640522916">
                <text:p>1.640522916</text:p>
              </table:table-cell>
              <table:table-cell office:value-type="float" office:value="1.640525172">
                <text:p>1.640525172</text:p>
              </table:table-cell>
              <table:table-cell office:value-type="float" office:value="1.640512073">
                <text:p>1.640512073</text:p>
              </table:table-cell>
              <table:table-cell office:value-type="float" office:value="1.640542927">
                <text:p>1.640542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543427">
                <text:p>1.640543427</text:p>
              </table:table-cell>
              <table:table-cell office:value-type="float" office:value="1.640523542">
                <text:p>1.640523542</text:p>
              </table:table-cell>
              <table:table-cell office:value-type="float" office:value="1.640525635">
                <text:p>1.640525635</text:p>
              </table:table-cell>
              <table:table-cell office:value-type="float" office:value="1.640512034">
                <text:p>1.640512034</text:p>
              </table:table-cell>
              <table:table-cell office:value-type="float" office:value="1.640543427">
                <text:p>1.64054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40543927">
                <text:p>1.640543927</text:p>
              </table:table-cell>
              <table:table-cell office:value-type="float" office:value="1.640524001">
                <text:p>1.640524001</text:p>
              </table:table-cell>
              <table:table-cell office:value-type="float" office:value="1.640526171">
                <text:p>1.640526171</text:p>
              </table:table-cell>
              <table:table-cell office:value-type="float" office:value="1.640511963">
                <text:p>1.640511963</text:p>
              </table:table-cell>
              <table:table-cell office:value-type="float" office:value="1.640543927">
                <text:p>1.640543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40544427">
                <text:p>1.640544427</text:p>
              </table:table-cell>
              <table:table-cell office:value-type="float" office:value="1.640524514">
                <text:p>1.640524514</text:p>
              </table:table-cell>
              <table:table-cell office:value-type="float" office:value="1.640526659">
                <text:p>1.640526659</text:p>
              </table:table-cell>
              <table:table-cell office:value-type="float" office:value="1.640511948">
                <text:p>1.640511948</text:p>
              </table:table-cell>
              <table:table-cell office:value-type="float" office:value="1.640544427">
                <text:p>1.640544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0544927">
                <text:p>1.640544927</text:p>
              </table:table-cell>
              <table:table-cell office:value-type="float" office:value="1.640525002">
                <text:p>1.640525002</text:p>
              </table:table-cell>
              <table:table-cell office:value-type="float" office:value="1.640527104">
                <text:p>1.640527104</text:p>
              </table:table-cell>
              <table:table-cell office:value-type="float" office:value="1.640511914">
                <text:p>1.640511914</text:p>
              </table:table-cell>
              <table:table-cell office:value-type="float" office:value="1.640544927">
                <text:p>1.640544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40545427">
                <text:p>1.640545427</text:p>
              </table:table-cell>
              <table:table-cell office:value-type="float" office:value="1.640525464">
                <text:p>1.640525464</text:p>
              </table:table-cell>
              <table:table-cell office:value-type="float" office:value="1.640527641">
                <text:p>1.640527641</text:p>
              </table:table-cell>
              <table:table-cell office:value-type="float" office:value="1.640511945">
                <text:p>1.640511945</text:p>
              </table:table-cell>
              <table:table-cell office:value-type="float" office:value="1.640545427">
                <text:p>1.640545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0545927">
                <text:p>1.640545927</text:p>
              </table:table-cell>
              <table:table-cell office:value-type="float" office:value="1.640525982">
                <text:p>1.640525982</text:p>
              </table:table-cell>
              <table:table-cell office:value-type="float" office:value="1.640528166">
                <text:p>1.640528166</text:p>
              </table:table-cell>
              <table:table-cell office:value-type="float" office:value="1.640511969">
                <text:p>1.640511969</text:p>
              </table:table-cell>
              <table:table-cell office:value-type="float" office:value="1.640545927">
                <text:p>1.640545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0546427">
                <text:p>1.640546427</text:p>
              </table:table-cell>
              <table:table-cell office:value-type="float" office:value="1.640526462">
                <text:p>1.640526462</text:p>
              </table:table-cell>
              <table:table-cell office:value-type="float" office:value="1.640528653">
                <text:p>1.640528653</text:p>
              </table:table-cell>
              <table:table-cell office:value-type="float" office:value="1.640511962">
                <text:p>1.640511962</text:p>
              </table:table-cell>
              <table:table-cell office:value-type="float" office:value="1.640546427">
                <text:p>1.640546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0546927">
                <text:p>1.640546927</text:p>
              </table:table-cell>
              <table:table-cell office:value-type="float" office:value="1.640526901">
                <text:p>1.640526901</text:p>
              </table:table-cell>
              <table:table-cell office:value-type="float" office:value="1.640529139">
                <text:p>1.640529139</text:p>
              </table:table-cell>
              <table:table-cell office:value-type="float" office:value="1.64051188">
                <text:p>1.64051188</text:p>
              </table:table-cell>
              <table:table-cell office:value-type="float" office:value="1.640546927">
                <text:p>1.640546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40547427">
                <text:p>1.640547427</text:p>
              </table:table-cell>
              <table:table-cell office:value-type="float" office:value="1.640527467">
                <text:p>1.640527467</text:p>
              </table:table-cell>
              <table:table-cell office:value-type="float" office:value="1.640529606">
                <text:p>1.640529606</text:p>
              </table:table-cell>
              <table:table-cell office:value-type="float" office:value="1.640511936">
                <text:p>1.640511936</text:p>
              </table:table-cell>
              <table:table-cell office:value-type="float" office:value="1.640547427">
                <text:p>1.640547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40547927">
                <text:p>1.640547927</text:p>
              </table:table-cell>
              <table:table-cell office:value-type="float" office:value="1.640527893">
                <text:p>1.640527893</text:p>
              </table:table-cell>
              <table:table-cell office:value-type="float" office:value="1.640530139">
                <text:p>1.640530139</text:p>
              </table:table-cell>
              <table:table-cell office:value-type="float" office:value="1.640511974">
                <text:p>1.640511974</text:p>
              </table:table-cell>
              <table:table-cell office:value-type="float" office:value="1.640547927">
                <text:p>1.640547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0548427">
                <text:p>1.640548427</text:p>
              </table:table-cell>
              <table:table-cell office:value-type="float" office:value="1.640528413">
                <text:p>1.640528413</text:p>
              </table:table-cell>
              <table:table-cell office:value-type="float" office:value="1.640530602">
                <text:p>1.640530602</text:p>
              </table:table-cell>
              <table:table-cell office:value-type="float" office:value="1.640511974">
                <text:p>1.640511974</text:p>
              </table:table-cell>
              <table:table-cell office:value-type="float" office:value="1.640548427">
                <text:p>1.640548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40548927">
                <text:p>1.640548927</text:p>
              </table:table-cell>
              <table:table-cell office:value-type="float" office:value="1.640529332">
                <text:p>1.640529332</text:p>
              </table:table-cell>
              <table:table-cell office:value-type="float" office:value="1.640531328">
                <text:p>1.640531328</text:p>
              </table:table-cell>
              <table:table-cell office:value-type="float" office:value="1.640531062">
                <text:p>1.640531062</text:p>
              </table:table-cell>
              <table:table-cell office:value-type="float" office:value="1.640548927">
                <text:p>1.640548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0549427">
                <text:p>1.640549427</text:p>
              </table:table-cell>
              <table:table-cell office:value-type="float" office:value="1.640529879">
                <text:p>1.640529879</text:p>
              </table:table-cell>
              <table:table-cell office:value-type="float" office:value="1.640531914">
                <text:p>1.640531914</text:p>
              </table:table-cell>
              <table:table-cell office:value-type="float" office:value="1.64053106">
                <text:p>1.64053106</text:p>
              </table:table-cell>
              <table:table-cell office:value-type="float" office:value="1.640549427">
                <text:p>1.640549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0549927">
                <text:p>1.640549927</text:p>
              </table:table-cell>
              <table:table-cell office:value-type="float" office:value="1.640530384">
                <text:p>1.640530384</text:p>
              </table:table-cell>
              <table:table-cell office:value-type="float" office:value="1.640532408">
                <text:p>1.640532408</text:p>
              </table:table-cell>
              <table:table-cell office:value-type="float" office:value="1.640531112">
                <text:p>1.640531112</text:p>
              </table:table-cell>
              <table:table-cell office:value-type="float" office:value="1.640549927">
                <text:p>1.640549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40550427">
                <text:p>1.640550427</text:p>
              </table:table-cell>
              <table:table-cell office:value-type="float" office:value="1.640530825">
                <text:p>1.640530825</text:p>
              </table:table-cell>
              <table:table-cell office:value-type="float" office:value="1.64053286">
                <text:p>1.64053286</text:p>
              </table:table-cell>
              <table:table-cell office:value-type="float" office:value="1.640531052">
                <text:p>1.640531052</text:p>
              </table:table-cell>
              <table:table-cell office:value-type="float" office:value="1.640550427">
                <text:p>1.640550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0550927">
                <text:p>1.640550927</text:p>
              </table:table-cell>
              <table:table-cell office:value-type="float" office:value="1.640531359">
                <text:p>1.640531359</text:p>
              </table:table-cell>
              <table:table-cell office:value-type="float" office:value="1.64053336">
                <text:p>1.64053336</text:p>
              </table:table-cell>
              <table:table-cell office:value-type="float" office:value="1.640531031">
                <text:p>1.640531031</text:p>
              </table:table-cell>
              <table:table-cell office:value-type="float" office:value="1.640550927">
                <text:p>1.640550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0551427">
                <text:p>1.640551427</text:p>
              </table:table-cell>
              <table:table-cell office:value-type="float" office:value="1.640531805">
                <text:p>1.640531805</text:p>
              </table:table-cell>
              <table:table-cell office:value-type="float" office:value="1.640533846">
                <text:p>1.640533846</text:p>
              </table:table-cell>
              <table:table-cell office:value-type="float" office:value="1.640531059">
                <text:p>1.640531059</text:p>
              </table:table-cell>
              <table:table-cell office:value-type="float" office:value="1.640551427">
                <text:p>1.640551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0551927">
                <text:p>1.640551927</text:p>
              </table:table-cell>
              <table:table-cell office:value-type="float" office:value="1.640532328">
                <text:p>1.640532328</text:p>
              </table:table-cell>
              <table:table-cell office:value-type="float" office:value="1.640534306">
                <text:p>1.640534306</text:p>
              </table:table-cell>
              <table:table-cell office:value-type="float" office:value="1.640531069">
                <text:p>1.640531069</text:p>
              </table:table-cell>
              <table:table-cell office:value-type="float" office:value="1.640551927">
                <text:p>1.640551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0552427">
                <text:p>1.640552427</text:p>
              </table:table-cell>
              <table:table-cell office:value-type="float" office:value="1.640532807">
                <text:p>1.640532807</text:p>
              </table:table-cell>
              <table:table-cell office:value-type="float" office:value="1.640534788">
                <text:p>1.640534788</text:p>
              </table:table-cell>
              <table:table-cell office:value-type="float" office:value="1.640531088">
                <text:p>1.640531088</text:p>
              </table:table-cell>
              <table:table-cell office:value-type="float" office:value="1.640552427">
                <text:p>1.6405524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40552927">
                <text:p>1.640552927</text:p>
              </table:table-cell>
              <table:table-cell office:value-type="float" office:value="1.640533278">
                <text:p>1.640533278</text:p>
              </table:table-cell>
              <table:table-cell office:value-type="float" office:value="1.640535288">
                <text:p>1.640535288</text:p>
              </table:table-cell>
              <table:table-cell office:value-type="float" office:value="1.640531106">
                <text:p>1.640531106</text:p>
              </table:table-cell>
              <table:table-cell office:value-type="float" office:value="1.640552927">
                <text:p>1.640552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0553427">
                <text:p>1.640553427</text:p>
              </table:table-cell>
              <table:table-cell office:value-type="float" office:value="1.640533742">
                <text:p>1.640533742</text:p>
              </table:table-cell>
              <table:table-cell office:value-type="float" office:value="1.640535797">
                <text:p>1.640535797</text:p>
              </table:table-cell>
              <table:table-cell office:value-type="float" office:value="1.640531034">
                <text:p>1.640531034</text:p>
              </table:table-cell>
              <table:table-cell office:value-type="float" office:value="1.640553427">
                <text:p>1.640553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0553927">
                <text:p>1.640553927</text:p>
              </table:table-cell>
              <table:table-cell office:value-type="float" office:value="1.640534275">
                <text:p>1.640534275</text:p>
              </table:table-cell>
              <table:table-cell office:value-type="float" office:value="1.640536264">
                <text:p>1.640536264</text:p>
              </table:table-cell>
              <table:table-cell office:value-type="float" office:value="1.640531031">
                <text:p>1.640531031</text:p>
              </table:table-cell>
              <table:table-cell office:value-type="float" office:value="1.640553927">
                <text:p>1.640553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0554427">
                <text:p>1.640554427</text:p>
              </table:table-cell>
              <table:table-cell office:value-type="float" office:value="1.640534803">
                <text:p>1.640534803</text:p>
              </table:table-cell>
              <table:table-cell office:value-type="float" office:value="1.640536777">
                <text:p>1.640536777</text:p>
              </table:table-cell>
              <table:table-cell office:value-type="float" office:value="1.640531084">
                <text:p>1.640531084</text:p>
              </table:table-cell>
              <table:table-cell office:value-type="float" office:value="1.640554427">
                <text:p>1.640554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40554927">
                <text:p>1.640554927</text:p>
              </table:table-cell>
              <table:table-cell office:value-type="float" office:value="1.640535259">
                <text:p>1.640535259</text:p>
              </table:table-cell>
              <table:table-cell office:value-type="float" office:value="1.640537259">
                <text:p>1.640537259</text:p>
              </table:table-cell>
              <table:table-cell office:value-type="float" office:value="1.640531071">
                <text:p>1.640531071</text:p>
              </table:table-cell>
              <table:table-cell office:value-type="float" office:value="1.640554927">
                <text:p>1.640554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40555427">
                <text:p>1.640555427</text:p>
              </table:table-cell>
              <table:table-cell office:value-type="float" office:value="1.64053575">
                <text:p>1.64053575</text:p>
              </table:table-cell>
              <table:table-cell office:value-type="float" office:value="1.640537743">
                <text:p>1.640537743</text:p>
              </table:table-cell>
              <table:table-cell office:value-type="float" office:value="1.640530977">
                <text:p>1.640530977</text:p>
              </table:table-cell>
              <table:table-cell office:value-type="float" office:value="1.640555427">
                <text:p>1.640555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0555927">
                <text:p>1.640555927</text:p>
              </table:table-cell>
              <table:table-cell office:value-type="float" office:value="1.640536268">
                <text:p>1.640536268</text:p>
              </table:table-cell>
              <table:table-cell office:value-type="float" office:value="1.640538217">
                <text:p>1.640538217</text:p>
              </table:table-cell>
              <table:table-cell office:value-type="float" office:value="1.640530998">
                <text:p>1.640530998</text:p>
              </table:table-cell>
              <table:table-cell office:value-type="float" office:value="1.640555927">
                <text:p>1.640555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0556427">
                <text:p>1.640556427</text:p>
              </table:table-cell>
              <table:table-cell office:value-type="float" office:value="1.640536778">
                <text:p>1.640536778</text:p>
              </table:table-cell>
              <table:table-cell office:value-type="float" office:value="1.640538763">
                <text:p>1.640538763</text:p>
              </table:table-cell>
              <table:table-cell office:value-type="float" office:value="1.640531004">
                <text:p>1.640531004</text:p>
              </table:table-cell>
              <table:table-cell office:value-type="float" office:value="1.640556427">
                <text:p>1.640556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0556927">
                <text:p>1.640556927</text:p>
              </table:table-cell>
              <table:table-cell office:value-type="float" office:value="1.640537245">
                <text:p>1.640537245</text:p>
              </table:table-cell>
              <table:table-cell office:value-type="float" office:value="1.640539244">
                <text:p>1.640539244</text:p>
              </table:table-cell>
              <table:table-cell office:value-type="float" office:value="1.640530996">
                <text:p>1.640530996</text:p>
              </table:table-cell>
              <table:table-cell office:value-type="float" office:value="1.640556927">
                <text:p>1.64055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0557427">
                <text:p>1.640557427</text:p>
              </table:table-cell>
              <table:table-cell office:value-type="float" office:value="1.64053774">
                <text:p>1.64053774</text:p>
              </table:table-cell>
              <table:table-cell office:value-type="float" office:value="1.640539677">
                <text:p>1.640539677</text:p>
              </table:table-cell>
              <table:table-cell office:value-type="float" office:value="1.640531072">
                <text:p>1.640531072</text:p>
              </table:table-cell>
              <table:table-cell office:value-type="float" office:value="1.640557427">
                <text:p>1.640557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40557927">
                <text:p>1.640557927</text:p>
              </table:table-cell>
              <table:table-cell office:value-type="float" office:value="1.64053826">
                <text:p>1.64053826</text:p>
              </table:table-cell>
              <table:table-cell office:value-type="float" office:value="1.640540174">
                <text:p>1.640540174</text:p>
              </table:table-cell>
              <table:table-cell office:value-type="float" office:value="1.640531055">
                <text:p>1.640531055</text:p>
              </table:table-cell>
              <table:table-cell office:value-type="float" office:value="1.640557927">
                <text:p>1.640557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0558427">
                <text:p>1.640558427</text:p>
              </table:table-cell>
              <table:table-cell office:value-type="float" office:value="1.640538718">
                <text:p>1.640538718</text:p>
              </table:table-cell>
              <table:table-cell office:value-type="float" office:value="1.640540646">
                <text:p>1.640540646</text:p>
              </table:table-cell>
              <table:table-cell office:value-type="float" office:value="1.640531053">
                <text:p>1.640531053</text:p>
              </table:table-cell>
              <table:table-cell office:value-type="float" office:value="1.640558427">
                <text:p>1.640558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40558927">
                <text:p>1.640558927</text:p>
              </table:table-cell>
              <table:table-cell office:value-type="float" office:value="1.640539214">
                <text:p>1.640539214</text:p>
              </table:table-cell>
              <table:table-cell office:value-type="float" office:value="1.640541187">
                <text:p>1.640541187</text:p>
              </table:table-cell>
              <table:table-cell office:value-type="float" office:value="1.640531123">
                <text:p>1.640531123</text:p>
              </table:table-cell>
              <table:table-cell office:value-type="float" office:value="1.640558927">
                <text:p>1.6405589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0559427">
                <text:p>1.640559427</text:p>
              </table:table-cell>
              <table:table-cell office:value-type="float" office:value="1.640539674">
                <text:p>1.640539674</text:p>
              </table:table-cell>
              <table:table-cell office:value-type="float" office:value="1.640541726">
                <text:p>1.640541726</text:p>
              </table:table-cell>
              <table:table-cell office:value-type="float" office:value="1.640531055">
                <text:p>1.640531055</text:p>
              </table:table-cell>
              <table:table-cell office:value-type="float" office:value="1.640559427">
                <text:p>1.640559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40559927">
                <text:p>1.640559927</text:p>
              </table:table-cell>
              <table:table-cell office:value-type="float" office:value="1.640540178">
                <text:p>1.640540178</text:p>
              </table:table-cell>
              <table:table-cell office:value-type="float" office:value="1.640542191">
                <text:p>1.640542191</text:p>
              </table:table-cell>
              <table:table-cell office:value-type="float" office:value="1.640531003">
                <text:p>1.640531003</text:p>
              </table:table-cell>
              <table:table-cell office:value-type="float" office:value="1.640559927">
                <text:p>1.640559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0560427">
                <text:p>1.640560427</text:p>
              </table:table-cell>
              <table:table-cell office:value-type="float" office:value="1.640540693">
                <text:p>1.640540693</text:p>
              </table:table-cell>
              <table:table-cell office:value-type="float" office:value="1.640542604">
                <text:p>1.640542604</text:p>
              </table:table-cell>
              <table:table-cell office:value-type="float" office:value="1.640531044">
                <text:p>1.640531044</text:p>
              </table:table-cell>
              <table:table-cell office:value-type="float" office:value="1.640560427">
                <text:p>1.640560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40560927">
                <text:p>1.640560927</text:p>
              </table:table-cell>
              <table:table-cell office:value-type="float" office:value="1.640541092">
                <text:p>1.640541092</text:p>
              </table:table-cell>
              <table:table-cell office:value-type="float" office:value="1.640543126">
                <text:p>1.640543126</text:p>
              </table:table-cell>
              <table:table-cell office:value-type="float" office:value="1.64053103">
                <text:p>1.64053103</text:p>
              </table:table-cell>
              <table:table-cell office:value-type="float" office:value="1.640560927">
                <text:p>1.640560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40561427">
                <text:p>1.640561427</text:p>
              </table:table-cell>
              <table:table-cell office:value-type="float" office:value="1.640541601">
                <text:p>1.640541601</text:p>
              </table:table-cell>
              <table:table-cell office:value-type="float" office:value="1.640543638">
                <text:p>1.640543638</text:p>
              </table:table-cell>
              <table:table-cell office:value-type="float" office:value="1.640531064">
                <text:p>1.640531064</text:p>
              </table:table-cell>
              <table:table-cell office:value-type="float" office:value="1.640561427">
                <text:p>1.640561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40561927">
                <text:p>1.640561927</text:p>
              </table:table-cell>
              <table:table-cell office:value-type="float" office:value="1.64054209">
                <text:p>1.64054209</text:p>
              </table:table-cell>
              <table:table-cell office:value-type="float" office:value="1.640544199">
                <text:p>1.640544199</text:p>
              </table:table-cell>
              <table:table-cell office:value-type="float" office:value="1.640531055">
                <text:p>1.640531055</text:p>
              </table:table-cell>
              <table:table-cell office:value-type="float" office:value="1.640561927">
                <text:p>1.640561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40562427">
                <text:p>1.640562427</text:p>
              </table:table-cell>
              <table:table-cell office:value-type="float" office:value="1.640542587">
                <text:p>1.640542587</text:p>
              </table:table-cell>
              <table:table-cell office:value-type="float" office:value="1.640544663">
                <text:p>1.640544663</text:p>
              </table:table-cell>
              <table:table-cell office:value-type="float" office:value="1.640531036">
                <text:p>1.640531036</text:p>
              </table:table-cell>
              <table:table-cell office:value-type="float" office:value="1.640562427">
                <text:p>1.640562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40562927">
                <text:p>1.640562927</text:p>
              </table:table-cell>
              <table:table-cell office:value-type="float" office:value="1.640542995">
                <text:p>1.640542995</text:p>
              </table:table-cell>
              <table:table-cell office:value-type="float" office:value="1.640545153">
                <text:p>1.640545153</text:p>
              </table:table-cell>
              <table:table-cell office:value-type="float" office:value="1.640531026">
                <text:p>1.640531026</text:p>
              </table:table-cell>
              <table:table-cell office:value-type="float" office:value="1.640562927">
                <text:p>1.640562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0563427">
                <text:p>1.640563427</text:p>
              </table:table-cell>
              <table:table-cell office:value-type="float" office:value="1.640543516">
                <text:p>1.640543516</text:p>
              </table:table-cell>
              <table:table-cell office:value-type="float" office:value="1.640545608">
                <text:p>1.640545608</text:p>
              </table:table-cell>
              <table:table-cell office:value-type="float" office:value="1.640531077">
                <text:p>1.640531077</text:p>
              </table:table-cell>
              <table:table-cell office:value-type="float" office:value="1.640563427">
                <text:p>1.6405634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0563927">
                <text:p>1.640563927</text:p>
              </table:table-cell>
              <table:table-cell office:value-type="float" office:value="1.640543986">
                <text:p>1.640543986</text:p>
              </table:table-cell>
              <table:table-cell office:value-type="float" office:value="1.640546126">
                <text:p>1.640546126</text:p>
              </table:table-cell>
              <table:table-cell office:value-type="float" office:value="1.640531035">
                <text:p>1.640531035</text:p>
              </table:table-cell>
              <table:table-cell office:value-type="float" office:value="1.640563927">
                <text:p>1.640563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40564427">
                <text:p>1.640564427</text:p>
              </table:table-cell>
              <table:table-cell office:value-type="float" office:value="1.640544519">
                <text:p>1.640544519</text:p>
              </table:table-cell>
              <table:table-cell office:value-type="float" office:value="1.64054659">
                <text:p>1.64054659</text:p>
              </table:table-cell>
              <table:table-cell office:value-type="float" office:value="1.640531088">
                <text:p>1.640531088</text:p>
              </table:table-cell>
              <table:table-cell office:value-type="float" office:value="1.640564427">
                <text:p>1.640564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40564927">
                <text:p>1.640564927</text:p>
              </table:table-cell>
              <table:table-cell office:value-type="float" office:value="1.640545034">
                <text:p>1.640545034</text:p>
              </table:table-cell>
              <table:table-cell office:value-type="float" office:value="1.640547075">
                <text:p>1.640547075</text:p>
              </table:table-cell>
              <table:table-cell office:value-type="float" office:value="1.640531023">
                <text:p>1.640531023</text:p>
              </table:table-cell>
              <table:table-cell office:value-type="float" office:value="1.640564927">
                <text:p>1.640564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0565427">
                <text:p>1.640565427</text:p>
              </table:table-cell>
              <table:table-cell office:value-type="float" office:value="1.640545516">
                <text:p>1.640545516</text:p>
              </table:table-cell>
              <table:table-cell office:value-type="float" office:value="1.640547613">
                <text:p>1.640547613</text:p>
              </table:table-cell>
              <table:table-cell office:value-type="float" office:value="1.64053103">
                <text:p>1.64053103</text:p>
              </table:table-cell>
              <table:table-cell office:value-type="float" office:value="1.640565427">
                <text:p>1.64056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40565927">
                <text:p>1.640565927</text:p>
              </table:table-cell>
              <table:table-cell office:value-type="float" office:value="1.64054595">
                <text:p>1.64054595</text:p>
              </table:table-cell>
              <table:table-cell office:value-type="float" office:value="1.640548126">
                <text:p>1.640548126</text:p>
              </table:table-cell>
              <table:table-cell office:value-type="float" office:value="1.640531002">
                <text:p>1.640531002</text:p>
              </table:table-cell>
              <table:table-cell office:value-type="float" office:value="1.640565927">
                <text:p>1.640565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40566427">
                <text:p>1.640566427</text:p>
              </table:table-cell>
              <table:table-cell office:value-type="float" office:value="1.640546502">
                <text:p>1.640546502</text:p>
              </table:table-cell>
              <table:table-cell office:value-type="float" office:value="1.640548608">
                <text:p>1.640548608</text:p>
              </table:table-cell>
              <table:table-cell office:value-type="float" office:value="1.640530952">
                <text:p>1.640530952</text:p>
              </table:table-cell>
              <table:table-cell office:value-type="float" office:value="1.640566427">
                <text:p>1.640566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40566927">
                <text:p>1.640566927</text:p>
              </table:table-cell>
              <table:table-cell office:value-type="float" office:value="1.640547">
                <text:p>1.640547</text:p>
              </table:table-cell>
              <table:table-cell office:value-type="float" office:value="1.64054907">
                <text:p>1.64054907</text:p>
              </table:table-cell>
              <table:table-cell office:value-type="float" office:value="1.640530958">
                <text:p>1.640530958</text:p>
              </table:table-cell>
              <table:table-cell office:value-type="float" office:value="1.640566927">
                <text:p>1.640566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40567427">
                <text:p>1.640567427</text:p>
              </table:table-cell>
              <table:table-cell office:value-type="float" office:value="1.640547504">
                <text:p>1.640547504</text:p>
              </table:table-cell>
              <table:table-cell office:value-type="float" office:value="1.6405496">
                <text:p>1.6405496</text:p>
              </table:table-cell>
              <table:table-cell office:value-type="float" office:value="1.64053101">
                <text:p>1.64053101</text:p>
              </table:table-cell>
              <table:table-cell office:value-type="float" office:value="1.640567427">
                <text:p>1.640567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0567927">
                <text:p>1.640567927</text:p>
              </table:table-cell>
              <table:table-cell office:value-type="float" office:value="1.640548334">
                <text:p>1.640548334</text:p>
              </table:table-cell>
              <table:table-cell office:value-type="float" office:value="1.640550285">
                <text:p>1.640550285</text:p>
              </table:table-cell>
              <table:table-cell office:value-type="float" office:value="1.640550039">
                <text:p>1.640550039</text:p>
              </table:table-cell>
              <table:table-cell office:value-type="float" office:value="1.640567927">
                <text:p>1.640567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40568427">
                <text:p>1.640568427</text:p>
              </table:table-cell>
              <table:table-cell office:value-type="float" office:value="1.640548841">
                <text:p>1.640548841</text:p>
              </table:table-cell>
              <table:table-cell office:value-type="float" office:value="1.640550824">
                <text:p>1.640550824</text:p>
              </table:table-cell>
              <table:table-cell office:value-type="float" office:value="1.640550005">
                <text:p>1.640550005</text:p>
              </table:table-cell>
              <table:table-cell office:value-type="float" office:value="1.640568427">
                <text:p>1.640568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0568927">
                <text:p>1.640568927</text:p>
              </table:table-cell>
              <table:table-cell office:value-type="float" office:value="1.640549302">
                <text:p>1.640549302</text:p>
              </table:table-cell>
              <table:table-cell office:value-type="float" office:value="1.640551283">
                <text:p>1.640551283</text:p>
              </table:table-cell>
              <table:table-cell office:value-type="float" office:value="1.640550003">
                <text:p>1.640550003</text:p>
              </table:table-cell>
              <table:table-cell office:value-type="float" office:value="1.640568927">
                <text:p>1.640568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40569427">
                <text:p>1.640569427</text:p>
              </table:table-cell>
              <table:table-cell office:value-type="float" office:value="1.640549786">
                <text:p>1.640549786</text:p>
              </table:table-cell>
              <table:table-cell office:value-type="float" office:value="1.640551756">
                <text:p>1.640551756</text:p>
              </table:table-cell>
              <table:table-cell office:value-type="float" office:value="1.640550042">
                <text:p>1.640550042</text:p>
              </table:table-cell>
              <table:table-cell office:value-type="float" office:value="1.640569427">
                <text:p>1.640569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40569927">
                <text:p>1.640569927</text:p>
              </table:table-cell>
              <table:table-cell office:value-type="float" office:value="1.640550295">
                <text:p>1.640550295</text:p>
              </table:table-cell>
              <table:table-cell office:value-type="float" office:value="1.640552282">
                <text:p>1.640552282</text:p>
              </table:table-cell>
              <table:table-cell office:value-type="float" office:value="1.640550119">
                <text:p>1.640550119</text:p>
              </table:table-cell>
              <table:table-cell office:value-type="float" office:value="1.640569927">
                <text:p>1.64056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40570427">
                <text:p>1.640570427</text:p>
              </table:table-cell>
              <table:table-cell office:value-type="float" office:value="1.64055073">
                <text:p>1.64055073</text:p>
              </table:table-cell>
              <table:table-cell office:value-type="float" office:value="1.640552788">
                <text:p>1.640552788</text:p>
              </table:table-cell>
              <table:table-cell office:value-type="float" office:value="1.640550082">
                <text:p>1.640550082</text:p>
              </table:table-cell>
              <table:table-cell office:value-type="float" office:value="1.640570427">
                <text:p>1.64057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40570927">
                <text:p>1.640570927</text:p>
              </table:table-cell>
              <table:table-cell office:value-type="float" office:value="1.64055129">
                <text:p>1.64055129</text:p>
              </table:table-cell>
              <table:table-cell office:value-type="float" office:value="1.640553227">
                <text:p>1.640553227</text:p>
              </table:table-cell>
              <table:table-cell office:value-type="float" office:value="1.640550084">
                <text:p>1.640550084</text:p>
              </table:table-cell>
              <table:table-cell office:value-type="float" office:value="1.640570927">
                <text:p>1.640570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40571427">
                <text:p>1.640571427</text:p>
              </table:table-cell>
              <table:table-cell office:value-type="float" office:value="1.640551765">
                <text:p>1.640551765</text:p>
              </table:table-cell>
              <table:table-cell office:value-type="float" office:value="1.640553725">
                <text:p>1.640553725</text:p>
              </table:table-cell>
              <table:table-cell office:value-type="float" office:value="1.640550081">
                <text:p>1.640550081</text:p>
              </table:table-cell>
              <table:table-cell office:value-type="float" office:value="1.640571427">
                <text:p>1.640571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40571927">
                <text:p>1.640571927</text:p>
              </table:table-cell>
              <table:table-cell office:value-type="float" office:value="1.640552241">
                <text:p>1.640552241</text:p>
              </table:table-cell>
              <table:table-cell office:value-type="float" office:value="1.640554184">
                <text:p>1.640554184</text:p>
              </table:table-cell>
              <table:table-cell office:value-type="float" office:value="1.640550045">
                <text:p>1.640550045</text:p>
              </table:table-cell>
              <table:table-cell office:value-type="float" office:value="1.640571927">
                <text:p>1.640571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0572427">
                <text:p>1.640572427</text:p>
              </table:table-cell>
              <table:table-cell office:value-type="float" office:value="1.640552751">
                <text:p>1.640552751</text:p>
              </table:table-cell>
              <table:table-cell office:value-type="float" office:value="1.640554683">
                <text:p>1.640554683</text:p>
              </table:table-cell>
              <table:table-cell office:value-type="float" office:value="1.640550024">
                <text:p>1.640550024</text:p>
              </table:table-cell>
              <table:table-cell office:value-type="float" office:value="1.640572427">
                <text:p>1.640572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0572927">
                <text:p>1.640572927</text:p>
              </table:table-cell>
              <table:table-cell office:value-type="float" office:value="1.640553244">
                <text:p>1.640553244</text:p>
              </table:table-cell>
              <table:table-cell office:value-type="float" office:value="1.640555262">
                <text:p>1.640555262</text:p>
              </table:table-cell>
              <table:table-cell office:value-type="float" office:value="1.64055005">
                <text:p>1.64055005</text:p>
              </table:table-cell>
              <table:table-cell office:value-type="float" office:value="1.640572927">
                <text:p>1.640572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40573427">
                <text:p>1.640573427</text:p>
              </table:table-cell>
              <table:table-cell office:value-type="float" office:value="1.640553759">
                <text:p>1.640553759</text:p>
              </table:table-cell>
              <table:table-cell office:value-type="float" office:value="1.640555747">
                <text:p>1.640555747</text:p>
              </table:table-cell>
              <table:table-cell office:value-type="float" office:value="1.640550086">
                <text:p>1.640550086</text:p>
              </table:table-cell>
              <table:table-cell office:value-type="float" office:value="1.640573427">
                <text:p>1.640573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40573927">
                <text:p>1.640573927</text:p>
              </table:table-cell>
              <table:table-cell office:value-type="float" office:value="1.640554261">
                <text:p>1.640554261</text:p>
              </table:table-cell>
              <table:table-cell office:value-type="float" office:value="1.640556217">
                <text:p>1.640556217</text:p>
              </table:table-cell>
              <table:table-cell office:value-type="float" office:value="1.64055012">
                <text:p>1.64055012</text:p>
              </table:table-cell>
              <table:table-cell office:value-type="float" office:value="1.640573927">
                <text:p>1.640573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0574427">
                <text:p>1.640574427</text:p>
              </table:table-cell>
              <table:table-cell office:value-type="float" office:value="1.640554738">
                <text:p>1.640554738</text:p>
              </table:table-cell>
              <table:table-cell office:value-type="float" office:value="1.64055669">
                <text:p>1.64055669</text:p>
              </table:table-cell>
              <table:table-cell office:value-type="float" office:value="1.640550133">
                <text:p>1.640550133</text:p>
              </table:table-cell>
              <table:table-cell office:value-type="float" office:value="1.640574427">
                <text:p>1.640574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0574927">
                <text:p>1.640574927</text:p>
              </table:table-cell>
              <table:table-cell office:value-type="float" office:value="1.640555215">
                <text:p>1.640555215</text:p>
              </table:table-cell>
              <table:table-cell office:value-type="float" office:value="1.640557162">
                <text:p>1.640557162</text:p>
              </table:table-cell>
              <table:table-cell office:value-type="float" office:value="1.640550177">
                <text:p>1.640550177</text:p>
              </table:table-cell>
              <table:table-cell office:value-type="float" office:value="1.640574927">
                <text:p>1.640574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0575427">
                <text:p>1.640575427</text:p>
              </table:table-cell>
              <table:table-cell office:value-type="float" office:value="1.640555729">
                <text:p>1.640555729</text:p>
              </table:table-cell>
              <table:table-cell office:value-type="float" office:value="1.640557662">
                <text:p>1.640557662</text:p>
              </table:table-cell>
              <table:table-cell office:value-type="float" office:value="1.640550142">
                <text:p>1.640550142</text:p>
              </table:table-cell>
              <table:table-cell office:value-type="float" office:value="1.640575427">
                <text:p>1.640575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40575927">
                <text:p>1.640575927</text:p>
              </table:table-cell>
              <table:table-cell office:value-type="float" office:value="1.640556178">
                <text:p>1.640556178</text:p>
              </table:table-cell>
              <table:table-cell office:value-type="float" office:value="1.64055808">
                <text:p>1.64055808</text:p>
              </table:table-cell>
              <table:table-cell office:value-type="float" office:value="1.640550152">
                <text:p>1.640550152</text:p>
              </table:table-cell>
              <table:table-cell office:value-type="float" office:value="1.640575927">
                <text:p>1.640575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0576427">
                <text:p>1.640576427</text:p>
              </table:table-cell>
              <table:table-cell office:value-type="float" office:value="1.640556682">
                <text:p>1.640556682</text:p>
              </table:table-cell>
              <table:table-cell office:value-type="float" office:value="1.640558651">
                <text:p>1.640558651</text:p>
              </table:table-cell>
              <table:table-cell office:value-type="float" office:value="1.640550081">
                <text:p>1.640550081</text:p>
              </table:table-cell>
              <table:table-cell office:value-type="float" office:value="1.640576427">
                <text:p>1.640576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0576927">
                <text:p>1.640576927</text:p>
              </table:table-cell>
              <table:table-cell office:value-type="float" office:value="1.640557218">
                <text:p>1.640557218</text:p>
              </table:table-cell>
              <table:table-cell office:value-type="float" office:value="1.640559193">
                <text:p>1.640559193</text:p>
              </table:table-cell>
              <table:table-cell office:value-type="float" office:value="1.640550135">
                <text:p>1.640550135</text:p>
              </table:table-cell>
              <table:table-cell office:value-type="float" office:value="1.640576927">
                <text:p>1.640576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40577427">
                <text:p>1.640577427</text:p>
              </table:table-cell>
              <table:table-cell office:value-type="float" office:value="1.640557704">
                <text:p>1.640557704</text:p>
              </table:table-cell>
              <table:table-cell office:value-type="float" office:value="1.640559578">
                <text:p>1.640559578</text:p>
              </table:table-cell>
              <table:table-cell office:value-type="float" office:value="1.640550111">
                <text:p>1.640550111</text:p>
              </table:table-cell>
              <table:table-cell office:value-type="float" office:value="1.640577427">
                <text:p>1.640577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40577927">
                <text:p>1.640577927</text:p>
              </table:table-cell>
              <table:table-cell office:value-type="float" office:value="1.640558171">
                <text:p>1.640558171</text:p>
              </table:table-cell>
              <table:table-cell office:value-type="float" office:value="1.640560081">
                <text:p>1.640560081</text:p>
              </table:table-cell>
              <table:table-cell office:value-type="float" office:value="1.640550156">
                <text:p>1.640550156</text:p>
              </table:table-cell>
              <table:table-cell office:value-type="float" office:value="1.640577927">
                <text:p>1.64057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40578427">
                <text:p>1.640578427</text:p>
              </table:table-cell>
              <table:table-cell office:value-type="float" office:value="1.640558689">
                <text:p>1.640558689</text:p>
              </table:table-cell>
              <table:table-cell office:value-type="float" office:value="1.640560651">
                <text:p>1.640560651</text:p>
              </table:table-cell>
              <table:table-cell office:value-type="float" office:value="1.640550153">
                <text:p>1.640550153</text:p>
              </table:table-cell>
              <table:table-cell office:value-type="float" office:value="1.640578427">
                <text:p>1.640578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0578927">
                <text:p>1.640578927</text:p>
              </table:table-cell>
              <table:table-cell office:value-type="float" office:value="1.640559162">
                <text:p>1.640559162</text:p>
              </table:table-cell>
              <table:table-cell office:value-type="float" office:value="1.640561101">
                <text:p>1.640561101</text:p>
              </table:table-cell>
              <table:table-cell office:value-type="float" office:value="1.640550091">
                <text:p>1.640550091</text:p>
              </table:table-cell>
              <table:table-cell office:value-type="float" office:value="1.640578927">
                <text:p>1.640578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40579427">
                <text:p>1.640579427</text:p>
              </table:table-cell>
              <table:table-cell office:value-type="float" office:value="1.64055966">
                <text:p>1.64055966</text:p>
              </table:table-cell>
              <table:table-cell office:value-type="float" office:value="1.640561673">
                <text:p>1.640561673</text:p>
              </table:table-cell>
              <table:table-cell office:value-type="float" office:value="1.640550156">
                <text:p>1.640550156</text:p>
              </table:table-cell>
              <table:table-cell office:value-type="float" office:value="1.640579427">
                <text:p>1.640579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0579927">
                <text:p>1.640579927</text:p>
              </table:table-cell>
              <table:table-cell office:value-type="float" office:value="1.640560127">
                <text:p>1.640560127</text:p>
              </table:table-cell>
              <table:table-cell office:value-type="float" office:value="1.64056215">
                <text:p>1.64056215</text:p>
              </table:table-cell>
              <table:table-cell office:value-type="float" office:value="1.64055011">
                <text:p>1.64055011</text:p>
              </table:table-cell>
              <table:table-cell office:value-type="float" office:value="1.640579927">
                <text:p>1.640579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40580427">
                <text:p>1.640580427</text:p>
              </table:table-cell>
              <table:table-cell office:value-type="float" office:value="1.640560634">
                <text:p>1.640560634</text:p>
              </table:table-cell>
              <table:table-cell office:value-type="float" office:value="1.640562634">
                <text:p>1.640562634</text:p>
              </table:table-cell>
              <table:table-cell office:value-type="float" office:value="1.640550112">
                <text:p>1.640550112</text:p>
              </table:table-cell>
              <table:table-cell office:value-type="float" office:value="1.640580427">
                <text:p>1.640580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40580927">
                <text:p>1.640580927</text:p>
              </table:table-cell>
              <table:table-cell office:value-type="float" office:value="1.640561073">
                <text:p>1.640561073</text:p>
              </table:table-cell>
              <table:table-cell office:value-type="float" office:value="1.640563105">
                <text:p>1.640563105</text:p>
              </table:table-cell>
              <table:table-cell office:value-type="float" office:value="1.640550131">
                <text:p>1.640550131</text:p>
              </table:table-cell>
              <table:table-cell office:value-type="float" office:value="1.640580927">
                <text:p>1.6405809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40581427">
                <text:p>1.640581427</text:p>
              </table:table-cell>
              <table:table-cell office:value-type="float" office:value="1.640561582">
                <text:p>1.640561582</text:p>
              </table:table-cell>
              <table:table-cell office:value-type="float" office:value="1.640563615">
                <text:p>1.640563615</text:p>
              </table:table-cell>
              <table:table-cell office:value-type="float" office:value="1.640550119">
                <text:p>1.640550119</text:p>
              </table:table-cell>
              <table:table-cell office:value-type="float" office:value="1.640581427">
                <text:p>1.640581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40581927">
                <text:p>1.640581927</text:p>
              </table:table-cell>
              <table:table-cell office:value-type="float" office:value="1.640562117">
                <text:p>1.640562117</text:p>
              </table:table-cell>
              <table:table-cell office:value-type="float" office:value="1.640564096">
                <text:p>1.640564096</text:p>
              </table:table-cell>
              <table:table-cell office:value-type="float" office:value="1.640550129">
                <text:p>1.640550129</text:p>
              </table:table-cell>
              <table:table-cell office:value-type="float" office:value="1.640581927">
                <text:p>1.6405819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40582427">
                <text:p>1.640582427</text:p>
              </table:table-cell>
              <table:table-cell office:value-type="float" office:value="1.640562595">
                <text:p>1.640562595</text:p>
              </table:table-cell>
              <table:table-cell office:value-type="float" office:value="1.64056465">
                <text:p>1.64056465</text:p>
              </table:table-cell>
              <table:table-cell office:value-type="float" office:value="1.640550109">
                <text:p>1.640550109</text:p>
              </table:table-cell>
              <table:table-cell office:value-type="float" office:value="1.640582427">
                <text:p>1.640582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40582927">
                <text:p>1.640582927</text:p>
              </table:table-cell>
              <table:table-cell office:value-type="float" office:value="1.640563112">
                <text:p>1.640563112</text:p>
              </table:table-cell>
              <table:table-cell office:value-type="float" office:value="1.640565188">
                <text:p>1.640565188</text:p>
              </table:table-cell>
              <table:table-cell office:value-type="float" office:value="1.640550137">
                <text:p>1.640550137</text:p>
              </table:table-cell>
              <table:table-cell office:value-type="float" office:value="1.640582927">
                <text:p>1.6405829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40583427">
                <text:p>1.640583427</text:p>
              </table:table-cell>
              <table:table-cell office:value-type="float" office:value="1.640563581">
                <text:p>1.640563581</text:p>
              </table:table-cell>
              <table:table-cell office:value-type="float" office:value="1.640565643">
                <text:p>1.640565643</text:p>
              </table:table-cell>
              <table:table-cell office:value-type="float" office:value="1.640550124">
                <text:p>1.640550124</text:p>
              </table:table-cell>
              <table:table-cell office:value-type="float" office:value="1.640583427">
                <text:p>1.640583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40583927">
                <text:p>1.640583927</text:p>
              </table:table-cell>
              <table:table-cell office:value-type="float" office:value="1.640564061">
                <text:p>1.640564061</text:p>
              </table:table-cell>
              <table:table-cell office:value-type="float" office:value="1.640566102">
                <text:p>1.640566102</text:p>
              </table:table-cell>
              <table:table-cell office:value-type="float" office:value="1.640550106">
                <text:p>1.640550106</text:p>
              </table:table-cell>
              <table:table-cell office:value-type="float" office:value="1.640583927">
                <text:p>1.640583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40584427">
                <text:p>1.640584427</text:p>
              </table:table-cell>
              <table:table-cell office:value-type="float" office:value="1.640564534">
                <text:p>1.640564534</text:p>
              </table:table-cell>
              <table:table-cell office:value-type="float" office:value="1.640566605">
                <text:p>1.640566605</text:p>
              </table:table-cell>
              <table:table-cell office:value-type="float" office:value="1.640550133">
                <text:p>1.640550133</text:p>
              </table:table-cell>
              <table:table-cell office:value-type="float" office:value="1.640584427">
                <text:p>1.6405844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40584927">
                <text:p>1.640584927</text:p>
              </table:table-cell>
              <table:table-cell office:value-type="float" office:value="1.640565027">
                <text:p>1.640565027</text:p>
              </table:table-cell>
              <table:table-cell office:value-type="float" office:value="1.640567077">
                <text:p>1.640567077</text:p>
              </table:table-cell>
              <table:table-cell office:value-type="float" office:value="1.640550122">
                <text:p>1.640550122</text:p>
              </table:table-cell>
              <table:table-cell office:value-type="float" office:value="1.640584927">
                <text:p>1.640584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40585427">
                <text:p>1.640585427</text:p>
              </table:table-cell>
              <table:table-cell office:value-type="float" office:value="1.640565556">
                <text:p>1.640565556</text:p>
              </table:table-cell>
              <table:table-cell office:value-type="float" office:value="1.640567582">
                <text:p>1.640567582</text:p>
              </table:table-cell>
              <table:table-cell office:value-type="float" office:value="1.640550174">
                <text:p>1.640550174</text:p>
              </table:table-cell>
              <table:table-cell office:value-type="float" office:value="1.640585427">
                <text:p>1.6405854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40585927">
                <text:p>1.640585927</text:p>
              </table:table-cell>
              <table:table-cell office:value-type="float" office:value="1.640566047">
                <text:p>1.640566047</text:p>
              </table:table-cell>
              <table:table-cell office:value-type="float" office:value="1.640568097">
                <text:p>1.640568097</text:p>
              </table:table-cell>
              <table:table-cell office:value-type="float" office:value="1.640550178">
                <text:p>1.640550178</text:p>
              </table:table-cell>
              <table:table-cell office:value-type="float" office:value="1.640585927">
                <text:p>1.640585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40586427">
                <text:p>1.640586427</text:p>
              </table:table-cell>
              <table:table-cell office:value-type="float" office:value="1.640566532">
                <text:p>1.640566532</text:p>
              </table:table-cell>
              <table:table-cell office:value-type="float" office:value="1.640568557">
                <text:p>1.640568557</text:p>
              </table:table-cell>
              <table:table-cell office:value-type="float" office:value="1.640550182">
                <text:p>1.640550182</text:p>
              </table:table-cell>
              <table:table-cell office:value-type="float" office:value="1.640586427">
                <text:p>1.6405864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40586927">
                <text:p>1.640586927</text:p>
              </table:table-cell>
              <table:table-cell office:value-type="float" office:value="1.640567501">
                <text:p>1.640567501</text:p>
              </table:table-cell>
              <table:table-cell office:value-type="float" office:value="1.640569318">
                <text:p>1.640569318</text:p>
              </table:table-cell>
              <table:table-cell office:value-type="float" office:value="1.640569314">
                <text:p>1.640569314</text:p>
              </table:table-cell>
              <table:table-cell office:value-type="float" office:value="1.640586927">
                <text:p>1.640586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40587427">
                <text:p>1.640587427</text:p>
              </table:table-cell>
              <table:table-cell office:value-type="float" office:value="1.64056795">
                <text:p>1.64056795</text:p>
              </table:table-cell>
              <table:table-cell office:value-type="float" office:value="1.64056986">
                <text:p>1.64056986</text:p>
              </table:table-cell>
              <table:table-cell office:value-type="float" office:value="1.640569223">
                <text:p>1.640569223</text:p>
              </table:table-cell>
              <table:table-cell office:value-type="float" office:value="1.640587427">
                <text:p>1.640587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40587927">
                <text:p>1.640587927</text:p>
              </table:table-cell>
              <table:table-cell office:value-type="float" office:value="1.640568498">
                <text:p>1.640568498</text:p>
              </table:table-cell>
              <table:table-cell office:value-type="float" office:value="1.640570371">
                <text:p>1.640570371</text:p>
              </table:table-cell>
              <table:table-cell office:value-type="float" office:value="1.640569357">
                <text:p>1.640569357</text:p>
              </table:table-cell>
              <table:table-cell office:value-type="float" office:value="1.640587927">
                <text:p>1.640587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40588427">
                <text:p>1.640588427</text:p>
              </table:table-cell>
              <table:table-cell office:value-type="float" office:value="1.640568986">
                <text:p>1.640568986</text:p>
              </table:table-cell>
              <table:table-cell office:value-type="float" office:value="1.64057086">
                <text:p>1.64057086</text:p>
              </table:table-cell>
              <table:table-cell office:value-type="float" office:value="1.640569257">
                <text:p>1.640569257</text:p>
              </table:table-cell>
              <table:table-cell office:value-type="float" office:value="1.640588427">
                <text:p>1.6405884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0588927">
                <text:p>1.640588927</text:p>
              </table:table-cell>
              <table:table-cell office:value-type="float" office:value="1.640569472">
                <text:p>1.640569472</text:p>
              </table:table-cell>
              <table:table-cell office:value-type="float" office:value="1.640571412">
                <text:p>1.640571412</text:p>
              </table:table-cell>
              <table:table-cell office:value-type="float" office:value="1.640569276">
                <text:p>1.640569276</text:p>
              </table:table-cell>
              <table:table-cell office:value-type="float" office:value="1.640588927">
                <text:p>1.640588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40589427">
                <text:p>1.640589427</text:p>
              </table:table-cell>
              <table:table-cell office:value-type="float" office:value="1.640569891">
                <text:p>1.640569891</text:p>
              </table:table-cell>
              <table:table-cell office:value-type="float" office:value="1.640571873">
                <text:p>1.640571873</text:p>
              </table:table-cell>
              <table:table-cell office:value-type="float" office:value="1.640569239">
                <text:p>1.640569239</text:p>
              </table:table-cell>
              <table:table-cell office:value-type="float" office:value="1.640589427">
                <text:p>1.640589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40589927">
                <text:p>1.640589927</text:p>
              </table:table-cell>
              <table:table-cell office:value-type="float" office:value="1.640570429">
                <text:p>1.640570429</text:p>
              </table:table-cell>
              <table:table-cell office:value-type="float" office:value="1.640572332">
                <text:p>1.640572332</text:p>
              </table:table-cell>
              <table:table-cell office:value-type="float" office:value="1.640569261">
                <text:p>1.640569261</text:p>
              </table:table-cell>
              <table:table-cell office:value-type="float" office:value="1.640589927">
                <text:p>1.640589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40590427">
                <text:p>1.640590427</text:p>
              </table:table-cell>
              <table:table-cell office:value-type="float" office:value="1.640570873">
                <text:p>1.640570873</text:p>
              </table:table-cell>
              <table:table-cell office:value-type="float" office:value="1.640572838">
                <text:p>1.640572838</text:p>
              </table:table-cell>
              <table:table-cell office:value-type="float" office:value="1.64056928">
                <text:p>1.64056928</text:p>
              </table:table-cell>
              <table:table-cell office:value-type="float" office:value="1.640590427">
                <text:p>1.640590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40590927">
                <text:p>1.640590927</text:p>
              </table:table-cell>
              <table:table-cell office:value-type="float" office:value="1.640571383">
                <text:p>1.640571383</text:p>
              </table:table-cell>
              <table:table-cell office:value-type="float" office:value="1.640573272">
                <text:p>1.640573272</text:p>
              </table:table-cell>
              <table:table-cell office:value-type="float" office:value="1.640569269">
                <text:p>1.640569269</text:p>
              </table:table-cell>
              <table:table-cell office:value-type="float" office:value="1.640590927">
                <text:p>1.640590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40591427">
                <text:p>1.640591427</text:p>
              </table:table-cell>
              <table:table-cell office:value-type="float" office:value="1.640571905">
                <text:p>1.640571905</text:p>
              </table:table-cell>
              <table:table-cell office:value-type="float" office:value="1.640573746">
                <text:p>1.640573746</text:p>
              </table:table-cell>
              <table:table-cell office:value-type="float" office:value="1.640569273">
                <text:p>1.640569273</text:p>
              </table:table-cell>
              <table:table-cell office:value-type="float" office:value="1.640591427">
                <text:p>1.6405914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40591927">
                <text:p>1.640591927</text:p>
              </table:table-cell>
              <table:table-cell office:value-type="float" office:value="1.640572385">
                <text:p>1.640572385</text:p>
              </table:table-cell>
              <table:table-cell office:value-type="float" office:value="1.640574197">
                <text:p>1.640574197</text:p>
              </table:table-cell>
              <table:table-cell office:value-type="float" office:value="1.640569305">
                <text:p>1.640569305</text:p>
              </table:table-cell>
              <table:table-cell office:value-type="float" office:value="1.640591927">
                <text:p>1.640591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40592427">
                <text:p>1.640592427</text:p>
              </table:table-cell>
              <table:table-cell office:value-type="float" office:value="1.640572859">
                <text:p>1.640572859</text:p>
              </table:table-cell>
              <table:table-cell office:value-type="float" office:value="1.640574698">
                <text:p>1.640574698</text:p>
              </table:table-cell>
              <table:table-cell office:value-type="float" office:value="1.640569245">
                <text:p>1.640569245</text:p>
              </table:table-cell>
              <table:table-cell office:value-type="float" office:value="1.640592427">
                <text:p>1.640592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40592927">
                <text:p>1.640592927</text:p>
              </table:table-cell>
              <table:table-cell office:value-type="float" office:value="1.640573407">
                <text:p>1.640573407</text:p>
              </table:table-cell>
              <table:table-cell office:value-type="float" office:value="1.640575206">
                <text:p>1.640575206</text:p>
              </table:table-cell>
              <table:table-cell office:value-type="float" office:value="1.640569243">
                <text:p>1.640569243</text:p>
              </table:table-cell>
              <table:table-cell office:value-type="float" office:value="1.640592927">
                <text:p>1.640592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40593427">
                <text:p>1.640593427</text:p>
              </table:table-cell>
              <table:table-cell office:value-type="float" office:value="1.640573779">
                <text:p>1.640573779</text:p>
              </table:table-cell>
              <table:table-cell office:value-type="float" office:value="1.640575708">
                <text:p>1.640575708</text:p>
              </table:table-cell>
              <table:table-cell office:value-type="float" office:value="1.640569213">
                <text:p>1.640569213</text:p>
              </table:table-cell>
              <table:table-cell office:value-type="float" office:value="1.640593427">
                <text:p>1.6405934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40593927">
                <text:p>1.640593927</text:p>
              </table:table-cell>
              <table:table-cell office:value-type="float" office:value="1.64057429">
                <text:p>1.64057429</text:p>
              </table:table-cell>
              <table:table-cell office:value-type="float" office:value="1.64057619">
                <text:p>1.64057619</text:p>
              </table:table-cell>
              <table:table-cell office:value-type="float" office:value="1.640569235">
                <text:p>1.640569235</text:p>
              </table:table-cell>
              <table:table-cell office:value-type="float" office:value="1.640593927">
                <text:p>1.6405939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40594427">
                <text:p>1.640594427</text:p>
              </table:table-cell>
              <table:table-cell office:value-type="float" office:value="1.640574816">
                <text:p>1.640574816</text:p>
              </table:table-cell>
              <table:table-cell office:value-type="float" office:value="1.640576719">
                <text:p>1.640576719</text:p>
              </table:table-cell>
              <table:table-cell office:value-type="float" office:value="1.640569254">
                <text:p>1.640569254</text:p>
              </table:table-cell>
              <table:table-cell office:value-type="float" office:value="1.640594427">
                <text:p>1.640594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40594927">
                <text:p>1.640594927</text:p>
              </table:table-cell>
              <table:table-cell office:value-type="float" office:value="1.640575306">
                <text:p>1.640575306</text:p>
              </table:table-cell>
              <table:table-cell office:value-type="float" office:value="1.640577178">
                <text:p>1.640577178</text:p>
              </table:table-cell>
              <table:table-cell office:value-type="float" office:value="1.640569203">
                <text:p>1.640569203</text:p>
              </table:table-cell>
              <table:table-cell office:value-type="float" office:value="1.640594927">
                <text:p>1.640594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0595427">
                <text:p>1.640595427</text:p>
              </table:table-cell>
              <table:table-cell office:value-type="float" office:value="1.640575777">
                <text:p>1.640575777</text:p>
              </table:table-cell>
              <table:table-cell office:value-type="float" office:value="1.640577693">
                <text:p>1.640577693</text:p>
              </table:table-cell>
              <table:table-cell office:value-type="float" office:value="1.64056923">
                <text:p>1.64056923</text:p>
              </table:table-cell>
              <table:table-cell office:value-type="float" office:value="1.640595427">
                <text:p>1.64059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40595927">
                <text:p>1.640595927</text:p>
              </table:table-cell>
              <table:table-cell office:value-type="float" office:value="1.640576314">
                <text:p>1.640576314</text:p>
              </table:table-cell>
              <table:table-cell office:value-type="float" office:value="1.640578183">
                <text:p>1.640578183</text:p>
              </table:table-cell>
              <table:table-cell office:value-type="float" office:value="1.640569236">
                <text:p>1.640569236</text:p>
              </table:table-cell>
              <table:table-cell office:value-type="float" office:value="1.640595927">
                <text:p>1.640595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40596427">
                <text:p>1.640596427</text:p>
              </table:table-cell>
              <table:table-cell office:value-type="float" office:value="1.640576789">
                <text:p>1.640576789</text:p>
              </table:table-cell>
              <table:table-cell office:value-type="float" office:value="1.64057872">
                <text:p>1.64057872</text:p>
              </table:table-cell>
              <table:table-cell office:value-type="float" office:value="1.640569215">
                <text:p>1.640569215</text:p>
              </table:table-cell>
              <table:table-cell office:value-type="float" office:value="1.640596427">
                <text:p>1.640596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0596927">
                <text:p>1.640596927</text:p>
              </table:table-cell>
              <table:table-cell office:value-type="float" office:value="1.640577301">
                <text:p>1.640577301</text:p>
              </table:table-cell>
              <table:table-cell office:value-type="float" office:value="1.640579211">
                <text:p>1.640579211</text:p>
              </table:table-cell>
              <table:table-cell office:value-type="float" office:value="1.640569175">
                <text:p>1.640569175</text:p>
              </table:table-cell>
              <table:table-cell office:value-type="float" office:value="1.640596927">
                <text:p>1.6405969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40597427">
                <text:p>1.640597427</text:p>
              </table:table-cell>
              <table:table-cell office:value-type="float" office:value="1.640577805">
                <text:p>1.640577805</text:p>
              </table:table-cell>
              <table:table-cell office:value-type="float" office:value="1.640579644">
                <text:p>1.640579644</text:p>
              </table:table-cell>
              <table:table-cell office:value-type="float" office:value="1.640569208">
                <text:p>1.640569208</text:p>
              </table:table-cell>
              <table:table-cell office:value-type="float" office:value="1.640597427">
                <text:p>1.640597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40597927">
                <text:p>1.640597927</text:p>
              </table:table-cell>
              <table:table-cell office:value-type="float" office:value="1.640578312">
                <text:p>1.640578312</text:p>
              </table:table-cell>
              <table:table-cell office:value-type="float" office:value="1.640580121">
                <text:p>1.640580121</text:p>
              </table:table-cell>
              <table:table-cell office:value-type="float" office:value="1.640569199">
                <text:p>1.640569199</text:p>
              </table:table-cell>
              <table:table-cell office:value-type="float" office:value="1.640597927">
                <text:p>1.640597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40598427">
                <text:p>1.640598427</text:p>
              </table:table-cell>
              <table:table-cell office:value-type="float" office:value="1.640578838">
                <text:p>1.640578838</text:p>
              </table:table-cell>
              <table:table-cell office:value-type="float" office:value="1.640580652">
                <text:p>1.640580652</text:p>
              </table:table-cell>
              <table:table-cell office:value-type="float" office:value="1.640569277">
                <text:p>1.640569277</text:p>
              </table:table-cell>
              <table:table-cell office:value-type="float" office:value="1.640598427">
                <text:p>1.640598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40598927">
                <text:p>1.640598927</text:p>
              </table:table-cell>
              <table:table-cell office:value-type="float" office:value="1.640579325">
                <text:p>1.640579325</text:p>
              </table:table-cell>
              <table:table-cell office:value-type="float" office:value="1.640581163">
                <text:p>1.640581163</text:p>
              </table:table-cell>
              <table:table-cell office:value-type="float" office:value="1.640569214">
                <text:p>1.640569214</text:p>
              </table:table-cell>
              <table:table-cell office:value-type="float" office:value="1.640598927">
                <text:p>1.640598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40599427">
                <text:p>1.640599427</text:p>
              </table:table-cell>
              <table:table-cell office:value-type="float" office:value="1.640579832">
                <text:p>1.640579832</text:p>
              </table:table-cell>
              <table:table-cell office:value-type="float" office:value="1.640581569">
                <text:p>1.640581569</text:p>
              </table:table-cell>
              <table:table-cell office:value-type="float" office:value="1.64056924">
                <text:p>1.64056924</text:p>
              </table:table-cell>
              <table:table-cell office:value-type="float" office:value="1.640599427">
                <text:p>1.640599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40599927">
                <text:p>1.640599927</text:p>
              </table:table-cell>
              <table:table-cell office:value-type="float" office:value="1.640580273">
                <text:p>1.640580273</text:p>
              </table:table-cell>
              <table:table-cell office:value-type="float" office:value="1.640582072">
                <text:p>1.640582072</text:p>
              </table:table-cell>
              <table:table-cell office:value-type="float" office:value="1.640569242">
                <text:p>1.640569242</text:p>
              </table:table-cell>
              <table:table-cell office:value-type="float" office:value="1.640599927">
                <text:p>1.640599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40600427">
                <text:p>1.640600427</text:p>
              </table:table-cell>
              <table:table-cell office:value-type="float" office:value="1.64058076">
                <text:p>1.64058076</text:p>
              </table:table-cell>
              <table:table-cell office:value-type="float" office:value="1.640582594">
                <text:p>1.640582594</text:p>
              </table:table-cell>
              <table:table-cell office:value-type="float" office:value="1.640569182">
                <text:p>1.640569182</text:p>
              </table:table-cell>
              <table:table-cell office:value-type="float" office:value="1.640600427">
                <text:p>1.640600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0600927">
                <text:p>1.640600927</text:p>
              </table:table-cell>
              <table:table-cell office:value-type="float" office:value="1.640581247">
                <text:p>1.640581247</text:p>
              </table:table-cell>
              <table:table-cell office:value-type="float" office:value="1.640583069">
                <text:p>1.640583069</text:p>
              </table:table-cell>
              <table:table-cell office:value-type="float" office:value="1.640569239">
                <text:p>1.640569239</text:p>
              </table:table-cell>
              <table:table-cell office:value-type="float" office:value="1.640600927">
                <text:p>1.6406009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40601427">
                <text:p>1.640601427</text:p>
              </table:table-cell>
              <table:table-cell office:value-type="float" office:value="1.640581741">
                <text:p>1.640581741</text:p>
              </table:table-cell>
              <table:table-cell office:value-type="float" office:value="1.64058363">
                <text:p>1.64058363</text:p>
              </table:table-cell>
              <table:table-cell office:value-type="float" office:value="1.64056927">
                <text:p>1.64056927</text:p>
              </table:table-cell>
              <table:table-cell office:value-type="float" office:value="1.640601427">
                <text:p>1.640601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40601927">
                <text:p>1.640601927</text:p>
              </table:table-cell>
              <table:table-cell office:value-type="float" office:value="1.640582256">
                <text:p>1.640582256</text:p>
              </table:table-cell>
              <table:table-cell office:value-type="float" office:value="1.640584129">
                <text:p>1.640584129</text:p>
              </table:table-cell>
              <table:table-cell office:value-type="float" office:value="1.640569273">
                <text:p>1.640569273</text:p>
              </table:table-cell>
              <table:table-cell office:value-type="float" office:value="1.640601927">
                <text:p>1.640601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40602427">
                <text:p>1.640602427</text:p>
              </table:table-cell>
              <table:table-cell office:value-type="float" office:value="1.640582768">
                <text:p>1.640582768</text:p>
              </table:table-cell>
              <table:table-cell office:value-type="float" office:value="1.640584568">
                <text:p>1.640584568</text:p>
              </table:table-cell>
              <table:table-cell office:value-type="float" office:value="1.640569247">
                <text:p>1.640569247</text:p>
              </table:table-cell>
              <table:table-cell office:value-type="float" office:value="1.640602427">
                <text:p>1.640602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40602927">
                <text:p>1.640602927</text:p>
              </table:table-cell>
              <table:table-cell office:value-type="float" office:value="1.64058326">
                <text:p>1.64058326</text:p>
              </table:table-cell>
              <table:table-cell office:value-type="float" office:value="1.640585079">
                <text:p>1.640585079</text:p>
              </table:table-cell>
              <table:table-cell office:value-type="float" office:value="1.640569236">
                <text:p>1.640569236</text:p>
              </table:table-cell>
              <table:table-cell office:value-type="float" office:value="1.640602927">
                <text:p>1.6406029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40603427">
                <text:p>1.640603427</text:p>
              </table:table-cell>
              <table:table-cell office:value-type="float" office:value="1.640583721">
                <text:p>1.640583721</text:p>
              </table:table-cell>
              <table:table-cell office:value-type="float" office:value="1.640585621">
                <text:p>1.640585621</text:p>
              </table:table-cell>
              <table:table-cell office:value-type="float" office:value="1.640569217">
                <text:p>1.640569217</text:p>
              </table:table-cell>
              <table:table-cell office:value-type="float" office:value="1.640603427">
                <text:p>1.6406034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40603927">
                <text:p>1.640603927</text:p>
              </table:table-cell>
              <table:table-cell office:value-type="float" office:value="1.640584211">
                <text:p>1.640584211</text:p>
              </table:table-cell>
              <table:table-cell office:value-type="float" office:value="1.640586111">
                <text:p>1.640586111</text:p>
              </table:table-cell>
              <table:table-cell office:value-type="float" office:value="1.640569253">
                <text:p>1.640569253</text:p>
              </table:table-cell>
              <table:table-cell office:value-type="float" office:value="1.640603927">
                <text:p>1.640603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40604427">
                <text:p>1.640604427</text:p>
              </table:table-cell>
              <table:table-cell office:value-type="float" office:value="1.64058467">
                <text:p>1.64058467</text:p>
              </table:table-cell>
              <table:table-cell office:value-type="float" office:value="1.640586627">
                <text:p>1.640586627</text:p>
              </table:table-cell>
              <table:table-cell office:value-type="float" office:value="1.64056927">
                <text:p>1.64056927</text:p>
              </table:table-cell>
              <table:table-cell office:value-type="float" office:value="1.640604427">
                <text:p>1.6406044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40604927">
                <text:p>1.640604927</text:p>
              </table:table-cell>
              <table:table-cell office:value-type="float" office:value="1.640585141">
                <text:p>1.640585141</text:p>
              </table:table-cell>
              <table:table-cell office:value-type="float" office:value="1.640587093">
                <text:p>1.640587093</text:p>
              </table:table-cell>
              <table:table-cell office:value-type="float" office:value="1.640569258">
                <text:p>1.640569258</text:p>
              </table:table-cell>
              <table:table-cell office:value-type="float" office:value="1.640604927">
                <text:p>1.6406049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40605427">
                <text:p>1.640605427</text:p>
              </table:table-cell>
              <table:table-cell office:value-type="float" office:value="1.64058563">
                <text:p>1.64058563</text:p>
              </table:table-cell>
              <table:table-cell office:value-type="float" office:value="1.640587543">
                <text:p>1.640587543</text:p>
              </table:table-cell>
              <table:table-cell office:value-type="float" office:value="1.640569276">
                <text:p>1.640569276</text:p>
              </table:table-cell>
              <table:table-cell office:value-type="float" office:value="1.640605427">
                <text:p>1.640605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0605927">
                <text:p>1.640605927</text:p>
              </table:table-cell>
              <table:table-cell office:value-type="float" office:value="1.640586508">
                <text:p>1.640586508</text:p>
              </table:table-cell>
              <table:table-cell office:value-type="float" office:value="1.640588365">
                <text:p>1.640588365</text:p>
              </table:table-cell>
              <table:table-cell office:value-type="float" office:value="1.640588328">
                <text:p>1.640588328</text:p>
              </table:table-cell>
              <table:table-cell office:value-type="float" office:value="1.640605927">
                <text:p>1.640605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40606427">
                <text:p>1.640606427</text:p>
              </table:table-cell>
              <table:table-cell office:value-type="float" office:value="1.640586951">
                <text:p>1.640586951</text:p>
              </table:table-cell>
              <table:table-cell office:value-type="float" office:value="1.640588841">
                <text:p>1.640588841</text:p>
              </table:table-cell>
              <table:table-cell office:value-type="float" office:value="1.640588345">
                <text:p>1.640588345</text:p>
              </table:table-cell>
              <table:table-cell office:value-type="float" office:value="1.640606427">
                <text:p>1.6406064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40606927">
                <text:p>1.640606927</text:p>
              </table:table-cell>
              <table:table-cell office:value-type="float" office:value="1.640587491">
                <text:p>1.640587491</text:p>
              </table:table-cell>
              <table:table-cell office:value-type="float" office:value="1.640589316">
                <text:p>1.640589316</text:p>
              </table:table-cell>
              <table:table-cell office:value-type="float" office:value="1.640588394">
                <text:p>1.640588394</text:p>
              </table:table-cell>
              <table:table-cell office:value-type="float" office:value="1.640606927">
                <text:p>1.6406069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40607427">
                <text:p>1.640607427</text:p>
              </table:table-cell>
              <table:table-cell office:value-type="float" office:value="1.640587924">
                <text:p>1.640587924</text:p>
              </table:table-cell>
              <table:table-cell office:value-type="float" office:value="1.640589775">
                <text:p>1.640589775</text:p>
              </table:table-cell>
              <table:table-cell office:value-type="float" office:value="1.640588331">
                <text:p>1.640588331</text:p>
              </table:table-cell>
              <table:table-cell office:value-type="float" office:value="1.640607427">
                <text:p>1.640607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40607927">
                <text:p>1.640607927</text:p>
              </table:table-cell>
              <table:table-cell office:value-type="float" office:value="1.640588436">
                <text:p>1.640588436</text:p>
              </table:table-cell>
              <table:table-cell office:value-type="float" office:value="1.640590341">
                <text:p>1.640590341</text:p>
              </table:table-cell>
              <table:table-cell office:value-type="float" office:value="1.640588362">
                <text:p>1.640588362</text:p>
              </table:table-cell>
              <table:table-cell office:value-type="float" office:value="1.640607927">
                <text:p>1.6406079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40608427">
                <text:p>1.640608427</text:p>
              </table:table-cell>
              <table:table-cell office:value-type="float" office:value="1.640588903">
                <text:p>1.640588903</text:p>
              </table:table-cell>
              <table:table-cell office:value-type="float" office:value="1.640590789">
                <text:p>1.640590789</text:p>
              </table:table-cell>
              <table:table-cell office:value-type="float" office:value="1.640588312">
                <text:p>1.640588312</text:p>
              </table:table-cell>
              <table:table-cell office:value-type="float" office:value="1.640608427">
                <text:p>1.6406084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40608927">
                <text:p>1.640608927</text:p>
              </table:table-cell>
              <table:table-cell office:value-type="float" office:value="1.640589373">
                <text:p>1.640589373</text:p>
              </table:table-cell>
              <table:table-cell office:value-type="float" office:value="1.64059129">
                <text:p>1.64059129</text:p>
              </table:table-cell>
              <table:table-cell office:value-type="float" office:value="1.640588361">
                <text:p>1.640588361</text:p>
              </table:table-cell>
              <table:table-cell office:value-type="float" office:value="1.640608927">
                <text:p>1.640608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40609427">
                <text:p>1.640609427</text:p>
              </table:table-cell>
              <table:table-cell office:value-type="float" office:value="1.640589925">
                <text:p>1.640589925</text:p>
              </table:table-cell>
              <table:table-cell office:value-type="float" office:value="1.640591739">
                <text:p>1.640591739</text:p>
              </table:table-cell>
              <table:table-cell office:value-type="float" office:value="1.640588381">
                <text:p>1.640588381</text:p>
              </table:table-cell>
              <table:table-cell office:value-type="float" office:value="1.640609427">
                <text:p>1.6406094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40609927">
                <text:p>1.640609927</text:p>
              </table:table-cell>
              <table:table-cell office:value-type="float" office:value="1.640590414">
                <text:p>1.640590414</text:p>
              </table:table-cell>
              <table:table-cell office:value-type="float" office:value="1.640592261">
                <text:p>1.640592261</text:p>
              </table:table-cell>
              <table:table-cell office:value-type="float" office:value="1.640588347">
                <text:p>1.640588347</text:p>
              </table:table-cell>
              <table:table-cell office:value-type="float" office:value="1.640609927">
                <text:p>1.640609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40610427">
                <text:p>1.640610427</text:p>
              </table:table-cell>
              <table:table-cell office:value-type="float" office:value="1.640590892">
                <text:p>1.640590892</text:p>
              </table:table-cell>
              <table:table-cell office:value-type="float" office:value="1.640592751">
                <text:p>1.640592751</text:p>
              </table:table-cell>
              <table:table-cell office:value-type="float" office:value="1.640588373">
                <text:p>1.640588373</text:p>
              </table:table-cell>
              <table:table-cell office:value-type="float" office:value="1.640610427">
                <text:p>1.640610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40610927">
                <text:p>1.640610927</text:p>
              </table:table-cell>
              <table:table-cell office:value-type="float" office:value="1.640591406">
                <text:p>1.640591406</text:p>
              </table:table-cell>
              <table:table-cell office:value-type="float" office:value="1.640593221">
                <text:p>1.640593221</text:p>
              </table:table-cell>
              <table:table-cell office:value-type="float" office:value="1.640588322">
                <text:p>1.640588322</text:p>
              </table:table-cell>
              <table:table-cell office:value-type="float" office:value="1.640610927">
                <text:p>1.640610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40611427">
                <text:p>1.640611427</text:p>
              </table:table-cell>
              <table:table-cell office:value-type="float" office:value="1.640591913">
                <text:p>1.640591913</text:p>
              </table:table-cell>
              <table:table-cell office:value-type="float" office:value="1.640593719">
                <text:p>1.640593719</text:p>
              </table:table-cell>
              <table:table-cell office:value-type="float" office:value="1.640588375">
                <text:p>1.640588375</text:p>
              </table:table-cell>
              <table:table-cell office:value-type="float" office:value="1.640611427">
                <text:p>1.640611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40611927">
                <text:p>1.640611927</text:p>
              </table:table-cell>
              <table:table-cell office:value-type="float" office:value="1.640592391">
                <text:p>1.640592391</text:p>
              </table:table-cell>
              <table:table-cell office:value-type="float" office:value="1.64059422">
                <text:p>1.64059422</text:p>
              </table:table-cell>
              <table:table-cell office:value-type="float" office:value="1.640588348">
                <text:p>1.640588348</text:p>
              </table:table-cell>
              <table:table-cell office:value-type="float" office:value="1.640611927">
                <text:p>1.640611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40612427">
                <text:p>1.640612427</text:p>
              </table:table-cell>
              <table:table-cell office:value-type="float" office:value="1.640592852">
                <text:p>1.640592852</text:p>
              </table:table-cell>
              <table:table-cell office:value-type="float" office:value="1.640594684">
                <text:p>1.640594684</text:p>
              </table:table-cell>
              <table:table-cell office:value-type="float" office:value="1.640588322">
                <text:p>1.640588322</text:p>
              </table:table-cell>
              <table:table-cell office:value-type="float" office:value="1.640612427">
                <text:p>1.640612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0612927">
                <text:p>1.640612927</text:p>
              </table:table-cell>
              <table:table-cell office:value-type="float" office:value="1.640593306">
                <text:p>1.640593306</text:p>
              </table:table-cell>
              <table:table-cell office:value-type="float" office:value="1.640595177">
                <text:p>1.640595177</text:p>
              </table:table-cell>
              <table:table-cell office:value-type="float" office:value="1.640588354">
                <text:p>1.640588354</text:p>
              </table:table-cell>
              <table:table-cell office:value-type="float" office:value="1.640612927">
                <text:p>1.6406129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40613427">
                <text:p>1.640613427</text:p>
              </table:table-cell>
              <table:table-cell office:value-type="float" office:value="1.640593782">
                <text:p>1.640593782</text:p>
              </table:table-cell>
              <table:table-cell office:value-type="float" office:value="1.640595689">
                <text:p>1.640595689</text:p>
              </table:table-cell>
              <table:table-cell office:value-type="float" office:value="1.640588368">
                <text:p>1.640588368</text:p>
              </table:table-cell>
              <table:table-cell office:value-type="float" office:value="1.640613427">
                <text:p>1.6406134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0613927">
                <text:p>1.640613927</text:p>
              </table:table-cell>
              <table:table-cell office:value-type="float" office:value="1.64059434">
                <text:p>1.64059434</text:p>
              </table:table-cell>
              <table:table-cell office:value-type="float" office:value="1.6405962">
                <text:p>1.6405962</text:p>
              </table:table-cell>
              <table:table-cell office:value-type="float" office:value="1.64058835">
                <text:p>1.64058835</text:p>
              </table:table-cell>
              <table:table-cell office:value-type="float" office:value="1.640613927">
                <text:p>1.640613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40614427">
                <text:p>1.640614427</text:p>
              </table:table-cell>
              <table:table-cell office:value-type="float" office:value="1.640594875">
                <text:p>1.640594875</text:p>
              </table:table-cell>
              <table:table-cell office:value-type="float" office:value="1.64059671">
                <text:p>1.64059671</text:p>
              </table:table-cell>
              <table:table-cell office:value-type="float" office:value="1.640588348">
                <text:p>1.640588348</text:p>
              </table:table-cell>
              <table:table-cell office:value-type="float" office:value="1.640614427">
                <text:p>1.640614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40614927">
                <text:p>1.640614927</text:p>
              </table:table-cell>
              <table:table-cell office:value-type="float" office:value="1.640595323">
                <text:p>1.640595323</text:p>
              </table:table-cell>
              <table:table-cell office:value-type="float" office:value="1.640597148">
                <text:p>1.640597148</text:p>
              </table:table-cell>
              <table:table-cell office:value-type="float" office:value="1.640588329">
                <text:p>1.640588329</text:p>
              </table:table-cell>
              <table:table-cell office:value-type="float" office:value="1.640614927">
                <text:p>1.6406149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615427">
                <text:p>1.640615427</text:p>
              </table:table-cell>
              <table:table-cell office:value-type="float" office:value="1.640595861">
                <text:p>1.640595861</text:p>
              </table:table-cell>
              <table:table-cell office:value-type="float" office:value="1.640597701">
                <text:p>1.640597701</text:p>
              </table:table-cell>
              <table:table-cell office:value-type="float" office:value="1.640588308">
                <text:p>1.640588308</text:p>
              </table:table-cell>
              <table:table-cell office:value-type="float" office:value="1.640615427">
                <text:p>1.6406154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40615927">
                <text:p>1.640615927</text:p>
              </table:table-cell>
              <table:table-cell office:value-type="float" office:value="1.640596354">
                <text:p>1.640596354</text:p>
              </table:table-cell>
              <table:table-cell office:value-type="float" office:value="1.64059811">
                <text:p>1.64059811</text:p>
              </table:table-cell>
              <table:table-cell office:value-type="float" office:value="1.640588286">
                <text:p>1.640588286</text:p>
              </table:table-cell>
              <table:table-cell office:value-type="float" office:value="1.640615927">
                <text:p>1.640615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40616427">
                <text:p>1.640616427</text:p>
              </table:table-cell>
              <table:table-cell office:value-type="float" office:value="1.640596802">
                <text:p>1.640596802</text:p>
              </table:table-cell>
              <table:table-cell office:value-type="float" office:value="1.640598575">
                <text:p>1.640598575</text:p>
              </table:table-cell>
              <table:table-cell office:value-type="float" office:value="1.64058833">
                <text:p>1.64058833</text:p>
              </table:table-cell>
              <table:table-cell office:value-type="float" office:value="1.640616427">
                <text:p>1.6406164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0616927">
                <text:p>1.640616927</text:p>
              </table:table-cell>
              <table:table-cell office:value-type="float" office:value="1.640597271">
                <text:p>1.640597271</text:p>
              </table:table-cell>
              <table:table-cell office:value-type="float" office:value="1.640599097">
                <text:p>1.640599097</text:p>
              </table:table-cell>
              <table:table-cell office:value-type="float" office:value="1.640588293">
                <text:p>1.640588293</text:p>
              </table:table-cell>
              <table:table-cell office:value-type="float" office:value="1.640616927">
                <text:p>1.6406169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0617427">
                <text:p>1.640617427</text:p>
              </table:table-cell>
              <table:table-cell office:value-type="float" office:value="1.640597807">
                <text:p>1.640597807</text:p>
              </table:table-cell>
              <table:table-cell office:value-type="float" office:value="1.640599644">
                <text:p>1.640599644</text:p>
              </table:table-cell>
              <table:table-cell office:value-type="float" office:value="1.640588274">
                <text:p>1.640588274</text:p>
              </table:table-cell>
              <table:table-cell office:value-type="float" office:value="1.640617427">
                <text:p>1.6406174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0617927">
                <text:p>1.640617927</text:p>
              </table:table-cell>
              <table:table-cell office:value-type="float" office:value="1.640598249">
                <text:p>1.640598249</text:p>
              </table:table-cell>
              <table:table-cell office:value-type="float" office:value="1.640600123">
                <text:p>1.640600123</text:p>
              </table:table-cell>
              <table:table-cell office:value-type="float" office:value="1.640588258">
                <text:p>1.640588258</text:p>
              </table:table-cell>
              <table:table-cell office:value-type="float" office:value="1.640617927">
                <text:p>1.6406179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0618427">
                <text:p>1.640618427</text:p>
              </table:table-cell>
              <table:table-cell office:value-type="float" office:value="1.640598728">
                <text:p>1.640598728</text:p>
              </table:table-cell>
              <table:table-cell office:value-type="float" office:value="1.640600665">
                <text:p>1.640600665</text:p>
              </table:table-cell>
              <table:table-cell office:value-type="float" office:value="1.640588243">
                <text:p>1.640588243</text:p>
              </table:table-cell>
              <table:table-cell office:value-type="float" office:value="1.640618427">
                <text:p>1.6406184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40618927">
                <text:p>1.640618927</text:p>
              </table:table-cell>
              <table:table-cell office:value-type="float" office:value="1.640599198">
                <text:p>1.640599198</text:p>
              </table:table-cell>
              <table:table-cell office:value-type="float" office:value="1.640601096">
                <text:p>1.640601096</text:p>
              </table:table-cell>
              <table:table-cell office:value-type="float" office:value="1.640588197">
                <text:p>1.640588197</text:p>
              </table:table-cell>
              <table:table-cell office:value-type="float" office:value="1.640618927">
                <text:p>1.640618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40619427">
                <text:p>1.640619427</text:p>
              </table:table-cell>
              <table:table-cell office:value-type="float" office:value="1.640599699">
                <text:p>1.640599699</text:p>
              </table:table-cell>
              <table:table-cell office:value-type="float" office:value="1.640601604">
                <text:p>1.640601604</text:p>
              </table:table-cell>
              <table:table-cell office:value-type="float" office:value="1.640588196">
                <text:p>1.640588196</text:p>
              </table:table-cell>
              <table:table-cell office:value-type="float" office:value="1.640619427">
                <text:p>1.6406194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40619927">
                <text:p>1.640619927</text:p>
              </table:table-cell>
              <table:table-cell office:value-type="float" office:value="1.640600233">
                <text:p>1.640600233</text:p>
              </table:table-cell>
              <table:table-cell office:value-type="float" office:value="1.640602105">
                <text:p>1.640602105</text:p>
              </table:table-cell>
              <table:table-cell office:value-type="float" office:value="1.640588276">
                <text:p>1.640588276</text:p>
              </table:table-cell>
              <table:table-cell office:value-type="float" office:value="1.640619927">
                <text:p>1.6406199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40620427">
                <text:p>1.640620427</text:p>
              </table:table-cell>
              <table:table-cell office:value-type="float" office:value="1.640600715">
                <text:p>1.640600715</text:p>
              </table:table-cell>
              <table:table-cell office:value-type="float" office:value="1.640602635">
                <text:p>1.640602635</text:p>
              </table:table-cell>
              <table:table-cell office:value-type="float" office:value="1.640588292">
                <text:p>1.640588292</text:p>
              </table:table-cell>
              <table:table-cell office:value-type="float" office:value="1.640620427">
                <text:p>1.640620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40620927">
                <text:p>1.640620927</text:p>
              </table:table-cell>
              <table:table-cell office:value-type="float" office:value="1.640601146">
                <text:p>1.640601146</text:p>
              </table:table-cell>
              <table:table-cell office:value-type="float" office:value="1.640603135">
                <text:p>1.640603135</text:p>
              </table:table-cell>
              <table:table-cell office:value-type="float" office:value="1.640588312">
                <text:p>1.640588312</text:p>
              </table:table-cell>
              <table:table-cell office:value-type="float" office:value="1.640620927">
                <text:p>1.6406209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40621427">
                <text:p>1.640621427</text:p>
              </table:table-cell>
              <table:table-cell office:value-type="float" office:value="1.640601621">
                <text:p>1.640601621</text:p>
              </table:table-cell>
              <table:table-cell office:value-type="float" office:value="1.640603658">
                <text:p>1.640603658</text:p>
              </table:table-cell>
              <table:table-cell office:value-type="float" office:value="1.64058831">
                <text:p>1.64058831</text:p>
              </table:table-cell>
              <table:table-cell office:value-type="float" office:value="1.640621427">
                <text:p>1.6406214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40621927">
                <text:p>1.640621927</text:p>
              </table:table-cell>
              <table:table-cell office:value-type="float" office:value="1.640602179">
                <text:p>1.640602179</text:p>
              </table:table-cell>
              <table:table-cell office:value-type="float" office:value="1.640604109">
                <text:p>1.640604109</text:p>
              </table:table-cell>
              <table:table-cell office:value-type="float" office:value="1.640588281">
                <text:p>1.640588281</text:p>
              </table:table-cell>
              <table:table-cell office:value-type="float" office:value="1.640621927">
                <text:p>1.6406219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40622427">
                <text:p>1.640622427</text:p>
              </table:table-cell>
              <table:table-cell office:value-type="float" office:value="1.640602659">
                <text:p>1.640602659</text:p>
              </table:table-cell>
              <table:table-cell office:value-type="float" office:value="1.640604632">
                <text:p>1.640604632</text:p>
              </table:table-cell>
              <table:table-cell office:value-type="float" office:value="1.64058827">
                <text:p>1.64058827</text:p>
              </table:table-cell>
              <table:table-cell office:value-type="float" office:value="1.640622427">
                <text:p>1.6406224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40622927">
                <text:p>1.640622927</text:p>
              </table:table-cell>
              <table:table-cell office:value-type="float" office:value="1.640603169">
                <text:p>1.640603169</text:p>
              </table:table-cell>
              <table:table-cell office:value-type="float" office:value="1.640605123">
                <text:p>1.640605123</text:p>
              </table:table-cell>
              <table:table-cell office:value-type="float" office:value="1.640588311">
                <text:p>1.640588311</text:p>
              </table:table-cell>
              <table:table-cell office:value-type="float" office:value="1.640622927">
                <text:p>1.6406229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40623427">
                <text:p>1.640623427</text:p>
              </table:table-cell>
              <table:table-cell office:value-type="float" office:value="1.640603654">
                <text:p>1.640603654</text:p>
              </table:table-cell>
              <table:table-cell office:value-type="float" office:value="1.640605609">
                <text:p>1.640605609</text:p>
              </table:table-cell>
              <table:table-cell office:value-type="float" office:value="1.640588246">
                <text:p>1.640588246</text:p>
              </table:table-cell>
              <table:table-cell office:value-type="float" office:value="1.640623427">
                <text:p>1.6406234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40623927">
                <text:p>1.640623927</text:p>
              </table:table-cell>
              <table:table-cell office:value-type="float" office:value="1.64060412">
                <text:p>1.64060412</text:p>
              </table:table-cell>
              <table:table-cell office:value-type="float" office:value="1.640606107">
                <text:p>1.640606107</text:p>
              </table:table-cell>
              <table:table-cell office:value-type="float" office:value="1.640588284">
                <text:p>1.640588284</text:p>
              </table:table-cell>
              <table:table-cell office:value-type="float" office:value="1.640623927">
                <text:p>1.6406239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0624427">
                <text:p>1.640624427</text:p>
              </table:table-cell>
              <table:table-cell office:value-type="float" office:value="1.640604575">
                <text:p>1.640604575</text:p>
              </table:table-cell>
              <table:table-cell office:value-type="float" office:value="1.640606537">
                <text:p>1.640606537</text:p>
              </table:table-cell>
              <table:table-cell office:value-type="float" office:value="1.640588305">
                <text:p>1.640588305</text:p>
              </table:table-cell>
              <table:table-cell office:value-type="float" office:value="1.640624427">
                <text:p>1.640624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40624927">
                <text:p>1.640624927</text:p>
              </table:table-cell>
              <table:table-cell office:value-type="float" office:value="1.640605069">
                <text:p>1.640605069</text:p>
              </table:table-cell>
              <table:table-cell office:value-type="float" office:value="1.640607055">
                <text:p>1.640607055</text:p>
              </table:table-cell>
              <table:table-cell office:value-type="float" office:value="1.640588231">
                <text:p>1.640588231</text:p>
              </table:table-cell>
              <table:table-cell office:value-type="float" office:value="1.640624927">
                <text:p>1.6406249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0625427">
                <text:p>1.640625427</text:p>
              </table:table-cell>
              <table:table-cell office:value-type="float" office:value="1.640606056">
                <text:p>1.640606056</text:p>
              </table:table-cell>
              <table:table-cell office:value-type="float" office:value="1.640612508">
                <text:p>1.640612508</text:p>
              </table:table-cell>
              <table:table-cell office:value-type="float" office:value="1.640612072">
                <text:p>1.640612072</text:p>
              </table:table-cell>
              <table:table-cell office:value-type="float" office:value="1.640625427">
                <text:p>1.640625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40625927">
                <text:p>1.640625927</text:p>
              </table:table-cell>
              <table:table-cell office:value-type="float" office:value="1.64060654">
                <text:p>1.64060654</text:p>
              </table:table-cell>
              <table:table-cell office:value-type="float" office:value="1.640613015">
                <text:p>1.640613015</text:p>
              </table:table-cell>
              <table:table-cell office:value-type="float" office:value="1.64061209">
                <text:p>1.64061209</text:p>
              </table:table-cell>
              <table:table-cell office:value-type="float" office:value="1.640625927">
                <text:p>1.640625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40626427">
                <text:p>1.640626427</text:p>
              </table:table-cell>
              <table:table-cell office:value-type="float" office:value="1.640607059">
                <text:p>1.640607059</text:p>
              </table:table-cell>
              <table:table-cell office:value-type="float" office:value="1.640613507">
                <text:p>1.640613507</text:p>
              </table:table-cell>
              <table:table-cell office:value-type="float" office:value="1.640612073">
                <text:p>1.640612073</text:p>
              </table:table-cell>
              <table:table-cell office:value-type="float" office:value="1.640626427">
                <text:p>1.6406264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40626927">
                <text:p>1.640626927</text:p>
              </table:table-cell>
              <table:table-cell office:value-type="float" office:value="1.640607562">
                <text:p>1.640607562</text:p>
              </table:table-cell>
              <table:table-cell office:value-type="float" office:value="1.640614058">
                <text:p>1.640614058</text:p>
              </table:table-cell>
              <table:table-cell office:value-type="float" office:value="1.640612067">
                <text:p>1.640612067</text:p>
              </table:table-cell>
              <table:table-cell office:value-type="float" office:value="1.640626927">
                <text:p>1.640626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40627427">
                <text:p>1.640627427</text:p>
              </table:table-cell>
              <table:table-cell office:value-type="float" office:value="1.640608034">
                <text:p>1.640608034</text:p>
              </table:table-cell>
              <table:table-cell office:value-type="float" office:value="1.640614556">
                <text:p>1.640614556</text:p>
              </table:table-cell>
              <table:table-cell office:value-type="float" office:value="1.640612042">
                <text:p>1.640612042</text:p>
              </table:table-cell>
              <table:table-cell office:value-type="float" office:value="1.640627427">
                <text:p>1.6406274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40627927">
                <text:p>1.640627927</text:p>
              </table:table-cell>
              <table:table-cell office:value-type="float" office:value="1.640608514">
                <text:p>1.640608514</text:p>
              </table:table-cell>
              <table:table-cell office:value-type="float" office:value="1.64061504">
                <text:p>1.64061504</text:p>
              </table:table-cell>
              <table:table-cell office:value-type="float" office:value="1.640611967">
                <text:p>1.640611967</text:p>
              </table:table-cell>
              <table:table-cell office:value-type="float" office:value="1.640627927">
                <text:p>1.640627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40628427">
                <text:p>1.640628427</text:p>
              </table:table-cell>
              <table:table-cell office:value-type="float" office:value="1.640609011">
                <text:p>1.640609011</text:p>
              </table:table-cell>
              <table:table-cell office:value-type="float" office:value="1.640615489">
                <text:p>1.640615489</text:p>
              </table:table-cell>
              <table:table-cell office:value-type="float" office:value="1.640612013">
                <text:p>1.640612013</text:p>
              </table:table-cell>
              <table:table-cell office:value-type="float" office:value="1.640628427">
                <text:p>1.6406284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40628927">
                <text:p>1.640628927</text:p>
              </table:table-cell>
              <table:table-cell office:value-type="float" office:value="1.640609518">
                <text:p>1.640609518</text:p>
              </table:table-cell>
              <table:table-cell office:value-type="float" office:value="1.640615956">
                <text:p>1.640615956</text:p>
              </table:table-cell>
              <table:table-cell office:value-type="float" office:value="1.640612037">
                <text:p>1.640612037</text:p>
              </table:table-cell>
              <table:table-cell office:value-type="float" office:value="1.640628927">
                <text:p>1.640628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40629427">
                <text:p>1.640629427</text:p>
              </table:table-cell>
              <table:table-cell office:value-type="float" office:value="1.640610023">
                <text:p>1.640610023</text:p>
              </table:table-cell>
              <table:table-cell office:value-type="float" office:value="1.640616469">
                <text:p>1.640616469</text:p>
              </table:table-cell>
              <table:table-cell office:value-type="float" office:value="1.640612063">
                <text:p>1.640612063</text:p>
              </table:table-cell>
              <table:table-cell office:value-type="float" office:value="1.640629427">
                <text:p>1.6406294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40629927">
                <text:p>1.640629927</text:p>
              </table:table-cell>
              <table:table-cell office:value-type="float" office:value="1.640610491">
                <text:p>1.640610491</text:p>
              </table:table-cell>
              <table:table-cell office:value-type="float" office:value="1.640616915">
                <text:p>1.640616915</text:p>
              </table:table-cell>
              <table:table-cell office:value-type="float" office:value="1.640611993">
                <text:p>1.640611993</text:p>
              </table:table-cell>
              <table:table-cell office:value-type="float" office:value="1.640629927">
                <text:p>1.6406299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40630427">
                <text:p>1.640630427</text:p>
              </table:table-cell>
              <table:table-cell office:value-type="float" office:value="1.640610999">
                <text:p>1.640610999</text:p>
              </table:table-cell>
              <table:table-cell office:value-type="float" office:value="1.640617496">
                <text:p>1.640617496</text:p>
              </table:table-cell>
              <table:table-cell office:value-type="float" office:value="1.640612011">
                <text:p>1.640612011</text:p>
              </table:table-cell>
              <table:table-cell office:value-type="float" office:value="1.640630427">
                <text:p>1.6406304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40630927">
                <text:p>1.640630927</text:p>
              </table:table-cell>
              <table:table-cell office:value-type="float" office:value="1.64061151">
                <text:p>1.64061151</text:p>
              </table:table-cell>
              <table:table-cell office:value-type="float" office:value="1.640617941">
                <text:p>1.640617941</text:p>
              </table:table-cell>
              <table:table-cell office:value-type="float" office:value="1.640612014">
                <text:p>1.640612014</text:p>
              </table:table-cell>
              <table:table-cell office:value-type="float" office:value="1.640630927">
                <text:p>1.640630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40631427">
                <text:p>1.640631427</text:p>
              </table:table-cell>
              <table:table-cell office:value-type="float" office:value="1.640611957">
                <text:p>1.640611957</text:p>
              </table:table-cell>
              <table:table-cell office:value-type="float" office:value="1.640618449">
                <text:p>1.640618449</text:p>
              </table:table-cell>
              <table:table-cell office:value-type="float" office:value="1.640612048">
                <text:p>1.640612048</text:p>
              </table:table-cell>
              <table:table-cell office:value-type="float" office:value="1.640631427">
                <text:p>1.6406314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40631927">
                <text:p>1.640631927</text:p>
              </table:table-cell>
              <table:table-cell office:value-type="float" office:value="1.640612419">
                <text:p>1.640612419</text:p>
              </table:table-cell>
              <table:table-cell office:value-type="float" office:value="1.640618902">
                <text:p>1.640618902</text:p>
              </table:table-cell>
              <table:table-cell office:value-type="float" office:value="1.640612038">
                <text:p>1.640612038</text:p>
              </table:table-cell>
              <table:table-cell office:value-type="float" office:value="1.640631927">
                <text:p>1.640631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40632427">
                <text:p>1.640632427</text:p>
              </table:table-cell>
              <table:table-cell office:value-type="float" office:value="1.640612941">
                <text:p>1.640612941</text:p>
              </table:table-cell>
              <table:table-cell office:value-type="float" office:value="1.640619399">
                <text:p>1.640619399</text:p>
              </table:table-cell>
              <table:table-cell office:value-type="float" office:value="1.640612053">
                <text:p>1.640612053</text:p>
              </table:table-cell>
              <table:table-cell office:value-type="float" office:value="1.640632427">
                <text:p>1.6406324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40632927">
                <text:p>1.640632927</text:p>
              </table:table-cell>
              <table:table-cell office:value-type="float" office:value="1.640613463">
                <text:p>1.640613463</text:p>
              </table:table-cell>
              <table:table-cell office:value-type="float" office:value="1.640619864">
                <text:p>1.640619864</text:p>
              </table:table-cell>
              <table:table-cell office:value-type="float" office:value="1.640612006">
                <text:p>1.640612006</text:p>
              </table:table-cell>
              <table:table-cell office:value-type="float" office:value="1.640632927">
                <text:p>1.640632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40633427">
                <text:p>1.640633427</text:p>
              </table:table-cell>
              <table:table-cell office:value-type="float" office:value="1.640613959">
                <text:p>1.640613959</text:p>
              </table:table-cell>
              <table:table-cell office:value-type="float" office:value="1.640620411">
                <text:p>1.640620411</text:p>
              </table:table-cell>
              <table:table-cell office:value-type="float" office:value="1.640612006">
                <text:p>1.640612006</text:p>
              </table:table-cell>
              <table:table-cell office:value-type="float" office:value="1.640633427">
                <text:p>1.6406334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40633927">
                <text:p>1.640633927</text:p>
              </table:table-cell>
              <table:table-cell office:value-type="float" office:value="1.640614445">
                <text:p>1.640614445</text:p>
              </table:table-cell>
              <table:table-cell office:value-type="float" office:value="1.640620921">
                <text:p>1.640620921</text:p>
              </table:table-cell>
              <table:table-cell office:value-type="float" office:value="1.640612068">
                <text:p>1.640612068</text:p>
              </table:table-cell>
              <table:table-cell office:value-type="float" office:value="1.640633927">
                <text:p>1.6406339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40634427">
                <text:p>1.640634427</text:p>
              </table:table-cell>
              <table:table-cell office:value-type="float" office:value="1.64061498">
                <text:p>1.64061498</text:p>
              </table:table-cell>
              <table:table-cell office:value-type="float" office:value="1.64062141">
                <text:p>1.64062141</text:p>
              </table:table-cell>
              <table:table-cell office:value-type="float" office:value="1.640612041">
                <text:p>1.640612041</text:p>
              </table:table-cell>
              <table:table-cell office:value-type="float" office:value="1.640634427">
                <text:p>1.640634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40634927">
                <text:p>1.640634927</text:p>
              </table:table-cell>
              <table:table-cell office:value-type="float" office:value="1.640615489">
                <text:p>1.640615489</text:p>
              </table:table-cell>
              <table:table-cell office:value-type="float" office:value="1.640621838">
                <text:p>1.640621838</text:p>
              </table:table-cell>
              <table:table-cell office:value-type="float" office:value="1.640612028">
                <text:p>1.640612028</text:p>
              </table:table-cell>
              <table:table-cell office:value-type="float" office:value="1.640634927">
                <text:p>1.6406349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40635427">
                <text:p>1.640635427</text:p>
              </table:table-cell>
              <table:table-cell office:value-type="float" office:value="1.640615972">
                <text:p>1.640615972</text:p>
              </table:table-cell>
              <table:table-cell office:value-type="float" office:value="1.64062229">
                <text:p>1.64062229</text:p>
              </table:table-cell>
              <table:table-cell office:value-type="float" office:value="1.64061205">
                <text:p>1.64061205</text:p>
              </table:table-cell>
              <table:table-cell office:value-type="float" office:value="1.640635427">
                <text:p>1.6406354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0635927">
                <text:p>1.640635927</text:p>
              </table:table-cell>
              <table:table-cell office:value-type="float" office:value="1.640616484">
                <text:p>1.640616484</text:p>
              </table:table-cell>
              <table:table-cell office:value-type="float" office:value="1.640622833">
                <text:p>1.640622833</text:p>
              </table:table-cell>
              <table:table-cell office:value-type="float" office:value="1.640612046">
                <text:p>1.640612046</text:p>
              </table:table-cell>
              <table:table-cell office:value-type="float" office:value="1.640635927">
                <text:p>1.6406359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40636427">
                <text:p>1.640636427</text:p>
              </table:table-cell>
              <table:table-cell office:value-type="float" office:value="1.640616971">
                <text:p>1.640616971</text:p>
              </table:table-cell>
              <table:table-cell office:value-type="float" office:value="1.640623359">
                <text:p>1.640623359</text:p>
              </table:table-cell>
              <table:table-cell office:value-type="float" office:value="1.640612019">
                <text:p>1.640612019</text:p>
              </table:table-cell>
              <table:table-cell office:value-type="float" office:value="1.640636427">
                <text:p>1.640636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40636927">
                <text:p>1.640636927</text:p>
              </table:table-cell>
              <table:table-cell office:value-type="float" office:value="1.640617363">
                <text:p>1.640617363</text:p>
              </table:table-cell>
              <table:table-cell office:value-type="float" office:value="1.640623853">
                <text:p>1.640623853</text:p>
              </table:table-cell>
              <table:table-cell office:value-type="float" office:value="1.640612092">
                <text:p>1.640612092</text:p>
              </table:table-cell>
              <table:table-cell office:value-type="float" office:value="1.640636927">
                <text:p>1.6406369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40637427">
                <text:p>1.640637427</text:p>
              </table:table-cell>
              <table:table-cell office:value-type="float" office:value="1.640617892">
                <text:p>1.640617892</text:p>
              </table:table-cell>
              <table:table-cell office:value-type="float" office:value="1.640624385">
                <text:p>1.640624385</text:p>
              </table:table-cell>
              <table:table-cell office:value-type="float" office:value="1.640612014">
                <text:p>1.640612014</text:p>
              </table:table-cell>
              <table:table-cell office:value-type="float" office:value="1.640637427">
                <text:p>1.6406374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40637927">
                <text:p>1.640637927</text:p>
              </table:table-cell>
              <table:table-cell office:value-type="float" office:value="1.640618402">
                <text:p>1.640618402</text:p>
              </table:table-cell>
              <table:table-cell office:value-type="float" office:value="1.640624805">
                <text:p>1.640624805</text:p>
              </table:table-cell>
              <table:table-cell office:value-type="float" office:value="1.640612018">
                <text:p>1.640612018</text:p>
              </table:table-cell>
              <table:table-cell office:value-type="float" office:value="1.640637927">
                <text:p>1.6406379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40638427">
                <text:p>1.640638427</text:p>
              </table:table-cell>
              <table:table-cell office:value-type="float" office:value="1.640618891">
                <text:p>1.640618891</text:p>
              </table:table-cell>
              <table:table-cell office:value-type="float" office:value="1.640625289">
                <text:p>1.640625289</text:p>
              </table:table-cell>
              <table:table-cell office:value-type="float" office:value="1.640612057">
                <text:p>1.640612057</text:p>
              </table:table-cell>
              <table:table-cell office:value-type="float" office:value="1.640638427">
                <text:p>1.6406384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40638927">
                <text:p>1.640638927</text:p>
              </table:table-cell>
              <table:table-cell office:value-type="float" office:value="1.640619455">
                <text:p>1.640619455</text:p>
              </table:table-cell>
              <table:table-cell office:value-type="float" office:value="1.640625772">
                <text:p>1.640625772</text:p>
              </table:table-cell>
              <table:table-cell office:value-type="float" office:value="1.640612064">
                <text:p>1.640612064</text:p>
              </table:table-cell>
              <table:table-cell office:value-type="float" office:value="1.640638927">
                <text:p>1.640638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40639427">
                <text:p>1.640639427</text:p>
              </table:table-cell>
              <table:table-cell office:value-type="float" office:value="1.640619964">
                <text:p>1.640619964</text:p>
              </table:table-cell>
              <table:table-cell office:value-type="float" office:value="1.640626281">
                <text:p>1.640626281</text:p>
              </table:table-cell>
              <table:table-cell office:value-type="float" office:value="1.640612067">
                <text:p>1.640612067</text:p>
              </table:table-cell>
              <table:table-cell office:value-type="float" office:value="1.640639427">
                <text:p>1.6406394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40639927">
                <text:p>1.640639927</text:p>
              </table:table-cell>
              <table:table-cell office:value-type="float" office:value="1.64062044">
                <text:p>1.64062044</text:p>
              </table:table-cell>
              <table:table-cell office:value-type="float" office:value="1.640626849">
                <text:p>1.640626849</text:p>
              </table:table-cell>
              <table:table-cell office:value-type="float" office:value="1.640612086">
                <text:p>1.640612086</text:p>
              </table:table-cell>
              <table:table-cell office:value-type="float" office:value="1.640639927">
                <text:p>1.6406399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40640427">
                <text:p>1.640640427</text:p>
              </table:table-cell>
              <table:table-cell office:value-type="float" office:value="1.640620894">
                <text:p>1.640620894</text:p>
              </table:table-cell>
              <table:table-cell office:value-type="float" office:value="1.640627293">
                <text:p>1.640627293</text:p>
              </table:table-cell>
              <table:table-cell office:value-type="float" office:value="1.640612041">
                <text:p>1.640612041</text:p>
              </table:table-cell>
              <table:table-cell office:value-type="float" office:value="1.640640427">
                <text:p>1.6406404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40640927">
                <text:p>1.640640927</text:p>
              </table:table-cell>
              <table:table-cell office:value-type="float" office:value="1.640621362">
                <text:p>1.640621362</text:p>
              </table:table-cell>
              <table:table-cell office:value-type="float" office:value="1.640627808">
                <text:p>1.640627808</text:p>
              </table:table-cell>
              <table:table-cell office:value-type="float" office:value="1.640612061">
                <text:p>1.640612061</text:p>
              </table:table-cell>
              <table:table-cell office:value-type="float" office:value="1.640640927">
                <text:p>1.6406409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40641427">
                <text:p>1.640641427</text:p>
              </table:table-cell>
              <table:table-cell office:value-type="float" office:value="1.640621814">
                <text:p>1.640621814</text:p>
              </table:table-cell>
              <table:table-cell office:value-type="float" office:value="1.640628301">
                <text:p>1.640628301</text:p>
              </table:table-cell>
              <table:table-cell office:value-type="float" office:value="1.64061203">
                <text:p>1.64061203</text:p>
              </table:table-cell>
              <table:table-cell office:value-type="float" office:value="1.640641427">
                <text:p>1.640641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40641927">
                <text:p>1.640641927</text:p>
              </table:table-cell>
              <table:table-cell office:value-type="float" office:value="1.640622271">
                <text:p>1.640622271</text:p>
              </table:table-cell>
              <table:table-cell office:value-type="float" office:value="1.64062878">
                <text:p>1.64062878</text:p>
              </table:table-cell>
              <table:table-cell office:value-type="float" office:value="1.640612058">
                <text:p>1.640612058</text:p>
              </table:table-cell>
              <table:table-cell office:value-type="float" office:value="1.640641927">
                <text:p>1.640641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40642427">
                <text:p>1.640642427</text:p>
              </table:table-cell>
              <table:table-cell office:value-type="float" office:value="1.6406228">
                <text:p>1.6406228</text:p>
              </table:table-cell>
              <table:table-cell office:value-type="float" office:value="1.640629248">
                <text:p>1.640629248</text:p>
              </table:table-cell>
              <table:table-cell office:value-type="float" office:value="1.640612071">
                <text:p>1.640612071</text:p>
              </table:table-cell>
              <table:table-cell office:value-type="float" office:value="1.640642427">
                <text:p>1.64064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40642927">
                <text:p>1.640642927</text:p>
              </table:table-cell>
              <table:table-cell office:value-type="float" office:value="1.640623312">
                <text:p>1.640623312</text:p>
              </table:table-cell>
              <table:table-cell office:value-type="float" office:value="1.640629727">
                <text:p>1.640629727</text:p>
              </table:table-cell>
              <table:table-cell office:value-type="float" office:value="1.640612033">
                <text:p>1.640612033</text:p>
              </table:table-cell>
              <table:table-cell office:value-type="float" office:value="1.640642927">
                <text:p>1.6406429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40643427">
                <text:p>1.640643427</text:p>
              </table:table-cell>
              <table:table-cell office:value-type="float" office:value="1.640623854">
                <text:p>1.640623854</text:p>
              </table:table-cell>
              <table:table-cell office:value-type="float" office:value="1.640630187">
                <text:p>1.640630187</text:p>
              </table:table-cell>
              <table:table-cell office:value-type="float" office:value="1.640611971">
                <text:p>1.640611971</text:p>
              </table:table-cell>
              <table:table-cell office:value-type="float" office:value="1.640643427">
                <text:p>1.6406434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40643927">
                <text:p>1.640643927</text:p>
              </table:table-cell>
              <table:table-cell office:value-type="float" office:value="1.640624292">
                <text:p>1.640624292</text:p>
              </table:table-cell>
              <table:table-cell office:value-type="float" office:value="1.640630698">
                <text:p>1.640630698</text:p>
              </table:table-cell>
              <table:table-cell office:value-type="float" office:value="1.64061198">
                <text:p>1.64061198</text:p>
              </table:table-cell>
              <table:table-cell office:value-type="float" office:value="1.640643927">
                <text:p>1.6406439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40644427">
                <text:p>1.640644427</text:p>
              </table:table-cell>
              <table:table-cell office:value-type="float" office:value="1.64062517">
                <text:p>1.64062517</text:p>
              </table:table-cell>
              <table:table-cell office:value-type="float" office:value="1.640631387">
                <text:p>1.640631387</text:p>
              </table:table-cell>
              <table:table-cell office:value-type="float" office:value="1.640631082">
                <text:p>1.640631082</text:p>
              </table:table-cell>
              <table:table-cell office:value-type="float" office:value="1.640644427">
                <text:p>1.6406444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40644927">
                <text:p>1.640644927</text:p>
              </table:table-cell>
              <table:table-cell office:value-type="float" office:value="1.640625674">
                <text:p>1.640625674</text:p>
              </table:table-cell>
              <table:table-cell office:value-type="float" office:value="1.640631943">
                <text:p>1.640631943</text:p>
              </table:table-cell>
              <table:table-cell office:value-type="float" office:value="1.640631079">
                <text:p>1.640631079</text:p>
              </table:table-cell>
              <table:table-cell office:value-type="float" office:value="1.640644927">
                <text:p>1.6406449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40645427">
                <text:p>1.640645427</text:p>
              </table:table-cell>
              <table:table-cell office:value-type="float" office:value="1.640626123">
                <text:p>1.640626123</text:p>
              </table:table-cell>
              <table:table-cell office:value-type="float" office:value="1.640632473">
                <text:p>1.640632473</text:p>
              </table:table-cell>
              <table:table-cell office:value-type="float" office:value="1.640631076">
                <text:p>1.640631076</text:p>
              </table:table-cell>
              <table:table-cell office:value-type="float" office:value="1.640645427">
                <text:p>1.640645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40645927">
                <text:p>1.640645927</text:p>
              </table:table-cell>
              <table:table-cell office:value-type="float" office:value="1.640626623">
                <text:p>1.640626623</text:p>
              </table:table-cell>
              <table:table-cell office:value-type="float" office:value="1.640633008">
                <text:p>1.640633008</text:p>
              </table:table-cell>
              <table:table-cell office:value-type="float" office:value="1.640631096">
                <text:p>1.640631096</text:p>
              </table:table-cell>
              <table:table-cell office:value-type="float" office:value="1.640645927">
                <text:p>1.640645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40646427">
                <text:p>1.640646427</text:p>
              </table:table-cell>
              <table:table-cell office:value-type="float" office:value="1.640627059">
                <text:p>1.640627059</text:p>
              </table:table-cell>
              <table:table-cell office:value-type="float" office:value="1.640633475">
                <text:p>1.640633475</text:p>
              </table:table-cell>
              <table:table-cell office:value-type="float" office:value="1.640631144">
                <text:p>1.640631144</text:p>
              </table:table-cell>
              <table:table-cell office:value-type="float" office:value="1.640646427">
                <text:p>1.6406464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40646927">
                <text:p>1.640646927</text:p>
              </table:table-cell>
              <table:table-cell office:value-type="float" office:value="1.640627611">
                <text:p>1.640627611</text:p>
              </table:table-cell>
              <table:table-cell office:value-type="float" office:value="1.640633892">
                <text:p>1.640633892</text:p>
              </table:table-cell>
              <table:table-cell office:value-type="float" office:value="1.640631106">
                <text:p>1.640631106</text:p>
              </table:table-cell>
              <table:table-cell office:value-type="float" office:value="1.640646927">
                <text:p>1.640646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40647427">
                <text:p>1.640647427</text:p>
              </table:table-cell>
              <table:table-cell office:value-type="float" office:value="1.640628113">
                <text:p>1.640628113</text:p>
              </table:table-cell>
              <table:table-cell office:value-type="float" office:value="1.640634452">
                <text:p>1.640634452</text:p>
              </table:table-cell>
              <table:table-cell office:value-type="float" office:value="1.640631077">
                <text:p>1.640631077</text:p>
              </table:table-cell>
              <table:table-cell office:value-type="float" office:value="1.640647427">
                <text:p>1.640647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40647927">
                <text:p>1.640647927</text:p>
              </table:table-cell>
              <table:table-cell office:value-type="float" office:value="1.640628609">
                <text:p>1.640628609</text:p>
              </table:table-cell>
              <table:table-cell office:value-type="float" office:value="1.640634962">
                <text:p>1.640634962</text:p>
              </table:table-cell>
              <table:table-cell office:value-type="float" office:value="1.640631148">
                <text:p>1.640631148</text:p>
              </table:table-cell>
              <table:table-cell office:value-type="float" office:value="1.640647927">
                <text:p>1.6406479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40648427">
                <text:p>1.640648427</text:p>
              </table:table-cell>
              <table:table-cell office:value-type="float" office:value="1.640629098">
                <text:p>1.640629098</text:p>
              </table:table-cell>
              <table:table-cell office:value-type="float" office:value="1.640635455">
                <text:p>1.640635455</text:p>
              </table:table-cell>
              <table:table-cell office:value-type="float" office:value="1.640631161">
                <text:p>1.640631161</text:p>
              </table:table-cell>
              <table:table-cell office:value-type="float" office:value="1.640648427">
                <text:p>1.640648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40648927">
                <text:p>1.640648927</text:p>
              </table:table-cell>
              <table:table-cell office:value-type="float" office:value="1.64062958">
                <text:p>1.64062958</text:p>
              </table:table-cell>
              <table:table-cell office:value-type="float" office:value="1.640635913">
                <text:p>1.640635913</text:p>
              </table:table-cell>
              <table:table-cell office:value-type="float" office:value="1.640631155">
                <text:p>1.640631155</text:p>
              </table:table-cell>
              <table:table-cell office:value-type="float" office:value="1.640648927">
                <text:p>1.640648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40649427">
                <text:p>1.640649427</text:p>
              </table:table-cell>
              <table:table-cell office:value-type="float" office:value="1.640630026">
                <text:p>1.640630026</text:p>
              </table:table-cell>
              <table:table-cell office:value-type="float" office:value="1.640636407">
                <text:p>1.640636407</text:p>
              </table:table-cell>
              <table:table-cell office:value-type="float" office:value="1.640631145">
                <text:p>1.640631145</text:p>
              </table:table-cell>
              <table:table-cell office:value-type="float" office:value="1.640649427">
                <text:p>1.640649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40649927">
                <text:p>1.640649927</text:p>
              </table:table-cell>
              <table:table-cell office:value-type="float" office:value="1.640630526">
                <text:p>1.640630526</text:p>
              </table:table-cell>
              <table:table-cell office:value-type="float" office:value="1.640636846">
                <text:p>1.640636846</text:p>
              </table:table-cell>
              <table:table-cell office:value-type="float" office:value="1.640631132">
                <text:p>1.640631132</text:p>
              </table:table-cell>
              <table:table-cell office:value-type="float" office:value="1.640649927">
                <text:p>1.6406499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40650427">
                <text:p>1.640650427</text:p>
              </table:table-cell>
              <table:table-cell office:value-type="float" office:value="1.640631038">
                <text:p>1.640631038</text:p>
              </table:table-cell>
              <table:table-cell office:value-type="float" office:value="1.640637349">
                <text:p>1.640637349</text:p>
              </table:table-cell>
              <table:table-cell office:value-type="float" office:value="1.640631121">
                <text:p>1.640631121</text:p>
              </table:table-cell>
              <table:table-cell office:value-type="float" office:value="1.640650427">
                <text:p>1.640650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40650927">
                <text:p>1.640650927</text:p>
              </table:table-cell>
              <table:table-cell office:value-type="float" office:value="1.640631483">
                <text:p>1.640631483</text:p>
              </table:table-cell>
              <table:table-cell office:value-type="float" office:value="1.640637841">
                <text:p>1.640637841</text:p>
              </table:table-cell>
              <table:table-cell office:value-type="float" office:value="1.640631093">
                <text:p>1.640631093</text:p>
              </table:table-cell>
              <table:table-cell office:value-type="float" office:value="1.640650927">
                <text:p>1.640650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40651427">
                <text:p>1.640651427</text:p>
              </table:table-cell>
              <table:table-cell office:value-type="float" office:value="1.640632035">
                <text:p>1.640632035</text:p>
              </table:table-cell>
              <table:table-cell office:value-type="float" office:value="1.640638305">
                <text:p>1.640638305</text:p>
              </table:table-cell>
              <table:table-cell office:value-type="float" office:value="1.64063113">
                <text:p>1.64063113</text:p>
              </table:table-cell>
              <table:table-cell office:value-type="float" office:value="1.640651427">
                <text:p>1.64065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40651927">
                <text:p>1.640651927</text:p>
              </table:table-cell>
              <table:table-cell office:value-type="float" office:value="1.640632527">
                <text:p>1.640632527</text:p>
              </table:table-cell>
              <table:table-cell office:value-type="float" office:value="1.640638848">
                <text:p>1.640638848</text:p>
              </table:table-cell>
              <table:table-cell office:value-type="float" office:value="1.640631113">
                <text:p>1.640631113</text:p>
              </table:table-cell>
              <table:table-cell office:value-type="float" office:value="1.640651927">
                <text:p>1.6406519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40652427">
                <text:p>1.640652427</text:p>
              </table:table-cell>
              <table:table-cell office:value-type="float" office:value="1.640633014">
                <text:p>1.640633014</text:p>
              </table:table-cell>
              <table:table-cell office:value-type="float" office:value="1.640639334">
                <text:p>1.640639334</text:p>
              </table:table-cell>
              <table:table-cell office:value-type="float" office:value="1.640631155">
                <text:p>1.640631155</text:p>
              </table:table-cell>
              <table:table-cell office:value-type="float" office:value="1.640652427">
                <text:p>1.640652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40652927">
                <text:p>1.640652927</text:p>
              </table:table-cell>
              <table:table-cell office:value-type="float" office:value="1.640633489">
                <text:p>1.640633489</text:p>
              </table:table-cell>
              <table:table-cell office:value-type="float" office:value="1.640639768">
                <text:p>1.640639768</text:p>
              </table:table-cell>
              <table:table-cell office:value-type="float" office:value="1.64063112">
                <text:p>1.64063112</text:p>
              </table:table-cell>
              <table:table-cell office:value-type="float" office:value="1.640652927">
                <text:p>1.6406529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40653427">
                <text:p>1.640653427</text:p>
              </table:table-cell>
              <table:table-cell office:value-type="float" office:value="1.640633992">
                <text:p>1.640633992</text:p>
              </table:table-cell>
              <table:table-cell office:value-type="float" office:value="1.640640303">
                <text:p>1.640640303</text:p>
              </table:table-cell>
              <table:table-cell office:value-type="float" office:value="1.640631118">
                <text:p>1.640631118</text:p>
              </table:table-cell>
              <table:table-cell office:value-type="float" office:value="1.640653427">
                <text:p>1.6406534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40653927">
                <text:p>1.640653927</text:p>
              </table:table-cell>
              <table:table-cell office:value-type="float" office:value="1.640634503">
                <text:p>1.640634503</text:p>
              </table:table-cell>
              <table:table-cell office:value-type="float" office:value="1.64064081">
                <text:p>1.64064081</text:p>
              </table:table-cell>
              <table:table-cell office:value-type="float" office:value="1.640631129">
                <text:p>1.640631129</text:p>
              </table:table-cell>
              <table:table-cell office:value-type="float" office:value="1.640653927">
                <text:p>1.6406539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40654427">
                <text:p>1.640654427</text:p>
              </table:table-cell>
              <table:table-cell office:value-type="float" office:value="1.640634945">
                <text:p>1.640634945</text:p>
              </table:table-cell>
              <table:table-cell office:value-type="float" office:value="1.640641302">
                <text:p>1.640641302</text:p>
              </table:table-cell>
              <table:table-cell office:value-type="float" office:value="1.640631101">
                <text:p>1.640631101</text:p>
              </table:table-cell>
              <table:table-cell office:value-type="float" office:value="1.640654427">
                <text:p>1.6406544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0654927">
                <text:p>1.640654927</text:p>
              </table:table-cell>
              <table:table-cell office:value-type="float" office:value="1.640635475">
                <text:p>1.640635475</text:p>
              </table:table-cell>
              <table:table-cell office:value-type="float" office:value="1.640641757">
                <text:p>1.640641757</text:p>
              </table:table-cell>
              <table:table-cell office:value-type="float" office:value="1.640631095">
                <text:p>1.640631095</text:p>
              </table:table-cell>
              <table:table-cell office:value-type="float" office:value="1.640654927">
                <text:p>1.6406549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40655427">
                <text:p>1.640655427</text:p>
              </table:table-cell>
              <table:table-cell office:value-type="float" office:value="1.640635975">
                <text:p>1.640635975</text:p>
              </table:table-cell>
              <table:table-cell office:value-type="float" office:value="1.640642266">
                <text:p>1.640642266</text:p>
              </table:table-cell>
              <table:table-cell office:value-type="float" office:value="1.640631116">
                <text:p>1.640631116</text:p>
              </table:table-cell>
              <table:table-cell office:value-type="float" office:value="1.640655427">
                <text:p>1.640655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40655927">
                <text:p>1.640655927</text:p>
              </table:table-cell>
              <table:table-cell office:value-type="float" office:value="1.640636406">
                <text:p>1.640636406</text:p>
              </table:table-cell>
              <table:table-cell office:value-type="float" office:value="1.640642802">
                <text:p>1.640642802</text:p>
              </table:table-cell>
              <table:table-cell office:value-type="float" office:value="1.640631172">
                <text:p>1.640631172</text:p>
              </table:table-cell>
              <table:table-cell office:value-type="float" office:value="1.640655927">
                <text:p>1.6406559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40656427">
                <text:p>1.640656427</text:p>
              </table:table-cell>
              <table:table-cell office:value-type="float" office:value="1.640636881">
                <text:p>1.640636881</text:p>
              </table:table-cell>
              <table:table-cell office:value-type="float" office:value="1.640643326">
                <text:p>1.640643326</text:p>
              </table:table-cell>
              <table:table-cell office:value-type="float" office:value="1.640631102">
                <text:p>1.640631102</text:p>
              </table:table-cell>
              <table:table-cell office:value-type="float" office:value="1.640656427">
                <text:p>1.640656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40656927">
                <text:p>1.640656927</text:p>
              </table:table-cell>
              <table:table-cell office:value-type="float" office:value="1.640637452">
                <text:p>1.640637452</text:p>
              </table:table-cell>
              <table:table-cell office:value-type="float" office:value="1.640643789">
                <text:p>1.640643789</text:p>
              </table:table-cell>
              <table:table-cell office:value-type="float" office:value="1.64063109">
                <text:p>1.64063109</text:p>
              </table:table-cell>
              <table:table-cell office:value-type="float" office:value="1.640656927">
                <text:p>1.6406569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40657427">
                <text:p>1.640657427</text:p>
              </table:table-cell>
              <table:table-cell office:value-type="float" office:value="1.640637853">
                <text:p>1.640637853</text:p>
              </table:table-cell>
              <table:table-cell office:value-type="float" office:value="1.640644241">
                <text:p>1.640644241</text:p>
              </table:table-cell>
              <table:table-cell office:value-type="float" office:value="1.64063116">
                <text:p>1.64063116</text:p>
              </table:table-cell>
              <table:table-cell office:value-type="float" office:value="1.640657427">
                <text:p>1.6406574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40657927">
                <text:p>1.640657927</text:p>
              </table:table-cell>
              <table:table-cell office:value-type="float" office:value="1.640638415">
                <text:p>1.640638415</text:p>
              </table:table-cell>
              <table:table-cell office:value-type="float" office:value="1.640644724">
                <text:p>1.640644724</text:p>
              </table:table-cell>
              <table:table-cell office:value-type="float" office:value="1.640631138">
                <text:p>1.640631138</text:p>
              </table:table-cell>
              <table:table-cell office:value-type="float" office:value="1.640657927">
                <text:p>1.6406579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40658427">
                <text:p>1.640658427</text:p>
              </table:table-cell>
              <table:table-cell office:value-type="float" office:value="1.640638959">
                <text:p>1.640638959</text:p>
              </table:table-cell>
              <table:table-cell office:value-type="float" office:value="1.640645234">
                <text:p>1.640645234</text:p>
              </table:table-cell>
              <table:table-cell office:value-type="float" office:value="1.640631178">
                <text:p>1.640631178</text:p>
              </table:table-cell>
              <table:table-cell office:value-type="float" office:value="1.640658427">
                <text:p>1.6406584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40658927">
                <text:p>1.640658927</text:p>
              </table:table-cell>
              <table:table-cell office:value-type="float" office:value="1.640639393">
                <text:p>1.640639393</text:p>
              </table:table-cell>
              <table:table-cell office:value-type="float" office:value="1.640645774">
                <text:p>1.640645774</text:p>
              </table:table-cell>
              <table:table-cell office:value-type="float" office:value="1.640631163">
                <text:p>1.640631163</text:p>
              </table:table-cell>
              <table:table-cell office:value-type="float" office:value="1.640658927">
                <text:p>1.640658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40659427">
                <text:p>1.640659427</text:p>
              </table:table-cell>
              <table:table-cell office:value-type="float" office:value="1.640639922">
                <text:p>1.640639922</text:p>
              </table:table-cell>
              <table:table-cell office:value-type="float" office:value="1.640646215">
                <text:p>1.640646215</text:p>
              </table:table-cell>
              <table:table-cell office:value-type="float" office:value="1.640631115">
                <text:p>1.640631115</text:p>
              </table:table-cell>
              <table:table-cell office:value-type="float" office:value="1.640659427">
                <text:p>1.6406594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40659927">
                <text:p>1.640659927</text:p>
              </table:table-cell>
              <table:table-cell office:value-type="float" office:value="1.64064039">
                <text:p>1.64064039</text:p>
              </table:table-cell>
              <table:table-cell office:value-type="float" office:value="1.640646726">
                <text:p>1.640646726</text:p>
              </table:table-cell>
              <table:table-cell office:value-type="float" office:value="1.640631111">
                <text:p>1.640631111</text:p>
              </table:table-cell>
              <table:table-cell office:value-type="float" office:value="1.640659927">
                <text:p>1.6406599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40660427">
                <text:p>1.640660427</text:p>
              </table:table-cell>
              <table:table-cell office:value-type="float" office:value="1.640640854">
                <text:p>1.640640854</text:p>
              </table:table-cell>
              <table:table-cell office:value-type="float" office:value="1.640647287">
                <text:p>1.640647287</text:p>
              </table:table-cell>
              <table:table-cell office:value-type="float" office:value="1.640631141">
                <text:p>1.640631141</text:p>
              </table:table-cell>
              <table:table-cell office:value-type="float" office:value="1.640660427">
                <text:p>1.6406604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40660927">
                <text:p>1.640660927</text:p>
              </table:table-cell>
              <table:table-cell office:value-type="float" office:value="1.640641318">
                <text:p>1.640641318</text:p>
              </table:table-cell>
              <table:table-cell office:value-type="float" office:value="1.640647718">
                <text:p>1.640647718</text:p>
              </table:table-cell>
              <table:table-cell office:value-type="float" office:value="1.640631166">
                <text:p>1.640631166</text:p>
              </table:table-cell>
              <table:table-cell office:value-type="float" office:value="1.640660927">
                <text:p>1.6406609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40661427">
                <text:p>1.640661427</text:p>
              </table:table-cell>
              <table:table-cell office:value-type="float" office:value="1.640641822">
                <text:p>1.640641822</text:p>
              </table:table-cell>
              <table:table-cell office:value-type="float" office:value="1.640648234">
                <text:p>1.640648234</text:p>
              </table:table-cell>
              <table:table-cell office:value-type="float" office:value="1.640631131">
                <text:p>1.640631131</text:p>
              </table:table-cell>
              <table:table-cell office:value-type="float" office:value="1.640661427">
                <text:p>1.6406614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0661927">
                <text:p>1.640661927</text:p>
              </table:table-cell>
              <table:table-cell office:value-type="float" office:value="1.640642343">
                <text:p>1.640642343</text:p>
              </table:table-cell>
              <table:table-cell office:value-type="float" office:value="1.6406487">
                <text:p>1.6406487</text:p>
              </table:table-cell>
              <table:table-cell office:value-type="float" office:value="1.640631141">
                <text:p>1.640631141</text:p>
              </table:table-cell>
              <table:table-cell office:value-type="float" office:value="1.640661927">
                <text:p>1.640661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40662427">
                <text:p>1.640662427</text:p>
              </table:table-cell>
              <table:table-cell office:value-type="float" office:value="1.640642786">
                <text:p>1.640642786</text:p>
              </table:table-cell>
              <table:table-cell office:value-type="float" office:value="1.640649191">
                <text:p>1.640649191</text:p>
              </table:table-cell>
              <table:table-cell office:value-type="float" office:value="1.640631136">
                <text:p>1.640631136</text:p>
              </table:table-cell>
              <table:table-cell office:value-type="float" office:value="1.640662427">
                <text:p>1.6406624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40662927">
                <text:p>1.640662927</text:p>
              </table:table-cell>
              <table:table-cell office:value-type="float" office:value="1.640643277">
                <text:p>1.640643277</text:p>
              </table:table-cell>
              <table:table-cell office:value-type="float" office:value="1.640649719">
                <text:p>1.640649719</text:p>
              </table:table-cell>
              <table:table-cell office:value-type="float" office:value="1.640631131">
                <text:p>1.640631131</text:p>
              </table:table-cell>
              <table:table-cell office:value-type="float" office:value="1.640662927">
                <text:p>1.6406629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40663427">
                <text:p>1.640663427</text:p>
              </table:table-cell>
              <table:table-cell office:value-type="float" office:value="1.640644173">
                <text:p>1.640644173</text:p>
              </table:table-cell>
              <table:table-cell office:value-type="float" office:value="1.640650479">
                <text:p>1.640650479</text:p>
              </table:table-cell>
              <table:table-cell office:value-type="float" office:value="1.64065021">
                <text:p>1.64065021</text:p>
              </table:table-cell>
              <table:table-cell office:value-type="float" office:value="1.640663427">
                <text:p>1.6406634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40663927">
                <text:p>1.640663927</text:p>
              </table:table-cell>
              <table:table-cell office:value-type="float" office:value="1.64064463">
                <text:p>1.64064463</text:p>
              </table:table-cell>
              <table:table-cell office:value-type="float" office:value="1.640650954">
                <text:p>1.640650954</text:p>
              </table:table-cell>
              <table:table-cell office:value-type="float" office:value="1.640650197">
                <text:p>1.640650197</text:p>
              </table:table-cell>
              <table:table-cell office:value-type="float" office:value="1.640663927">
                <text:p>1.640663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40664427">
                <text:p>1.640664427</text:p>
              </table:table-cell>
              <table:table-cell office:value-type="float" office:value="1.6406451">
                <text:p>1.6406451</text:p>
              </table:table-cell>
              <table:table-cell office:value-type="float" office:value="1.640651469">
                <text:p>1.640651469</text:p>
              </table:table-cell>
              <table:table-cell office:value-type="float" office:value="1.640650231">
                <text:p>1.640650231</text:p>
              </table:table-cell>
              <table:table-cell office:value-type="float" office:value="1.640664427">
                <text:p>1.6406644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40664927">
                <text:p>1.640664927</text:p>
              </table:table-cell>
              <table:table-cell office:value-type="float" office:value="1.640645662">
                <text:p>1.640645662</text:p>
              </table:table-cell>
              <table:table-cell office:value-type="float" office:value="1.64065195">
                <text:p>1.64065195</text:p>
              </table:table-cell>
              <table:table-cell office:value-type="float" office:value="1.640650224">
                <text:p>1.640650224</text:p>
              </table:table-cell>
              <table:table-cell office:value-type="float" office:value="1.640664927">
                <text:p>1.6406649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40665427">
                <text:p>1.640665427</text:p>
              </table:table-cell>
              <table:table-cell office:value-type="float" office:value="1.640646058">
                <text:p>1.640646058</text:p>
              </table:table-cell>
              <table:table-cell office:value-type="float" office:value="1.640652406">
                <text:p>1.640652406</text:p>
              </table:table-cell>
              <table:table-cell office:value-type="float" office:value="1.640650199">
                <text:p>1.640650199</text:p>
              </table:table-cell>
              <table:table-cell office:value-type="float" office:value="1.640665427">
                <text:p>1.6406654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40665927">
                <text:p>1.640665927</text:p>
              </table:table-cell>
              <table:table-cell office:value-type="float" office:value="1.640646585">
                <text:p>1.640646585</text:p>
              </table:table-cell>
              <table:table-cell office:value-type="float" office:value="1.640652912">
                <text:p>1.640652912</text:p>
              </table:table-cell>
              <table:table-cell office:value-type="float" office:value="1.640650181">
                <text:p>1.640650181</text:p>
              </table:table-cell>
              <table:table-cell office:value-type="float" office:value="1.640665927">
                <text:p>1.6406659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40666427">
                <text:p>1.640666427</text:p>
              </table:table-cell>
              <table:table-cell office:value-type="float" office:value="1.64064711">
                <text:p>1.64064711</text:p>
              </table:table-cell>
              <table:table-cell office:value-type="float" office:value="1.640653392">
                <text:p>1.640653392</text:p>
              </table:table-cell>
              <table:table-cell office:value-type="float" office:value="1.640650192">
                <text:p>1.640650192</text:p>
              </table:table-cell>
              <table:table-cell office:value-type="float" office:value="1.640666427">
                <text:p>1.6406664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40666927">
                <text:p>1.640666927</text:p>
              </table:table-cell>
              <table:table-cell office:value-type="float" office:value="1.640647605">
                <text:p>1.640647605</text:p>
              </table:table-cell>
              <table:table-cell office:value-type="float" office:value="1.640653844">
                <text:p>1.640653844</text:p>
              </table:table-cell>
              <table:table-cell office:value-type="float" office:value="1.640650168">
                <text:p>1.640650168</text:p>
              </table:table-cell>
              <table:table-cell office:value-type="float" office:value="1.640666927">
                <text:p>1.640666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40667427">
                <text:p>1.640667427</text:p>
              </table:table-cell>
              <table:table-cell office:value-type="float" office:value="1.640648139">
                <text:p>1.640648139</text:p>
              </table:table-cell>
              <table:table-cell office:value-type="float" office:value="1.640654373">
                <text:p>1.640654373</text:p>
              </table:table-cell>
              <table:table-cell office:value-type="float" office:value="1.64065017">
                <text:p>1.64065017</text:p>
              </table:table-cell>
              <table:table-cell office:value-type="float" office:value="1.640667427">
                <text:p>1.6406674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40667927">
                <text:p>1.640667927</text:p>
              </table:table-cell>
              <table:table-cell office:value-type="float" office:value="1.640648597">
                <text:p>1.640648597</text:p>
              </table:table-cell>
              <table:table-cell office:value-type="float" office:value="1.640654905">
                <text:p>1.640654905</text:p>
              </table:table-cell>
              <table:table-cell office:value-type="float" office:value="1.640650193">
                <text:p>1.640650193</text:p>
              </table:table-cell>
              <table:table-cell office:value-type="float" office:value="1.640667927">
                <text:p>1.6406679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40668427">
                <text:p>1.640668427</text:p>
              </table:table-cell>
              <table:table-cell office:value-type="float" office:value="1.640649107">
                <text:p>1.640649107</text:p>
              </table:table-cell>
              <table:table-cell office:value-type="float" office:value="1.640655327">
                <text:p>1.640655327</text:p>
              </table:table-cell>
              <table:table-cell office:value-type="float" office:value="1.640650198">
                <text:p>1.640650198</text:p>
              </table:table-cell>
              <table:table-cell office:value-type="float" office:value="1.640668427">
                <text:p>1.6406684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40668927">
                <text:p>1.640668927</text:p>
              </table:table-cell>
              <table:table-cell office:value-type="float" office:value="1.640649597">
                <text:p>1.640649597</text:p>
              </table:table-cell>
              <table:table-cell office:value-type="float" office:value="1.640655849">
                <text:p>1.640655849</text:p>
              </table:table-cell>
              <table:table-cell office:value-type="float" office:value="1.640650127">
                <text:p>1.640650127</text:p>
              </table:table-cell>
              <table:table-cell office:value-type="float" office:value="1.640668927">
                <text:p>1.6406689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40669427">
                <text:p>1.640669427</text:p>
              </table:table-cell>
              <table:table-cell office:value-type="float" office:value="1.640650082">
                <text:p>1.640650082</text:p>
              </table:table-cell>
              <table:table-cell office:value-type="float" office:value="1.64065634">
                <text:p>1.64065634</text:p>
              </table:table-cell>
              <table:table-cell office:value-type="float" office:value="1.640650113">
                <text:p>1.640650113</text:p>
              </table:table-cell>
              <table:table-cell office:value-type="float" office:value="1.640669427">
                <text:p>1.6406694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40669927">
                <text:p>1.640669927</text:p>
              </table:table-cell>
              <table:table-cell office:value-type="float" office:value="1.640650517">
                <text:p>1.640650517</text:p>
              </table:table-cell>
              <table:table-cell office:value-type="float" office:value="1.640656849">
                <text:p>1.640656849</text:p>
              </table:table-cell>
              <table:table-cell office:value-type="float" office:value="1.64065016">
                <text:p>1.64065016</text:p>
              </table:table-cell>
              <table:table-cell office:value-type="float" office:value="1.640669927">
                <text:p>1.6406699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40670427">
                <text:p>1.640670427</text:p>
              </table:table-cell>
              <table:table-cell office:value-type="float" office:value="1.64065102">
                <text:p>1.64065102</text:p>
              </table:table-cell>
              <table:table-cell office:value-type="float" office:value="1.640657395">
                <text:p>1.640657395</text:p>
              </table:table-cell>
              <table:table-cell office:value-type="float" office:value="1.64065016">
                <text:p>1.64065016</text:p>
              </table:table-cell>
              <table:table-cell office:value-type="float" office:value="1.640670427">
                <text:p>1.6406704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40670927">
                <text:p>1.640670927</text:p>
              </table:table-cell>
              <table:table-cell office:value-type="float" office:value="1.640651533">
                <text:p>1.640651533</text:p>
              </table:table-cell>
              <table:table-cell office:value-type="float" office:value="1.640657857">
                <text:p>1.640657857</text:p>
              </table:table-cell>
              <table:table-cell office:value-type="float" office:value="1.640650109">
                <text:p>1.640650109</text:p>
              </table:table-cell>
              <table:table-cell office:value-type="float" office:value="1.640670927">
                <text:p>1.6406709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40671427">
                <text:p>1.640671427</text:p>
              </table:table-cell>
              <table:table-cell office:value-type="float" office:value="1.640651974">
                <text:p>1.640651974</text:p>
              </table:table-cell>
              <table:table-cell office:value-type="float" office:value="1.640658377">
                <text:p>1.640658377</text:p>
              </table:table-cell>
              <table:table-cell office:value-type="float" office:value="1.64065014">
                <text:p>1.64065014</text:p>
              </table:table-cell>
              <table:table-cell office:value-type="float" office:value="1.640671427">
                <text:p>1.6406714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40671927">
                <text:p>1.640671927</text:p>
              </table:table-cell>
              <table:table-cell office:value-type="float" office:value="1.640652552">
                <text:p>1.640652552</text:p>
              </table:table-cell>
              <table:table-cell office:value-type="float" office:value="1.640658816">
                <text:p>1.640658816</text:p>
              </table:table-cell>
              <table:table-cell office:value-type="float" office:value="1.640650138">
                <text:p>1.640650138</text:p>
              </table:table-cell>
              <table:table-cell office:value-type="float" office:value="1.640671927">
                <text:p>1.6406719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40672427">
                <text:p>1.640672427</text:p>
              </table:table-cell>
              <table:table-cell office:value-type="float" office:value="1.640653004">
                <text:p>1.640653004</text:p>
              </table:table-cell>
              <table:table-cell office:value-type="float" office:value="1.640659405">
                <text:p>1.640659405</text:p>
              </table:table-cell>
              <table:table-cell office:value-type="float" office:value="1.640650149">
                <text:p>1.640650149</text:p>
              </table:table-cell>
              <table:table-cell office:value-type="float" office:value="1.640672427">
                <text:p>1.6406724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40672927">
                <text:p>1.640672927</text:p>
              </table:table-cell>
              <table:table-cell office:value-type="float" office:value="1.640653504">
                <text:p>1.640653504</text:p>
              </table:table-cell>
              <table:table-cell office:value-type="float" office:value="1.640659868">
                <text:p>1.640659868</text:p>
              </table:table-cell>
              <table:table-cell office:value-type="float" office:value="1.640650119">
                <text:p>1.640650119</text:p>
              </table:table-cell>
              <table:table-cell office:value-type="float" office:value="1.640672927">
                <text:p>1.6406729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40673427">
                <text:p>1.640673427</text:p>
              </table:table-cell>
              <table:table-cell office:value-type="float" office:value="1.64065399">
                <text:p>1.64065399</text:p>
              </table:table-cell>
              <table:table-cell office:value-type="float" office:value="1.640660331">
                <text:p>1.640660331</text:p>
              </table:table-cell>
              <table:table-cell office:value-type="float" office:value="1.640650117">
                <text:p>1.640650117</text:p>
              </table:table-cell>
              <table:table-cell office:value-type="float" office:value="1.640673427">
                <text:p>1.6406734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40673927">
                <text:p>1.640673927</text:p>
              </table:table-cell>
              <table:table-cell office:value-type="float" office:value="1.640654499">
                <text:p>1.640654499</text:p>
              </table:table-cell>
              <table:table-cell office:value-type="float" office:value="1.640660857">
                <text:p>1.640660857</text:p>
              </table:table-cell>
              <table:table-cell office:value-type="float" office:value="1.640650137">
                <text:p>1.640650137</text:p>
              </table:table-cell>
              <table:table-cell office:value-type="float" office:value="1.640673927">
                <text:p>1.640673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40674427">
                <text:p>1.640674427</text:p>
              </table:table-cell>
              <table:table-cell office:value-type="float" office:value="1.640654992">
                <text:p>1.640654992</text:p>
              </table:table-cell>
              <table:table-cell office:value-type="float" office:value="1.640661349">
                <text:p>1.640661349</text:p>
              </table:table-cell>
              <table:table-cell office:value-type="float" office:value="1.640650172">
                <text:p>1.640650172</text:p>
              </table:table-cell>
              <table:table-cell office:value-type="float" office:value="1.640674427">
                <text:p>1.6406744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40674927">
                <text:p>1.640674927</text:p>
              </table:table-cell>
              <table:table-cell office:value-type="float" office:value="1.640655418">
                <text:p>1.640655418</text:p>
              </table:table-cell>
              <table:table-cell office:value-type="float" office:value="1.640661828">
                <text:p>1.640661828</text:p>
              </table:table-cell>
              <table:table-cell office:value-type="float" office:value="1.6406502">
                <text:p>1.6406502</text:p>
              </table:table-cell>
              <table:table-cell office:value-type="float" office:value="1.640674927">
                <text:p>1.6406749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40675427">
                <text:p>1.640675427</text:p>
              </table:table-cell>
              <table:table-cell office:value-type="float" office:value="1.640655925">
                <text:p>1.640655925</text:p>
              </table:table-cell>
              <table:table-cell office:value-type="float" office:value="1.640662265">
                <text:p>1.640662265</text:p>
              </table:table-cell>
              <table:table-cell office:value-type="float" office:value="1.640650166">
                <text:p>1.640650166</text:p>
              </table:table-cell>
              <table:table-cell office:value-type="float" office:value="1.640675427">
                <text:p>1.640675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 number:title="Benutzerdefiniert">
      <number:number number:decimal-places="6" loext:min-decimal-places="6" number:min-integer-digits="1"/>
    </number:number-style>
    <number:number-style style:name="N110" number:title="Benutzerdefiniert">
      <number:scientific-number number:decimal-places="1" loext:min-decimal-places="1" number:min-integer-digits="1" number:min-exponent-digits="1" loext:exponent-interval="1" loext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Standard" fo:font-size="8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.64053" chart:maximum="1.64068" chart:origin="0" chart:interval-major="0.0000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Arial" style:font-style-name="Standard" fo:font-size="8pt" style:font-size-asian="10pt" style:font-size-complex="10pt"/>
    </style:style>
    <style:style style:name="ch6" style:family="chart">
      <style:chart-properties style:rotation-angle="0"/>
      <style:text-properties fo:font-family="Arial" style:font-style-name="Standard" fo:font-size="10pt" style:font-size-asian="9pt" style:font-size-complex="9pt"/>
    </style:style>
    <style:style style:name="ch7" style:family="chart">
      <style:graphic-properties svg:stroke-width="0.02cm"/>
    </style:style>
    <style:style style:name="ch8" style:family="chart" style:data-style-name="N108">
      <style:chart-properties chart:display-label="true" chart:logarithmic="false" chart:minimum="0.00001" chart:origin="0" chart:interval-major="0.000001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Standard" fo:font-size="8pt" style:font-size-asian="10pt" style:font-size-complex="10pt"/>
    </style:style>
    <style:style style:name="ch9" style:family="chart">
      <style:chart-properties style:rotation-angle="90"/>
      <style:text-properties fo:font-family="Arial" style:font-style-name="Standard" fo:font-size="10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05cm" chart:symbol-height="0.05cm" chart:link-data-style-to-source="true"/>
      <style:graphic-properties svg:stroke-width="0.05cm" svg:stroke-color="#168253" draw:fill-color="#168253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05cm" chart:symbol-height="0.05cm" chart:link-data-style-to-source="true"/>
      <style:graphic-properties svg:stroke-width="0.05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05cm" chart:symbol-height="0.05cm" chart:link-data-style-to-source="true"/>
      <style:graphic-properties svg:stroke-width="0.05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73cm" svg:height="12.604cm" xlink:href=".." xlink:type="simple" chart:class="chart:scatter" chart:style-name="ch1">
        <chart:title svg:x="2.891cm" svg:y="0.447cm" chart:style-name="ch2">
          <text:p>compact_2012 channel DA1 range +-10V outputvoltage error around 1.64V SN 20190606_01 </text:p>
        </chart:title>
        <chart:legend svg:x="14.913cm" svg:y="1.123cm" style:legend-expansion="custom" chartooo:width="3.335cm" chartooo:height="1.612cm" style:legend-expansion-aspect-ratio="2.06885856079404" chart:style-name="ch3"/>
        <chart:plot-area chart:style-name="ch4" table:cell-range-address="Sheet1.S8:Sheet1.V288" chart:data-source-has-labels="row" svg:x="1.501cm" svg:y="0.814cm" svg:width="17.407cm" svg:height="10.612cm">
          <chartooo:coordinate-region svg:x="2.874cm" svg:y="0.975cm" svg:width="15.875cm" svg:height="9.227cm"/>
          <chart:axis chart:dimension="x" chart:name="primary-x" chart:style-name="ch5">
            <chart:title svg:x="16.748cm" svg:y="11.702cm" chart:style-name="ch6">
              <text:p>set voltage V</text:p>
            </chart:title>
            <chart:grid chart:style-name="ch7" chart:class="major"/>
          </chart:axis>
          <chart:axis chart:dimension="y" chart:name="primary-y" chart:style-name="ch8">
            <chart:title svg:x="0.721cm" svg:y="3.265cm" chart:style-name="ch9">
              <text:p>error voltage V</text:p>
            </chart:title>
            <chart:grid chart:style-name="ch7" chart:class="major"/>
          </chart:axis>
          <chart:series chart:style-name="ch10" chart:values-cell-range-address="Sheet1.T9:Sheet1.T288" chart:label-cell-address="Sheet1.T8:Sheet1.T8" chart:class="chart:scatter">
            <chart:domain table:cell-range-address="Sheet1.S9:Sheet1.S288"/>
            <chart:data-point chart:repeated="280"/>
          </chart:series>
          <chart:series chart:style-name="ch11" chart:values-cell-range-address="Sheet1.U9:Sheet1.U288" chart:label-cell-address="Sheet1.U8:Sheet1.U8" chart:class="chart:scatter">
            <chart:data-point chart:repeated="280"/>
          </chart:series>
          <chart:series chart:style-name="ch12" chart:values-cell-range-address="Sheet1.V9:Sheet1.V288" chart:label-cell-address="Sheet1.V8:Sheet1.V8" chart:class="chart:scatter">
            <chart:data-point chart:repeated="2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dac_12 cal</text:p>
                <draw:g>
                  <svg:desc>Sheet1.T8:Sheet1.T8</svg:desc>
                </draw:g>
              </table:table-cell>
              <table:table-cell office:value-type="string">
                <text:p>dac_12 no cal</text:p>
                <draw:g>
                  <svg:desc>Sheet1.U8:Sheet1.U8</svg:desc>
                </draw:g>
              </table:table-cell>
              <table:table-cell office:value-type="string">
                <text:p>no dac_12</text:p>
                <draw:g>
                  <svg:desc>Sheet1.V8:Sheet1.V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0535927">
                <text:p>1.640535927</text:p>
                <draw:g>
                  <svg:desc>Sheet1.S9:Sheet1.S288</svg:desc>
                </draw:g>
              </table:table-cell>
              <table:table-cell office:value-type="float" office:value="0.000019747">
                <text:p>0.000019747</text:p>
                <draw:g>
                  <svg:desc>Sheet1.T9:Sheet1.T288</svg:desc>
                </draw:g>
              </table:table-cell>
              <table:table-cell office:value-type="float" office:value="0.000017756">
                <text:p>0.000017756</text:p>
                <draw:g>
                  <svg:desc>Sheet1.U9:Sheet1.U288</svg:desc>
                </draw:g>
              </table:table-cell>
              <table:table-cell office:value-type="float" office:value="0.000023954">
                <text:p>0.000023954</text:p>
                <draw:g>
                  <svg:desc>Sheet1.V9:Sheet1.V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0536427">
                <text:p>1.640536427</text:p>
              </table:table-cell>
              <table:table-cell office:value-type="float" office:value="0.000019775">
                <text:p>0.000019775</text:p>
              </table:table-cell>
              <table:table-cell office:value-type="float" office:value="0.00001778">
                <text:p>0.00001778</text:p>
              </table:table-cell>
              <table:table-cell office:value-type="float" office:value="0.000024456">
                <text:p>0.000024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0536927">
                <text:p>1.640536927</text:p>
              </table:table-cell>
              <table:table-cell office:value-type="float" office:value="0.000019827">
                <text:p>0.000019827</text:p>
              </table:table-cell>
              <table:table-cell office:value-type="float" office:value="0.000017671">
                <text:p>0.000017671</text:p>
              </table:table-cell>
              <table:table-cell office:value-type="float" office:value="0.000024944">
                <text:p>0.00002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0537427">
                <text:p>1.640537427</text:p>
              </table:table-cell>
              <table:table-cell office:value-type="float" office:value="0.000019847">
                <text:p>0.000019847</text:p>
              </table:table-cell>
              <table:table-cell office:value-type="float" office:value="0.000017716">
                <text:p>0.000017716</text:p>
              </table:table-cell>
              <table:table-cell office:value-type="float" office:value="0.000025443">
                <text:p>0.000025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0537927">
                <text:p>1.640537927</text:p>
              </table:table-cell>
              <table:table-cell office:value-type="float" office:value="0.000019807">
                <text:p>0.000019807</text:p>
              </table:table-cell>
              <table:table-cell office:value-type="float" office:value="0.00001775">
                <text:p>0.00001775</text:p>
              </table:table-cell>
              <table:table-cell office:value-type="float" office:value="0.000025942">
                <text:p>0.000025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0538427">
                <text:p>1.640538427</text:p>
              </table:table-cell>
              <table:table-cell office:value-type="float" office:value="0.000019746">
                <text:p>0.000019746</text:p>
              </table:table-cell>
              <table:table-cell office:value-type="float" office:value="0.000017783">
                <text:p>0.000017783</text:p>
              </table:table-cell>
              <table:table-cell office:value-type="float" office:value="0.000026501">
                <text:p>0.000026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0538927">
                <text:p>1.640538927</text:p>
              </table:table-cell>
              <table:table-cell office:value-type="float" office:value="0.000019827">
                <text:p>0.000019827</text:p>
              </table:table-cell>
              <table:table-cell office:value-type="float" office:value="0.000017725">
                <text:p>0.000017725</text:p>
              </table:table-cell>
              <table:table-cell office:value-type="float" office:value="0.00002697">
                <text:p>0.00002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0539427">
                <text:p>1.640539427</text:p>
              </table:table-cell>
              <table:table-cell office:value-type="float" office:value="0.000019819">
                <text:p>0.000019819</text:p>
              </table:table-cell>
              <table:table-cell office:value-type="float" office:value="0.000017757">
                <text:p>0.000017757</text:p>
              </table:table-cell>
              <table:table-cell office:value-type="float" office:value="0.000027439">
                <text:p>0.000027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0539927">
                <text:p>1.640539927</text:p>
              </table:table-cell>
              <table:table-cell office:value-type="float" office:value="0.000019802">
                <text:p>0.000019802</text:p>
              </table:table-cell>
              <table:table-cell office:value-type="float" office:value="0.000017713">
                <text:p>0.000017713</text:p>
              </table:table-cell>
              <table:table-cell office:value-type="float" office:value="0.000027979">
                <text:p>0.000027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0540427">
                <text:p>1.640540427</text:p>
              </table:table-cell>
              <table:table-cell office:value-type="float" office:value="0.00001981">
                <text:p>0.00001981</text:p>
              </table:table-cell>
              <table:table-cell office:value-type="float" office:value="0.000017642">
                <text:p>0.000017642</text:p>
              </table:table-cell>
              <table:table-cell office:value-type="float" office:value="0.000028511">
                <text:p>0.00002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0540927">
                <text:p>1.640540927</text:p>
              </table:table-cell>
              <table:table-cell office:value-type="float" office:value="0.000019825">
                <text:p>0.000019825</text:p>
              </table:table-cell>
              <table:table-cell office:value-type="float" office:value="0.000017714">
                <text:p>0.000017714</text:p>
              </table:table-cell>
              <table:table-cell office:value-type="float" office:value="0.000028964">
                <text:p>0.000028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0541427">
                <text:p>1.640541427</text:p>
              </table:table-cell>
              <table:table-cell office:value-type="float" office:value="0.00001984">
                <text:p>0.00001984</text:p>
              </table:table-cell>
              <table:table-cell office:value-type="float" office:value="0.000017716">
                <text:p>0.000017716</text:p>
              </table:table-cell>
              <table:table-cell office:value-type="float" office:value="0.000029399">
                <text:p>0.000029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40541927">
                <text:p>1.640541927</text:p>
              </table:table-cell>
              <table:table-cell office:value-type="float" office:value="0.000019881">
                <text:p>0.000019881</text:p>
              </table:table-cell>
              <table:table-cell office:value-type="float" office:value="0.000017668">
                <text:p>0.000017668</text:p>
              </table:table-cell>
              <table:table-cell office:value-type="float" office:value="0.000029935">
                <text:p>0.000029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0542427">
                <text:p>1.640542427</text:p>
              </table:table-cell>
              <table:table-cell office:value-type="float" office:value="0.000019866">
                <text:p>0.000019866</text:p>
              </table:table-cell>
              <table:table-cell office:value-type="float" office:value="0.000017762">
                <text:p>0.000017762</text:p>
              </table:table-cell>
              <table:table-cell office:value-type="float" office:value="0.000030434">
                <text:p>0.000030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0542927">
                <text:p>1.640542927</text:p>
              </table:table-cell>
              <table:table-cell office:value-type="float" office:value="0.000020011">
                <text:p>0.000020011</text:p>
              </table:table-cell>
              <table:table-cell office:value-type="float" office:value="0.000017755">
                <text:p>0.000017755</text:p>
              </table:table-cell>
              <table:table-cell office:value-type="float" office:value="0.000030854">
                <text:p>0.000030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543427">
                <text:p>1.640543427</text:p>
              </table:table-cell>
              <table:table-cell office:value-type="float" office:value="0.000019885">
                <text:p>0.000019885</text:p>
              </table:table-cell>
              <table:table-cell office:value-type="float" office:value="0.000017792">
                <text:p>0.000017792</text:p>
              </table:table-cell>
              <table:table-cell office:value-type="float" office:value="0.000031393">
                <text:p>0.000031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40543927">
                <text:p>1.640543927</text:p>
              </table:table-cell>
              <table:table-cell office:value-type="float" office:value="0.000019926">
                <text:p>0.000019926</text:p>
              </table:table-cell>
              <table:table-cell office:value-type="float" office:value="0.000017756">
                <text:p>0.000017756</text:p>
              </table:table-cell>
              <table:table-cell office:value-type="float" office:value="0.000031964">
                <text:p>0.00003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40544427">
                <text:p>1.640544427</text:p>
              </table:table-cell>
              <table:table-cell office:value-type="float" office:value="0.000019913">
                <text:p>0.000019913</text:p>
              </table:table-cell>
              <table:table-cell office:value-type="float" office:value="0.000017768">
                <text:p>0.000017768</text:p>
              </table:table-cell>
              <table:table-cell office:value-type="float" office:value="0.000032479">
                <text:p>0.000032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0544927">
                <text:p>1.640544927</text:p>
              </table:table-cell>
              <table:table-cell office:value-type="float" office:value="0.000019925">
                <text:p>0.000019925</text:p>
              </table:table-cell>
              <table:table-cell office:value-type="float" office:value="0.000017823">
                <text:p>0.000017823</text:p>
              </table:table-cell>
              <table:table-cell office:value-type="float" office:value="0.000033013">
                <text:p>0.000033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40545427">
                <text:p>1.640545427</text:p>
              </table:table-cell>
              <table:table-cell office:value-type="float" office:value="0.000019963">
                <text:p>0.000019963</text:p>
              </table:table-cell>
              <table:table-cell office:value-type="float" office:value="0.000017786">
                <text:p>0.000017786</text:p>
              </table:table-cell>
              <table:table-cell office:value-type="float" office:value="0.000033482">
                <text:p>0.000033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0545927">
                <text:p>1.640545927</text:p>
              </table:table-cell>
              <table:table-cell office:value-type="float" office:value="0.000019945">
                <text:p>0.000019945</text:p>
              </table:table-cell>
              <table:table-cell office:value-type="float" office:value="0.000017761">
                <text:p>0.000017761</text:p>
              </table:table-cell>
              <table:table-cell office:value-type="float" office:value="0.000033958">
                <text:p>0.000033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0546427">
                <text:p>1.640546427</text:p>
              </table:table-cell>
              <table:table-cell office:value-type="float" office:value="0.000019965">
                <text:p>0.000019965</text:p>
              </table:table-cell>
              <table:table-cell office:value-type="float" office:value="0.000017774">
                <text:p>0.000017774</text:p>
              </table:table-cell>
              <table:table-cell office:value-type="float" office:value="0.000034465">
                <text:p>0.000034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0546927">
                <text:p>1.640546927</text:p>
              </table:table-cell>
              <table:table-cell office:value-type="float" office:value="0.000020026">
                <text:p>0.000020026</text:p>
              </table:table-cell>
              <table:table-cell office:value-type="float" office:value="0.000017788">
                <text:p>0.000017788</text:p>
              </table:table-cell>
              <table:table-cell office:value-type="float" office:value="0.000035047">
                <text:p>0.000035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40547427">
                <text:p>1.640547427</text:p>
              </table:table-cell>
              <table:table-cell office:value-type="float" office:value="0.00001996">
                <text:p>0.00001996</text:p>
              </table:table-cell>
              <table:table-cell office:value-type="float" office:value="0.000017821">
                <text:p>0.000017821</text:p>
              </table:table-cell>
              <table:table-cell office:value-type="float" office:value="0.000035491">
                <text:p>0.000035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40547927">
                <text:p>1.640547927</text:p>
              </table:table-cell>
              <table:table-cell office:value-type="float" office:value="0.000020034">
                <text:p>0.000020034</text:p>
              </table:table-cell>
              <table:table-cell office:value-type="float" office:value="0.000017788">
                <text:p>0.000017788</text:p>
              </table:table-cell>
              <table:table-cell office:value-type="float" office:value="0.000035953">
                <text:p>0.000035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0548427">
                <text:p>1.640548427</text:p>
              </table:table-cell>
              <table:table-cell office:value-type="float" office:value="0.000020014">
                <text:p>0.000020014</text:p>
              </table:table-cell>
              <table:table-cell office:value-type="float" office:value="0.000017825">
                <text:p>0.000017825</text:p>
              </table:table-cell>
              <table:table-cell office:value-type="float" office:value="0.000036453">
                <text:p>0.000036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40548927">
                <text:p>1.640548927</text:p>
              </table:table-cell>
              <table:table-cell office:value-type="float" office:value="0.000019595">
                <text:p>0.000019595</text:p>
              </table:table-cell>
              <table:table-cell office:value-type="float" office:value="0.000017599">
                <text:p>0.000017599</text:p>
              </table:table-cell>
              <table:table-cell office:value-type="float" office:value="0.000017865">
                <text:p>0.000017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0549427">
                <text:p>1.640549427</text:p>
              </table:table-cell>
              <table:table-cell office:value-type="float" office:value="0.000019548">
                <text:p>0.000019548</text:p>
              </table:table-cell>
              <table:table-cell office:value-type="float" office:value="0.000017513">
                <text:p>0.000017513</text:p>
              </table:table-cell>
              <table:table-cell office:value-type="float" office:value="0.000018367">
                <text:p>0.000018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0549927">
                <text:p>1.640549927</text:p>
              </table:table-cell>
              <table:table-cell office:value-type="float" office:value="0.000019543">
                <text:p>0.000019543</text:p>
              </table:table-cell>
              <table:table-cell office:value-type="float" office:value="0.000017519">
                <text:p>0.000017519</text:p>
              </table:table-cell>
              <table:table-cell office:value-type="float" office:value="0.000018815">
                <text:p>0.000018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40550427">
                <text:p>1.640550427</text:p>
              </table:table-cell>
              <table:table-cell office:value-type="float" office:value="0.000019602">
                <text:p>0.000019602</text:p>
              </table:table-cell>
              <table:table-cell office:value-type="float" office:value="0.000017567">
                <text:p>0.000017567</text:p>
              </table:table-cell>
              <table:table-cell office:value-type="float" office:value="0.000019375">
                <text:p>0.00001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0550927">
                <text:p>1.640550927</text:p>
              </table:table-cell>
              <table:table-cell office:value-type="float" office:value="0.000019568">
                <text:p>0.000019568</text:p>
              </table:table-cell>
              <table:table-cell office:value-type="float" office:value="0.000017567">
                <text:p>0.000017567</text:p>
              </table:table-cell>
              <table:table-cell office:value-type="float" office:value="0.000019896">
                <text:p>0.000019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0551427">
                <text:p>1.640551427</text:p>
              </table:table-cell>
              <table:table-cell office:value-type="float" office:value="0.000019622">
                <text:p>0.000019622</text:p>
              </table:table-cell>
              <table:table-cell office:value-type="float" office:value="0.000017581">
                <text:p>0.000017581</text:p>
              </table:table-cell>
              <table:table-cell office:value-type="float" office:value="0.000020368">
                <text:p>0.000020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0551927">
                <text:p>1.640551927</text:p>
              </table:table-cell>
              <table:table-cell office:value-type="float" office:value="0.000019599">
                <text:p>0.000019599</text:p>
              </table:table-cell>
              <table:table-cell office:value-type="float" office:value="0.000017621">
                <text:p>0.000017621</text:p>
              </table:table-cell>
              <table:table-cell office:value-type="float" office:value="0.000020858">
                <text:p>0.000020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0552427">
                <text:p>1.640552427</text:p>
              </table:table-cell>
              <table:table-cell office:value-type="float" office:value="0.00001962">
                <text:p>0.00001962</text:p>
              </table:table-cell>
              <table:table-cell office:value-type="float" office:value="0.000017639">
                <text:p>0.000017639</text:p>
              </table:table-cell>
              <table:table-cell office:value-type="float" office:value="0.000021339">
                <text:p>0.000021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40552927">
                <text:p>1.640552927</text:p>
              </table:table-cell>
              <table:table-cell office:value-type="float" office:value="0.000019649">
                <text:p>0.000019649</text:p>
              </table:table-cell>
              <table:table-cell office:value-type="float" office:value="0.000017639">
                <text:p>0.000017639</text:p>
              </table:table-cell>
              <table:table-cell office:value-type="float" office:value="0.000021821">
                <text:p>0.000021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0553427">
                <text:p>1.640553427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01763">
                <text:p>0.00001763</text:p>
              </table:table-cell>
              <table:table-cell office:value-type="float" office:value="0.000022393">
                <text:p>0.000022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0553927">
                <text:p>1.640553927</text:p>
              </table:table-cell>
              <table:table-cell office:value-type="float" office:value="0.000019652">
                <text:p>0.000019652</text:p>
              </table:table-cell>
              <table:table-cell office:value-type="float" office:value="0.000017663">
                <text:p>0.000017663</text:p>
              </table:table-cell>
              <table:table-cell office:value-type="float" office:value="0.000022896">
                <text:p>0.000022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0554427">
                <text:p>1.640554427</text:p>
              </table:table-cell>
              <table:table-cell office:value-type="float" office:value="0.000019624">
                <text:p>0.000019624</text:p>
              </table:table-cell>
              <table:table-cell office:value-type="float" office:value="0.00001765">
                <text:p>0.00001765</text:p>
              </table:table-cell>
              <table:table-cell office:value-type="float" office:value="0.000023343">
                <text:p>0.000023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40554927">
                <text:p>1.640554927</text:p>
              </table:table-cell>
              <table:table-cell office:value-type="float" office:value="0.000019668">
                <text:p>0.000019668</text:p>
              </table:table-cell>
              <table:table-cell office:value-type="float" office:value="0.000017668">
                <text:p>0.000017668</text:p>
              </table:table-cell>
              <table:table-cell office:value-type="float" office:value="0.000023856">
                <text:p>0.000023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40555427">
                <text:p>1.640555427</text:p>
              </table:table-cell>
              <table:table-cell office:value-type="float" office:value="0.000019677">
                <text:p>0.000019677</text:p>
              </table:table-cell>
              <table:table-cell office:value-type="float" office:value="0.000017684">
                <text:p>0.000017684</text:p>
              </table:table-cell>
              <table:table-cell office:value-type="float" office:value="0.00002445">
                <text:p>0.00002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0555927">
                <text:p>1.640555927</text:p>
              </table:table-cell>
              <table:table-cell office:value-type="float" office:value="0.000019659">
                <text:p>0.000019659</text:p>
              </table:table-cell>
              <table:table-cell office:value-type="float" office:value="0.00001771">
                <text:p>0.00001771</text:p>
              </table:table-cell>
              <table:table-cell office:value-type="float" office:value="0.000024929">
                <text:p>0.000024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0556427">
                <text:p>1.640556427</text:p>
              </table:table-cell>
              <table:table-cell office:value-type="float" office:value="0.000019649">
                <text:p>0.000019649</text:p>
              </table:table-cell>
              <table:table-cell office:value-type="float" office:value="0.000017664">
                <text:p>0.000017664</text:p>
              </table:table-cell>
              <table:table-cell office:value-type="float" office:value="0.000025423">
                <text:p>0.000025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0556927">
                <text:p>1.640556927</text:p>
              </table:table-cell>
              <table:table-cell office:value-type="float" office:value="0.000019682">
                <text:p>0.000019682</text:p>
              </table:table-cell>
              <table:table-cell office:value-type="float" office:value="0.000017683">
                <text:p>0.000017683</text:p>
              </table:table-cell>
              <table:table-cell office:value-type="float" office:value="0.000025931">
                <text:p>0.000025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0557427">
                <text:p>1.640557427</text:p>
              </table:table-cell>
              <table:table-cell office:value-type="float" office:value="0.000019687">
                <text:p>0.000019687</text:p>
              </table:table-cell>
              <table:table-cell office:value-type="float" office:value="0.00001775">
                <text:p>0.00001775</text:p>
              </table:table-cell>
              <table:table-cell office:value-type="float" office:value="0.000026355">
                <text:p>0.000026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40557927">
                <text:p>1.640557927</text:p>
              </table:table-cell>
              <table:table-cell office:value-type="float" office:value="0.000019667">
                <text:p>0.000019667</text:p>
              </table:table-cell>
              <table:table-cell office:value-type="float" office:value="0.000017753">
                <text:p>0.000017753</text:p>
              </table:table-cell>
              <table:table-cell office:value-type="float" office:value="0.000026872">
                <text:p>0.000026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0558427">
                <text:p>1.640558427</text:p>
              </table:table-cell>
              <table:table-cell office:value-type="float" office:value="0.000019709">
                <text:p>0.000019709</text:p>
              </table:table-cell>
              <table:table-cell office:value-type="float" office:value="0.000017781">
                <text:p>0.000017781</text:p>
              </table:table-cell>
              <table:table-cell office:value-type="float" office:value="0.000027374">
                <text:p>0.000027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40558927">
                <text:p>1.640558927</text:p>
              </table:table-cell>
              <table:table-cell office:value-type="float" office:value="0.000019713">
                <text:p>0.000019713</text:p>
              </table:table-cell>
              <table:table-cell office:value-type="float" office:value="0.00001774">
                <text:p>0.00001774</text:p>
              </table:table-cell>
              <table:table-cell office:value-type="float" office:value="0.000027804">
                <text:p>0.000027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0559427">
                <text:p>1.640559427</text:p>
              </table:table-cell>
              <table:table-cell office:value-type="float" office:value="0.000019753">
                <text:p>0.000019753</text:p>
              </table:table-cell>
              <table:table-cell office:value-type="float" office:value="0.000017701">
                <text:p>0.000017701</text:p>
              </table:table-cell>
              <table:table-cell office:value-type="float" office:value="0.000028372">
                <text:p>0.00002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40559927">
                <text:p>1.640559927</text:p>
              </table:table-cell>
              <table:table-cell office:value-type="float" office:value="0.000019749">
                <text:p>0.000019749</text:p>
              </table:table-cell>
              <table:table-cell office:value-type="float" office:value="0.000017736">
                <text:p>0.000017736</text:p>
              </table:table-cell>
              <table:table-cell office:value-type="float" office:value="0.000028924">
                <text:p>0.000028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0560427">
                <text:p>1.640560427</text:p>
              </table:table-cell>
              <table:table-cell office:value-type="float" office:value="0.000019734">
                <text:p>0.000019734</text:p>
              </table:table-cell>
              <table:table-cell office:value-type="float" office:value="0.000017823">
                <text:p>0.000017823</text:p>
              </table:table-cell>
              <table:table-cell office:value-type="float" office:value="0.000029383">
                <text:p>0.000029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40560927">
                <text:p>1.640560927</text:p>
              </table:table-cell>
              <table:table-cell office:value-type="float" office:value="0.000019835">
                <text:p>0.000019835</text:p>
              </table:table-cell>
              <table:table-cell office:value-type="float" office:value="0.000017801">
                <text:p>0.000017801</text:p>
              </table:table-cell>
              <table:table-cell office:value-type="float" office:value="0.000029897">
                <text:p>0.0000298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40561427">
                <text:p>1.640561427</text:p>
              </table:table-cell>
              <table:table-cell office:value-type="float" office:value="0.000019826">
                <text:p>0.000019826</text:p>
              </table:table-cell>
              <table:table-cell office:value-type="float" office:value="0.000017789">
                <text:p>0.000017789</text:p>
              </table:table-cell>
              <table:table-cell office:value-type="float" office:value="0.000030363">
                <text:p>0.000030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40561927">
                <text:p>1.640561927</text:p>
              </table:table-cell>
              <table:table-cell office:value-type="float" office:value="0.000019837">
                <text:p>0.000019837</text:p>
              </table:table-cell>
              <table:table-cell office:value-type="float" office:value="0.000017728">
                <text:p>0.000017728</text:p>
              </table:table-cell>
              <table:table-cell office:value-type="float" office:value="0.000030872">
                <text:p>0.000030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40562427">
                <text:p>1.640562427</text:p>
              </table:table-cell>
              <table:table-cell office:value-type="float" office:value="0.00001984">
                <text:p>0.00001984</text:p>
              </table:table-cell>
              <table:table-cell office:value-type="float" office:value="0.000017764">
                <text:p>0.000017764</text:p>
              </table:table-cell>
              <table:table-cell office:value-type="float" office:value="0.000031391">
                <text:p>0.0000313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40562927">
                <text:p>1.640562927</text:p>
              </table:table-cell>
              <table:table-cell office:value-type="float" office:value="0.000019932">
                <text:p>0.000019932</text:p>
              </table:table-cell>
              <table:table-cell office:value-type="float" office:value="0.000017774">
                <text:p>0.000017774</text:p>
              </table:table-cell>
              <table:table-cell office:value-type="float" office:value="0.000031901">
                <text:p>0.000031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0563427">
                <text:p>1.640563427</text:p>
              </table:table-cell>
              <table:table-cell office:value-type="float" office:value="0.000019911">
                <text:p>0.000019911</text:p>
              </table:table-cell>
              <table:table-cell office:value-type="float" office:value="0.000017819">
                <text:p>0.000017819</text:p>
              </table:table-cell>
              <table:table-cell office:value-type="float" office:value="0.00003235">
                <text:p>0.00003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0563927">
                <text:p>1.640563927</text:p>
              </table:table-cell>
              <table:table-cell office:value-type="float" office:value="0.000019941">
                <text:p>0.000019941</text:p>
              </table:table-cell>
              <table:table-cell office:value-type="float" office:value="0.000017801">
                <text:p>0.000017801</text:p>
              </table:table-cell>
              <table:table-cell office:value-type="float" office:value="0.000032892">
                <text:p>0.000032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40564427">
                <text:p>1.640564427</text:p>
              </table:table-cell>
              <table:table-cell office:value-type="float" office:value="0.000019908">
                <text:p>0.000019908</text:p>
              </table:table-cell>
              <table:table-cell office:value-type="float" office:value="0.000017837">
                <text:p>0.000017837</text:p>
              </table:table-cell>
              <table:table-cell office:value-type="float" office:value="0.000033339">
                <text:p>0.000033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40564927">
                <text:p>1.640564927</text:p>
              </table:table-cell>
              <table:table-cell office:value-type="float" office:value="0.000019893">
                <text:p>0.000019893</text:p>
              </table:table-cell>
              <table:table-cell office:value-type="float" office:value="0.000017852">
                <text:p>0.000017852</text:p>
              </table:table-cell>
              <table:table-cell office:value-type="float" office:value="0.000033904">
                <text:p>0.000033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0565427">
                <text:p>1.640565427</text:p>
              </table:table-cell>
              <table:table-cell office:value-type="float" office:value="0.000019911">
                <text:p>0.000019911</text:p>
              </table:table-cell>
              <table:table-cell office:value-type="float" office:value="0.000017814">
                <text:p>0.000017814</text:p>
              </table:table-cell>
              <table:table-cell office:value-type="float" office:value="0.000034397">
                <text:p>0.000034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40565927">
                <text:p>1.640565927</text:p>
              </table:table-cell>
              <table:table-cell office:value-type="float" office:value="0.000019977">
                <text:p>0.000019977</text:p>
              </table:table-cell>
              <table:table-cell office:value-type="float" office:value="0.000017801">
                <text:p>0.000017801</text:p>
              </table:table-cell>
              <table:table-cell office:value-type="float" office:value="0.000034925">
                <text:p>0.000034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40566427">
                <text:p>1.640566427</text:p>
              </table:table-cell>
              <table:table-cell office:value-type="float" office:value="0.000019925">
                <text:p>0.000019925</text:p>
              </table:table-cell>
              <table:table-cell office:value-type="float" office:value="0.000017819">
                <text:p>0.000017819</text:p>
              </table:table-cell>
              <table:table-cell office:value-type="float" office:value="0.000035475">
                <text:p>0.000035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40566927">
                <text:p>1.640566927</text:p>
              </table:table-cell>
              <table:table-cell office:value-type="float" office:value="0.000019927">
                <text:p>0.000019927</text:p>
              </table:table-cell>
              <table:table-cell office:value-type="float" office:value="0.000017857">
                <text:p>0.000017857</text:p>
              </table:table-cell>
              <table:table-cell office:value-type="float" office:value="0.000035969">
                <text:p>0.000035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40567427">
                <text:p>1.640567427</text:p>
              </table:table-cell>
              <table:table-cell office:value-type="float" office:value="0.000019923">
                <text:p>0.000019923</text:p>
              </table:table-cell>
              <table:table-cell office:value-type="float" office:value="0.000017827">
                <text:p>0.000017827</text:p>
              </table:table-cell>
              <table:table-cell office:value-type="float" office:value="0.000036417">
                <text:p>0.000036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0567927">
                <text:p>1.640567927</text:p>
              </table:table-cell>
              <table:table-cell office:value-type="float" office:value="0.000019593">
                <text:p>0.000019593</text:p>
              </table:table-cell>
              <table:table-cell office:value-type="float" office:value="0.000017642">
                <text:p>0.000017642</text:p>
              </table:table-cell>
              <table:table-cell office:value-type="float" office:value="0.000017888">
                <text:p>0.000017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40568427">
                <text:p>1.640568427</text:p>
              </table:table-cell>
              <table:table-cell office:value-type="float" office:value="0.000019586">
                <text:p>0.000019586</text:p>
              </table:table-cell>
              <table:table-cell office:value-type="float" office:value="0.000017603">
                <text:p>0.000017603</text:p>
              </table:table-cell>
              <table:table-cell office:value-type="float" office:value="0.000018422">
                <text:p>0.000018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0568927">
                <text:p>1.640568927</text:p>
              </table:table-cell>
              <table:table-cell office:value-type="float" office:value="0.000019625">
                <text:p>0.000019625</text:p>
              </table:table-cell>
              <table:table-cell office:value-type="float" office:value="0.000017644">
                <text:p>0.000017644</text:p>
              </table:table-cell>
              <table:table-cell office:value-type="float" office:value="0.000018924">
                <text:p>0.000018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40569427">
                <text:p>1.640569427</text:p>
              </table:table-cell>
              <table:table-cell office:value-type="float" office:value="0.000019641">
                <text:p>0.000019641</text:p>
              </table:table-cell>
              <table:table-cell office:value-type="float" office:value="0.000017671">
                <text:p>0.000017671</text:p>
              </table:table-cell>
              <table:table-cell office:value-type="float" office:value="0.000019385">
                <text:p>0.000019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40569927">
                <text:p>1.640569927</text:p>
              </table:table-cell>
              <table:table-cell office:value-type="float" office:value="0.000019632">
                <text:p>0.000019632</text:p>
              </table:table-cell>
              <table:table-cell office:value-type="float" office:value="0.000017645">
                <text:p>0.000017645</text:p>
              </table:table-cell>
              <table:table-cell office:value-type="float" office:value="0.000019808">
                <text:p>0.000019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40570427">
                <text:p>1.640570427</text:p>
              </table:table-cell>
              <table:table-cell office:value-type="float" office:value="0.000019697">
                <text:p>0.000019697</text:p>
              </table:table-cell>
              <table:table-cell office:value-type="float" office:value="0.000017639">
                <text:p>0.000017639</text:p>
              </table:table-cell>
              <table:table-cell office:value-type="float" office:value="0.000020345">
                <text:p>0.000020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40570927">
                <text:p>1.640570927</text:p>
              </table:table-cell>
              <table:table-cell office:value-type="float" office:value="0.000019637">
                <text:p>0.000019637</text:p>
              </table:table-cell>
              <table:table-cell office:value-type="float" office:value="0.0000177">
                <text:p>0.0000177</text:p>
              </table:table-cell>
              <table:table-cell office:value-type="float" office:value="0.000020843">
                <text:p>0.000020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40571427">
                <text:p>1.640571427</text:p>
              </table:table-cell>
              <table:table-cell office:value-type="float" office:value="0.000019662">
                <text:p>0.000019662</text:p>
              </table:table-cell>
              <table:table-cell office:value-type="float" office:value="0.000017702">
                <text:p>0.000017702</text:p>
              </table:table-cell>
              <table:table-cell office:value-type="float" office:value="0.000021346">
                <text:p>0.000021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40571927">
                <text:p>1.640571927</text:p>
              </table:table-cell>
              <table:table-cell office:value-type="float" office:value="0.000019686">
                <text:p>0.000019686</text:p>
              </table:table-cell>
              <table:table-cell office:value-type="float" office:value="0.000017743">
                <text:p>0.000017743</text:p>
              </table:table-cell>
              <table:table-cell office:value-type="float" office:value="0.000021882">
                <text:p>0.000021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0572427">
                <text:p>1.640572427</text:p>
              </table:table-cell>
              <table:table-cell office:value-type="float" office:value="0.000019676">
                <text:p>0.000019676</text:p>
              </table:table-cell>
              <table:table-cell office:value-type="float" office:value="0.000017744">
                <text:p>0.000017744</text:p>
              </table:table-cell>
              <table:table-cell office:value-type="float" office:value="0.000022403">
                <text:p>0.000022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0572927">
                <text:p>1.640572927</text:p>
              </table:table-cell>
              <table:table-cell office:value-type="float" office:value="0.000019683">
                <text:p>0.000019683</text:p>
              </table:table-cell>
              <table:table-cell office:value-type="float" office:value="0.000017665">
                <text:p>0.000017665</text:p>
              </table:table-cell>
              <table:table-cell office:value-type="float" office:value="0.000022877">
                <text:p>0.0000228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40573427">
                <text:p>1.640573427</text:p>
              </table:table-cell>
              <table:table-cell office:value-type="float" office:value="0.000019668">
                <text:p>0.000019668</text:p>
              </table:table-cell>
              <table:table-cell office:value-type="float" office:value="0.00001768">
                <text:p>0.00001768</text:p>
              </table:table-cell>
              <table:table-cell office:value-type="float" office:value="0.000023341">
                <text:p>0.000023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40573927">
                <text:p>1.640573927</text:p>
              </table:table-cell>
              <table:table-cell office:value-type="float" office:value="0.000019666">
                <text:p>0.000019666</text:p>
              </table:table-cell>
              <table:table-cell office:value-type="float" office:value="0.00001771">
                <text:p>0.00001771</text:p>
              </table:table-cell>
              <table:table-cell office:value-type="float" office:value="0.000023807">
                <text:p>0.000023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0574427">
                <text:p>1.640574427</text:p>
              </table:table-cell>
              <table:table-cell office:value-type="float" office:value="0.000019689">
                <text:p>0.000019689</text:p>
              </table:table-cell>
              <table:table-cell office:value-type="float" office:value="0.000017737">
                <text:p>0.000017737</text:p>
              </table:table-cell>
              <table:table-cell office:value-type="float" office:value="0.000024294">
                <text:p>0.000024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0574927">
                <text:p>1.640574927</text:p>
              </table:table-cell>
              <table:table-cell office:value-type="float" office:value="0.000019712">
                <text:p>0.000019712</text:p>
              </table:table-cell>
              <table:table-cell office:value-type="float" office:value="0.000017765">
                <text:p>0.000017765</text:p>
              </table:table-cell>
              <table:table-cell office:value-type="float" office:value="0.00002475">
                <text:p>0.00002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0575427">
                <text:p>1.640575427</text:p>
              </table:table-cell>
              <table:table-cell office:value-type="float" office:value="0.000019698">
                <text:p>0.000019698</text:p>
              </table:table-cell>
              <table:table-cell office:value-type="float" office:value="0.000017765">
                <text:p>0.000017765</text:p>
              </table:table-cell>
              <table:table-cell office:value-type="float" office:value="0.000025285">
                <text:p>0.000025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40575927">
                <text:p>1.640575927</text:p>
              </table:table-cell>
              <table:table-cell office:value-type="float" office:value="0.000019749">
                <text:p>0.000019749</text:p>
              </table:table-cell>
              <table:table-cell office:value-type="float" office:value="0.000017847">
                <text:p>0.000017847</text:p>
              </table:table-cell>
              <table:table-cell office:value-type="float" office:value="0.000025775">
                <text:p>0.000025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0576427">
                <text:p>1.640576427</text:p>
              </table:table-cell>
              <table:table-cell office:value-type="float" office:value="0.000019745">
                <text:p>0.000019745</text:p>
              </table:table-cell>
              <table:table-cell office:value-type="float" office:value="0.000017776">
                <text:p>0.000017776</text:p>
              </table:table-cell>
              <table:table-cell office:value-type="float" office:value="0.000026346">
                <text:p>0.0000263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0576927">
                <text:p>1.640576927</text:p>
              </table:table-cell>
              <table:table-cell office:value-type="float" office:value="0.000019709">
                <text:p>0.000019709</text:p>
              </table:table-cell>
              <table:table-cell office:value-type="float" office:value="0.000017734">
                <text:p>0.000017734</text:p>
              </table:table-cell>
              <table:table-cell office:value-type="float" office:value="0.000026792">
                <text:p>0.000026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40577427">
                <text:p>1.640577427</text:p>
              </table:table-cell>
              <table:table-cell office:value-type="float" office:value="0.000019723">
                <text:p>0.000019723</text:p>
              </table:table-cell>
              <table:table-cell office:value-type="float" office:value="0.000017849">
                <text:p>0.000017849</text:p>
              </table:table-cell>
              <table:table-cell office:value-type="float" office:value="0.000027316">
                <text:p>0.000027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40577927">
                <text:p>1.640577927</text:p>
              </table:table-cell>
              <table:table-cell office:value-type="float" office:value="0.000019756">
                <text:p>0.000019756</text:p>
              </table:table-cell>
              <table:table-cell office:value-type="float" office:value="0.000017846">
                <text:p>0.000017846</text:p>
              </table:table-cell>
              <table:table-cell office:value-type="float" office:value="0.000027771">
                <text:p>0.000027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40578427">
                <text:p>1.640578427</text:p>
              </table:table-cell>
              <table:table-cell office:value-type="float" office:value="0.000019738">
                <text:p>0.000019738</text:p>
              </table:table-cell>
              <table:table-cell office:value-type="float" office:value="0.000017776">
                <text:p>0.000017776</text:p>
              </table:table-cell>
              <table:table-cell office:value-type="float" office:value="0.000028274">
                <text:p>0.000028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0578927">
                <text:p>1.640578927</text:p>
              </table:table-cell>
              <table:table-cell office:value-type="float" office:value="0.000019765">
                <text:p>0.000019765</text:p>
              </table:table-cell>
              <table:table-cell office:value-type="float" office:value="0.000017826">
                <text:p>0.000017826</text:p>
              </table:table-cell>
              <table:table-cell office:value-type="float" office:value="0.000028836">
                <text:p>0.000028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40579427">
                <text:p>1.640579427</text:p>
              </table:table-cell>
              <table:table-cell office:value-type="float" office:value="0.000019767">
                <text:p>0.000019767</text:p>
              </table:table-cell>
              <table:table-cell office:value-type="float" office:value="0.000017754">
                <text:p>0.000017754</text:p>
              </table:table-cell>
              <table:table-cell office:value-type="float" office:value="0.000029271">
                <text:p>0.000029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0579927">
                <text:p>1.640579927</text:p>
              </table:table-cell>
              <table:table-cell office:value-type="float" office:value="0.0000198">
                <text:p>0.0000198</text:p>
              </table:table-cell>
              <table:table-cell office:value-type="float" office:value="0.000017777">
                <text:p>0.000017777</text:p>
              </table:table-cell>
              <table:table-cell office:value-type="float" office:value="0.000029817">
                <text:p>0.0000298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40580427">
                <text:p>1.640580427</text:p>
              </table:table-cell>
              <table:table-cell office:value-type="float" office:value="0.000019793">
                <text:p>0.000019793</text:p>
              </table:table-cell>
              <table:table-cell office:value-type="float" office:value="0.000017793">
                <text:p>0.000017793</text:p>
              </table:table-cell>
              <table:table-cell office:value-type="float" office:value="0.000030315">
                <text:p>0.000030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40580927">
                <text:p>1.640580927</text:p>
              </table:table-cell>
              <table:table-cell office:value-type="float" office:value="0.000019854">
                <text:p>0.000019854</text:p>
              </table:table-cell>
              <table:table-cell office:value-type="float" office:value="0.000017822">
                <text:p>0.000017822</text:p>
              </table:table-cell>
              <table:table-cell office:value-type="float" office:value="0.000030796">
                <text:p>0.0000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40581427">
                <text:p>1.640581427</text:p>
              </table:table-cell>
              <table:table-cell office:value-type="float" office:value="0.000019845">
                <text:p>0.000019845</text:p>
              </table:table-cell>
              <table:table-cell office:value-type="float" office:value="0.000017812">
                <text:p>0.000017812</text:p>
              </table:table-cell>
              <table:table-cell office:value-type="float" office:value="0.000031308">
                <text:p>0.000031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40581927">
                <text:p>1.640581927</text:p>
              </table:table-cell>
              <table:table-cell office:value-type="float" office:value="0.00001981">
                <text:p>0.00001981</text:p>
              </table:table-cell>
              <table:table-cell office:value-type="float" office:value="0.000017831">
                <text:p>0.000017831</text:p>
              </table:table-cell>
              <table:table-cell office:value-type="float" office:value="0.000031798">
                <text:p>0.000031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40582427">
                <text:p>1.640582427</text:p>
              </table:table-cell>
              <table:table-cell office:value-type="float" office:value="0.000019832">
                <text:p>0.000019832</text:p>
              </table:table-cell>
              <table:table-cell office:value-type="float" office:value="0.000017777">
                <text:p>0.000017777</text:p>
              </table:table-cell>
              <table:table-cell office:value-type="float" office:value="0.000032318">
                <text:p>0.000032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40582927">
                <text:p>1.640582927</text:p>
              </table:table-cell>
              <table:table-cell office:value-type="float" office:value="0.000019815">
                <text:p>0.000019815</text:p>
              </table:table-cell>
              <table:table-cell office:value-type="float" office:value="0.000017739">
                <text:p>0.000017739</text:p>
              </table:table-cell>
              <table:table-cell office:value-type="float" office:value="0.00003279">
                <text:p>0.00003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40583427">
                <text:p>1.640583427</text:p>
              </table:table-cell>
              <table:table-cell office:value-type="float" office:value="0.000019846">
                <text:p>0.000019846</text:p>
              </table:table-cell>
              <table:table-cell office:value-type="float" office:value="0.000017784">
                <text:p>0.000017784</text:p>
              </table:table-cell>
              <table:table-cell office:value-type="float" office:value="0.000033303">
                <text:p>0.000033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40583927">
                <text:p>1.640583927</text:p>
              </table:table-cell>
              <table:table-cell office:value-type="float" office:value="0.000019866">
                <text:p>0.000019866</text:p>
              </table:table-cell>
              <table:table-cell office:value-type="float" office:value="0.000017825">
                <text:p>0.000017825</text:p>
              </table:table-cell>
              <table:table-cell office:value-type="float" office:value="0.000033821">
                <text:p>0.000033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40584427">
                <text:p>1.640584427</text:p>
              </table:table-cell>
              <table:table-cell office:value-type="float" office:value="0.000019893">
                <text:p>0.000019893</text:p>
              </table:table-cell>
              <table:table-cell office:value-type="float" office:value="0.000017822">
                <text:p>0.000017822</text:p>
              </table:table-cell>
              <table:table-cell office:value-type="float" office:value="0.000034294">
                <text:p>0.000034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40584927">
                <text:p>1.640584927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01785">
                <text:p>0.00001785</text:p>
              </table:table-cell>
              <table:table-cell office:value-type="float" office:value="0.000034805">
                <text:p>0.000034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40585427">
                <text:p>1.640585427</text:p>
              </table:table-cell>
              <table:table-cell office:value-type="float" office:value="0.000019871">
                <text:p>0.000019871</text:p>
              </table:table-cell>
              <table:table-cell office:value-type="float" office:value="0.000017845">
                <text:p>0.000017845</text:p>
              </table:table-cell>
              <table:table-cell office:value-type="float" office:value="0.000035253">
                <text:p>0.000035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40585927">
                <text:p>1.640585927</text:p>
              </table:table-cell>
              <table:table-cell office:value-type="float" office:value="0.00001988">
                <text:p>0.00001988</text:p>
              </table:table-cell>
              <table:table-cell office:value-type="float" office:value="0.00001783">
                <text:p>0.00001783</text:p>
              </table:table-cell>
              <table:table-cell office:value-type="float" office:value="0.000035749">
                <text:p>0.000035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40586427">
                <text:p>1.640586427</text:p>
              </table:table-cell>
              <table:table-cell office:value-type="float" office:value="0.000019895">
                <text:p>0.000019895</text:p>
              </table:table-cell>
              <table:table-cell office:value-type="float" office:value="0.00001787">
                <text:p>0.00001787</text:p>
              </table:table-cell>
              <table:table-cell office:value-type="float" office:value="0.000036245">
                <text:p>0.000036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40586927">
                <text:p>1.640586927</text:p>
              </table:table-cell>
              <table:table-cell office:value-type="float" office:value="0.000019426">
                <text:p>0.000019426</text:p>
              </table:table-cell>
              <table:table-cell office:value-type="float" office:value="0.000017609">
                <text:p>0.000017609</text:p>
              </table:table-cell>
              <table:table-cell office:value-type="float" office:value="0.000017613">
                <text:p>0.0000176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40587427">
                <text:p>1.640587427</text:p>
              </table:table-cell>
              <table:table-cell office:value-type="float" office:value="0.000019477">
                <text:p>0.000019477</text:p>
              </table:table-cell>
              <table:table-cell office:value-type="float" office:value="0.000017567">
                <text:p>0.000017567</text:p>
              </table:table-cell>
              <table:table-cell office:value-type="float" office:value="0.000018204">
                <text:p>0.000018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40587927">
                <text:p>1.640587927</text:p>
              </table:table-cell>
              <table:table-cell office:value-type="float" office:value="0.000019429">
                <text:p>0.000019429</text:p>
              </table:table-cell>
              <table:table-cell office:value-type="float" office:value="0.000017556">
                <text:p>0.000017556</text:p>
              </table:table-cell>
              <table:table-cell office:value-type="float" office:value="0.00001857">
                <text:p>0.000018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40588427">
                <text:p>1.640588427</text:p>
              </table:table-cell>
              <table:table-cell office:value-type="float" office:value="0.000019441">
                <text:p>0.000019441</text:p>
              </table:table-cell>
              <table:table-cell office:value-type="float" office:value="0.000017567">
                <text:p>0.000017567</text:p>
              </table:table-cell>
              <table:table-cell office:value-type="float" office:value="0.00001917">
                <text:p>0.000019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0588927">
                <text:p>1.640588927</text:p>
              </table:table-cell>
              <table:table-cell office:value-type="float" office:value="0.000019455">
                <text:p>0.000019455</text:p>
              </table:table-cell>
              <table:table-cell office:value-type="float" office:value="0.000017515">
                <text:p>0.000017515</text:p>
              </table:table-cell>
              <table:table-cell office:value-type="float" office:value="0.000019651">
                <text:p>0.000019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40589427">
                <text:p>1.640589427</text:p>
              </table:table-cell>
              <table:table-cell office:value-type="float" office:value="0.000019536">
                <text:p>0.000019536</text:p>
              </table:table-cell>
              <table:table-cell office:value-type="float" office:value="0.000017554">
                <text:p>0.000017554</text:p>
              </table:table-cell>
              <table:table-cell office:value-type="float" office:value="0.000020188">
                <text:p>0.000020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40589927">
                <text:p>1.640589927</text:p>
              </table:table-cell>
              <table:table-cell office:value-type="float" office:value="0.000019498">
                <text:p>0.000019498</text:p>
              </table:table-cell>
              <table:table-cell office:value-type="float" office:value="0.000017595">
                <text:p>0.000017595</text:p>
              </table:table-cell>
              <table:table-cell office:value-type="float" office:value="0.000020666">
                <text:p>0.000020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40590427">
                <text:p>1.640590427</text:p>
              </table:table-cell>
              <table:table-cell office:value-type="float" office:value="0.000019554">
                <text:p>0.000019554</text:p>
              </table:table-cell>
              <table:table-cell office:value-type="float" office:value="0.000017589">
                <text:p>0.000017589</text:p>
              </table:table-cell>
              <table:table-cell office:value-type="float" office:value="0.000021147">
                <text:p>0.000021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40590927">
                <text:p>1.640590927</text:p>
              </table:table-cell>
              <table:table-cell office:value-type="float" office:value="0.000019544">
                <text:p>0.000019544</text:p>
              </table:table-cell>
              <table:table-cell office:value-type="float" office:value="0.000017655">
                <text:p>0.000017655</text:p>
              </table:table-cell>
              <table:table-cell office:value-type="float" office:value="0.000021658">
                <text:p>0.000021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40591427">
                <text:p>1.640591427</text:p>
              </table:table-cell>
              <table:table-cell office:value-type="float" office:value="0.000019522">
                <text:p>0.000019522</text:p>
              </table:table-cell>
              <table:table-cell office:value-type="float" office:value="0.000017681">
                <text:p>0.000017681</text:p>
              </table:table-cell>
              <table:table-cell office:value-type="float" office:value="0.000022154">
                <text:p>0.0000221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40591927">
                <text:p>1.640591927</text:p>
              </table:table-cell>
              <table:table-cell office:value-type="float" office:value="0.000019542">
                <text:p>0.000019542</text:p>
              </table:table-cell>
              <table:table-cell office:value-type="float" office:value="0.00001773">
                <text:p>0.00001773</text:p>
              </table:table-cell>
              <table:table-cell office:value-type="float" office:value="0.000022622">
                <text:p>0.0000226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40592427">
                <text:p>1.640592427</text:p>
              </table:table-cell>
              <table:table-cell office:value-type="float" office:value="0.000019568">
                <text:p>0.000019568</text:p>
              </table:table-cell>
              <table:table-cell office:value-type="float" office:value="0.000017729">
                <text:p>0.000017729</text:p>
              </table:table-cell>
              <table:table-cell office:value-type="float" office:value="0.000023182">
                <text:p>0.000023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40592927">
                <text:p>1.640592927</text:p>
              </table:table-cell>
              <table:table-cell office:value-type="float" office:value="0.00001952">
                <text:p>0.00001952</text:p>
              </table:table-cell>
              <table:table-cell office:value-type="float" office:value="0.000017721">
                <text:p>0.000017721</text:p>
              </table:table-cell>
              <table:table-cell office:value-type="float" office:value="0.000023684">
                <text:p>0.000023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40593427">
                <text:p>1.640593427</text:p>
              </table:table-cell>
              <table:table-cell office:value-type="float" office:value="0.000019648">
                <text:p>0.000019648</text:p>
              </table:table-cell>
              <table:table-cell office:value-type="float" office:value="0.000017719">
                <text:p>0.000017719</text:p>
              </table:table-cell>
              <table:table-cell office:value-type="float" office:value="0.000024214">
                <text:p>0.0000242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40593927">
                <text:p>1.640593927</text:p>
              </table:table-cell>
              <table:table-cell office:value-type="float" office:value="0.000019637">
                <text:p>0.000019637</text:p>
              </table:table-cell>
              <table:table-cell office:value-type="float" office:value="0.000017737">
                <text:p>0.000017737</text:p>
              </table:table-cell>
              <table:table-cell office:value-type="float" office:value="0.000024692">
                <text:p>0.000024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40594427">
                <text:p>1.640594427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17708">
                <text:p>0.000017708</text:p>
              </table:table-cell>
              <table:table-cell office:value-type="float" office:value="0.000025173">
                <text:p>0.000025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40594927">
                <text:p>1.640594927</text:p>
              </table:table-cell>
              <table:table-cell office:value-type="float" office:value="0.000019621">
                <text:p>0.000019621</text:p>
              </table:table-cell>
              <table:table-cell office:value-type="float" office:value="0.000017749">
                <text:p>0.000017749</text:p>
              </table:table-cell>
              <table:table-cell office:value-type="float" office:value="0.000025724">
                <text:p>0.000025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0595427">
                <text:p>1.640595427</text:p>
              </table:table-cell>
              <table:table-cell office:value-type="float" office:value="0.00001965">
                <text:p>0.00001965</text:p>
              </table:table-cell>
              <table:table-cell office:value-type="float" office:value="0.000017734">
                <text:p>0.000017734</text:p>
              </table:table-cell>
              <table:table-cell office:value-type="float" office:value="0.000026197">
                <text:p>0.000026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40595927">
                <text:p>1.640595927</text:p>
              </table:table-cell>
              <table:table-cell office:value-type="float" office:value="0.000019613">
                <text:p>0.000019613</text:p>
              </table:table-cell>
              <table:table-cell office:value-type="float" office:value="0.000017744">
                <text:p>0.000017744</text:p>
              </table:table-cell>
              <table:table-cell office:value-type="float" office:value="0.000026691">
                <text:p>0.000026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40596427">
                <text:p>1.640596427</text:p>
              </table:table-cell>
              <table:table-cell office:value-type="float" office:value="0.000019638">
                <text:p>0.000019638</text:p>
              </table:table-cell>
              <table:table-cell office:value-type="float" office:value="0.000017707">
                <text:p>0.000017707</text:p>
              </table:table-cell>
              <table:table-cell office:value-type="float" office:value="0.000027212">
                <text:p>0.000027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0596927">
                <text:p>1.640596927</text:p>
              </table:table-cell>
              <table:table-cell office:value-type="float" office:value="0.000019626">
                <text:p>0.000019626</text:p>
              </table:table-cell>
              <table:table-cell office:value-type="float" office:value="0.000017716">
                <text:p>0.000017716</text:p>
              </table:table-cell>
              <table:table-cell office:value-type="float" office:value="0.000027752">
                <text:p>0.000027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40597427">
                <text:p>1.640597427</text:p>
              </table:table-cell>
              <table:table-cell office:value-type="float" office:value="0.000019622">
                <text:p>0.000019622</text:p>
              </table:table-cell>
              <table:table-cell office:value-type="float" office:value="0.000017783">
                <text:p>0.000017783</text:p>
              </table:table-cell>
              <table:table-cell office:value-type="float" office:value="0.000028219">
                <text:p>0.0000282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40597927">
                <text:p>1.640597927</text:p>
              </table:table-cell>
              <table:table-cell office:value-type="float" office:value="0.000019615">
                <text:p>0.000019615</text:p>
              </table:table-cell>
              <table:table-cell office:value-type="float" office:value="0.000017806">
                <text:p>0.000017806</text:p>
              </table:table-cell>
              <table:table-cell office:value-type="float" office:value="0.000028728">
                <text:p>0.0000287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40598427">
                <text:p>1.640598427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17775">
                <text:p>0.000017775</text:p>
              </table:table-cell>
              <table:table-cell office:value-type="float" office:value="0.00002915">
                <text:p>0.00002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40598927">
                <text:p>1.640598927</text:p>
              </table:table-cell>
              <table:table-cell office:value-type="float" office:value="0.000019602">
                <text:p>0.000019602</text:p>
              </table:table-cell>
              <table:table-cell office:value-type="float" office:value="0.000017764">
                <text:p>0.000017764</text:p>
              </table:table-cell>
              <table:table-cell office:value-type="float" office:value="0.000029713">
                <text:p>0.000029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40599427">
                <text:p>1.640599427</text:p>
              </table:table-cell>
              <table:table-cell office:value-type="float" office:value="0.000019595">
                <text:p>0.000019595</text:p>
              </table:table-cell>
              <table:table-cell office:value-type="float" office:value="0.000017858">
                <text:p>0.000017858</text:p>
              </table:table-cell>
              <table:table-cell office:value-type="float" office:value="0.000030187">
                <text:p>0.0000301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40599927">
                <text:p>1.640599927</text:p>
              </table:table-cell>
              <table:table-cell office:value-type="float" office:value="0.000019654">
                <text:p>0.000019654</text:p>
              </table:table-cell>
              <table:table-cell office:value-type="float" office:value="0.000017855">
                <text:p>0.000017855</text:p>
              </table:table-cell>
              <table:table-cell office:value-type="float" office:value="0.000030685">
                <text:p>0.000030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40600427">
                <text:p>1.640600427</text:p>
              </table:table-cell>
              <table:table-cell office:value-type="float" office:value="0.000019667">
                <text:p>0.000019667</text:p>
              </table:table-cell>
              <table:table-cell office:value-type="float" office:value="0.000017833">
                <text:p>0.000017833</text:p>
              </table:table-cell>
              <table:table-cell office:value-type="float" office:value="0.000031245">
                <text:p>0.000031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0600927">
                <text:p>1.640600927</text:p>
              </table:table-cell>
              <table:table-cell office:value-type="float" office:value="0.00001968">
                <text:p>0.00001968</text:p>
              </table:table-cell>
              <table:table-cell office:value-type="float" office:value="0.000017858">
                <text:p>0.000017858</text:p>
              </table:table-cell>
              <table:table-cell office:value-type="float" office:value="0.000031688">
                <text:p>0.000031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40601427">
                <text:p>1.640601427</text:p>
              </table:table-cell>
              <table:table-cell office:value-type="float" office:value="0.000019686">
                <text:p>0.000019686</text:p>
              </table:table-cell>
              <table:table-cell office:value-type="float" office:value="0.000017797">
                <text:p>0.000017797</text:p>
              </table:table-cell>
              <table:table-cell office:value-type="float" office:value="0.000032157">
                <text:p>0.000032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40601927">
                <text:p>1.640601927</text:p>
              </table:table-cell>
              <table:table-cell office:value-type="float" office:value="0.000019671">
                <text:p>0.000019671</text:p>
              </table:table-cell>
              <table:table-cell office:value-type="float" office:value="0.000017798">
                <text:p>0.000017798</text:p>
              </table:table-cell>
              <table:table-cell office:value-type="float" office:value="0.000032654">
                <text:p>0.000032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40602427">
                <text:p>1.640602427</text:p>
              </table:table-cell>
              <table:table-cell office:value-type="float" office:value="0.000019659">
                <text:p>0.000019659</text:p>
              </table:table-cell>
              <table:table-cell office:value-type="float" office:value="0.000017859">
                <text:p>0.000017859</text:p>
              </table:table-cell>
              <table:table-cell office:value-type="float" office:value="0.00003318">
                <text:p>0.00003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40602927">
                <text:p>1.640602927</text:p>
              </table:table-cell>
              <table:table-cell office:value-type="float" office:value="0.000019667">
                <text:p>0.000019667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33691">
                <text:p>0.0000336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40603427">
                <text:p>1.640603427</text:p>
              </table:table-cell>
              <table:table-cell office:value-type="float" office:value="0.000019706">
                <text:p>0.000019706</text:p>
              </table:table-cell>
              <table:table-cell office:value-type="float" office:value="0.000017806">
                <text:p>0.000017806</text:p>
              </table:table-cell>
              <table:table-cell office:value-type="float" office:value="0.00003421">
                <text:p>0.000034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40603927">
                <text:p>1.640603927</text:p>
              </table:table-cell>
              <table:table-cell office:value-type="float" office:value="0.000019716">
                <text:p>0.000019716</text:p>
              </table:table-cell>
              <table:table-cell office:value-type="float" office:value="0.000017816">
                <text:p>0.000017816</text:p>
              </table:table-cell>
              <table:table-cell office:value-type="float" office:value="0.000034674">
                <text:p>0.0000346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40604427">
                <text:p>1.640604427</text:p>
              </table:table-cell>
              <table:table-cell office:value-type="float" office:value="0.000019757">
                <text:p>0.000019757</text:p>
              </table:table-cell>
              <table:table-cell office:value-type="float" office:value="0.0000178">
                <text:p>0.0000178</text:p>
              </table:table-cell>
              <table:table-cell office:value-type="float" office:value="0.000035157">
                <text:p>0.0000351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40604927">
                <text:p>1.640604927</text:p>
              </table:table-cell>
              <table:table-cell office:value-type="float" office:value="0.000019786">
                <text:p>0.000019786</text:p>
              </table:table-cell>
              <table:table-cell office:value-type="float" office:value="0.000017834">
                <text:p>0.000017834</text:p>
              </table:table-cell>
              <table:table-cell office:value-type="float" office:value="0.000035669">
                <text:p>0.0000356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40605427">
                <text:p>1.640605427</text:p>
              </table:table-cell>
              <table:table-cell office:value-type="float" office:value="0.000019797">
                <text:p>0.000019797</text:p>
              </table:table-cell>
              <table:table-cell office:value-type="float" office:value="0.000017884">
                <text:p>0.000017884</text:p>
              </table:table-cell>
              <table:table-cell office:value-type="float" office:value="0.000036151">
                <text:p>0.000036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0605927">
                <text:p>1.640605927</text:p>
              </table:table-cell>
              <table:table-cell office:value-type="float" office:value="0.000019419">
                <text:p>0.000019419</text:p>
              </table:table-cell>
              <table:table-cell office:value-type="float" office:value="0.000017562">
                <text:p>0.000017562</text:p>
              </table:table-cell>
              <table:table-cell office:value-type="float" office:value="0.000017599">
                <text:p>0.000017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40606427">
                <text:p>1.640606427</text:p>
              </table:table-cell>
              <table:table-cell office:value-type="float" office:value="0.000019476">
                <text:p>0.000019476</text:p>
              </table:table-cell>
              <table:table-cell office:value-type="float" office:value="0.000017586">
                <text:p>0.000017586</text:p>
              </table:table-cell>
              <table:table-cell office:value-type="float" office:value="0.000018082">
                <text:p>0.000018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40606927">
                <text:p>1.640606927</text:p>
              </table:table-cell>
              <table:table-cell office:value-type="float" office:value="0.000019436">
                <text:p>0.000019436</text:p>
              </table:table-cell>
              <table:table-cell office:value-type="float" office:value="0.000017611">
                <text:p>0.000017611</text:p>
              </table:table-cell>
              <table:table-cell office:value-type="float" office:value="0.000018533">
                <text:p>0.000018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40607427">
                <text:p>1.640607427</text:p>
              </table:table-cell>
              <table:table-cell office:value-type="float" office:value="0.000019503">
                <text:p>0.000019503</text:p>
              </table:table-cell>
              <table:table-cell office:value-type="float" office:value="0.000017652">
                <text:p>0.000017652</text:p>
              </table:table-cell>
              <table:table-cell office:value-type="float" office:value="0.000019096">
                <text:p>0.000019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40607927">
                <text:p>1.640607927</text:p>
              </table:table-cell>
              <table:table-cell office:value-type="float" office:value="0.000019491">
                <text:p>0.000019491</text:p>
              </table:table-cell>
              <table:table-cell office:value-type="float" office:value="0.000017586">
                <text:p>0.000017586</text:p>
              </table:table-cell>
              <table:table-cell office:value-type="float" office:value="0.000019565">
                <text:p>0.000019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40608427">
                <text:p>1.640608427</text:p>
              </table:table-cell>
              <table:table-cell office:value-type="float" office:value="0.000019524">
                <text:p>0.000019524</text:p>
              </table:table-cell>
              <table:table-cell office:value-type="float" office:value="0.000017638">
                <text:p>0.000017638</text:p>
              </table:table-cell>
              <table:table-cell office:value-type="float" office:value="0.000020115">
                <text:p>0.000020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40608927">
                <text:p>1.640608927</text:p>
              </table:table-cell>
              <table:table-cell office:value-type="float" office:value="0.000019554">
                <text:p>0.000019554</text:p>
              </table:table-cell>
              <table:table-cell office:value-type="float" office:value="0.000017637">
                <text:p>0.000017637</text:p>
              </table:table-cell>
              <table:table-cell office:value-type="float" office:value="0.000020566">
                <text:p>0.000020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40609427">
                <text:p>1.640609427</text:p>
              </table:table-cell>
              <table:table-cell office:value-type="float" office:value="0.000019502">
                <text:p>0.000019502</text:p>
              </table:table-cell>
              <table:table-cell office:value-type="float" office:value="0.000017688">
                <text:p>0.000017688</text:p>
              </table:table-cell>
              <table:table-cell office:value-type="float" office:value="0.000021046">
                <text:p>0.000021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40609927">
                <text:p>1.640609927</text:p>
              </table:table-cell>
              <table:table-cell office:value-type="float" office:value="0.000019513">
                <text:p>0.000019513</text:p>
              </table:table-cell>
              <table:table-cell office:value-type="float" office:value="0.000017666">
                <text:p>0.000017666</text:p>
              </table:table-cell>
              <table:table-cell office:value-type="float" office:value="0.00002158">
                <text:p>0.00002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40610427">
                <text:p>1.640610427</text:p>
              </table:table-cell>
              <table:table-cell office:value-type="float" office:value="0.000019535">
                <text:p>0.000019535</text:p>
              </table:table-cell>
              <table:table-cell office:value-type="float" office:value="0.000017676">
                <text:p>0.000017676</text:p>
              </table:table-cell>
              <table:table-cell office:value-type="float" office:value="0.000022054">
                <text:p>0.000022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40610927">
                <text:p>1.640610927</text:p>
              </table:table-cell>
              <table:table-cell office:value-type="float" office:value="0.000019521">
                <text:p>0.000019521</text:p>
              </table:table-cell>
              <table:table-cell office:value-type="float" office:value="0.000017706">
                <text:p>0.000017706</text:p>
              </table:table-cell>
              <table:table-cell office:value-type="float" office:value="0.000022605">
                <text:p>0.000022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40611427">
                <text:p>1.640611427</text:p>
              </table:table-cell>
              <table:table-cell office:value-type="float" office:value="0.000019514">
                <text:p>0.000019514</text:p>
              </table:table-cell>
              <table:table-cell office:value-type="float" office:value="0.000017708">
                <text:p>0.000017708</text:p>
              </table:table-cell>
              <table:table-cell office:value-type="float" office:value="0.000023052">
                <text:p>0.000023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40611927">
                <text:p>1.640611927</text:p>
              </table:table-cell>
              <table:table-cell office:value-type="float" office:value="0.000019536">
                <text:p>0.000019536</text:p>
              </table:table-cell>
              <table:table-cell office:value-type="float" office:value="0.000017707">
                <text:p>0.000017707</text:p>
              </table:table-cell>
              <table:table-cell office:value-type="float" office:value="0.000023579">
                <text:p>0.000023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40612427">
                <text:p>1.640612427</text:p>
              </table:table-cell>
              <table:table-cell office:value-type="float" office:value="0.000019575">
                <text:p>0.000019575</text:p>
              </table:table-cell>
              <table:table-cell office:value-type="float" office:value="0.000017743">
                <text:p>0.000017743</text:p>
              </table:table-cell>
              <table:table-cell office:value-type="float" office:value="0.000024105">
                <text:p>0.000024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0612927">
                <text:p>1.640612927</text:p>
              </table:table-cell>
              <table:table-cell office:value-type="float" office:value="0.000019621">
                <text:p>0.000019621</text:p>
              </table:table-cell>
              <table:table-cell office:value-type="float" office:value="0.00001775">
                <text:p>0.00001775</text:p>
              </table:table-cell>
              <table:table-cell office:value-type="float" office:value="0.000024573">
                <text:p>0.0000245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40613427">
                <text:p>1.640613427</text:p>
              </table:table-cell>
              <table:table-cell office:value-type="float" office:value="0.000019645">
                <text:p>0.000019645</text:p>
              </table:table-cell>
              <table:table-cell office:value-type="float" office:value="0.000017738">
                <text:p>0.000017738</text:p>
              </table:table-cell>
              <table:table-cell office:value-type="float" office:value="0.000025059">
                <text:p>0.0000250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0613927">
                <text:p>1.640613927</text:p>
              </table:table-cell>
              <table:table-cell office:value-type="float" office:value="0.000019587">
                <text:p>0.000019587</text:p>
              </table:table-cell>
              <table:table-cell office:value-type="float" office:value="0.000017727">
                <text:p>0.000017727</text:p>
              </table:table-cell>
              <table:table-cell office:value-type="float" office:value="0.000025577">
                <text:p>0.000025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40614427">
                <text:p>1.640614427</text:p>
              </table:table-cell>
              <table:table-cell office:value-type="float" office:value="0.000019552">
                <text:p>0.000019552</text:p>
              </table:table-cell>
              <table:table-cell office:value-type="float" office:value="0.000017717">
                <text:p>0.000017717</text:p>
              </table:table-cell>
              <table:table-cell office:value-type="float" office:value="0.000026079">
                <text:p>0.000026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40614927">
                <text:p>1.640614927</text:p>
              </table:table-cell>
              <table:table-cell office:value-type="float" office:value="0.000019604">
                <text:p>0.000019604</text:p>
              </table:table-cell>
              <table:table-cell office:value-type="float" office:value="0.000017779">
                <text:p>0.000017779</text:p>
              </table:table-cell>
              <table:table-cell office:value-type="float" office:value="0.000026598">
                <text:p>0.000026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615427">
                <text:p>1.640615427</text:p>
              </table:table-cell>
              <table:table-cell office:value-type="float" office:value="0.000019566">
                <text:p>0.000019566</text:p>
              </table:table-cell>
              <table:table-cell office:value-type="float" office:value="0.000017726">
                <text:p>0.000017726</text:p>
              </table:table-cell>
              <table:table-cell office:value-type="float" office:value="0.000027119">
                <text:p>0.000027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40615927">
                <text:p>1.640615927</text:p>
              </table:table-cell>
              <table:table-cell office:value-type="float" office:value="0.000019573">
                <text:p>0.000019573</text:p>
              </table:table-cell>
              <table:table-cell office:value-type="float" office:value="0.000017817">
                <text:p>0.000017817</text:p>
              </table:table-cell>
              <table:table-cell office:value-type="float" office:value="0.000027641">
                <text:p>0.000027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40616427">
                <text:p>1.640616427</text:p>
              </table:table-cell>
              <table:table-cell office:value-type="float" office:value="0.000019625">
                <text:p>0.000019625</text:p>
              </table:table-cell>
              <table:table-cell office:value-type="float" office:value="0.000017852">
                <text:p>0.000017852</text:p>
              </table:table-cell>
              <table:table-cell office:value-type="float" office:value="0.000028097">
                <text:p>0.0000280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0616927">
                <text:p>1.640616927</text:p>
              </table:table-cell>
              <table:table-cell office:value-type="float" office:value="0.000019656">
                <text:p>0.000019656</text:p>
              </table:table-cell>
              <table:table-cell office:value-type="float" office:value="0.00001783">
                <text:p>0.00001783</text:p>
              </table:table-cell>
              <table:table-cell office:value-type="float" office:value="0.000028634">
                <text:p>0.0000286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0617427">
                <text:p>1.640617427</text:p>
              </table:table-cell>
              <table:table-cell office:value-type="float" office:value="0.00001962">
                <text:p>0.00001962</text:p>
              </table:table-cell>
              <table:table-cell office:value-type="float" office:value="0.000017783">
                <text:p>0.000017783</text:p>
              </table:table-cell>
              <table:table-cell office:value-type="float" office:value="0.000029153">
                <text:p>0.000029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0617927">
                <text:p>1.640617927</text:p>
              </table:table-cell>
              <table:table-cell office:value-type="float" office:value="0.000019678">
                <text:p>0.000019678</text:p>
              </table:table-cell>
              <table:table-cell office:value-type="float" office:value="0.000017804">
                <text:p>0.000017804</text:p>
              </table:table-cell>
              <table:table-cell office:value-type="float" office:value="0.000029669">
                <text:p>0.000029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0618427">
                <text:p>1.640618427</text:p>
              </table:table-cell>
              <table:table-cell office:value-type="float" office:value="0.000019699">
                <text:p>0.000019699</text:p>
              </table:table-cell>
              <table:table-cell office:value-type="float" office:value="0.000017762">
                <text:p>0.000017762</text:p>
              </table:table-cell>
              <table:table-cell office:value-type="float" office:value="0.000030184">
                <text:p>0.000030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40618927">
                <text:p>1.640618927</text:p>
              </table:table-cell>
              <table:table-cell office:value-type="float" office:value="0.000019729">
                <text:p>0.000019729</text:p>
              </table:table-cell>
              <table:table-cell office:value-type="float" office:value="0.000017831">
                <text:p>0.000017831</text:p>
              </table:table-cell>
              <table:table-cell office:value-type="float" office:value="0.00003073">
                <text:p>0.000030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40619427">
                <text:p>1.640619427</text:p>
              </table:table-cell>
              <table:table-cell office:value-type="float" office:value="0.000019728">
                <text:p>0.000019728</text:p>
              </table:table-cell>
              <table:table-cell office:value-type="float" office:value="0.000017823">
                <text:p>0.000017823</text:p>
              </table:table-cell>
              <table:table-cell office:value-type="float" office:value="0.000031231">
                <text:p>0.0000312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40619927">
                <text:p>1.640619927</text:p>
              </table:table-cell>
              <table:table-cell office:value-type="float" office:value="0.000019694">
                <text:p>0.000019694</text:p>
              </table:table-cell>
              <table:table-cell office:value-type="float" office:value="0.000017822">
                <text:p>0.000017822</text:p>
              </table:table-cell>
              <table:table-cell office:value-type="float" office:value="0.000031651">
                <text:p>0.000031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40620427">
                <text:p>1.640620427</text:p>
              </table:table-cell>
              <table:table-cell office:value-type="float" office:value="0.000019712">
                <text:p>0.000019712</text:p>
              </table:table-cell>
              <table:table-cell office:value-type="float" office:value="0.000017792">
                <text:p>0.000017792</text:p>
              </table:table-cell>
              <table:table-cell office:value-type="float" office:value="0.000032135">
                <text:p>0.0000321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40620927">
                <text:p>1.640620927</text:p>
              </table:table-cell>
              <table:table-cell office:value-type="float" office:value="0.000019781">
                <text:p>0.000019781</text:p>
              </table:table-cell>
              <table:table-cell office:value-type="float" office:value="0.000017792">
                <text:p>0.000017792</text:p>
              </table:table-cell>
              <table:table-cell office:value-type="float" office:value="0.000032615">
                <text:p>0.000032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40621427">
                <text:p>1.640621427</text:p>
              </table:table-cell>
              <table:table-cell office:value-type="float" office:value="0.000019806">
                <text:p>0.000019806</text:p>
              </table:table-cell>
              <table:table-cell office:value-type="float" office:value="0.000017769">
                <text:p>0.000017769</text:p>
              </table:table-cell>
              <table:table-cell office:value-type="float" office:value="0.000033117">
                <text:p>0.0000331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40621927">
                <text:p>1.640621927</text:p>
              </table:table-cell>
              <table:table-cell office:value-type="float" office:value="0.000019748">
                <text:p>0.000019748</text:p>
              </table:table-cell>
              <table:table-cell office:value-type="float" office:value="0.000017818">
                <text:p>0.000017818</text:p>
              </table:table-cell>
              <table:table-cell office:value-type="float" office:value="0.000033646">
                <text:p>0.0000336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40622427">
                <text:p>1.640622427</text:p>
              </table:table-cell>
              <table:table-cell office:value-type="float" office:value="0.000019768">
                <text:p>0.000019768</text:p>
              </table:table-cell>
              <table:table-cell office:value-type="float" office:value="0.000017795">
                <text:p>0.000017795</text:p>
              </table:table-cell>
              <table:table-cell office:value-type="float" office:value="0.000034157">
                <text:p>0.0000341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40622927">
                <text:p>1.640622927</text:p>
              </table:table-cell>
              <table:table-cell office:value-type="float" office:value="0.000019758">
                <text:p>0.000019758</text:p>
              </table:table-cell>
              <table:table-cell office:value-type="float" office:value="0.000017804">
                <text:p>0.000017804</text:p>
              </table:table-cell>
              <table:table-cell office:value-type="float" office:value="0.000034616">
                <text:p>0.000034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40623427">
                <text:p>1.640623427</text:p>
              </table:table-cell>
              <table:table-cell office:value-type="float" office:value="0.000019773">
                <text:p>0.000019773</text:p>
              </table:table-cell>
              <table:table-cell office:value-type="float" office:value="0.000017818">
                <text:p>0.000017818</text:p>
              </table:table-cell>
              <table:table-cell office:value-type="float" office:value="0.000035181">
                <text:p>0.000035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40623927">
                <text:p>1.640623927</text:p>
              </table:table-cell>
              <table:table-cell office:value-type="float" office:value="0.000019807">
                <text:p>0.000019807</text:p>
              </table:table-cell>
              <table:table-cell office:value-type="float" office:value="0.00001782">
                <text:p>0.00001782</text:p>
              </table:table-cell>
              <table:table-cell office:value-type="float" office:value="0.000035643">
                <text:p>0.0000356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0624427">
                <text:p>1.640624427</text:p>
              </table:table-cell>
              <table:table-cell office:value-type="float" office:value="0.000019852">
                <text:p>0.000019852</text:p>
              </table:table-cell>
              <table:table-cell office:value-type="float" office:value="0.00001789">
                <text:p>0.00001789</text:p>
              </table:table-cell>
              <table:table-cell office:value-type="float" office:value="0.000036122">
                <text:p>0.000036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40624927">
                <text:p>1.640624927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017872">
                <text:p>0.000017872</text:p>
              </table:table-cell>
              <table:table-cell office:value-type="float" office:value="0.000036696">
                <text:p>0.0000366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0625427">
                <text:p>1.640625427</text:p>
              </table:table-cell>
              <table:table-cell office:value-type="float" office:value="0.000019371">
                <text:p>0.000019371</text:p>
              </table:table-cell>
              <table:table-cell office:value-type="float" office:value="0.000012919">
                <text:p>0.000012919</text:p>
              </table:table-cell>
              <table:table-cell office:value-type="float" office:value="0.000013355">
                <text:p>0.0000133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40625927">
                <text:p>1.640625927</text:p>
              </table:table-cell>
              <table:table-cell office:value-type="float" office:value="0.000019387">
                <text:p>0.000019387</text:p>
              </table:table-cell>
              <table:table-cell office:value-type="float" office:value="0.000012912">
                <text:p>0.000012912</text:p>
              </table:table-cell>
              <table:table-cell office:value-type="float" office:value="0.000013837">
                <text:p>0.0000138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40626427">
                <text:p>1.640626427</text:p>
              </table:table-cell>
              <table:table-cell office:value-type="float" office:value="0.000019368">
                <text:p>0.000019368</text:p>
              </table:table-cell>
              <table:table-cell office:value-type="float" office:value="0.00001292">
                <text:p>0.00001292</text:p>
              </table:table-cell>
              <table:table-cell office:value-type="float" office:value="0.000014354">
                <text:p>0.000014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40626927">
                <text:p>1.640626927</text:p>
              </table:table-cell>
              <table:table-cell office:value-type="float" office:value="0.000019365">
                <text:p>0.000019365</text:p>
              </table:table-cell>
              <table:table-cell office:value-type="float" office:value="0.000012869">
                <text:p>0.000012869</text:p>
              </table:table-cell>
              <table:table-cell office:value-type="float" office:value="0.00001486">
                <text:p>0.000014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40627427">
                <text:p>1.640627427</text:p>
              </table:table-cell>
              <table:table-cell office:value-type="float" office:value="0.000019393">
                <text:p>0.000019393</text:p>
              </table:table-cell>
              <table:table-cell office:value-type="float" office:value="0.000012871">
                <text:p>0.000012871</text:p>
              </table:table-cell>
              <table:table-cell office:value-type="float" office:value="0.000015385">
                <text:p>0.000015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40627927">
                <text:p>1.640627927</text:p>
              </table:table-cell>
              <table:table-cell office:value-type="float" office:value="0.000019413">
                <text:p>0.000019413</text:p>
              </table:table-cell>
              <table:table-cell office:value-type="float" office:value="0.000012887">
                <text:p>0.000012887</text:p>
              </table:table-cell>
              <table:table-cell office:value-type="float" office:value="0.00001596">
                <text:p>0.00001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40628427">
                <text:p>1.640628427</text:p>
              </table:table-cell>
              <table:table-cell office:value-type="float" office:value="0.000019416">
                <text:p>0.000019416</text:p>
              </table:table-cell>
              <table:table-cell office:value-type="float" office:value="0.000012938">
                <text:p>0.000012938</text:p>
              </table:table-cell>
              <table:table-cell office:value-type="float" office:value="0.000016414">
                <text:p>0.0000164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40628927">
                <text:p>1.640628927</text:p>
              </table:table-cell>
              <table:table-cell office:value-type="float" office:value="0.000019409">
                <text:p>0.000019409</text:p>
              </table:table-cell>
              <table:table-cell office:value-type="float" office:value="0.000012971">
                <text:p>0.000012971</text:p>
              </table:table-cell>
              <table:table-cell office:value-type="float" office:value="0.00001689">
                <text:p>0.00001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40629427">
                <text:p>1.640629427</text:p>
              </table:table-cell>
              <table:table-cell office:value-type="float" office:value="0.000019404">
                <text:p>0.000019404</text:p>
              </table:table-cell>
              <table:table-cell office:value-type="float" office:value="0.000012958">
                <text:p>0.000012958</text:p>
              </table:table-cell>
              <table:table-cell office:value-type="float" office:value="0.000017364">
                <text:p>0.000017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40629927">
                <text:p>1.640629927</text:p>
              </table:table-cell>
              <table:table-cell office:value-type="float" office:value="0.000019436">
                <text:p>0.000019436</text:p>
              </table:table-cell>
              <table:table-cell office:value-type="float" office:value="0.000013012">
                <text:p>0.000013012</text:p>
              </table:table-cell>
              <table:table-cell office:value-type="float" office:value="0.000017934">
                <text:p>0.0000179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40630427">
                <text:p>1.640630427</text:p>
              </table:table-cell>
              <table:table-cell office:value-type="float" office:value="0.000019428">
                <text:p>0.000019428</text:p>
              </table:table-cell>
              <table:table-cell office:value-type="float" office:value="0.000012931">
                <text:p>0.000012931</text:p>
              </table:table-cell>
              <table:table-cell office:value-type="float" office:value="0.000018416">
                <text:p>0.0000184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40630927">
                <text:p>1.640630927</text:p>
              </table:table-cell>
              <table:table-cell office:value-type="float" office:value="0.000019417">
                <text:p>0.000019417</text:p>
              </table:table-cell>
              <table:table-cell office:value-type="float" office:value="0.000012986">
                <text:p>0.000012986</text:p>
              </table:table-cell>
              <table:table-cell office:value-type="float" office:value="0.000018913">
                <text:p>0.000018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40631427">
                <text:p>1.640631427</text:p>
              </table:table-cell>
              <table:table-cell office:value-type="float" office:value="0.00001947">
                <text:p>0.00001947</text:p>
              </table:table-cell>
              <table:table-cell office:value-type="float" office:value="0.000012978">
                <text:p>0.000012978</text:p>
              </table:table-cell>
              <table:table-cell office:value-type="float" office:value="0.000019379">
                <text:p>0.0000193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40631927">
                <text:p>1.640631927</text:p>
              </table:table-cell>
              <table:table-cell office:value-type="float" office:value="0.000019508">
                <text:p>0.000019508</text:p>
              </table:table-cell>
              <table:table-cell office:value-type="float" office:value="0.000013025">
                <text:p>0.000013025</text:p>
              </table:table-cell>
              <table:table-cell office:value-type="float" office:value="0.000019889">
                <text:p>0.000019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40632427">
                <text:p>1.640632427</text:p>
              </table:table-cell>
              <table:table-cell office:value-type="float" office:value="0.000019486">
                <text:p>0.000019486</text:p>
              </table:table-cell>
              <table:table-cell office:value-type="float" office:value="0.000013028">
                <text:p>0.000013028</text:p>
              </table:table-cell>
              <table:table-cell office:value-type="float" office:value="0.000020374">
                <text:p>0.0000203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40632927">
                <text:p>1.640632927</text:p>
              </table:table-cell>
              <table:table-cell office:value-type="float" office:value="0.000019464">
                <text:p>0.000019464</text:p>
              </table:table-cell>
              <table:table-cell office:value-type="float" office:value="0.000013063">
                <text:p>0.000013063</text:p>
              </table:table-cell>
              <table:table-cell office:value-type="float" office:value="0.000020921">
                <text:p>0.0000209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40633427">
                <text:p>1.640633427</text:p>
              </table:table-cell>
              <table:table-cell office:value-type="float" office:value="0.000019468">
                <text:p>0.000019468</text:p>
              </table:table-cell>
              <table:table-cell office:value-type="float" office:value="0.000013016">
                <text:p>0.000013016</text:p>
              </table:table-cell>
              <table:table-cell office:value-type="float" office:value="0.000021421">
                <text:p>0.0000214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40633927">
                <text:p>1.640633927</text:p>
              </table:table-cell>
              <table:table-cell office:value-type="float" office:value="0.000019482">
                <text:p>0.000019482</text:p>
              </table:table-cell>
              <table:table-cell office:value-type="float" office:value="0.000013006">
                <text:p>0.000013006</text:p>
              </table:table-cell>
              <table:table-cell office:value-type="float" office:value="0.000021859">
                <text:p>0.0000218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40634427">
                <text:p>1.640634427</text:p>
              </table:table-cell>
              <table:table-cell office:value-type="float" office:value="0.000019447">
                <text:p>0.000019447</text:p>
              </table:table-cell>
              <table:table-cell office:value-type="float" office:value="0.000013017">
                <text:p>0.000013017</text:p>
              </table:table-cell>
              <table:table-cell office:value-type="float" office:value="0.000022386">
                <text:p>0.0000223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40634927">
                <text:p>1.640634927</text:p>
              </table:table-cell>
              <table:table-cell office:value-type="float" office:value="0.000019438">
                <text:p>0.000019438</text:p>
              </table:table-cell>
              <table:table-cell office:value-type="float" office:value="0.000013089">
                <text:p>0.000013089</text:p>
              </table:table-cell>
              <table:table-cell office:value-type="float" office:value="0.000022899">
                <text:p>0.000022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40635427">
                <text:p>1.640635427</text:p>
              </table:table-cell>
              <table:table-cell office:value-type="float" office:value="0.000019455">
                <text:p>0.000019455</text:p>
              </table:table-cell>
              <table:table-cell office:value-type="float" office:value="0.000013137">
                <text:p>0.000013137</text:p>
              </table:table-cell>
              <table:table-cell office:value-type="float" office:value="0.000023377">
                <text:p>0.000023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0635927">
                <text:p>1.640635927</text:p>
              </table:table-cell>
              <table:table-cell office:value-type="float" office:value="0.000019443">
                <text:p>0.000019443</text:p>
              </table:table-cell>
              <table:table-cell office:value-type="float" office:value="0.000013094">
                <text:p>0.000013094</text:p>
              </table:table-cell>
              <table:table-cell office:value-type="float" office:value="0.000023881">
                <text:p>0.0000238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40636427">
                <text:p>1.640636427</text:p>
              </table:table-cell>
              <table:table-cell office:value-type="float" office:value="0.000019456">
                <text:p>0.000019456</text:p>
              </table:table-cell>
              <table:table-cell office:value-type="float" office:value="0.000013068">
                <text:p>0.000013068</text:p>
              </table:table-cell>
              <table:table-cell office:value-type="float" office:value="0.000024408">
                <text:p>0.000024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40636927">
                <text:p>1.640636927</text:p>
              </table:table-cell>
              <table:table-cell office:value-type="float" office:value="0.000019564">
                <text:p>0.000019564</text:p>
              </table:table-cell>
              <table:table-cell office:value-type="float" office:value="0.000013074">
                <text:p>0.000013074</text:p>
              </table:table-cell>
              <table:table-cell office:value-type="float" office:value="0.000024835">
                <text:p>0.000024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40637427">
                <text:p>1.640637427</text:p>
              </table:table-cell>
              <table:table-cell office:value-type="float" office:value="0.000019535">
                <text:p>0.000019535</text:p>
              </table:table-cell>
              <table:table-cell office:value-type="float" office:value="0.000013042">
                <text:p>0.000013042</text:p>
              </table:table-cell>
              <table:table-cell office:value-type="float" office:value="0.000025413">
                <text:p>0.000025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40637927">
                <text:p>1.640637927</text:p>
              </table:table-cell>
              <table:table-cell office:value-type="float" office:value="0.000019525">
                <text:p>0.000019525</text:p>
              </table:table-cell>
              <table:table-cell office:value-type="float" office:value="0.000013122">
                <text:p>0.000013122</text:p>
              </table:table-cell>
              <table:table-cell office:value-type="float" office:value="0.000025909">
                <text:p>0.000025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40638427">
                <text:p>1.640638427</text:p>
              </table:table-cell>
              <table:table-cell office:value-type="float" office:value="0.000019536">
                <text:p>0.000019536</text:p>
              </table:table-cell>
              <table:table-cell office:value-type="float" office:value="0.000013138">
                <text:p>0.000013138</text:p>
              </table:table-cell>
              <table:table-cell office:value-type="float" office:value="0.00002637">
                <text:p>0.000026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40638927">
                <text:p>1.640638927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13155">
                <text:p>0.000013155</text:p>
              </table:table-cell>
              <table:table-cell office:value-type="float" office:value="0.000026863">
                <text:p>0.0000268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40639427">
                <text:p>1.640639427</text:p>
              </table:table-cell>
              <table:table-cell office:value-type="float" office:value="0.000019463">
                <text:p>0.000019463</text:p>
              </table:table-cell>
              <table:table-cell office:value-type="float" office:value="0.000013146">
                <text:p>0.000013146</text:p>
              </table:table-cell>
              <table:table-cell office:value-type="float" office:value="0.00002736">
                <text:p>0.000027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40639927">
                <text:p>1.640639927</text:p>
              </table:table-cell>
              <table:table-cell office:value-type="float" office:value="0.000019487">
                <text:p>0.000019487</text:p>
              </table:table-cell>
              <table:table-cell office:value-type="float" office:value="0.000013078">
                <text:p>0.000013078</text:p>
              </table:table-cell>
              <table:table-cell office:value-type="float" office:value="0.000027841">
                <text:p>0.000027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40640427">
                <text:p>1.640640427</text:p>
              </table:table-cell>
              <table:table-cell office:value-type="float" office:value="0.000019533">
                <text:p>0.000019533</text:p>
              </table:table-cell>
              <table:table-cell office:value-type="float" office:value="0.000013134">
                <text:p>0.000013134</text:p>
              </table:table-cell>
              <table:table-cell office:value-type="float" office:value="0.000028386">
                <text:p>0.0000283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40640927">
                <text:p>1.640640927</text:p>
              </table:table-cell>
              <table:table-cell office:value-type="float" office:value="0.000019565">
                <text:p>0.000019565</text:p>
              </table:table-cell>
              <table:table-cell office:value-type="float" office:value="0.000013119">
                <text:p>0.000013119</text:p>
              </table:table-cell>
              <table:table-cell office:value-type="float" office:value="0.000028866">
                <text:p>0.0000288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40641427">
                <text:p>1.640641427</text:p>
              </table:table-cell>
              <table:table-cell office:value-type="float" office:value="0.000019613">
                <text:p>0.000019613</text:p>
              </table:table-cell>
              <table:table-cell office:value-type="float" office:value="0.000013126">
                <text:p>0.000013126</text:p>
              </table:table-cell>
              <table:table-cell office:value-type="float" office:value="0.000029397">
                <text:p>0.000029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40641927">
                <text:p>1.640641927</text:p>
              </table:table-cell>
              <table:table-cell office:value-type="float" office:value="0.000019656">
                <text:p>0.000019656</text:p>
              </table:table-cell>
              <table:table-cell office:value-type="float" office:value="0.000013147">
                <text:p>0.000013147</text:p>
              </table:table-cell>
              <table:table-cell office:value-type="float" office:value="0.000029869">
                <text:p>0.000029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40642427">
                <text:p>1.640642427</text:p>
              </table:table-cell>
              <table:table-cell office:value-type="float" office:value="0.000019627">
                <text:p>0.000019627</text:p>
              </table:table-cell>
              <table:table-cell office:value-type="float" office:value="0.000013179">
                <text:p>0.000013179</text:p>
              </table:table-cell>
              <table:table-cell office:value-type="float" office:value="0.000030356">
                <text:p>0.0000303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40642927">
                <text:p>1.640642927</text:p>
              </table:table-cell>
              <table:table-cell office:value-type="float" office:value="0.000019615">
                <text:p>0.000019615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30894">
                <text:p>0.000030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40643427">
                <text:p>1.640643427</text:p>
              </table:table-cell>
              <table:table-cell office:value-type="float" office:value="0.000019573">
                <text:p>0.000019573</text:p>
              </table:table-cell>
              <table:table-cell office:value-type="float" office:value="0.00001324">
                <text:p>0.00001324</text:p>
              </table:table-cell>
              <table:table-cell office:value-type="float" office:value="0.000031456">
                <text:p>0.0000314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40643927">
                <text:p>1.640643927</text:p>
              </table:table-cell>
              <table:table-cell office:value-type="float" office:value="0.000019635">
                <text:p>0.000019635</text:p>
              </table:table-cell>
              <table:table-cell office:value-type="float" office:value="0.000013229">
                <text:p>0.000013229</text:p>
              </table:table-cell>
              <table:table-cell office:value-type="float" office:value="0.000031947">
                <text:p>0.0000319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40644427">
                <text:p>1.640644427</text:p>
              </table:table-cell>
              <table:table-cell office:value-type="float" office:value="0.000019257">
                <text:p>0.000019257</text:p>
              </table:table-cell>
              <table:table-cell office:value-type="float" office:value="0.00001304">
                <text:p>0.00001304</text:p>
              </table:table-cell>
              <table:table-cell office:value-type="float" office:value="0.000013345">
                <text:p>0.0000133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40644927">
                <text:p>1.640644927</text:p>
              </table:table-cell>
              <table:table-cell office:value-type="float" office:value="0.000019253">
                <text:p>0.000019253</text:p>
              </table:table-cell>
              <table:table-cell office:value-type="float" office:value="0.000012984">
                <text:p>0.000012984</text:p>
              </table:table-cell>
              <table:table-cell office:value-type="float" office:value="0.000013848">
                <text:p>0.0000138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40645427">
                <text:p>1.640645427</text:p>
              </table:table-cell>
              <table:table-cell office:value-type="float" office:value="0.000019304">
                <text:p>0.000019304</text:p>
              </table:table-cell>
              <table:table-cell office:value-type="float" office:value="0.000012954">
                <text:p>0.000012954</text:p>
              </table:table-cell>
              <table:table-cell office:value-type="float" office:value="0.000014351">
                <text:p>0.0000143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40645927">
                <text:p>1.640645927</text:p>
              </table:table-cell>
              <table:table-cell office:value-type="float" office:value="0.000019304">
                <text:p>0.000019304</text:p>
              </table:table-cell>
              <table:table-cell office:value-type="float" office:value="0.000012919">
                <text:p>0.000012919</text:p>
              </table:table-cell>
              <table:table-cell office:value-type="float" office:value="0.000014831">
                <text:p>0.0000148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40646427">
                <text:p>1.640646427</text:p>
              </table:table-cell>
              <table:table-cell office:value-type="float" office:value="0.000019368">
                <text:p>0.000019368</text:p>
              </table:table-cell>
              <table:table-cell office:value-type="float" office:value="0.000012952">
                <text:p>0.000012952</text:p>
              </table:table-cell>
              <table:table-cell office:value-type="float" office:value="0.000015283">
                <text:p>0.000015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40646927">
                <text:p>1.640646927</text:p>
              </table:table-cell>
              <table:table-cell office:value-type="float" office:value="0.000019316">
                <text:p>0.000019316</text:p>
              </table:table-cell>
              <table:table-cell office:value-type="float" office:value="0.000013035">
                <text:p>0.000013035</text:p>
              </table:table-cell>
              <table:table-cell office:value-type="float" office:value="0.000015821">
                <text:p>0.0000158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40647427">
                <text:p>1.640647427</text:p>
              </table:table-cell>
              <table:table-cell office:value-type="float" office:value="0.000019314">
                <text:p>0.000019314</text:p>
              </table:table-cell>
              <table:table-cell office:value-type="float" office:value="0.000012975">
                <text:p>0.000012975</text:p>
              </table:table-cell>
              <table:table-cell office:value-type="float" office:value="0.00001635">
                <text:p>0.000016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40647927">
                <text:p>1.640647927</text:p>
              </table:table-cell>
              <table:table-cell office:value-type="float" office:value="0.000019318">
                <text:p>0.000019318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6779">
                <text:p>0.000016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40648427">
                <text:p>1.640648427</text:p>
              </table:table-cell>
              <table:table-cell office:value-type="float" office:value="0.000019329">
                <text:p>0.000019329</text:p>
              </table:table-cell>
              <table:table-cell office:value-type="float" office:value="0.000012972">
                <text:p>0.000012972</text:p>
              </table:table-cell>
              <table:table-cell office:value-type="float" office:value="0.000017266">
                <text:p>0.0000172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40648927">
                <text:p>1.640648927</text:p>
              </table:table-cell>
              <table:table-cell office:value-type="float" office:value="0.000019347">
                <text:p>0.000019347</text:p>
              </table:table-cell>
              <table:table-cell office:value-type="float" office:value="0.000013014">
                <text:p>0.000013014</text:p>
              </table:table-cell>
              <table:table-cell office:value-type="float" office:value="0.000017772">
                <text:p>0.000017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40649427">
                <text:p>1.640649427</text:p>
              </table:table-cell>
              <table:table-cell office:value-type="float" office:value="0.000019401">
                <text:p>0.000019401</text:p>
              </table:table-cell>
              <table:table-cell office:value-type="float" office:value="0.00001302">
                <text:p>0.00001302</text:p>
              </table:table-cell>
              <table:table-cell office:value-type="float" office:value="0.000018282">
                <text:p>0.000018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40649927">
                <text:p>1.640649927</text:p>
              </table:table-cell>
              <table:table-cell office:value-type="float" office:value="0.000019401">
                <text:p>0.000019401</text:p>
              </table:table-cell>
              <table:table-cell office:value-type="float" office:value="0.000013081">
                <text:p>0.000013081</text:p>
              </table:table-cell>
              <table:table-cell office:value-type="float" office:value="0.000018795">
                <text:p>0.0000187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40650427">
                <text:p>1.640650427</text:p>
              </table:table-cell>
              <table:table-cell office:value-type="float" office:value="0.000019389">
                <text:p>0.000019389</text:p>
              </table:table-cell>
              <table:table-cell office:value-type="float" office:value="0.000013078">
                <text:p>0.000013078</text:p>
              </table:table-cell>
              <table:table-cell office:value-type="float" office:value="0.000019306">
                <text:p>0.000019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40650927">
                <text:p>1.640650927</text:p>
              </table:table-cell>
              <table:table-cell office:value-type="float" office:value="0.000019444">
                <text:p>0.000019444</text:p>
              </table:table-cell>
              <table:table-cell office:value-type="float" office:value="0.000013086">
                <text:p>0.000013086</text:p>
              </table:table-cell>
              <table:table-cell office:value-type="float" office:value="0.000019834">
                <text:p>0.000019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40651427">
                <text:p>1.640651427</text:p>
              </table:table-cell>
              <table:table-cell office:value-type="float" office:value="0.000019392">
                <text:p>0.000019392</text:p>
              </table:table-cell>
              <table:table-cell office:value-type="float" office:value="0.000013122">
                <text:p>0.000013122</text:p>
              </table:table-cell>
              <table:table-cell office:value-type="float" office:value="0.000020297">
                <text:p>0.000020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40651927">
                <text:p>1.640651927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013079">
                <text:p>0.000013079</text:p>
              </table:table-cell>
              <table:table-cell office:value-type="float" office:value="0.000020814">
                <text:p>0.000020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40652427">
                <text:p>1.640652427</text:p>
              </table:table-cell>
              <table:table-cell office:value-type="float" office:value="0.000019413">
                <text:p>0.000019413</text:p>
              </table:table-cell>
              <table:table-cell office:value-type="float" office:value="0.000013093">
                <text:p>0.000013093</text:p>
              </table:table-cell>
              <table:table-cell office:value-type="float" office:value="0.000021272">
                <text:p>0.000021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40652927">
                <text:p>1.640652927</text:p>
              </table:table-cell>
              <table:table-cell office:value-type="float" office:value="0.000019438">
                <text:p>0.000019438</text:p>
              </table:table-cell>
              <table:table-cell office:value-type="float" office:value="0.000013159">
                <text:p>0.000013159</text:p>
              </table:table-cell>
              <table:table-cell office:value-type="float" office:value="0.000021807">
                <text:p>0.0000218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40653427">
                <text:p>1.640653427</text:p>
              </table:table-cell>
              <table:table-cell office:value-type="float" office:value="0.000019435">
                <text:p>0.000019435</text:p>
              </table:table-cell>
              <table:table-cell office:value-type="float" office:value="0.000013124">
                <text:p>0.000013124</text:p>
              </table:table-cell>
              <table:table-cell office:value-type="float" office:value="0.000022309">
                <text:p>0.000022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40653927">
                <text:p>1.640653927</text:p>
              </table:table-cell>
              <table:table-cell office:value-type="float" office:value="0.000019424">
                <text:p>0.000019424</text:p>
              </table:table-cell>
              <table:table-cell office:value-type="float" office:value="0.000013117">
                <text:p>0.000013117</text:p>
              </table:table-cell>
              <table:table-cell office:value-type="float" office:value="0.000022798">
                <text:p>0.000022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40654427">
                <text:p>1.640654427</text:p>
              </table:table-cell>
              <table:table-cell office:value-type="float" office:value="0.000019482">
                <text:p>0.000019482</text:p>
              </table:table-cell>
              <table:table-cell office:value-type="float" office:value="0.000013125">
                <text:p>0.000013125</text:p>
              </table:table-cell>
              <table:table-cell office:value-type="float" office:value="0.000023326">
                <text:p>0.000023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0654927">
                <text:p>1.640654927</text:p>
              </table:table-cell>
              <table:table-cell office:value-type="float" office:value="0.000019452">
                <text:p>0.000019452</text:p>
              </table:table-cell>
              <table:table-cell office:value-type="float" office:value="0.00001317">
                <text:p>0.00001317</text:p>
              </table:table-cell>
              <table:table-cell office:value-type="float" office:value="0.000023832">
                <text:p>0.0000238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40655427">
                <text:p>1.640655427</text:p>
              </table:table-cell>
              <table:table-cell office:value-type="float" office:value="0.000019452">
                <text:p>0.000019452</text:p>
              </table:table-cell>
              <table:table-cell office:value-type="float" office:value="0.000013161">
                <text:p>0.000013161</text:p>
              </table:table-cell>
              <table:table-cell office:value-type="float" office:value="0.000024311">
                <text:p>0.0000243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40655927">
                <text:p>1.640655927</text:p>
              </table:table-cell>
              <table:table-cell office:value-type="float" office:value="0.000019521">
                <text:p>0.000019521</text:p>
              </table:table-cell>
              <table:table-cell office:value-type="float" office:value="0.000013125">
                <text:p>0.000013125</text:p>
              </table:table-cell>
              <table:table-cell office:value-type="float" office:value="0.000024755">
                <text:p>0.0000247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40656427">
                <text:p>1.640656427</text:p>
              </table:table-cell>
              <table:table-cell office:value-type="float" office:value="0.000019546">
                <text:p>0.000019546</text:p>
              </table:table-cell>
              <table:table-cell office:value-type="float" office:value="0.000013101">
                <text:p>0.000013101</text:p>
              </table:table-cell>
              <table:table-cell office:value-type="float" office:value="0.000025325">
                <text:p>0.000025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40656927">
                <text:p>1.640656927</text:p>
              </table:table-cell>
              <table:table-cell office:value-type="float" office:value="0.000019475">
                <text:p>0.000019475</text:p>
              </table:table-cell>
              <table:table-cell office:value-type="float" office:value="0.000013138">
                <text:p>0.000013138</text:p>
              </table:table-cell>
              <table:table-cell office:value-type="float" office:value="0.000025837">
                <text:p>0.0000258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40657427">
                <text:p>1.640657427</text:p>
              </table:table-cell>
              <table:table-cell office:value-type="float" office:value="0.000019574">
                <text:p>0.000019574</text:p>
              </table:table-cell>
              <table:table-cell office:value-type="float" office:value="0.000013186">
                <text:p>0.000013186</text:p>
              </table:table-cell>
              <table:table-cell office:value-type="float" office:value="0.000026267">
                <text:p>0.0000262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40657927">
                <text:p>1.640657927</text:p>
              </table:table-cell>
              <table:table-cell office:value-type="float" office:value="0.000019512">
                <text:p>0.000019512</text:p>
              </table:table-cell>
              <table:table-cell office:value-type="float" office:value="0.000013203">
                <text:p>0.000013203</text:p>
              </table:table-cell>
              <table:table-cell office:value-type="float" office:value="0.000026789">
                <text:p>0.000026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40658427">
                <text:p>1.640658427</text:p>
              </table:table-cell>
              <table:table-cell office:value-type="float" office:value="0.000019468">
                <text:p>0.000019468</text:p>
              </table:table-cell>
              <table:table-cell office:value-type="float" office:value="0.000013193">
                <text:p>0.000013193</text:p>
              </table:table-cell>
              <table:table-cell office:value-type="float" office:value="0.000027249">
                <text:p>0.000027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40658927">
                <text:p>1.640658927</text:p>
              </table:table-cell>
              <table:table-cell office:value-type="float" office:value="0.000019534">
                <text:p>0.000019534</text:p>
              </table:table-cell>
              <table:table-cell office:value-type="float" office:value="0.000013153">
                <text:p>0.000013153</text:p>
              </table:table-cell>
              <table:table-cell office:value-type="float" office:value="0.000027764">
                <text:p>0.0000277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40659427">
                <text:p>1.640659427</text:p>
              </table:table-cell>
              <table:table-cell office:value-type="float" office:value="0.000019505">
                <text:p>0.000019505</text:p>
              </table:table-cell>
              <table:table-cell office:value-type="float" office:value="0.000013212">
                <text:p>0.000013212</text:p>
              </table:table-cell>
              <table:table-cell office:value-type="float" office:value="0.000028312">
                <text:p>0.0000283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40659927">
                <text:p>1.640659927</text:p>
              </table:table-cell>
              <table:table-cell office:value-type="float" office:value="0.000019537">
                <text:p>0.000019537</text:p>
              </table:table-cell>
              <table:table-cell office:value-type="float" office:value="0.000013201">
                <text:p>0.000013201</text:p>
              </table:table-cell>
              <table:table-cell office:value-type="float" office:value="0.000028816">
                <text:p>0.000028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40660427">
                <text:p>1.640660427</text:p>
              </table:table-cell>
              <table:table-cell office:value-type="float" office:value="0.000019573">
                <text:p>0.000019573</text:p>
              </table:table-cell>
              <table:table-cell office:value-type="float" office:value="0.00001314">
                <text:p>0.00001314</text:p>
              </table:table-cell>
              <table:table-cell office:value-type="float" office:value="0.000029286">
                <text:p>0.0000292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40660927">
                <text:p>1.640660927</text:p>
              </table:table-cell>
              <table:table-cell office:value-type="float" office:value="0.000019609">
                <text:p>0.000019609</text:p>
              </table:table-cell>
              <table:table-cell office:value-type="float" office:value="0.000013209">
                <text:p>0.000013209</text:p>
              </table:table-cell>
              <table:table-cell office:value-type="float" office:value="0.000029761">
                <text:p>0.000029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40661427">
                <text:p>1.640661427</text:p>
              </table:table-cell>
              <table:table-cell office:value-type="float" office:value="0.000019605">
                <text:p>0.000019605</text:p>
              </table:table-cell>
              <table:table-cell office:value-type="float" office:value="0.000013193">
                <text:p>0.000013193</text:p>
              </table:table-cell>
              <table:table-cell office:value-type="float" office:value="0.000030296">
                <text:p>0.0000302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0661927">
                <text:p>1.640661927</text:p>
              </table:table-cell>
              <table:table-cell office:value-type="float" office:value="0.000019584">
                <text:p>0.000019584</text:p>
              </table:table-cell>
              <table:table-cell office:value-type="float" office:value="0.000013227">
                <text:p>0.000013227</text:p>
              </table:table-cell>
              <table:table-cell office:value-type="float" office:value="0.000030786">
                <text:p>0.0000307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40662427">
                <text:p>1.640662427</text:p>
              </table:table-cell>
              <table:table-cell office:value-type="float" office:value="0.000019641">
                <text:p>0.000019641</text:p>
              </table:table-cell>
              <table:table-cell office:value-type="float" office:value="0.000013236">
                <text:p>0.000013236</text:p>
              </table:table-cell>
              <table:table-cell office:value-type="float" office:value="0.000031291">
                <text:p>0.000031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40662927">
                <text:p>1.640662927</text:p>
              </table:table-cell>
              <table:table-cell office:value-type="float" office:value="0.00001965">
                <text:p>0.00001965</text:p>
              </table:table-cell>
              <table:table-cell office:value-type="float" office:value="0.000013208">
                <text:p>0.000013208</text:p>
              </table:table-cell>
              <table:table-cell office:value-type="float" office:value="0.000031796">
                <text:p>0.000031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40663427">
                <text:p>1.640663427</text:p>
              </table:table-cell>
              <table:table-cell office:value-type="float" office:value="0.000019254">
                <text:p>0.000019254</text:p>
              </table:table-cell>
              <table:table-cell office:value-type="float" office:value="0.000012948">
                <text:p>0.000012948</text:p>
              </table:table-cell>
              <table:table-cell office:value-type="float" office:value="0.000013217">
                <text:p>0.0000132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40663927">
                <text:p>1.640663927</text:p>
              </table:table-cell>
              <table:table-cell office:value-type="float" office:value="0.000019297">
                <text:p>0.000019297</text:p>
              </table:table-cell>
              <table:table-cell office:value-type="float" office:value="0.000012973">
                <text:p>0.000012973</text:p>
              </table:table-cell>
              <table:table-cell office:value-type="float" office:value="0.00001373">
                <text:p>0.000013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40664427">
                <text:p>1.640664427</text:p>
              </table:table-cell>
              <table:table-cell office:value-type="float" office:value="0.000019327">
                <text:p>0.000019327</text:p>
              </table:table-cell>
              <table:table-cell office:value-type="float" office:value="0.000012958">
                <text:p>0.000012958</text:p>
              </table:table-cell>
              <table:table-cell office:value-type="float" office:value="0.000014196">
                <text:p>0.0000141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40664927">
                <text:p>1.640664927</text:p>
              </table:table-cell>
              <table:table-cell office:value-type="float" office:value="0.000019265">
                <text:p>0.000019265</text:p>
              </table:table-cell>
              <table:table-cell office:value-type="float" office:value="0.000012977">
                <text:p>0.000012977</text:p>
              </table:table-cell>
              <table:table-cell office:value-type="float" office:value="0.000014703">
                <text:p>0.0000147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40665427">
                <text:p>1.640665427</text:p>
              </table:table-cell>
              <table:table-cell office:value-type="float" office:value="0.000019369">
                <text:p>0.000019369</text:p>
              </table:table-cell>
              <table:table-cell office:value-type="float" office:value="0.000013021">
                <text:p>0.000013021</text:p>
              </table:table-cell>
              <table:table-cell office:value-type="float" office:value="0.000015228">
                <text:p>0.0000152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40665927">
                <text:p>1.640665927</text:p>
              </table:table-cell>
              <table:table-cell office:value-type="float" office:value="0.000019342">
                <text:p>0.000019342</text:p>
              </table:table-cell>
              <table:table-cell office:value-type="float" office:value="0.000013015">
                <text:p>0.000013015</text:p>
              </table:table-cell>
              <table:table-cell office:value-type="float" office:value="0.000015746">
                <text:p>0.000015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40666427">
                <text:p>1.640666427</text:p>
              </table:table-cell>
              <table:table-cell office:value-type="float" office:value="0.000019317">
                <text:p>0.000019317</text:p>
              </table:table-cell>
              <table:table-cell office:value-type="float" office:value="0.000013035">
                <text:p>0.000013035</text:p>
              </table:table-cell>
              <table:table-cell office:value-type="float" office:value="0.000016235">
                <text:p>0.000016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40666927">
                <text:p>1.640666927</text:p>
              </table:table-cell>
              <table:table-cell office:value-type="float" office:value="0.000019322">
                <text:p>0.000019322</text:p>
              </table:table-cell>
              <table:table-cell office:value-type="float" office:value="0.000013083">
                <text:p>0.000013083</text:p>
              </table:table-cell>
              <table:table-cell office:value-type="float" office:value="0.000016759">
                <text:p>0.0000167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40667427">
                <text:p>1.640667427</text:p>
              </table:table-cell>
              <table:table-cell office:value-type="float" office:value="0.000019288">
                <text:p>0.000019288</text:p>
              </table:table-cell>
              <table:table-cell office:value-type="float" office:value="0.000013054">
                <text:p>0.000013054</text:p>
              </table:table-cell>
              <table:table-cell office:value-type="float" office:value="0.000017257">
                <text:p>0.0000172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40667927">
                <text:p>1.640667927</text:p>
              </table:table-cell>
              <table:table-cell office:value-type="float" office:value="0.00001933">
                <text:p>0.00001933</text:p>
              </table:table-cell>
              <table:table-cell office:value-type="float" office:value="0.000013022">
                <text:p>0.000013022</text:p>
              </table:table-cell>
              <table:table-cell office:value-type="float" office:value="0.000017734">
                <text:p>0.0000177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40668427">
                <text:p>1.64066842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018229">
                <text:p>0.0000182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40668927">
                <text:p>1.640668927</text:p>
              </table:table-cell>
              <table:table-cell office:value-type="float" office:value="0.00001933">
                <text:p>0.00001933</text:p>
              </table:table-cell>
              <table:table-cell office:value-type="float" office:value="0.000013078">
                <text:p>0.000013078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40669427">
                <text:p>1.640669427</text:p>
              </table:table-cell>
              <table:table-cell office:value-type="float" office:value="0.000019345">
                <text:p>0.000019345</text:p>
              </table:table-cell>
              <table:table-cell office:value-type="float" office:value="0.000013087">
                <text:p>0.000013087</text:p>
              </table:table-cell>
              <table:table-cell office:value-type="float" office:value="0.000019314">
                <text:p>0.0000193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40669927">
                <text:p>1.640669927</text:p>
              </table:table-cell>
              <table:table-cell office:value-type="float" office:value="0.00001941">
                <text:p>0.00001941</text:p>
              </table:table-cell>
              <table:table-cell office:value-type="float" office:value="0.000013078">
                <text:p>0.000013078</text:p>
              </table:table-cell>
              <table:table-cell office:value-type="float" office:value="0.000019767">
                <text:p>0.0000197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40670427">
                <text:p>1.640670427</text:p>
              </table:table-cell>
              <table:table-cell office:value-type="float" office:value="0.000019407">
                <text:p>0.000019407</text:p>
              </table:table-cell>
              <table:table-cell office:value-type="float" office:value="0.000013032">
                <text:p>0.000013032</text:p>
              </table:table-cell>
              <table:table-cell office:value-type="float" office:value="0.000020267">
                <text:p>0.0000202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40670927">
                <text:p>1.640670927</text:p>
              </table:table-cell>
              <table:table-cell office:value-type="float" office:value="0.000019394">
                <text:p>0.000019394</text:p>
              </table:table-cell>
              <table:table-cell office:value-type="float" office:value="0.00001307">
                <text:p>0.00001307</text:p>
              </table:table-cell>
              <table:table-cell office:value-type="float" office:value="0.000020818">
                <text:p>0.0000208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40671427">
                <text:p>1.640671427</text:p>
              </table:table-cell>
              <table:table-cell office:value-type="float" office:value="0.000019453">
                <text:p>0.000019453</text:p>
              </table:table-cell>
              <table:table-cell office:value-type="float" office:value="0.00001305">
                <text:p>0.00001305</text:p>
              </table:table-cell>
              <table:table-cell office:value-type="float" office:value="0.000021287">
                <text:p>0.0000212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40671927">
                <text:p>1.640671927</text:p>
              </table:table-cell>
              <table:table-cell office:value-type="float" office:value="0.000019375">
                <text:p>0.000019375</text:p>
              </table:table-cell>
              <table:table-cell office:value-type="float" office:value="0.000013111">
                <text:p>0.000013111</text:p>
              </table:table-cell>
              <table:table-cell office:value-type="float" office:value="0.000021789">
                <text:p>0.0000217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40672427">
                <text:p>1.640672427</text:p>
              </table:table-cell>
              <table:table-cell office:value-type="float" office:value="0.000019423">
                <text:p>0.000019423</text:p>
              </table:table-cell>
              <table:table-cell office:value-type="float" office:value="0.000013022">
                <text:p>0.000013022</text:p>
              </table:table-cell>
              <table:table-cell office:value-type="float" office:value="0.000022278">
                <text:p>0.0000222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40672927">
                <text:p>1.640672927</text:p>
              </table:table-cell>
              <table:table-cell office:value-type="float" office:value="0.000019423">
                <text:p>0.000019423</text:p>
              </table:table-cell>
              <table:table-cell office:value-type="float" office:value="0.000013059">
                <text:p>0.000013059</text:p>
              </table:table-cell>
              <table:table-cell office:value-type="float" office:value="0.000022808">
                <text:p>0.0000228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40673427">
                <text:p>1.640673427</text:p>
              </table:table-cell>
              <table:table-cell office:value-type="float" office:value="0.000019437">
                <text:p>0.000019437</text:p>
              </table:table-cell>
              <table:table-cell office:value-type="float" office:value="0.000013096">
                <text:p>0.000013096</text:p>
              </table:table-cell>
              <table:table-cell office:value-type="float" office:value="0.00002331">
                <text:p>0.00002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40673927">
                <text:p>1.640673927</text:p>
              </table:table-cell>
              <table:table-cell office:value-type="float" office:value="0.000019428">
                <text:p>0.000019428</text:p>
              </table:table-cell>
              <table:table-cell office:value-type="float" office:value="0.00001307">
                <text:p>0.00001307</text:p>
              </table:table-cell>
              <table:table-cell office:value-type="float" office:value="0.00002379">
                <text:p>0.000023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40674427">
                <text:p>1.640674427</text:p>
              </table:table-cell>
              <table:table-cell office:value-type="float" office:value="0.000019435">
                <text:p>0.000019435</text:p>
              </table:table-cell>
              <table:table-cell office:value-type="float" office:value="0.000013078">
                <text:p>0.000013078</text:p>
              </table:table-cell>
              <table:table-cell office:value-type="float" office:value="0.000024255">
                <text:p>0.0000242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40674927">
                <text:p>1.640674927</text:p>
              </table:table-cell>
              <table:table-cell office:value-type="float" office:value="0.000019509">
                <text:p>0.000019509</text:p>
              </table:table-cell>
              <table:table-cell office:value-type="float" office:value="0.000013099">
                <text:p>0.000013099</text:p>
              </table:table-cell>
              <table:table-cell office:value-type="float" office:value="0.000024727">
                <text:p>0.000024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40675427">
                <text:p>1.640675427</text:p>
              </table:table-cell>
              <table:table-cell office:value-type="float" office:value="0.000019502">
                <text:p>0.000019502</text:p>
              </table:table-cell>
              <table:table-cell office:value-type="float" office:value="0.000013162">
                <text:p>0.000013162</text:p>
              </table:table-cell>
              <table:table-cell office:value-type="float" office:value="0.000025261">
                <text:p>0.000025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